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ahnschrift" svg:font-family="Bahnschrift"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Bahnschrift1" svg:font-family="Bahnschrift"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justify" style:justify-single-word="false"/>
      <style:text-properties style:font-name="Bahnschrift" fo:font-size="14pt" fo:font-weight="bold" style:font-name-asian="Bahnschrift1" style:font-size-asian="14pt" style:font-weight-asian="bold" style:font-name-complex="Bahnschrift1" style:font-size-complex="14pt"/>
    </style:style>
    <style:style style:name="P2" style:family="paragraph" style:parent-style-name="Standard">
      <style:paragraph-properties fo:text-align="justify" style:justify-single-word="false"/>
      <style:text-properties style:font-name="Bahnschrift" fo:font-size="10pt" style:font-name-asian="Bahnschrift1" style:font-size-asian="10pt" style:font-name-complex="Bahnschrift1" style:font-size-complex="10pt"/>
    </style:style>
    <style:style style:name="P3" style:family="paragraph" style:parent-style-name="Standard">
      <style:paragraph-properties fo:text-align="justify" style:justify-single-word="false"/>
      <style:text-properties style:font-name="Bahnschrift" fo:font-size="10pt" fo:font-weight="bold" style:font-name-asian="Bahnschrift1" style:font-size-asian="10pt" style:font-weight-asian="bold" style:font-name-complex="Bahnschrift1" style:font-size-complex="10pt"/>
    </style:style>
    <style:style style:name="P4" style:family="paragraph" style:parent-style-name="Standard">
      <style:paragraph-properties fo:text-align="justify" style:justify-single-word="false"/>
      <style:text-properties style:font-name="Bahnschrift" fo:font-size="10pt" style:text-underline-style="solid" style:text-underline-width="auto" style:text-underline-color="font-color" style:font-name-asian="Bahnschrift1" style:font-size-asian="10pt" style:font-name-complex="Bahnschrift1" style:font-size-complex="10pt"/>
    </style:style>
    <style:style style:name="P5" style:family="paragraph" style:parent-style-name="Standard">
      <style:paragraph-properties fo:text-align="justify" style:justify-single-word="false"/>
      <style:text-properties style:font-name="Bahnschrift" fo:font-size="8pt" style:font-name-asian="Bahnschrift1" style:font-size-asian="8pt" style:font-name-complex="Bahnschrift1" style:font-size-complex="8pt"/>
    </style:style>
    <style:style style:name="P6" style:family="paragraph" style:parent-style-name="Standard">
      <style:paragraph-properties fo:text-align="justify" style:justify-single-word="false"/>
      <style:text-properties style:font-name="Bahnschrift" fo:font-weight="bold" style:font-name-asian="Bahnschrift1" style:font-weight-asian="bold" style:font-name-complex="Bahnschrift1"/>
    </style:style>
    <style:style style:name="P7" style:family="paragraph" style:parent-style-name="Standard">
      <style:paragraph-properties fo:text-align="center" style:justify-single-word="false"/>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ext-properties style:font-name="Courier New" fo:font-size="10pt" style:font-name-asian="Courier New1" style:font-size-asian="10pt" style:font-name-complex="Courier New1" style:font-size-complex="10pt"/>
    </style:style>
    <style:style style:name="P10" style:family="paragraph" style:parent-style-name="Standard" style:master-page-name="Standard">
      <style:paragraph-properties fo:text-align="justify" style:justify-single-word="false" style:page-number="1"/>
      <style:text-properties style:font-name="Bahnschrift" fo:font-size="14pt" fo:font-weight="bold" style:font-name-asian="Bahnschrift1" style:font-size-asian="14pt" style:font-weight-asian="bold" style:font-name-complex="Bahnschrift1" style:font-size-complex="14pt"/>
    </style:style>
    <style:style style:name="P11" style:family="paragraph" style:parent-style-name="Standard">
      <style:paragraph-properties fo:margin-left="0in" fo:margin-right="0in" fo:text-indent="0in" style:auto-text-indent="false"/>
    </style:style>
    <style:style style:name="P12" style:family="paragraph" style:parent-style-name="Standard">
      <style:paragraph-properties fo:margin-left="0in" fo:margin-right="0in" fo:text-align="justify" style:justify-single-word="false" fo:text-indent="0in" style:auto-text-indent="false"/>
    </style:style>
    <style:style style:name="P13" style:family="paragraph" style:parent-style-name="Standard">
      <style:paragraph-properties fo:margin-left="0in" fo:margin-right="0in" fo:text-indent="0.5in" style:auto-text-indent="false"/>
    </style:style>
    <style:style style:name="P14" style:family="paragraph" style:parent-style-name="Standard">
      <style:paragraph-properties fo:margin-left="1in" fo:margin-right="0in" fo:text-indent="0.5in" style:auto-text-indent="false"/>
    </style:style>
    <style:style style:name="P15" style:family="paragraph" style:parent-style-name="Standard">
      <style:paragraph-properties fo:margin-left="0in" fo:margin-right="0in" fo:text-indent="0.5in" style:auto-text-indent="false"/>
    </style:style>
    <style:style style:name="P16" style:family="paragraph" style:parent-style-name="Standard">
      <style:paragraph-properties fo:margin-left="0in" fo:margin-right="0in" fo:text-align="justify" style:justify-single-word="false" fo:text-indent="0.5in" style:auto-text-indent="false"/>
    </style:style>
    <style:style style:name="P17" style:family="paragraph" style:parent-style-name="Standard">
      <style:paragraph-properties fo:margin-left="0in" fo:margin-right="0in" fo:margin-top="0in" fo:margin-bottom="0in" loext:contextual-spacing="false" fo:line-height="115%" fo:text-align="justify" style:justify-single-word="false" fo:keep-together="auto" fo:orphans="0" fo:widows="0" fo:text-indent="0in" style:auto-text-indent="false" fo:break-before="auto" fo:break-after="auto" fo:padding="0in" fo:border="none" fo:keep-with-next="auto"/>
    </style:style>
    <style:style style:name="T1" style:family="text">
      <style:text-properties style:font-name="Bahnschrift" fo:font-size="14pt" fo:font-weight="bold" style:font-name-asian="Bahnschrift1" style:font-size-asian="14pt" style:font-weight-asian="bold" style:font-name-complex="Bahnschrift1" style:font-size-complex="14pt"/>
    </style:style>
    <style:style style:name="T2" style:family="text">
      <style:text-properties style:font-name="Bahnschrift" style:font-name-asian="Bahnschrift1" style:font-name-complex="Bahnschrift1"/>
    </style:style>
    <style:style style:name="T3" style:family="text">
      <style:text-properties style:font-name="Bahnschrift" fo:font-size="12pt" fo:font-weight="bold" style:font-name-asian="Bahnschrift1" style:font-size-asian="12pt" style:font-weight-asian="bold" style:font-name-complex="Bahnschrift1" style:font-size-complex="12pt"/>
    </style:style>
    <style:style style:name="T4" style:family="text">
      <style:text-properties style:font-name="Bahnschrift" fo:font-size="10pt" style:font-name-asian="Bahnschrift1" style:font-size-asian="10pt" style:font-name-complex="Bahnschrift1" style:font-size-complex="10pt"/>
    </style:style>
    <style:style style:name="T5" style:family="text">
      <style:text-properties style:font-name="Bahnschrift" fo:font-size="10pt" style:text-underline-style="solid" style:text-underline-width="auto" style:text-underline-color="font-color" style:font-name-asian="Bahnschrift1" style:font-size-asian="10pt" style:font-name-complex="Bahnschrift1" style:font-size-complex="10pt"/>
    </style:style>
    <style:style style:name="T6" style:family="text">
      <style:text-properties style:font-name="Bahnschrift" fo:font-size="10pt" fo:font-weight="bold" style:font-name-asian="Bahnschrift1" style:font-size-asian="10pt" style:font-weight-asian="bold" style:font-name-complex="Bahnschrift1" style:font-size-complex="10pt"/>
    </style:style>
    <style:style style:name="T7" style:family="text">
      <style:text-properties style:font-name="Bahnschrift" fo:font-weight="bold" style:font-name-asian="Bahnschrift1" style:font-weight-asian="bold" style:font-name-complex="Bahnschrift1"/>
    </style:style>
    <style:style style:name="T8" style:family="text">
      <style:text-properties style:font-name="Bahnschrift" fo:font-size="8pt" style:text-underline-style="solid" style:text-underline-width="auto" style:text-underline-color="font-color" style:font-name-asian="Bahnschrift1" style:font-size-asian="8pt" style:font-name-complex="Bahnschrift1" style:font-size-complex="8pt"/>
    </style:style>
    <style:style style:name="T9" style:family="text">
      <style:text-properties style:font-name="Bahnschrift" fo:font-size="8pt" style:font-name-asian="Bahnschrift1" style:font-size-asian="8pt" style:font-name-complex="Bahnschrift1" style:font-size-complex="8pt"/>
    </style:style>
    <style:style style:name="T10" style:family="text">
      <style:text-properties style:font-name="Bahnschrift" fo:font-size="6pt" style:font-name-asian="Bahnschrift1" style:font-size-asian="6pt" style:font-name-complex="Bahnschrift1" style:font-size-complex="6pt"/>
    </style:style>
    <style:style style:name="T11" style:family="text">
      <style:text-properties style:text-position="sub 58%" style:font-name="Bahnschrift" fo:font-size="10pt" style:font-name-asian="Bahnschrift1" style:font-size-asian="10pt" style:font-name-complex="Bahnschrift1" style:font-size-complex="10pt"/>
    </style:style>
    <style:style style:name="T12" style:family="text">
      <style:text-properties style:text-position="super 58%" style:font-name="Bahnschrift" fo:font-size="10pt" style:font-name-asian="Bahnschrift1" style:font-size-asian="10pt" style:font-name-complex="Bahnschrift1" style:font-size-complex="10pt"/>
    </style:style>
    <style:style style:name="T13" style:family="text">
      <style:text-properties style:font-name="Courier New" fo:font-size="10pt" style:font-name-asian="Courier New1" style:font-size-asian="10pt" style:font-name-complex="Courier New1" style:font-size-complex="10pt"/>
    </style:style>
    <style:style style:name="Sect1" style:family="section">
      <style:section-properties style:editable="false">
        <style:columns fo:column-count="2">
          <style:column-sep style:width="0.0008in" style:color="#000000" style:height="100%" style:style="none"/>
          <style:column style:rel-width="32769*" fo:start-indent="0in" fo:end-indent="0.1965in"/>
          <style:column style:rel-width="32766*" fo:start-indent="0.1965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style:editable="false">
        <style:columns fo:column-count="2">
          <style:column style:rel-width="32769*" fo:start-indent="0in" fo:end-indent="0in"/>
          <style:column style:rel-width="32766*" fo:start-indent="0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
      <text:p text:style-name="P7"><text:span text:style-name="T1">Reconfigurable Analog Logic Networks for AI Self-Assessment and Optimization - A White Paper from whispr.dev</text:span></text:p>
      <text:p text:style-name="P7"><text:span text:style-name="T2">T. Thornton 2024</text:span></text:p>
      <text:p text:style-name="P1"/>
      <text:section text:style-name="Sect1" text:name="TextSection">
        <text:p text:style-name="P8"><text:span text:style-name="T3">Abstract</text:span></text:p>
        <text:p text:style-name="P8"><text:span text:style-name="T4">The intersection of analog computing and artificial intelligence opens unprecedented possibilities for introspective and adaptive systems. This paper presents a novel reconfigurable analog logic unit, seamlessly integrating fuzzy logic principles with digital Large Language Models (LLMs). By leveraging modular, stackable PCBs housing configurable analog gates (NAND, OR, NOT), the system dynamically evaluates its logical reasoning processes. With a focus on scalability, noise resilience, and real-time feedback, the proposed architecture enables AI systems to self-assess their decision-making pathways while offering new avenues for academic and industrial exploration in hybrid analog-digital computing. This paper outlines the technical design, potential applications, and future research directions, inviting collaboration from academia and industry alike.</text:span></text:p>
        <text:p text:style-name="P2"/>
        <text:p text:style-name="P2"/>
        <text:p text:style-name="P8"><text:span text:style-name="T3">Introduction</text:span></text:p>
        <text:p text:style-name="P8"><text:span text:style-name="T4">The rapid evolution of artificial intelligence has revolutionized problem-solving across domains, yet significant challenges remain. One such challenge lies in the limited ability of digital systems to introspectively evaluate their logical operations and adapt dynamically. Traditional digital architectures excel in precision but often falter in scenarios demanding flexibility, fault tolerance, or analog-like gradations.</text:span></text:p>
        <text:p text:style-name="P2"/>
        <text:p text:style-name="P8"><text:span text:style-name="T4">Analog computing, with its inherently continuous signal processing capabilities, offers a promising complement to digital logic. Fuzzy logic gates, which process inputs as ranges rather than discrete states, provide a framework for modeling uncertainty and gradual transitions. Despite their potential, integrating analog logic with modern AI systems has remained underexplored due to design complexity and scalability issues.</text:span></text:p>
        <text:p text:style-name="P2"/>
        <text:p text:style-name="P8"><text:span text:style-name="T4">This paper introduces a reconfigurable analog logic unit designed to bridge this gap. The system leverages modular PCBs equipped with configurable fuzzy NAND, OR, and NOT gates, orchestrated by a centralized control layer connected to a digital LLM. The architecture enables real-time self-assessment, allowing the AI system to reason about its reasoning - a crucial step toward more autonomous and adaptive intelligence.</text:span></text:p>
        <text:p text:style-name="P2"/>
        <text:p text:style-name="P8"><text:span text:style-name="T4">By combining the robustness of digital LLMs with the flexibility and noise resilience of analog logic, this hybrid system addresses limitations in current AI frameworks. Furthermore, the modular design supports scalability, allowing researchers and engineers to expand functionality by stacking additional daughterboards.</text:span></text:p>
        <text:p text:style-name="P2"/>
        <text:p text:style-name="P8"><text:span text:style-name="T4">This paper details the design and implementation of the system, highlighting key components such as fuzzy gates, communication protocols, and power management. Simulations demonstrate the system’s capabilities in handling fuzzy logic operations and feeding insights back to the LLM. Finally, potential applications, from autonomous systems to AI research tools, are explored, laying the groundwork for future innovation in hybrid computing.</text:span></text:p>
        <text:p text:style-name="P2"/>
        <text:p text:style-name="P2"/>
        <text:p text:style-name="P8"><text:span text:style-name="T3">Problem Statement</text:span></text:p>
        <text:p text:style-name="P8"><text:span text:style-name="T4">Modern digital systems have revolutionized computing by delivering unparalleled speed, accuracy, and scalability. However, as we push the boundaries of artificial intelligence (AI) and computational efficiency, digital-only architectures reveal critical limitations:</text:span></text:p>
        <text:p text:style-name="P2"/>
        <text:p text:style-name="P8"><text:span text:style-name="T4">1. </text:span><text:span text:style-name="T5">Limited Flexibility in Logic Processing</text:span></text:p>
        <text:p text:style-name="P8"><text:span text:style-name="T4">Digital systems inherently rely on binary logic, where signals are represented as discrete 1s and 0s. This rigid structure:</text:span></text:p>
        <text:p text:style-name="P8"><text:span text:style-name="T4">Lacks nuance: Binary logic struggles to handle scenarios with uncertainty, partial truths, or noisy inputs.</text:span></text:p>
        <text:p text:style-name="P8"><text:span text:style-name="T4">Restricts adaptability: Digital circuits are designed for specific tasks, making dynamic reconfiguration of logic operations costly and complex.</text:span></text:p>
        <text:p text:style-name="P8"><text:span text:style-name="T4">Overemphasizes precision: High-resolution digital processing often consumes excessive resources for tasks that require approximate solutions, such as pattern recognition and heuristic decision-making.</text:span></text:p>
        <text:p text:style-name="P2"/>
        <text:p text:style-name="P8"><text:span text:style-name="T4">2. </text:span><text:span text:style-name="T5">Absence of Introspection in AI Systems</text:span></text:p>
        <text:p text:style-name="P8"><text:span text:style-name="T4">AI systems, including state-of-the-art Large Language Models (LLMs), operate as black boxes, executing computations without self-awareness of their logical processes:</text:span></text:p>
        <text:p text:style-name="P8"><text:span text:style-name="T4">Opaque reasoning: AI systems lack mechanisms to analyze or refine their decision-making pathways in real time.</text:span></text:p>
        <text:p text:style-name="P8"><text:span text:style-name="T4">No feedback loop: Current systems do not evaluate or adapt their internal logic dynamically based on their own outputs.</text:span></text:p>
        <text:p text:style-name="P8"><text:span text:style-name="T4">Missed opportunities for optimization: The inability to introspect limits the system's capacity for self-improvement and adaptability to changing environments.</text:span></text:p>
        <text:p text:style-name="P2"/>
        <text:p text:style-name="P8"><text:span text:style-name="T4">3. </text:span><text:span text:style-name="T5">High Energy Consumption and Scalability Challenges</text:span></text:p>
        <text:p text:style-name="P8"><text:span text:style-name="T4">Digital bottlenecks: Large-scale digital systems often suffer from high power consumption and heat dissipation, especially for tasks that require continuous or iterative processing.</text:span></text:p>
        <text:p text:style-name="P8"><text:span text:style-name="T4">Complex scaling: Expanding digital systems requires substantial hardware investments, with diminishing returns on efficiency in areas like edge computing or real-time systems.</text:span></text:p>
        <text:p text:style-name="P2"/>
        <text:p text:style-name="P8"><text:span text:style-name="T4">4. </text:span><text:span text:style-name="T5">Lack of Integration Between Analog and Digital Paradigms</text:span></text:p>
        <text:p text:style-name="P8"><text:soft-page-break/><text:span text:style-name="T4">Analog computing, with its ability to process continuous signals and handle uncertainty naturally, presents a powerful complement to digital systems. However:</text:span></text:p>
        <text:p text:style-name="P8"><text:span text:style-name="T4">Underutilization: Analog components are rarely integrated into mainstream AI architectures.</text:span></text:p>
        <text:p text:style-name="P8"><text:span text:style-name="T4">Design complexity: Hybrid analog-digital systems face significant engineering challenges, including</text:span></text:p>
        <text:p text:style-name="P8"><text:span text:style-name="T4"><text:s/>synchronization, signal routing, and modular scalability.</text:span></text:p>
        <text:p text:style-name="P8"><text:span text:style-name="T4">Missed synergy: The lack of integration denies systems the benefits of both analog flexibility and digital precision.</text:span></text:p>
        <text:p text:style-name="P8"><text:span text:style-name="T4">The Need for a Hybrid Solution</text:span></text:p>
        <text:p text:style-name="P8"><text:span text:style-name="T4">To address these limitations, there is a clear need for a novel architecture that:</text:span></text:p>
        <text:p text:style-name="P8"><text:span text:style-name="T4">Combines the flexibility and adaptability of analog fuzzy logic with the precision and scalability of digital systems.</text:span></text:p>
        <text:p text:style-name="P8"><text:span text:style-name="T4">Enables real-time introspection, allowing AI systems to dynamically evaluate and refine their logical processes.</text:span></text:p>
        <text:p text:style-name="P8"><text:span text:style-name="T4">Offers modular, scalable, and energy-efficient solutions for complex computational tasks.</text:span></text:p>
        <text:p text:style-name="P8"><text:span text:style-name="T4">This hybrid approach has the potential to revolutionize computing by bridging the gap between the analog and digital worlds, enabling AI systems to operate with greater flexibility, adaptability, and self-awareness.</text:span></text:p>
        <text:p text:style-name="P2"/>
        <text:p text:style-name="P2"/>
        <text:p text:style-name="P8"><text:span text:style-name="T3">Neuromorphic computing</text:span></text:p>
        <text:p text:style-name="P8"><text:span text:style-name="T4">Neuromorphic computing is inspired by the architecture and functionality of the human brain, aiming to mimic neurons, synapses, and their interconnections to achieve more efficient and adaptive computing. Hybrid analog-digital systems are exceptionally well-suited for neuromorphic applications, as they combine the real-time, low-power benefits of analog circuits with the precision and scalability of digital processing.</text:span></text:p>
        <text:p text:style-name="P2"/>
        <text:p text:style-name="P8"><text:span text:style-name="T4">Here’s a detailed exploration of neuromorphic applications enabled by hybrid systems:</text:span></text:p>
        <text:p text:style-name="P2"/>
        <text:p text:style-name="P8"><text:span text:style-name="T4">1. </text:span><text:span text:style-name="T5">Real-Time Neural Simulations</text:span></text:p>
        <text:p text:style-name="P8"><text:span text:style-name="T4">Hybrid systems are ideal for simulating biological neural networks, which operate in continuous time and are highly parallel.</text:span></text:p>
        <text:p text:style-name="P2"/>
        <text:p text:style-name="P8"><text:span text:style-name="T4">Application:</text:span></text:p>
        <text:p text:style-name="P8"><text:span text:style-name="T4">Brain Modeling:</text:span></text:p>
        <text:p text:style-name="P8"><text:span text:style-name="T4">Simulate cortical circuits, hippocampal networks, or other brain regions for research in neuroscience and understanding cognitive processes.</text:span></text:p>
        <text:p text:style-name="P8"><text:span text:style-name="T4">Example: A hybrid system models synaptic plasticity (learning and memory) in the hippocampus using analog circuits for synapse emulation and digital systems for spike timing.</text:span></text:p>
        <text:p text:style-name="P8"><text:span text:style-name="T4">Advantages:</text:span></text:p>
        <text:p text:style-name="P8"><text:span text:style-name="T4">Real-time dynamics: Analog modules handle continuous processes like membrane potentials and synaptic weights.</text:span></text:p>
        <text:p text:style-name="P8"><text:span text:style-name="T4">Scalability: Digital systems manage network topology and timing synchronization.</text:span></text:p>
        <text:p text:style-name="P2"/>
        <text:p text:style-name="P8"><text:span text:style-name="T4">2. </text:span><text:span text:style-name="T5">Spiking Neural Networks (SNNs)</text:span></text:p>
        <text:p text:style-name="P8"><text:span text:style-name="T4">SNNs are a type of neural network where neurons communicate via discrete spikes (action potentials), mimicking how biological neurons work.</text:span></text:p>
        <text:p text:style-name="P2"/>
        <text:p text:style-name="P8"><text:span text:style-name="T4">Application:</text:span></text:p>
        <text:p text:style-name="P8"><text:span text:style-name="T4">Event-Based Processing:</text:span></text:p>
        <text:p text:style-name="P2"/>
        <text:p text:style-name="P8"><text:span text:style-name="T4">Process data only when events (spikes) occur, reducing energy consumption compared to conventional neural networks.</text:span></text:p>
        <text:p text:style-name="P8"><text:span text:style-name="T4">Example: Hybrid systems process visual data in an event-driven manner, mimicking the retina’s behavior.</text:span></text:p>
        <text:p text:style-name="P2"/>
        <text:p text:style-name="P8"><text:span text:style-name="T4">Neuromorphic AI:</text:span></text:p>
        <text:p text:style-name="P8"><text:span text:style-name="T4">Implement AI systems capable of recognizing patterns in spatiotemporal data, such as audio or video streams.</text:span></text:p>
        <text:p text:style-name="P8"><text:span text:style-name="T4">Advantages:</text:span></text:p>
        <text:p text:style-name="P8"><text:span text:style-name="T4">Energy efficiency: Analog circuits naturally handle the dynamics of spiking neurons.</text:span></text:p>
        <text:p text:style-name="P8"><text:soft-page-break/><text:span text:style-name="T4">Precision: Digital controllers ensure accurate spike timing and synaptic updates.</text:span></text:p>
        <text:p text:style-name="P2"/>
        <text:p text:style-name="P8"><text:span text:style-name="T4">3. </text:span><text:span text:style-name="T5">Adaptive Learning Systems</text:span></text:p>
        <text:p text:style-name="P8"><text:span text:style-name="T4">Hybrid systems can emulate brain-like learning mechanisms, such as Hebbian learning (neurons that fire together wire together) or spike-timing-dependent plasticity (STDP).</text:span></text:p>
        <text:p text:style-name="P2"/>
        <text:p text:style-name="P8"><text:span text:style-name="T4">Application:</text:span></text:p>
        <text:p text:style-name="P8"><text:span text:style-name="T4">Dynamic Learning in Hardware:</text:span></text:p>
        <text:p text:style-name="P2"/>
        <text:p text:style-name="P8"><text:span text:style-name="T4">Implement on-chip learning, where synaptic weights are adjusted in real time.</text:span></text:p>
        <text:p text:style-name="P8"><text:span text:style-name="T4">Example: A robot arm learns to adjust its grip strength dynamically based on tactile feedback using STDP principles.</text:span></text:p>
        <text:p text:style-name="P8"><text:span text:style-name="T4">Self-Adaptive AI:</text:span></text:p>
        <text:p text:style-name="P2"/>
        <text:p text:style-name="P8"><text:span text:style-name="T4">Enable AI systems to adapt to new environments without external reprogramming.</text:span></text:p>
        <text:p text:style-name="P8"><text:span text:style-name="T4">Example: A neuromorphic hybrid chip in a drone adapts its flight control to changing wind conditions in real time.</text:span></text:p>
        <text:p text:style-name="P8"><text:span text:style-name="T4">Advantages:</text:span></text:p>
        <text:p text:style-name="P8"><text:span text:style-name="T4">On-chip learning: Analog modules update weights directly, reducing computation and energy overhead.</text:span></text:p>
        <text:p text:style-name="P8"><text:span text:style-name="T4">Plasticity: Hybrid systems allow for real-time adaptation in hardware.</text:span></text:p>
        <text:p text:style-name="P2"/>
        <text:p text:style-name="P8"><text:span text:style-name="T4">4. </text:span><text:span text:style-name="T5">Edge Computing and IoT</text:span></text:p>
        <text:p text:style-name="P8"><text:span text:style-name="T4">Neuromorphic hybrid systems are particularly suited for edge devices, which require low-power, efficient processing for continuous data streams.</text:span></text:p>
        <text:p text:style-name="P2"/>
        <text:p text:style-name="P8"><text:span text:style-name="T4">Application:</text:span></text:p>
        <text:p text:style-name="P8"><text:span text:style-name="T4">Smart Sensors:</text:span></text:p>
        <text:p text:style-name="P2"/>
        <text:p text:style-name="P8"><text:span text:style-name="T4">Process sensor data (e.g., audio, temperature, motion) locally using event-driven SNNs.</text:span></text:p>
        <text:p text:style-name="P8"><text:span text:style-name="T4">Example: An edge device detects abnormal vibrations in a motor and triggers a maintenance alert.</text:span></text:p>
        <text:p text:style-name="P8"><text:span text:style-name="T4">Wearables:</text:span></text:p>
        <text:p text:style-name="P2"/>
        <text:p text:style-name="P8"><text:span text:style-name="T4">Neuromorphic hybrid systems process physiological signals like heart rate or brain activity in real time.</text:span></text:p>
        <text:p text:style-name="P8"><text:span text:style-name="T4">Example: A wearable EEG device predicts epileptic seizures by analyzing brain wave patterns.</text:span></text:p>
        <text:p text:style-name="P8"><text:span text:style-name="T4">Advantages:</text:span></text:p>
        <text:p text:style-name="P8"><text:span text:style-name="T4">Low power consumption: Analog processing reduces the need for power-hungry digital operations.</text:span></text:p>
        <text:p text:style-name="P8"><text:span text:style-name="T4">Real-time response: Ideal for time-sensitive applications like health monitoring or industrial automation.</text:span></text:p>
        <text:p text:style-name="P2"/>
        <text:p text:style-name="P8"><text:span text:style-name="T4">5. </text:span><text:span text:style-name="T5">Sensory Processing</text:span></text:p>
        <text:p text:style-name="P8"><text:span text:style-name="T4">Neuromorphic hybrid systems can replicate sensory organs like the retina, cochlea, or tactile skin, enabling efficient sensory data processing.</text:span></text:p>
        <text:p text:style-name="P2"/>
        <text:p text:style-name="P8"><text:span text:style-name="T4">Application:</text:span></text:p>
        <text:p text:style-name="P8"><text:span text:style-name="T4">Artificial Vision:</text:span></text:p>
        <text:p text:style-name="P2"/>
        <text:p text:style-name="P8"><text:span text:style-name="T4">Process visual data directly on the analog layer using event-based vision sensors (e.g., DVS cameras).</text:span></text:p>
        <text:p text:style-name="P8"><text:span text:style-name="T4">Example: A neuromorphic hybrid system recognizes objects in dynamic environments like autonomous driving.</text:span></text:p>
        <text:p text:style-name="P8"><text:soft-page-break/><text:span text:style-name="T4">Auditory Processing:</text:span></text:p>
        <text:p text:style-name="P2"/>
        <text:p text:style-name="P8"><text:span text:style-name="T4">Emulate the cochlea to process sound frequency and amplitude in real time.</text:span></text:p>
        <text:p text:style-name="P8"><text:span text:style-name="T4">Example: A hearing aid dynamically filters ambient noise using spiking neural networks.</text:span></text:p>
        <text:p text:style-name="P8"><text:span text:style-name="T4">Tactile Sensing:</text:span></text:p>
        <text:p text:style-name="P2"/>
        <text:p text:style-name="P8"><text:span text:style-name="T4">Process pressure and texture information for robotic applications.</text:span></text:p>
        <text:p text:style-name="P8"><text:span text:style-name="T4">Example: A neuromorphic robotic hand identifies objects by touch using analog fuzzy logic gates.</text:span></text:p>
        <text:p text:style-name="P8"><text:span text:style-name="T4">Advantages:</text:span></text:p>
        <text:p text:style-name="P8"><text:span text:style-name="T4">Real-world mimicry: Analog modules emulate continuous sensory signals.</text:span></text:p>
        <text:p text:style-name="P8"><text:span text:style-name="T4">Speed: Neuromorphic systems process sensory data faster than traditional digital methods.</text:span></text:p>
        <text:p text:style-name="P2"/>
        <text:p text:style-name="P8"><text:span text:style-name="T4">6. </text:span><text:span text:style-name="T5">Brain-Machine Interfaces (BMIs)</text:span></text:p>
        <text:p text:style-name="P8"><text:span text:style-name="T4">Neuromorphic hybrid systems bridge the gap between biological brains and machines, enabling seamless communication.</text:span></text:p>
        <text:p text:style-name="P2"/>
        <text:p text:style-name="P8"><text:span text:style-name="T4">Application:</text:span></text:p>
        <text:p text:style-name="P8"><text:span text:style-name="T4">Neuroprosthetics:</text:span></text:p>
        <text:p text:style-name="P2"/>
        <text:p text:style-name="P8"><text:span text:style-name="T4">Control robotic limbs or exoskeletons using neural signals processed by hybrid systems.</text:span></text:p>
        <text:p text:style-name="P8"><text:span text:style-name="T4">Example: A neuromorphic processor interprets motor cortex signals to control a robotic arm.</text:span></text:p>
        <text:p text:style-name="P8"><text:span text:style-name="T4">Cognitive Enhancement:</text:span></text:p>
        <text:p text:style-name="P2"/>
        <text:p text:style-name="P8"><text:span text:style-name="T4">Develop devices that augment memory or decision-making by interfacing directly with the brain.</text:span></text:p>
        <text:p text:style-name="P8"><text:span text:style-name="T4">Example: A memory augmentation chip processes hippocampal-like computations.</text:span></text:p>
        <text:p text:style-name="P8"><text:span text:style-name="T4">Advantages:</text:span></text:p>
        <text:p text:style-name="P8"><text:span text:style-name="T4">Real-time interaction: Analog modules interpret neural signals with low latency.</text:span></text:p>
        <text:p text:style-name="P8"><text:span text:style-name="T4">Adaptability: Systems can adjust to individual neural patterns.</text:span></text:p>
        <text:p text:style-name="P2"/>
        <text:p text:style-name="P8"><text:span text:style-name="T4">7. </text:span><text:span text:style-name="T5">Neuromorphic AI Research</text:span></text:p>
        <text:p text:style-name="P8"><text:span text:style-name="T4">Hybrid systems are ideal platforms for developing new neuromorphic AI models.</text:span></text:p>
        <text:p text:style-name="P2"/>
        <text:p text:style-name="P8"><text:span text:style-name="T4">Application:</text:span></text:p>
        <text:p text:style-name="P8"><text:span text:style-name="T4">Biologically Inspired AI:</text:span></text:p>
        <text:p text:style-name="P2"/>
        <text:p text:style-name="P8"><text:span text:style-name="T4">Develop algorithms that mimic how biological networks learn and adapt.</text:span></text:p>
        <text:p text:style-name="P8"><text:span text:style-name="T4">Example: Use hybrid systems to test neural architectures inspired by cortical circuits.</text:span></text:p>
        <text:p text:style-name="P8"><text:span text:style-name="T4">AI Model Testing:</text:span></text:p>
        <text:p text:style-name="P2"/>
        <text:p text:style-name="P8"><text:span text:style-name="T4">Test novel neural network designs in hardware for efficiency and adaptability.</text:span></text:p>
        <text:p text:style-name="P8"><text:span text:style-name="T4">Example: Compare traditional deep learning to spiking neural networks implemented on a hybrid platform.</text:span></text:p>
        <text:p text:style-name="P8"><text:span text:style-name="T4">Advantages:</text:span></text:p>
        <text:p text:style-name="P8"><text:span text:style-name="T4">Hardware-level testing: Accelerate research by directly implementing and testing models in analog-digital hardware.</text:span></text:p>
        <text:p text:style-name="P8"><text:soft-page-break/><text:span text:style-name="T4">Improved efficiency: Explore low-power neuromorphic designs for next-generation AI.</text:span></text:p>
        <text:p text:style-name="P2"/>
        <text:p text:style-name="P8"><text:span text:style-name="T4">8. </text:span><text:span text:style-name="T5">Fault-Tolerant Systems</text:span></text:p>
        <text:p text:style-name="P8"><text:span text:style-name="T4">Neuromorphic hybrid systems are inherently robust to partial failures, making them ideal for critical applications.</text:span></text:p>
        <text:p text:style-name="P2"/>
        <text:p text:style-name="P8"><text:span text:style-name="T4">Application:</text:span></text:p>
        <text:p text:style-name="P8"><text:span text:style-name="T4">Space Exploration:</text:span></text:p>
        <text:p text:style-name="P2"/>
        <text:p text:style-name="P8"><text:span text:style-name="T4">Process noisy data from space probes and adapt to harsh, unpredictable conditions.</text:span></text:p>
        <text:p text:style-name="P8"><text:span text:style-name="T4">Example: A neuromorphic processor analyzes rover sensor data to detect surface patterns on Mars.</text:span></text:p>
        <text:p text:style-name="P8"><text:span text:style-name="T4">Industrial Automation:</text:span></text:p>
        <text:p text:style-name="P2"/>
        <text:p text:style-name="P8"><text:span text:style-name="T4">Handle faults in sensor arrays or communication channels without compromising system functionality.</text:span></text:p>
        <text:p text:style-name="P8"><text:span text:style-name="T4">Example: A neuromorphic hybrid system ensures continuous operation of a production line under noisy conditions.</text:span></text:p>
        <text:p text:style-name="P8"><text:span text:style-name="T4">Advantages:</text:span></text:p>
        <text:p text:style-name="P8"><text:span text:style-name="T4">Noise resilience: Analog circuits handle uncertainty naturally.</text:span></text:p>
        <text:p text:style-name="P8"><text:span text:style-name="T4">Graceful degradation: Systems continue to function even with partial hardware failures.</text:span></text:p>
        <text:p text:style-name="P8"><text:span text:style-name="T4">Key Advantages of Neuromorphic Hybrid Systems</text:span></text:p>
        <text:p text:style-name="P8"><text:span text:style-name="T4">Energy Efficiency:</text:span></text:p>
        <text:p text:style-name="P8"><text:span text:style-name="T4">Analog circuits minimize power consumption, especially in event-driven systems.</text:span></text:p>
        <text:p text:style-name="P8"><text:span text:style-name="T4">Real-Time Performance:</text:span></text:p>
        <text:p text:style-name="P8"><text:span text:style-name="T4">Continuous and parallel processing ensures low-latency responses.</text:span></text:p>
        <text:p text:style-name="P8"><text:span text:style-name="T4">Adaptability:</text:span></text:p>
        <text:p text:style-name="P8"><text:span text:style-name="T4">Neuromorphic systems can learn and adapt in real time, enabling self-improvement.</text:span></text:p>
        <text:p text:style-name="P8"><text:span text:style-name="T4">Scalability:</text:span></text:p>
        <text:p text:style-name="P8"><text:span text:style-name="T4">Modular design allows expansion to larger, more complex networks.</text:span></text:p>
        <text:p text:style-name="P8"><text:span text:style-name="T4">Noise Robustness:</text:span></text:p>
        <text:p text:style-name="P8"><text:span text:style-name="T4">Hybrid systems excel at handling noisy or incomplete data, mimicking biological robustness.</text:span></text:p>
        <text:p text:style-name="P8"><text:span text:style-name="T4">Future Directions</text:span></text:p>
        <text:p text:style-name="P8"><text:span text:style-name="T4">Hybrid Neuromorphic Chips:</text:span></text:p>
        <text:p text:style-name="P8"><text:span text:style-name="T4">Develop integrated analog-digital chips for SNNs and other neuromorphic applications.</text:span></text:p>
        <text:p text:style-name="P8"><text:span text:style-name="T4">Cross-Disciplinary Research:</text:span></text:p>
        <text:p text:style-name="P8"><text:span text:style-name="T4">Combine neuroscience, machine learning, and circuit design to advance hybrid neuromorphic systems.</text:span></text:p>
        <text:p text:style-name="P8"><text:span text:style-name="T4">Widespread Adoption:</text:span></text:p>
        <text:p text:style-name="P8"><text:span text:style-name="T4">Deploy neuromorphic systems in AI, robotics, medical devices, and IoT for unparalleled efficiency and adaptability.</text:span></text:p>
        <text:p text:style-name="P2"/>
        <text:p text:style-name="P2"/>
        <text:p text:style-name="P8"><text:span text:style-name="T4">Hybrid systems - combining analog and digital computing - bring unique efficiencies to AI by leveraging the strengths of both paradigms. Here's an in-depth look at how hybrid systems achieve efficiency and improve AI performance:</text:span></text:p>
        <text:p text:style-name="P2"/>
        <text:p text:style-name="P2"/>
        <text:p text:style-name="P8"><text:span text:style-name="T6">1. Energy Efficiency</text:span></text:p>
        <text:p text:style-name="P8"><text:span text:style-name="T4">How Hybrid Systems Save Energy:</text:span></text:p>
        <text:p text:style-name="P8"><text:soft-page-break/><text:span text:style-name="T4">Offloading Tasks to Analog Layers:</text:span></text:p>
        <text:p text:style-name="P2"/>
        <text:p text:style-name="P8"><text:span text:style-name="T4">Analog components naturally process continuous signals, reducing the need for complex and power-hungry digital computations.</text:span></text:p>
        <text:p text:style-name="P8"><text:span text:style-name="T4">Tasks like fuzzy logic, signal preprocessing, or heuristic decision-making are performed directly in the analog domain, eliminating unnecessary analog-to-digital conversions.</text:span></text:p>
        <text:p text:style-name="P8"><text:span text:style-name="T4">Reduced Computational Overhead:</text:span></text:p>
        <text:p text:style-name="P2"/>
        <text:p text:style-name="P8"><text:span text:style-name="T4">Digital systems consume significant energy in high-resolution computations, especially in neural networks. Hybrid systems shift approximate or low-precision operations to the analog domain, where they are inherently more efficient.</text:span></text:p>
        <text:p text:style-name="P8"><text:span text:style-name="T4">Localized Processing:</text:span></text:p>
        <text:p text:style-name="P2"/>
        <text:p text:style-name="P8"><text:span text:style-name="T4">Analog gates perform real-time computations without requiring memory fetches or clock cycles, saving energy in edge devices and IoT systems.</text:span></text:p>
        <text:p text:style-name="P8"><text:span text:style-name="T4">Impact:</text:span></text:p>
        <text:p text:style-name="P8"><text:span text:style-name="T4">Lower Power Consumption: Ideal for battery-powered AI applications, such as wearables, edge devices, and autonomous drones.</text:span></text:p>
        <text:p text:style-name="P8"><text:span text:style-name="T4">Reduced Data Center Costs: Offloading repetitive tasks to analog circuits can significantly cut energy usage in large-scale AI systems.</text:span></text:p>
        <text:p text:style-name="P2"/>
        <text:p text:style-name="P8"><text:span text:style-name="T6">2. Speed and Real-Time Processing</text:span></text:p>
        <text:p text:style-name="P8"><text:span text:style-name="T4">How Hybrid Systems Are Faster:</text:span></text:p>
        <text:p text:style-name="P8"><text:span text:style-name="T4">Continuous Parallel Processing:</text:span></text:p>
        <text:p text:style-name="P2"/>
        <text:p text:style-name="P8"><text:span text:style-name="T4">Analog circuits process all inputs simultaneously, avoiding the sequential bottlenecks of digital systems.</text:span></text:p>
        <text:p text:style-name="P8"><text:span text:style-name="T4">For example, a fuzzy NAND gate computes 𝑄=1−(𝐴⋅𝐵) in real time without looping or instruction cycles.</text:span></text:p>
        <text:p text:style-name="P8"><text:span text:style-name="T4">Reduced Latency:</text:span></text:p>
        <text:p text:style-name="P2"/>
        <text:p text:style-name="P8"><text:span text:style-name="T4">Analog gates perform computations almost instantaneously, making them ideal for real-time applications like robotics, autonomous vehicles, and real-time sensor fusion.</text:span></text:p>
        <text:p text:style-name="P8"><text:span text:style-name="T4">Dedicated Hardware Layers:</text:span></text:p>
        <text:p text:style-name="P2"/>
        <text:p text:style-name="P8"><text:span text:style-name="T4">Hybrid systems integrate analog accelerators (e.g., for gradient calculations or activation functions) with digital systems, speeding up machine learning tasks like training and inference.</text:span></text:p>
        <text:p text:style-name="P8"><text:span text:style-name="T4">Impact:</text:span></text:p>
        <text:p text:style-name="P8"><text:span text:style-name="T4">Improved Responsiveness: Robots, drones, and autonomous systems can make split-second decisions.</text:span></text:p>
        <text:p text:style-name="P8"><text:span text:style-name="T4">Faster Training: Hybrid systems accelerate iterative computations, such as backpropagation in neural networks.</text:span></text:p>
        <text:p text:style-name="P2"/>
        <text:p text:style-name="P2"/>
        <text:p text:style-name="P2"/>
        <text:p text:style-name="P8"><text:span text:style-name="T6">3. Handling Noise and Uncertainty</text:span></text:p>
        <text:p text:style-name="P8"><text:span text:style-name="T4">Why Analog Systems Excel:</text:span></text:p>
        <text:p text:style-name="P8"><text:span text:style-name="T4">Fuzzy Logic:</text:span></text:p>
        <text:p text:style-name="P2"/>
        <text:p text:style-name="P8"><text:span text:style-name="T4">Analog gates process inputs as ranges (e.g., 0–1) instead of binary states (0 or 1), making them inherently noise-tolerant.</text:span></text:p>
        <text:p text:style-name="P8"><text:span text:style-name="T4">This is particularly valuable for AI systems dealing with real-world, noisy data (e.g., sensor inputs from cameras, microphones, or LIDAR).</text:span></text:p>
        <text:p text:style-name="P8"><text:span text:style-name="T4">Graceful Degradation:</text:span></text:p>
        <text:p text:style-name="P2"/>
        <text:p text:style-name="P8"><text:span text:style-name="T4">Analog systems degrade gradually with noise or partial failures, while digital systems can fail abruptly (e.g., a flipped bit).</text:span></text:p>
        <text:p text:style-name="P8"><text:span text:style-name="T4">Impact:</text:span></text:p>
        <text:p text:style-name="P8"><text:soft-page-break/><text:span text:style-name="T4">Robust AI Performance: Hybrid systems handle noisy or incomplete data without losing accuracy.</text:span></text:p>
        <text:p text:style-name="P8"><text:span text:style-name="T4">Improved Sensor Fusion: Combining signals from multiple sensors (e.g., radar, LIDAR, and cameras) becomes more reliable.</text:span></text:p>
        <text:p text:style-name="P2"/>
        <text:p text:style-name="P8"><text:span text:style-name="T6">4. Adaptability and Reconfigurability</text:span></text:p>
        <text:p text:style-name="P8"><text:span text:style-name="T4">How Hybrid Systems Adapt:</text:span></text:p>
        <text:p text:style-name="P8"><text:span text:style-name="T4">Analog Reconfiguration:</text:span></text:p>
        <text:p text:style-name="P2"/>
        <text:p text:style-name="P8"><text:span text:style-name="T4">Adjustable input weights (via VCAs) allow dynamic modification of logic gates in real time.</text:span></text:p>
        <text:p text:style-name="P8"><text:span text:style-name="T4">AI systems can tune their own logic circuits to optimize for specific tasks or conditions.</text:span></text:p>
        <text:p text:style-name="P8"><text:span text:style-name="T4">Digital Control:</text:span></text:p>
        <text:p text:style-name="P2"/>
        <text:p text:style-name="P8"><text:span text:style-name="T4">The digital layer monitors outputs and provides feedback to the analog layer, dynamically reconfiguring gates as needed.</text:span></text:p>
        <text:p text:style-name="P8"><text:span text:style-name="T4">Impact:</text:span></text:p>
        <text:p text:style-name="P8"><text:span text:style-name="T4">Task-Specific Optimization: AI systems adapt their processing logic to specific environments or tasks.</text:span></text:p>
        <text:p text:style-name="P8"><text:span text:style-name="T4">Self-Improvement: Hybrid systems can introspect, learn from their errors, and refine their configurations autonomously.</text:span></text:p>
        <text:p text:style-name="P2"/>
        <text:p text:style-name="P8"><text:span text:style-name="T6">5. Scalability</text:span></text:p>
        <text:p text:style-name="P8"><text:span text:style-name="T4">How Hybrid Systems Scale:</text:span></text:p>
        <text:p text:style-name="P8"><text:span text:style-name="T4">Modular Design:</text:span></text:p>
        <text:p text:style-name="P2"/>
        <text:p text:style-name="P8"><text:span text:style-name="T4">Analog gates are implemented on daughterboards that can be stacked or expanded as needed.</text:span></text:p>
        <text:p text:style-name="P8"><text:span text:style-name="T4">The digital layer coordinates these modules, ensuring synchronization and efficient operation.</text:span></text:p>
        <text:p text:style-name="P8"><text:span text:style-name="T4">Localized Analog Processing:</text:span></text:p>
        <text:p text:style-name="P2"/>
        <text:p text:style-name="P8"><text:span text:style-name="T4">By distributing analog computation across modules, hybrid systems reduce the data transfer burden on the digital layer.</text:span></text:p>
        <text:p text:style-name="P8"><text:span text:style-name="T4">Impact:</text:span></text:p>
        <text:p text:style-name="P8"><text:span text:style-name="T4">Efficient Scaling: Systems grow by adding more analog modules, without exponentially increasing digital processing demands.</text:span></text:p>
        <text:p text:style-name="P8"><text:span text:style-name="T4">Cost-Effective Expansion: Analog circuits are simpler and often cheaper to scale compared to complex digital architectures.</text:span></text:p>
        <text:p text:style-name="P2"/>
        <text:p text:style-name="Standard"><text:span text:style-name="T6">6. Complementary Strengths of Analog and Digital</text:span></text:p>
        <text:p text:style-name="Standard"><text:span text:style-name="T4">Hybrid systems capitalize on the unique strengths of each paradigm:</text:span></text:p>
        <text:p text:style-name="P2"/>
        <text:p text:style-name="P8"><text:span text:style-name="T4">Aspect<text:tab/>Analog Strengths<text:tab/>Digital Strengths</text:span></text:p>
        <text:p text:style-name="P8"><text:span text:style-name="T4">Computation Type<text:tab/>Continuous, approximate, low-power<text:tab/>Precise, scalable, programmable</text:span></text:p>
        <text:p text:style-name="P8"><text:span text:style-name="T4">Data Processing<text:tab/>Real-time, parallel, robust to noise<text:tab/>Sequential, deterministic</text:span></text:p>
        <text:p text:style-name="P8"><text:span text:style-name="T4">Adaptability<text:tab/>Dynamically reconfigurable via weights/inputs<text:tab/>Programmable for diverse tasks</text:span></text:p>
        <text:p text:style-name="P8"><text:span text:style-name="T4">Energy Efficiency<text:tab/>High for low-precision, repetitive tasks<text:tab/>High for logic-intensive operations</text:span></text:p>
        <text:p text:style-name="P8"><text:span text:style-name="T4">Impact:</text:span></text:p>
        <text:p text:style-name="P8"><text:span text:style-name="T4">Balanced Performance: Hybrid systems assign tasks to analog or digital layers based on their nature, maximizing efficiency.</text:span></text:p>
        <text:p text:style-name="P8"><text:span text:style-name="T4">Improved AI Outcomes: AI systems gain both the adaptability of analog and the precision of digital processing.</text:span></text:p>
        <text:p text:style-name="P2"/>
        <text:p text:style-name="P8"><text:span text:style-name="T6">7. Practical Examples</text:span></text:p>
        <text:p text:style-name="P8"><text:soft-page-break/><text:span text:style-name="T4">1. </text:span><text:span text:style-name="T5">AI Training Acceleration:</text:span></text:p>
        <text:p text:style-name="P8"><text:span text:style-name="T4">Hybrid systems offload gradient calculations or activation functions to analog gates.</text:span></text:p>
        <text:p text:style-name="P8"><text:span text:style-name="T4">Benefit: Reduced time and energy for training deep learning models.</text:span></text:p>
        <text:p text:style-name="P8"><text:span text:style-name="T4">2. </text:span><text:span text:style-name="T5">Autonomous Vehicles:</text:span></text:p>
        <text:p text:style-name="P8"><text:span text:style-name="T4">Analog gates process noisy sensor data (e.g., LIDAR, radar), while the digital layer handles precise navigation algorithms.</text:span></text:p>
        <text:p text:style-name="P8"><text:span text:style-name="T4">Benefit: Faster and more robust decision-making in real-world environments.</text:span></text:p>
        <text:p text:style-name="P8"><text:span text:style-name="T4">3. </text:span><text:span text:style-name="T5">Edge AI Devices:</text:span></text:p>
        <text:p text:style-name="P8"><text:span text:style-name="T4">Analog gates handle real-time tasks (e.g., object detection), while the digital layer processes high-level logic.</text:span></text:p>
        <text:p text:style-name="P8"><text:span text:style-name="T4">Benefit: Low-power, fast, and adaptive performance in wearables, drones, or IoT devices.</text:span></text:p>
        <text:p text:style-name="P8"><text:span text:style-name="T4">4. </text:span><text:span text:style-name="T5">Explainable AI:</text:span></text:p>
        <text:p text:style-name="P8"><text:span text:style-name="T4">Analog gates provide interpretable representations of fuzzy logic operations, aiding in AI transparency.</text:span></text:p>
        <text:p text:style-name="P8"><text:span text:style-name="T4">Benefit: Improved trust and accountability in AI systems.</text:span></text:p>
        <text:p text:style-name="P2"/>
        <text:p text:style-name="P8"><text:span text:style-name="T6">Key Takeaways</text:span></text:p>
        <text:p text:style-name="P8"><text:span text:style-name="T5">Energy Efficiency:</text:span><text:span text:style-name="T4"> Analog gates reduce computational overhead for approximate or repetitive tasks.</text:span></text:p>
        <text:p text:style-name="P8"><text:span text:style-name="T5">Speed:</text:span><text:span text:style-name="T4"> Hybrid systems leverage the real-time, parallel nature of analog gates for faster decision-making.</text:span></text:p>
        <text:p text:style-name="P8"><text:span text:style-name="T5">Noise Robustness:</text:span><text:span text:style-name="T4"> Fuzzy logic and continuous signal processing make hybrid systems resilient to real-world uncertainty.</text:span></text:p>
        <text:p text:style-name="P8"><text:span text:style-name="T5">Adaptability:</text:span><text:span text:style-name="T4"> Reconfigurable logic circuits enable AI systems to self-optimize and introspect.</text:span></text:p>
        <text:p text:style-name="P8"><text:span text:style-name="T5">Scalability:</text:span><text:span text:style-name="T4"> Modular analog layers complement digital systems, making hybrid systems cost-effective and scalable.</text:span></text:p>
        <text:p text:style-name="P2"/>
        <text:p text:style-name="P2"/>
        <text:p text:style-name="P8"><text:span text:style-name="T7">Discussion of analog modules for neural networks.</text:span></text:p>
        <text:p text:style-name="P8"><text:span text:style-name="T4">Analog modules for neural networks represent an innovative approach to efficiently implement computational tasks that mimic the behavior of biological neurons and synapses. These modules offer significant advantages in energy efficiency, real-time processing, and adaptability compared to purely digital implementations. Here’s a comprehensive exploration:</text:span></text:p>
        <text:p text:style-name="P2"/>
        <text:p text:style-name="P8"><text:span text:style-name="T4">1. </text:span><text:span text:style-name="T5">Overview of Analog Neural Network Modules</text:span></text:p>
        <text:p text:style-name="P8"><text:span text:style-name="T4">Analog modules leverage the continuous nature of signals to perform neural network operations such as weighted summation, activation functions, and feedback processing. These operations are fundamental to the functioning of neural networks and align well with the strengths of analog computing.</text:span></text:p>
        <text:p text:style-name="P2"/>
        <text:p text:style-name="P8"><text:span text:style-name="T4">Core Components:</text:span></text:p>
        <text:p text:style-name="P8"><text:span text:style-name="T4">Weighted Inputs:</text:span></text:p>
        <text:p text:style-name="P8"><text:span text:style-name="T4">Voltage-controlled amplifiers (VCAs) or resistive networks adjust the weights of inputs dynamically.</text:span></text:p>
        <text:p text:style-name="P8"><text:span text:style-name="T4">Summation Circuits:</text:span></text:p>
        <text:p text:style-name="P8"><text:span text:style-name="T4">Analog op-amps or current summing nodes combine weighted inputs.</text:span></text:p>
        <text:p text:style-name="P8"><text:span text:style-name="T4">Nonlinear Activation:</text:span></text:p>
        <text:p text:style-name="P8"><text:span text:style-name="T4">Nonlinear elements, such as diodes or transistors, implement activation functions like sigmoid or ReLU.</text:span></text:p>
        <text:p text:style-name="P8"><text:span text:style-name="T4">Learning Circuits:</text:span></text:p>
        <text:p text:style-name="P8"><text:span text:style-name="T4">Use analog memory elements (e.g., memristors or capacitors) to store and adjust weights during training.</text:span></text:p>
        <text:p text:style-name="P2"/>
        <text:p text:style-name="P8"><text:span text:style-name="T4">2. </text:span><text:span text:style-name="T5">Advantages of Analog Neural Modules</text:span></text:p>
        <text:p text:style-name="P2"/>
        <text:p text:style-name="P8"><text:span text:style-name="T4">2.1 Energy Efficiency</text:span></text:p>
        <text:p text:style-name="P8"><text:span text:style-name="T4">Analog modules consume significantly less energy than digital hardware for neural network operations, particularly in high-density computations like matrix multiplications.</text:span></text:p>
        <text:p text:style-name="P8"><text:span text:style-name="T4">Example: Analog circuits compute weighted sums directly without intermediate digital conversions, reducing power overhead.</text:span></text:p>
        <text:p text:style-name="P2"><text:soft-page-break/></text:p>
        <text:p text:style-name="P8"><text:span text:style-name="T4">2.2 Speed and Parallelism</text:span></text:p>
        <text:p text:style-name="P8"><text:span text:style-name="T4">Analog circuits process inputs continuously and in parallel, unlike digital systems that handle operations sequentially.</text:span></text:p>
        <text:p text:style-name="P8"><text:span text:style-name="T4">Impact: Faster inference and training, critical for real-time applications like robotics or edge AI.</text:span></text:p>
        <text:p text:style-name="P2"/>
        <text:p text:style-name="P8"><text:span text:style-name="T4">2.3 Noise Resilience</text:span></text:p>
        <text:p text:style-name="P8"><text:span text:style-name="T4">Analog circuits naturally handle noisy inputs and imprecise signals, making them well-suited for real-world environments where data may be incomplete or noisy.</text:span></text:p>
        <text:p text:style-name="P2"/>
        <text:p text:style-name="P8"><text:span text:style-name="T4">2.4 Compact Design</text:span></text:p>
        <text:p text:style-name="P8"><text:span text:style-name="T4">Analog modules can achieve higher density than digital circuits for specific neural operations, reducing the physical size of the hardware.</text:span></text:p>
        <text:p text:style-name="P2"/>
        <text:p text:style-name="P8"><text:span text:style-name="T4">3. </text:span><text:span text:style-name="T5">Key Operations in Analog Neural Modules</text:span></text:p>
        <text:p text:style-name="P2"/>
        <text:p text:style-name="P8"><text:span text:style-name="T4">3.1 Weighted Summation</text:span></text:p>
        <text:p text:style-name="P8"><text:span text:style-name="T4">Implementation: Weighted inputs are combined using summing amplifiers or current summation nodes.</text:span></text:p>
        <text:p text:style-name="P8"><text:span text:style-name="T4">Analog Circuit:</text:span></text:p>
        <text:p text:style-name="P8"><text:span text:style-name="T4">Inputs are represented as voltages or currents.</text:span></text:p>
        <text:p text:style-name="P8"><text:span text:style-name="T4">Weights are adjusted using variable resistors, VCAs, or memristors.</text:span></text:p>
        <text:p text:style-name="P8"><text:span text:style-name="T4">Output is the weighted sum of inputs: </text:span></text:p>
        <text:p text:style-name="P2"/>
        <text:p text:style-name="P8"><text:span text:style-name="T4">Output = 𝑤</text:span><text:span text:style-name="T11">1</text:span><text:span text:style-name="T4">𝑥</text:span><text:span text:style-name="T11">1</text:span><text:span text:style-name="T4"> + 𝑤</text:span><text:span text:style-name="T11">2</text:span><text:span text:style-name="T4">𝑥</text:span><text:span text:style-name="T11">2</text:span><text:span text:style-name="T4"> + … + 𝑤</text:span><text:span text:style-name="T11">𝑛</text:span><text:span text:style-name="T4">𝑥</text:span><text:span text:style-name="T11">𝑛</text:span></text:p>
        <text:p text:style-name="P8"><text:span text:style-name="T4">​</text:span></text:p>
        <text:p text:style-name="P8"><text:span text:style-name="T4">3.2 Nonlinear Activation</text:span></text:p>
        <text:p text:style-name="P8"><text:span text:style-name="T4">Implementation: Activation functions introduce nonlinearity, enabling the neural network to approximate complex functions.</text:span></text:p>
        <text:p text:style-name="P8"><text:span text:style-name="T4">Analog Circuit:</text:span></text:p>
        <text:p text:style-name="P8"><text:span text:style-name="T4">Diodes or transistors implement functions like:</text:span></text:p>
        <text:p text:style-name="P8"><text:span text:style-name="T4">ReLU: Rectified Linear Unit, </text:span></text:p>
        <text:p text:style-name="P8"><text:span text:style-name="T4">𝑓(𝑥)=max⁡(0,𝑥).</text:span></text:p>
        <text:p text:style-name="P8"><text:span text:style-name="T4">Sigmoid: </text:span></text:p>
        <text:p text:style-name="P8"><text:span text:style-name="T4">𝑓(𝑥)=1+1</text:span><text:span text:style-name="T12">𝑒−𝑥</text:span><text:span text:style-name="T4">, approximated using exponential circuits.</text:span></text:p>
        <text:p text:style-name="P2"/>
        <text:p text:style-name="P8"><text:span text:style-name="T4">3.3 Learning and Weight Adjustment</text:span></text:p>
        <text:p text:style-name="P8"><text:span text:style-name="T4">Implementation: Store and update weights during training.</text:span></text:p>
        <text:p text:style-name="P8"><text:span text:style-name="T4">Analog Circuit:</text:span></text:p>
        <text:p text:style-name="P8"><text:span text:style-name="T4">Use programmable elements like memristors, charge-storage capacitors, or floating-gate transistors to encode weights.</text:span></text:p>
        <text:p text:style-name="P8"><text:span text:style-name="T4">Weight updates are performed using analog feedback loops.</text:span></text:p>
        <text:p text:style-name="P2"/>
        <text:p text:style-name="P8"><text:span text:style-name="T4">3.4 Matrix Multiplication</text:span></text:p>
        <text:p text:style-name="P8"><text:span text:style-name="T4">Implementation: Core operation in neural networks, performed efficiently in the analog domain.</text:span></text:p>
        <text:p text:style-name="P8"><text:span text:style-name="T4">Analog Circuit:</text:span></text:p>
        <text:p text:style-name="P8"><text:span text:style-name="T4">Crossbar arrays with resistive elements perform matrix-vector multiplications directly by encoding weights as conductance values.</text:span></text:p>
        <text:p text:style-name="P2"/>
        <text:p text:style-name="P2"><text:soft-page-break/></text:p>
        <text:p text:style-name="P8"><text:span text:style-name="T4">4. </text:span><text:span text:style-name="T5">Challenges in Analog Neural Modules</text:span></text:p>
        <text:p text:style-name="P2"/>
        <text:p text:style-name="P8"><text:span text:style-name="T4">4.1 Precision and Accuracy</text:span></text:p>
        <text:p text:style-name="P8"><text:span text:style-name="T4">Analog circuits are subject to thermal noise, component variability, and signal drift, which can limit precision.</text:span></text:p>
        <text:p text:style-name="P8"><text:span text:style-name="T4">Solution: Use hybrid designs where the analog module performs approximate operations, and digital systems refine results.</text:span></text:p>
        <text:p text:style-name="P2"/>
        <text:p text:style-name="P8"><text:span text:style-name="T4">4.2 Scalability</text:span></text:p>
        <text:p text:style-name="P8"><text:span text:style-name="T4">Large analog networks require careful design of interconnects and power management to minimize noise and signal degradation.</text:span></text:p>
        <text:p text:style-name="P8"><text:span text:style-name="T4">Solution: Modularize analog circuits into scalable units, connected via low-noise buses.</text:span></text:p>
        <text:p text:style-name="P2"/>
        <text:p text:style-name="P8"><text:span text:style-name="T4">4.3 Training Complexity</text:span></text:p>
        <text:p text:style-name="P8"><text:span text:style-name="T4">Implementing backpropagation and weight updates in the analog domain is non-trivial.</text:span></text:p>
        <text:p text:style-name="P8"><text:span text:style-name="T4">Solution: Use a digital controller for training and offload inference tasks to the analog module.</text:span></text:p>
        <text:p text:style-name="P2"/>
        <text:p text:style-name="P2"/>
        <text:p text:style-name="P8"><text:span text:style-name="T4">5. </text:span><text:span text:style-name="T5">Applications of Analog Neural Modules</text:span></text:p>
        <text:p text:style-name="P2"/>
        <text:p text:style-name="P8"><text:span text:style-name="T4">5.1 Edge AI Devices</text:span></text:p>
        <text:p text:style-name="P8"><text:span text:style-name="T4">Compact, energy-efficient modules process data locally, reducing the need for cloud connectivity.</text:span></text:p>
        <text:p text:style-name="P8"><text:span text:style-name="T4">Example: Wearable devices analyze sensor data in real time using analog neural networks.</text:span></text:p>
        <text:p text:style-name="P2"/>
        <text:p text:style-name="P8"><text:span text:style-name="T4">5.2 Real-Time Robotics</text:span></text:p>
        <text:p text:style-name="P8"><text:span text:style-name="T4">Analog modules enable robots to make split-second decisions by processing sensor inputs and performing inference directly.</text:span></text:p>
        <text:p text:style-name="P8"><text:span text:style-name="T4">Example: A robot arm adjusts its grip strength dynamically based on tactile feedback.</text:span></text:p>
        <text:p text:style-name="P2"/>
        <text:p text:style-name="P8"><text:span text:style-name="T4">5.3 Neuromorphic Computing</text:span></text:p>
        <text:p text:style-name="P8"><text:span text:style-name="T4">Analog circuits mimic biological neurons and synapses, advancing research in brain-inspired AI.</text:span></text:p>
        <text:p text:style-name="P8"><text:span text:style-name="T4">Example: Simulating cortical neural networks for understanding learning and memory.</text:span></text:p>
        <text:p text:style-name="P2"/>
        <text:p text:style-name="P8"><text:span text:style-name="T4">5.4 Medical Signal Processing</text:span></text:p>
        <text:p text:style-name="P8"><text:span text:style-name="T4">Process noisy physiological signals (e.g., ECG, EEG) efficiently and in real time.</text:span></text:p>
        <text:p text:style-name="P8"><text:span text:style-name="T4">Example: An analog neural network detects anomalies in heart rhythms from raw ECG data.</text:span></text:p>
        <text:p text:style-name="P2"/>
        <text:p text:style-name="P8"><text:span text:style-name="T4">5.5 Autonomous Vehicles</text:span></text:p>
        <text:p text:style-name="P8"><text:span text:style-name="T4">Analog modules preprocess data from sensors like cameras, LIDAR, and radar, enabling faster and more energy-efficient decision-making.</text:span></text:p>
        <text:p text:style-name="P8"><text:span text:style-name="T4">Example: Fuzzy logic gates and neural modules classify obstacles in real-time navigation.</text:span></text:p>
        <text:p text:style-name="P2"/>
        <text:p text:style-name="P2"/>
        <text:p text:style-name="P8"><text:span text:style-name="T4">6. </text:span><text:span text:style-name="T5">Hybrid Analog-Digital Neural Systems</text:span></text:p>
        <text:p text:style-name="P8"><text:span text:style-name="T4">Combining analog modules with digital controllers enhances the performance and versatility of neural networks:</text:span></text:p>
        <text:p text:style-name="P2"/>
        <text:p text:style-name="P8"><text:soft-page-break/><text:span text:style-name="T4">Analog Inference, Digital Training:</text:span></text:p>
        <text:p text:style-name="P8"><text:span text:style-name="T4">Analog circuits handle inference tasks, while digital systems perform precise backpropagation during training.</text:span></text:p>
        <text:p text:style-name="P8"><text:span text:style-name="T4">Error Correction:</text:span></text:p>
        <text:p text:style-name="P8"><text:span text:style-name="T4">Digital systems refine the outputs of analog modules to improve accuracy.</text:span></text:p>
        <text:p text:style-name="P8"><text:span text:style-name="T4">Dynamic Reconfiguration:</text:span></text:p>
        <text:p text:style-name="P8"><text:span text:style-name="T4">Digital controllers adjust weights or activation functions in real time based on task requirements.</text:span></text:p>
        <text:p text:style-name="P2"/>
        <text:p text:style-name="P2"/>
        <text:p text:style-name="P2"/>
        <text:p text:style-name="P8"><text:span text:style-name="T4">7. </text:span><text:span text:style-name="T5">Example Hardware Design</text:span></text:p>
        <text:p text:style-name="P8"><text:span text:style-name="T4">Analog Module:</text:span></text:p>
        <text:p text:style-name="P8"><text:span text:style-name="T4">Components:</text:span></text:p>
        <text:p text:style-name="P8"><text:span text:style-name="T4">Summing amplifiers for weighted inputs.</text:span></text:p>
        <text:p text:style-name="P8"><text:span text:style-name="T4">Diodes or transistors for activation functions.</text:span></text:p>
        <text:p text:style-name="P8"><text:span text:style-name="T4">Memristors for weight storage.</text:span></text:p>
        <text:p text:style-name="P8"><text:span text:style-name="T4">Design:</text:span></text:p>
        <text:p text:style-name="P8"><text:span text:style-name="T4">Implement small, modular networks (e.g., a 10-neuron layer) on a single PCB.</text:span></text:p>
        <text:p text:style-name="P8"><text:span text:style-name="T4">Digital Controller:</text:span></text:p>
        <text:p text:style-name="P8"><text:span text:style-name="T4">Components:</text:span></text:p>
        <text:p text:style-name="P8"><text:span text:style-name="T4">Microcontroller or FPGA for weight updates and configuration.</text:span></text:p>
        <text:p text:style-name="P8"><text:span text:style-name="T4">SPI/I²C interface to communicate with the analog module.</text:span></text:p>
        <text:p text:style-name="P8"><text:span text:style-name="T4">Integration:</text:span></text:p>
        <text:p text:style-name="P8"><text:span text:style-name="T4">Use a common bus for communication between analog modules and the digital controller.</text:span></text:p>
        <text:p text:style-name="P8"><text:span text:style-name="T4">Synchronize operations with a shared clock.</text:span></text:p>
        <text:p text:style-name="P2"/>
        <text:p text:style-name="P2"/>
        <text:p text:style-name="P8"><text:span text:style-name="T4">8. </text:span><text:span text:style-name="T5">The Future of Analog Neural Modules</text:span></text:p>
        <text:p text:style-name="P8"><text:span text:style-name="T4">Energy-Efficient AI: Analog modules pave the way for low-power AI systems, critical for edge devices and IoT.</text:span></text:p>
        <text:p text:style-name="P8"><text:span text:style-name="T4">Neuromorphic Revolution: Analog modules mimic brain-like computation, enabling breakthroughs in understanding and replicating biological intelligence.</text:span></text:p>
        <text:p text:style-name="P8"><text:span text:style-name="T4">Scalable AI Hardware: Modular analog systems offer a practical pathway to scalable, high-performance neural networks.</text:span></text:p>
        <text:p text:style-name="P2"/>
        <text:p text:style-name="P2"/>
        <text:p text:style-name="P2"/>
        <text:p text:style-name="P8"><text:span text:style-name="T7">Modularity:</text:span></text:p>
        <text:p text:style-name="P8"><text:span text:style-name="T4">Modularity in hybrid analog-digital systems is a game-changing design principle that offers scalability, flexibility, ease of maintenance, and cost efficiency. Here’s a detailed look at how modularity benefits your hybrid system:</text:span></text:p>
        <text:p text:style-name="P2"/>
        <text:p text:style-name="P8"><text:span text:style-name="T6">1. Scalability</text:span></text:p>
        <text:p text:style-name="P8"><text:span text:style-name="T4">Description:</text:span></text:p>
        <text:p text:style-name="P8"><text:span text:style-name="T4">Modular systems allow additional units (e.g., daughterboards with analog gates) to be added seamlessly to scale the system’s computational capacity or functionality.</text:span></text:p>
        <text:p text:style-name="P8"><text:span text:style-name="T4">Benefits:</text:span></text:p>
        <text:p text:style-name="P8"><text:span text:style-name="T4">Increased Computational Power:</text:span></text:p>
        <text:p text:style-name="P2"/>
        <text:p text:style-name="P8"><text:soft-page-break/><text:span text:style-name="T4">Add more daughterboards to handle larger, more complex AI tasks.</text:span></text:p>
        <text:p text:style-name="P8"><text:span text:style-name="T4">Example: A modular hybrid system in a data center can scale from small tasks to full-scale machine learning inference simply by stacking more boards.</text:span></text:p>
        <text:p text:style-name="P8"><text:span text:style-name="T4">Cost-Efficient Scaling:</text:span></text:p>
        <text:p text:style-name="P2"/>
        <text:p text:style-name="P8"><text:span text:style-name="T4">Instead of replacing or redesigning the entire system, expand capacity by adding modules.</text:span></text:p>
        <text:p text:style-name="P8"><text:span text:style-name="T4">Example: A startup can begin with a single-module prototype and scale up as project demands grow.</text:span></text:p>
        <text:p text:style-name="P8"><text:span text:style-name="T4">Task-Specific Expansion:</text:span></text:p>
        <text:p text:style-name="P2"/>
        <text:p text:style-name="P8"><text:span text:style-name="T4">Different modules can be tailored for specific tasks (e.g., signal processing, neural network layers, sensor fusion).</text:span></text:p>
        <text:p text:style-name="P2"/>
        <text:p text:style-name="P2"/>
        <text:p text:style-name="P8"><text:span text:style-name="T6">2. Flexibility</text:span></text:p>
        <text:p text:style-name="P8"><text:span text:style-name="T4">Description:</text:span></text:p>
        <text:p text:style-name="P8"><text:span text:style-name="T4">Modularity allows different types of functionality to coexist and be dynamically reconfigured based on the application.</text:span></text:p>
        <text:p text:style-name="P8"><text:span text:style-name="T4">Benefits:</text:span></text:p>
        <text:p text:style-name="P8"><text:span text:style-name="T4">Customizable Configurations:</text:span></text:p>
        <text:p text:style-name="P2"/>
        <text:p text:style-name="P8"><text:span text:style-name="T4">Modules can be designed for specific analog or digital tasks (e.g., a module with fuzzy NAND gates or a high-resolution ADC).</text:span></text:p>
        <text:p text:style-name="P8"><text:span text:style-name="T4">Example: A robotics application can swap in modules optimized for tactile feedback or vision processing.</text:span></text:p>
        <text:p text:style-name="P8"><text:span text:style-name="T4">Dynamic Reconfiguration:</text:span></text:p>
        <text:p text:style-name="P2"/>
        <text:p text:style-name="P8"><text:span text:style-name="T4">Reconfigure logic gates or processing units in real-time without redesigning the hardware.</text:span></text:p>
        <text:p text:style-name="P8"><text:span text:style-name="T4">Example: In an autonomous drone, swap logic modules for flight control or obstacle avoidance depending on the task.</text:span></text:p>
        <text:p text:style-name="P8"><text:span text:style-name="T4">Multi-Domain Compatibility:</text:span></text:p>
        <text:p text:style-name="P2"/>
        <text:p text:style-name="P8"><text:span text:style-name="T4">Analog modules for real-time, low-power processing can coexist with digital modules for precise computations, ensuring balanced performance.</text:span></text:p>
        <text:p text:style-name="P2"/>
        <text:p text:style-name="P2"/>
        <text:p text:style-name="P8"><text:span text:style-name="T6">3. Ease of Maintenance and Upgrades</text:span></text:p>
        <text:p text:style-name="P8"><text:span text:style-name="T4">Description:</text:span></text:p>
        <text:p text:style-name="P8"><text:span text:style-name="T4">Modular systems simplify debugging, repair, and system updates by isolating functionality within specific components.</text:span></text:p>
        <text:p text:style-name="P8"><text:span text:style-name="T4">Benefits:</text:span></text:p>
        <text:p text:style-name="P8"><text:span text:style-name="T4">Simplified Troubleshooting:</text:span></text:p>
        <text:p text:style-name="P2"/>
        <text:p text:style-name="P8"><text:span text:style-name="T4">Faults can be isolated to a specific module without dismantling the entire system.</text:span></text:p>
        <text:p text:style-name="P8"><text:span text:style-name="T4">Example: If a daughterboard fails in a hybrid computing array, it can be replaced independently.</text:span></text:p>
        <text:p text:style-name="P8"><text:span text:style-name="T4">Future-Proofing:</text:span></text:p>
        <text:p text:style-name="P2"/>
        <text:p text:style-name="P8"><text:span text:style-name="T4">Outdated modules can be swapped for newer, more advanced ones without redesigning the whole system.</text:span></text:p>
        <text:p text:style-name="P8"><text:span text:style-name="T4">Example: Upgrade an ADC module to one with higher resolution or faster conversion rates.</text:span></text:p>
        <text:p text:style-name="P8"><text:span text:style-name="T4">Reduced Downtime:</text:span></text:p>
        <text:p text:style-name="P2"/>
        <text:p text:style-name="P8"><text:soft-page-break/><text:span text:style-name="T4">Faulty or outdated modules can be replaced in minutes, keeping the system operational with minimal interruption.</text:span></text:p>
        <text:p text:style-name="P2"/>
        <text:p text:style-name="P2"/>
        <text:p text:style-name="P3"/>
        <text:p text:style-name="P3"/>
        <text:p text:style-name="P3"/>
        <text:p text:style-name="P8"><text:span text:style-name="T6">4. Design Simplification</text:span></text:p>
        <text:p text:style-name="P8"><text:span text:style-name="T4">Description:</text:span></text:p>
        <text:p text:style-name="P8"><text:span text:style-name="T4">Breaking the system into modular units reduces design complexity, allowing independent development and testing of each module.</text:span></text:p>
        <text:p text:style-name="P8"><text:span text:style-name="T4">Benefits:</text:span></text:p>
        <text:p text:style-name="P8"><text:span text:style-name="T4">Parallel Development:</text:span></text:p>
        <text:p text:style-name="P2"/>
        <text:p text:style-name="P8"><text:span text:style-name="T4">Different teams can work on analog and digital modules independently.</text:span></text:p>
        <text:p text:style-name="P8"><text:span text:style-name="T4">Example: One team develops the fuzzy logic gates on analog boards, while another team optimizes digital control firmware.</text:span></text:p>
        <text:p text:style-name="P8"><text:span text:style-name="T4">Reusability:</text:span></text:p>
        <text:p text:style-name="P2"/>
        <text:p text:style-name="P8"><text:span text:style-name="T4">Modules designed for one application can be reused in other systems.</text:span></text:p>
        <text:p text:style-name="P8"><text:span text:style-name="T4">Example: A fuzzy logic module for AI introspection can be repurposed for real-time signal processing in robotics.</text:span></text:p>
        <text:p text:style-name="P8"><text:span text:style-name="T4">Incremental Testing:</text:span></text:p>
        <text:p text:style-name="P2"/>
        <text:p text:style-name="P8"><text:span text:style-name="T4">Test each module independently before integrating them into the complete system.</text:span></text:p>
        <text:p text:style-name="P8"><text:span text:style-name="T4">Example: Validate an analog daughterboard's gate configurations before connecting it to the motherboard.</text:span></text:p>
        <text:p text:style-name="P2"/>
        <text:p text:style-name="P2"/>
        <text:p text:style-name="P8"><text:span text:style-name="T6">5. Improved Signal Integrity</text:span></text:p>
        <text:p text:style-name="P8"><text:span text:style-name="T4">Description:</text:span></text:p>
        <text:p text:style-name="P8"><text:span text:style-name="T4">Modular systems enable localized signal processing, reducing noise and interference.</text:span></text:p>
        <text:p text:style-name="P8"><text:span text:style-name="T4">Benefits:</text:span></text:p>
        <text:p text:style-name="P8"><text:span text:style-name="T4">Localized Processing:</text:span></text:p>
        <text:p text:style-name="P2"/>
        <text:p text:style-name="P8"><text:span text:style-name="T4">Perform analog computations on the daughterboards before digitizing and transmitting data, minimizing signal degradation.</text:span></text:p>
        <text:p text:style-name="P8"><text:span text:style-name="T4">Example: Process noisy sensor signals on an analog module and send refined data to the digital layer.</text:span></text:p>
        <text:p text:style-name="P8"><text:span text:style-name="T4">Simplified Routing:</text:span></text:p>
        <text:p text:style-name="P2"/>
        <text:p text:style-name="P8"><text:span text:style-name="T4">Modular layouts minimize cross-talk and interference by isolating sensitive analog signals on dedicated boards.</text:span></text:p>
        <text:p text:style-name="P8"><text:span text:style-name="T4">Example: Keep analog fuzzy logic gates and their connections on one board, with separate power and ground planes.</text:span></text:p>
        <text:p text:style-name="P2"/>
        <text:p text:style-name="P2"/>
        <text:p text:style-name="P8"><text:span text:style-name="T6">6. Application-Specific Optimization</text:span></text:p>
        <text:p text:style-name="P8"><text:span text:style-name="T4">Description:</text:span></text:p>
        <text:p text:style-name="P8"><text:span text:style-name="T4">Modules can be tailored for specific use cases, enhancing efficiency and performance for diverse applications.</text:span></text:p>
        <text:p text:style-name="P8"><text:span text:style-name="T4">Benefits:</text:span></text:p>
        <text:p text:style-name="P8"><text:soft-page-break/><text:span text:style-name="T4">Domain-Specific Modules:</text:span></text:p>
        <text:p text:style-name="P2"/>
        <text:p text:style-name="P8"><text:span text:style-name="T4">Design specialized daughterboards for tasks like neural network processing, sensor fusion, or heuristic decision-making.</text:span></text:p>
        <text:p text:style-name="P8"><text:span text:style-name="T4">Example: A module optimized for fuzzy logic can process ambiguous data from environmental sensors in autonomous vehicles.</text:span></text:p>
        <text:p text:style-name="P8"><text:span text:style-name="T4">Cross-Disciplinary Applications:</text:span></text:p>
        <text:p text:style-name="P2"/>
        <text:p text:style-name="P8"><text:span text:style-name="T4">Reuse or reconfigure modules for AI, robotics, medical devices, or industrial automation.</text:span></text:p>
        <text:p text:style-name="P8"><text:span text:style-name="T4">Example: A logic board for AI introspection can also support fault-tolerant control in aerospace systems.</text:span></text:p>
        <text:p text:style-name="P2"/>
        <text:p text:style-name="P2"/>
        <text:p text:style-name="P8"><text:span text:style-name="T6">7. Cost Efficiency</text:span></text:p>
        <text:p text:style-name="P8"><text:span text:style-name="T4">Description:</text:span></text:p>
        <text:p text:style-name="P8"><text:span text:style-name="T4">Modularity reduces upfront costs and long-term expenses by allowing incremental investment and upgrades.</text:span></text:p>
        <text:p text:style-name="P8"><text:span text:style-name="T4">Benefits:</text:span></text:p>
        <text:p text:style-name="P8"><text:span text:style-name="T4">Incremental Investment:</text:span></text:p>
        <text:p text:style-name="P2"/>
        <text:p text:style-name="P8"><text:span text:style-name="T4">Build and deploy a minimal system initially, then add modules as needed.</text:span></text:p>
        <text:p text:style-name="P8"><text:span text:style-name="T4">Example: Start with one daughterboard for proof-of-concept and scale up for production.</text:span></text:p>
        <text:p text:style-name="P8"><text:span text:style-name="T4">Reduced Waste:</text:span></text:p>
        <text:p text:style-name="P2"/>
        <text:p text:style-name="P8"><text:span text:style-name="T4">Upgrade specific modules rather than discarding the entire system.</text:span></text:p>
        <text:p text:style-name="P8"><text:span text:style-name="T4">Example: Replace only the ADC module for higher resolution instead of redesigning the motherboard and analog logic.</text:span></text:p>
        <text:p text:style-name="P8"><text:span text:style-name="T4">Mass Production Savings:</text:span></text:p>
        <text:p text:style-name="P2"/>
        <text:p text:style-name="P8"><text:span text:style-name="T4">Standardized modules can be manufactured in bulk for reduced cost per unit.</text:span></text:p>
        <text:p text:style-name="P2"/>
        <text:p text:style-name="P2"/>
        <text:p text:style-name="P8"><text:span text:style-name="T6">8. Enhanced Collaboration</text:span></text:p>
        <text:p text:style-name="P8"><text:span text:style-name="T4">Description:</text:span></text:p>
        <text:p text:style-name="P8"><text:span text:style-name="T4">Modularity encourages collaboration among teams and across disciplines.</text:span></text:p>
        <text:p text:style-name="P8"><text:span text:style-name="T4">Benefits:</text:span></text:p>
        <text:p text:style-name="P8"><text:span text:style-name="T4">Interdisciplinary Contributions:</text:span></text:p>
        <text:p text:style-name="P2"/>
        <text:p text:style-name="P8"><text:span text:style-name="T4">Teams with expertise in analog design, digital control, and AI development can work concurrently on separate modules.</text:span></text:p>
        <text:p text:style-name="P8"><text:span text:style-name="T4">Example: AI researchers design digital feedback loops, while circuit designers optimize the analog gates.</text:span></text:p>
        <text:p text:style-name="P8"><text:span text:style-name="T4">Open-Source Innovation:</text:span></text:p>
        <text:p text:style-name="P2"/>
        <text:p text:style-name="P8"><text:span text:style-name="T4">Modular systems are ideal for open-source hardware, where developers can contribute specific modules to expand functionality.</text:span></text:p>
        <text:p text:style-name="P2"/>
        <text:p text:style-name="P2"/>
        <text:p text:style-name="P8"><text:span text:style-name="T6">Examples of Modularity in Action</text:span></text:p>
        <text:p text:style-name="P2"/>
        <text:p text:style-name="P8"><text:soft-page-break/><text:span text:style-name="T4">1. AI Introspection:</text:span></text:p>
        <text:p text:style-name="P8"><text:span text:style-name="T4">Modular fuzzy logic boards process AI reasoning pathways.</text:span></text:p>
        <text:p text:style-name="P8"><text:span text:style-name="T4">Digital control boards dynamically reconfigure gates based on introspection results.</text:span></text:p>
        <text:p text:style-name="P8"><text:span text:style-name="T4">2. Autonomous Vehicles:</text:span></text:p>
        <text:p text:style-name="P8"><text:span text:style-name="T4">Separate modules for sensor fusion, decision-making, and control tasks.</text:span></text:p>
        <text:p text:style-name="P8"><text:span text:style-name="T4">Analog modules handle noisy sensor data, while digital modules refine and execute high-level decisions.</text:span></text:p>
        <text:p text:style-name="P8"><text:span text:style-name="T4">3. Medical Devices:</text:span></text:p>
        <text:p text:style-name="P8"><text:span text:style-name="T4">Modular signal processing boards analyze physiological signals like ECG or EEG.</text:span></text:p>
        <text:p text:style-name="P8"><text:span text:style-name="T4">Specialized modules add functionality, such as detecting specific patterns in noisy data.</text:span></text:p>
        <text:p text:style-name="P2"/>
        <text:p text:style-name="P8"><text:span text:style-name="T6">Key Takeaways</text:span></text:p>
        <text:p text:style-name="P8"><text:span text:style-name="T5">Scalability:</text:span><text:span text:style-name="T4"> Add modules to grow computational capacity or functionality.</text:span></text:p>
        <text:p text:style-name="P8"><text:span text:style-name="T5">Flexibility:</text:span><text:span text:style-name="T4"> Tailor modules for diverse applications or reconfigure in real time.</text:span></text:p>
        <text:p text:style-name="P8"><text:span text:style-name="T5">Maintenance:</text:span><text:span text:style-name="T4"> Simplify troubleshooting, upgrades, and repairs.</text:span></text:p>
        <text:p text:style-name="P8"><text:span text:style-name="T5">Design Efficiency:</text:span><text:span text:style-name="T4"> Reduce complexity through independent module development and testing.</text:span></text:p>
        <text:p text:style-name="P8"><text:span text:style-name="T5">Cost Savings:</text:span><text:span text:style-name="T4"> Minimize waste by upgrading specific components rather than replacing the entire system.</text:span></text:p>
        <text:p text:style-name="P2"/>
        <text:p text:style-name="P2"/>
        <text:p text:style-name="P2"/>
        <text:p text:style-name="Standard"><text:span text:style-name="T7">Applications of the Hybrid Analog-Digital Logic Framework:</text:span></text:p>
        <text:p text:style-name="P8"><text:span text:style-name="T4">The proposed system combines the adaptability of analog fuzzy logic gates with the precision and scalability of digital control. This novel architecture enables new capabilities in fields ranging from artificial intelligence (AI) to real-time signal processing. Below are the key applications:</text:span></text:p>
        <text:p text:style-name="P2"/>
        <text:p text:style-name="P2"/>
        <text:p text:style-name="P8"><text:span text:style-name="T6">1. AI Self-Assessment and Introspection</text:span></text:p>
        <text:p text:style-name="P8"><text:span text:style-name="T4">AI systems, such as Large Language Models (LLMs), operate as opaque decision-making engines, lacking the ability to introspectively analyze their logic or reasoning pathways. The hybrid framework enables:</text:span></text:p>
        <text:p text:style-name="P2"/>
        <text:p text:style-name="P8"><text:span text:style-name="T5">Logical Introspection:</text:span></text:p>
        <text:p text:style-name="P2"/>
        <text:p text:style-name="P8"><text:span text:style-name="T4">The system allows AI to simulate its own decision-making logic in the analog domain.</text:span></text:p>
        <text:p text:style-name="P8"><text:span text:style-name="T4">By analyzing the outputs of fuzzy gates, the digital control layer can identify logical inconsistencies or biases in AI reasoning.</text:span></text:p>
        <text:p text:style-name="P8"><text:span text:style-name="T4">Dynamic Adaptation:</text:span></text:p>
        <text:p text:style-name="P2"/>
        <text:p text:style-name="P8"><text:span text:style-name="T4">The digital control layer adjusts gate configurations to optimize logical pathways based on the AI’s task or environment.</text:span></text:p>
        <text:p text:style-name="P8"><text:span text:style-name="T4">Example: An LLM can refine its response generation by analyzing the fuzzy representation of its logical steps.</text:span></text:p>
        <text:p text:style-name="P8"><text:span text:style-name="T4">Improved Explainability:</text:span></text:p>
        <text:p text:style-name="P2"/>
        <text:p text:style-name="P8"><text:span text:style-name="T4">Outputs from the analog layer can provide interpretable insights into how AI reaches its decisions.</text:span></text:p>
        <text:p text:style-name="P8"><text:span text:style-name="T4">This could aid in addressing concerns about AI transparency and accountability.</text:span></text:p>
        <text:p text:style-name="P2"/>
        <text:p text:style-name="P2"/>
        <text:p text:style-name="P8"><text:span text:style-name="T6">2. Real-Time Adaptive Systems</text:span></text:p>
        <text:p text:style-name="P8"><text:span text:style-name="T4">The hybrid framework is ideal for systems requiring rapid adaptation to changing inputs, including:</text:span></text:p>
        <text:p text:style-name="P2"><text:soft-page-break/></text:p>
        <text:p text:style-name="P8"><text:span text:style-name="T5">Robotics:</text:span></text:p>
        <text:p text:style-name="P2"/>
        <text:p text:style-name="P8"><text:span text:style-name="T4">Robots can use the fuzzy logic layer to process sensory inputs with uncertainty (e.g., obstacle distances, object recognition).</text:span></text:p>
        <text:p text:style-name="P8"><text:span text:style-name="T4">Example: A robotic arm dynamically adjusts its grip strength based on tactile feedback processed through the analog logic gates.</text:span></text:p>
        <text:p text:style-name="P8"><text:span text:style-name="T4">Autonomous Vehicles:</text:span></text:p>
        <text:p text:style-name="P2"/>
        <text:p text:style-name="P8"><text:span text:style-name="T4">The system processes environmental data (e.g., sensor fusion from LIDAR, cameras, and ultrasonic sensors) with high noise tolerance.</text:span></text:p>
        <text:p text:style-name="P8"><text:span text:style-name="T4">Example: Analog gates handle uncertain inputs from noisy sensors, while the digital control layer refines decision-making for path planning.</text:span></text:p>
        <text:p text:style-name="P8"><text:span text:style-name="T4">Edge Computing:</text:span></text:p>
        <text:p text:style-name="P2"/>
        <text:p text:style-name="P8"><text:span text:style-name="T4">Deploy the system in low-power devices to perform adaptive logic operations locally.</text:span></text:p>
        <text:p text:style-name="P8"><text:span text:style-name="T4">Example: IoT devices use the analog layer for quick heuristic decisions, reducing reliance on cloud processing.</text:span></text:p>
        <text:p text:style-name="P2"/>
        <text:p text:style-name="P2"/>
        <text:p text:style-name="P8"><text:span text:style-name="T6">3. Enhanced AI Training and Optimization</text:span></text:p>
        <text:p text:style-name="P8"><text:span text:style-name="T4">The system serves as a tool for AI research and optimization:</text:span></text:p>
        <text:p text:style-name="P2"/>
        <text:p text:style-name="P8"><text:span text:style-name="T5">Fuzzy Logic as a Training Tool:</text:span></text:p>
        <text:p text:style-name="P2"/>
        <text:p text:style-name="P8"><text:span text:style-name="T4">Simulate neural networks or AI algorithms in the analog domain, leveraging the continuous nature of fuzzy logic gates.</text:span></text:p>
        <text:p text:style-name="P8"><text:span text:style-name="T4">Example: Researchers can use the system to train AI models with inherently uncertain or noisy data.</text:span></text:p>
        <text:p text:style-name="P8"><text:span text:style-name="T4">Logic Optimization:</text:span></text:p>
        <text:p text:style-name="P2"/>
        <text:p text:style-name="P8"><text:span text:style-name="T4">The hybrid system evaluates logical pathways and identifies redundancies or inefficiencies.</text:span></text:p>
        <text:p text:style-name="P8"><text:span text:style-name="T4">Example: Optimize neural network architectures by analyzing fuzzy representations of activation functions or decision trees.</text:span></text:p>
        <text:p text:style-name="P2"/>
        <text:p text:style-name="P2"/>
        <text:p text:style-name="P8"><text:span text:style-name="T6">4. Real-Time Signal Processing</text:span></text:p>
        <text:p text:style-name="P8"><text:span text:style-name="T4">Analog fuzzy logic gates excel at processing continuous signals, making the system suitable for:</text:span></text:p>
        <text:p text:style-name="P2"/>
        <text:p text:style-name="P4"/>
        <text:p text:style-name="P4"/>
        <text:p text:style-name="P8"><text:span text:style-name="T5">Audio Signal Processing:</text:span></text:p>
        <text:p text:style-name="P2"/>
        <text:p text:style-name="P8"><text:span text:style-name="T4">Process audio inputs for noise reduction, feature extraction, or adaptive filtering.</text:span></text:p>
        <text:p text:style-name="P8"><text:span text:style-name="T4">Example: Use fuzzy logic gates to create a real-time audio equalizer that adapts to environmental acoustics.</text:span></text:p>
        <text:p text:style-name="P8"><text:span text:style-name="T4">Medical Devices:</text:span></text:p>
        <text:p text:style-name="P2"/>
        <text:p text:style-name="P8"><text:span text:style-name="T4">Analyze physiological signals (e.g., ECG, EEG) with high noise tolerance.</text:span></text:p>
        <text:p text:style-name="P8"><text:span text:style-name="T4">Example: Process noisy ECG signals through analog gates to detect irregular heart rhythms in real time.</text:span></text:p>
        <text:p text:style-name="P2"/>
        <text:p text:style-name="P8"><text:soft-page-break/><text:span text:style-name="T5">Image Processing:</text:span></text:p>
        <text:p text:style-name="P2"/>
        <text:p text:style-name="P8"><text:span text:style-name="T4">Handle edge detection or object recognition in noisy or low-resolution images.</text:span></text:p>
        <text:p text:style-name="P8"><text:span text:style-name="T4">Example: Analog gates preprocess image data for a security system before passing refined results to digital AI for further analysis.</text:span></text:p>
        <text:p text:style-name="P2"/>
        <text:p text:style-name="P2"/>
        <text:p text:style-name="P8"><text:span text:style-name="T6">5. Fault-Tolerant Systems</text:span></text:p>
        <text:p text:style-name="P8"><text:span text:style-name="T4">Fuzzy logic is inherently robust to noise and partial failures, making the framework ideal for mission-critical applications:</text:span></text:p>
        <text:p text:style-name="P2"/>
        <text:p text:style-name="P8"><text:span text:style-name="T5">Space Exploration:</text:span></text:p>
        <text:p text:style-name="P2"/>
        <text:p text:style-name="P8"><text:span text:style-name="T4">Process sensor data from satellites or rovers operating in noisy or unpredictable environments.</text:span></text:p>
        <text:p text:style-name="P8"><text:span text:style-name="T4">Example: Use analog gates to analyze telemetry data for anomaly detection while conserving power.</text:span></text:p>
        <text:p text:style-name="P8"><text:span text:style-name="T4">Industrial Automation:</text:span></text:p>
        <text:p text:style-name="P2"/>
        <text:p text:style-name="P8"><text:span text:style-name="T4">Handle uncertain or imprecise inputs from sensors in harsh environments (e.g., temperature, vibration, or dust).</text:span></text:p>
        <text:p text:style-name="P8"><text:span text:style-name="T4">Example: Control an industrial conveyor belt that must adapt to varying object sizes and weights in real time.</text:span></text:p>
        <text:p text:style-name="P2"/>
        <text:p text:style-name="P2"/>
        <text:p text:style-name="P8"><text:span text:style-name="T6">6. Hybrid Computing Research</text:span></text:p>
        <text:p text:style-name="P8"><text:span text:style-name="T4">The system serves as a platform for exploring new paradigms in hybrid analog-digital computing:</text:span></text:p>
        <text:p text:style-name="P2"/>
        <text:p text:style-name="P8"><text:span text:style-name="T5">Neuroscience and Cognitive Modeling:</text:span></text:p>
        <text:p text:style-name="P2"/>
        <text:p text:style-name="P8"><text:span text:style-name="T4">Model brain-like logic operations using fuzzy gates to simulate neurons and synaptic connections.</text:span></text:p>
        <text:p text:style-name="P8"><text:span text:style-name="T4">Example: Simulate neural circuits for research on learning, memory, or decision-making.</text:span></text:p>
        <text:p text:style-name="P8"><text:span text:style-name="T4">Quantum Computing Integration:</text:span></text:p>
        <text:p text:style-name="P2"/>
        <text:p text:style-name="P8"><text:span text:style-name="T4">Use the analog layer as an intermediary for pre- or post-processing quantum logic gates.</text:span></text:p>
        <text:p text:style-name="P8"><text:span text:style-name="T4">Example: Analog fuzzy logic gates provide noise-tolerant preprocessing for quantum algorithms.</text:span></text:p>
        <text:p text:style-name="P2"/>
        <text:p text:style-name="P2"/>
        <text:p text:style-name="P8"><text:span text:style-name="T6">7. Energy-Efficient Computing</text:span></text:p>
        <text:p text:style-name="P8"><text:span text:style-name="T4">The hybrid framework addresses the energy limitations of digital systems:</text:span></text:p>
        <text:p text:style-name="P2"/>
        <text:p text:style-name="P8"><text:span text:style-name="T5">Low-Power AI Inference:</text:span></text:p>
        <text:p text:style-name="P2"/>
        <text:p text:style-name="P8"><text:span text:style-name="T4">Perform AI inference on the analog layer to reduce power consumption compared to fully digital implementations.</text:span></text:p>
        <text:p text:style-name="P8"><text:span text:style-name="T4">Example: Deploy the system in wearable devices that require constant decision-making with limited battery life.</text:span></text:p>
        <text:p text:style-name="P8"><text:span text:style-name="T4">Analog-Digital Co-Processing:</text:span></text:p>
        <text:p text:style-name="P2"/>
        <text:p text:style-name="P8"><text:span text:style-name="T4">Offload computationally intensive but approximate tasks (e.g., heuristic searches) to the analog layer, reducing digital energy overhead.</text:span></text:p>
        <text:p text:style-name="P8"><text:soft-page-break/><text:span text:style-name="T4">Example: A smart thermostat uses the analog layer to evaluate temperature trends and optimize heating or cooling schedules.</text:span></text:p>
        <text:p text:style-name="P2"/>
        <text:p text:style-name="P2"/>
        <text:p text:style-name="P8"><text:span text:style-name="T6">8. Education and Prototyping</text:span></text:p>
        <text:p text:style-name="P8"><text:span text:style-name="T4">The modular design makes the system ideal for:</text:span></text:p>
        <text:p text:style-name="P2"/>
        <text:p text:style-name="P8"><text:span text:style-name="T5">Hands-On Learning:</text:span></text:p>
        <text:p text:style-name="P8"><text:span text:style-name="T4">Teach students and engineers about fuzzy logic, analog computing, and hybrid system design.</text:span></text:p>
        <text:p text:style-name="P8"><text:span text:style-name="T4">Example: Provide modular PCBs as kits for building and testing logic circuits.</text:span></text:p>
        <text:p text:style-name="P8"><text:span text:style-name="T5">Rapid Prototyping:</text:span></text:p>
        <text:p text:style-name="P8"><text:span text:style-name="T4">Researchers can prototype hybrid logic designs quickly, testing novel configurations of fuzzy gates.</text:span></text:p>
        <text:p text:style-name="P2"/>
        <text:p text:style-name="Standard"><text:span text:style-name="T8">Summary of Applications<text:tab/><text:tab/><text:tab/><text:tab/></text:span></text:p>
        <text:p text:style-name="Standard"><text:span text:style-name="T8">Domain<text:tab/>Use Case<text:tab/><text:tab/>Example<text:tab/><text:tab/><text:tab/></text:span></text:p>
        <text:p text:style-name="P11"><text:span text:style-name="T9">AI &amp; ML<text:tab/>Self-assessment<text:tab/>LLMs refining decision pathways </text:span></text:p>
        <text:p text:style-name="P13"><text:span text:style-name="T9">and introspection<text:tab/>dynamically</text:span></text:p>
        <text:p text:style-name="P11"><text:span text:style-name="T9">Robotics<text:tab/>Real-time adaptive<text:tab/>Obstacle avoidance with noisy </text:span></text:p>
        <text:p text:style-name="P13"><text:span text:style-name="T9">logic<text:tab/><text:tab/>sensors</text:span></text:p>
        <text:p text:style-name="P11"><text:span text:style-name="T9">Medical<text:tab/>Signal processing<text:tab/>Noise-tolerant ECG/EEG </text:span></text:p>
        <text:p text:style-name="P14"><text:span text:style-name="T9">analysis</text:span></text:p>
        <text:p text:style-name="Standard"><text:span text:style-name="T9">Industrial<text:tab/>Fault-tolerant<text:tab/>Sensor fusion in harsh </text:span></text:p>
        <text:p text:style-name="P13"><text:span text:style-name="T9">systems<text:tab/><text:tab/>environments</text:span></text:p>
        <text:p text:style-name="Standard"><text:span text:style-name="T9">Education<text:tab/>Teaching and<text:tab/>Fuzzy logic experimentation kits</text:span></text:p>
        <text:p text:style-name="P13"><text:span text:style-name="T9">prototyping</text:span></text:p>
        <text:p text:style-name="Standard"><text:span text:style-name="T9">Space/<text:tab/>Low-power<text:tab/>Satellite data</text:span></text:p>
        <text:p text:style-name="Standard"><text:span text:style-name="T9">Defense<text:tab/>fault-tolerant<text:tab/>anomaly detection</text:span></text:p>
        <text:p text:style-name="P8"><text:span text:style-name="T5"><text:tab/></text:span><text:span text:style-name="T8">processing<text:tab/><text:tab/><text:tab/><text:tab/></text:span></text:p>
        <text:p text:style-name="P2"/>
        <text:p text:style-name="Standard"><text:span text:style-name="T7">Hybrid Solution Framework: Reconfigurable Analog-Digital Logic System</text:span></text:p>
        <text:p text:style-name="P8"><text:span text:style-name="T6">Overview</text:span></text:p>
        <text:p text:style-name="P8"><text:span text:style-name="T4">The proposed solution integrates analog fuzzy logic gates, modular hardware, and a digital AI control layer (e.g., an LLM) into a hybrid architecture. This system leverages the strengths of analog computing for flexibility and adaptability while retaining the precision and scalability of digital computing.</text:span></text:p>
        <text:p text:style-name="P2"/>
        <text:p text:style-name="P2"/>
        <text:p text:style-name="P3"/>
        <text:p text:style-name="P8"><text:span text:style-name="T6">1. System Components</text:span></text:p>
        <text:p text:style-name="P2"/>
        <text:p text:style-name="P8"><text:span text:style-name="T4">1.1 </text:span><text:span text:style-name="T5">Analog Fuzzy Logic Layer</text:span></text:p>
        <text:p text:style-name="P8"><text:span text:style-name="T4">Core Functionality: Implements continuous logic gates (e.g., NAND, OR, NOT) capable of handling fuzzy inputs and outputs.</text:span></text:p>
        <text:p text:style-name="P8"><text:span text:style-name="T4">Key Features:</text:span></text:p>
        <text:p text:style-name="P8"><text:span text:style-name="T4">Reconfigurability: Analog gates can be dynamically reconfigured to perform different logic functions (e.g., 3-input gates with adjustable weights).</text:span></text:p>
        <text:p text:style-name="P8"><text:span text:style-name="T4">Noise Tolerance: Exploits the inherent robustness of analog circuits to handle uncertain or noisy inputs.</text:span></text:p>
        <text:p text:style-name="P8"><text:span text:style-name="T4">Signal Resolution: Achieves high signal-to-noise ratio through careful design of power supply, routing, and amplification.</text:span></text:p>
        <text:p text:style-name="P2"><text:soft-page-break/></text:p>
        <text:p text:style-name="P8"><text:span text:style-name="T4">1.2 </text:span><text:span text:style-name="T5">Digital Control Layer</text:span></text:p>
        <text:p text:style-name="P8"><text:span text:style-name="T4">Core Functionality: Orchestrates the operation of the analog layer, monitors its outputs, and dynamically adjusts configurations.</text:span></text:p>
        <text:p text:style-name="P8"><text:span text:style-name="T4">Key Features:</text:span></text:p>
        <text:p text:style-name="P8"><text:span text:style-name="T4">AI Integration: A digital LLM analyzes the logical pathways and adapts the analog logic gates for introspection and optimization.</text:span></text:p>
        <text:p text:style-name="P8"><text:span text:style-name="T4">Real-Time Feedback: The control layer continuously monitors analog outputs and feeds back adjustments for improved accuracy or adaptability.</text:span></text:p>
        <text:p text:style-name="P8"><text:span text:style-name="T4">Peripheral Control: Manages SPI/I²C communication for DACs, ADCs, and other peripherals.</text:span></text:p>
        <text:p text:style-name="P2"/>
        <text:p text:style-name="P8"><text:span text:style-name="T4">1.3 </text:span><text:span text:style-name="T5">Modular Hardware Architecture</text:span></text:p>
        <text:p text:style-name="P8"><text:span text:style-name="T4">Daughterboards:</text:span></text:p>
        <text:p text:style-name="P8"><text:span text:style-name="T4">Each board contains a configurable set of fuzzy logic gates, DACs for input weighting, and ADCs for digitizing outputs.</text:span></text:p>
        <text:p text:style-name="P8"><text:span text:style-name="T4">Boards communicate via a high-speed bus for synchronized operation.</text:span></text:p>
        <text:p text:style-name="P8"><text:span text:style-name="T4">Motherboard:</text:span></text:p>
        <text:p text:style-name="P8"><text:span text:style-name="T4">Houses the central clock generator, power distribution, and digital control MCU/FPGA.</text:span></text:p>
        <text:p text:style-name="P8"><text:span text:style-name="T4">Provides high-speed communication channels (e.g., SPI, I²C) to daughterboards.</text:span></text:p>
        <text:p text:style-name="P2"/>
        <text:p text:style-name="P2"/>
        <text:p text:style-name="P8"><text:span text:style-name="T6">2. Functional Workflow</text:span></text:p>
        <text:p text:style-name="P2"/>
        <text:p text:style-name="P8"><text:span text:style-name="T4">2.1 </text:span><text:span text:style-name="T5">Analog Signal Processing</text:span></text:p>
        <text:p text:style-name="P8"><text:span text:style-name="T4">Inputs (e.g., sensors or external systems) feed analog signals into the fuzzy gates.</text:span></text:p>
        <text:p text:style-name="P8"><text:span text:style-name="T4">Weighted processing:</text:span></text:p>
        <text:p text:style-name="P8"><text:span text:style-name="T4">Each gate uses VCAs to assign weights to its inputs.</text:span></text:p>
        <text:p text:style-name="P8"><text:span text:style-name="T4">Outputs are calculated based on the fuzzy logic operation (e.g., 𝑄=1−(𝑤</text:span><text:span text:style-name="T11">1</text:span><text:span text:style-name="T4">𝐴+𝑤</text:span><text:span text:style-name="T11">2</text:span><text:span text:style-name="T4">𝐵+𝑤</text:span><text:span text:style-name="T11">3</text:span><text:span text:style-name="T4">𝐶)).</text:span></text:p>
        <text:p text:style-name="P8"><text:span text:style-name="T4">The resulting analog signals are routed to ADCs for digital interpretation.</text:span></text:p>
        <text:p text:style-name="P2"/>
        <text:p text:style-name="P2"/>
        <text:p text:style-name="P2"/>
        <text:p text:style-name="P2"/>
        <text:p text:style-name="P8"><text:span text:style-name="T4">2.2 </text:span><text:span text:style-name="T5">Digital Feedback and Adaptation</text:span></text:p>
        <text:p text:style-name="P8"><text:span text:style-name="T4">ADCs digitize the analog outputs and send them to the digital control layer.</text:span></text:p>
        <text:p text:style-name="P8"><text:span text:style-name="T4">The LLM analyzes the outputs to:</text:span></text:p>
        <text:p text:style-name="P8"><text:span text:style-name="T4">Identify logical inconsistencies.</text:span></text:p>
        <text:p text:style-name="P8"><text:span text:style-name="T4">Adjust input weights or gate configurations via SPI/I²C-controlled DACs.</text:span></text:p>
        <text:p text:style-name="P8"><text:span text:style-name="T4">The updated settings are sent back to the analog layer for real-time reconfiguration.</text:span></text:p>
        <text:p text:style-name="P8"><text:span text:style-name="T4">2.3 </text:span><text:span text:style-name="T5">Clock Synchronization</text:span></text:p>
        <text:p text:style-name="P8"><text:span text:style-name="T4">A central clock generator (e.g., Si5351) synchronizes the entire system.</text:span></text:p>
        <text:p text:style-name="P8"><text:span text:style-name="T4">Clock distribution ICs (e.g., CDCLVD1212) provide low-skew clock signals to all daughterboards.</text:span></text:p>
        <text:p text:style-name="P2"/>
        <text:p text:style-name="P8"><text:span text:style-name="T6">3. System Design Highlights</text:span></text:p>
        <text:p text:style-name="P2"/>
        <text:p text:style-name="P8"><text:span text:style-name="T4">3.1 </text:span><text:span text:style-name="T5">Scalability</text:span></text:p>
        <text:p text:style-name="P8"><text:soft-page-break/><text:span text:style-name="T4">Modular design allows stacking of multiple daughterboards for increased computational capacity.</text:span></text:p>
        <text:p text:style-name="P8"><text:span text:style-name="T4">High-speed communication buses (e.g., SPI, LVDS) ensure minimal latency across boards.</text:span></text:p>
        <text:p text:style-name="P2"/>
        <text:p text:style-name="P8"><text:span text:style-name="T4">3.2 </text:span><text:span text:style-name="T5">Reconfigurability</text:span></text:p>
        <text:p text:style-name="P8"><text:span text:style-name="T4">Analog gates are configured dynamically using multiplexers and programmable DACs.</text:span></text:p>
        <text:p text:style-name="P8"><text:span text:style-name="T4">The control layer’s LLM can modify gate configurations based on task-specific requirements or real-time feedback.</text:span></text:p>
        <text:p text:style-name="P2"/>
        <text:p text:style-name="P8"><text:span text:style-name="T4">3.3 </text:span><text:span text:style-name="T5">Flexibility</text:span></text:p>
        <text:p text:style-name="P8"><text:span text:style-name="T4">Supports a wide range of logic operations (e.g., fuzzy AND, OR, NOT) by adjusting gate parameters.</text:span></text:p>
        <text:p text:style-name="P8"><text:span text:style-name="T4">Analog circuits can handle uncertain or partial inputs, making the system ideal for real-world signal processing.</text:span></text:p>
        <text:p text:style-name="P2"/>
        <text:p text:style-name="P8"><text:span text:style-name="T4">3.4 </text:span><text:span text:style-name="T5">Efficiency</text:span></text:p>
        <text:p text:style-name="P8"><text:span text:style-name="T4">Analog gates process inputs in continuous ranges, reducing the need for high-resolution digital processing.</text:span></text:p>
        <text:p text:style-name="P8"><text:span text:style-name="T4">Energy-efficient operation compared to fully digital systems, especially for iterative or heuristic tasks.</text:span></text:p>
        <text:p text:style-name="P2"/>
        <text:p text:style-name="P8"><text:span text:style-name="T6">4. Key Applications</text:span></text:p>
        <text:p text:style-name="P2"/>
        <text:p text:style-name="P8"><text:span text:style-name="T4">4.1 </text:span><text:span text:style-name="T5">AI Self-Assessment and Introspection</text:span></text:p>
        <text:p text:style-name="P8"><text:span text:style-name="T4">The system allows AI models (e.g., LLMs) to evaluate their logical reasoning pathways by simulating them in the analog domain and analyzing outputs.</text:span></text:p>
        <text:p text:style-name="P2"/>
        <text:p text:style-name="P8"><text:span text:style-name="T4">4.2 </text:span><text:span text:style-name="T5">Real-Time Adaptive Systems</text:span></text:p>
        <text:p text:style-name="P8"><text:span text:style-name="T4">Dynamically adjusts logic operations based on changing input conditions, making it ideal for robotics, control systems, and edge computing.</text:span></text:p>
        <text:p text:style-name="P2"/>
        <text:p text:style-name="P8"><text:span text:style-name="T4">4.3 </text:span><text:span text:style-name="T5">Research in Hybrid Computing</text:span></text:p>
        <text:p text:style-name="P8"><text:span text:style-name="T4">Serves as a platform for exploring new paradigms in hybrid analog-digital logic and their applications in AI and signal processing.</text:span></text:p>
        <text:p text:style-name="P2"/>
        <text:p text:style-name="P8"><text:span text:style-name="T6">5. Implementation Plan</text:span></text:p>
        <text:p text:style-name="P2"/>
        <text:p text:style-name="P8"><text:span text:style-name="T4">5.1 </text:span><text:span text:style-name="T5">Hardware Development</text:span></text:p>
        <text:p text:style-name="P8"><text:span text:style-name="T4">Prototyping:</text:span></text:p>
        <text:p text:style-name="P8"><text:span text:style-name="T4">Develop a single daughterboard with fuzzy logic gates, VCAs, DACs, and ADCs.</text:span></text:p>
        <text:p text:style-name="P8"><text:span text:style-name="T4">Test interconnection with the motherboard for clock synchronization and communication.</text:span></text:p>
        <text:p text:style-name="P8"><text:span text:style-name="T4">Scaling:</text:span></text:p>
        <text:p text:style-name="P8"><text:span text:style-name="T4">Expand the system with multiple daughterboards to demonstrate scalability.</text:span></text:p>
        <text:p text:style-name="P2"/>
        <text:p text:style-name="P8"><text:span text:style-name="T4">5.2 </text:span><text:span text:style-name="T5">Software Development</text:span></text:p>
        <text:p text:style-name="P8"><text:span text:style-name="T4">Firmware:</text:span></text:p>
        <text:p text:style-name="P8"><text:span text:style-name="T4">Develop SPI/I²C drivers for controlling DACs and ADCs.</text:span></text:p>
        <text:p text:style-name="P8"><text:span text:style-name="T4">Implement clock synchronization and real-time data handling.</text:span></text:p>
        <text:p text:style-name="P8"><text:span text:style-name="T4">AI Integration:</text:span></text:p>
        <text:p text:style-name="P8"><text:span text:style-name="T4">Train the LLM to analyze logical outputs and adjust configurations dynamically.</text:span></text:p>
        <text:p text:style-name="P2"/>
        <text:p text:style-name="P8"><text:soft-page-break/><text:span text:style-name="T4">5.3 </text:span><text:span text:style-name="T5">Simulation and Validation</text:span></text:p>
        <text:p text:style-name="P8"><text:span text:style-name="T4">Use SPICE for analog circuit simulation.</text:span></text:p>
        <text:p text:style-name="P8"><text:span text:style-name="T4">Validate digital-analog integration using Python or MATLAB-based simulations.</text:span></text:p>
        <text:p text:style-name="P8"><text:span text:style-name="T4">Test system performance under various input conditions to ensure robustness.</text:span></text:p>
        <text:p text:style-name="P2"/>
        <text:p text:style-name="P8"><text:span text:style-name="T6">6. Future Directions</text:span></text:p>
        <text:p text:style-name="P8"><text:span text:style-name="T5">Scaling to Complex Networks:</text:span></text:p>
        <text:p text:style-name="P8"><text:span text:style-name="T4">Integrate more daughterboards and develop hierarchical control mechanisms.</text:span></text:p>
        <text:p text:style-name="P8"><text:span text:style-name="T5">Advanced AI Capabilities:</text:span></text:p>
        <text:p text:style-name="P8"><text:span text:style-name="T4">Enhance the LLM to learn from the system’s performance and optimize logic operations autonomously.</text:span></text:p>
        <text:p text:style-name="P8"><text:span text:style-name="T5">Industry Collaboration:</text:span></text:p>
        <text:p text:style-name="P8"><text:span text:style-name="T4">Partner with academia and industry to explore applications in AI, robotics, and signal processing.</text:span></text:p>
        <text:p text:style-name="P2"/>
        <text:p text:style-name="P2"/>
        <text:p text:style-name="P2"/>
        <text:p text:style-name="P8"><text:span text:style-name="T4">#####</text:span></text:p>
        <text:p text:style-name="P8"><text:span text:style-name="T4">Use block diagrams or schematics for clarity.</text:span></text:p>
        <text:p text:style-name="P8"><text:span text:style-name="T4">#####</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text:span text:style-name="T6">Applications:</text:span></text:p>
        <text:p text:style-name="P2"/>
        <text:p text:style-name="P8"><text:span text:style-name="T4">Emphasize practical applications:</text:span></text:p>
        <text:p text:style-name="P8"><text:span text:style-name="T4">AI self-assessment and introspection.</text:span></text:p>
        <text:p text:style-name="P8"><text:span text:style-name="T4">Real-time signal processing.</text:span></text:p>
        <text:p text:style-name="P8"><text:span text:style-name="T4">Academic exploration of analog logic.</text:span></text:p>
        <text:p text:style-name="P2"/>
        <text:p text:style-name="P8"><text:span text:style-name="T6">Results and Simulations:</text:span></text:p>
        <text:p text:style-name="P2"><text:soft-page-break/></text:p>
        <text:p text:style-name="P8"><text:span text:style-name="T4">Include LTspice or KiCad-based simulations of fuzzy gates.</text:span></text:p>
        <text:p text:style-name="P8"><text:span text:style-name="T4">Show potential performance metrics (e.g., noise tolerance, scalability).</text:span></text:p>
        <text:p text:style-name="P8"><text:span text:style-name="T4">Future Work:</text:span></text:p>
        <text:p text:style-name="P2"/>
        <text:p text:style-name="P8"><text:span text:style-name="T4">Discuss scalability to more complex networks.</text:span></text:p>
        <text:p text:style-name="P8"><text:span text:style-name="T4">Highlight potential collaborations with AI researchers or hardware designers.</text:span></text:p>
        <text:p text:style-name="P2"/>
        <text:p text:style-name="P8"><text:span text:style-name="T6">Conclusion:</text:span></text:p>
        <text:p text:style-name="P2"/>
        <text:p text:style-name="P8"><text:span text:style-name="T4">Summarize the potential impact and invite collaboration.</text:span></text:p>
        <text:p text:style-name="P2"/>
        <text:p text:style-name="P8"><text:span text:style-name="T6">References:</text:span></text:p>
        <text:p text:style-name="P2"/>
        <text:p text:style-name="P8"><text:span text:style-name="T4">Cite relevant research and related work.</text:span></text:p>
        <text:p text:style-name="P8"><text:span text:style-name="T4">Contact Information:</text:span></text:p>
        <text:p text:style-name="P2"/>
        <text:p text:style-name="P8"><text:span text:style-name="T4">Include your contact details and links to any project resources (e.g., GitHub, personal website).</text:span></text:p>
        <text:p text:style-name="P2"/>
        <text:p text:style-name="P8"><text:span text:style-name="T4">Writing Style</text:span></text:p>
        <text:p text:style-name="P8"><text:span text:style-name="T4">Use clear, concise language.</text:span></text:p>
        <text:p text:style-name="P8"><text:span text:style-name="T4">Include diagrams, tables, and charts to make concepts visually engaging.</text:span></text:p>
        <text:p text:style-name="P8"><text:span text:style-name="T4">Avoid jargon where possible; define technical terms for a broad audience.</text:span></text:p>
        <text:p text:style-name="P2"/>
        <text:p text:style-name="P8"><text:span text:style-name="T4">Tools for Writing</text:span></text:p>
        <text:p text:style-name="P8"><text:span text:style-name="T4">Use Markdown or LaTeX for professional formatting:</text:span></text:p>
        <text:p text:style-name="P8"><text:span text:style-name="T4">Markdown is simpler and integrates well with platforms like GitHub.</text:span></text:p>
        <text:p text:style-name="P8"><text:span text:style-name="T4">LaTeX is more flexible for complex formatting and equations.</text:span></text:p>
        <text:p text:style-name="P2"/>
        <text:p text:style-name="P8"><text:span text:style-name="T4">Use Diagramming Tools:</text:span></text:p>
        <text:p text:style-name="P8"><text:span text:style-name="T4">KiCad: For circuit schematics.</text:span></text:p>
        <text:p text:style-name="P8"><text:span text:style-name="T4">Draw.io or Lucidchart: For block diagrams.</text:span></text:p>
        <text:p text:style-name="P8"><text:span text:style-name="T4">Export the final paper as a PDF.</text:span></text:p>
        <text:p text:style-name="P8"><text:span text:style-name="T4">#####</text:span></text:p>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8"><text:span text:style-name="T4">1. Consolidate the Hardware Design</text:span></text:p>
        <text:p text:style-name="P8"><text:span text:style-name="T4">Rebuild the schematic from scratch to integrate 74HC logic ICs (NANDs, NOTs, and Schmitt triggers), a switching matrix with 74HC405x or 74HC4066 ICs, and clean input/output routing.</text:span></text:p>
        <text:p text:style-name="P8"><text:span text:style-name="T4">Incorporate ESP32 control lines for switching, OLED updates, and LED feedback. Ensure GPIO pin allocations are planned, possibly extending with I/O expanders if needed.</text:span></text:p>
        <text:p text:style-name="P8"><text:span text:style-name="T4">Future-proof with an SD card slot to store lessons, animations, or diagrams for advanced configurations (e.g., NAND gate learning modes).</text:span></text:p>
        <text:p text:style-name="P8"><text:span text:style-name="T4">Simulate the core design with simple software (e.g., LTspice, Logisim) to confirm basic functionality before proceeding with the physical build.</text:span></text:p>
        <text:p text:style-name="P8"><text:span text:style-name="T4">2. Write and Structure the ESP32 Firmware</text:span></text:p>
        <text:p text:style-name="P8"><text:span text:style-name="T4">Break firmware into modules:</text:span></text:p>
        <text:p text:style-name="P8"><text:span text:style-name="T4">ui.cpp / ui.h: For OLED menu navigation, displaying logic diagrams, and real-time state animations.</text:span></text:p>
        <text:p text:style-name="P8"><text:span text:style-name="T4">hardware.cpp / hardware.h: Functions for MUX selection, LED updates, input polling, and ESP32 control of outputs.</text:span></text:p>
        <text:p text:style-name="P8"><text:span text:style-name="T4">modes.cpp / modes.h: Definitions of all flip-flop/latch modes, including truth tables, OLED display logic, and MUX routing settings.</text:span></text:p>
        <text:p text:style-name="P8"><text:span text:style-name="T4">ota.cpp / ota.h: For handling Wi-Fi or BLE firmware updates.</text:span></text:p>
        <text:p text:style-name="P8"><text:span text:style-name="T4">Integrate SD card support for loading new configurations or diagrams, and for storing logs or user patches.</text:span></text:p>
        <text:p text:style-name="P8"><text:span text:style-name="T4">Develop adaptive control loops for LED animations and real-time Q/Q̅ state updates to enhance the educational experience.</text:span></text:p>
        <text:p text:style-name="P8"><text:span text:style-name="T4">3. Prototype Key Features</text:span></text:p>
        <text:p text:style-name="P8"><text:span text:style-name="T4">OLED Interface: Create basic navigation to display flip-flop configurations (logic diagrams, truth tables, etc.).</text:span></text:p>
        <text:p text:style-name="P8"><text:span text:style-name="T4">Signal Routing: Test 74HC405x/4066 ICs with the ESP32 to dynamically reconfigure NAND/NOT gates based on selected flip-flop mode.</text:span></text:p>
        <text:p text:style-name="P8"><text:span text:style-name="T4">Real-Time Updates: Implement Q/Q̅ monitoring and display live changes on the OLED, using LEDs as a secondary feedback mechanism.</text:span></text:p>
        <text:p text:style-name="P8"><text:span text:style-name="T4">4. Scale and Polish</text:span></text:p>
        <text:p text:style-name="P8"><text:span text:style-name="T4">Add Advanced Modes: Expand beyond basic flip-flops to teach about gate-level design, logic families, or even state machines.</text:span></text:p>
        <text:p text:style-name="P8"><text:span text:style-name="T4">Optimize for Production: Ensure the PCB layout minimizes noise and interference, especially for high-frequency switching signals.</text:span></text:p>
        <text:p text:style-name="P8"><text:span text:style-name="T4">Test for Reliability: Stress-test the ESP32's performance when handling simultaneous OLED updates, switching matrix control, and user input.</text:span></text:p>
        <text:p text:style-name="P8"><text:span text:style-name="T4">5. Develop Documentation</text:span></text:p>
        <text:p text:style-name="P8"><text:span text:style-name="T4">Create an educational manual for users to understand flip-flop configurations and how to interact with the playground.</text:span></text:p>
        <text:p text:style-name="P8"><text:span text:style-name="T4">Write a firmware guide for updating and extending the module via Wi-Fi, BLE, or SD card.</text:span></text:p>
        <text:p text:style-name="P2"/>
        <text:p text:style-name="P2"/>
        <text:p text:style-name="P2"/>
        <text:p text:style-name="P2"/>
        <text:p text:style-name="P2"/>
        <text:p text:style-name="P8"><text:span text:style-name="T4">To determine the highest potential difference you can safely use for your analog NAND gates while maximizing the resolution of your fuzzy logic signals, consider the following factors:</text:span></text:p>
        <text:p text:style-name="P2"/>
        <text:p text:style-name="P8"><text:span text:style-name="T4">1. Gate Design and Component Ratings</text:span></text:p>
        <text:p text:style-name="P8"><text:span text:style-name="T4">Semiconductor Specifications: Check the maximum voltage ratings (V_DS, V_GS, etc.) of the transistors in your NAND gate circuit. For most standard MOSFETs or BJTs used in logic gates, this might range between 12V and 30V. Specialized high-voltage components can go much higher.</text:span></text:p>
        <text:p text:style-name="P8"><text:span text:style-name="T4">Resistor and Capacitor Ratings: Ensure all passive components in your circuit can handle the voltage without breakdown. For resistors, check their power ratings and maximum voltage ratings (e.g., typical resistors can handle up to 200V, but always verify).</text:span></text:p>
        <text:p text:style-name="P8"><text:span text:style-name="T4">PCB Layout: Higher voltages require proper spacing between traces to prevent arcing or unintended shorts. Follow IPC standards for high-voltage PCB design.</text:span></text:p>
        <text:p text:style-name="P8"><text:span text:style-name="T4">2. Power Supply Noise and Stability</text:span></text:p>
        <text:p text:style-name="P8"><text:span text:style-name="T4">A higher voltage can amplify power supply noise, so you’ll need to ensure the supply is well-regulated and filtered. Use high-quality linear regulators or DC-DC converters with sufficient ripple suppression.</text:span></text:p>
        <text:p text:style-name="P8"><text:span text:style-name="T4">Add decoupling capacitors (e.g., 100nF and 10µF in parallel) near each NAND gate's power pins to minimize noise.</text:span></text:p>
        <text:p text:style-name="P8"><text:span text:style-name="T4">3. Signal-to-Noise Ratio and Trade-offs</text:span></text:p>
        <text:p text:style-name="P8"><text:soft-page-break/><text:span text:style-name="T4">While a higher potential difference improves the SNR and allows finer fuzzy logic gradations, it can also increase heat dissipation in components. Ensure adequate cooling, especially for power transistors or ICs.</text:span></text:p>
        <text:p text:style-name="P8"><text:span text:style-name="T4">If your application requires very high voltages (e.g., &gt;50V), consider using specialized high-voltage analog ICs or discrete circuits designed for precision analog computing.</text:span></text:p>
        <text:p text:style-name="P8"><text:span text:style-name="T4">4. Safe Testing and Iteration</text:span></text:p>
        <text:p text:style-name="P8"><text:span text:style-name="T4">Start at a lower voltage (e.g., 5V or 12V) and incrementally increase while monitoring the behavior of your gates.</text:span></text:p>
        <text:p text:style-name="P8"><text:span text:style-name="T4">Measure signal integrity, noise, and thermal performance at each step.</text:span></text:p>
        <text:p text:style-name="P8"><text:span text:style-name="T4">Use an oscilloscope to observe the analog signals and ensure that higher voltages don't introduce unwanted distortions or instability.</text:span></text:p>
        <text:p text:style-name="P8"><text:span text:style-name="T4">Suggested Voltage Range</text:span></text:p>
        <text:p text:style-name="P8"><text:span text:style-name="T4">Standard Range: 5V to 15V (common for most analog circuits and easily handled by standard components).</text:span></text:p>
        <text:p text:style-name="P8"><text:span text:style-name="T4">High-Voltage Range: 20V to 50V (requires careful design, component selection, and PCB layout for safety and stability).</text:span></text:p>
        <text:p text:style-name="P8"><text:span text:style-name="T4">If you provide more details about the exact components you're using, I can help refine the potential voltage range further. Let me know how I can assist with testing or calculations!</text:span></text:p>
        <text:p text:style-name="P2"/>
        <text:p text:style-name="P2"/>
        <text:p text:style-name="P8"><text:span text:style-name="T4">Analyzed</text:span></text:p>
        <text:p text:style-name="P8"><text:span text:style-name="T4">python</text:span></text:p>
        <text:p text:style-name="P8"><text:span text:style-name="T4">Always show details</text:span></text:p>
        <text:p text:style-name="P2"/>
        <text:p text:style-name="P8"><text:span text:style-name="T4">Copy code</text:span></text:p>
        <text:p text:style-name="P8"><text:span text:style-name="T4"># Sample calculation: Required trace spacing for a given voltage on a PCB</text:span></text:p>
        <text:p text:style-name="P8"><text:span text:style-name="T4"># Using IPC-2221 standards for PCB trace spacing in air</text:span></text:p>
        <text:p text:style-name="P2"/>
        <text:p text:style-name="P8"><text:span text:style-name="T4">import pandas as pd</text:span></text:p>
        <text:p text:style-name="P2"/>
        <text:p text:style-name="P8"><text:span text:style-name="T4"># Define potential voltage levels and corresponding trace spacing in mm (approximate values based on IPC-2221)</text:span></text:p>
        <text:p text:style-name="P8"><text:span text:style-name="T4">voltage_levels = [5, 12, 24, 50, 100, 200, 300]</text:span></text:p>
        <text:p text:style-name="P8"><text:span text:style-name="T4">trace_spacing_mm = [0.13, 0.2, 0.38, 0.64, 1.3, 2.5, 3.8]</text:span></text:p>
        <text:p text:style-name="P2"/>
        <text:p text:style-name="P8"><text:span text:style-name="T4"># Create a DataFrame for visualization</text:span></text:p>
        <text:p text:style-name="P8"><text:span text:style-name="T4">trace_spacing_df = pd.DataFrame({</text:span></text:p>
        <text:p text:style-name="P8"><text:span text:style-name="T4"><text:s text:c="4"/>"Voltage (V)": voltage_levels,</text:span></text:p>
        <text:p text:style-name="P8"><text:span text:style-name="T4"><text:s text:c="4"/>"Minimum Trace Spacing (mm)": trace_spacing_mm</text:span></text:p>
        <text:p text:style-name="P8"><text:span text:style-name="T4">})</text:span></text:p>
        <text:p text:style-name="P2"/>
        <text:p text:style-name="P8"><text:span text:style-name="T4">import ace_tools as tools; tools.display_dataframe_to_user(name="PCB Trace Spacing Requirements", dataframe=trace_spacing_df)</text:span></text:p>
        <text:p text:style-name="P8"><text:span text:style-name="T4">Result</text:span></text:p>
        <text:p text:style-name="P8"><text:span text:style-name="T4"><text:s text:c="3"/>Voltage (V) <text:s/>Minimum Trace Spacing (mm)</text:span></text:p>
        <text:p text:style-name="P8"><text:span text:style-name="T4">0 <text:s text:c="11"/>5 <text:s text:c="23"/>0.13</text:span></text:p>
        <text:p text:style-name="P8"><text:span text:style-name="T4">1 <text:s text:c="10"/>12 <text:s text:c="23"/>0.20</text:span></text:p>
        <text:p text:style-name="P8"><text:span text:style-name="T4">2 <text:s text:c="10"/>24 <text:s text:c="23"/>0.38</text:span></text:p>
        <text:p text:style-name="P8"><text:span text:style-name="T4">3 <text:s text:c="10"/>50 <text:s text:c="23"/>0.64</text:span></text:p>
        <text:p text:style-name="P8"><text:span text:style-name="T4">4 <text:s text:c="9"/>100 <text:s text:c="23"/>1.30</text:span></text:p>
        <text:p text:style-name="P8"><text:span text:style-name="T4">PCB Trace Spacing Requirements</text:span></text:p>
        <text:p text:style-name="P2"/>
        <text:p text:style-name="P8"><text:soft-page-break/><text:span text:style-name="T4">calculated minimum PCB trace spacing required for various voltage levels based on IPC-2221 standards. You can review the details in the displayed table to ensure your design complies with spacing requirements at target voltages.</text:span></text:p>
        <text:p text:style-name="P2"/>
        <text:p text:style-name="P2"/>
        <text:p text:style-name="P2"/>
        <text:p text:style-name="P2"/>
        <text:p text:style-name="P2"/>
        <text:p text:style-name="P2"/>
        <text:p text:style-name="P2"/>
        <text:p text:style-name="P8"><text:span text:style-name="T4">To design an analog NAND gate using VCAs (Voltage Controlled Amplifiers), we need to break this into steps:</text:span></text:p>
        <text:p text:style-name="P2"/>
        <text:p text:style-name="P8"><text:span text:style-name="T4">1. Number of VCAs Needed for an Analog NAND Gate</text:span></text:p>
        <text:p text:style-name="P8"><text:span text:style-name="T4">An analog NAND gate generally requires at least two VCAs:</text:span></text:p>
        <text:p text:style-name="P2"/>
        <text:p text:style-name="P8"><text:span text:style-name="T4">AND Emulation: Multiply two inputs, emulating an AND operation by controlling the gain of one input signal with the other.</text:span></text:p>
        <text:p text:style-name="P8"><text:span text:style-name="T4">Inversion: Use another VCA or an inverter to invert the AND output, creating the NAND functionality.</text:span></text:p>
        <text:p text:style-name="P8"><text:span text:style-name="T4">Optional: If you want fine-tuned control for fuzzy logic or scaling of the output, an additional VCA might be needed for output-level adjustment.</text:span></text:p>
        <text:p text:style-name="P2"/>
        <text:p text:style-name="P8"><text:span text:style-name="T4">Thus, two to three VCAs per NAND gate are typically required.</text:span></text:p>
        <text:p text:style-name="P2"/>
        <text:p text:style-name="P8"><text:span text:style-name="T4">2. Checking VCA IC Options</text:span></text:p>
        <text:p text:style-name="P8"><text:span text:style-name="T4">Below are some common VCAs, their channel count, voltage range, and other properties:</text:span></text:p>
        <text:p text:style-name="P2"/>
        <text:p text:style-name="P8"><text:span text:style-name="T4">VCA IC<text:tab/>Channels<text:tab/>Max Voltage (Input)<text:tab/>Control Voltage Range<text:tab/>Output Range<text:tab/>Special Features</text:span></text:p>
        <text:p text:style-name="P8"><text:span text:style-name="T4">SSM2164<text:tab/>4<text:tab/>±15V<text:tab/>0V to +5V<text:tab/>Analog<text:tab/>Low distortion, great for audio</text:span></text:p>
        <text:p text:style-name="P8"><text:span text:style-name="T4">THAT2180/2181<text:tab/>1<text:tab/>±18V<text:tab/>-10V to +10V<text:tab/>Analog<text:tab/>Low noise, high precision</text:span></text:p>
        <text:p text:style-name="P8"><text:span text:style-name="T4">V2164<text:tab/>4<text:tab/>±12V to ±15V<text:tab/>0V to +5V<text:tab/>Analog<text:tab/>Clone of SSM2164, good availability</text:span></text:p>
        <text:p text:style-name="P8"><text:span text:style-name="T4">LM13700<text:tab/>2<text:tab/>±18V<text:tab/>-15V to +15V<text:tab/>Analog<text:tab/>Integrates OTAs for flexibility</text:span></text:p>
        <text:p text:style-name="P8"><text:span text:style-name="T4">CA3080 (Legacy)<text:tab/>1<text:tab/>±15V<text:tab/>0V to ±15V<text:tab/>Analog<text:tab/>Older OTA, not as efficient</text:span></text:p>
        <text:p text:style-name="P8"><text:span text:style-name="T4">3. Potential Difference and Voltage Handling</text:span></text:p>
        <text:p text:style-name="P8"><text:span text:style-name="T4">For higher potential difference (improving analog SNR), you’ll favor VCAs like the THAT2181 or LM13700 with voltage handling up to ±18V. These can run on a ±15V supply for maximum headroom.</text:span></text:p>
        <text:p text:style-name="P8"><text:span text:style-name="T4">For cost and availability, the SSM2164 or its clone V2164 offers 4 VCAs per chip, runs on ±12V to ±15V, and is widely used in audio and modular synthesizers.</text:span></text:p>
        <text:p text:style-name="P8"><text:span text:style-name="T4">4. Choosing the Best VCA IC</text:span></text:p>
        <text:p text:style-name="P8"><text:span text:style-name="T4">Considerations:</text:span></text:p>
        <text:p text:style-name="P2"/>
        <text:p text:style-name="P8"><text:span text:style-name="T4">Number of Channels Per IC: A higher channel count per IC reduces PCB space and wiring complexity.</text:span></text:p>
        <text:p text:style-name="P8"><text:span text:style-name="T4">Voltage Handling: Ensure the IC can handle your intended supply and signal voltage range.</text:span></text:p>
        <text:p text:style-name="P8"><text:span text:style-name="T4">Noise and Distortion: If you're prioritizing clean, low-noise signals, the THAT2180/2181 might be a better fit.</text:span></text:p>
        <text:p text:style-name="P8"><text:span text:style-name="T4">Cost and Availability: The SSM2164 or its clone V2164 are cost-effective and widely available.</text:span></text:p>
        <text:p text:style-name="P8"><text:span text:style-name="T4">Best Choices for Analog NAND Gates</text:span></text:p>
        <text:p text:style-name="P8"><text:span text:style-name="T4">SSM2164 or V2164:</text:span></text:p>
        <text:p text:style-name="P2"/>
        <text:p text:style-name="P8"><text:span text:style-name="T4">4 VCAs per IC, suitable for two NAND gates per IC.</text:span></text:p>
        <text:p text:style-name="P8"><text:soft-page-break/><text:span text:style-name="T4">Operates on ±12V or ±15V for good potential difference.</text:span></text:p>
        <text:p text:style-name="P8"><text:span text:style-name="T4">Low noise and distortion, ideal for modular synths and logic emulation.</text:span></text:p>
        <text:p text:style-name="P8"><text:span text:style-name="T4">LM13700:</text:span></text:p>
        <text:p text:style-name="P2"/>
        <text:p text:style-name="P8"><text:span text:style-name="T4">2 VCAs per IC, suitable for one NAND gate per IC.</text:span></text:p>
        <text:p text:style-name="P8"><text:span text:style-name="T4">Operates on up to ±15V or ±18V for high headroom.</text:span></text:p>
        <text:p text:style-name="P8"><text:span text:style-name="T4">Offers more flexibility with its OTA design for custom analog computation.</text:span></text:p>
        <text:p text:style-name="P8"><text:span text:style-name="T4">5. Final Calculations</text:span></text:p>
        <text:p text:style-name="P8"><text:span text:style-name="T4">To calculate the total number of VCAs:</text:span></text:p>
        <text:p text:style-name="P2"/>
        <text:p text:style-name="P8"><text:span text:style-name="T4">Count the number of NAND gates you plan to implement in your circuit.</text:span></text:p>
        <text:p text:style-name="P8"><text:span text:style-name="T4">Multiply by 2 (or 3 if including an additional VCA for fuzzy logic control).</text:span></text:p>
        <text:p text:style-name="P8"><text:span text:style-name="T4">For example:</text:span></text:p>
        <text:p text:style-name="P2"/>
        <text:p text:style-name="P8"><text:span text:style-name="T4">8 NAND gates require 16 VCAs (2 per gate).</text:span></text:p>
        <text:p text:style-name="P8"><text:span text:style-name="T4">Using SSM2164 (4 VCAs/IC), you’ll need 4 ICs.</text:span></text:p>
        <text:p text:style-name="P8"><text:span text:style-name="T4">If LM13700 (2 VCAs/IC) is chosen, you’ll need 8 ICs.</text:span></text:p>
        <text:p text:style-name="P2"/>
        <text:p text:style-name="P2"/>
        <text:p text:style-name="P2"/>
        <text:p text:style-name="P2"/>
        <text:p text:style-name="P2"/>
        <text:p text:style-name="P2"/>
        <text:p text:style-name="P2"/>
        <text:p text:style-name="P2"/>
        <text:p text:style-name="P2"/>
        <text:p text:style-name="P8"><text:span text:style-name="T13">```python</text:span></text:p>
        <text:p text:style-name="P8"><text:span text:style-name="T13">import matplotlib.pyplot as plt</text:span></text:p>
        <text:p text:style-name="P8"><text:span text:style-name="T13">import matplotlib.patches as patches</text:span></text:p>
        <text:p text:style-name="P9"/>
        <text:p text:style-name="P8"><text:span text:style-name="T13"># Drawing a symbolic diagram of the fuzzy NAND gate circuit</text:span></text:p>
        <text:p text:style-name="P9"/>
        <text:p text:style-name="P8"><text:span text:style-name="T13">fig, ax = plt.subplots(figsize=(10, 6))</text:span></text:p>
        <text:p text:style-name="P9"/>
        <text:p text:style-name="P8"><text:span text:style-name="T13"># Create the VCA1 block (AND operation)</text:span></text:p>
        <text:p text:style-name="P8"><text:span text:style-name="T13">ax.add_patch(patches.Rectangle((1, 4), 2, 1, edgecolor='black', facecolor='lightblue', lw=1))</text:span></text:p>
        <text:p text:style-name="P8"><text:span text:style-name="T13">ax.text(2, 4.5, 'VCA1 (AND)', ha='center', va='center', fontsize=10)</text:span></text:p>
        <text:p text:style-name="P9"/>
        <text:p text:style-name="P8"><text:span text:style-name="T13"># Add inputs A and B to VCA1</text:span></text:p>
        <text:p text:style-name="P8"><text:span text:style-name="T13">ax.arrow(0.5, 4.75, 0.5, 0, head_width=0.1, head_length=0.2, fc='black', ec='black')</text:span></text:p>
        <text:p text:style-name="P8"><text:span text:style-name="T13">ax.text(0.3, 4.75, 'A', ha='right', va='center', fontsize=10)</text:span></text:p>
        <text:p text:style-name="P9"/>
        <text:p text:style-name="P8"><text:soft-page-break/><text:span text:style-name="T13">ax.arrow(0.5, 4.25, 0.5, 0, head_width=0.1, head_length=0.2, fc='black', ec='black')</text:span></text:p>
        <text:p text:style-name="P8"><text:span text:style-name="T13">ax.text(0.3, 4.25, 'B', ha='right', va='center', fontsize=10)</text:span></text:p>
        <text:p text:style-name="P9"/>
        <text:p text:style-name="P8"><text:span text:style-name="T13"># Output from VCA1 to VCA2</text:span></text:p>
        <text:p text:style-name="P8"><text:span text:style-name="T13">ax.arrow(3, 4.5, 1.5, 0, head_width=0.1, head_length=0.2, fc='black', ec='black')</text:span></text:p>
        <text:p text:style-name="P9"/>
        <text:p text:style-name="P8"><text:span text:style-name="T13"># Create the VCA2 block (Scaling)</text:span></text:p>
        <text:p text:style-name="P8"><text:span text:style-name="T13">ax.add_patch(patches.Rectangle((4.5, 4), 2, 1, edgecolor='black', facecolor='lightgreen', lw=1))</text:span></text:p>
        <text:p text:style-name="P8"><text:span text:style-name="T13">ax.text(5.5, 4.5, 'VCA2 (Scaling)', ha='center', va='center', fontsize=10)</text:span></text:p>
        <text:p text:style-name="P9"/>
        <text:p text:style-name="P8"><text:span text:style-name="T13"># Add scaling input to VCA2</text:span></text:p>
        <text:p text:style-name="P8"><text:span text:style-name="T13">ax.arrow(4.25, 5, 0.25, -0.25, head_width=0.1, head_length=0.2, fc='black', ec='black')</text:span></text:p>
        <text:p text:style-name="P8"><text:span text:style-name="T13">ax.text(4, 5, 'Scaling (Pot)', ha='right', va='center', fontsize=8)</text:span></text:p>
        <text:p text:style-name="P9"/>
        <text:p text:style-name="P8"><text:span text:style-name="T13"># Output from VCA2 to Inverting Op-Amp</text:span></text:p>
        <text:p text:style-name="P8"><text:span text:style-name="T13">ax.arrow(6.5, 4.5, 1.5, 0, head_width=0.1, head_length=0.2, fc='black', ec='black')</text:span></text:p>
        <text:p text:style-name="P9"/>
        <text:p text:style-name="P8"><text:span text:style-name="T13"># Create the inverting op-amp block</text:span></text:p>
        <text:p text:style-name="P8"><text:span text:style-name="T13">ax.add_patch(patches.Rectangle((8, 4), 2, 1, edgecolor='black', facecolor='pink', lw=1))</text:span></text:p>
        <text:p text:style-name="P8"><text:span text:style-name="T13">ax.text(9, 4.5, 'Op-Amp\n(Inverter)', ha='center', va='center', fontsize=10)</text:span></text:p>
        <text:p text:style-name="P9"/>
        <text:p text:style-name="P8"><text:span text:style-name="T13"># Output from Op-Amp</text:span></text:p>
        <text:p text:style-name="P8"><text:span text:style-name="T13">ax.arrow(10, 4.5, 1.5, 0, head_width=0.1, head_length=0.2, fc='black', ec='black')</text:span></text:p>
        <text:p text:style-name="P8"><text:span text:style-name="T13">ax.text(11.6, 4.5, 'Q (NAND)', ha='left', va='center', fontsize=10)</text:span></text:p>
        <text:p text:style-name="P9"/>
        <text:p text:style-name="P8"><text:span text:style-name="T13"># Add power supply labels</text:span></text:p>
        <text:p text:style-name="P8"><text:span text:style-name="T13">ax.text(1, 5.25, '+12V', ha='center', va='center', fontsize=8)</text:span></text:p>
        <text:p text:style-name="P8"><text:span text:style-name="T13">ax.text(1, 3.75, '-12V', ha='center', va='center', fontsize=8)</text:span></text:p>
        <text:p text:style-name="P9"/>
        <text:p text:style-name="P8"><text:span text:style-name="T13"># Set plot limits and hide axes</text:span></text:p>
        <text:p text:style-name="P8"><text:span text:style-name="T13">ax.set_xlim(0, 12)</text:span></text:p>
        <text:p text:style-name="P8"><text:span text:style-name="T13">ax.set_ylim(3, 6)</text:span></text:p>
        <text:p text:style-name="P8"><text:span text:style-name="T13">ax.axis('off')</text:span></text:p>
        <text:p text:style-name="P9"/>
        <text:p text:style-name="P8"><text:span text:style-name="T13"># Display the diagram</text:span></text:p>
        <text:p text:style-name="P8"><text:span text:style-name="T13">plt.title("Fuzzy NAND Gate Circuit (Symbolic Diagram)", fontsize=12)</text:span></text:p>
        <text:p text:style-name="P8"><text:span text:style-name="T13">plt.show()</text:span></text:p>
        <text:p text:style-name="P8"><text:span text:style-name="T13">```</text:span></text:p>
        <text:p text:style-name="P2"/>
        <text:p text:style-name="P2"/>
        <text:p text:style-name="P8"><text:span text:style-name="T13">```python</text:span></text:p>
        <text:p text:style-name="P8"><text:span text:style-name="T13"># Redrawing the symbolic fuzzy NAND gate circuit due to reset.</text:span></text:p>
        <text:p text:style-name="P9"><text:soft-page-break/></text:p>
        <text:p text:style-name="P8"><text:span text:style-name="T13">import matplotlib.pyplot as plt</text:span></text:p>
        <text:p text:style-name="P8"><text:span text:style-name="T13">import matplotlib.patches as patches</text:span></text:p>
        <text:p text:style-name="P9"/>
        <text:p text:style-name="P8"><text:span text:style-name="T13"># Drawing a symbolic diagram of the fuzzy NAND gate circuit</text:span></text:p>
        <text:p text:style-name="P9"/>
        <text:p text:style-name="P8"><text:span text:style-name="T13">fig, ax = plt.subplots(figsize=(10, 6))</text:span></text:p>
        <text:p text:style-name="P9"/>
        <text:p text:style-name="P8"><text:span text:style-name="T13"># Create the VCA1 block (AND operation)</text:span></text:p>
        <text:p text:style-name="P8"><text:span text:style-name="T13">ax.add_patch(patches.Rectangle((1, 4), 2, 1, edgecolor='black', facecolor='lightblue', lw=1))</text:span></text:p>
        <text:p text:style-name="P8"><text:span text:style-name="T13">ax.text(2, 4.5, 'VCA1 (AND)', ha='center', va='center', fontsize=10)</text:span></text:p>
        <text:p text:style-name="P9"/>
        <text:p text:style-name="P8"><text:span text:style-name="T13"># Add inputs A and B to VCA1</text:span></text:p>
        <text:p text:style-name="P8"><text:span text:style-name="T13">ax.arrow(0.5, 4.75, 0.5, 0, head_width=0.1, head_length=0.2, fc='black', ec='black')</text:span></text:p>
        <text:p text:style-name="P8"><text:span text:style-name="T13">ax.text(0.3, 4.75, 'A', ha='right', va='center', fontsize=10)</text:span></text:p>
        <text:p text:style-name="P9"/>
        <text:p text:style-name="P8"><text:span text:style-name="T13">ax.arrow(0.5, 4.25, 0.5, 0, head_width=0.1, head_length=0.2, fc='black', ec='black')</text:span></text:p>
        <text:p text:style-name="P8"><text:span text:style-name="T13">ax.text(0.3, 4.25, 'B', ha='right', va='center', fontsize=10)</text:span></text:p>
        <text:p text:style-name="P9"/>
        <text:p text:style-name="P8"><text:span text:style-name="T13"># Output from VCA1 to VCA2</text:span></text:p>
        <text:p text:style-name="P8"><text:span text:style-name="T13">ax.arrow(3, 4.5, 1.5, 0, head_width=0.1, head_length=0.2, fc='black', ec='black')</text:span></text:p>
        <text:p text:style-name="P9"/>
        <text:p text:style-name="P8"><text:span text:style-name="T13"># Create the VCA2 block (Scaling)</text:span></text:p>
        <text:p text:style-name="P8"><text:span text:style-name="T13">ax.add_patch(patches.Rectangle((4.5, 4), 2, 1, edgecolor='black', facecolor='lightgreen', lw=1))</text:span></text:p>
        <text:p text:style-name="P8"><text:span text:style-name="T13">ax.text(5.5, 4.5, 'VCA2 (Scaling)', ha='center', va='center', fontsize=10)</text:span></text:p>
        <text:p text:style-name="P9"/>
        <text:p text:style-name="P8"><text:span text:style-name="T13"># Add scaling input to VCA2</text:span></text:p>
        <text:p text:style-name="P8"><text:span text:style-name="T13">ax.arrow(4.25, 5, 0.25, -0.25, head_width=0.1, head_length=0.2, fc='black', ec='black')</text:span></text:p>
        <text:p text:style-name="P8"><text:span text:style-name="T13">ax.text(4, 5, 'Scaling (Pot)', ha='right', va='center', fontsize=8)</text:span></text:p>
        <text:p text:style-name="P9"/>
        <text:p text:style-name="P8"><text:span text:style-name="T13"># Output from VCA2 to Inverting Op-Amp</text:span></text:p>
        <text:p text:style-name="P8"><text:span text:style-name="T13">ax.arrow(6.5, 4.5, 1.5, 0, head_width=0.1, head_length=0.2, fc='black', ec='black')</text:span></text:p>
        <text:p text:style-name="P9"/>
        <text:p text:style-name="P8"><text:span text:style-name="T13"># Create the inverting op-amp block</text:span></text:p>
        <text:p text:style-name="P8"><text:span text:style-name="T13">ax.add_patch(patches.Rectangle((8, 4), 2, 1, edgecolor='black', facecolor='pink', lw=1))</text:span></text:p>
        <text:p text:style-name="P8"><text:span text:style-name="T13">ax.text(9, 4.5, 'Op-Amp\n(Inverter)', ha='center', va='center', fontsize=10)</text:span></text:p>
        <text:p text:style-name="P9"/>
        <text:p text:style-name="P8"><text:span text:style-name="T13"># Output from Op-Amp</text:span></text:p>
        <text:p text:style-name="P8"><text:span text:style-name="T13">ax.arrow(10, 4.5, 1.5, 0, head_width=0.1, head_length=0.2, fc='black', ec='black')</text:span></text:p>
        <text:p text:style-name="P8"><text:span text:style-name="T13">ax.text(11.6, 4.5, 'Q (NAND)', ha='left', va='center', fontsize=10)</text:span></text:p>
        <text:p text:style-name="P9"/>
        <text:p text:style-name="P8"><text:span text:style-name="T13"># Add power supply labels</text:span></text:p>
        <text:p text:style-name="P8"><text:soft-page-break/><text:span text:style-name="T13">ax.text(1, 5.25, '+12V', ha='center', va='center', fontsize=8)</text:span></text:p>
        <text:p text:style-name="P8"><text:span text:style-name="T13">ax.text(1, 3.75, '-12V', ha='center', va='center', fontsize=8)</text:span></text:p>
        <text:p text:style-name="P9"/>
        <text:p text:style-name="P8"><text:span text:style-name="T13"># Set plot limits and hide axes</text:span></text:p>
        <text:p text:style-name="P8"><text:span text:style-name="T13">ax.set_xlim(0, 12)</text:span></text:p>
        <text:p text:style-name="P8"><text:span text:style-name="T13">ax.set_ylim(3, 6)</text:span></text:p>
        <text:p text:style-name="P8"><text:span text:style-name="T13">ax.axis('off')</text:span></text:p>
        <text:p text:style-name="P9"/>
        <text:p text:style-name="P8"><text:span text:style-name="T13"># Display the diagram</text:span></text:p>
        <text:p text:style-name="P8"><text:span text:style-name="T13">plt.title("Fuzzy NAND Gate Circuit (Symbolic Diagram)", fontsize=12)</text:span></text:p>
        <text:p text:style-name="P8"><text:span text:style-name="T13">plt.show()</text:span></text:p>
        <text:p text:style-name="P8"><text:span text:style-name="T13">```</text:span></text:p>
        <text:p text:style-name="P9"/>
        <text:p text:style-name="P8"><text:span text:style-name="T4">It seems I cannot generate the image directly due to the reset environment, but I can describe it clearly, and you can easily reproduce it in KiCad or another schematic tool:</text:span></text:p>
        <text:p text:style-name="P2"/>
        <text:p text:style-name="P8"><text:span text:style-name="T4">Fuzzy NAND Gate Design Outline</text:span></text:p>
        <text:p text:style-name="P8"><text:span text:style-name="T4">Components:</text:span></text:p>
        <text:p text:style-name="P2"/>
        <text:p text:style-name="P8"><text:span text:style-name="T4">Two VCAs:</text:span></text:p>
        <text:p text:style-name="P8"><text:span text:style-name="T4">VCA1 (AND operation): Multiplies inputs A and B.</text:span></text:p>
        <text:p text:style-name="P8"><text:span text:style-name="T4">VCA2 (Scaling): Adjusts the output of VCA1 with a potentiometer.</text:span></text:p>
        <text:p text:style-name="P8"><text:span text:style-name="T4">One Op-Amp:</text:span></text:p>
        <text:p text:style-name="P8"><text:span text:style-name="T4">Inverts the scaled AND output to produce a NAND output.</text:span></text:p>
        <text:p text:style-name="P8"><text:span text:style-name="T4">Power Decoupling:</text:span></text:p>
        <text:p text:style-name="P8"><text:span text:style-name="T4">Add capacitors near power pins for stability.</text:span></text:p>
        <text:p text:style-name="P8"><text:span text:style-name="T4">Connections:</text:span></text:p>
        <text:p text:style-name="P2"/>
        <text:p text:style-name="P8"><text:span text:style-name="T4">Input A connects to the control input of VCA1.</text:span></text:p>
        <text:p text:style-name="P8"><text:span text:style-name="T4">Input B connects to the signal input of VCA1.</text:span></text:p>
        <text:p text:style-name="P8"><text:span text:style-name="T4">The output of VCA1 connects to the signal input of VCA2.</text:span></text:p>
        <text:p text:style-name="P8"><text:span text:style-name="T4">A potentiometer (Scaling) connects to the control input of VCA2.</text:span></text:p>
        <text:p text:style-name="P8"><text:span text:style-name="T4">The output of VCA2 connects to the inverting input of the op-amp.</text:span></text:p>
        <text:p text:style-name="P8"><text:span text:style-name="T4">The op-amp output provides the fuzzy NAND result (Q).</text:span></text:p>
        <text:p text:style-name="P8"><text:span text:style-name="T4">Power:</text:span></text:p>
        <text:p text:style-name="P2"/>
        <text:p text:style-name="P8"><text:span text:style-name="T4">Use ±12V or ±15V supplies for the VCAs and op-amp.</text:span></text:p>
        <text:p text:style-name="P8"><text:span text:style-name="T4">Add 100nF decoupling capacitors near power pins.</text:span></text:p>
        <text:p text:style-name="P2"/>
        <text:p text:style-name="P2"/>
        <text:p text:style-name="P2"/>
        <text:p text:style-name="P2"/>
        <text:p text:style-name="P2"/>
        <text:p text:style-name="P8"><text:soft-page-break/><text:span text:style-name="T4">Two VCAs (e.g., SSM2164 or LM13700) for the AND operation and scaling.</text:span></text:p>
        <text:p text:style-name="P8"><text:span text:style-name="T4">Op-Amp (e.g., TL072 or TL074) for the inverting NAND output.</text:span></text:p>
        <text:p text:style-name="P8"><text:span text:style-name="T4">Properly labeled inputs (A, B) and output (Q) with power connections (+12V, -12V, GND).</text:span></text:p>
        <text:p text:style-name="P8"><text:span text:style-name="T4">Decoupling capacitors and a scaling potentiometer.</text:span></text:p>
        <text:p text:style-name="P2"/>
        <text:p text:style-name="P2"/>
        <text:p text:style-name="P2"/>
        <text:p text:style-name="P2"/>
        <text:p text:style-name="P2"/>
        <text:p text:style-name="P2"/>
        <text:p text:style-name="P2"/>
        <text:p text:style-name="P2"/>
        <text:p text:style-name="P2"/>
        <text:p text:style-name="P8"><text:span text:style-name="T4">we have to work out how to put together single pcbs each with a configurable set of enough fuzzy nands, ors and nots to build any basic logic then connect many of these daughterboard pcbs up together with control chanels such that a digital llm in a computer via some kind of control layer can control the fuzzy logic unit so making it able to assess its own logical thinking aspects and feed back to input</text:span></text:p>
        <text:p text:style-name="P8"><text:span text:style-name="T4">ChatGPT said:</text:span></text:p>
        <text:p text:style-name="P8"><text:span text:style-name="T4">ChatGPT</text:span></text:p>
        <text:p text:style-name="P8"><text:span text:style-name="T4">To design a modular system of PCBs, each housing a configurable set of fuzzy NANDs, ORs, and NOTs, and integrate it with a digital LLM for self-assessment and feedback, we need to break this challenge into logical, electrical, and control layers. Here's how we can approach the problem:</text:span></text:p>
        <text:p text:style-name="P2"/>
        <text:p text:style-name="P8"><text:span text:style-name="T4">1. Hardware Design of Daughterboard PCBs</text:span></text:p>
        <text:p text:style-name="P8"><text:span text:style-name="T4">Each daughterboard PCB should:</text:span></text:p>
        <text:p text:style-name="P2"/>
        <text:p text:style-name="P8"><text:span text:style-name="T4">Include a configurable set of fuzzy NAND, OR, and NOT gates.</text:span></text:p>
        <text:p text:style-name="P8"><text:span text:style-name="T4">Feature an interface for control and communication with the main control layer.</text:span></text:p>
        <text:p text:style-name="P8"><text:span text:style-name="T4">Be modular, stackable, and connected in a scalable network.</text:span></text:p>
        <text:p text:style-name="P8"><text:span text:style-name="T4">1.1 Component Selection</text:span></text:p>
        <text:p text:style-name="P8"><text:span text:style-name="T4">Analog Fuzzy Logic Gates:</text:span></text:p>
        <text:p text:style-name="P2"/>
        <text:p text:style-name="P8"><text:span text:style-name="T4">NAND: Built from VCAs (e.g., SSM2164 or V2164 for multiple VCAs per IC).</text:span></text:p>
        <text:p text:style-name="P8"><text:span text:style-name="T4">OR and NOT: Use additional VCAs or dedicated op-amp circuits for simplicity.</text:span></text:p>
        <text:p text:style-name="P8"><text:span text:style-name="T4">Design gates with adjustable thresholds to tune fuzziness.</text:span></text:p>
        <text:p text:style-name="P8"><text:span text:style-name="T4">Multiplexers/Switches:</text:span></text:p>
        <text:p text:style-name="P2"/>
        <text:p text:style-name="P8"><text:span text:style-name="T4">Use 74HC405x series or DG4xx series for signal routing to/from gates.</text:span></text:p>
        <text:p text:style-name="P8"><text:span text:style-name="T4">Enables dynamic reconfiguration of gate interconnections.</text:span></text:p>
        <text:p text:style-name="P8"><text:span text:style-name="T4">Control Interface:</text:span></text:p>
        <text:p text:style-name="P2"/>
        <text:p text:style-name="P8"><text:span text:style-name="T4">GPIO-controlled I/O expanders (e.g., MCP23017 for I²C or MCP23S17 for SPI) for routing.</text:span></text:p>
        <text:p text:style-name="P8"><text:span text:style-name="T4">SPI/I²C for control signals to/from the main board.</text:span></text:p>
        <text:p text:style-name="P8"><text:span text:style-name="T4">Voltage Handling:</text:span></text:p>
        <text:p text:style-name="P2"/>
        <text:p text:style-name="P8"><text:span text:style-name="T4">Ensure all gates and switches operate within the chosen voltage range (e.g., ±12V or ±15V).</text:span></text:p>
        <text:p text:style-name="P8"><text:span text:style-name="T4">Use op-amps (e.g., TL074 or TL084) for buffering and scaling signals.</text:span></text:p>
        <text:p text:style-name="P8"><text:soft-page-break/><text:span text:style-name="T4">1.2 PCB Layout</text:span></text:p>
        <text:p text:style-name="P8"><text:span text:style-name="T4">Gate Arrangement: Include enough gates to implement any logic function (e.g., 4 NANDs, 2 ORs, 2 NOTs per board).</text:span></text:p>
        <text:p text:style-name="P8"><text:span text:style-name="T4">Signal Routing: Design PCB traces to minimize noise and cross-talk, especially for high-resolution fuzzy logic signals.</text:span></text:p>
        <text:p text:style-name="P8"><text:span text:style-name="T4">Power Distribution: Use a central power bus to distribute ±12V/±15V across daughterboards.</text:span></text:p>
        <text:p text:style-name="P8"><text:span text:style-name="T4">Connector: Use DIN 41612 connectors or similar to connect daughterboards to the control layer for power and control signals.</text:span></text:p>
        <text:p text:style-name="P8"><text:span text:style-name="T4">2. Interconnect and Communication</text:span></text:p>
        <text:p text:style-name="P8"><text:span text:style-name="T4">The daughterboards need to communicate with each other and the central control layer.</text:span></text:p>
        <text:p text:style-name="P2"/>
        <text:p text:style-name="P8"><text:span text:style-name="T4">2.1 Control Channels</text:span></text:p>
        <text:p text:style-name="P8"><text:span text:style-name="T4">Use SPI/I²C buses for scalable communication.</text:span></text:p>
        <text:p text:style-name="P2"/>
        <text:p text:style-name="P8"><text:span text:style-name="T4">Assign unique addresses to each daughterboard for easy identification.</text:span></text:p>
        <text:p text:style-name="P8"><text:span text:style-name="T4">Multiplex control signals using GPIO expanders or dedicated shift registers.</text:span></text:p>
        <text:p text:style-name="P8"><text:span text:style-name="T4">Clock Synchronization:</text:span></text:p>
        <text:p text:style-name="P2"/>
        <text:p text:style-name="P8"><text:span text:style-name="T4">Use a central clock signal distributed to all daughterboards.</text:span></text:p>
        <text:p text:style-name="P8"><text:span text:style-name="T4">For timing-critical operations, consider low-jitter clock ICs.</text:span></text:p>
        <text:p text:style-name="P8"><text:span text:style-name="T4">2.2 Signal Buses</text:span></text:p>
        <text:p text:style-name="P8"><text:span text:style-name="T4">Use separate analog and digital signal buses:</text:span></text:p>
        <text:p text:style-name="P8"><text:span text:style-name="T4">Analog Bus: Routes fuzzy logic signals between daughterboards.</text:span></text:p>
        <text:p text:style-name="P8"><text:span text:style-name="T4">Digital Bus: Handles control signals, configuration commands, and status feedback.</text:span></text:p>
        <text:p text:style-name="P8"><text:span text:style-name="T4">3. Main Control Layer</text:span></text:p>
        <text:p text:style-name="P8"><text:span text:style-name="T4">The main control layer connects the daughterboards to the LLM in the computer.</text:span></text:p>
        <text:p text:style-name="P2"/>
        <text:p text:style-name="P8"><text:span text:style-name="T4">3.1 MCU or FPGA Selection</text:span></text:p>
        <text:p text:style-name="P8"><text:span text:style-name="T4">MCU Option: STM32 or ESP32</text:span></text:p>
        <text:p text:style-name="P8"><text:span text:style-name="T4">Benefits: Built-in ADC/DACs, SPI/I²C interfaces, and GPIO pins.</text:span></text:p>
        <text:p text:style-name="P8"><text:span text:style-name="T4">Example: STM32F4 series for its ADC/DAC capabilities and processing power.</text:span></text:p>
        <text:p text:style-name="P8"><text:span text:style-name="T4">FPGA Option: Xilinx or Intel FPGAs</text:span></text:p>
        <text:p text:style-name="P8"><text:span text:style-name="T4">Benefits: Parallel processing for large-scale gate control.</text:span></text:p>
        <text:p text:style-name="P8"><text:span text:style-name="T4">Use for low-latency operations and dynamic reconfiguration.</text:span></text:p>
        <text:p text:style-name="P8"><text:span text:style-name="T4">3.2 Interfacing with the Computer</text:span></text:p>
        <text:p text:style-name="P8"><text:span text:style-name="T4">Use USB, Ethernet, or PCIe for communication between the control layer and the LLM.</text:span></text:p>
        <text:p text:style-name="P8"><text:span text:style-name="T4">Employ high-speed protocols (e.g., USB 3.0 or Gigabit Ethernet) for real-time feedback.</text:span></text:p>
        <text:p text:style-name="P8"><text:span text:style-name="T4">3.3 LLM Integration</text:span></text:p>
        <text:p text:style-name="P8"><text:span text:style-name="T4">Design a software control layer to interface with the hardware. This layer should:</text:span></text:p>
        <text:p text:style-name="P8"><text:span text:style-name="T4">Translate LLM outputs into hardware commands.</text:span></text:p>
        <text:p text:style-name="P8"><text:span text:style-name="T4">Capture fuzzy logic outputs for feedback into the LLM.</text:span></text:p>
        <text:p text:style-name="P8"><text:span text:style-name="T4">Use APIs or direct memory access to ensure low-latency interaction.</text:span></text:p>
        <text:p text:style-name="P8"><text:span text:style-name="T4">4. Software Framework</text:span></text:p>
        <text:p text:style-name="P8"><text:span text:style-name="T4">4.1 LLM Side</text:span></text:p>
        <text:p text:style-name="P8"><text:span text:style-name="T4">Integration with PyTorch/TensorFlow:</text:span></text:p>
        <text:p text:style-name="P2"><text:soft-page-break/></text:p>
        <text:p text:style-name="P8"><text:span text:style-name="T4">Use Python libraries to send/receive data between the LLM and the control layer.</text:span></text:p>
        <text:p text:style-name="P8"><text:span text:style-name="T4">Example: Output probabilities from the LLM as control signals for gate configuration.</text:span></text:p>
        <text:p text:style-name="P8"><text:span text:style-name="T4">Self-Assessment Feedback:</text:span></text:p>
        <text:p text:style-name="P2"/>
        <text:p text:style-name="P8"><text:span text:style-name="T4">Capture fuzzy gate outputs and use them as inputs to the LLM for evaluation.</text:span></text:p>
        <text:p text:style-name="P8"><text:span text:style-name="T4">Enable the LLM to "reason about its reasoning."</text:span></text:p>
        <text:p text:style-name="P8"><text:span text:style-name="T4">4.2 Hardware Control Layer</text:span></text:p>
        <text:p text:style-name="P8"><text:span text:style-name="T4">Firmware:</text:span></text:p>
        <text:p text:style-name="P2"/>
        <text:p text:style-name="P8"><text:span text:style-name="T4">Write code for the MCU/FPGA to:</text:span></text:p>
        <text:p text:style-name="P8"><text:span text:style-name="T4">Dynamically configure gates on daughterboards.</text:span></text:p>
        <text:p text:style-name="P8"><text:span text:style-name="T4">Route signals between boards.</text:span></text:p>
        <text:p text:style-name="P8"><text:span text:style-name="T4">Handle feedback loops for fuzzy signals.</text:span></text:p>
        <text:p text:style-name="P8"><text:span text:style-name="T4">PC Software:</text:span></text:p>
        <text:p text:style-name="P2"/>
        <text:p text:style-name="P8"><text:span text:style-name="T4">Develop a GUI to visualize the logic network and configure gates manually.</text:span></text:p>
        <text:p text:style-name="P8"><text:span text:style-name="T4">Use Python/C++ to communicate with the control layer via USB/Ethernet.</text:span></text:p>
        <text:p text:style-name="P8"><text:span text:style-name="T4">5. System Architecture</text:span></text:p>
        <text:p text:style-name="P8"><text:span text:style-name="T4">Daughterboards:</text:span></text:p>
        <text:p text:style-name="P2"/>
        <text:p text:style-name="P8"><text:span text:style-name="T4">Each contains multiple fuzzy gates, controlled via SPI/I²C.</text:span></text:p>
        <text:p text:style-name="P8"><text:span text:style-name="T4">Analog and digital signals are routed via buses.</text:span></text:p>
        <text:p text:style-name="P8"><text:span text:style-name="T4">Mainboard:</text:span></text:p>
        <text:p text:style-name="P2"/>
        <text:p text:style-name="P8"><text:span text:style-name="T4">Hosts the MCU/FPGA.</text:span></text:p>
        <text:p text:style-name="P8"><text:span text:style-name="T4">Manages communication with daughterboards and the computer.</text:span></text:p>
        <text:p text:style-name="P8"><text:span text:style-name="T4">Control Software:</text:span></text:p>
        <text:p text:style-name="P2"/>
        <text:p text:style-name="P8"><text:span text:style-name="T4">Interfaces the LLM with the hardware.</text:span></text:p>
        <text:p text:style-name="P8"><text:span text:style-name="T4">Handles configuration, feedback, and monitoring.</text:span></text:p>
        <text:p text:style-name="P8"><text:span text:style-name="T4">Example Configuration for Each PCB</text:span></text:p>
        <text:p text:style-name="P8"><text:span text:style-name="T4">4 Fuzzy NAND Gates (2 VCAs per gate).</text:span></text:p>
        <text:p text:style-name="P8"><text:span text:style-name="T4">2 Fuzzy OR Gates.</text:span></text:p>
        <text:p text:style-name="P8"><text:span text:style-name="T4">2 NOT Gates.</text:span></text:p>
        <text:p text:style-name="P8"><text:span text:style-name="T4">Multiplexer for reconfiguration (e.g., 74HC4051).</text:span></text:p>
        <text:p text:style-name="P8"><text:span text:style-name="T4">I²C/SPI Interface for control.</text:span></text:p>
        <text:p text:style-name="P8"><text:span text:style-name="T4">DIN Connector for modularity.</text:span></text:p>
        <text:p text:style-name="P2"/>
        <text:p text:style-name="P2"/>
        <text:p text:style-name="P2"/>
        <text:p text:style-name="P2"/>
        <text:p text:style-name="P2"><text:soft-page-break/></text:p>
        <text:p text:style-name="P2"/>
        <text:p text:style-name="P2"/>
        <text:p text:style-name="P2"/>
        <text:p text:style-name="P8"><text:span text:style-name="T4">Which VCA IC is cost-effective?</text:span></text:p>
        <text:p text:style-name="P8"><text:span text:style-name="T4">When selecting a cost-effective Voltage Controlled Amplifier (VCA) IC for your analog NAND gate design, it's essential to balance price with performance and availability. Here's a comparison of some popular VCA ICs:</text:span></text:p>
        <text:p text:style-name="P2"/>
        <text:p text:style-name="P8"><text:span text:style-name="T4">SSI2164 Quad VCA IC</text:span></text:p>
        <text:p text:style-name="P8"><text:span text:style-name="T4">Offers four VCAs per IC, providing a low cost per VCA. Priced at approximately £3.69 per IC. </text:span></text:p>
        <text:p text:style-name="P8"><text:span text:style-name="T4">AMAZING SYNTH</text:span></text:p>
        <text:p text:style-name="P2"/>
        <text:p text:style-name="P2"/>
        <text:p text:style-name="P8"><text:span text:style-name="T4">AS2164 Quad VCA IC</text:span></text:p>
        <text:p text:style-name="P8"><text:span text:style-name="T4">Similar to the SSI2164, this IC provides four VCAs per chip. Available for €5.61 (excluding VAT). </text:span></text:p>
        <text:p text:style-name="P8"><text:span text:style-name="T4">ELECTRIC DRUID</text:span></text:p>
        <text:p text:style-name="P2"/>
        <text:p text:style-name="P2"/>
        <text:p text:style-name="P8"><text:span text:style-name="T4">LM13700 Dual Operational Transconductance Amplifier (OTA)</text:span></text:p>
        <text:p text:style-name="P8"><text:span text:style-name="T4">Contains two VCAs per IC. Priced around €4.50 (excluding VAT). </text:span></text:p>
        <text:p text:style-name="P8"><text:span text:style-name="T4">ELECTRIC DRUID</text:span></text:p>
        <text:p text:style-name="P2"/>
        <text:p text:style-name="P2"/>
        <text:p text:style-name="P8"><text:span text:style-name="T4">V2164D Quad VCA IC</text:span></text:p>
        <text:p text:style-name="P8"><text:span text:style-name="T4">Functional equivalent to the SSM2164, offering four VCAs per IC. Priced at $3.50 per IC. </text:span></text:p>
        <text:p text:style-name="P8"><text:span text:style-name="T4">STOMPBOX PARTS</text:span></text:p>
        <text:p text:style-name="P2"/>
        <text:p text:style-name="P2"/>
        <text:p text:style-name="P8"><text:span text:style-name="T4">THAT2181 VCA IC</text:span></text:p>
        <text:p text:style-name="P8"><text:span text:style-name="T4">High-performance single-channel VCA. Pricing varies; typically higher due to superior audio performance. </text:span></text:p>
        <text:p text:style-name="P8"><text:span text:style-name="T4">MOUSER ELECTRONICS</text:span></text:p>
        <text:p text:style-name="P2"/>
        <text:p text:style-name="P2"/>
        <text:p text:style-name="P8"><text:span text:style-name="T4">Recommendation:</text:span></text:p>
        <text:p text:style-name="P2"/>
        <text:p text:style-name="P8"><text:span text:style-name="T4">For a balance between cost-effectiveness and performance, the SSI2164 Quad VCA IC stands out. It offers four VCAs per chip, reducing the cost per VCA, and is priced competitively at approximately £3.69 per IC. This makes it a suitable choice for applications requiring multiple VCAs, such as your analog NAND gate design. </text:span></text:p>
        <text:p text:style-name="P8"><text:span text:style-name="T4">AMAZING SYNTH</text:span></text:p>
        <text:p text:style-name="P2"/>
        <text:p text:style-name="P8"><text:span text:style-name="T4">Note: Prices are subject to change and may vary based on supplier and order quantity. It's advisable to check with multiple suppliers for the most current pricing and availability.</text:span></text:p>
        <text:p text:style-name="P2"/>
        <text:p text:style-name="P2"/>
        <text:p text:style-name="P2"/>
        <text:p text:style-name="P2"/>
        <text:p text:style-name="P2"><text:soft-page-break/></text:p>
        <text:p text:style-name="P2"/>
        <text:p text:style-name="P2"/>
        <text:p text:style-name="P2"/>
        <text:p text:style-name="P2"/>
        <text:p text:style-name="P8"><text:span text:style-name="T4">How should PCBs communicate efficiently?</text:span></text:p>
        <text:p text:style-name="P8"><text:span text:style-name="T4">Efficient communication between your PCBs is crucial for dynamic and scalable control, especially in a system involving fuzzy logic and real-time interaction with a digital LLM. Here's a guide to designing an efficient communication system:</text:span></text:p>
        <text:p text:style-name="P2"/>
        <text:p text:style-name="P8"><text:span text:style-name="T4">1. Choosing the Right Communication Protocol</text:span></text:p>
        <text:p text:style-name="P8"><text:span text:style-name="T4">The communication protocol determines speed, scalability, and reliability. For your use case, a mix of digital control and analog signal transmission is needed.</text:span></text:p>
        <text:p text:style-name="P2"/>
        <text:p text:style-name="P8"><text:span text:style-name="T4">1.1 Digital Communication</text:span></text:p>
        <text:p text:style-name="P8"><text:span text:style-name="T4">I²C (Inter-Integrated Circuit):</text:span></text:p>
        <text:p text:style-name="P2"/>
        <text:p text:style-name="P8"><text:span text:style-name="T4">Advantages:</text:span></text:p>
        <text:p text:style-name="P8"><text:span text:style-name="T4">Simple to implement with minimal wiring (2 wires: SDA and SCL).</text:span></text:p>
        <text:p text:style-name="P8"><text:span text:style-name="T4">Supports multiple devices (up to 127 on a single bus).</text:span></text:p>
        <text:p text:style-name="P8"><text:span text:style-name="T4">Works well for low-to-moderate-speed communication (up to 1 Mbps).</text:span></text:p>
        <text:p text:style-name="P8"><text:span text:style-name="T4">Disadvantages:</text:span></text:p>
        <text:p text:style-name="P8"><text:span text:style-name="T4">Shared bus can become a bottleneck if many devices send/receive data simultaneously.</text:span></text:p>
        <text:p text:style-name="P8"><text:span text:style-name="T4">Limited to short distances (~1 meter).</text:span></text:p>
        <text:p text:style-name="P8"><text:span text:style-name="T4">Use Case: Configuring gates and reading basic status data from daughterboards.</text:span></text:p>
        <text:p text:style-name="P8"><text:span text:style-name="T4">SPI (Serial Peripheral Interface):</text:span></text:p>
        <text:p text:style-name="P2"/>
        <text:p text:style-name="P8"><text:span text:style-name="T4">Advantages:</text:span></text:p>
        <text:p text:style-name="P8"><text:span text:style-name="T4">Faster than I²C (up to tens of Mbps).</text:span></text:p>
        <text:p text:style-name="P8"><text:span text:style-name="T4">Full-duplex communication.</text:span></text:p>
        <text:p text:style-name="P8"><text:span text:style-name="T4">More robust for high-speed or large data transfers.</text:span></text:p>
        <text:p text:style-name="P8"><text:span text:style-name="T4">Disadvantages:</text:span></text:p>
        <text:p text:style-name="P8"><text:span text:style-name="T4">Requires more wires (MOSI, MISO, SCLK, CS for each board).</text:span></text:p>
        <text:p text:style-name="P8"><text:span text:style-name="T4">Fewer devices supported natively compared to I²C.</text:span></text:p>
        <text:p text:style-name="P8"><text:span text:style-name="T4">Use Case: High-speed configuration and data acquisition in systems with fewer boards.</text:span></text:p>
        <text:p text:style-name="P8"><text:span text:style-name="T4">UART (Universal Asynchronous Receiver/Transmitter):</text:span></text:p>
        <text:p text:style-name="P2"/>
        <text:p text:style-name="P8"><text:span text:style-name="T4">Advantages:</text:span></text:p>
        <text:p text:style-name="P8"><text:span text:style-name="T4">Simple and robust for point-to-point communication.</text:span></text:p>
        <text:p text:style-name="P8"><text:span text:style-name="T4">Works over longer distances (several meters with proper hardware).</text:span></text:p>
        <text:p text:style-name="P8"><text:span text:style-name="T4">Disadvantages:</text:span></text:p>
        <text:p text:style-name="P8"><text:span text:style-name="T4">Limited to single-device communication unless paired with RS485 or similar.</text:span></text:p>
        <text:p text:style-name="P8"><text:span text:style-name="T4">Lower speed compared to SPI.</text:span></text:p>
        <text:p text:style-name="P8"><text:span text:style-name="T4">Use Case: Debugging or direct board-to-host communication.</text:span></text:p>
        <text:p text:style-name="P8"><text:span text:style-name="T4">CAN Bus (Controller Area Network):</text:span></text:p>
        <text:p text:style-name="P2"><text:soft-page-break/></text:p>
        <text:p text:style-name="P8"><text:span text:style-name="T4">Advantages:</text:span></text:p>
        <text:p text:style-name="P8"><text:span text:style-name="T4">Designed for multi-device communication in noisy environments.</text:span></text:p>
        <text:p text:style-name="P8"><text:span text:style-name="T4">Robust error handling and fault tolerance.</text:span></text:p>
        <text:p text:style-name="P8"><text:span text:style-name="T4">Scales well for larger systems.</text:span></text:p>
        <text:p text:style-name="P8"><text:span text:style-name="T4">Disadvantages:</text:span></text:p>
        <text:p text:style-name="P8"><text:span text:style-name="T4">More complex to implement than I²C/SPI.</text:span></text:p>
        <text:p text:style-name="P8"><text:span text:style-name="T4">Moderate speed (~1 Mbps).</text:span></text:p>
        <text:p text:style-name="P8"><text:span text:style-name="T4">Use Case: Inter-PCB communication in noisy or high-reliability environments.</text:span></text:p>
        <text:p text:style-name="P8"><text:span text:style-name="T4">1.2 Analog Communication</text:span></text:p>
        <text:p text:style-name="P8"><text:span text:style-name="T4">For transmitting fuzzy signals between PCBs:</text:span></text:p>
        <text:p text:style-name="P2"/>
        <text:p text:style-name="P8"><text:span text:style-name="T4">Use analog signal buses with sufficient bandwidth and low noise.</text:span></text:p>
        <text:p text:style-name="P8"><text:span text:style-name="T4">Implement proper buffering and scaling circuits to maintain signal integrity over distances.</text:span></text:p>
        <text:p text:style-name="P8"><text:span text:style-name="T4">2. Communication Hierarchy</text:span></text:p>
        <text:p text:style-name="P8"><text:span text:style-name="T4">A hierarchical design improves scalability and performance:</text:span></text:p>
        <text:p text:style-name="P2"/>
        <text:p text:style-name="P8"><text:span text:style-name="T4">2.1 Local Communication (Within a PCB)</text:span></text:p>
        <text:p text:style-name="P8"><text:span text:style-name="T4">Use I²C or SPI to control components (e.g., VCAs, switches, ADCs, DACs).</text:span></text:p>
        <text:p text:style-name="P8"><text:span text:style-name="T4">Analog signals are routed directly between gates via PCB traces or short buses.</text:span></text:p>
        <text:p text:style-name="P8"><text:span text:style-name="T4">2.2 Board-to-Board Communication</text:span></text:p>
        <text:p text:style-name="P8"><text:span text:style-name="T4">Master-Slave Architecture:</text:span></text:p>
        <text:p text:style-name="P8"><text:span text:style-name="T4">A master MCU (on the mainboard) communicates with slave MCUs (on daughterboards).</text:span></text:p>
        <text:p text:style-name="P8"><text:span text:style-name="T4">Each slave controls its gates and sends status data to the master.</text:span></text:p>
        <text:p text:style-name="P8"><text:span text:style-name="T4">Daisy-Chaining:</text:span></text:p>
        <text:p text:style-name="P8"><text:span text:style-name="T4">Boards are connected in series, with each passing messages to the next.</text:span></text:p>
        <text:p text:style-name="P8"><text:span text:style-name="T4">Use SPI for high-speed daisy-chaining.</text:span></text:p>
        <text:p text:style-name="P8"><text:span text:style-name="T4">Shared Bus:</text:span></text:p>
        <text:p text:style-name="P8"><text:span text:style-name="T4">All boards share the same communication bus (I²C, CAN, or UART with RS485).</text:span></text:p>
        <text:p text:style-name="P8"><text:span text:style-name="T4">Each board has a unique address to avoid conflicts.</text:span></text:p>
        <text:p text:style-name="P8"><text:span text:style-name="T4">3. Synchronization</text:span></text:p>
        <text:p text:style-name="P8"><text:span text:style-name="T4">Use a shared clock signal for precise timing of operations.</text:span></text:p>
        <text:p text:style-name="P8"><text:span text:style-name="T4">For SPI, the master provides the clock (SCLK).</text:span></text:p>
        <text:p text:style-name="P8"><text:span text:style-name="T4">For I²C, the SCL line serves this purpose.</text:span></text:p>
        <text:p text:style-name="P8"><text:span text:style-name="T4">In advanced systems, distribute a separate clock signal for global synchronization.</text:span></text:p>
        <text:p text:style-name="P8"><text:span text:style-name="T4">4. Power and Signal Integrity</text:span></text:p>
        <text:p text:style-name="P8"><text:span text:style-name="T4">Use separate buses for power and communication:</text:span></text:p>
        <text:p text:style-name="P8"><text:span text:style-name="T4">A power bus distributes ±12V or ±15V to each PCB.</text:span></text:p>
        <text:p text:style-name="P8"><text:span text:style-name="T4">A digital communication bus handles control signals (I²C/SPI/CAN).</text:span></text:p>
        <text:p text:style-name="P8"><text:span text:style-name="T4">An analog signal bus routes fuzzy logic signals.</text:span></text:p>
        <text:p text:style-name="P8"><text:span text:style-name="T4">Add decoupling capacitors and ground planes on PCBs to minimize noise.</text:span></text:p>
        <text:p text:style-name="P8"><text:span text:style-name="T4">5. Reducing Bottlenecks</text:span></text:p>
        <text:p text:style-name="P8"><text:soft-page-break/><text:span text:style-name="T4">Prioritize Communication:</text:span></text:p>
        <text:p text:style-name="P8"><text:span text:style-name="T4">Use SPI for time-sensitive data (e.g., real-time fuzzy gate configurations).</text:span></text:p>
        <text:p text:style-name="P8"><text:span text:style-name="T4">Reserve I²C for low-priority tasks (e.g., status updates).</text:span></text:p>
        <text:p text:style-name="P8"><text:span text:style-name="T4">Data Compression:</text:span></text:p>
        <text:p text:style-name="P8"><text:span text:style-name="T4">Send only essential data between boards to reduce bus congestion.</text:span></text:p>
        <text:p text:style-name="P8"><text:span text:style-name="T4">Polling vs. Interrupts:</text:span></text:p>
        <text:p text:style-name="P8"><text:span text:style-name="T4">Use polling for predictable operations.</text:span></text:p>
        <text:p text:style-name="P8"><text:span text:style-name="T4">Use interrupts for time-critical events.</text:span></text:p>
        <text:p text:style-name="P8"><text:span text:style-name="T4">6. Example System</text:span></text:p>
        <text:p text:style-name="P8"><text:span text:style-name="T4">Daughterboards:</text:span></text:p>
        <text:p text:style-name="P8"><text:span text:style-name="T4">Each board has:</text:span></text:p>
        <text:p text:style-name="P8"><text:span text:style-name="T4">Local MCU (e.g., STM32F0 or ESP32):</text:span></text:p>
        <text:p text:style-name="P8"><text:span text:style-name="T4">Handles gate configuration via I²C or SPI.</text:span></text:p>
        <text:p text:style-name="P8"><text:span text:style-name="T4">Reports status (e.g., gate outputs) to the mainboard.</text:span></text:p>
        <text:p text:style-name="P8"><text:span text:style-name="T4">Analog-to-Digital Converters (ADCs) to read fuzzy gate outputs.</text:span></text:p>
        <text:p text:style-name="P8"><text:span text:style-name="T4">Digital-to-Analog Converters (DACs) to drive fuzzy gate inputs.</text:span></text:p>
        <text:p text:style-name="P8"><text:span text:style-name="T4">Mainboard:</text:span></text:p>
        <text:p text:style-name="P8"><text:span text:style-name="T4">The mainboard hosts:</text:span></text:p>
        <text:p text:style-name="P8"><text:span text:style-name="T4">Central MCU or FPGA:</text:span></text:p>
        <text:p text:style-name="P8"><text:span text:style-name="T4">Coordinates daughterboards.</text:span></text:p>
        <text:p text:style-name="P8"><text:span text:style-name="T4">Interfaces with the LLM via USB, Ethernet, or PCIe.</text:span></text:p>
        <text:p text:style-name="P8"><text:span text:style-name="T4">High-Speed Communication Interfaces:</text:span></text:p>
        <text:p text:style-name="P8"><text:span text:style-name="T4">SPI for board-to-board configuration.</text:span></text:p>
        <text:p text:style-name="P8"><text:span text:style-name="T4">CAN or UART for robust data transfer.</text:span></text:p>
        <text:p text:style-name="P8"><text:span text:style-name="T4">Power Distribution:</text:span></text:p>
        <text:p text:style-name="P8"><text:span text:style-name="T4">Supplies ±12V or ±15V to daughterboards.</text:span></text:p>
        <text:p text:style-name="P8"><text:span text:style-name="T4">7. Scalability</text:span></text:p>
        <text:p text:style-name="P8"><text:span text:style-name="T4">Design the system to support up to 8-16 daughterboards with expandable addressing.</text:span></text:p>
        <text:p text:style-name="P8"><text:span text:style-name="T4">Use switchable multiplexers (e.g., 74HC4051) to extend signal routing for large systems.</text:span></text:p>
        <text:p text:style-name="P8"><text:span text:style-name="T4">8. Suggested Protocols for This Design</text:span></text:p>
        <text:p text:style-name="P8"><text:span text:style-name="T4">Scenario<text:tab/>Protocol<text:tab/>Why?</text:span></text:p>
        <text:p text:style-name="P8"><text:span text:style-name="T4">Small system (&lt;5 boards)<text:tab/>SPI<text:tab/>High speed, simple wiring, master-slave architecture.</text:span></text:p>
        <text:p text:style-name="P8"><text:span text:style-name="T4">Medium system (5-16 boards)<text:tab/>I²C<text:tab/>Easy to scale, fewer wires, built-in addressing.</text:span></text:p>
        <text:p text:style-name="P8"><text:span text:style-name="T4">Large system (&gt;16 boards)<text:tab/>CAN Bus<text:tab/>Robust for large, distributed networks in noisy environments.</text:span></text:p>
        <text:p text:style-name="P8"><text:span text:style-name="T4">Long-distance connections<text:tab/>RS485 over UART<text:tab/>Reliable over long distances with minimal noise.</text:span></text:p>
        <text:p text:style-name="P2"/>
        <text:p text:style-name="P2"/>
        <text:p text:style-name="P2"/>
        <text:p text:style-name="P2"/>
        <text:p text:style-name="P2"/>
        <text:p text:style-name="P2"/>
        <text:p text:style-name="P8"><text:span text:style-name="T4">What interface connects daughterboards efficiently?</text:span></text:p>
        <text:p text:style-name="P2"><text:soft-page-break/></text:p>
        <text:p text:style-name="P8"><text:span text:style-name="T4">Efficiently connecting daughterboards in your system involves choosing an interface that balances scalability, reliability, and speed while minimizing complexity. Here’s a guide to selecting the best interface:</text:span></text:p>
        <text:p text:style-name="P2"/>
        <text:p text:style-name="P8"><text:span text:style-name="T4">1. Key Requirements</text:span></text:p>
        <text:p text:style-name="P8"><text:span text:style-name="T4">Power Distribution: Supply ±12V or ±15V and possibly 3.3V/5V.</text:span></text:p>
        <text:p text:style-name="P8"><text:span text:style-name="T4">Data Transfer: Ensure fast, reliable communication between boards (control and status signals).</text:span></text:p>
        <text:p text:style-name="P8"><text:span text:style-name="T4">Signal Routing: Allow for analog signals (fuzzy logic) to move seamlessly between boards.</text:span></text:p>
        <text:p text:style-name="P8"><text:span text:style-name="T4">Modularity: Enable easy addition or removal of boards.</text:span></text:p>
        <text:p text:style-name="P8"><text:span text:style-name="T4">2. Physical Interface Options</text:span></text:p>
        <text:p text:style-name="P8"><text:span text:style-name="T4">2.1 Bus-Based Interconnection</text:span></text:p>
        <text:p text:style-name="P8"><text:span text:style-name="T4">A shared bus is ideal for systems where multiple daughterboards communicate with a central control layer.</text:span></text:p>
        <text:p text:style-name="P2"/>
        <text:p text:style-name="P8"><text:span text:style-name="T4">Best Option: Backplane Connector</text:span></text:p>
        <text:p text:style-name="P2"/>
        <text:p text:style-name="P8"><text:span text:style-name="T4">DIN 41612 Connectors:</text:span></text:p>
        <text:p text:style-name="P8"><text:span text:style-name="T4">Modular connectors used in Eurocard and industrial systems.</text:span></text:p>
        <text:p text:style-name="P8"><text:span text:style-name="T4">Provide multiple rows of pins for power, data, and analog signals.</text:span></text:p>
        <text:p text:style-name="P8"><text:span text:style-name="T4">Example: 32-pin or 64-pin DIN connectors.</text:span></text:p>
        <text:p text:style-name="P8"><text:span text:style-name="T4">Edge Connectors:</text:span></text:p>
        <text:p text:style-name="P8"><text:span text:style-name="T4">Simple and cost-effective for modular PCB stacks.</text:span></text:p>
        <text:p text:style-name="P8"><text:span text:style-name="T4">Common in backplane systems (e.g., PCIe-style connectors).</text:span></text:p>
        <text:p text:style-name="P8"><text:span text:style-name="T4">Advantages:</text:span></text:p>
        <text:p text:style-name="P2"/>
        <text:p text:style-name="P8"><text:span text:style-name="T4">Clean, scalable layout for stacking or mounting multiple boards.</text:span></text:p>
        <text:p text:style-name="P8"><text:span text:style-name="T4">Supports both power distribution and data transfer on shared pins.</text:span></text:p>
        <text:p text:style-name="P8"><text:span text:style-name="T4">2.2 Point-to-Point Interconnection</text:span></text:p>
        <text:p text:style-name="P8"><text:span text:style-name="T4">For simpler systems or high-speed connections.</text:span></text:p>
        <text:p text:style-name="P2"/>
        <text:p text:style-name="P8"><text:span text:style-name="T4">Best Option: Ribbon Cables or Custom Harnesses</text:span></text:p>
        <text:p text:style-name="P2"/>
        <text:p text:style-name="P8"><text:span text:style-name="T4">Ribbon Cables:</text:span></text:p>
        <text:p text:style-name="P8"><text:span text:style-name="T4">Flexible, multi-pin connectors like IDC headers.</text:span></text:p>
        <text:p text:style-name="P8"><text:span text:style-name="T4">Suitable for short-distance connections.</text:span></text:p>
        <text:p text:style-name="P8"><text:span text:style-name="T4">Custom Wire Harnesses:</text:span></text:p>
        <text:p text:style-name="P8"><text:span text:style-name="T4">For long-distance connections or where flexibility is needed.</text:span></text:p>
        <text:p text:style-name="P8"><text:span text:style-name="T4">Advantages:</text:span></text:p>
        <text:p text:style-name="P2"/>
        <text:p text:style-name="P8"><text:span text:style-name="T4">Easy to assemble and customize.</text:span></text:p>
        <text:p text:style-name="P8"><text:span text:style-name="T4">Cheaper for smaller-scale setups.</text:span></text:p>
        <text:p text:style-name="P8"><text:span text:style-name="T4">3. Electrical Signal Interface Options</text:span></text:p>
        <text:p text:style-name="P8"><text:span text:style-name="T4">3.1 Power Distribution</text:span></text:p>
        <text:p text:style-name="P8"><text:span text:style-name="T4">Use dedicated power pins (e.g., V+, V-, GND) in the connector to deliver ±12V or ±15V for the fuzzy logic gates.</text:span></text:p>
        <text:p text:style-name="P8"><text:soft-page-break/><text:span text:style-name="T4">Add decoupling capacitors on each board to stabilize the power supply.</text:span></text:p>
        <text:p text:style-name="P8"><text:span text:style-name="T4">3.2 Analog Signal Routing</text:span></text:p>
        <text:p text:style-name="P8"><text:span text:style-name="T4">Route analog signals through shielded pins on the connector or separate signal buses.</text:span></text:p>
        <text:p text:style-name="P8"><text:span text:style-name="T4">Use buffer circuits (e.g., op-amps) to avoid signal degradation over long distances.</text:span></text:p>
        <text:p text:style-name="P8"><text:span text:style-name="T4">3.3 Digital Communication</text:span></text:p>
        <text:p text:style-name="P8"><text:span text:style-name="T4">For digital control, use one of the following protocols:</text:span></text:p>
        <text:p text:style-name="P2"/>
        <text:p text:style-name="P8"><text:span text:style-name="T4">I²C:</text:span></text:p>
        <text:p text:style-name="P2"/>
        <text:p text:style-name="P8"><text:span text:style-name="T4">Two-wire protocol (SDA, SCL).</text:span></text:p>
        <text:p text:style-name="P8"><text:span text:style-name="T4">Use pull-up resistors to stabilize the bus.</text:span></text:p>
        <text:p text:style-name="P8"><text:span text:style-name="T4">Ideal for smaller systems.</text:span></text:p>
        <text:p text:style-name="P8"><text:span text:style-name="T4">SPI:</text:span></text:p>
        <text:p text:style-name="P2"/>
        <text:p text:style-name="P8"><text:span text:style-name="T4">Four-wire protocol (MOSI, MISO, SCLK, CS).</text:span></text:p>
        <text:p text:style-name="P8"><text:span text:style-name="T4">Faster and more reliable for high-speed communication.</text:span></text:p>
        <text:p text:style-name="P8"><text:span text:style-name="T4">Use one Chip Select (CS) line per board.</text:span></text:p>
        <text:p text:style-name="P8"><text:span text:style-name="T4">CAN Bus:</text:span></text:p>
        <text:p text:style-name="P2"/>
        <text:p text:style-name="P8"><text:span text:style-name="T4">Two-wire protocol with robust error handling.</text:span></text:p>
        <text:p text:style-name="P8"><text:span text:style-name="T4">Excellent for noisy environments or large-scale systems.</text:span></text:p>
        <text:p text:style-name="P8"><text:span text:style-name="T4">RS485:</text:span></text:p>
        <text:p text:style-name="P2"/>
        <text:p text:style-name="P8"><text:span text:style-name="T4">Differential signaling for long distances.</text:span></text:p>
        <text:p text:style-name="P8"><text:span text:style-name="T4">Use UART for simple implementation.</text:span></text:p>
        <text:p text:style-name="P8"><text:span text:style-name="T4">4. Modular Stack Example</text:span></text:p>
        <text:p text:style-name="P8"><text:span text:style-name="T4">Backplane Design</text:span></text:p>
        <text:p text:style-name="P8"><text:span text:style-name="T4">Power Layer:</text:span></text:p>
        <text:p text:style-name="P2"/>
        <text:p text:style-name="P8"><text:span text:style-name="T4">Distribute ±12V/±15V via dedicated pins.</text:span></text:p>
        <text:p text:style-name="P8"><text:span text:style-name="T4">Include decoupling capacitors on the backplane and each daughterboard.</text:span></text:p>
        <text:p text:style-name="P8"><text:span text:style-name="T4">Digital Communication Layer:</text:span></text:p>
        <text:p text:style-name="P2"/>
        <text:p text:style-name="P8"><text:span text:style-name="T4">Shared I²C/SPI bus or CAN bus for communication.</text:span></text:p>
        <text:p text:style-name="P8"><text:span text:style-name="T4">Assign unique addresses to each board.</text:span></text:p>
        <text:p text:style-name="P8"><text:span text:style-name="T4">Analog Signal Layer:</text:span></text:p>
        <text:p text:style-name="P2"/>
        <text:p text:style-name="P8"><text:span text:style-name="T4">Use shielded pins or traces for analog signals.</text:span></text:p>
        <text:p text:style-name="P8"><text:span text:style-name="T4">Add buffers to maintain signal integrity.</text:span></text:p>
        <text:p text:style-name="P8"><text:span text:style-name="T4">5. Recommended Interface</text:span></text:p>
        <text:p text:style-name="P8"><text:span text:style-name="T4">For a scalable and modular system:</text:span></text:p>
        <text:p text:style-name="P2"/>
        <text:p text:style-name="P8"><text:soft-page-break/><text:span text:style-name="T4">Use DIN 41612 connectors for mechanical robustness and pin density.</text:span></text:p>
        <text:p text:style-name="P8"><text:span text:style-name="T4">Implement a shared SPI or CAN bus for digital communication.</text:span></text:p>
        <text:p text:style-name="P8"><text:span text:style-name="T4">Use dedicated pins for power and analog signal routing.</text:span></text:p>
        <text:p text:style-name="P8"><text:span text:style-name="T4">6. Example Layout for a 64-Pin DIN Connector</text:span></text:p>
        <text:p text:style-name="P8"><text:span text:style-name="T4">Pin Group<text:tab/>Purpose<text:tab/>Pins</text:span></text:p>
        <text:p text:style-name="P8"><text:span text:style-name="T4">Power<text:tab/>±12V, ±15V, GND<text:tab/>4</text:span></text:p>
        <text:p text:style-name="P8"><text:span text:style-name="T4">Digital Bus<text:tab/>SPI (MOSI, MISO, SCLK, CS)<text:tab/>4 (or more CS)</text:span></text:p>
        <text:p text:style-name="P8"><text:span text:style-name="T4">Addressing<text:tab/>I²C (SDA, SCL)<text:tab/>2</text:span></text:p>
        <text:p text:style-name="P8"><text:span text:style-name="T4">Analog Signals<text:tab/>Fuzzy gate inputs/outputs<text:tab/>8-16</text:span></text:p>
        <text:p text:style-name="P8"><text:span text:style-name="T4">Spare<text:tab/>Reserved for future expansions<text:tab/>Remaining pins</text:span></text:p>
        <text:p text:style-name="P8"><text:span text:style-name="T4">7. Efficient Daughterboard Communication</text:span></text:p>
        <text:p text:style-name="P8"><text:span text:style-name="T4">Centralized Control: Use the main board to manage all communication and routing.</text:span></text:p>
        <text:p text:style-name="P8"><text:span text:style-name="T4">Daisy-Chained Boards: For scalability, connect boards in series using SPI or CAN bus.</text:span></text:p>
        <text:p text:style-name="P8"><text:span text:style-name="T4">Stacked PCBs: Use a backplane with edge connectors or DIN connectors for plug-and-play modularity.</text:span></text:p>
        <text:p text:style-name="P2"/>
        <text:p text:style-name="P2"/>
        <text:p text:style-name="P2"/>
        <text:p text:style-name="P2"/>
        <text:p text:style-name="P2"/>
        <text:p text:style-name="P2"/>
        <text:p text:style-name="P8"><text:span text:style-name="T4">How do daughterboards synchronize their clocks?</text:span></text:p>
        <text:p text:style-name="P2"/>
        <text:p text:style-name="P8"><text:span text:style-name="T4">Clock synchronization across daughterboards is essential for coherent operation, especially in a distributed system where timing precision impacts performance (e.g., in fuzzy logic gates or real-time feedback for LLM integration). Here’s how you can achieve synchronization effectively:</text:span></text:p>
        <text:p text:style-name="P2"/>
        <text:p text:style-name="P8"><text:span text:style-name="T4">1. Synchronization Requirements</text:span></text:p>
        <text:p text:style-name="P8"><text:span text:style-name="T4">Clock Distribution: A common clock signal shared by all daughterboards ensures synchronous operation.</text:span></text:p>
        <text:p text:style-name="P8"><text:span text:style-name="T4">Low Jitter: Minimize clock instability to maintain precision in logic operations and signal processing.</text:span></text:p>
        <text:p text:style-name="P8"><text:span text:style-name="T4">Scalability: Support additional boards without degrading clock quality.</text:span></text:p>
        <text:p text:style-name="P8"><text:span text:style-name="T4">2. Clock Distribution Options</text:span></text:p>
        <text:p text:style-name="P8"><text:span text:style-name="T4">2.1 Single Master Clock</text:span></text:p>
        <text:p text:style-name="P8"><text:span text:style-name="T4">Description:</text:span></text:p>
        <text:p text:style-name="P8"><text:span text:style-name="T4">A single clock source (e.g., on the mainboard) distributes a shared clock signal to all daughterboards.</text:span></text:p>
        <text:p text:style-name="P8"><text:span text:style-name="T4">Implementation:</text:span></text:p>
        <text:p text:style-name="P8"><text:span text:style-name="T4">Use a crystal oscillator on the mainboard as the master clock.</text:span></text:p>
        <text:p text:style-name="P8"><text:span text:style-name="T4">Distribute the clock signal through a clock tree or star topology.</text:span></text:p>
        <text:p text:style-name="P8"><text:span text:style-name="T4">Advantages:</text:span></text:p>
        <text:p text:style-name="P8"><text:span text:style-name="T4">Simple to implement.</text:span></text:p>
        <text:p text:style-name="P8"><text:span text:style-name="T4">Guarantees synchronization across all boards.</text:span></text:p>
        <text:p text:style-name="P8"><text:span text:style-name="T4">Disadvantages:</text:span></text:p>
        <text:p text:style-name="P8"><text:span text:style-name="T4">Signal degradation over long distances (requires buffering).</text:span></text:p>
        <text:p text:style-name="P8"><text:span text:style-name="T4">2.2 Clock Tree</text:span></text:p>
        <text:p text:style-name="P8"><text:span text:style-name="T4">Description:</text:span></text:p>
        <text:p text:style-name="P8"><text:soft-page-break/><text:span text:style-name="T4">A buffered network of clock drivers delivers the clock signal to each daughterboard.</text:span></text:p>
        <text:p text:style-name="P8"><text:span text:style-name="T4">Implementation:</text:span></text:p>
        <text:p text:style-name="P8"><text:span text:style-name="T4">Use a clock distribution IC (e.g., CDCLVD1212 or LMK00304) on the mainboard.</text:span></text:p>
        <text:p text:style-name="P8"><text:span text:style-name="T4">Distribute the clock to each board via dedicated traces or connectors.</text:span></text:p>
        <text:p text:style-name="P8"><text:span text:style-name="T4">Advantages:</text:span></text:p>
        <text:p text:style-name="P8"><text:span text:style-name="T4">Reduces signal degradation with local buffers.</text:span></text:p>
        <text:p text:style-name="P8"><text:span text:style-name="T4">Supports higher frequencies (up to GHz range).</text:span></text:p>
        <text:p text:style-name="P8"><text:span text:style-name="T4">Disadvantages:</text:span></text:p>
        <text:p text:style-name="P8"><text:span text:style-name="T4">Slightly more complex PCB design.</text:span></text:p>
        <text:p text:style-name="P8"><text:span text:style-name="T4">2.3 Daisy-Chained Clock</text:span></text:p>
        <text:p text:style-name="P8"><text:span text:style-name="T4">Description:</text:span></text:p>
        <text:p text:style-name="P8"><text:span text:style-name="T4">Each board forwards the clock signal to the next in a chain.</text:span></text:p>
        <text:p text:style-name="P8"><text:span text:style-name="T4">Implementation:</text:span></text:p>
        <text:p text:style-name="P8"><text:span text:style-name="T4">The mainboard provides a clock signal to the first board, which regenerates and forwards it.</text:span></text:p>
        <text:p text:style-name="P8"><text:span text:style-name="T4">Use clock recovery buffers (e.g., SN65LVDS104).</text:span></text:p>
        <text:p text:style-name="P8"><text:span text:style-name="T4">Advantages:</text:span></text:p>
        <text:p text:style-name="P8"><text:span text:style-name="T4">Simple wiring with minimal trace complexity.</text:span></text:p>
        <text:p text:style-name="P8"><text:span text:style-name="T4">Disadvantages:</text:span></text:p>
        <text:p text:style-name="P8"><text:span text:style-name="T4">Accumulates jitter with each hop.</text:span></text:p>
        <text:p text:style-name="P8"><text:span text:style-name="T4">Not ideal for high-frequency or low-latency systems.</text:span></text:p>
        <text:p text:style-name="P8"><text:span text:style-name="T4">2.4 Independent Clocks with Synchronization Signals</text:span></text:p>
        <text:p text:style-name="P8"><text:span text:style-name="T4">Description:</text:span></text:p>
        <text:p text:style-name="P8"><text:span text:style-name="T4">Each daughterboard generates its own clock using a local oscillator, synchronized to a master reference signal.</text:span></text:p>
        <text:p text:style-name="P8"><text:span text:style-name="T4">Implementation:</text:span></text:p>
        <text:p text:style-name="P8"><text:span text:style-name="T4">Send a periodic sync pulse or a low-frequency reference clock from the mainboard.</text:span></text:p>
        <text:p text:style-name="P8"><text:span text:style-name="T4">Daughterboards use PLLs (Phase-Locked Loops) or DPLLs (Digital Phase-Locked Loops) to align their local clocks to the reference.</text:span></text:p>
        <text:p text:style-name="P8"><text:span text:style-name="T4">Advantages:</text:span></text:p>
        <text:p text:style-name="P8"><text:span text:style-name="T4">Reduces dependency on a centralized clock signal.</text:span></text:p>
        <text:p text:style-name="P8"><text:span text:style-name="T4">Scales well to large systems or long distances.</text:span></text:p>
        <text:p text:style-name="P8"><text:span text:style-name="T4">Disadvantages:</text:span></text:p>
        <text:p text:style-name="P8"><text:span text:style-name="T4">Requires PLL hardware and slightly more complex logic.</text:span></text:p>
        <text:p text:style-name="P8"><text:span text:style-name="T4">3. Clock Synchronization Hardware</text:span></text:p>
        <text:p text:style-name="P8"><text:span text:style-name="T4">3.1 Mainboard Clock Source</text:span></text:p>
        <text:p text:style-name="P8"><text:span text:style-name="T4">Use a high-precision oscillator or clock generator:</text:span></text:p>
        <text:p text:style-name="P8"><text:span text:style-name="T4">TCXO (Temperature Compensated Crystal Oscillator) for low drift.</text:span></text:p>
        <text:p text:style-name="P8"><text:span text:style-name="T4">Si5351 or Si570 programmable oscillators for flexibility.</text:span></text:p>
        <text:p text:style-name="P8"><text:span text:style-name="T4">3.2 Buffering and Distribution</text:span></text:p>
        <text:p text:style-name="P8"><text:span text:style-name="T4">Use clock buffers/drivers to maintain signal integrity:</text:span></text:p>
        <text:p text:style-name="P8"><text:span text:style-name="T4">CDCLVD1212: Low-jitter clock distribution for high-frequency systems.</text:span></text:p>
        <text:p text:style-name="P8"><text:span text:style-name="T4">LMK00334: Multi-output clock buffer with low phase noise.</text:span></text:p>
        <text:p text:style-name="P8"><text:span text:style-name="T4">3.3 On-Daughterboard Synchronization</text:span></text:p>
        <text:p text:style-name="P8"><text:span text:style-name="T4">Use local buffers or PLLs to maintain signal quality:</text:span></text:p>
        <text:p text:style-name="P8"><text:soft-page-break/><text:span text:style-name="T4">PLL ICs (e.g., LMK04832): Align local clocks with the master clock.</text:span></text:p>
        <text:p text:style-name="P8"><text:span text:style-name="T4">SN74LVC2G34: Low-cost clock buffers for regenerating signals.</text:span></text:p>
        <text:p text:style-name="P8"><text:span text:style-name="T4">4. Example Synchronization Topologies</text:span></text:p>
        <text:p text:style-name="P8"><text:span text:style-name="T4">4.1 Clock Tree with Mainboard Distribution</text:span></text:p>
        <text:p text:style-name="P8"><text:span text:style-name="T4">Setup:</text:span></text:p>
        <text:p text:style-name="P8"><text:span text:style-name="T4">Mainboard oscillator → Clock buffer → Individual traces to each daughterboard.</text:span></text:p>
        <text:p text:style-name="P8"><text:span text:style-name="T4">Use Case:</text:span></text:p>
        <text:p text:style-name="P8"><text:span text:style-name="T4">Small to medium systems (&lt;16 boards).</text:span></text:p>
        <text:p text:style-name="P8"><text:span text:style-name="T4">4.2 Reference Clock with Local PLLs</text:span></text:p>
        <text:p text:style-name="P8"><text:span text:style-name="T4">Setup:</text:span></text:p>
        <text:p text:style-name="P8"><text:span text:style-name="T4">Mainboard sends a reference clock or sync pulse.</text:span></text:p>
        <text:p text:style-name="P8"><text:span text:style-name="T4">Daughterboards use PLLs to generate synchronized local clocks.</text:span></text:p>
        <text:p text:style-name="P8"><text:span text:style-name="T4">Use Case:</text:span></text:p>
        <text:p text:style-name="P8"><text:span text:style-name="T4">Large systems (&gt;16 boards) or systems with significant distances.</text:span></text:p>
        <text:p text:style-name="P8"><text:span text:style-name="T4">4.3 Daisy-Chained Clock</text:span></text:p>
        <text:p text:style-name="P8"><text:span text:style-name="T4">Setup:</text:span></text:p>
        <text:p text:style-name="P8"><text:span text:style-name="T4">Mainboard clock → Board 1 → Board 2 → … → Board N.</text:span></text:p>
        <text:p text:style-name="P8"><text:span text:style-name="T4">Each board regenerates and forwards the clock.</text:span></text:p>
        <text:p text:style-name="P8"><text:span text:style-name="T4">Use Case:</text:span></text:p>
        <text:p text:style-name="P8"><text:span text:style-name="T4">Simple, small systems where jitter is tolerable.</text:span></text:p>
        <text:p text:style-name="P8"><text:span text:style-name="T4">5. Synchronization Techniques</text:span></text:p>
        <text:p text:style-name="P8"><text:span text:style-name="T4">5.1 Periodic Sync Pulse</text:span></text:p>
        <text:p text:style-name="P8"><text:span text:style-name="T4">Send a periodic pulse from the mainboard to align clocks across daughterboards.</text:span></text:p>
        <text:p text:style-name="P8"><text:span text:style-name="T4">Each board resets its local clock or counters on the sync pulse.</text:span></text:p>
        <text:p text:style-name="P8"><text:span text:style-name="T4">5.2 Clock and Data Recovery (CDR)</text:span></text:p>
        <text:p text:style-name="P8"><text:span text:style-name="T4">If the clock is embedded with data (e.g., in SPI or UART communication), daughterboards can extract the clock using CDR circuitry.</text:span></text:p>
        <text:p text:style-name="P8"><text:span text:style-name="T4">5.3 Synchronous Reset</text:span></text:p>
        <text:p text:style-name="P8"><text:span text:style-name="T4">Use a shared reset signal to initialize counters and align operations across boards.</text:span></text:p>
        <text:p text:style-name="P8"><text:span text:style-name="T4">6. Signal Integrity Tips</text:span></text:p>
        <text:p text:style-name="P8"><text:span text:style-name="T4">Use differential signaling (e.g., LVDS or RS485) for long clock lines.</text:span></text:p>
        <text:p text:style-name="P8"><text:span text:style-name="T4">Terminate traces properly to avoid reflections.</text:span></text:p>
        <text:p text:style-name="P8"><text:span text:style-name="T4">Route clock signals on dedicated PCB layers with proper isolation.</text:span></text:p>
        <text:p text:style-name="P8"><text:span text:style-name="T4">7. Recommended Approach</text:span></text:p>
        <text:p text:style-name="P8"><text:span text:style-name="T4">For your system:</text:span></text:p>
        <text:p text:style-name="P2"/>
        <text:p text:style-name="P8"><text:span text:style-name="T4">Use a Clock Tree:</text:span></text:p>
        <text:p text:style-name="P8"><text:span text:style-name="T4">Employ a high-precision oscillator (e.g., Si5351) on the mainboard.</text:span></text:p>
        <text:p text:style-name="P8"><text:span text:style-name="T4">Distribute the clock using a low-jitter buffer (e.g., CDCLVD1212).</text:span></text:p>
        <text:p text:style-name="P8"><text:span text:style-name="T4">Add PLLs on Daughterboards:</text:span></text:p>
        <text:p text:style-name="P8"><text:span text:style-name="T4">Use PLL ICs (e.g., LMK04832) for local clock alignment.</text:span></text:p>
        <text:p text:style-name="P8"><text:span text:style-name="T4">Synchronize clocks via periodic sync pulses from the mainboard.</text:span></text:p>
        <text:p text:style-name="P2"/>
        <text:p text:style-name="P2"><text:soft-page-break/></text:p>
        <text:p text:style-name="P2"/>
        <text:p text:style-name="P2"/>
        <text:p text:style-name="P2"/>
        <text:p text:style-name="P2"/>
        <text:p text:style-name="P2"/>
        <text:p text:style-name="P8"><text:span text:style-name="T4">how can we best interface these analog nands plus extra nots and some ors to make a configurable 'any gate desired' but in fuzzy logic fren - whats best combo of mpu with gpio pins or adcs/dacs etc.?</text:span></text:p>
        <text:p text:style-name="P2"/>
        <text:p text:style-name="P2"/>
        <text:p text:style-name="P8"><text:span text:style-name="T4">To create a configurable "any gate desired" setup for fuzzy logic using analog NAND gates, NOTs, and ORs, the design requires careful consideration of hardware resources. Here's how we can approach it:</text:span></text:p>
        <text:p text:style-name="P2"/>
        <text:p text:style-name="P8"><text:span text:style-name="T4">1. Requirements Analysis</text:span></text:p>
        <text:p text:style-name="P8"><text:span text:style-name="T4">Key Needs:</text:span></text:p>
        <text:p text:style-name="P2"/>
        <text:p text:style-name="P8"><text:span text:style-name="T4">Analog Signal Processing: Fuzzy logic operates with continuous signals rather than binary ones, so the MPU must interface with DACs and ADCs to handle analog inputs/outputs.</text:span></text:p>
        <text:p text:style-name="P8"><text:span text:style-name="T4">Reconfigurability: Ability to dynamically switch configurations (e.g., NAND → AND → XOR).</text:span></text:p>
        <text:p text:style-name="P8"><text:span text:style-name="T4">High GPIO Count: To control signal routing (e.g., via analog switches like the 74HC405x series).</text:span></text:p>
        <text:p text:style-name="P8"><text:span text:style-name="T4">Analog Voltage Handling: Support for the voltage levels of your analog gates.</text:span></text:p>
        <text:p text:style-name="P8"><text:span text:style-name="T4">Processing Power: Capability to perform real-time logic updates and fuzzy evaluations if needed.</text:span></text:p>
        <text:p text:style-name="P8"><text:span text:style-name="T4">2. Analog and Digital Interface Options</text:span></text:p>
        <text:p text:style-name="P8"><text:span text:style-name="T4">Analog Interfacing:</text:span></text:p>
        <text:p text:style-name="P2"/>
        <text:p text:style-name="P8"><text:span text:style-name="T4">DACs: For generating smooth analog control signals or testing inputs.</text:span></text:p>
        <text:p text:style-name="P8"><text:span text:style-name="T4">ADCs: For reading the analog outputs of gates and monitoring fuzzy results.</text:span></text:p>
        <text:p text:style-name="P8"><text:span text:style-name="T4">GPIOs: For controlling multiplexers, analog switches, or VCAs.</text:span></text:p>
        <text:p text:style-name="P8"><text:span text:style-name="T4">Digital Control:</text:span></text:p>
        <text:p text:style-name="P2"/>
        <text:p text:style-name="P8"><text:span text:style-name="T4">Use a flexible microcontroller to dynamically configure gates via multiplexers (74HC4051/4053) and DAC/ADC feedback.</text:span></text:p>
        <text:p text:style-name="P8"><text:span text:style-name="T4">3. Best MPU Options</text:span></text:p>
        <text:p text:style-name="P8"><text:span text:style-name="T4">Here are some microcontroller options with the features you'll need:</text:span></text:p>
        <text:p text:style-name="P2"/>
        <text:p text:style-name="P8"><text:span text:style-name="T4">1. ESP32</text:span></text:p>
        <text:p text:style-name="P8"><text:span text:style-name="T4">Features:</text:span></text:p>
        <text:p text:style-name="P8"><text:span text:style-name="T4">16 ADC pins (12-bit resolution, good for analog signal feedback).</text:span></text:p>
        <text:p text:style-name="P8"><text:span text:style-name="T4">2 DAC pins for generating control voltages.</text:span></text:p>
        <text:p text:style-name="P8"><text:span text:style-name="T4">Plenty of GPIOs (up to 36, depending on the variant).</text:span></text:p>
        <text:p text:style-name="P8"><text:span text:style-name="T4">High processing power (dual-core, 240 MHz) for real-time fuzzy logic processing.</text:span></text:p>
        <text:p text:style-name="P8"><text:span text:style-name="T4">Wi-Fi and Bluetooth for remote control or updates.</text:span></text:p>
        <text:p text:style-name="P8"><text:span text:style-name="T4">Limitations: Only 2 DACs may limit scalability without external DACs.</text:span></text:p>
        <text:p text:style-name="P8"><text:span text:style-name="T4">2. STM32 Series</text:span></text:p>
        <text:p text:style-name="P8"><text:span text:style-name="T4">Features:</text:span></text:p>
        <text:p text:style-name="P8"><text:span text:style-name="T4">Wide range of ADC and DAC capabilities (e.g., STM32F4 series: 3 ADCs with 16-bit resolution, 2 DACs).</text:span></text:p>
        <text:p text:style-name="P8"><text:soft-page-break/><text:span text:style-name="T4">High GPIO count (up to 100+ GPIO pins, depending on the model).</text:span></text:p>
        <text:p text:style-name="P8"><text:span text:style-name="T4">Extensive peripherals like SPI/I2C for controlling analog switches and expanders.</text:span></text:p>
        <text:p text:style-name="P8"><text:span text:style-name="T4">Deterministic performance due to real-time operating system support.</text:span></text:p>
        <text:p text:style-name="P8"><text:span text:style-name="T4">Best Choice: STM32F411 or STM32F407 for high-performance and cost-effectiveness.</text:span></text:p>
        <text:p text:style-name="P8"><text:span text:style-name="T4">Limitations: No built-in wireless, but can be added with external modules.</text:span></text:p>
        <text:p text:style-name="P8"><text:span text:style-name="T4">3. Teensy 4.1</text:span></text:p>
        <text:p text:style-name="P8"><text:span text:style-name="T4">Features:</text:span></text:p>
        <text:p text:style-name="P8"><text:span text:style-name="T4">Blazing fast Cortex-M7 at 600 MHz.</text:span></text:p>
        <text:p text:style-name="P8"><text:span text:style-name="T4">40 GPIO pins.</text:span></text:p>
        <text:p text:style-name="P8"><text:span text:style-name="T4">2 ADCs (12-bit, supports audio-grade sampling).</text:span></text:p>
        <text:p text:style-name="P8"><text:span text:style-name="T4">Audio and DSP libraries for analog signal processing.</text:span></text:p>
        <text:p text:style-name="P8"><text:span text:style-name="T4">Can be easily expanded with external DACs via SPI/I2C.</text:span></text:p>
        <text:p text:style-name="P8"><text:span text:style-name="T4">Limitations: Higher cost compared to ESP32 or STM32.</text:span></text:p>
        <text:p text:style-name="P8"><text:span text:style-name="T4">4. Raspberry Pi Pico (RP2040)</text:span></text:p>
        <text:p text:style-name="P8"><text:span text:style-name="T4">Features:</text:span></text:p>
        <text:p text:style-name="P8"><text:span text:style-name="T4">Dual-core Cortex-M0+ at 133 MHz.</text:span></text:p>
        <text:p text:style-name="P8"><text:span text:style-name="T4">26 GPIO pins.</text:span></text:p>
        <text:p text:style-name="P8"><text:span text:style-name="T4">3 ADC channels (12-bit resolution).</text:span></text:p>
        <text:p text:style-name="P8"><text:span text:style-name="T4">Programmable I/O (PIO) for custom logic interfacing.</text:span></text:p>
        <text:p text:style-name="P8"><text:span text:style-name="T4">Limitations: No built-in DACs, requires external DACs for analog signal generation.</text:span></text:p>
        <text:p text:style-name="P8"><text:span text:style-name="T4">4. Recommended ICs for Interfacing</text:span></text:p>
        <text:p text:style-name="P8"><text:span text:style-name="T4">Analog Switches: Use 74HC4051/4053 (multiplexers) or 74HC4066 (bilateral switches) to route signals dynamically.</text:span></text:p>
        <text:p text:style-name="P8"><text:span text:style-name="T4">External DACs: MCP4725 (I2C, 12-bit), MCP4921 (SPI, 12-bit).</text:span></text:p>
        <text:p text:style-name="P8"><text:span text:style-name="T4">External ADCs: ADS1115 (I2C, 16-bit) for better precision.</text:span></text:p>
        <text:p text:style-name="P8"><text:span text:style-name="T4">Op-Amps: For buffering and scaling signals between the MPU and the analog gates.</text:span></text:p>
        <text:p text:style-name="P8"><text:span text:style-name="T4">5. Example Configuration</text:span></text:p>
        <text:p text:style-name="P8"><text:span text:style-name="T4">Hardware Design:</text:span></text:p>
        <text:p text:style-name="P2"/>
        <text:p text:style-name="P8"><text:span text:style-name="T4">Use the ESP32 for its GPIOs, built-in ADCs/DACs, and wireless capability.</text:span></text:p>
        <text:p text:style-name="P8"><text:span text:style-name="T4">Add MCP4921 (12-bit SPI DAC) for more analog output channels.</text:span></text:p>
        <text:p text:style-name="P8"><text:span text:style-name="T4">Use 74HC4053 ICs to dynamically configure inputs/outputs of the NAND/NOT/OR gates.</text:span></text:p>
        <text:p text:style-name="P8"><text:span text:style-name="T4">Signal Flow:</text:span></text:p>
        <text:p text:style-name="P2"/>
        <text:p text:style-name="P8"><text:span text:style-name="T4">Inputs are fed into the ADCs of the ESP32 (for monitoring) and routed to gates via 74HC4053.</text:span></text:p>
        <text:p text:style-name="P8"><text:span text:style-name="T4">Outputs of gates are fed back to ESP32 ADCs or displayed via LEDs.</text:span></text:p>
        <text:p text:style-name="P8"><text:span text:style-name="T4">Use ESP32 DACs to generate control signals for VCAs or gate thresholds.</text:span></text:p>
        <text:p text:style-name="P8"><text:span text:style-name="T4">6. Key Considerations</text:span></text:p>
        <text:p text:style-name="P8"><text:span text:style-name="T4">Scalability: If you plan to expand, ensure your chosen MPU has enough SPI/I2C buses to handle additional ADCs/DACs.</text:span></text:p>
        <text:p text:style-name="P8"><text:span text:style-name="T4">Voltage Handling: Level shifters may be needed if the analog gates operate at higher voltages than the MPU.</text:span></text:p>
        <text:p text:style-name="P8"><text:span text:style-name="T4">Software Complexity: Plan a modular firmware structure to manage gate reconfiguration and fuzzy logic computations efficiently.</text:span></text:p>
        <text:p text:style-name="P8"><text:span text:style-name="T4">Recommendation</text:span></text:p>
        <text:p text:style-name="P8"><text:span text:style-name="T4">For a cost-effective yet powerful solution, start with the ESP32 and expand with external DAC/ADC ICs as needed. It provides a good mix of GPIOs, analog interfaces, and processing power while keeping the cost low. If our voltage requirements or scalability needs increase, the STM32F411 is a strong alternative.</text:span></text:p>
        <text:p text:style-name="P2"><text:soft-page-break/></text:p>
        <text:p text:style-name="P2"/>
        <text:p text:style-name="P2"/>
        <text:p text:style-name="P2"/>
        <text:p text:style-name="P2"/>
        <text:p text:style-name="P2"/>
        <text:p text:style-name="P2"/>
        <text:p text:style-name="P2"/>
        <text:p text:style-name="P8"><text:span text:style-name="T4">Which multiplexer ICs fit this design?</text:span></text:p>
        <text:p text:style-name="P2"/>
        <text:p text:style-name="P8"><text:span text:style-name="T4">For our design, you need multiplexer ICs that can handle analog signals with minimal distortion and are easy to control with your chosen MPU (ESP32 or STM32). These will route input/output signals dynamically to configure the desired gate functionality. Here are the best options:</text:span></text:p>
        <text:p text:style-name="P2"/>
        <text:p text:style-name="P8"><text:span text:style-name="T4">1. General-Purpose Multiplexer ICs</text:span></text:p>
        <text:p text:style-name="P8"><text:span text:style-name="T4">These are ideal for digital and low-voltage analog signals:</text:span></text:p>
        <text:p text:style-name="P2"/>
        <text:p text:style-name="P8"><text:span text:style-name="T4">74HC4051 (8:1 Multiplexer)</text:span></text:p>
        <text:p text:style-name="P8"><text:span text:style-name="T4">Features:</text:span></text:p>
        <text:p text:style-name="P8"><text:span text:style-name="T4">Single 8-channel multiplexer (1 input, 8 outputs or vice versa).</text:span></text:p>
        <text:p text:style-name="P8"><text:span text:style-name="T4">Handles analog and digital signals up to 15V.</text:span></text:p>
        <text:p text:style-name="P8"><text:span text:style-name="T4">Low on-resistance (~100Ω).</text:span></text:p>
        <text:p text:style-name="P8"><text:span text:style-name="T4">Controlled via 3 select lines (S0, S1, S2).</text:span></text:p>
        <text:p text:style-name="P8"><text:span text:style-name="T4">Pros:</text:span></text:p>
        <text:p text:style-name="P8"><text:span text:style-name="T4">Simple, versatile, widely used in modular synths and signal routing.</text:span></text:p>
        <text:p text:style-name="P8"><text:span text:style-name="T4">Compatible with 3.3V or 5V control logic.</text:span></text:p>
        <text:p text:style-name="P8"><text:span text:style-name="T4">Cons: Slightly higher on-resistance for high-precision analog signals.</text:span></text:p>
        <text:p text:style-name="P8"><text:span text:style-name="T4">74HC4052 (4:2 Multiplexer)</text:span></text:p>
        <text:p text:style-name="P8"><text:span text:style-name="T4">Features:</text:span></text:p>
        <text:p text:style-name="P8"><text:span text:style-name="T4">Dual 4-channel multiplexers (two 4:1 configurations in a single IC).</text:span></text:p>
        <text:p text:style-name="P8"><text:span text:style-name="T4">Controlled via 2 select lines (S0, S1) plus an enable pin.</text:span></text:p>
        <text:p text:style-name="P8"><text:span text:style-name="T4">Analog signal handling up to 15V.</text:span></text:p>
        <text:p text:style-name="P8"><text:span text:style-name="T4">Pros:</text:span></text:p>
        <text:p text:style-name="P8"><text:span text:style-name="T4">Efficient for routing two separate signals simultaneously (e.g., for NAND inputs S and R).</text:span></text:p>
        <text:p text:style-name="P8"><text:span text:style-name="T4">Cons: Limited to 4 channels per input/output.</text:span></text:p>
        <text:p text:style-name="P8"><text:span text:style-name="T4">74HC4053 (Triple SPDT Switch)</text:span></text:p>
        <text:p text:style-name="P8"><text:span text:style-name="T4">Features:</text:span></text:p>
        <text:p text:style-name="P8"><text:span text:style-name="T4">Three single-pole double-throw (SPDT) switches in one IC.</text:span></text:p>
        <text:p text:style-name="P8"><text:span text:style-name="T4">Each switch has 2 inputs and 1 output, controlled independently.</text:span></text:p>
        <text:p text:style-name="P8"><text:span text:style-name="T4">Pros:</text:span></text:p>
        <text:p text:style-name="P8"><text:span text:style-name="T4">Compact and flexible for routing smaller signal paths.</text:span></text:p>
        <text:p text:style-name="P8"><text:span text:style-name="T4">Controlled via 3 select lines.</text:span></text:p>
        <text:p text:style-name="P8"><text:span text:style-name="T4">Cons: Requires more ICs for larger configurations.</text:span></text:p>
        <text:p text:style-name="P8"><text:span text:style-name="T4">74HC4066 (Quad Bilateral Switch)</text:span></text:p>
        <text:p text:style-name="P8"><text:soft-page-break/><text:span text:style-name="T4">Features:</text:span></text:p>
        <text:p text:style-name="P8"><text:span text:style-name="T4">Four independent switches (bi-directional) in one IC.</text:span></text:p>
        <text:p text:style-name="P8"><text:span text:style-name="T4">Controls signals directly without a select line; each switch has an individual enable pin.</text:span></text:p>
        <text:p text:style-name="P8"><text:span text:style-name="T4">Suitable for both analog and digital signals.</text:span></text:p>
        <text:p text:style-name="P8"><text:span text:style-name="T4">Pros:</text:span></text:p>
        <text:p text:style-name="P8"><text:span text:style-name="T4">Perfect for simple on/off switching of logic signals.</text:span></text:p>
        <text:p text:style-name="P8"><text:span text:style-name="T4">Minimal distortion for analog signals.</text:span></text:p>
        <text:p text:style-name="P8"><text:span text:style-name="T4">Cons: Requires more GPIO pins compared to multiplexers with shared select lines.</text:span></text:p>
        <text:p text:style-name="P8"><text:span text:style-name="T4">2. High-Precision Multiplexer ICs</text:span></text:p>
        <text:p text:style-name="P8"><text:span text:style-name="T4">For higher signal fidelity or higher voltage ranges:</text:span></text:p>
        <text:p text:style-name="P2"/>
        <text:p text:style-name="P8"><text:span text:style-name="T4">DG409/DG411/DG412/DG419 Series</text:span></text:p>
        <text:p text:style-name="P8"><text:span text:style-name="T4">Features:</text:span></text:p>
        <text:p text:style-name="P8"><text:span text:style-name="T4">Analog switches with low on-resistance (&lt;30Ω).</text:span></text:p>
        <text:p text:style-name="P8"><text:span text:style-name="T4">Higher voltage handling: up to ±15V.</text:span></text:p>
        <text:p text:style-name="P8"><text:span text:style-name="T4">Low distortion, ideal for precise analog signals.</text:span></text:p>
        <text:p text:style-name="P8"><text:span text:style-name="T4">Pros:</text:span></text:p>
        <text:p text:style-name="P8"><text:span text:style-name="T4">High-quality signal handling for fuzzy logic gates.</text:span></text:p>
        <text:p text:style-name="P8"><text:span text:style-name="T4">Robust performance for higher voltages and frequencies.</text:span></text:p>
        <text:p text:style-name="P8"><text:span text:style-name="T4">Cons: More expensive than 74HC series ICs.</text:span></text:p>
        <text:p text:style-name="P8"><text:span text:style-name="T4">CD4051/CD4052/CD4053 (Classic CMOS Multiplexers)</text:span></text:p>
        <text:p text:style-name="P8"><text:span text:style-name="T4">Features:</text:span></text:p>
        <text:p text:style-name="P8"><text:span text:style-name="T4">Similar to 74HC405x series but capable of higher voltages (up to ±20V).</text:span></text:p>
        <text:p text:style-name="P8"><text:span text:style-name="T4">Widely available and well-documented.</text:span></text:p>
        <text:p text:style-name="P8"><text:span text:style-name="T4">Pros:</text:span></text:p>
        <text:p text:style-name="P8"><text:span text:style-name="T4">High voltage range.</text:span></text:p>
        <text:p text:style-name="P8"><text:span text:style-name="T4">Reliable for analog signals.</text:span></text:p>
        <text:p text:style-name="P8"><text:span text:style-name="T4">Cons: Slightly higher on-resistance compared to DG4xx series.</text:span></text:p>
        <text:p text:style-name="P8"><text:span text:style-name="T4">3. Choosing the Best IC</text:span></text:p>
        <text:p text:style-name="P8"><text:span text:style-name="T4">For Low-Cost and Simplicity:</text:span></text:p>
        <text:p text:style-name="P8"><text:span text:style-name="T4">74HC4051/4052/4053: Great for modular designs, inexpensive, and easy to interface with a microcontroller.</text:span></text:p>
        <text:p text:style-name="P8"><text:span text:style-name="T4">For High-Fidelity Analog Signals:</text:span></text:p>
        <text:p text:style-name="P8"><text:span text:style-name="T4">DG409/DG419 Series: Ideal for handling precise analog signals with low distortion, especially for fuzzy logic operations.</text:span></text:p>
        <text:p text:style-name="P8"><text:span text:style-name="T4">For Higher Voltage Ranges:</text:span></text:p>
        <text:p text:style-name="P8"><text:span text:style-name="T4">CD4051/CD4052/CD4053: Suitable for ±12V to ±15V systems if your gates operate at higher potential differences.</text:span></text:p>
        <text:p text:style-name="P8"><text:span text:style-name="T4">4. Example IC Selection for Fuzzy Logic Gates</text:span></text:p>
        <text:p text:style-name="P8"><text:span text:style-name="T4">If your NAND/NOT/OR gates require:</text:span></text:p>
        <text:p text:style-name="P2"/>
        <text:p text:style-name="P8"><text:span text:style-name="T4">Up to ±15V signals: Use 74HC405x or DG4xx series.</text:span></text:p>
        <text:p text:style-name="P8"><text:span text:style-name="T4">More than ±15V signals: Use CD405x or specialized high-voltage ICs like ADG732.</text:span></text:p>
        <text:p text:style-name="P2"/>
        <text:p text:style-name="P2"/>
        <text:p text:style-name="P2"><text:soft-page-break/></text:p>
        <text:p text:style-name="P2"/>
        <text:p text:style-name="P2"/>
        <text:p text:style-name="P2"/>
        <text:p text:style-name="P2"/>
        <text:p text:style-name="P8"><text:span text:style-name="T4">Which DAC/ADC ICs suit this setup?</text:span></text:p>
        <text:p text:style-name="P8"><text:span text:style-name="T4">ChatGPT said:</text:span></text:p>
        <text:p text:style-name="P8"><text:span text:style-name="T4">ChatGPT</text:span></text:p>
        <text:p text:style-name="P8"><text:span text:style-name="T4">To interface your fuzzy logic analog NAND gates and other components with a microcontroller, you’ll need DACs (Digital-to-Analog Converters) to provide precise analog inputs and ADCs (Analog-to-Digital Converters) to read analog outputs. Here’s a breakdown of suitable DACs and ADCs for your setup:</text:span></text:p>
        <text:p text:style-name="P2"/>
        <text:p text:style-name="P8"><text:span text:style-name="T4">Key Criteria for DAC/ADC Selection</text:span></text:p>
        <text:p text:style-name="P8"><text:span text:style-name="T4">Resolution (Bits):</text:span></text:p>
        <text:p text:style-name="P2"/>
        <text:p text:style-name="P8"><text:span text:style-name="T4">Higher resolution (12-bit or 16-bit) ensures finer granularity for fuzzy logic signals.</text:span></text:p>
        <text:p text:style-name="P8"><text:span text:style-name="T4">8-bit may suffice for basic functionality, but it limits precision.</text:span></text:p>
        <text:p text:style-name="P8"><text:span text:style-name="T4">Voltage Range:</text:span></text:p>
        <text:p text:style-name="P2"/>
        <text:p text:style-name="P8"><text:span text:style-name="T4">Ensure compatibility with the potential difference of your analog gates (e.g., ±12V or ±15V).</text:span></text:p>
        <text:p text:style-name="P8"><text:span text:style-name="T4">Some DACs/ADCs may require external scaling circuits for higher ranges.</text:span></text:p>
        <text:p text:style-name="P8"><text:span text:style-name="T4">Speed (Sampling Rate):</text:span></text:p>
        <text:p text:style-name="P2"/>
        <text:p text:style-name="P8"><text:span text:style-name="T4">Choose components with sufficient speed for real-time updates and monitoring in your fuzzy logic system.</text:span></text:p>
        <text:p text:style-name="P8"><text:span text:style-name="T4">Interface:</text:span></text:p>
        <text:p text:style-name="P2"/>
        <text:p text:style-name="P8"><text:span text:style-name="T4">I²C or SPI are common interfaces; SPI is generally faster and better for high-speed applications.</text:span></text:p>
        <text:p text:style-name="P8"><text:span text:style-name="T4">Cost and Availability:</text:span></text:p>
        <text:p text:style-name="P2"/>
        <text:p text:style-name="P8"><text:span text:style-name="T4">Opt for widely available and cost-effective options unless specific high-performance requirements demand otherwise.</text:span></text:p>
        <text:p text:style-name="P8"><text:span text:style-name="T4">Recommended DAC ICs</text:span></text:p>
        <text:p text:style-name="P2"/>
        <text:p text:style-name="P8"><text:span text:style-name="T4">1. MCP4921/4922 (Microchip)</text:span></text:p>
        <text:p text:style-name="P8"><text:span text:style-name="T4">Features:</text:span></text:p>
        <text:p text:style-name="P8"><text:span text:style-name="T4">12-bit resolution.</text:span></text:p>
        <text:p text:style-name="P8"><text:span text:style-name="T4">SPI interface.</text:span></text:p>
        <text:p text:style-name="P8"><text:span text:style-name="T4">Single-channel (MCP4921) or dual-channel (MCP4922).</text:span></text:p>
        <text:p text:style-name="P8"><text:span text:style-name="T4">Output range: 0 to V&lt;sub&gt;REF&lt;/sub&gt; (up to 5V, requires external scaling for higher ranges).</text:span></text:p>
        <text:p text:style-name="P8"><text:span text:style-name="T4">Why It's Suitable:</text:span></text:p>
        <text:p text:style-name="P8"><text:span text:style-name="T4">Affordable and widely available.</text:span></text:p>
        <text:p text:style-name="P8"><text:span text:style-name="T4">Sufficient precision for most fuzzy logic applications.</text:span></text:p>
        <text:p text:style-name="P8"><text:span text:style-name="T4">Drawback: Limited to 5V output without external amplifiers.</text:span></text:p>
        <text:p text:style-name="P2"/>
        <text:p text:style-name="P8"><text:span text:style-name="T4">2. MCP4725 (Microchip)</text:span></text:p>
        <text:p text:style-name="P8"><text:soft-page-break/><text:span text:style-name="T4">Features:</text:span></text:p>
        <text:p text:style-name="P8"><text:span text:style-name="T4">12-bit resolution.</text:span></text:p>
        <text:p text:style-name="P8"><text:span text:style-name="T4">I²C interface.</text:span></text:p>
        <text:p text:style-name="P8"><text:span text:style-name="T4">Single-channel.</text:span></text:p>
        <text:p text:style-name="P8"><text:span text:style-name="T4">Output range: 0 to V&lt;sub&gt;REF&lt;/sub&gt; (up to 5V).</text:span></text:p>
        <text:p text:style-name="P8"><text:span text:style-name="T4">Why It's Suitable:</text:span></text:p>
        <text:p text:style-name="P8"><text:span text:style-name="T4">Simple to interface with microcontrollers like ESP32 or STM32.</text:span></text:p>
        <text:p text:style-name="P8"><text:span text:style-name="T4">Ideal for low-cost setups with basic precision needs.</text:span></text:p>
        <text:p text:style-name="P8"><text:span text:style-name="T4">Drawback: Single-channel; limited to 5V output.</text:span></text:p>
        <text:p text:style-name="P2"/>
        <text:p text:style-name="P8"><text:span text:style-name="T4">3. AD5686R (Analog Devices)</text:span></text:p>
        <text:p text:style-name="P8"><text:span text:style-name="T4">Features:</text:span></text:p>
        <text:p text:style-name="P8"><text:span text:style-name="T4">16-bit resolution.</text:span></text:p>
        <text:p text:style-name="P8"><text:span text:style-name="T4">SPI interface.</text:span></text:p>
        <text:p text:style-name="P8"><text:span text:style-name="T4">Quad-channel output.</text:span></text:p>
        <text:p text:style-name="P8"><text:span text:style-name="T4">Output range: 0 to 2.5V, ±2.5V, or 0 to 5V (scalable with external reference).</text:span></text:p>
        <text:p text:style-name="P8"><text:span text:style-name="T4">Why It's Suitable:</text:span></text:p>
        <text:p text:style-name="P8"><text:span text:style-name="T4">High resolution for precise control of fuzzy logic gates.</text:span></text:p>
        <text:p text:style-name="P8"><text:span text:style-name="T4">Multiple channels reduce the need for multiple ICs.</text:span></text:p>
        <text:p text:style-name="P8"><text:span text:style-name="T4">Drawback: Higher cost.</text:span></text:p>
        <text:p text:style-name="P2"/>
        <text:p text:style-name="P8"><text:span text:style-name="T4">4. DAC8564 (Texas Instruments)</text:span></text:p>
        <text:p text:style-name="P8"><text:span text:style-name="T4">Features:</text:span></text:p>
        <text:p text:style-name="P8"><text:span text:style-name="T4">16-bit resolution.</text:span></text:p>
        <text:p text:style-name="P8"><text:span text:style-name="T4">SPI interface.</text:span></text:p>
        <text:p text:style-name="P8"><text:span text:style-name="T4">Quad-channel.</text:span></text:p>
        <text:p text:style-name="P8"><text:span text:style-name="T4">Output range: 0 to 5V, with flexible scaling options.</text:span></text:p>
        <text:p text:style-name="P8"><text:span text:style-name="T4">Why It's Suitable:</text:span></text:p>
        <text:p text:style-name="P8"><text:span text:style-name="T4">Excellent resolution and multi-channel support for complex setups.</text:span></text:p>
        <text:p text:style-name="P8"><text:span text:style-name="T4">Good balance between cost and performance.</text:span></text:p>
        <text:p text:style-name="P8"><text:span text:style-name="T4">Drawback: Slightly more expensive than MCP-series.</text:span></text:p>
        <text:p text:style-name="P2"/>
        <text:p text:style-name="P2"/>
        <text:p text:style-name="P8"><text:span text:style-name="T4">Recommended ADC ICs</text:span></text:p>
        <text:p text:style-name="P2"/>
        <text:p text:style-name="P8"><text:span text:style-name="T4">1. ADS1115 (Texas Instruments)</text:span></text:p>
        <text:p text:style-name="P8"><text:span text:style-name="T4">Features:</text:span></text:p>
        <text:p text:style-name="P8"><text:span text:style-name="T4">16-bit resolution.</text:span></text:p>
        <text:p text:style-name="P8"><text:span text:style-name="T4">I²C interface.</text:span></text:p>
        <text:p text:style-name="P8"><text:span text:style-name="T4">4 single-ended inputs or 2 differential inputs.</text:span></text:p>
        <text:p text:style-name="P8"><text:span text:style-name="T4">Programmable gain amplifier for scaling input signals.</text:span></text:p>
        <text:p text:style-name="P8"><text:span text:style-name="T4">Why It's Suitable:</text:span></text:p>
        <text:p text:style-name="P8"><text:soft-page-break/><text:span text:style-name="T4">High resolution for precise fuzzy logic signal measurement.</text:span></text:p>
        <text:p text:style-name="P8"><text:span text:style-name="T4">Easy to interface with ESP32 or STM32.</text:span></text:p>
        <text:p text:style-name="P8"><text:span text:style-name="T4">Drawback: Lower sampling rate (860 SPS max) may limit high-speed applications.</text:span></text:p>
        <text:p text:style-name="P2"/>
        <text:p text:style-name="P8"><text:span text:style-name="T4">2. MCP3208 (Microchip)</text:span></text:p>
        <text:p text:style-name="P8"><text:span text:style-name="T4">Features:</text:span></text:p>
        <text:p text:style-name="P8"><text:span text:style-name="T4">12-bit resolution.</text:span></text:p>
        <text:p text:style-name="P8"><text:span text:style-name="T4">SPI interface.</text:span></text:p>
        <text:p text:style-name="P8"><text:span text:style-name="T4">8 single-ended inputs or 4 differential inputs.</text:span></text:p>
        <text:p text:style-name="P8"><text:span text:style-name="T4">Voltage range: 0 to 5V.</text:span></text:p>
        <text:p text:style-name="P8"><text:span text:style-name="T4">Why It's Suitable:</text:span></text:p>
        <text:p text:style-name="P8"><text:span text:style-name="T4">Affordable and widely available.</text:span></text:p>
        <text:p text:style-name="P8"><text:span text:style-name="T4">Multiple input channels for monitoring multiple fuzzy logic nodes.</text:span></text:p>
        <text:p text:style-name="P8"><text:span text:style-name="T4">Drawback: Limited to 5V input range without external scaling.</text:span></text:p>
        <text:p text:style-name="P2"/>
        <text:p text:style-name="P8"><text:span text:style-name="T4">3. ADS8688 (Texas Instruments)</text:span></text:p>
        <text:p text:style-name="P8"><text:span text:style-name="T4">Features:</text:span></text:p>
        <text:p text:style-name="P8"><text:span text:style-name="T4">16-bit resolution.</text:span></text:p>
        <text:p text:style-name="P8"><text:span text:style-name="T4">SPI interface.</text:span></text:p>
        <text:p text:style-name="P8"><text:span text:style-name="T4">8 input channels.</text:span></text:p>
        <text:p text:style-name="P8"><text:span text:style-name="T4">Input range: ±10.24V (with built-in scaling).</text:span></text:p>
        <text:p text:style-name="P8"><text:span text:style-name="T4">Why It's Suitable:</text:span></text:p>
        <text:p text:style-name="P8"><text:span text:style-name="T4">High resolution and wide voltage range for direct interfacing with ±12V or ±15V analog gates.</text:span></text:p>
        <text:p text:style-name="P8"><text:span text:style-name="T4">Built-in programmable gain simplifies integration.</text:span></text:p>
        <text:p text:style-name="P8"><text:span text:style-name="T4">Drawback: Higher cost.</text:span></text:p>
        <text:p text:style-name="P2"/>
        <text:p text:style-name="P8"><text:span text:style-name="T4">4. LTC2380-16 (Analog Devices)</text:span></text:p>
        <text:p text:style-name="P8"><text:span text:style-name="T4">Features:</text:span></text:p>
        <text:p text:style-name="P8"><text:span text:style-name="T4">16-bit resolution.</text:span></text:p>
        <text:p text:style-name="P8"><text:span text:style-name="T4">SPI interface.</text:span></text:p>
        <text:p text:style-name="P8"><text:span text:style-name="T4">Single-channel, 1 MSPS sampling rate.</text:span></text:p>
        <text:p text:style-name="P8"><text:span text:style-name="T4">Wide voltage range: ±10V.</text:span></text:p>
        <text:p text:style-name="P8"><text:span text:style-name="T4">Why It's Suitable:</text:span></text:p>
        <text:p text:style-name="P8"><text:span text:style-name="T4">Ultra-fast sampling for high-speed fuzzy logic systems.</text:span></text:p>
        <text:p text:style-name="P8"><text:span text:style-name="T4">Excellent for real-time monitoring.</text:span></text:p>
        <text:p text:style-name="P8"><text:span text:style-name="T4">Drawback: Requires multiple ICs for multi-channel setups.</text:span></text:p>
      </text:section>
      <text:section text:style-name="Sect2" text:name="Section1">
        <text:p text:style-name="P5"/>
        <text:p text:style-name="P5"/>
        <text:p text:style-name="P8"><text:span text:style-name="T9">Comparison Table</text:span></text:p>
        <text:p text:style-name="Standard"><text:span text:style-name="T9">IC<text:tab/><text:tab/>Type<text:tab/>ResolutionChannels<text:tab/>Voltage Range<text:tab/>Interface<text:tab/>Cost<text:tab/>Best For</text:span></text:p>
        <text:p text:style-name="Standard"><text:span text:style-name="T9">MCP4921<text:tab/><text:tab/>DAC<text:tab/>12-bit<text:tab/>1<text:tab/>0-5V<text:tab/><text:tab/>SPI<text:tab/>Low<text:tab/>Cost-effective single-channel control</text:span></text:p>
        <text:p text:style-name="Standard"><text:span text:style-name="T9">MCP4725<text:tab/><text:tab/>DAC<text:tab/>12-bit<text:tab/>1<text:tab/>0-5V<text:tab/><text:tab/>I²C<text:tab/>Low<text:tab/>Simple, low-cost setups</text:span></text:p>
        <text:p text:style-name="Standard"><text:soft-page-break/><text:span text:style-name="T9">AD5686R<text:tab/><text:tab/>DAC<text:tab/>16-bit<text:tab/>4<text:tab/>±2.5V/±5V<text:tab/>SPI<text:tab/>Moderate<text:tab/>High-resolution, multi-channel setups</text:span></text:p>
        <text:p text:style-name="Standard"><text:span text:style-name="T9">DAC8564<text:tab/><text:tab/>DAC<text:tab/>16-bit<text:tab/>4<text:tab/>0-5V<text:tab/><text:tab/>SPI<text:tab/>Moderate<text:tab/>Precision multi-channel applications</text:span></text:p>
        <text:p text:style-name="Standard"><text:span text:style-name="T9">ADS1115<text:tab/><text:tab/>ADC<text:tab/>16-bit<text:tab/>4<text:tab/>0-5V<text:tab/><text:tab/>I²C<text:tab/>Low<text:tab/>High resolution, low-speed</text:span><text:span text:style-name="T10"> </text:span><text:span text:style-name="T9">applications</text:span></text:p>
        <text:p text:style-name="Standard"><text:span text:style-name="T9">MCP3208<text:tab/><text:tab/>ADC<text:tab/>12-bit<text:tab/>8<text:tab/>0-5V<text:tab/><text:tab/>SPI<text:tab/>Low<text:tab/>Affordable multi-channel monitoring</text:span></text:p>
        <text:p text:style-name="Standard"><text:span text:style-name="T9">ADS8688<text:tab/><text:tab/>ADC<text:tab/>16-bit<text:tab/>8<text:tab/>±10.24V<text:tab/><text:tab/>SPI<text:tab/>High<text:tab/>Wide-range,</text:span><text:span text:style-name="T10"> </text:span><text:span text:style-name="T9">high-resolution applications</text:span></text:p>
        <text:p text:style-name="Standard"><text:span text:style-name="T9">LTC2380-16<text:tab/>ADC<text:tab/>16-bit<text:tab/>1<text:tab/>±10V<text:tab/><text:tab/>SPI<text:tab/>High<text:tab/>Ultra-fast real-time monitoring</text:span></text:p>
      </text:section>
      <text:section text:style-name="Sect1" text:name="Section2">
        <text:p text:style-name="P2"/>
        <text:p text:style-name="P8"><text:span text:style-name="T4">Recommendations for Fuzzy Logic System</text:span></text:p>
        <text:p text:style-name="P8"><text:span text:style-name="T4">DAC for Outputs:</text:span></text:p>
        <text:p text:style-name="P2"/>
        <text:p text:style-name="P8"><text:span text:style-name="T4">Best Budget Option: MCP4921 or MCP4725.</text:span></text:p>
        <text:p text:style-name="P8"><text:span text:style-name="T4">Best Precision Option: AD5686R or DAC8564 for multi-channel, high-resolution control.</text:span></text:p>
        <text:p text:style-name="P8"><text:span text:style-name="T4">ADC for Inputs:</text:span></text:p>
        <text:p text:style-name="P2"/>
        <text:p text:style-name="P8"><text:span text:style-name="T4">Best Budget Option: ADS1115 for basic monitoring.</text:span></text:p>
        <text:p text:style-name="P8"><text:span text:style-name="T4">Best Wide-Range Option: ADS8688 for ±12V or ±15V fuzzy signals.</text:span></text:p>
        <text:p text:style-name="P8"><text:span text:style-name="T4">Best High-Speed Option: LTC2380-16 for real-time fuzzy logic.</text:span></text:p>
        <text:p text:style-name="P2"/>
        <text:p text:style-name="P2"/>
        <text:p text:style-name="P2"/>
        <text:p text:style-name="P8"><text:span text:style-name="T4">How to optimize analog signal routing?</text:span></text:p>
        <text:p text:style-name="P2"/>
        <text:p text:style-name="P8"><text:span text:style-name="T4">Optimizing analog signal routing is crucial for minimizing noise, distortion, and cross-talk in your system, especially when working with fuzzy logic gates and analog signals. Here’s a detailed guide to ensure your analog signal paths are clean and efficient:</text:span></text:p>
        <text:p text:style-name="P2"/>
        <text:p text:style-name="P8"><text:span text:style-name="T4">1. General Principles of Analog Signal Routing</text:span></text:p>
        <text:p text:style-name="P8"><text:span text:style-name="T4">Shortest Path:</text:span></text:p>
        <text:p text:style-name="P2"/>
        <text:p text:style-name="P8"><text:span text:style-name="T4">Keep signal traces as short as possible to minimize resistance, capacitance, and inductance.</text:span></text:p>
        <text:p text:style-name="P8"><text:span text:style-name="T4">Route analog signals directly between components without unnecessary detours.</text:span></text:p>
        <text:p text:style-name="P8"><text:span text:style-name="T4">Minimize Crosstalk:</text:span></text:p>
        <text:p text:style-name="P2"/>
        <text:p text:style-name="P8"><text:span text:style-name="T4">Maintain sufficient spacing between signal traces.</text:span></text:p>
        <text:p text:style-name="P8"><text:span text:style-name="T4">Use ground planes and shielding to isolate sensitive signals.</text:span></text:p>
        <text:p text:style-name="P8"><text:span text:style-name="T4">Avoid Loops:</text:span></text:p>
        <text:p text:style-name="P2"/>
        <text:p text:style-name="P8"><text:span text:style-name="T4">Route signals linearly and avoid creating loops, which can act as antennas for noise.</text:span></text:p>
        <text:p text:style-name="P8"><text:span text:style-name="T4">Match Impedances:</text:span></text:p>
        <text:p text:style-name="P2"/>
        <text:p text:style-name="P8"><text:span text:style-name="T4">For high-frequency or long-distance signals, impedance matching prevents signal reflections and loss.</text:span></text:p>
        <text:p text:style-name="P2"/>
        <text:p text:style-name="P8"><text:span text:style-name="T4">2. Layering and Ground Planes</text:span></text:p>
        <text:p text:style-name="P8"><text:span text:style-name="T4">Dedicated Analog Layer:</text:span></text:p>
        <text:p text:style-name="P2"><text:soft-page-break/></text:p>
        <text:p text:style-name="P8"><text:span text:style-name="T4">Use a separate PCB layer for analog signals if possible.</text:span></text:p>
        <text:p text:style-name="P8"><text:span text:style-name="T4">Place sensitive analog traces away from high-speed digital signals.</text:span></text:p>
        <text:p text:style-name="P8"><text:span text:style-name="T4">Ground Planes:</text:span></text:p>
        <text:p text:style-name="P2"/>
        <text:p text:style-name="P8"><text:span text:style-name="T4">Use a continuous ground plane under the analog signal layer.</text:span></text:p>
        <text:p text:style-name="P8"><text:span text:style-name="T4">Ensure ground continuity to reduce noise and provide a stable reference point.</text:span></text:p>
        <text:p text:style-name="P8"><text:span text:style-name="T4">Power Planes:</text:span></text:p>
        <text:p text:style-name="P2"/>
        <text:p text:style-name="P8"><text:span text:style-name="T4">Separate analog power (e.g., ±12V) from digital power (e.g., 3.3V/5V).</text:span></text:p>
        <text:p text:style-name="P8"><text:span text:style-name="T4">Decouple analog power near each component using capacitors.</text:span></text:p>
        <text:p text:style-name="P2"/>
        <text:p text:style-name="P8"><text:span text:style-name="T4">3. Signal Isolation</text:span></text:p>
        <text:p text:style-name="P8"><text:span text:style-name="T4">Partition the PCB:</text:span></text:p>
        <text:p text:style-name="P2"/>
        <text:p text:style-name="P8"><text:span text:style-name="T4">Divide the board into analog, digital, and mixed-signal regions.</text:span></text:p>
        <text:p text:style-name="P8"><text:span text:style-name="T4">Keep high-speed digital circuits (e.g., MCUs or FPGAs) away from sensitive analog components.</text:span></text:p>
        <text:p text:style-name="P8"><text:span text:style-name="T4">Use Guard Traces:</text:span></text:p>
        <text:p text:style-name="P2"/>
        <text:p text:style-name="P8"><text:span text:style-name="T4">Place grounded guard traces between analog and digital traces to shield sensitive signals.</text:span></text:p>
        <text:p text:style-name="P8"><text:span text:style-name="T4">Shielding:</text:span></text:p>
        <text:p text:style-name="P2"/>
        <text:p text:style-name="P8"><text:span text:style-name="T4">For critical analog signals, route traces inside a shielded layer or use coaxial cables.</text:span></text:p>
        <text:p text:style-name="P2"/>
        <text:p text:style-name="P8"><text:span text:style-name="T4">4. Routing Analog Traces</text:span></text:p>
        <text:p text:style-name="P8"><text:span text:style-name="T4">Trace Width and Spacing:</text:span></text:p>
        <text:p text:style-name="P2"/>
        <text:p text:style-name="P8"><text:span text:style-name="T4">Use wider traces for low-impedance paths (e.g., power and ground).</text:span></text:p>
        <text:p text:style-name="P8"><text:span text:style-name="T4">Maintain consistent spacing to prevent coupling between traces.</text:span></text:p>
        <text:p text:style-name="P8"><text:span text:style-name="T4">Differential Pair Routing:</text:span></text:p>
        <text:p text:style-name="P2"/>
        <text:p text:style-name="P8"><text:span text:style-name="T4">For low-noise analog signals, use differential routing to reject common-mode noise.</text:span></text:p>
        <text:p text:style-name="P8"><text:span text:style-name="T4">Avoid Via Usage:</text:span></text:p>
        <text:p text:style-name="P2"/>
        <text:p text:style-name="P8"><text:span text:style-name="T4">Minimize the use of vias in analog traces to reduce impedance discontinuities.</text:span></text:p>
        <text:p text:style-name="P2"/>
        <text:p text:style-name="P8"><text:span text:style-name="T4">5. Component Placement</text:span></text:p>
        <text:p text:style-name="P8"><text:span text:style-name="T4">Critical Components First:</text:span></text:p>
        <text:p text:style-name="P2"/>
        <text:p text:style-name="P8"><text:span text:style-name="T4">Place sensitive analog components (e.g., VCAs, op-amps) close to their associated inputs/outputs.</text:span></text:p>
        <text:p text:style-name="P8"><text:span text:style-name="T4">Minimize the distance between feedback loops (e.g., in op-amp circuits).</text:span></text:p>
        <text:p text:style-name="P8"><text:span text:style-name="T4">Buffering Signals:</text:span></text:p>
        <text:p text:style-name="P2"><text:soft-page-break/></text:p>
        <text:p text:style-name="P8"><text:span text:style-name="T4">Use buffers (e.g., op-amps) to drive long traces or high-capacitance loads.</text:span></text:p>
        <text:p text:style-name="P8"><text:span text:style-name="T4">Prevent signal degradation when routing across the board.</text:span></text:p>
        <text:p text:style-name="P2"/>
        <text:p text:style-name="P8"><text:span text:style-name="T4">6. Power and Decoupling</text:span></text:p>
        <text:p text:style-name="P8"><text:span text:style-name="T4">Decoupling Capacitors:</text:span></text:p>
        <text:p text:style-name="P2"/>
        <text:p text:style-name="P8"><text:span text:style-name="T4">Place decoupling capacitors (e.g., 0.1 µF ceramic) close to the power pins of analog ICs.</text:span></text:p>
        <text:p text:style-name="P8"><text:span text:style-name="T4">Use bulk capacitors (e.g., 10 µF) for low-frequency noise filtering.</text:span></text:p>
        <text:p text:style-name="P8"><text:span text:style-name="T4">Separate Power and Ground:</text:span></text:p>
        <text:p text:style-name="P2"/>
        <text:p text:style-name="P8"><text:span text:style-name="T4">Route analog power and ground separately from digital power and ground.</text:span></text:p>
        <text:p text:style-name="P8"><text:span text:style-name="T4">Use star grounding to prevent ground loops.</text:span></text:p>
        <text:p text:style-name="P2"/>
        <text:p text:style-name="P8"><text:span text:style-name="T4">7. Noise Reduction Techniques</text:span></text:p>
        <text:p text:style-name="P8"><text:span text:style-name="T4">Filter Analog Inputs/Outputs:</text:span></text:p>
        <text:p text:style-name="P2"/>
        <text:p text:style-name="P8"><text:span text:style-name="T4">Add RC or LC filters to remove high-frequency noise from analog signals.</text:span></text:p>
        <text:p text:style-name="P8"><text:span text:style-name="T4">Use low-pass filters at the input and output of fuzzy logic gates to clean signals.</text:span></text:p>
        <text:p text:style-name="P8"><text:span text:style-name="T4">Avoid High-Speed Digital Interference:</text:span></text:p>
        <text:p text:style-name="P2"/>
        <text:p text:style-name="P8"><text:span text:style-name="T4">Route digital clock lines and high-speed signals away from analog traces.</text:span></text:p>
        <text:p text:style-name="P2"/>
        <text:p text:style-name="P8"><text:span text:style-name="T4">8. Tools for Optimization</text:span></text:p>
        <text:p text:style-name="P8"><text:span text:style-name="T4">Simulation:</text:span></text:p>
        <text:p text:style-name="P2"/>
        <text:p text:style-name="P8"><text:span text:style-name="T4">Use circuit simulation tools (e.g., LTspice, Multisim) to analyze signal integrity before PCB design.</text:span></text:p>
        <text:p text:style-name="P8"><text:span text:style-name="T4">Simulate crosstalk and noise using field solver tools (e.g., Altium Designer’s SI simulation).</text:span></text:p>
        <text:p text:style-name="P8"><text:span text:style-name="T4">PCB Design Tools:</text:span></text:p>
        <text:p text:style-name="P2"/>
        <text:p text:style-name="P8"><text:span text:style-name="T4">Use professional PCB software (e.g., KiCad, Altium Designer, or Eagle) to optimize trace routing and layer stacking.</text:span></text:p>
        <text:p text:style-name="P2"/>
        <text:p text:style-name="P8"><text:span text:style-name="T4">9. Example Analog Signal Path Layout</text:span></text:p>
        <text:p text:style-name="P8"><text:span text:style-name="T4">Component Placement:</text:span></text:p>
        <text:p text:style-name="P2"/>
        <text:p text:style-name="P8"><text:span text:style-name="T4">Place the VCAs, op-amps, and other analog components in a linear layout to minimize trace length.</text:span></text:p>
        <text:p text:style-name="P8"><text:span text:style-name="T4">Signal Path:</text:span></text:p>
        <text:p text:style-name="P2"/>
        <text:p text:style-name="P8"><text:span text:style-name="T4">Analog input → Buffer (op-amp) → VCA (fuzzy gate) → Analog output.</text:span></text:p>
        <text:p text:style-name="P8"><text:span text:style-name="T4">Guard Traces and Ground Plane:</text:span></text:p>
        <text:p text:style-name="P2"/>
        <text:p text:style-name="P8"><text:span text:style-name="T4">Surround signal traces with ground guard traces for shielding.</text:span></text:p>
        <text:p text:style-name="P8"><text:soft-page-break/><text:span text:style-name="T4">Use a continuous ground plane below the signal layer.</text:span></text:p>
        <text:p text:style-name="P2"/>
        <text:p text:style-name="P8"><text:span text:style-name="T4">10. Checklist for Optimal Routing</text:span></text:p>
        <text:p text:style-name="P8"><text:span text:style-name="T4"><text:s/>Keep analog traces short and wide.</text:span></text:p>
        <text:p text:style-name="P8"><text:span text:style-name="T4"><text:s/>Use a dedicated ground plane and separate analog/digital ground.</text:span></text:p>
        <text:p text:style-name="P8"><text:span text:style-name="T4"><text:s/>Place decoupling capacitors near all analog ICs.</text:span></text:p>
        <text:p text:style-name="P8"><text:span text:style-name="T4"><text:s/>Add buffers for long or noisy signal paths.</text:span></text:p>
        <text:p text:style-name="P8"><text:span text:style-name="T4"><text:s/>Shield critical analog signals with guard traces or shielding layers.</text:span></text:p>
        <text:p text:style-name="P8"><text:span text:style-name="T4"><text:s/>Simulate signal integrity and optimize trace impedance.</text:span></text:p>
        <text:p text:style-name="P2"/>
        <text:p text:style-name="P2"/>
        <text:p text:style-name="P8"><text:span text:style-name="T4">Here's how we can structure the schematics for our daughterboards and motherboard, ensuring modularity, scalability, and clean communication between components.</text:span></text:p>
        <text:p text:style-name="P2"/>
        <text:p text:style-name="P8"><text:span text:style-name="T4">Step 1: General Overview</text:span></text:p>
        <text:p text:style-name="P8"><text:span text:style-name="T4">Daughterboard</text:span></text:p>
        <text:p text:style-name="P8"><text:span text:style-name="T4">Each daughterboard will:</text:span></text:p>
        <text:p text:style-name="P2"/>
        <text:p text:style-name="P8"><text:span text:style-name="T4">Include fuzzy logic gates (NANDs, ORs, NOTs) built with VCAs and supporting components.</text:span></text:p>
        <text:p text:style-name="P8"><text:span text:style-name="T4">Provide connectors for:</text:span></text:p>
        <text:p text:style-name="P8"><text:span text:style-name="T4">Analog signals.</text:span></text:p>
        <text:p text:style-name="P8"><text:span text:style-name="T4">Control signals (e.g., SPI, I²C, or GPIO).</text:span></text:p>
        <text:p text:style-name="P8"><text:span text:style-name="T4">Power distribution (+12V, -12V, GND).</text:span></text:p>
        <text:p text:style-name="P8"><text:span text:style-name="T4">Have onboard multiplexers to dynamically configure gate inputs and outputs.</text:span></text:p>
        <text:p text:style-name="P8"><text:span text:style-name="T4">Motherboard</text:span></text:p>
        <text:p text:style-name="P8"><text:span text:style-name="T4">The motherboard will:</text:span></text:p>
        <text:p text:style-name="P2"/>
        <text:p text:style-name="P8"><text:span text:style-name="T4">Provide power distribution to all daughterboards.</text:span></text:p>
        <text:p text:style-name="P8"><text:span text:style-name="T4">Act as the central hub for:</text:span></text:p>
        <text:p text:style-name="P8"><text:span text:style-name="T4">Control signals from the main controller (e.g., STM32, ESP32, or FPGA).</text:span></text:p>
        <text:p text:style-name="P8"><text:span text:style-name="T4">Data routing between daughterboards.</text:span></text:p>
        <text:p text:style-name="P8"><text:span text:style-name="T4">Clock synchronization across all boards.</text:span></text:p>
        <text:p text:style-name="P8"><text:span text:style-name="T4">Include connectors for easy daughterboard mounting (e.g., DIN 41612 or edge connectors).</text:span></text:p>
        <text:p text:style-name="P2"/>
        <text:p text:style-name="P8"><text:span text:style-name="T4">Step 2: Daughterboard Schematic</text:span></text:p>
        <text:p text:style-name="P8"><text:span text:style-name="T4">Key Components</text:span></text:p>
        <text:p text:style-name="P8"><text:span text:style-name="T4">Fuzzy Logic Gates:</text:span></text:p>
        <text:p text:style-name="P2"/>
        <text:p text:style-name="P8"><text:span text:style-name="T4">Use VCAs (e.g., SSM2164 or V2164) for analog NANDs.</text:span></text:p>
        <text:p text:style-name="P8"><text:span text:style-name="T4">Add op-amps (e.g., TL072) for buffering and inverting signals (for NOT gates).</text:span></text:p>
        <text:p text:style-name="P8"><text:span text:style-name="T4">Include multiplexers (e.g., 74HC4051) to route inputs dynamically.</text:span></text:p>
        <text:p text:style-name="P8"><text:span text:style-name="T4">Analog Signal Routing:</text:span></text:p>
        <text:p text:style-name="P2"/>
        <text:p text:style-name="P8"><text:soft-page-break/><text:span text:style-name="T4">Add analog switches (e.g., 74HC4066) for flexible signal routing.</text:span></text:p>
        <text:p text:style-name="P8"><text:span text:style-name="T4">Control Interface:</text:span></text:p>
        <text:p text:style-name="P2"/>
        <text:p text:style-name="P8"><text:span text:style-name="T4">Include an I²C expander (e.g., MCP23017) or SPI shift register for GPIO control.</text:span></text:p>
        <text:p text:style-name="P8"><text:span text:style-name="T4">Use pull-up resistors for I²C lines (if applicable).</text:span></text:p>
        <text:p text:style-name="P8"><text:span text:style-name="T4">Power Regulation:</text:span></text:p>
        <text:p text:style-name="P2"/>
        <text:p text:style-name="P8"><text:span text:style-name="T4">Add decoupling capacitors near all ICs (+12V and -12V lines).</text:span></text:p>
        <text:p text:style-name="P8"><text:span text:style-name="T4">Include test points for power and signal debugging.</text:span></text:p>
        <text:p text:style-name="P2"/>
        <text:p text:style-name="P8"><text:span text:style-name="T4">Step 3: Motherboard Schematic</text:span></text:p>
        <text:p text:style-name="P8"><text:span text:style-name="T4">Key Components</text:span></text:p>
        <text:p text:style-name="P8"><text:span text:style-name="T4">Power Distribution:</text:span></text:p>
        <text:p text:style-name="P2"/>
        <text:p text:style-name="P8"><text:span text:style-name="T4">Distribute ±12V and ground using a star topology.</text:span></text:p>
        <text:p text:style-name="P8"><text:span text:style-name="T4">Add bulk capacitors (e.g., 100 µF) at each connector to stabilize power.</text:span></text:p>
        <text:p text:style-name="P8"><text:span text:style-name="T4">Communication Hub:</text:span></text:p>
        <text:p text:style-name="P2"/>
        <text:p text:style-name="P8"><text:span text:style-name="T4">Centralize the SPI or I²C bus.</text:span></text:p>
        <text:p text:style-name="P8"><text:span text:style-name="T4">Include bus drivers/buffers (e.g., PCA9617 for I²C or SN74HCS126 for SPI) for signal integrity over multiple boards.</text:span></text:p>
        <text:p text:style-name="P8"><text:span text:style-name="T4">Clock Distribution:</text:span></text:p>
        <text:p text:style-name="P2"/>
        <text:p text:style-name="P8"><text:span text:style-name="T4">Use a clock buffer (e.g., CDCLVD1212) to distribute a clean clock signal to all daughterboards.</text:span></text:p>
        <text:p text:style-name="P8"><text:span text:style-name="T4">Connector Layout:</text:span></text:p>
        <text:p text:style-name="P2"/>
        <text:p text:style-name="P8"><text:span text:style-name="T4">Use DIN 41612 connectors or edge connectors to mount daughterboards.</text:span></text:p>
        <text:p text:style-name="P8"><text:span text:style-name="T4">Assign pins for power, ground, clock, analog signals, and digital control lines.</text:span></text:p>
        <text:p text:style-name="P2"/>
        <text:p text:style-name="P8"><text:span text:style-name="T4">Step 4: Tools for Schematic Design</text:span></text:p>
        <text:p text:style-name="P8"><text:span text:style-name="T4">KiCad (Free):</text:span></text:p>
        <text:p text:style-name="P2"/>
        <text:p text:style-name="P8"><text:span text:style-name="T4">Open-source PCB design software.</text:span></text:p>
        <text:p text:style-name="P8"><text:span text:style-name="T4">Excellent for creating multi-board systems.</text:span></text:p>
        <text:p text:style-name="P8"><text:span text:style-name="T4">Altium Designer:</text:span></text:p>
        <text:p text:style-name="P2"/>
        <text:p text:style-name="P8"><text:span text:style-name="T4">Advanced professional tool with simulation support.</text:span></text:p>
        <text:p text:style-name="P8"><text:span text:style-name="T4">Useful for managing complex designs.</text:span></text:p>
        <text:p text:style-name="P8"><text:span text:style-name="T4">LTspice:</text:span></text:p>
        <text:p text:style-name="P2"/>
        <text:p text:style-name="P8"><text:span text:style-name="T4">Use to simulate analog gates and fuzzy logic behavior before implementing the full design.</text:span></text:p>
        <text:p text:style-name="P2"/>
        <text:p text:style-name="P8"><text:span text:style-name="T4">Step 5: Workflow</text:span></text:p>
        <text:p text:style-name="P8"><text:soft-page-break/><text:span text:style-name="T4">Design Modular Circuits:</text:span></text:p>
        <text:p text:style-name="P2"/>
        <text:p text:style-name="P8"><text:span text:style-name="T4">Start with one fuzzy gate (NAND, OR, NOT) and simulate its behavior.</text:span></text:p>
        <text:p text:style-name="P8"><text:span text:style-name="T4">Add multiplexers and routing switches to create a configurable logic unit.</text:span></text:p>
        <text:p text:style-name="P8"><text:span text:style-name="T4">Integrate Control Interfaces:</text:span></text:p>
        <text:p text:style-name="P2"/>
        <text:p text:style-name="P8"><text:span text:style-name="T4">Add I²C/SPI interfaces to control the gates.</text:span></text:p>
        <text:p text:style-name="P8"><text:span text:style-name="T4">Expand to Full Daughterboard:</text:span></text:p>
        <text:p text:style-name="P2"/>
        <text:p text:style-name="P8"><text:span text:style-name="T4">Combine multiple gates with routing and control circuits.</text:span></text:p>
        <text:p text:style-name="P8"><text:span text:style-name="T4">Add connectors for power and communication.</text:span></text:p>
        <text:p text:style-name="P8"><text:span text:style-name="T4">Design the Motherboard:</text:span></text:p>
        <text:p text:style-name="P2"/>
        <text:p text:style-name="P8"><text:span text:style-name="T4">Create a schematic for distributing power, clock, and control signals.</text:span></text:p>
        <text:p text:style-name="P8"><text:span text:style-name="T4">Add slots for multiple daughterboards.</text:span></text:p>
        <text:p text:style-name="P2"/>
        <text:p text:style-name="P2"/>
        <text:p text:style-name="P8"><text:span text:style-name="T4">Which multiplexer best handles fuzzy signals?</text:span></text:p>
        <text:p text:style-name="P2"/>
        <text:p text:style-name="P8"><text:span text:style-name="T4">When dealing with fuzzy signals (i.e., continuous analog signals with gradations, rather than discrete logic levels), you need a multiplexer that minimizes signal distortion, noise, and cross-talk while maintaining good linearity. Here’s how you can choose the best multiplexer for fuzzy signals:</text:span></text:p>
        <text:p text:style-name="P2"/>
        <text:p text:style-name="P8"><text:span text:style-name="T4">Key Criteria for Fuzzy Signal Handling</text:span></text:p>
        <text:p text:style-name="P8"><text:span text:style-name="T4">Low On-Resistance (R&lt;sub&gt;ON&lt;/sub&gt;):</text:span></text:p>
        <text:p text:style-name="P2"/>
        <text:p text:style-name="P8"><text:span text:style-name="T4">Minimizes signal attenuation and distortion.</text:span></text:p>
        <text:p text:style-name="P8"><text:span text:style-name="T4">Look for R&lt;sub&gt;ON&lt;/sub&gt; values below 50Ω, ideally closer to 10Ω or lower.</text:span></text:p>
        <text:p text:style-name="P8"><text:span text:style-name="T4">Low Charge Injection:</text:span></text:p>
        <text:p text:style-name="P2"/>
        <text:p text:style-name="P8"><text:span text:style-name="T4">Prevents transient glitches when switching between channels.</text:span></text:p>
        <text:p text:style-name="P8"><text:span text:style-name="T4">Essential for high-precision or dynamic fuzzy logic operations.</text:span></text:p>
        <text:p text:style-name="P8"><text:span text:style-name="T4">Wide Voltage Range:</text:span></text:p>
        <text:p text:style-name="P2"/>
        <text:p text:style-name="P8"><text:span text:style-name="T4">Allows handling of a broader potential difference (±15V or more for high-resolution systems).</text:span></text:p>
        <text:p text:style-name="P8"><text:span text:style-name="T4">Low Distortion:</text:span></text:p>
        <text:p text:style-name="P2"/>
        <text:p text:style-name="P8"><text:span text:style-name="T4">Important for maintaining the integrity of analog signals in fuzzy logic processing.</text:span></text:p>
        <text:p text:style-name="P8"><text:span text:style-name="T4">Signal Bandwidth:</text:span></text:p>
        <text:p text:style-name="P2"/>
        <text:p text:style-name="P8"><text:span text:style-name="T4">Ensure the multiplexer can handle the frequency of your signals without excessive roll-off.</text:span></text:p>
        <text:p text:style-name="P8"><text:span text:style-name="T4">Best Multiplexer Options for Fuzzy Signals</text:span></text:p>
        <text:p text:style-name="P2"/>
        <text:p text:style-name="P8"><text:span text:style-name="T4">1. Analog Devices ADG732</text:span></text:p>
        <text:p text:style-name="P8"><text:soft-page-break/><text:span text:style-name="T4">Features:</text:span></text:p>
        <text:p text:style-name="P8"><text:span text:style-name="T4">32:1 multiplexer.</text:span></text:p>
        <text:p text:style-name="P8"><text:span text:style-name="T4">Low R&lt;sub&gt;ON&lt;/sub&gt;: ~4Ω.</text:span></text:p>
        <text:p text:style-name="P8"><text:span text:style-name="T4">High precision with low charge injection.</text:span></text:p>
        <text:p text:style-name="P8"><text:span text:style-name="T4">Wide supply range: ±15V or single-supply operation up to 12V.</text:span></text:p>
        <text:p text:style-name="P8"><text:span text:style-name="T4">Why It’s Great for Fuzzy Signals:</text:span></text:p>
        <text:p text:style-name="P8"><text:span text:style-name="T4">Extremely low R&lt;sub&gt;ON&lt;/sub&gt; and high linearity make it ideal for continuous signal processing.</text:span></text:p>
        <text:p text:style-name="P8"><text:span text:style-name="T4">Handles complex routing for fuzzy systems with minimal signal degradation.</text:span></text:p>
        <text:p text:style-name="P8"><text:span text:style-name="T4">Drawback: Higher cost compared to simpler ICs.</text:span></text:p>
        <text:p text:style-name="P2"/>
        <text:p text:style-name="P8"><text:span text:style-name="T4">2. DG419 (or DG4xx Series)</text:span></text:p>
        <text:p text:style-name="P8"><text:span text:style-name="T4">Features:</text:span></text:p>
        <text:p text:style-name="P8"><text:span text:style-name="T4">SPDT switch (single-pole double-throw) with ultra-low R&lt;sub&gt;ON&lt;/sub&gt; (~20Ω).</text:span></text:p>
        <text:p text:style-name="P8"><text:span text:style-name="T4">Wide signal range: ±15V.</text:span></text:p>
        <text:p text:style-name="P8"><text:span text:style-name="T4">Very low distortion and charge injection.</text:span></text:p>
        <text:p text:style-name="P8"><text:span text:style-name="T4">Why It’s Great for Fuzzy Signals:</text:span></text:p>
        <text:p text:style-name="P8"><text:span text:style-name="T4">High signal integrity for precision fuzzy logic operations.</text:span></text:p>
        <text:p text:style-name="P8"><text:span text:style-name="T4">Robust and reliable performance at higher voltage ranges.</text:span></text:p>
        <text:p text:style-name="P8"><text:span text:style-name="T4">Drawback: Limited number of switches per IC (requires more ICs for larger configurations).</text:span></text:p>
        <text:p text:style-name="P2"/>
        <text:p text:style-name="P8"><text:span text:style-name="T4">3. CD405x Series (e.g., CD4051/CD4052/CD4053)</text:span></text:p>
        <text:p text:style-name="P8"><text:span text:style-name="T4">Features:</text:span></text:p>
        <text:p text:style-name="P8"><text:span text:style-name="T4">R&lt;sub&gt;ON&lt;/sub&gt;: ~100Ω (higher than DG4xx or ADG732).</text:span></text:p>
        <text:p text:style-name="P8"><text:span text:style-name="T4">Wide signal range: Up to ±20V (depending on supply).</text:span></text:p>
        <text:p text:style-name="P8"><text:span text:style-name="T4">Budget-friendly and widely available.</text:span></text:p>
        <text:p text:style-name="P8"><text:span text:style-name="T4">Why It’s Great for Fuzzy Signals:</text:span></text:p>
        <text:p text:style-name="P8"><text:span text:style-name="T4">High voltage range supports systems requiring ±15V or more.</text:span></text:p>
        <text:p text:style-name="P8"><text:span text:style-name="T4">Affordable option for less critical fuzzy signal paths.</text:span></text:p>
        <text:p text:style-name="P8"><text:span text:style-name="T4">Drawback: Higher R&lt;sub&gt;ON&lt;/sub&gt; can cause slight signal attenuation.</text:span></text:p>
        <text:p text:style-name="P2"/>
        <text:p text:style-name="P8"><text:span text:style-name="T4">4. 74HC405x Series (e.g., 74HC4051/4052/4053)</text:span></text:p>
        <text:p text:style-name="P8"><text:span text:style-name="T4">Features:</text:span></text:p>
        <text:p text:style-name="P8"><text:span text:style-name="T4">R&lt;sub&gt;ON&lt;/sub&gt;: ~100Ω.</text:span></text:p>
        <text:p text:style-name="P8"><text:span text:style-name="T4">Signal range: Up to 15V.</text:span></text:p>
        <text:p text:style-name="P8"><text:span text:style-name="T4">Low-cost and easy to interface with 3.3V or 5V control logic.</text:span></text:p>
        <text:p text:style-name="P8"><text:span text:style-name="T4">Why It’s Great for Fuzzy Signals:</text:span></text:p>
        <text:p text:style-name="P8"><text:span text:style-name="T4">Good for low-to-moderate resolution fuzzy signals.</text:span></text:p>
        <text:p text:style-name="P8"><text:span text:style-name="T4">Widely used in modular synthesizers for routing analog signals.</text:span></text:p>
        <text:p text:style-name="P8"><text:span text:style-name="T4">Drawback: Higher R&lt;sub&gt;ON&lt;/sub&gt; compared to DG4xx or ADG732; may introduce minor distortion in precision systems.</text:span></text:p>
        <text:p text:style-name="P8"><text:span text:style-name="T4">Comparison Table</text:span></text:p>
        <text:p text:style-name="P8"><text:span text:style-name="T4">Multiplexer<text:tab/>R&lt;sub&gt;ON&lt;/sub&gt; (Ω)<text:tab/>Voltage Range (V)<text:tab/>Signal Integrity<text:tab/>Cost<text:tab/>Best For</text:span></text:p>
        <text:p text:style-name="P8"><text:span text:style-name="T4">ADG732<text:tab/>~4<text:tab/>±15<text:tab/>Excellent<text:tab/>High<text:tab/>High-precision, large-scale fuzzy systems</text:span></text:p>
        <text:p text:style-name="P8"><text:soft-page-break/><text:span text:style-name="T4">DG419<text:tab/>~20<text:tab/>±15<text:tab/>Excellent<text:tab/>Moderate<text:tab/>Small-scale precision fuzzy systems</text:span></text:p>
        <text:p text:style-name="P8"><text:span text:style-name="T4">CD405x<text:tab/>~100<text:tab/>±20<text:tab/>Good<text:tab/>Low<text:tab/>High-voltage, budget-friendly systems</text:span></text:p>
        <text:p text:style-name="P8"><text:span text:style-name="T4">74HC405x<text:tab/>~100<text:tab/>Up to 15<text:tab/>Good<text:tab/>Very Low<text:tab/>Budget-friendly, low-to-moderate resolution</text:span></text:p>
        <text:p text:style-name="P8"><text:span text:style-name="T4">Recommendation</text:span></text:p>
        <text:p text:style-name="P8"><text:span text:style-name="T4">For High-Precision Fuzzy Logic: Use ADG732 or DG419 for their low R&lt;sub&gt;ON&lt;/sub&gt;, low distortion, and high voltage handling.</text:span></text:p>
        <text:p text:style-name="P8"><text:span text:style-name="T4">For Budget-Friendly Solutions: Use CD405x or 74HC405x for low-cost, moderate performance applications.</text:span></text:p>
        <text:p text:style-name="P8"><text:span text:style-name="T4">For Large-Scale Systems: If many channels are needed, ADG732 is the best choice due to its 32:1 multiplexing capability.</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text:span text:style-name="T7">Technical Design</text:span></text:p>
        <text:p text:style-name="P8"><text:span text:style-name="T4">The proposed system integrates analog fuzzy logic gates with a modular and scalable architecture, enabling dynamic reconfiguration and seamless interaction with a digital Large Language Model (LLM). This section outlines the hardware and software design principles, key components, and the interconnectivity of the system.</text:span></text:p>
        <text:p text:style-name="P2"/>
        <text:p text:style-name="P2"/>
        <text:p text:style-name="P8"><text:span text:style-name="T6">1. System Overview</text:span></text:p>
        <text:p text:style-name="P8"><text:span text:style-name="T4">The architecture consists of three primary components:</text:span></text:p>
        <text:p text:style-name="P2"/>
        <text:p text:style-name="P8"><text:span text:style-name="T4">Fuzzy Logic Daughterboards:</text:span></text:p>
        <text:p text:style-name="P2"/>
        <text:p text:style-name="P8"><text:soft-page-break/><text:span text:style-name="T4">Modular PCBs containing configurable fuzzy NAND, OR, and NOT gates.</text:span></text:p>
        <text:p text:style-name="P8"><text:span text:style-name="T4">Each daughterboard is designed for reconfigurable signal routing, supporting a variety of logic configurations.</text:span></text:p>
        <text:p text:style-name="P8"><text:span text:style-name="T4">Analog signals are processed locally with minimal noise, leveraging voltage-controlled amplifiers (VCAs) and op-amps.</text:span></text:p>
        <text:p text:style-name="P8"><text:span text:style-name="T4">Central Motherboard:</text:span></text:p>
        <text:p text:style-name="P2"/>
        <text:p text:style-name="P8"><text:span text:style-name="T4">Manages power distribution, clock synchronization, and communication between daughterboards.</text:span></text:p>
        <text:p text:style-name="P8"><text:span text:style-name="T4">Hosts the microcontroller or FPGA responsible for coordinating gate configurations and interfacing with the LLM.</text:span></text:p>
        <text:p text:style-name="P8"><text:span text:style-name="T4">Control Layer:</text:span></text:p>
        <text:p text:style-name="P2"/>
        <text:p text:style-name="P8"><text:span text:style-name="T4">Digital LLM running on a host computer to analyze and adapt the analog logic unit’s configuration.</text:span></text:p>
        <text:p text:style-name="P8"><text:span text:style-name="T4">Communication between the host and the motherboard occurs via high-speed protocols such as SPI or I²C.</text:span></text:p>
        <text:p text:style-name="P2"/>
        <text:p text:style-name="P2"/>
        <text:p text:style-name="P8"><text:span text:style-name="T4">2. Fuzzy Logic Gates</text:span></text:p>
        <text:p text:style-name="P8"><text:span text:style-name="T4">The system’s core functionality is based on analog fuzzy gates, which process continuous input signals to represent fuzzy logic operations.</text:span></text:p>
        <text:p text:style-name="P2"/>
        <text:p text:style-name="P8"><text:span text:style-name="T4">2.1 NAND Gate</text:span></text:p>
        <text:p text:style-name="P8"><text:span text:style-name="T4">Components:</text:span></text:p>
        <text:p text:style-name="P8"><text:span text:style-name="T4">Two VCAs (e.g., SSM2164 or LM13700) for AND operation and scaling.</text:span></text:p>
        <text:p text:style-name="P8"><text:span text:style-name="T4">An op-amp (e.g., TL072) in an inverting configuration to generate the NAND output.</text:span></text:p>
        <text:p text:style-name="P8"><text:span text:style-name="T4">Operation:</text:span></text:p>
        <text:p text:style-name="P8"><text:span text:style-name="T4">Inputs </text:span></text:p>
        <text:p text:style-name="P8"><text:span text:style-name="T4">𝐴 and 𝐵 are multiplied to perform an AND operation.</text:span></text:p>
        <text:p text:style-name="P8"><text:span text:style-name="T4">The output is inverted to achieve 𝑄=1−(𝐴⋅𝐵).</text:span></text:p>
        <text:p text:style-name="P2"/>
        <text:p text:style-name="P8"><text:span text:style-name="T4">Scalability:</text:span></text:p>
        <text:p text:style-name="P8"><text:span text:style-name="T4">The NAND gate can be dynamically reconfigured using multiplexers to alter input/output connections.</text:span></text:p>
        <text:p text:style-name="P2"/>
        <text:p text:style-name="P8"><text:span text:style-name="T4">2.2 OR and NOT Gates</text:span></text:p>
        <text:p text:style-name="P8"><text:span text:style-name="T4">OR Gate:</text:span></text:p>
        <text:p text:style-name="P8"><text:span text:style-name="T4">Implemented using a summing amplifier to combine input signals.</text:span></text:p>
        <text:p text:style-name="P8"><text:span text:style-name="T4">Scaling resistors adjust the weight of each input.</text:span></text:p>
        <text:p text:style-name="P8"><text:span text:style-name="T4">NOT Gate:</text:span></text:p>
        <text:p text:style-name="P8"><text:span text:style-name="T4">A single op-amp in an inverting configuration negates the input signal.</text:span></text:p>
        <text:p text:style-name="P2"/>
        <text:p text:style-name="P8"><text:span text:style-name="T4">2.3 Gate Configuration</text:span></text:p>
        <text:p text:style-name="P8"><text:span text:style-name="T4">Each daughterboard is equipped with analog multiplexers (e.g., 74HC4051) to route inputs and outputs dynamically. This allows the system to reconfigure logic operations in real time.</text:span></text:p>
        <text:p text:style-name="P2"/>
        <text:p text:style-name="P2"/>
        <text:p text:style-name="P8"><text:span text:style-name="T4">3. Communication and Control</text:span></text:p>
        <text:p text:style-name="P8"><text:span text:style-name="T4">3.1 Communication Protocol</text:span></text:p>
        <text:p text:style-name="P2"/>
        <text:p text:style-name="P8"><text:soft-page-break/><text:span text:style-name="T4">Digital Control:</text:span></text:p>
        <text:p text:style-name="P8"><text:span text:style-name="T4">SPI or I²C is used for high-speed communication between the motherboard and daughterboards.</text:span></text:p>
        <text:p text:style-name="P8"><text:span text:style-name="T4">Each daughterboard is assigned a unique address to enable scalable communication.</text:span></text:p>
        <text:p text:style-name="P2"/>
        <text:p text:style-name="P8"><text:span text:style-name="T4">Analog Signal Routing:</text:span></text:p>
        <text:p text:style-name="P8"><text:span text:style-name="T4">Analog buses connect daughterboards for signal propagation between gates.</text:span></text:p>
        <text:p text:style-name="P8"><text:span text:style-name="T4">Shielded traces and ground planes minimize cross-talk and noise.</text:span></text:p>
        <text:p text:style-name="P2"/>
        <text:p text:style-name="P8"><text:span text:style-name="T4">3.2 Clock Synchronization</text:span></text:p>
        <text:p text:style-name="P8"><text:span text:style-name="T4">A central clock generator (e.g., Si5351) distributes a synchronized clock signal to all daughterboards via a clock tree topology.</text:span></text:p>
        <text:p text:style-name="P8"><text:span text:style-name="T4">Clock buffers (e.g., CDCLVD1212) ensure low jitter and consistent timing across the system.</text:span></text:p>
        <text:p text:style-name="P2"/>
        <text:p text:style-name="P2"/>
        <text:p text:style-name="P8"><text:span text:style-name="T4">4. Modular Hardware Design</text:span></text:p>
        <text:p text:style-name="P2"/>
        <text:p text:style-name="P8"><text:span text:style-name="T4">4.1 Daughterboard Architecture</text:span></text:p>
        <text:p text:style-name="P2"/>
        <text:p text:style-name="P8"><text:span text:style-name="T4">Gate Implementation:</text:span></text:p>
        <text:p text:style-name="P8"><text:span text:style-name="T4">Each board contains 4 NAND gates, 2 OR gates, and 2 NOT gates.</text:span></text:p>
        <text:p text:style-name="P8"><text:span text:style-name="T4">Multiplexers (e.g., 74HC4053) dynamically connect inputs and outputs.</text:span></text:p>
        <text:p text:style-name="P2"/>
        <text:p text:style-name="P8"><text:span text:style-name="T4">Control Interface:</text:span></text:p>
        <text:p text:style-name="P8"><text:span text:style-name="T4">GPIO expanders (e.g., MCP23017) manage gate configurations via SPI/I²C.</text:span></text:p>
        <text:p text:style-name="P2"/>
        <text:p text:style-name="P8"><text:span text:style-name="T4">Power Supply:</text:span></text:p>
        <text:p text:style-name="P8"><text:span text:style-name="T4">±12V or ±15V for analog circuits.</text:span></text:p>
        <text:p text:style-name="P8"><text:span text:style-name="T4">Decoupling capacitors near each IC ensure power stability.</text:span></text:p>
        <text:p text:style-name="P2"/>
        <text:p text:style-name="P8"><text:span text:style-name="T4">4.2 Motherboard Architecture</text:span></text:p>
        <text:p text:style-name="P2"/>
        <text:p text:style-name="P8"><text:span text:style-name="T4">Power Distribution:</text:span></text:p>
        <text:p text:style-name="P8"><text:span text:style-name="T4">Supplies ±12V or ±15V to all daughterboards via a star topology.</text:span></text:p>
        <text:p text:style-name="P8"><text:span text:style-name="T4">Bulk capacitors stabilize the power rails.</text:span></text:p>
        <text:p text:style-name="P8"><text:span text:style-name="T4">Signal Distribution:</text:span></text:p>
        <text:p text:style-name="P8"><text:span text:style-name="T4">SPI or I²C buses connect the motherboard to daughterboards.</text:span></text:p>
        <text:p text:style-name="P8"><text:span text:style-name="T4">Analog signal buses route fuzzy logic outputs for feedback to the LLM.</text:span></text:p>
        <text:p text:style-name="P2"/>
        <text:p text:style-name="P2"/>
        <text:p text:style-name="P8"><text:span text:style-name="T4">5. Software Integration</text:span></text:p>
        <text:p text:style-name="P2"/>
        <text:p text:style-name="P8"><text:span text:style-name="T4">5.1 LLM Control Layer</text:span></text:p>
        <text:p text:style-name="P8"><text:span text:style-name="T4">The LLM interacts with the analog logic unit via a host interface (e.g., USB, Ethernet).</text:span></text:p>
        <text:p text:style-name="P8"><text:soft-page-break/><text:span text:style-name="T4">It analyzes the logic unit’s outputs and adjusts gate configurations to optimize its reasoning process.</text:span></text:p>
        <text:p text:style-name="P2"/>
        <text:p text:style-name="P8"><text:span text:style-name="T4">5.2 Firmware</text:span></text:p>
        <text:p text:style-name="P8"><text:span text:style-name="T4">The motherboard runs firmware on an MCU or FPGA to:</text:span></text:p>
        <text:p text:style-name="P8"><text:span text:style-name="T4">Manage communication with daughterboards.</text:span></text:p>
        <text:p text:style-name="P8"><text:span text:style-name="T4">Configure gates dynamically based on LLM commands.</text:span></text:p>
        <text:p text:style-name="P8"><text:span text:style-name="T4">Collect and transmit data back to the LLM.</text:span></text:p>
        <text:p text:style-name="P2"/>
        <text:p text:style-name="P2"/>
        <text:p text:style-name="P8"><text:span text:style-name="T4">6. Simulations and Validation</text:span></text:p>
        <text:p text:style-name="P8"><text:span text:style-name="T4">Circuit Simulation:</text:span></text:p>
        <text:p text:style-name="P8"><text:span text:style-name="T4">SPICE-based tools (e.g., LTspice) validate gate performance and signal integrity.</text:span></text:p>
        <text:p text:style-name="P8"><text:span text:style-name="T4">System Simulation:</text:span></text:p>
        <text:p text:style-name="P8"><text:span text:style-name="T4">MATLAB or Python-based simulations evaluate the integration of analog gates with the LLM control layer.</text:span></text:p>
        <text:p text:style-name="P8"><text:span text:style-name="T4">Prototype Testing:</text:span></text:p>
        <text:p text:style-name="P8"><text:span text:style-name="T4">Initial prototypes demonstrate reconfigurability, scalability, and fuzzy logic handling in real-time.</text:span></text:p>
        <text:p text:style-name="P8"><text:span text:style-name="T4">Figures and Schematics</text:span></text:p>
        <text:p text:style-name="P8"><text:span text:style-name="T4">To accompany this section:</text:span></text:p>
        <text:p text:style-name="P2"/>
        <text:p text:style-name="P8"><text:span text:style-name="T4">#####</text:span></text:p>
        <text:p text:style-name="P8"><text:span text:style-name="T4">Block Diagram: Show the overall architecture, highlighting the motherboard, daughterboards, and control layer.</text:span></text:p>
        <text:p text:style-name="P8"><text:span text:style-name="T4">Gate Schematics: Provide detailed circuit diagrams for NAND, OR, and NOT gates.</text:span></text:p>
        <text:p text:style-name="P8"><text:span text:style-name="T4">Communication Diagram: Illustrate the data flow between components.</text:span></text:p>
        <text:p text:style-name="P8"><text:span text:style-name="T4">#####</text:span></text:p>
        <text:p text:style-name="P2"/>
        <text:p text:style-name="P8"><text:span text:style-name="T4">Each gate (NAND, OR, NOT) is enhanced to support 3 Inputs: Allowing 𝐴,𝐵,𝐶 inputs.</text:span></text:p>
        <text:p text:style-name="P8"><text:span text:style-name="T4">Adjustable Weights: Inputs are passed through VCAs, where the gain of each VCA sets the relative weight of the input.</text:span></text:p>
        <text:p text:style-name="P2"/>
        <text:p text:style-name="P2"/>
        <text:p text:style-name="P8"><text:span text:style-name="T4">1. Revised Gate Designs</text:span></text:p>
        <text:p text:style-name="P2"/>
        <text:p text:style-name="P8"><text:span text:style-name="T4">1.1 Fuzzy NAND Gate</text:span></text:p>
        <text:p text:style-name="P2"/>
        <text:p text:style-name="P8"><text:span text:style-name="T4">Function: </text:span></text:p>
        <text:p text:style-name="P2"/>
        <text:p text:style-name="P8"><text:span text:style-name="T4">𝑄=1−Weighted AND (𝐴,𝐵,𝐶)</text:span></text:p>
        <text:p text:style-name="P2"/>
        <text:p text:style-name="P8"><text:span text:style-name="T4">Components:</text:span></text:p>
        <text:p text:style-name="P2"/>
        <text:p text:style-name="P8"><text:span text:style-name="T4">3 VCAs: Scale each input based on its weight.</text:span></text:p>
        <text:p text:style-name="P2"/>
        <text:p text:style-name="P8"><text:span text:style-name="T4">Op-Amp Summing Amplifier: Combines weighted inputs to perform an analog AND operation.</text:span></text:p>
        <text:p text:style-name="P2"><text:soft-page-break/></text:p>
        <text:p text:style-name="P8"><text:span text:style-name="T4">Inverting Op-Amp: Negates the AND result to produce the NAND output.</text:span></text:p>
        <text:p text:style-name="P2"/>
        <text:p text:style-name="P8"><text:span text:style-name="T4">Adjustable Weights: The gain of each VCA (e.g., SSM2164 or LM13700) is controlled by external bias voltages, allowing dynamic adjustment.</text:span></text:p>
        <text:p text:style-name="P2"/>
        <text:p text:style-name="P8"><text:span text:style-name="T4">Circuit Flow:</text:span></text:p>
        <text:p text:style-name="P2"/>
        <text:p text:style-name="P8"><text:span text:style-name="T4">Inputs </text:span></text:p>
        <text:p text:style-name="P2"/>
        <text:p text:style-name="P8"><text:span text:style-name="T4">𝐴,𝐵,𝐶 → VCAs for weighting.</text:span></text:p>
        <text:p text:style-name="P2"/>
        <text:p text:style-name="P8"><text:span text:style-name="T4">Weighted outputs summed (AND operation).</text:span></text:p>
        <text:p text:style-name="P2"/>
        <text:p text:style-name="P8"><text:span text:style-name="T4">Summed output inverted to form 𝑄=1−AND(𝐴,𝐵,𝐶).</text:span></text:p>
        <text:p text:style-name="P2"/>
        <text:p text:style-name="P8"><text:span text:style-name="T4">1.2 Fuzzy OR Gate</text:span></text:p>
        <text:p text:style-name="P2"/>
        <text:p text:style-name="P8"><text:span text:style-name="T4">Function: </text:span></text:p>
        <text:p text:style-name="P2"/>
        <text:p text:style-name="P8"><text:span text:style-name="T4">𝑄=Weighted OR(𝐴,𝐵,𝐶)</text:span></text:p>
        <text:p text:style-name="P2"/>
        <text:p text:style-name="P8"><text:span text:style-name="T4">Components:</text:span></text:p>
        <text:p text:style-name="P2"/>
        <text:p text:style-name="P8"><text:span text:style-name="T4">3 VCAs: Adjust weights of inputs 𝐴,𝐵,𝐶.</text:span></text:p>
        <text:p text:style-name="P2"/>
        <text:p text:style-name="P8"><text:span text:style-name="T4">Summing Amplifier: Combines weighted inputs to perform the OR operation.</text:span></text:p>
        <text:p text:style-name="P2"/>
        <text:p text:style-name="P8"><text:span text:style-name="T4">Adjustable Weights: Control the relative contribution of each input via VCA gain.</text:span></text:p>
        <text:p text:style-name="P2"/>
        <text:p text:style-name="P8"><text:span text:style-name="T4">Circuit Flow:</text:span></text:p>
        <text:p text:style-name="P2"/>
        <text:p text:style-name="P8"><text:span text:style-name="T4">Inputs</text:span></text:p>
        <text:p text:style-name="P2"/>
        <text:p text:style-name="P8"><text:span text:style-name="T4">𝐴,𝐵,𝐶 → VCAs for weighting.</text:span></text:p>
        <text:p text:style-name="P2"/>
        <text:p text:style-name="P8"><text:span text:style-name="T4">Weighted outputs summed to form 𝑄=OR(𝐴,𝐵,𝐶).</text:span></text:p>
        <text:p text:style-name="P2"/>
        <text:p text:style-name="P8"><text:span text:style-name="T4">1.3 Fuzzy NOT Gate</text:span></text:p>
        <text:p text:style-name="P2"/>
        <text:p text:style-name="P8"><text:span text:style-name="T4">Function: </text:span></text:p>
        <text:p text:style-name="P2"/>
        <text:p text:style-name="P8"><text:span text:style-name="T4">𝑄=1−𝐴</text:span></text:p>
        <text:p text:style-name="P2"><text:soft-page-break/></text:p>
        <text:p text:style-name="P8"><text:span text:style-name="T4">Components:</text:span></text:p>
        <text:p text:style-name="P2"/>
        <text:p text:style-name="P8"><text:span text:style-name="T4">Single op-amp in an inverting configuration.</text:span></text:p>
        <text:p text:style-name="P2"/>
        <text:p text:style-name="P8"><text:span text:style-name="T4">Adjustable Scaling: Optional potentiometer to adjust inversion strength.</text:span></text:p>
        <text:p text:style-name="P2"/>
        <text:p text:style-name="P2"/>
        <text:p text:style-name="P8"><text:span text:style-name="T4">2. Revised Technical Design</text:span></text:p>
        <text:p text:style-name="P2"/>
        <text:p text:style-name="P8"><text:span text:style-name="T4">2.1 Gate Implementation</text:span></text:p>
        <text:p text:style-name="P2"/>
        <text:p text:style-name="P8"><text:span text:style-name="T4">Input Weighting: Each gate’s inputs are routed through VCAs for dynamic weighting.</text:span></text:p>
        <text:p text:style-name="P2"/>
        <text:p text:style-name="P8"><text:span text:style-name="T4">Flexibility: Multiplexers (e.g., 74HC4051) enable reconfiguration of inputs and outputs.</text:span></text:p>
        <text:p text:style-name="P2"/>
        <text:p text:style-name="P8"><text:span text:style-name="T4">2.2 Communication and Control</text:span></text:p>
        <text:p text:style-name="P2"/>
        <text:p text:style-name="P8"><text:span text:style-name="T4">Weight Adjustment:</text:span></text:p>
        <text:p text:style-name="P2"/>
        <text:p text:style-name="P8"><text:span text:style-name="T4">Each VCA's gain is controlled by a bias voltage, set via DACs (Digital-to-Analog Converters).</text:span></text:p>
        <text:p text:style-name="P2"/>
        <text:p text:style-name="P8"><text:span text:style-name="T4">DACs are managed by the control layer (e.g., an MCU or FPGA) to dynamically adjust weights.</text:span></text:p>
        <text:p text:style-name="P2"/>
        <text:p text:style-name="P8"><text:span text:style-name="T4">Reconfiguration:</text:span></text:p>
        <text:p text:style-name="P2"/>
        <text:p text:style-name="P8"><text:span text:style-name="T4">Inputs and outputs are connected dynamically using analog switches (e.g., 74HC4066).</text:span></text:p>
        <text:p text:style-name="P2"/>
        <text:p text:style-name="P2"/>
        <text:p text:style-name="P8"><text:span text:style-name="T4">3. Practical Circuit Example</text:span></text:p>
        <text:p text:style-name="P2"/>
        <text:p text:style-name="P8"><text:span text:style-name="T4">Fuzzy NAND Gate Schematic</text:span></text:p>
        <text:p text:style-name="P2"/>
        <text:p text:style-name="P8"><text:span text:style-name="T4">Inputs: </text:span></text:p>
        <text:p text:style-name="P2"/>
        <text:p text:style-name="P8"><text:span text:style-name="T4">𝐴,𝐵,𝐶.</text:span></text:p>
        <text:p text:style-name="P2"/>
        <text:p text:style-name="P8"><text:span text:style-name="T4">VCAs: Each input passes through a VCA for weighting.</text:span></text:p>
        <text:p text:style-name="P2"/>
        <text:p text:style-name="P8"><text:span text:style-name="T4">Summing Amplifier:</text:span></text:p>
        <text:p text:style-name="P2"/>
        <text:p text:style-name="P8"><text:span text:style-name="T4">Combines the weighted outputs: </text:span></text:p>
        <text:p text:style-name="P2"><text:soft-page-break/></text:p>
        <text:p text:style-name="P8"><text:span text:style-name="T4">AND(𝐴,𝐵,𝐶)=Sum(𝑤1𝐴,𝑤2𝐵,𝑤3𝐶).</text:span></text:p>
        <text:p text:style-name="P2"/>
        <text:p text:style-name="P8"><text:span text:style-name="T4">Inverting Op-Amp:</text:span></text:p>
        <text:p text:style-name="P2"/>
        <text:p text:style-name="P8"><text:span text:style-name="T4">Produces 𝑄=1−AND(𝐴,𝐵,𝐶).</text:span></text:p>
        <text:p text:style-name="P2"/>
        <text:p text:style-name="P2"/>
        <text:p text:style-name="P8"><text:span text:style-name="T4">4. Power and Scaling</text:span></text:p>
        <text:p text:style-name="P2"/>
        <text:p text:style-name="P8"><text:span text:style-name="T4">Power Supplies: ±12V or ±15V for VCAs and op-amps.</text:span></text:p>
        <text:p text:style-name="P2"/>
        <text:p text:style-name="P8"><text:span text:style-name="T4">Bias Generation: Use precision DACs (e.g., MCP4921) to provide stable control voltages for VCA gains.</text:span></text:p>
        <text:p text:style-name="P2"/>
        <text:p text:style-name="P8"><text:span text:style-name="T4">5. Revised Applications</text:span></text:p>
        <text:p text:style-name="P2"/>
        <text:p text:style-name="P8"><text:span text:style-name="T4">Fuzzy Control Systems:</text:span></text:p>
        <text:p text:style-name="P2"/>
        <text:p text:style-name="P8"><text:span text:style-name="T4">With weighted inputs, the gates can model complex fuzzy rules like "if input 𝐴 is moderately high AND input 𝐵 is very high, THEN output 𝑄 should be low."</text:span></text:p>
        <text:p text:style-name="P2"/>
        <text:p text:style-name="P8"><text:span text:style-name="T4">Adaptive AI:</text:span></text:p>
        <text:p text:style-name="P2"/>
        <text:p text:style-name="P8"><text:span text:style-name="T4">Dynamic adjustment of weights allows the system to learn and adapt its logic over time.</text:span></text:p>
        <text:p text:style-name="P2"/>
        <text:p text:style-name="P2"/>
        <text:p text:style-name="P2"/>
        <text:p text:style-name="P8"><text:span text:style-name="T4">Revised schematic to include weighted inputs.</text:span></text:p>
        <text:p text:style-name="P2"/>
        <text:p text:style-name="P8"><text:span text:style-name="T4">```python</text:span></text:p>
        <text:p text:style-name="P8"><text:span text:style-name="T4"># Drawing the revised schematic for a 3-input weighted NAND gate with VCAs</text:span></text:p>
        <text:p text:style-name="P2"/>
        <text:p text:style-name="P8"><text:span text:style-name="T4">import matplotlib.pyplot as plt</text:span></text:p>
        <text:p text:style-name="P8"><text:span text:style-name="T4">import matplotlib.patches as patches</text:span></text:p>
        <text:p text:style-name="P2"/>
        <text:p text:style-name="P8"><text:span text:style-name="T4"># Initialize the figure</text:span></text:p>
        <text:p text:style-name="P8"><text:span text:style-name="T4">fig, ax = plt.subplots(figsize=(12, 6))</text:span></text:p>
        <text:p text:style-name="P2"/>
        <text:p text:style-name="P8"><text:span text:style-name="T4"># Create the VCA blocks for inputs A, B, C</text:span></text:p>
        <text:p text:style-name="P8"><text:span text:style-name="T4">for i, label in enumerate(['A', 'B', 'C']):</text:span></text:p>
        <text:p text:style-name="P8"><text:span text:style-name="T4"><text:s text:c="4"/>x_offset = 1</text:span></text:p>
        <text:p text:style-name="P8"><text:span text:style-name="T4"><text:s text:c="4"/>y_offset = 5 - (i * 1.5)</text:span></text:p>
        <text:p text:style-name="P8"><text:span text:style-name="T4"><text:s text:c="4"/>ax.add_patch(patches.Rectangle((x_offset, y_offset), 2, 1, edgecolor='black', facecolor='lightblue', lw=1))</text:span></text:p>
        <text:p text:style-name="P8"><text:soft-page-break/><text:span text:style-name="T4"><text:s text:c="4"/>ax.text(x_offset + 1, y_offset + 0.5, f'VCA ({label})', ha='center', va='center', fontsize=10)</text:span></text:p>
        <text:p text:style-name="P8"><text:span text:style-name="T4"><text:s text:c="4"/>ax.arrow(x_offset - 0.5, y_offset + 0.5, 0.5, 0, head_width=0.1, head_length=0.2, fc='black', ec='black')</text:span></text:p>
        <text:p text:style-name="P8"><text:span text:style-name="T4"><text:s text:c="4"/>ax.text(x_offset - 0.8, y_offset + 0.5, label, ha='right', va='center', fontsize=10)</text:span></text:p>
        <text:p text:style-name="P2"/>
        <text:p text:style-name="P8"><text:span text:style-name="T4"># Outputs of VCAs to summing amplifier</text:span></text:p>
        <text:p text:style-name="P8"><text:span text:style-name="T4">for i in range(3):</text:span></text:p>
        <text:p text:style-name="P8"><text:span text:style-name="T4"><text:s text:c="4"/>ax.arrow(3, 5 - (i * 1.5) + 0.5, 1, 0, head_width=0.1, head_length=0.2, fc='black', ec='black')</text:span></text:p>
        <text:p text:style-name="P2"/>
        <text:p text:style-name="P8"><text:span text:style-name="T4"># Summing Amplifier block</text:span></text:p>
        <text:p text:style-name="P8"><text:span text:style-name="T4">ax.add_patch(patches.Rectangle((4, 4), 2, 1.5, edgecolor='black', facecolor='lightgreen', lw=1))</text:span></text:p>
        <text:p text:style-name="P8"><text:span text:style-name="T4">ax.text(5, 4.75, 'Summing Amplifier\n(AND Operation)', ha='center', va='center', fontsize=10)</text:span></text:p>
        <text:p text:style-name="P2"/>
        <text:p text:style-name="P8"><text:span text:style-name="T4"># Output of summing amplifier to inverting op-amp</text:span></text:p>
        <text:p text:style-name="P8"><text:span text:style-name="T4">ax.arrow(6, 4.75, 1, 0, head_width=0.1, head_length=0.2, fc='black', ec='black')</text:span></text:p>
        <text:p text:style-name="P2"/>
        <text:p text:style-name="P8"><text:span text:style-name="T4"># Inverting Op-Amp block</text:span></text:p>
        <text:p text:style-name="P8"><text:span text:style-name="T4">ax.add_patch(patches.Rectangle((7, 4), 2, 1.5, edgecolor='black', facecolor='pink', lw=1))</text:span></text:p>
        <text:p text:style-name="P8"><text:span text:style-name="T4">ax.text(8, 4.75, 'Op-Amp\n(Inverter)', ha='center', va='center', fontsize=10)</text:span></text:p>
        <text:p text:style-name="P2"/>
        <text:p text:style-name="P8"><text:span text:style-name="T4"># Output of inverting op-amp to final output</text:span></text:p>
        <text:p text:style-name="P8"><text:span text:style-name="T4">ax.arrow(9, 4.75, 1.5, 0, head_width=0.1, head_length=0.2, fc='black', ec='black')</text:span></text:p>
        <text:p text:style-name="P8"><text:span text:style-name="T4">ax.text(10.7, 4.75, 'Q (NAND)', ha='left', va='center', fontsize=10)</text:span></text:p>
        <text:p text:style-name="P2"/>
        <text:p text:style-name="P8"><text:span text:style-name="T4"># Labels for weights</text:span></text:p>
        <text:p text:style-name="P8"><text:span text:style-name="T4">for i, label in enumerate(['w1', 'w2', 'w3']):</text:span></text:p>
        <text:p text:style-name="P8"><text:span text:style-name="T4"><text:s text:c="4"/>ax.text(2.2, 5 - (i * 1.5) + 0.7, label, ha='left', va='center', fontsize=9)</text:span></text:p>
        <text:p text:style-name="P8"><text:span text:style-name="T4"><text:s text:c="4"/>ax.arrow(2, 5 - (i * 1.5) + 0.5, -0.5, 0, head_width=0.1, head_length=0.2, fc='black', ec='black')</text:span></text:p>
        <text:p text:style-name="P8"><text:span text:style-name="T4"><text:s text:c="4"/>ax.text(1.3, 5 - (i * 1.5) + 0.5, 'DAC', ha='right', va='center', fontsize=9)</text:span></text:p>
        <text:p text:style-name="P2"/>
        <text:p text:style-name="P8"><text:span text:style-name="T4"># Set plot limits and hide axes</text:span></text:p>
        <text:p text:style-name="P8"><text:span text:style-name="T4">ax.set_xlim(0, 12)</text:span></text:p>
        <text:p text:style-name="P8"><text:span text:style-name="T4">ax.set_ylim(2, 6)</text:span></text:p>
        <text:p text:style-name="P8"><text:span text:style-name="T4">ax.axis('off')</text:span></text:p>
        <text:p text:style-name="P2"/>
        <text:p text:style-name="P8"><text:span text:style-name="T4"># Display the diagram</text:span></text:p>
        <text:p text:style-name="P8"><text:span text:style-name="T4">plt.title("3-Input Weighted NAND Gate with Adjustable Inputs", fontsize=12)</text:span></text:p>
        <text:p text:style-name="P8"><text:span text:style-name="T4">plt.show()</text:span></text:p>
        <text:p text:style-name="P8"><text:span text:style-name="T4">```</text:span></text:p>
        <text:p text:style-name="P2"/>
        <text:p text:style-name="P2"/>
        <text:p text:style-name="P8"><text:span text:style-name="T4">It seems the diagram couldn't be displayed directly. Here's a description you can easily implement in a schematic tool like KiCad:</text:span></text:p>
        <text:p text:style-name="P2"/>
        <text:p text:style-name="P8"><text:soft-page-break/><text:span text:style-name="T4">Revised Schematic Description</text:span></text:p>
        <text:p text:style-name="P2"/>
        <text:p text:style-name="P8"><text:span text:style-name="T4">Input VCAs:</text:span></text:p>
        <text:p text:style-name="P2"/>
        <text:p text:style-name="P8"><text:span text:style-name="T4">3 VCAs (e.g., SSM2164 or LM13700).</text:span></text:p>
        <text:p text:style-name="P2"/>
        <text:p text:style-name="P8"><text:span text:style-name="T4">Inputs 𝐴,𝐵,𝐶 are fed into the signal pins of the VCAs.</text:span></text:p>
        <text:p text:style-name="P2"/>
        <text:p text:style-name="P8"><text:span text:style-name="T4">The gain (weight) of each VCA is controlled by an external bias voltage from a DAC.</text:span></text:p>
        <text:p text:style-name="P2"/>
        <text:p text:style-name="P8"><text:span text:style-name="T4">Outputs of VCAs connect to a summing amplifier.</text:span></text:p>
        <text:p text:style-name="P2"/>
        <text:p text:style-name="P8"><text:span text:style-name="T4">Summing Amplifier:</text:span></text:p>
        <text:p text:style-name="P2"/>
        <text:p text:style-name="P8"><text:span text:style-name="T4">Op-amp in summing configuration combines the weighted outputs of 𝐴, 𝐵, 𝐶.</text:span></text:p>
        <text:p text:style-name="P2"/>
        <text:p text:style-name="P8"><text:span text:style-name="T4">Result: Weighted AND operation 𝑄=𝑤1𝐴+𝑤2𝐵+𝑤3𝐶.</text:span></text:p>
        <text:p text:style-name="P2"/>
        <text:p text:style-name="P8"><text:span text:style-name="T4">Inverting Op-Amp:</text:span></text:p>
        <text:p text:style-name="P2"/>
        <text:p text:style-name="P8"><text:span text:style-name="T4">The output of the summing amplifier is fed into an inverting op-amp.</text:span></text:p>
        <text:p text:style-name="P2"/>
        <text:p text:style-name="P8"><text:span text:style-name="T4">Result: </text:span></text:p>
        <text:p text:style-name="P2"/>
        <text:p text:style-name="P8"><text:span text:style-name="T4">𝑄NAND=1−Weighted AND(𝐴,𝐵,𝐶).</text:span></text:p>
        <text:p text:style-name="P2"/>
        <text:p text:style-name="P8"><text:span text:style-name="T4">DACs for Weight Control:</text:span></text:p>
        <text:p text:style-name="P2"/>
        <text:p text:style-name="P8"><text:span text:style-name="T4">Each VCA’s gain is set by a DAC output, allowing dynamic adjustment of weights (𝑤1, 𝑤2, 𝑤3).</text:span></text:p>
        <text:p text:style-name="P2"/>
        <text:p text:style-name="P8"><text:span text:style-name="T4">#####</text:span></text:p>
        <text:p text:style-name="P8"><text:span text:style-name="T4">Block Diagram</text:span></text:p>
        <text:p text:style-name="P8"><text:span text:style-name="T4">#####</text:span></text:p>
        <text:p text:style-name="P2"/>
        <text:p text:style-name="P8"><text:span text:style-name="T4">You can reproduce this design in KiCad:</text:span></text:p>
        <text:p text:style-name="P2"/>
        <text:p text:style-name="P8"><text:span text:style-name="T4">Place 3 VCAs with inputs 𝐴, 𝐵, 𝐶 and DAC-controlled gain.</text:span></text:p>
        <text:p text:style-name="P2"/>
        <text:p text:style-name="P8"><text:span text:style-name="T4">Route the VCA outputs to an op-amp summing amplifier.</text:span></text:p>
        <text:p text:style-name="P2"/>
        <text:p text:style-name="P8"><text:span text:style-name="T4">Feed the summing amplifier output to an inverting op-amp for the final NAND result.</text:span></text:p>
        <text:p text:style-name="P2"/>
        <text:p text:style-name="P2"><text:soft-page-break/></text:p>
        <text:p text:style-name="P2"/>
        <text:p text:style-name="P2"/>
        <text:p text:style-name="P8"><text:span text:style-name="T4">1. Overview of DAC Integration</text:span></text:p>
        <text:p text:style-name="P8"><text:span text:style-name="T4">Purpose:</text:span></text:p>
        <text:p text:style-name="P2"/>
        <text:p text:style-name="P8"><text:span text:style-name="T4">DACs provide precise voltage control for the gain inputs of the VCAs, enabling adjustable weights (𝑤1,𝑤2,𝑤3) for the fuzzy logic gates.</text:span></text:p>
        <text:p text:style-name="P2"/>
        <text:p text:style-name="P8"><text:span text:style-name="T4">Components:</text:span></text:p>
        <text:p text:style-name="P2"/>
        <text:p text:style-name="P8"><text:span text:style-name="T4">DAC ICs: Choose a DAC with sufficient resolution and compatibility with the control MCU/FPGA.</text:span></text:p>
        <text:p text:style-name="P2"/>
        <text:p text:style-name="P8"><text:span text:style-name="T4">Example: MCP4921 (12-bit, SPI) or MCP4725 (12-bit, I²C).</text:span></text:p>
        <text:p text:style-name="P2"/>
        <text:p text:style-name="P8"><text:span text:style-name="T4">Microcontroller Interface:</text:span></text:p>
        <text:p text:style-name="P2"/>
        <text:p text:style-name="P8"><text:span text:style-name="T4">Use SPI or I²C to send data to the DACs for real-time weight adjustments.</text:span></text:p>
        <text:p text:style-name="P2"/>
        <text:p text:style-name="P8"><text:span text:style-name="T4">Decoupling:</text:span></text:p>
        <text:p text:style-name="P2"/>
        <text:p text:style-name="P8"><text:span text:style-name="T4">Add bypass capacitors near each DAC for power stability.</text:span></text:p>
        <text:p text:style-name="P2"/>
        <text:p text:style-name="P2"/>
        <text:p text:style-name="P8"><text:span text:style-name="T4">2. DAC Selection</text:span></text:p>
        <text:p text:style-name="P2"/>
        <text:p text:style-name="P8"><text:span text:style-name="T4">MCP4921 (SPI):</text:span></text:p>
        <text:p text:style-name="P2"/>
        <text:p text:style-name="P8"><text:span text:style-name="T4">12-bit resolution for smooth weight control.</text:span></text:p>
        <text:p text:style-name="P2"/>
        <text:p text:style-name="P8"><text:span text:style-name="T4">Single-channel output (use one DAC per VCA).</text:span></text:p>
        <text:p text:style-name="P2"/>
        <text:p text:style-name="P8"><text:span text:style-name="T4">SPI interface for high-speed communication.</text:span></text:p>
        <text:p text:style-name="P2"/>
        <text:p text:style-name="P8"><text:span text:style-name="T4">MCP4728 (I²C):</text:span></text:p>
        <text:p text:style-name="P2"/>
        <text:p text:style-name="P8"><text:span text:style-name="T4">12-bit resolution.</text:span></text:p>
        <text:p text:style-name="P2"/>
        <text:p text:style-name="P8"><text:span text:style-name="T4">Four-channel output (controls 4 VCAs from a single DAC IC).</text:span></text:p>
        <text:p text:style-name="P2"/>
        <text:p text:style-name="P8"><text:span text:style-name="T4">I²C interface for simpler wiring.</text:span></text:p>
        <text:p text:style-name="P2"/>
        <text:p text:style-name="P2"/>
        <text:p text:style-name="P8"><text:soft-page-break/><text:span text:style-name="T4">3. Schematic Description</text:span></text:p>
        <text:p text:style-name="P2"/>
        <text:p text:style-name="P8"><text:span text:style-name="T4">Integration with the NAND Gate</text:span></text:p>
        <text:p text:style-name="P2"/>
        <text:p text:style-name="P2"/>
        <text:p text:style-name="P8"><text:span text:style-name="T4">DAC Outputs:</text:span></text:p>
        <text:p text:style-name="P2"/>
        <text:p text:style-name="P8"><text:span text:style-name="T4">Each DAC channel is connected to the gain control input of a VCA.</text:span></text:p>
        <text:p text:style-name="P2"/>
        <text:p text:style-name="P8"><text:span text:style-name="T4">DAC1 <text:s/>→ <text:s/>VCA1, </text:span></text:p>
        <text:p text:style-name="P8"><text:span text:style-name="T4">DAC2​ <text:s/>→ <text:s/>VCA2, </text:span></text:p>
        <text:p text:style-name="P8"><text:span text:style-name="T4">DAC3 <text:s/>→ <text:s/>VCA3.</text:span></text:p>
        <text:p text:style-name="P2"/>
        <text:p text:style-name="P2"/>
        <text:p text:style-name="P8"><text:span text:style-name="T4">Power:</text:span></text:p>
        <text:p text:style-name="P2"/>
        <text:p text:style-name="P8"><text:span text:style-name="T4">DACs are powered by the same supply as the microcontroller (e.g., 3.3V or 5V).</text:span></text:p>
        <text:p text:style-name="P8"><text:span text:style-name="T4">Add 0.1µF and 10µF decoupling capacitors near each DAC's power pin.</text:span></text:p>
        <text:p text:style-name="P8"><text:span text:style-name="T4">Control:</text:span></text:p>
        <text:p text:style-name="P2"/>
        <text:p text:style-name="P8"><text:span text:style-name="T4">SPI (for MCP4921): Requires MOSI, SCLK, CS lines from the MCU/FPGA.</text:span></text:p>
        <text:p text:style-name="P8"><text:span text:style-name="T4">I²C (for MCP4728): Requires SDA, SCL lines and pull-up resistors (e.g., 4.7kΩ).</text:span></text:p>
        <text:p text:style-name="P2"/>
        <text:p text:style-name="P2"/>
        <text:p text:style-name="P8"><text:span text:style-name="T4">Analog Outputs:</text:span></text:p>
        <text:p text:style-name="P2"/>
        <text:p text:style-name="P8"><text:span text:style-name="T4">DAC analog outputs are fed directly to the gain control inputs of VCAs.</text:span></text:p>
        <text:p text:style-name="P8"><text:span text:style-name="T4">4. Schematic Plan</text:span></text:p>
        <text:p text:style-name="P8"><text:span text:style-name="T4">For Each DAC:</text:span></text:p>
        <text:p text:style-name="P2"/>
        <text:p text:style-name="P2"/>
        <text:p text:style-name="P8"><text:span text:style-name="T4">Power Connections:</text:span></text:p>
        <text:p text:style-name="P2"/>
        <text:p text:style-name="P8"><text:span text:style-name="T4">VDD → 3.3V or 5V (depending on the DAC).</text:span></text:p>
        <text:p text:style-name="P8"><text:span text:style-name="T4">GND → Ground.</text:span></text:p>
        <text:p text:style-name="P2"/>
        <text:p text:style-name="P2"/>
        <text:p text:style-name="P8"><text:span text:style-name="T4">Digital Interface:</text:span></text:p>
        <text:p text:style-name="P2"/>
        <text:p text:style-name="P2"/>
        <text:p text:style-name="P8"><text:span text:style-name="T4">SPI:</text:span></text:p>
        <text:p text:style-name="P8"><text:span text:style-name="T4">CS, SCLK, and MOSI pins connected to the microcontroller.</text:span></text:p>
        <text:p text:style-name="P2"><text:soft-page-break/></text:p>
        <text:p text:style-name="P8"><text:span text:style-name="T4">I²C:</text:span></text:p>
        <text:p text:style-name="P8"><text:span text:style-name="T4">SDA and SCL lines with pull-up resistors.</text:span></text:p>
        <text:p text:style-name="P2"/>
        <text:p text:style-name="P8"><text:span text:style-name="T4">Optional: Connect LDAC or RESET pins to the microcontroller for additional functionality.</text:span></text:p>
        <text:p text:style-name="P2"/>
        <text:p text:style-name="P2"/>
        <text:p text:style-name="P8"><text:span text:style-name="T4">Analog Output:</text:span></text:p>
        <text:p text:style-name="P2"/>
        <text:p text:style-name="P8"><text:span text:style-name="T4">VOUT → Gain control pin of the corresponding VCA.</text:span></text:p>
        <text:p text:style-name="P2"/>
        <text:p text:style-name="P2"/>
        <text:p text:style-name="P8"><text:span text:style-name="T4">5. Control Logic</text:span></text:p>
        <text:p text:style-name="P8"><text:span text:style-name="T4">Microcontroller (e.g., STM32 or ESP32):</text:span></text:p>
        <text:p text:style-name="P8"><text:span text:style-name="T4">Use the MCU to send weight values (𝑤1,𝑤2,𝑤3) to the DACs.</text:span></text:p>
        <text:p text:style-name="P2"/>
        <text:p text:style-name="P8"><text:span text:style-name="T4">Example:</text:span></text:p>
        <text:p text:style-name="P2"/>
        <text:p text:style-name="P8"><text:span text:style-name="T4">For SPI: Use the SPI peripheral to write values to MCP4921.</text:span></text:p>
        <text:p text:style-name="P2"/>
        <text:p text:style-name="P8"><text:span text:style-name="T4">For I²C: Use the I²C peripheral to send data to MCP4728.</text:span></text:p>
        <text:p text:style-name="P2"/>
        <text:p text:style-name="P2"/>
        <text:p text:style-name="P2"/>
        <text:p text:style-name="P8"><text:span text:style-name="T4">```python</text:span></text:p>
        <text:p text:style-name="P8"><text:span text:style-name="T4"># Redrawing the schematic for a 3-input weighted NAND gate with DACs integrated for VCA control</text:span></text:p>
        <text:p text:style-name="P2"/>
        <text:p text:style-name="P8"><text:span text:style-name="T4">import matplotlib.pyplot as plt</text:span></text:p>
        <text:p text:style-name="P8"><text:span text:style-name="T4">import matplotlib.patches as patches</text:span></text:p>
        <text:p text:style-name="P2"/>
        <text:p text:style-name="P8"><text:span text:style-name="T4"># Initialize the figure</text:span></text:p>
        <text:p text:style-name="P8"><text:span text:style-name="T4">fig, ax = plt.subplots(figsize=(14, 8))</text:span></text:p>
        <text:p text:style-name="P2"/>
        <text:p text:style-name="P8"><text:span text:style-name="T4"># Create the VCA blocks for inputs A, B, C</text:span></text:p>
        <text:p text:style-name="P8"><text:span text:style-name="T4">for i, label in enumerate(['A', 'B', 'C']):</text:span></text:p>
        <text:p text:style-name="P8"><text:span text:style-name="T4"><text:s text:c="4"/>x_offset = 1</text:span></text:p>
        <text:p text:style-name="P8"><text:span text:style-name="T4"><text:s text:c="4"/>y_offset = 6 - (i * 2)</text:span></text:p>
        <text:p text:style-name="P8"><text:span text:style-name="T4"><text:s text:c="4"/>ax.add_patch(patches.Rectangle((x_offset, y_offset), 2, 1, edgecolor='black', facecolor='lightblue', lw=1))</text:span></text:p>
        <text:p text:style-name="P8"><text:span text:style-name="T4"><text:s text:c="4"/>ax.text(x_offset + 1, y_offset + 0.5, f'VCA ({label})', ha='center', va='center', fontsize=10)</text:span></text:p>
        <text:p text:style-name="P8"><text:span text:style-name="T4"><text:s text:c="4"/>ax.arrow(x_offset - 0.5, y_offset + 0.5, 0.5, 0, head_width=0.1, head_length=0.2, fc='black', ec='black')</text:span></text:p>
        <text:p text:style-name="P8"><text:span text:style-name="T4"><text:s text:c="4"/>ax.text(x_offset - 0.8, y_offset + 0.5, label, ha='right', va='center', fontsize=10)</text:span></text:p>
        <text:p text:style-name="P2"/>
        <text:p text:style-name="P8"><text:soft-page-break/><text:span text:style-name="T4"># Outputs of VCAs to summing amplifier</text:span></text:p>
        <text:p text:style-name="P8"><text:span text:style-name="T4">for i in range(3):</text:span></text:p>
        <text:p text:style-name="P8"><text:span text:style-name="T4"><text:s text:c="4"/>ax.arrow(3, 6 - (i * 2) + 0.5, 1, 0, head_width=0.1, head_length=0.2, fc='black', ec='black')</text:span></text:p>
        <text:p text:style-name="P2"/>
        <text:p text:style-name="P8"><text:span text:style-name="T4"># Summing Amplifier block</text:span></text:p>
        <text:p text:style-name="P8"><text:span text:style-name="T4">ax.add_patch(patches.Rectangle((4, 5), 2, 2, edgecolor='black', facecolor='lightgreen', lw=1))</text:span></text:p>
        <text:p text:style-name="P8"><text:span text:style-name="T4">ax.text(5, 6, 'Summing Amplifier\n(AND Operation)', ha='center', va='center', fontsize=10)</text:span></text:p>
        <text:p text:style-name="P2"/>
        <text:p text:style-name="P8"><text:span text:style-name="T4"># Output of summing amplifier to inverting op-amp</text:span></text:p>
        <text:p text:style-name="P8"><text:span text:style-name="T4">ax.arrow(6, 6, 1, 0, head_width=0.1, head_length=0.2, fc='black', ec='black')</text:span></text:p>
        <text:p text:style-name="P2"/>
        <text:p text:style-name="P8"><text:span text:style-name="T4"># Inverting Op-Amp block</text:span></text:p>
        <text:p text:style-name="P8"><text:span text:style-name="T4">ax.add_patch(patches.Rectangle((7, 5), 2, 2, edgecolor='black', facecolor='pink', lw=1))</text:span></text:p>
        <text:p text:style-name="P8"><text:span text:style-name="T4">ax.text(8, 6, 'Op-Amp\n(Inverter)', ha='center', va='center', fontsize=10)</text:span></text:p>
        <text:p text:style-name="P2"/>
        <text:p text:style-name="P8"><text:span text:style-name="T4"># Output of inverting op-amp to final output</text:span></text:p>
        <text:p text:style-name="P8"><text:span text:style-name="T4">ax.arrow(9, 6, 1.5, 0, head_width=0.1, head_length=0.2, fc='black', ec='black')</text:span></text:p>
        <text:p text:style-name="P8"><text:span text:style-name="T4">ax.text(10.7, 6, 'Q (NAND)', ha='left', va='center', fontsize=10)</text:span></text:p>
        <text:p text:style-name="P2"/>
        <text:p text:style-name="P8"><text:span text:style-name="T4"># Add DACs</text:span></text:p>
        <text:p text:style-name="P8"><text:span text:style-name="T4">for i, label in enumerate(['DAC1', 'DAC2', 'DAC3']):</text:span></text:p>
        <text:p text:style-name="P8"><text:span text:style-name="T4"><text:s text:c="4"/>x_offset = 1</text:span></text:p>
        <text:p text:style-name="P8"><text:span text:style-name="T4"><text:s text:c="4"/>y_offset = 7 - (i * 2)</text:span></text:p>
        <text:p text:style-name="P8"><text:span text:style-name="T4"><text:s text:c="4"/>ax.add_patch(patches.Rectangle((x_offset - 1.5, y_offset), 1, 1, edgecolor='black', facecolor='orange', lw=1))</text:span></text:p>
        <text:p text:style-name="P8"><text:span text:style-name="T4"><text:s text:c="4"/>ax.text(x_offset - 1, y_offset + 0.5, label, ha='center', va='center', fontsize=9)</text:span></text:p>
        <text:p text:style-name="P8"><text:span text:style-name="T4"><text:s text:c="4"/>ax.arrow(x_offset - 0.5, y_offset + 0.5, 0.5, 0, head_width=0.1, head_length=0.2, fc='black', ec='black')</text:span></text:p>
        <text:p text:style-name="P8"><text:span text:style-name="T4"><text:s text:c="4"/>ax.text(x_offset - 2, y_offset + 0.5, 'SPI/I²C', ha='right', va='center', fontsize=8)</text:span></text:p>
        <text:p text:style-name="P2"/>
        <text:p text:style-name="P8"><text:span text:style-name="T4"># Set plot limits and hide axes</text:span></text:p>
        <text:p text:style-name="P8"><text:span text:style-name="T4">ax.set_xlim(-2, 12)</text:span></text:p>
        <text:p text:style-name="P8"><text:span text:style-name="T4">ax.set_ylim(2, 8)</text:span></text:p>
        <text:p text:style-name="P8"><text:span text:style-name="T4">ax.axis('off')</text:span></text:p>
        <text:p text:style-name="P2"/>
        <text:p text:style-name="P8"><text:span text:style-name="T4"># Display the diagram</text:span></text:p>
        <text:p text:style-name="P8"><text:span text:style-name="T4">plt.title("3-Input Weighted NAND Gate with Integrated DACs for VCA Control", fontsize=12)</text:span></text:p>
        <text:p text:style-name="P8"><text:span text:style-name="T4">plt.show()</text:span></text:p>
        <text:p text:style-name="P8"><text:span text:style-name="T4">```</text:span></text:p>
        <text:p text:style-name="P2"/>
        <text:p text:style-name="P2"/>
        <text:p text:style-name="P8"><text:span text:style-name="T4">It seems the visualization environment isn't functioning as expected for drawing the schematic. Here's a detailed step-by-step description for integrating the DACs into the schematic, which you can implement in KiCad or another schematic tool:</text:span></text:p>
        <text:p text:style-name="P2"/>
        <text:p text:style-name="P8"><text:span text:style-name="T4">Updated Schematic Design: 3-Input Weighted NAND Gate with DAC Integration</text:span></text:p>
        <text:p text:style-name="P2"><text:soft-page-break/></text:p>
        <text:p text:style-name="P2"/>
        <text:p text:style-name="P8"><text:span text:style-name="T4">Components</text:span></text:p>
        <text:p text:style-name="P2"/>
        <text:p text:style-name="P8"><text:span text:style-name="T4">DACs:</text:span></text:p>
        <text:p text:style-name="P2"/>
        <text:p text:style-name="P8"><text:span text:style-name="T4">Use 3 DAC channels (one per VCA input).</text:span></text:p>
        <text:p text:style-name="P2"/>
        <text:p text:style-name="P8"><text:span text:style-name="T4">Recommended ICs:</text:span></text:p>
        <text:p text:style-name="P8"><text:span text:style-name="T4">MCP4921 (SPI, Single-Channel): Use 3 separate DACs.</text:span></text:p>
        <text:p text:style-name="P8"><text:span text:style-name="T4">MCP4728 (I²C, Quad-Channel): Use one IC for all VCAs.</text:span></text:p>
        <text:p text:style-name="P2"/>
        <text:p text:style-name="P8"><text:span text:style-name="T4">VCAs:</text:span></text:p>
        <text:p text:style-name="P2"/>
        <text:p text:style-name="P8"><text:span text:style-name="T4">Three VCAs (e.g., SSM2164 or LM13700).</text:span></text:p>
        <text:p text:style-name="P2"/>
        <text:p text:style-name="P8"><text:span text:style-name="T4">Inputs </text:span></text:p>
        <text:p text:style-name="P2"/>
        <text:p text:style-name="P8"><text:span text:style-name="T4">𝐴,𝐵,𝐶 connect to the signal pins of the VCAs.</text:span></text:p>
        <text:p text:style-name="P8"><text:span text:style-name="T4">The DAC outputs control the gain pins of each VCA, adjusting the weights (𝑤1,𝑤2,𝑤3).</text:span></text:p>
        <text:p text:style-name="P2"/>
        <text:p text:style-name="P8"><text:span text:style-name="T4">Summing Amplifier:</text:span></text:p>
        <text:p text:style-name="P2"/>
        <text:p text:style-name="P8"><text:span text:style-name="T4">Combines the outputs of the 3 VCAs.</text:span></text:p>
        <text:p text:style-name="P8"><text:span text:style-name="T4">Produces the weighted AND result.</text:span></text:p>
        <text:p text:style-name="P2"/>
        <text:p text:style-name="P8"><text:span text:style-name="T4">Inverting Op-Amp:</text:span></text:p>
        <text:p text:style-name="P2"/>
        <text:p text:style-name="P8"><text:span text:style-name="T4">Inverts the weighted AND output to produce the NAND output.</text:span></text:p>
        <text:p text:style-name="P2"/>
        <text:p text:style-name="P8"><text:span text:style-name="T4">Connections</text:span></text:p>
        <text:p text:style-name="P2"/>
        <text:p text:style-name="P8"><text:span text:style-name="T4">DAC to VCA:</text:span></text:p>
        <text:p text:style-name="P2"/>
        <text:p text:style-name="P8"><text:span text:style-name="T4">DAC output pin (𝑉OUT) → Gain control input of each VCA.</text:span></text:p>
        <text:p text:style-name="P8"><text:span text:style-name="T4">Ensure decoupling capacitors (0.1 µF) near the DAC power pins.</text:span></text:p>
        <text:p text:style-name="P2"/>
        <text:p text:style-name="P8"><text:span text:style-name="T4">Microcontroller Interface:</text:span></text:p>
        <text:p text:style-name="P2"/>
        <text:p text:style-name="P8"><text:span text:style-name="T4">SPI or I²C lines (e.g., MOSI, SCLK, CS for SPI; SDA, SCL for I²C) connect the DACs to the microcontroller or FPGA.</text:span></text:p>
        <text:p text:style-name="P8"><text:span text:style-name="T4">Pull-up resistors (4.7 kΩ) on SDA and SCL lines for I²C.</text:span></text:p>
        <text:p text:style-name="P2"/>
        <text:p text:style-name="P8"><text:soft-page-break/><text:span text:style-name="T4">Power Supplies:</text:span></text:p>
        <text:p text:style-name="P2"/>
        <text:p text:style-name="P8"><text:span text:style-name="T4">DACs powered by 3.3V or 5V.</text:span></text:p>
        <text:p text:style-name="P8"><text:span text:style-name="T4">VCAs and op-amps powered by ±12V or ±15V.</text:span></text:p>
        <text:p text:style-name="P2"/>
        <text:p text:style-name="P8"><text:span text:style-name="T4">Signal Flow:</text:span></text:p>
        <text:p text:style-name="P2"/>
        <text:p text:style-name="P8"><text:span text:style-name="T4">𝐴,𝐵,𝐶 → Signal inputs of VCAs.</text:span></text:p>
        <text:p text:style-name="P8"><text:span text:style-name="T4">Weighted outputs of VCAs → Summing amplifier.</text:span></text:p>
        <text:p text:style-name="P8"><text:span text:style-name="T4">Summing amplifier output → Inverting op-amp.</text:span></text:p>
        <text:p text:style-name="P8"><text:span text:style-name="T4">Inverting op-amp output → Final NAND result (𝑄).</text:span></text:p>
        <text:p text:style-name="P2"/>
        <text:p text:style-name="P2"/>
        <text:p text:style-name="P2"/>
        <text:p text:style-name="P8"><text:span text:style-name="T4">Explanation of how MCU manages SPI/I²C.</text:span></text:p>
        <text:p text:style-name="P8"><text:span text:style-name="T4">The MCU (Microcontroller Unit) acts as the master in SPI or I²C communication, managing the data flow to and from peripheral devices like DACs. Here's a detailed breakdown of how the MCU controls SPI and I²C in your circuit.</text:span></text:p>
        <text:p text:style-name="P2"/>
        <text:p text:style-name="P2"/>
        <text:p text:style-name="P8"><text:span text:style-name="T4">1. SPI (Serial Peripheral Interface)</text:span></text:p>
        <text:p text:style-name="P2"/>
        <text:p text:style-name="P8"><text:span text:style-name="T4">1.1 Overview</text:span></text:p>
        <text:p text:style-name="P8"><text:span text:style-name="T4">SPI is a full-duplex communication protocol that uses:</text:span></text:p>
        <text:p text:style-name="P2"/>
        <text:p text:style-name="P8"><text:span text:style-name="T4">MOSI: Master Out, Slave In (data from MCU to the DAC).</text:span></text:p>
        <text:p text:style-name="P8"><text:span text:style-name="T4">MISO: Master In, Slave Out (data from DAC to the MCU; not always required for DACs).</text:span></text:p>
        <text:p text:style-name="P8"><text:span text:style-name="T4">SCLK: Serial Clock (generated by the MCU to synchronize communication).</text:span></text:p>
        <text:p text:style-name="P8"><text:span text:style-name="T4">CS (Chip Select): Individual line per device to select the active DAC.</text:span></text:p>
        <text:p text:style-name="P2"/>
        <text:p text:style-name="P8"><text:span text:style-name="T4">1.2 How the MCU Manages SPI</text:span></text:p>
        <text:p text:style-name="P2"/>
        <text:p text:style-name="P8"><text:span text:style-name="T4">Initialization:</text:span></text:p>
        <text:p text:style-name="P2"/>
        <text:p text:style-name="P8"><text:span text:style-name="T4">Configure the SPI peripheral on the MCU with:</text:span></text:p>
        <text:p text:style-name="P8"><text:span text:style-name="T4">Clock polarity and phase (e.g., CPOL=0, CPHA=0 for MCP4921).</text:span></text:p>
        <text:p text:style-name="P8"><text:span text:style-name="T4">SPI clock speed (should match or be within the DAC’s acceptable range).</text:span></text:p>
        <text:p text:style-name="P8"><text:span text:style-name="T4">Set up GPIO pins for MOSI, MISO, SCLK, and CS.</text:span></text:p>
        <text:p text:style-name="P2"/>
        <text:p text:style-name="P8"><text:span text:style-name="T4">Device Selection:</text:span></text:p>
        <text:p text:style-name="P2"/>
        <text:p text:style-name="P8"><text:span text:style-name="T4">Pull the CS pin low for the target DAC to start communication.</text:span></text:p>
        <text:p text:style-name="P8"><text:span text:style-name="T4">Keep other devices deselected (CS high).</text:span></text:p>
        <text:p text:style-name="P2"/>
        <text:p text:style-name="P8"><text:soft-page-break/><text:span text:style-name="T4">Data Transmission:</text:span></text:p>
        <text:p text:style-name="P2"/>
        <text:p text:style-name="P8"><text:span text:style-name="T4">Send a 16-bit command to the DAC over MOSI. For example:</text:span></text:p>
        <text:p text:style-name="P8"><text:span text:style-name="T4">The MCP4921 expects a 16-bit command where:</text:span></text:p>
        <text:p text:style-name="P8"><text:span text:style-name="T4">The first 4 bits are control bits (e.g., DAC configuration settings).</text:span></text:p>
        <text:p text:style-name="P8"><text:span text:style-name="T4">The next 12 bits specify the output voltage level.</text:span></text:p>
        <text:p text:style-name="P8"><text:span text:style-name="T4">The DAC converts the digital value to an analog voltage based on its reference voltage.</text:span></text:p>
        <text:p text:style-name="P2"/>
        <text:p text:style-name="P8"><text:span text:style-name="T4">Completion:</text:span></text:p>
        <text:p text:style-name="P2"/>
        <text:p text:style-name="P8"><text:span text:style-name="T4">Set the CS pin high to end communication.</text:span></text:p>
        <text:p text:style-name="P2"/>
        <text:p text:style-name="P8"><text:span text:style-name="T4">Example Workflow:</text:span></text:p>
        <text:p text:style-name="P2"/>
        <text:p text:style-name="P8"><text:span text:style-name="T13">```c</text:span></text:p>
        <text:p text:style-name="P8"><text:span text:style-name="T13">// Example SPI workflow for MCP4921</text:span></text:p>
        <text:p text:style-name="P8"><text:span text:style-name="T13">uint16_t command = 0x3000 | (value &amp; 0x0FFF); // Control bits + 12-bit value</text:span></text:p>
        <text:p text:style-name="P8"><text:span text:style-name="T13">HAL_GPIO_WritePin(CS_GPIO_Port, CS_Pin, GPIO_PIN_RESET); // Select DAC</text:span></text:p>
        <text:p text:style-name="P8"><text:span text:style-name="T13">HAL_SPI_Transmit(&amp;hspi1, (uint8_t*)&amp;command, 1, HAL_MAX_DELAY); // Send command</text:span></text:p>
        <text:p text:style-name="P8"><text:span text:style-name="T13">HAL_GPIO_WritePin(CS_GPIO_Port, CS_Pin, GPIO_PIN_SET); // Deselect DAC</text:span></text:p>
        <text:p text:style-name="P8"><text:span text:style-name="T13">```</text:span></text:p>
        <text:p text:style-name="P2"/>
        <text:p text:style-name="P2"/>
        <text:p text:style-name="P8"><text:span text:style-name="T4">2. I²C (Inter-Integrated Circuit)</text:span></text:p>
        <text:p text:style-name="P2"/>
        <text:p text:style-name="P8"><text:span text:style-name="T4">2.1 Overview</text:span></text:p>
        <text:p text:style-name="P2"/>
        <text:p text:style-name="P8"><text:span text:style-name="T4">I²C is a half-duplex protocol that uses:</text:span></text:p>
        <text:p text:style-name="P2"/>
        <text:p text:style-name="P8"><text:span text:style-name="T4">SDA: Serial Data Line for bidirectional data transfer.</text:span></text:p>
        <text:p text:style-name="P8"><text:span text:style-name="T4">SCL: Serial Clock Line for synchronization.</text:span></text:p>
        <text:p text:style-name="P2"/>
        <text:p text:style-name="P8"><text:span text:style-name="T4">2.2 How the MCU Manages I²C</text:span></text:p>
        <text:p text:style-name="P8"><text:span text:style-name="T4">Initialization:</text:span></text:p>
        <text:p text:style-name="P2"/>
        <text:p text:style-name="P8"><text:span text:style-name="T4">Configure the I²C peripheral on the MCU with:</text:span></text:p>
        <text:p text:style-name="P8"><text:span text:style-name="T4">I²C clock speed (e.g., 100 kHz for standard mode or 400 kHz for fast mode).</text:span></text:p>
        <text:p text:style-name="P8"><text:span text:style-name="T4">GPIO pins for SDA and SCL, with pull-up resistors.</text:span></text:p>
        <text:p text:style-name="P2"/>
        <text:p text:style-name="P8"><text:span text:style-name="T4">Device Addressing:</text:span></text:p>
        <text:p text:style-name="P2"/>
        <text:p text:style-name="P8"><text:span text:style-name="T4">Each I²C device has a unique 7-bit address (e.g., MCP4728 has a default address of 0x60).</text:span></text:p>
        <text:p text:style-name="P8"><text:soft-page-break/><text:span text:style-name="T4">The MCU initiates communication by sending the target device's address on the I²C bus.</text:span></text:p>
        <text:p text:style-name="P2"/>
        <text:p text:style-name="P8"><text:span text:style-name="T4">Data Transmission:</text:span></text:p>
        <text:p text:style-name="P2"/>
        <text:p text:style-name="P8"><text:span text:style-name="T4">Send data as a sequence of bytes:</text:span></text:p>
        <text:p text:style-name="P2"/>
        <text:p text:style-name="P8"><text:span text:style-name="T4">Command Byte: Configures the DAC (e.g., select which channel to update).</text:span></text:p>
        <text:p text:style-name="P8"><text:span text:style-name="T4">Data Bytes: Specify the 12-bit digital value for the DAC output.</text:span></text:p>
        <text:p text:style-name="P2"/>
        <text:p text:style-name="P8"><text:span text:style-name="T4">Acknowledgement:</text:span></text:p>
        <text:p text:style-name="P2"/>
        <text:p text:style-name="P8"><text:span text:style-name="T4">The DAC sends an acknowledgment (ACK) after each byte to confirm successful reception.</text:span></text:p>
        <text:p text:style-name="P8"><text:span text:style-name="T4">Completion:</text:span></text:p>
        <text:p text:style-name="P2"/>
        <text:p text:style-name="P8"><text:span text:style-name="T4">The MCU sends a stop condition to end communication.</text:span></text:p>
        <text:p text:style-name="P2"/>
        <text:p text:style-name="P8"><text:span text:style-name="T4">Example Workflow:</text:span></text:p>
        <text:p text:style-name="P2"/>
        <text:p text:style-name="P8"><text:span text:style-name="T13">```c</text:span></text:p>
        <text:p text:style-name="P8"><text:span text:style-name="T13">// Example I²C workflow for MCP4728</text:span></text:p>
        <text:p text:style-name="P8"><text:span text:style-name="T13">uint8_t command = 0x58; // Select DAC channel and write mode</text:span></text:p>
        <text:p text:style-name="P8"><text:span text:style-name="T13">uint16_t value = 0x0ABC; // 12-bit value for output</text:span></text:p>
        <text:p text:style-name="P8"><text:span text:style-name="T13">uint8_t data[3] = {command, (value &gt;&gt; 4) &amp; 0xFF, (value &lt;&lt; 4) &amp; 0xFF};</text:span></text:p>
        <text:p text:style-name="P9"/>
        <text:p text:style-name="P8"><text:span text:style-name="T13">HAL_I2C_Master_Transmit(&amp;hi2c1, (0x60 &lt;&lt; 1), data, 3, HAL_MAX_DELAY); // Send data</text:span></text:p>
        <text:p text:style-name="P8"><text:span text:style-name="T13">```</text:span></text:p>
        <text:p text:style-name="P2"/>
        <text:p text:style-name="P2"/>
        <text:p text:style-name="P8"><text:span text:style-name="T4">3. Key Considerations</text:span></text:p>
        <text:p text:style-name="P8"><text:span text:style-name="T4">SPI vs. I²C for DACs:</text:span></text:p>
        <text:p text:style-name="P2"/>
        <text:p text:style-name="P8"><text:span text:style-name="T4">SPI: Faster and supports full-duplex communication but requires separate CS lines for multiple devices.</text:span></text:p>
        <text:p text:style-name="P8"><text:span text:style-name="T4">I²C: Simpler wiring (only 2 lines for multiple devices) but slower than SPI.</text:span></text:p>
        <text:p text:style-name="P8"><text:span text:style-name="T4">Pull-Up Resistors for I²C:</text:span></text:p>
        <text:p text:style-name="P2"/>
        <text:p text:style-name="P8"><text:span text:style-name="T4">Add 4.7 kΩ pull-up resistors on SDA and SCL lines to ensure proper signaling.</text:span></text:p>
        <text:p text:style-name="P8"><text:span text:style-name="T4">Interrupts vs. Polling:</text:span></text:p>
        <text:p text:style-name="P2"/>
        <text:p text:style-name="P8"><text:span text:style-name="T4">Use polling for simple systems or when communication frequency is low.</text:span></text:p>
        <text:p text:style-name="P8"><text:span text:style-name="T4">Use interrupts or DMA for high-speed or concurrent data transfers.</text:span></text:p>
        <text:p text:style-name="P8"><text:span text:style-name="T4">Error Handling:</text:span></text:p>
        <text:p text:style-name="P2"/>
        <text:p text:style-name="P8"><text:soft-page-break/><text:span text:style-name="T4">Check for errors like NACK (No Acknowledgment) or timeouts.</text:span></text:p>
        <text:p text:style-name="P8"><text:span text:style-name="T4">Implement retries for robust communication.</text:span></text:p>
        <text:p text:style-name="P2"/>
        <text:p text:style-name="P2"/>
        <text:p text:style-name="P8"><text:span text:style-name="T4">4. SPI/I²C Device Selection</text:span></text:p>
        <text:p text:style-name="P8"><text:span text:style-name="T4">For your system:</text:span></text:p>
        <text:p text:style-name="P2"/>
        <text:p text:style-name="P8"><text:span text:style-name="T4">Use SPI for high-speed control of individual DACs (e.g., MCP4921).</text:span></text:p>
        <text:p text:style-name="P8"><text:span text:style-name="T4">Use I²C for simpler wiring when multiple DACs share the same bus (e.g., MCP4728).</text:span></text:p>
        <text:p text:style-name="P2"/>
        <text:p text:style-name="P2"/>
        <text:p text:style-name="P2"/>
        <text:p text:style-name="P8"><text:span text:style-name="T4">A detailed explanation of how DACs interface with MCUs and how they are managed effectively:</text:span></text:p>
        <text:p text:style-name="P2"/>
        <text:p text:style-name="P2"/>
        <text:p text:style-name="P8"><text:span text:style-name="T4">1. Overview</text:span></text:p>
        <text:p text:style-name="P8"><text:span text:style-name="T4">The MCU acts as a digital control unit, sending binary data to DACs. The DAC converts this data into a corresponding analog voltage or current, which is used to control devices like VCAs in your circuit.</text:span></text:p>
        <text:p text:style-name="P2"/>
        <text:p text:style-name="P2"/>
        <text:p text:style-name="P8"><text:span text:style-name="T4">2. Key Components of Integration</text:span></text:p>
        <text:p text:style-name="P8"><text:span text:style-name="T4">DAC IC:</text:span></text:p>
        <text:p text:style-name="P2"/>
        <text:p text:style-name="P8"><text:span text:style-name="T4">Converts digital data into analog signals.</text:span></text:p>
        <text:p text:style-name="P8"><text:span text:style-name="T4">Examples: MCP4921 (SPI), MCP4725 (I²C), or internal DACs in MCUs like STM32.</text:span></text:p>
        <text:p text:style-name="P8"><text:span text:style-name="T4">MCU:</text:span></text:p>
        <text:p text:style-name="P2"/>
        <text:p text:style-name="P8"><text:span text:style-name="T4">Provides digital data to the DAC.</text:span></text:p>
        <text:p text:style-name="P8"><text:span text:style-name="T4">Configures and communicates with the DAC via SPI, I²C, or parallel interfaces.</text:span></text:p>
        <text:p text:style-name="P8"><text:span text:style-name="T4">Communication Protocol:</text:span></text:p>
        <text:p text:style-name="P2"/>
        <text:p text:style-name="P8"><text:span text:style-name="T4">Determines how the MCU sends data to the DAC (e.g., SPI, I²C).</text:span></text:p>
        <text:p text:style-name="P8"><text:span text:style-name="T4">Power Supply:</text:span></text:p>
        <text:p text:style-name="P2"/>
        <text:p text:style-name="P8"><text:span text:style-name="T4">Ensure both the MCU and DAC share a common ground.</text:span></text:p>
        <text:p text:style-name="P8"><text:span text:style-name="T4">DACs may require 3.3V, 5V, or ±12V for operation.</text:span></text:p>
        <text:p text:style-name="P8"><text:span text:style-name="T4">Analog Output Handling:</text:span></text:p>
        <text:p text:style-name="P2"/>
        <text:p text:style-name="P8"><text:span text:style-name="T4">Use filtering or buffering (e.g., op-amps) to stabilize and condition the DAC output.</text:span></text:p>
        <text:p text:style-name="P2"/>
        <text:p text:style-name="P2"/>
        <text:p text:style-name="P8"><text:span text:style-name="T4">3. Integration Steps</text:span></text:p>
        <text:p text:style-name="P2"/>
        <text:p text:style-name="P8"><text:soft-page-break/><text:span text:style-name="T4">Step 1: Selecting a DAC</text:span></text:p>
        <text:p text:style-name="P8"><text:span text:style-name="T4">Choose based on:</text:span></text:p>
        <text:p text:style-name="P8"><text:span text:style-name="T4">Resolution: Higher resolution (e.g., 12-bit, 16-bit) provides finer control.</text:span></text:p>
        <text:p text:style-name="P8"><text:span text:style-name="T4">Channels: Single-channel DAC (e.g., MCP4921) or multi-channel DAC (e.g., MCP4728).</text:span></text:p>
        <text:p text:style-name="P8"><text:span text:style-name="T4">Communication Protocol: Match the protocol supported by your MCU (SPI or I²C).</text:span></text:p>
        <text:p text:style-name="P2"/>
        <text:p text:style-name="P8"><text:span text:style-name="T4">Step 2: Connecting the DAC to the MCU</text:span></text:p>
        <text:p text:style-name="P8"><text:span text:style-name="T4">SPI DACs (e.g., MCP4921):</text:span></text:p>
        <text:p text:style-name="P2"/>
        <text:p text:style-name="P8"><text:span text:style-name="T4">MOSI (Master Out, Slave In): Sends data from MCU to the DAC.</text:span></text:p>
        <text:p text:style-name="P8"><text:span text:style-name="T4">SCLK (Clock): Synchronizes data transfer.</text:span></text:p>
        <text:p text:style-name="P8"><text:span text:style-name="T4">CS (Chip Select): Activates the DAC for communication.</text:span></text:p>
        <text:p text:style-name="P8"><text:span text:style-name="T4">Connect DAC’s VOUT to the circuit requiring the analog signal.</text:span></text:p>
        <text:p text:style-name="P8"><text:span text:style-name="T4">I²C DACs (e.g., MCP4725):</text:span></text:p>
        <text:p text:style-name="P2"/>
        <text:p text:style-name="P8"><text:span text:style-name="T4">SDA (Data): Bidirectional data line for communication.</text:span></text:p>
        <text:p text:style-name="P8"><text:span text:style-name="T4">SCL (Clock): Synchronizes data transfer.</text:span></text:p>
        <text:p text:style-name="P8"><text:span text:style-name="T4">Pull-up resistors (e.g., 4.7kΩ) on SDA and SCL lines are required.</text:span></text:p>
        <text:p text:style-name="P8"><text:span text:style-name="T4">Use the DAC’s VOUT to generate the analog signal.</text:span></text:p>
        <text:p text:style-name="P2"/>
        <text:p text:style-name="P8"><text:span text:style-name="T4">Step 3: Configuring the MCU</text:span></text:p>
        <text:p text:style-name="P8"><text:span text:style-name="T4">Set Up the Communication Protocol:</text:span></text:p>
        <text:p text:style-name="P2"/>
        <text:p text:style-name="P8"><text:span text:style-name="T4">For SPI:</text:span></text:p>
        <text:p text:style-name="P8"><text:span text:style-name="T4">Configure clock polarity (CPOL), clock phase (CPHA), and speed.</text:span></text:p>
        <text:p text:style-name="P8"><text:span text:style-name="T4">Use GPIO pins for CS and assign them to the appropriate DAC.</text:span></text:p>
        <text:p text:style-name="P8"><text:span text:style-name="T4">For I²C:</text:span></text:p>
        <text:p text:style-name="P8"><text:span text:style-name="T4">Assign SDA and SCL pins on the MCU.</text:span></text:p>
        <text:p text:style-name="P8"><text:span text:style-name="T4">Set the I²C bus speed (e.g., 100 kHz or 400 kHz).</text:span></text:p>
        <text:p text:style-name="P8"><text:span text:style-name="T4">Send Digital Data:</text:span></text:p>
        <text:p text:style-name="P2"/>
        <text:p text:style-name="P8"><text:span text:style-name="T4">Write binary data to the DAC representing the desired analog output level.</text:span></text:p>
        <text:p text:style-name="P8"><text:span text:style-name="T4">Receive Acknowledgment (optional):</text:span></text:p>
        <text:p text:style-name="P2"/>
        <text:p text:style-name="P8"><text:span text:style-name="T4">Some DACs send an acknowledgment after receiving data (e.g., I²C DACs).</text:span></text:p>
        <text:p text:style-name="P2"/>
        <text:p text:style-name="P8"><text:span text:style-name="T4">Step 4: Power and Ground</text:span></text:p>
        <text:p text:style-name="P8"><text:span text:style-name="T4">Ensure clean power delivery to the DAC with decoupling capacitors (e.g., 0.1µF near the power pin).</text:span></text:p>
        <text:p text:style-name="P8"><text:span text:style-name="T4">Both the MCU and DAC must share a common ground for proper communication.</text:span></text:p>
        <text:p text:style-name="P2"/>
        <text:p text:style-name="P8"><text:span text:style-name="T4">Step 5: Buffering the Output (Optional)</text:span></text:p>
        <text:p text:style-name="P8"><text:span text:style-name="T4">Use an op-amp buffer if the DAC output needs to drive a low-impedance load or if voltage scaling is required.</text:span></text:p>
        <text:p text:style-name="P2"><text:soft-page-break/></text:p>
        <text:p text:style-name="P2"/>
        <text:p text:style-name="P8"><text:span text:style-name="T4">4. Example: SPI DAC Integration (MCP4921)</text:span></text:p>
        <text:p text:style-name="P8"><text:span text:style-name="T4">Circuit Connections:</text:span></text:p>
        <text:p text:style-name="P8"><text:span text:style-name="T4">MCP4921 Connection</text:span></text:p>
        <text:p text:style-name="P8"><text:span text:style-name="T4">Pin</text:span></text:p>
        <text:p text:style-name="P8"><text:span text:style-name="T4">VDD<text:tab/>+5V or 3.3V</text:span></text:p>
        <text:p text:style-name="P8"><text:span text:style-name="T4">VSS<text:tab/>GND</text:span></text:p>
        <text:p text:style-name="P8"><text:span text:style-name="T4">VOUT<text:tab/>Analog output signal</text:span></text:p>
        <text:p text:style-name="P8"><text:span text:style-name="T4">CS<text:tab/>MCU GPIO pin for chip select</text:span></text:p>
        <text:p text:style-name="P8"><text:span text:style-name="T4">SCK<text:tab/>MCU SPI clock (SCLK)</text:span></text:p>
        <text:p text:style-name="P8"><text:span text:style-name="T4">SDI<text:tab/>MCU SPI data out (MOSI)</text:span></text:p>
        <text:p text:style-name="P8"><text:span text:style-name="T4">LDAC<text:tab/>GND or GPIO (optional sync)</text:span></text:p>
        <text:p text:style-name="P2"/>
        <text:p text:style-name="P8"><text:span text:style-name="T4">MCU Configuration:</text:span></text:p>
        <text:p text:style-name="P8"><text:span text:style-name="T13">```c</text:span></text:p>
        <text:p text:style-name="P8"><text:span text:style-name="T13">// SPI Initialization (Example for STM32)</text:span></text:p>
        <text:p text:style-name="P8"><text:span text:style-name="T13">SPI_InitTypeDef SPI_InitStruct;</text:span></text:p>
        <text:p text:style-name="P8"><text:span text:style-name="T13">SPI_InitStruct.Mode = SPI_MODE_MASTER;</text:span></text:p>
        <text:p text:style-name="P8"><text:span text:style-name="T13">SPI_InitStruct.Direction = SPI_DIRECTION_1LINE;</text:span></text:p>
        <text:p text:style-name="P8"><text:span text:style-name="T13">SPI_InitStruct.DataSize = SPI_DATASIZE_16BIT; // 16-bit data for MCP4921</text:span></text:p>
        <text:p text:style-name="P8"><text:span text:style-name="T13">SPI_InitStruct.CLKPolarity = SPI_POLARITY_LOW; // CPOL = 0</text:span></text:p>
        <text:p text:style-name="P8"><text:span text:style-name="T13">SPI_InitStruct.CLKPhase = SPI_PHASE_1EDGE; // CPHA = 0</text:span></text:p>
        <text:p text:style-name="P8"><text:span text:style-name="T13">SPI_InitStruct.NSS = SPI_NSS_SOFT;</text:span></text:p>
        <text:p text:style-name="P8"><text:span text:style-name="T13">SPI_InitStruct.BaudRatePrescaler = SPI_BAUDRATEPRESCALER_16; // Set appropriate clock speed</text:span></text:p>
        <text:p text:style-name="P8"><text:span text:style-name="T13">SPI_InitStruct.FirstBit = SPI_FIRSTBIT_MSB;</text:span></text:p>
        <text:p text:style-name="P8"><text:span text:style-name="T13">HAL_SPI_Init(&amp;hspi1);</text:span></text:p>
        <text:p text:style-name="P9"/>
        <text:p text:style-name="P8"><text:span text:style-name="T13">// Writing data to MCP4921</text:span></text:p>
        <text:p text:style-name="P8"><text:span text:style-name="T13">uint16_t dac_value = 0x3000 | (desired_value &amp; 0x0FFF); // Control + 12-bit value</text:span></text:p>
        <text:p text:style-name="P8"><text:span text:style-name="T13">HAL_GPIO_WritePin(CS_GPIO_Port, CS_Pin, GPIO_PIN_RESET); // Pull CS low</text:span></text:p>
        <text:p text:style-name="P8"><text:span text:style-name="T13">HAL_SPI_Transmit(&amp;hspi1, (uint8_t *)&amp;dac_value, 1, HAL_MAX_DELAY); // Send data</text:span></text:p>
        <text:p text:style-name="P8"><text:span text:style-name="T13">HAL_GPIO_WritePin(CS_GPIO_Port, CS_Pin, GPIO_PIN_SET); // Pull CS high</text:span></text:p>
        <text:p text:style-name="P8"><text:span text:style-name="T13">```</text:span></text:p>
        <text:p text:style-name="P2"/>
        <text:p text:style-name="P2"/>
        <text:p text:style-name="P8"><text:span text:style-name="T4">5. Example: I²C DAC Integration (MCP4725)</text:span></text:p>
        <text:p text:style-name="P8"><text:span text:style-name="T4">Circuit Connections:</text:span></text:p>
        <text:p text:style-name="P8"><text:span text:style-name="T4">MCP4725 Connection</text:span></text:p>
        <text:p text:style-name="P8"><text:span text:style-name="T4">Pin</text:span></text:p>
        <text:p text:style-name="P8"><text:span text:style-name="T4">VDD<text:tab/>+5V or 3.3V</text:span></text:p>
        <text:p text:style-name="P8"><text:span text:style-name="T4">GND<text:tab/>GND</text:span></text:p>
        <text:p text:style-name="P8"><text:soft-page-break/><text:span text:style-name="T4">VOUT<text:tab/>Analog output signal</text:span></text:p>
        <text:p text:style-name="P8"><text:span text:style-name="T4">SDA<text:tab/>MCU I²C data line</text:span></text:p>
        <text:p text:style-name="P8"><text:span text:style-name="T4">SCL<text:tab/>MCU I²C clock line</text:span></text:p>
        <text:p text:style-name="P2"/>
        <text:p text:style-name="P8"><text:span text:style-name="T4">MCU Configuration:</text:span></text:p>
        <text:p text:style-name="P2"/>
        <text:p text:style-name="P8"><text:span text:style-name="T13">```c</text:span></text:p>
        <text:p text:style-name="P8"><text:span text:style-name="T13">// I²C Initialization (Example for STM32)</text:span></text:p>
        <text:p text:style-name="P8"><text:span text:style-name="T13">I2C_HandleTypeDef hi2c1;</text:span></text:p>
        <text:p text:style-name="P8"><text:span text:style-name="T13">hi2c1.Instance = I2C1;</text:span></text:p>
        <text:p text:style-name="P8"><text:span text:style-name="T13">hi2c1.Init.ClockSpeed = 100000; // 100 kHz I²C speed</text:span></text:p>
        <text:p text:style-name="P8"><text:span text:style-name="T13">hi2c1.Init.DutyCycle = I2C_DUTYCYCLE_2;</text:span></text:p>
        <text:p text:style-name="P8"><text:span text:style-name="T13">hi2c1.Init.OwnAddress1 = 0;</text:span></text:p>
        <text:p text:style-name="P8"><text:span text:style-name="T13">hi2c1.Init.AddressingMode = I2C_ADDRESSINGMODE_7BIT;</text:span></text:p>
        <text:p text:style-name="P8"><text:span text:style-name="T13">hi2c1.Init.DualAddressMode = I2C_DUALADDRESS_DISABLE;</text:span></text:p>
        <text:p text:style-name="P8"><text:span text:style-name="T13">hi2c1.Init.OwnAddress2 = 0;</text:span></text:p>
        <text:p text:style-name="P8"><text:span text:style-name="T13">hi2c1.Init.GeneralCallMode = I2C_GENERALCALL_DISABLE;</text:span></text:p>
        <text:p text:style-name="P8"><text:span text:style-name="T13">hi2c1.Init.NoStretchMode = I2C_NOSTRETCH_DISABLE;</text:span></text:p>
        <text:p text:style-name="P8"><text:span text:style-name="T13">HAL_I2C_Init(&amp;hi2c1);</text:span></text:p>
        <text:p text:style-name="P9"/>
        <text:p text:style-name="P8"><text:span text:style-name="T13">// Writing data to MCP4725</text:span></text:p>
        <text:p text:style-name="P8"><text:span text:style-name="T13">uint8_t dac_command = 0x40; // Fast mode write</text:span></text:p>
        <text:p text:style-name="P8"><text:span text:style-name="T13">uint16_t dac_value = desired_value &amp; 0x0FFF; // 12-bit value</text:span></text:p>
        <text:p text:style-name="P8"><text:span text:style-name="T13">uint8_t data[3] = {dac_command, (dac_value &gt;&gt; 4), (dac_value &lt;&lt; 4)};</text:span></text:p>
        <text:p text:style-name="P8"><text:span text:style-name="T13">HAL_I2C_Master_Transmit(&amp;hi2c1, (0x60 &lt;&lt; 1), data, 3, HAL_MAX_DELAY);</text:span></text:p>
        <text:p text:style-name="P8"><text:span text:style-name="T13">```</text:span></text:p>
        <text:p text:style-name="P2"/>
        <text:p text:style-name="P2"/>
        <text:p text:style-name="P8"><text:span text:style-name="T4">6. Key Considerations</text:span></text:p>
        <text:p text:style-name="P8"><text:span text:style-name="T4">Voltage Range: Ensure the DAC output range (e.g., 0-5V) matches the requirements of your circuit.</text:span></text:p>
        <text:p text:style-name="P8"><text:span text:style-name="T4">Resolution: Higher resolution (12-bit or 16-bit) provides smoother analog output.</text:span></text:p>
        <text:p text:style-name="P8"><text:span text:style-name="T4">Speed: SPI is faster than I²C and is preferred for high-speed updates.</text:span></text:p>
        <text:p text:style-name="P8"><text:span text:style-name="T4">Noise: Use proper decoupling and filtering to avoid noisy analog outputs.</text:span></text:p>
        <text:p text:style-name="P2"/>
        <text:p text:style-name="P2"/>
        <text:p text:style-name="P2"/>
        <text:p text:style-name="P8"><text:span text:style-name="T4">Can SPI and I²C work together?</text:span></text:p>
        <text:p text:style-name="P8"><text:span text:style-name="T4">Yes, SPI and I²C can work together in the same system, and it's a common design choice in embedded systems. Each protocol operates independently, and they can coexist without interference as long as they are properly configured and anaged by the microcontroller. Here’s how it works:</text:span></text:p>
        <text:p text:style-name="P2"/>
        <text:p text:style-name="P2"/>
        <text:p text:style-name="P8"><text:span text:style-name="T8">1. Key Differences Between SPI and I²C<text:tab/><text:tab/><text:tab/></text:span></text:p>
        <text:p text:style-name="P8"><text:span text:style-name="T8">Feature<text:tab/>SPI<text:tab/><text:tab/><text:tab/>I²C<text:tab/><text:tab/></text:span></text:p>
        <text:p text:style-name="P8"><text:soft-page-break/><text:span text:style-name="T9">Type<text:tab/>Full-Duplex<text:tab/><text:tab/>Half-Duplex</text:span></text:p>
        <text:p text:style-name="P12"><text:span text:style-name="T9">Speed<text:tab/>Faster (up to 50<text:tab/><text:tab/>Slower (up to 3.4</text:span></text:p>
        <text:p text:style-name="P16"><text:span text:style-name="T9">Mbps or more)<text:tab/><text:tab/>Mbps)</text:span></text:p>
        <text:p text:style-name="P8"><text:span text:style-name="T9">Wiring<text:tab/>4 Wires (MOSI,<text:tab/><text:tab/>2 Wires (SDA, SCL)</text:span></text:p>
        <text:p text:style-name="P8"><text:span text:style-name="T9"><text:tab/>MISO, SCLK, CS)</text:span></text:p>
        <text:p text:style-name="P8"><text:span text:style-name="T9">Device<text:tab/>Unlimited (practical<text:tab/><text:tab/>Limited (7-bit/10-bit </text:span></text:p>
        <text:p text:style-name="P8"><text:span text:style-name="T9">Count<text:tab/>limit based on pins for CS)<text:tab/>address)</text:span></text:p>
        <text:p text:style-name="P8"><text:span text:style-name="T9">Compl-<text:tab/>Requires more lines<text:tab/><text:tab/>Simpler, <text:tab/><text:tab/></text:span><text:span text:style-name="T8">exity<text:tab/>for each device<text:tab/><text:tab/>shared bus<text:tab/></text:span></text:p>
        <text:p text:style-name="P2"/>
        <text:p text:style-name="P2"/>
        <text:p text:style-name="P8"><text:span text:style-name="T4">2. When to Use Both Together</text:span></text:p>
        <text:p text:style-name="P2"/>
        <text:p text:style-name="P8"><text:span text:style-name="T4">Device Mix:</text:span></text:p>
        <text:p text:style-name="P2"/>
        <text:p text:style-name="P8"><text:span text:style-name="T4">Some peripherals support SPI (e.g., fast DACs, ADCs, sensors), while others support I²C (e.g., EEPROMs, temperature sensors, or slower DACs).</text:span></text:p>
        <text:p text:style-name="P8"><text:span text:style-name="T4">Using both protocols allows you to connect a wider variety of devices.</text:span></text:p>
        <text:p text:style-name="P2"/>
        <text:p text:style-name="P8"><text:span text:style-name="T4">Bandwidth Optimization:</text:span></text:p>
        <text:p text:style-name="P2"/>
        <text:p text:style-name="P8"><text:span text:style-name="T4">Use SPI for high-speed or large data transfers.</text:span></text:p>
        <text:p text:style-name="P8"><text:span text:style-name="T4">Use I²C for low-speed devices with fewer pin requirements.</text:span></text:p>
        <text:p text:style-name="P2"/>
        <text:p text:style-name="P2"/>
        <text:p text:style-name="P8"><text:span text:style-name="T4">Pin Constraints:</text:span></text:p>
        <text:p text:style-name="P2"/>
        <text:p text:style-name="P8"><text:span text:style-name="T4">I²C minimizes pin usage for shared bus devices.</text:span></text:p>
        <text:p text:style-name="P8"><text:span text:style-name="T4">SPI requires dedicated lines for each slave device but offers higher speed.</text:span></text:p>
        <text:p text:style-name="P2"/>
        <text:p text:style-name="P2"/>
        <text:p text:style-name="P8"><text:span text:style-name="T4">3. Combining SPI and I²C</text:span></text:p>
        <text:p text:style-name="P8"><text:span text:style-name="T4">Here’s how to combine both protocols in one MCU:</text:span></text:p>
        <text:p text:style-name="P2"/>
        <text:p text:style-name="P8"><text:span text:style-name="T4">3.1 Shared Pins</text:span></text:p>
        <text:p text:style-name="P8"><text:span text:style-name="T4">SPI and I²C use different sets of pins, so there’s no electrical interference.</text:span></text:p>
        <text:p text:style-name="P8"><text:span text:style-name="T4">SPI: MOSI, MISO, SCLK, and CS for each slave device.</text:span></text:p>
        <text:p text:style-name="P8"><text:span text:style-name="T4">I²C: SDA and SCL shared across all I²C devices.</text:span></text:p>
        <text:p text:style-name="P2"/>
        <text:p text:style-name="P8"><text:span text:style-name="T4">3.2 Software Configuration</text:span></text:p>
        <text:p text:style-name="P8"><text:span text:style-name="T4">Most MCUs (e.g., STM32, ESP32) support both SPI and I²C through separate hardware peripherals.</text:span></text:p>
        <text:p text:style-name="P8"><text:span text:style-name="T4">Configure each protocol independently in firmware:</text:span></text:p>
        <text:p text:style-name="P8"><text:span text:style-name="T4">Initialize the SPI peripheral for SPI devices.</text:span></text:p>
        <text:p text:style-name="P8"><text:span text:style-name="T4">Initialize the I²C peripheral for I²C devices.</text:span></text:p>
        <text:p text:style-name="P2"><text:soft-page-break/></text:p>
        <text:p text:style-name="P8"><text:span text:style-name="T4">3.3 Communication Management</text:span></text:p>
        <text:p text:style-name="P8"><text:span text:style-name="T4">SPI and I²C operate asynchronously, so ensure the MCU handles each protocol in separate tasks or through interrupts/DMA.</text:span></text:p>
        <text:p text:style-name="P2"/>
        <text:p text:style-name="P2"/>
        <text:p text:style-name="P8"><text:span text:style-name="T4">4. Example Circuit: SPI and I²C Coexistence</text:span></text:p>
        <text:p text:style-name="P8"><text:span text:style-name="T4">Peripherals:</text:span></text:p>
        <text:p text:style-name="P8"><text:span text:style-name="T4">SPI Devices:</text:span></text:p>
        <text:p text:style-name="P8"><text:span text:style-name="T4">MCP4921 (SPI DAC).</text:span></text:p>
        <text:p text:style-name="P8"><text:span text:style-name="T4">High-speed ADC.</text:span></text:p>
        <text:p text:style-name="P8"><text:span text:style-name="T4">I²C Devices:</text:span></text:p>
        <text:p text:style-name="P8"><text:span text:style-name="T4">MCP4728 (I²C DAC).</text:span></text:p>
        <text:p text:style-name="P8"><text:span text:style-name="T4">Temperature sensor.</text:span></text:p>
        <text:p text:style-name="P8"><text:span text:style-name="T4">Connections:</text:span></text:p>
        <text:p text:style-name="P8"><text:span text:style-name="T4">Pin<text:tab/><text:tab/>Connection</text:span></text:p>
        <text:p text:style-name="P8"><text:span text:style-name="T4">MOSI <text:tab/>(SPI)<text:tab/>SPI DAC, ADC</text:span></text:p>
        <text:p text:style-name="P8"><text:span text:style-name="T4">MISO <text:tab/>(SPI)<text:tab/>SPI ADC</text:span></text:p>
        <text:p text:style-name="P8"><text:span text:style-name="T4">SCLK <text:tab/>(SPI)<text:tab/>SPI DAC, ADC</text:span></text:p>
        <text:p text:style-name="P8"><text:span text:style-name="T4">CS1 <text:tab/>(SPI)<text:tab/>SPI DAC</text:span></text:p>
        <text:p text:style-name="P8"><text:span text:style-name="T4">CS2 <text:tab/>(SPI)<text:tab/>SPI ADC</text:span></text:p>
        <text:p text:style-name="P8"><text:span text:style-name="T4">SDA <text:tab/>(I²C)<text:tab/>I²C DAC, sensor</text:span></text:p>
        <text:p text:style-name="P8"><text:span text:style-name="T4">SCL <text:tab/>(I²C)<text:tab/>I²C DAC, sensor</text:span></text:p>
        <text:p text:style-name="P8"><text:span text:style-name="T4">GND<text:tab/><text:tab/>Common ground</text:span></text:p>
        <text:p text:style-name="P2"/>
        <text:p text:style-name="P8"><text:span text:style-name="T4">5. Firmware Example</text:span></text:p>
        <text:p text:style-name="P8"><text:span text:style-name="T4">SPI Initialization:</text:span></text:p>
        <text:p text:style-name="P2"/>
        <text:p text:style-name="P8"><text:span text:style-name="T13">```c</text:span></text:p>
        <text:p text:style-name="P8"><text:span text:style-name="T13">SPI_HandleTypeDef hspi1;</text:span></text:p>
        <text:p text:style-name="P9"/>
        <text:p text:style-name="P8"><text:span text:style-name="T13">void SPI_Init() {</text:span></text:p>
        <text:p text:style-name="P8"><text:span text:style-name="T13"><text:s text:c="4"/>hspi1.Instance = SPI1;</text:span></text:p>
        <text:p text:style-name="P8"><text:span text:style-name="T13"><text:s text:c="4"/>hspi1.Init.Mode = SPI_MODE_MASTER;</text:span></text:p>
        <text:p text:style-name="P8"><text:span text:style-name="T13"><text:s text:c="4"/>hspi1.Init.Direction = SPI_DIRECTION_2LINES;</text:span></text:p>
        <text:p text:style-name="P8"><text:span text:style-name="T13"><text:s text:c="4"/>hspi1.Init.DataSize = SPI_DATASIZE_8BIT;</text:span></text:p>
        <text:p text:style-name="P8"><text:span text:style-name="T13"><text:s text:c="4"/>hspi1.Init.CLKPolarity = SPI_POLARITY_LOW;</text:span></text:p>
        <text:p text:style-name="P8"><text:span text:style-name="T13"><text:s text:c="4"/>hspi1.Init.CLKPhase = SPI_PHASE_1EDGE;</text:span></text:p>
        <text:p text:style-name="P8"><text:span text:style-name="T13"><text:s text:c="4"/>hspi1.Init.NSS = SPI_NSS_SOFT;</text:span></text:p>
        <text:p text:style-name="P8"><text:span text:style-name="T13"><text:s text:c="4"/>hspi1.Init.BaudRatePrescaler = SPI_BAUDRATEPRESCALER_16; // Adjust for device speed</text:span></text:p>
        <text:p text:style-name="P8"><text:span text:style-name="T13"><text:s text:c="4"/>hspi1.Init.FirstBit = SPI_FIRSTBIT_MSB;</text:span></text:p>
        <text:p text:style-name="P8"><text:span text:style-name="T13"><text:s text:c="4"/>HAL_SPI_Init(&amp;hspi1);</text:span></text:p>
        <text:p text:style-name="P8"><text:span text:style-name="T13">}</text:span></text:p>
        <text:p text:style-name="P8"><text:soft-page-break/><text:span text:style-name="T13">```</text:span></text:p>
        <text:p text:style-name="P2"/>
        <text:p text:style-name="P2"/>
        <text:p text:style-name="P8"><text:span text:style-name="T4">I²C Initialization:</text:span></text:p>
        <text:p text:style-name="P8"><text:span text:style-name="T13">```c</text:span></text:p>
        <text:p text:style-name="P8"><text:span text:style-name="T13">I2C_HandleTypeDef hi2c1;</text:span></text:p>
        <text:p text:style-name="P9"/>
        <text:p text:style-name="P8"><text:span text:style-name="T13">void I2C_Init() {</text:span></text:p>
        <text:p text:style-name="P8"><text:span text:style-name="T13"><text:s text:c="4"/>hi2c1.Instance = I2C1;</text:span></text:p>
        <text:p text:style-name="P8"><text:span text:style-name="T13"><text:s text:c="4"/>hi2c1.Init.ClockSpeed = 100000; // Standard mode: 100 kHz</text:span></text:p>
        <text:p text:style-name="P8"><text:span text:style-name="T13"><text:s text:c="4"/>hi2c1.Init.DutyCycle = I2C_DUTYCYCLE_2;</text:span></text:p>
        <text:p text:style-name="P8"><text:span text:style-name="T13"><text:s text:c="4"/>hi2c1.Init.OwnAddress1 = 0x00; // Not used for master</text:span></text:p>
        <text:p text:style-name="P8"><text:span text:style-name="T13"><text:s text:c="4"/>hi2c1.Init.AddressingMode = I2C_ADDRESSINGMODE_7BIT;</text:span></text:p>
        <text:p text:style-name="P8"><text:span text:style-name="T13"><text:s text:c="4"/>hi2c1.Init.DualAddressMode = I2C_DUALADDRESS_DISABLE;</text:span></text:p>
        <text:p text:style-name="P8"><text:span text:style-name="T13"><text:s text:c="4"/>hi2c1.Init.GeneralCallMode = I2C_GENERALCALL_DISABLE;</text:span></text:p>
        <text:p text:style-name="P8"><text:span text:style-name="T13"><text:s text:c="4"/>hi2c1.Init.NoStretchMode = I2C_NOSTRETCH_DISABLE;</text:span></text:p>
        <text:p text:style-name="P8"><text:span text:style-name="T13"><text:s text:c="4"/>HAL_I2C_Init(&amp;hi2c1);</text:span></text:p>
        <text:p text:style-name="P8"><text:span text:style-name="T13">}</text:span></text:p>
        <text:p text:style-name="P8"><text:span text:style-name="T13">```</text:span></text:p>
        <text:p text:style-name="P9"/>
        <text:p text:style-name="P8"><text:span text:style-name="T13">SPI Communication Example:</text:span></text:p>
        <text:p text:style-name="P8"><text:span text:style-name="T13">```c</text:span></text:p>
        <text:p text:style-name="P8"><text:span text:style-name="T13">uint8_t spi_data = 0xAA; // Example data</text:span></text:p>
        <text:p text:style-name="P8"><text:span text:style-name="T13">HAL_GPIO_WritePin(CS_GPIO_Port, CS_Pin, GPIO_PIN_RESET); // Select device</text:span></text:p>
        <text:p text:style-name="P8"><text:span text:style-name="T13">HAL_SPI_Transmit(&amp;hspi1, &amp;spi_data, 1, HAL_MAX_DELAY); <text:s text:c="2"/>// Transmit data</text:span></text:p>
        <text:p text:style-name="P8"><text:span text:style-name="T13">HAL_GPIO_WritePin(CS_GPIO_Port, CS_Pin, GPIO_PIN_SET); <text:s text:c="2"/>// Deselect device</text:span></text:p>
        <text:p text:style-name="P8"><text:span text:style-name="T13">```</text:span></text:p>
        <text:p text:style-name="P2"/>
        <text:p text:style-name="P2"/>
        <text:p text:style-name="P8"><text:span text:style-name="T4">I²C Communication Example:</text:span></text:p>
        <text:p text:style-name="P8"><text:span text:style-name="T13">```c</text:span></text:p>
        <text:p text:style-name="P8"><text:span text:style-name="T13">uint8_t i2c_data[3] = {0x40, 0x12, 0x34}; // Example data</text:span></text:p>
        <text:p text:style-name="P8"><text:span text:style-name="T13">HAL_I2C_Master_Transmit(&amp;hi2c1, (0x60 &lt;&lt; 1), i2c_data, 3, HAL_MAX_DELAY); // Transmit to I²C device</text:span></text:p>
        <text:p text:style-name="P8"><text:span text:style-name="T13">```</text:span></text:p>
        <text:p text:style-name="P2"/>
        <text:p text:style-name="P2"/>
        <text:p text:style-name="P8"><text:span text:style-name="T4">6. Challenges and Solutions</text:span></text:p>
        <text:p text:style-name="P2"/>
        <text:p text:style-name="P8"><text:span text:style-name="T4">Challenge 1: Resource Contention</text:span></text:p>
        <text:p text:style-name="P8"><text:span text:style-name="T4">Issue: SPI and I²C might compete for MCU processing time.</text:span></text:p>
        <text:p text:style-name="P8"><text:span text:style-name="T4">Solution: Use interrupts or DMA to handle communication efficiently.</text:span></text:p>
        <text:p text:style-name="P2"/>
        <text:p text:style-name="P8"><text:soft-page-break/><text:span text:style-name="T4">Challenge 2: Pin Configuration Conflicts</text:span></text:p>
        <text:p text:style-name="P8"><text:span text:style-name="T4">Issue: Pins might overlap in some MCU configurations.</text:span></text:p>
        <text:p text:style-name="P8"><text:span text:style-name="T4">Solution: Choose an MCU with sufficient GPIOs or remap pins.</text:span></text:p>
        <text:p text:style-name="P2"/>
        <text:p text:style-name="P8"><text:span text:style-name="T4">Challenge 3: Timing Conflicts</text:span></text:p>
        <text:p text:style-name="P8"><text:span text:style-name="T4">Issue: Both protocols might require simultaneous access.</text:span></text:p>
        <text:p text:style-name="P8"><text:span text:style-name="T4">Solution: Schedule communications in separate tasks or queues (e.g., in RTOS).</text:span></text:p>
        <text:p text:style-name="P2"/>
        <text:p text:style-name="P2"/>
        <text:p text:style-name="P8"><text:span text:style-name="T4">7. Use Cases for SPI and I²C Together</text:span></text:p>
        <text:p text:style-name="P8"><text:span text:style-name="T4">Mixed Peripherals: Using an SPI DAC for high-speed analog signal generation and an I²C sensor for monitoring.</text:span></text:p>
        <text:p text:style-name="P8"><text:span text:style-name="T4">Reduced Wiring: Combining SPI for speed and I²C for shared, low-speed peripherals.</text:span></text:p>
        <text:p text:style-name="P8"><text:span text:style-name="T4">Complex Systems: Large systems where different devices natively support SPI or I²C.</text:span></text:p>
        <text:p text:style-name="P2"/>
        <text:p text:style-name="P2"/>
        <text:p text:style-name="P2"/>
        <text:p text:style-name="P8"><text:span text:style-name="T4">Here are SPI and I²C sample codes for common microcontrollers (e.g., STM32 or ESP32) to demonstrate how these protocols work in embedded systems:</text:span></text:p>
        <text:p text:style-name="P2"/>
        <text:p text:style-name="P8"><text:span text:style-name="T4">1. SPI Example Code</text:span></text:p>
        <text:p text:style-name="P8"><text:span text:style-name="T4">Target Device: MCP4921 (SPI DAC)</text:span></text:p>
        <text:p text:style-name="P8"><text:span text:style-name="T4">1.1 Initialization</text:span></text:p>
        <text:p text:style-name="P8"><text:span text:style-name="T4">Configure the SPI peripheral on the MCU:</text:span></text:p>
        <text:p text:style-name="P2"/>
        <text:p text:style-name="P8"><text:span text:style-name="T13">```c</text:span></text:p>
        <text:p text:style-name="P8"><text:span text:style-name="T13">SPI_HandleTypeDef hspi1;</text:span></text:p>
        <text:p text:style-name="P9"/>
        <text:p text:style-name="P8"><text:span text:style-name="T13">void SPI_Init() {</text:span></text:p>
        <text:p text:style-name="P8"><text:span text:style-name="T13"><text:s text:c="4"/>hspi1.Instance = SPI1;</text:span></text:p>
        <text:p text:style-name="P8"><text:span text:style-name="T13"><text:s text:c="4"/>hspi1.Init.Mode = SPI_MODE_MASTER;</text:span></text:p>
        <text:p text:style-name="P8"><text:span text:style-name="T13"><text:s text:c="4"/>hspi1.Init.Direction = SPI_DIRECTION_2LINES; // Full-duplex</text:span></text:p>
        <text:p text:style-name="P8"><text:span text:style-name="T13"><text:s text:c="4"/>hspi1.Init.DataSize = SPI_DATASIZE_16BIT; <text:s text:c="3"/>// 16-bit data for MCP4921</text:span></text:p>
        <text:p text:style-name="P8"><text:span text:style-name="T13"><text:s text:c="4"/>hspi1.Init.CLKPolarity = SPI_POLARITY_LOW; <text:s text:c="2"/>// CPOL = 0</text:span></text:p>
        <text:p text:style-name="P8"><text:span text:style-name="T13"><text:s text:c="4"/>hspi1.Init.CLKPhase = SPI_PHASE_1EDGE; <text:s text:c="6"/>// CPHA = 0</text:span></text:p>
        <text:p text:style-name="P8"><text:span text:style-name="T13"><text:s text:c="4"/>hspi1.Init.NSS = SPI_NSS_SOFT; <text:s text:c="14"/>// Software-managed NSS</text:span></text:p>
        <text:p text:style-name="P8"><text:span text:style-name="T13"><text:s text:c="4"/>hspi1.Init.BaudRatePrescaler = SPI_BAUDRATEPRESCALER_16; // Adjust for speed</text:span></text:p>
        <text:p text:style-name="P8"><text:span text:style-name="T13"><text:s text:c="4"/>hspi1.Init.FirstBit = SPI_FIRSTBIT_MSB; <text:s text:c="5"/>// MSB first</text:span></text:p>
        <text:p text:style-name="P8"><text:span text:style-name="T13"><text:s text:c="4"/>HAL_SPI_Init(&amp;hspi1);</text:span></text:p>
        <text:p text:style-name="P8"><text:span text:style-name="T13">}</text:span></text:p>
        <text:p text:style-name="P8"><text:span text:style-name="T13">```</text:span></text:p>
        <text:p text:style-name="P2"/>
        <text:p text:style-name="P2"/>
        <text:p text:style-name="P8"><text:span text:style-name="T4">1.2 Transmitting Data</text:span></text:p>
        <text:p text:style-name="P8"><text:soft-page-break/><text:span text:style-name="T4">Send data to the MCP4921 DAC:</text:span></text:p>
        <text:p text:style-name="P2"/>
        <text:p text:style-name="P8"><text:span text:style-name="T13">```c</text:span></text:p>
        <text:p text:style-name="P8"><text:span text:style-name="T13">void WriteToDAC(uint16_t value) {</text:span></text:p>
        <text:p text:style-name="P8"><text:span text:style-name="T13"><text:s text:c="4"/>uint16_t command = 0x3000 | (value &amp; 0x0FFF); // MCP4921: Config bits + 12-bit value</text:span></text:p>
        <text:p text:style-name="P8"><text:span text:style-name="T13"><text:s text:c="4"/>HAL_GPIO_WritePin(GPIOB, GPIO_PIN_0, GPIO_PIN_RESET); // Pull CS low</text:span></text:p>
        <text:p text:style-name="P8"><text:span text:style-name="T13"><text:s text:c="4"/>HAL_SPI_Transmit(&amp;hspi1, (uint8_t *)&amp;command, 1, HAL_MAX_DELAY); // Send data</text:span></text:p>
        <text:p text:style-name="P8"><text:span text:style-name="T13"><text:s text:c="4"/>HAL_GPIO_WritePin(GPIOB, GPIO_PIN_0, GPIO_PIN_SET); // Pull CS high</text:span></text:p>
        <text:p text:style-name="P8"><text:span text:style-name="T13">}</text:span></text:p>
        <text:p text:style-name="P8"><text:span text:style-name="T13">```</text:span></text:p>
        <text:p text:style-name="P2"/>
        <text:p text:style-name="P2"/>
        <text:p text:style-name="P8"><text:span text:style-name="T4">1.3 Example Usage</text:span></text:p>
        <text:p text:style-name="P8"><text:span text:style-name="T13">```c</text:span></text:p>
        <text:p text:style-name="P8"><text:span text:style-name="T13">int main() {</text:span></text:p>
        <text:p text:style-name="P8"><text:span text:style-name="T13"><text:s text:c="4"/>HAL_Init();</text:span></text:p>
        <text:p text:style-name="P8"><text:span text:style-name="T13"><text:s text:c="4"/>SPI_Init();</text:span></text:p>
        <text:p text:style-name="P9"/>
        <text:p text:style-name="P8"><text:span text:style-name="T13"><text:s text:c="4"/>while (1) {</text:span></text:p>
        <text:p text:style-name="P8"><text:span text:style-name="T13"><text:s text:c="8"/>WriteToDAC(2048); // Send mid-scale value (0-4095 for 12-bit DAC)</text:span></text:p>
        <text:p text:style-name="P8"><text:span text:style-name="T13"><text:s text:c="8"/>HAL_Delay(100);</text:span></text:p>
        <text:p text:style-name="P8"><text:span text:style-name="T13"><text:s text:c="4"/>}</text:span></text:p>
        <text:p text:style-name="P8"><text:span text:style-name="T13">}</text:span></text:p>
        <text:p text:style-name="P8"><text:span text:style-name="T13">```</text:span></text:p>
        <text:p text:style-name="P2"/>
        <text:p text:style-name="P2"/>
        <text:p text:style-name="P8"><text:span text:style-name="T4">2. I²C Example Code</text:span></text:p>
        <text:p text:style-name="P8"><text:span text:style-name="T4">Target Device: MCP4725 (I²C DAC)</text:span></text:p>
        <text:p text:style-name="P2"/>
        <text:p text:style-name="P8"><text:span text:style-name="T4">2.1 Initialization</text:span></text:p>
        <text:p text:style-name="P8"><text:span text:style-name="T4">Configure the I²C peripheral on the MCU:</text:span></text:p>
        <text:p text:style-name="P2"/>
        <text:p text:style-name="P8"><text:span text:style-name="T13">```c</text:span></text:p>
        <text:p text:style-name="P8"><text:span text:style-name="T13">I2C_HandleTypeDef hi2c1;</text:span></text:p>
        <text:p text:style-name="P9"/>
        <text:p text:style-name="P8"><text:span text:style-name="T13">void I2C_Init() {</text:span></text:p>
        <text:p text:style-name="P8"><text:span text:style-name="T13"><text:s text:c="4"/>hi2c1.Instance = I2C1;</text:span></text:p>
        <text:p text:style-name="P8"><text:span text:style-name="T13"><text:s text:c="4"/>hi2c1.Init.ClockSpeed = 100000; // Standard mode: 100 kHz</text:span></text:p>
        <text:p text:style-name="P8"><text:span text:style-name="T13"><text:s text:c="4"/>hi2c1.Init.DutyCycle = I2C_DUTYCYCLE_2;</text:span></text:p>
        <text:p text:style-name="P8"><text:span text:style-name="T13"><text:s text:c="4"/>hi2c1.Init.OwnAddress1 = 0x00; // Not used in master mode</text:span></text:p>
        <text:p text:style-name="P8"><text:span text:style-name="T13"><text:s text:c="4"/>hi2c1.Init.AddressingMode = I2C_ADDRESSINGMODE_7BIT;</text:span></text:p>
        <text:p text:style-name="P8"><text:span text:style-name="T13"><text:s text:c="4"/>hi2c1.Init.DualAddressMode = I2C_DUALADDRESS_DISABLE;</text:span></text:p>
        <text:p text:style-name="P8"><text:soft-page-break/><text:span text:style-name="T13"><text:s text:c="4"/>hi2c1.Init.GeneralCallMode = I2C_GENERALCALL_DISABLE;</text:span></text:p>
        <text:p text:style-name="P8"><text:span text:style-name="T13"><text:s text:c="4"/>hi2c1.Init.NoStretchMode = I2C_NOSTRETCH_DISABLE;</text:span></text:p>
        <text:p text:style-name="P8"><text:span text:style-name="T13"><text:s text:c="4"/>HAL_I2C_Init(&amp;hi2c1);</text:span></text:p>
        <text:p text:style-name="P8"><text:span text:style-name="T13">}</text:span></text:p>
        <text:p text:style-name="P8"><text:span text:style-name="T13">```</text:span></text:p>
        <text:p text:style-name="P2"/>
        <text:p text:style-name="P2"/>
        <text:p text:style-name="P8"><text:span text:style-name="T4">2.2 Transmitting Data</text:span></text:p>
        <text:p text:style-name="P8"><text:span text:style-name="T4">Send data to the MCP4725 DAC:</text:span></text:p>
        <text:p text:style-name="P2"/>
        <text:p text:style-name="P8"><text:span text:style-name="T13">```c</text:span></text:p>
        <text:p text:style-name="P8"><text:span text:style-name="T13">void WriteToI2CDAC(uint16_t value) {</text:span></text:p>
        <text:p text:style-name="P8"><text:span text:style-name="T13"><text:s text:c="4"/>uint8_t data[3];</text:span></text:p>
        <text:p text:style-name="P8"><text:span text:style-name="T13"><text:s text:c="4"/>data[0] = 0x40; // MCP4725: Fast mode write command</text:span></text:p>
        <text:p text:style-name="P8"><text:span text:style-name="T13"><text:s text:c="4"/>data[1] = (value &gt;&gt; 4) &amp; 0xFF; // Upper 8 bits</text:span></text:p>
        <text:p text:style-name="P8"><text:span text:style-name="T13"><text:s text:c="4"/>data[2] = (value &lt;&lt; 4) &amp; 0xFF; // Lower 4 bits</text:span></text:p>
        <text:p text:style-name="P9"/>
        <text:p text:style-name="P8"><text:span text:style-name="T13"><text:s text:c="4"/>HAL_I2C_Master_Transmit(&amp;hi2c1, (0x60 &lt;&lt; 1), data, 3, HAL_MAX_DELAY); // 0x60: DAC I2C address</text:span></text:p>
        <text:p text:style-name="P8"><text:span text:style-name="T13">}</text:span></text:p>
        <text:p text:style-name="P8"><text:span text:style-name="T4">```</text:span></text:p>
        <text:p text:style-name="P2"/>
        <text:p text:style-name="P2"/>
        <text:p text:style-name="P8"><text:span text:style-name="T4">2.3 Example Usage</text:span></text:p>
        <text:p text:style-name="P2"/>
        <text:p text:style-name="P8"><text:span text:style-name="T13">```c</text:span></text:p>
        <text:p text:style-name="P8"><text:span text:style-name="T13">int main() {</text:span></text:p>
        <text:p text:style-name="P8"><text:span text:style-name="T13"><text:s text:c="4"/>HAL_Init();</text:span></text:p>
        <text:p text:style-name="P8"><text:span text:style-name="T13"><text:s text:c="4"/>I2C_Init();</text:span></text:p>
        <text:p text:style-name="P9"/>
        <text:p text:style-name="P8"><text:span text:style-name="T13"><text:s text:c="4"/>while (1) {</text:span></text:p>
        <text:p text:style-name="P8"><text:span text:style-name="T13"><text:s text:c="8"/>WriteToI2CDAC(2048); // Send mid-scale value (0-4095 for 12-bit DAC)</text:span></text:p>
        <text:p text:style-name="P8"><text:span text:style-name="T13"><text:s text:c="8"/>HAL_Delay(100);</text:span></text:p>
        <text:p text:style-name="P8"><text:span text:style-name="T13"><text:s text:c="4"/>}</text:span></text:p>
        <text:p text:style-name="P8"><text:span text:style-name="T13">}</text:span></text:p>
        <text:p text:style-name="P8"><text:span text:style-name="T13">```</text:span></text:p>
        <text:p text:style-name="P2"/>
        <text:p text:style-name="P2"/>
        <text:p text:style-name="P8"><text:span text:style-name="T4">3. Combining SPI and I²C</text:span></text:p>
        <text:p text:style-name="P8"><text:span text:style-name="T4">For systems with both SPI and I²C peripherals:</text:span></text:p>
        <text:p text:style-name="P2"/>
        <text:p text:style-name="P8"><text:span text:style-name="T4">Initialize both peripherals separately.</text:span></text:p>
        <text:p text:style-name="P8"><text:span text:style-name="T4">Use SPI for high-speed DACs or ADCs and I²C for slower sensors or DACs.</text:span></text:p>
        <text:p text:style-name="P8"><text:soft-page-break/><text:span text:style-name="T4">Example: Using SPI and I²C Together</text:span></text:p>
        <text:p text:style-name="P2"/>
        <text:p text:style-name="P8"><text:span text:style-name="T13">```c</text:span></text:p>
        <text:p text:style-name="P8"><text:span text:style-name="T13">int main() {</text:span></text:p>
        <text:p text:style-name="P8"><text:span text:style-name="T13"><text:s text:c="4"/>HAL_Init();</text:span></text:p>
        <text:p text:style-name="P8"><text:span text:style-name="T13"><text:s text:c="4"/>SPI_Init();</text:span></text:p>
        <text:p text:style-name="P8"><text:span text:style-name="T13"><text:s text:c="4"/>I2C_Init();</text:span></text:p>
        <text:p text:style-name="P9"/>
        <text:p text:style-name="P8"><text:span text:style-name="T13"><text:s text:c="4"/>while (1) {</text:span></text:p>
        <text:p text:style-name="P8"><text:span text:style-name="T13"><text:s text:c="8"/>WriteToDAC(3000); // Send data to SPI DAC</text:span></text:p>
        <text:p text:style-name="P8"><text:span text:style-name="T13"><text:s text:c="8"/>WriteToI2CDAC(1000); // Send data to I²C DAC</text:span></text:p>
        <text:p text:style-name="P8"><text:span text:style-name="T13"><text:s text:c="8"/>HAL_Delay(100);</text:span></text:p>
        <text:p text:style-name="P8"><text:span text:style-name="T13"><text:s text:c="4"/>}</text:span></text:p>
        <text:p text:style-name="P8"><text:span text:style-name="T13">}</text:span></text:p>
        <text:p text:style-name="P8"><text:span text:style-name="T13">```</text:span></text:p>
        <text:p text:style-name="P2"/>
        <text:p text:style-name="P2"/>
        <text:p text:style-name="P8"><text:span text:style-name="T4">4. Key Considerations</text:span></text:p>
        <text:p text:style-name="P8"><text:span text:style-name="T4">SPI Timing:</text:span></text:p>
        <text:p text:style-name="P8"><text:span text:style-name="T4">Ensure the SPI clock speed is compatible with your device.</text:span></text:p>
        <text:p text:style-name="P8"><text:span text:style-name="T4">I²C Addressing:</text:span></text:p>
        <text:p text:style-name="P8"><text:span text:style-name="T4">Use the correct 7-bit or 10-bit address for your I²C devices.</text:span></text:p>
        <text:p text:style-name="P8"><text:span text:style-name="T4">Error Handling:</text:span></text:p>
        <text:p text:style-name="P8"><text:span text:style-name="T4">Check for errors (e.g., timeouts, NACK) during communication.</text:span></text:p>
        <text:p text:style-name="P8"><text:span text:style-name="T4">Power and Ground:</text:span></text:p>
        <text:p text:style-name="P8"><text:span text:style-name="T4">Ensure all devices share a common ground and proper decoupling.</text:span></text:p>
        <text:p text:style-name="P8"><text:span text:style-name="T4">Would you like further help customizing this code for a specific microcontroller or device? 😊</text:span></text:p>
        <text:p text:style-name="P2"/>
        <text:p text:style-name="P2"/>
        <text:p text:style-name="P2"/>
        <text:p text:style-name="P8"><text:span text:style-name="T4">Explaining SPI vs I²C trade-offs.</text:span></text:p>
        <text:p text:style-name="P8"><text:span text:style-name="T4">Choosing between SPI and I²C depends on your system's requirements, such as speed, complexity, and the number of devices. Here’s a detailed comparison to help you understand the trade-offs:</text:span></text:p>
        <text:p text:style-name="P2"/>
        <text:p text:style-name="P2"/>
        <text:p text:style-name="P8"><text:span text:style-name="T4">1. Basics of SPI and I²C</text:span></text:p>
        <text:p text:style-name="P2"/>
        <text:p text:style-name="P8"><text:span text:style-name="T4">Feature<text:tab/><text:tab/>SPI (Serial Peripheral Interface)<text:tab/>I²C (Inter-Integrated Circuit)</text:span></text:p>
        <text:p text:style-name="P8"><text:span text:style-name="T4">Type<text:tab/><text:tab/>Full-Duplex (simultaneous TX and RX)<text:tab/>Half-Duplex (shared data line)</text:span></text:p>
        <text:p text:style-name="P8"><text:span text:style-name="T4">Wiring<text:tab/><text:tab/>4 wires minimum (MOSI, MISO, SCLK, CS)<text:tab/>2 wires (SDA, SCL)</text:span></text:p>
        <text:p text:style-name="P8"><text:span text:style-name="T4">Speed<text:tab/><text:tab/>High (tens of Mbps)<text:tab/><text:tab/><text:tab/>Moderate (standard: 100 kbps, fast: 400 kbps, high: 3.4 Mbps)</text:span></text:p>
        <text:p text:style-name="P8"><text:span text:style-name="T4">Devices <text:tab/>Supported<text:tab/><text:tab/><text:tab/><text:tab/>Limited by CS pins (practically &lt;10)<text:tab/>Up to 127 devices on a single bus</text:span></text:p>
        <text:p text:style-name="P8"><text:span text:style-name="T4">Clock Signal<text:tab/>Continuous clock<text:tab/><text:tab/><text:tab/>Clock generated only during transmission</text:span></text:p>
        <text:p text:style-name="P8"><text:soft-page-break/><text:span text:style-name="T4">Complexity<text:tab/>Simple protocol, but more wiring<text:tab/>Complex protocol, but fewer wires</text:span></text:p>
        <text:p text:style-name="P2"/>
        <text:p text:style-name="P2"/>
        <text:p text:style-name="P8"><text:span text:style-name="T4">2. Key Trade-Offs</text:span></text:p>
        <text:p text:style-name="P2"/>
        <text:p text:style-name="P8"><text:span text:style-name="T4">2.1 Speed</text:span></text:p>
        <text:p text:style-name="P2"/>
        <text:p text:style-name="P8"><text:span text:style-name="T4">SPI:</text:span></text:p>
        <text:p text:style-name="P8"><text:span text:style-name="T4">Supports much higher data rates (e.g., 10-50 Mbps or more depending on the microcontroller and slave devices).</text:span></text:p>
        <text:p text:style-name="P8"><text:span text:style-name="T4">Ideal for real-time or high-speed devices such as ADCs, DACs, or displays.</text:span></text:p>
        <text:p text:style-name="P2"/>
        <text:p text:style-name="P8"><text:span text:style-name="T4">I²C:</text:span></text:p>
        <text:p text:style-name="P8"><text:span text:style-name="T4">Slower compared to SPI (100 kHz in standard mode, 400 kHz in fast mode, up to 3.4 MHz in high-speed mode).</text:span></text:p>
        <text:p text:style-name="P8"><text:span text:style-name="T4">Suitable for low-to-moderate speed peripherals like temperature sensors, EEPROMs, or configuration ICs.</text:span></text:p>
        <text:p text:style-name="P8"><text:span text:style-name="T4">Trade-Off: Use SPI for time-critical or high-bandwidth applications. Use I²C for less time-sensitive communication.</text:span></text:p>
        <text:p text:style-name="P2"/>
        <text:p text:style-name="P8"><text:span text:style-name="T4">2.2 Wiring</text:span></text:p>
        <text:p text:style-name="P2"/>
        <text:p text:style-name="P8"><text:span text:style-name="T4">SPI:</text:span></text:p>
        <text:p text:style-name="P8"><text:span text:style-name="T4">Requires separate CS (Chip Select) lines for each slave device, which increases the number of wires as the number of devices grows.</text:span></text:p>
        <text:p text:style-name="P8"><text:span text:style-name="T4">Example: For 4 devices, you need 7 wires (MOSI, MISO, SCLK, and 4 CS lines).</text:span></text:p>
        <text:p text:style-name="P2"/>
        <text:p text:style-name="P8"><text:span text:style-name="T4">I²C:</text:span></text:p>
        <text:p text:style-name="P8"><text:span text:style-name="T4">Uses only two shared wires (SDA and SCL) for all devices on the bus, regardless of the number of devices.</text:span></text:p>
        <text:p text:style-name="P8"><text:span text:style-name="T4">Each device is addressed using a unique 7-bit or 10-bit address.</text:span></text:p>
        <text:p text:style-name="P8"><text:span text:style-name="T4">Trade-Off: Use I²C when you want to minimize wiring, especially in systems with many devices.</text:span></text:p>
        <text:p text:style-name="P2"/>
        <text:p text:style-name="P8"><text:span text:style-name="T4">2.3 Device Count</text:span></text:p>
        <text:p text:style-name="P2"/>
        <text:p text:style-name="P8"><text:span text:style-name="T4">SPI:</text:span></text:p>
        <text:p text:style-name="P8"><text:span text:style-name="T4">The number of devices is limited by the availability of GPIO pins for CS.</text:span></text:p>
        <text:p text:style-name="P8"><text:span text:style-name="T4">Practical limit: 4-10 devices per bus.</text:span></text:p>
        <text:p text:style-name="P2"/>
        <text:p text:style-name="P8"><text:span text:style-name="T4">I²C:</text:span></text:p>
        <text:p text:style-name="P8"><text:span text:style-name="T4">Supports up to 127 devices on a single bus (7-bit addressing).</text:span></text:p>
        <text:p text:style-name="P8"><text:span text:style-name="T4">More scalable in large systems.</text:span></text:p>
        <text:p text:style-name="P8"><text:span text:style-name="T4">Trade-Off: Use I²C for systems with a large number of devices. Use SPI for smaller systems with fewer devices.</text:span></text:p>
        <text:p text:style-name="P2"/>
        <text:p text:style-name="P8"><text:span text:style-name="T4">2.4 Complexity</text:span></text:p>
        <text:p text:style-name="P2"/>
        <text:p text:style-name="P8"><text:span text:style-name="T4">SPI:</text:span></text:p>
        <text:p text:style-name="P8"><text:span text:style-name="T4">Simple communication protocol (shifting data on clock edges).</text:span></text:p>
        <text:p text:style-name="P8"><text:soft-page-break/><text:span text:style-name="T4">No addressing overhead; faster setup and fewer collisions.</text:span></text:p>
        <text:p text:style-name="P2"/>
        <text:p text:style-name="P8"><text:span text:style-name="T4">I²C:</text:span></text:p>
        <text:p text:style-name="P8"><text:span text:style-name="T4">More complex protocol with start/stop conditions, acknowledgments (ACK/NACK), and device addressing.</text:span></text:p>
        <text:p text:style-name="P8"><text:span text:style-name="T4">Collision detection and arbitration are built into the protocol, which makes it robust but adds complexity.</text:span></text:p>
        <text:p text:style-name="P8"><text:span text:style-name="T4">Trade-Off: Use SPI for simplicity and speed. Use I²C for robustness in multi-device systems.</text:span></text:p>
        <text:p text:style-name="P2"/>
        <text:p text:style-name="P8"><text:span text:style-name="T4">2.5 Power Consumption</text:span></text:p>
        <text:p text:style-name="P2"/>
        <text:p text:style-name="P8"><text:span text:style-name="T4">SPI:</text:span></text:p>
        <text:p text:style-name="P8"><text:span text:style-name="T4">Continuous clock signal during communication can increase power usage.</text:span></text:p>
        <text:p text:style-name="P2"/>
        <text:p text:style-name="P8"><text:span text:style-name="T4">I²C:</text:span></text:p>
        <text:p text:style-name="P8"><text:span text:style-name="T4">Clock is only active during data transmission, making it more power-efficient in idle states.</text:span></text:p>
        <text:p text:style-name="P8"><text:span text:style-name="T4">Trade-Off: Use I²C for battery-powered or low-power applications.</text:span></text:p>
        <text:p text:style-name="P2"/>
        <text:p text:style-name="P8"><text:span text:style-name="T4">2.6 Signal Integrity</text:span></text:p>
        <text:p text:style-name="P2"/>
        <text:p text:style-name="P8"><text:span text:style-name="T4">SPI:</text:span></text:p>
        <text:p text:style-name="P8"><text:span text:style-name="T4">Point-to-point connections ensure better signal integrity.</text:span></text:p>
        <text:p text:style-name="P8"><text:span text:style-name="T4">Longer distances are possible due to fewer shared signals.</text:span></text:p>
        <text:p text:style-name="P2"/>
        <text:p text:style-name="P8"><text:span text:style-name="T4">I²C:</text:span></text:p>
        <text:p text:style-name="P8"><text:span text:style-name="T4">Shared bus can suffer from noise, especially at high speeds or over long distances.</text:span></text:p>
        <text:p text:style-name="P8"><text:span text:style-name="T4">Pull-up resistors are necessary for proper operation, and line capacitance limits bus length.</text:span></text:p>
        <text:p text:style-name="P8"><text:span text:style-name="T4">Trade-Off: Use SPI for longer distances and higher noise environments. Use I²C for short-distance communication in less noisy environments.</text:span></text:p>
        <text:p text:style-name="P2"/>
        <text:p text:style-name="P8"><text:span text:style-name="T4">2.7 Cost</text:span></text:p>
        <text:p text:style-name="P2"/>
        <text:p text:style-name="P8"><text:span text:style-name="T4">SPI:</text:span></text:p>
        <text:p text:style-name="P8"><text:span text:style-name="T4">Requires more pins and traces on the PCB, which can increase cost in complex systems.</text:span></text:p>
        <text:p text:style-name="P2"/>
        <text:p text:style-name="P8"><text:span text:style-name="T4">I²C:</text:span></text:p>
        <text:p text:style-name="P8"><text:span text:style-name="T4">Reduces PCB complexity and wiring cost with its two-wire design.</text:span></text:p>
        <text:p text:style-name="P8"><text:span text:style-name="T4">Trade-Off: Use I²C to minimize PCB cost and complexity. Use SPI if cost is less of a concern.</text:span></text:p>
        <text:p text:style-name="P2"/>
        <text:p text:style-name="P2"/>
        <text:p text:style-name="P8"><text:span text:style-name="T4">3. When to Choose SPI</text:span></text:p>
        <text:p text:style-name="P8"><text:span text:style-name="T4">High-speed communication is critical (e.g., ADCs, DACs, displays).</text:span></text:p>
        <text:p text:style-name="P8"><text:span text:style-name="T4">Point-to-point or small-scale communication.</text:span></text:p>
        <text:p text:style-name="P8"><text:span text:style-name="T4">You can afford extra GPIO pins and wiring.</text:span></text:p>
        <text:p text:style-name="P2"/>
        <text:p text:style-name="P2"><text:soft-page-break/></text:p>
        <text:p text:style-name="P8"><text:span text:style-name="T4">4. When to Choose I²C</text:span></text:p>
        <text:p text:style-name="P8"><text:span text:style-name="T4">Multiple devices need to share a common bus.</text:span></text:p>
        <text:p text:style-name="P8"><text:span text:style-name="T4">Low-power and low-speed communication (e.g., sensors, EEPROMs).</text:span></text:p>
        <text:p text:style-name="P8"><text:span text:style-name="T4">Minimal wiring is required (e.g., compact systems).</text:span></text:p>
        <text:p text:style-name="P2"/>
        <text:p text:style-name="P2"/>
        <text:p text:style-name="P8"><text:span text:style-name="T4">5. Can SPI and I²C Coexist?</text:span></text:p>
        <text:p text:style-name="P8"><text:span text:style-name="T4">Yes! Many systems use both protocols to balance trade-offs:</text:span></text:p>
        <text:p text:style-name="P2"/>
        <text:p text:style-name="P8"><text:span text:style-name="T4">Use SPI for high-speed peripherals like ADCs, DACs, or displays.</text:span></text:p>
        <text:p text:style-name="P8"><text:span text:style-name="T4">Use I²C for configuration devices, sensors, or low-speed peripherals.</text:span></text:p>
        <text:p text:style-name="P8"><text:span text:style-name="T4">Modern microcontrollers often have dedicated hardware for both SPI and I²C, allowing them to work together seamlessly.</text:span></text:p>
        <text:p text:style-name="P2"/>
        <text:p text:style-name="P2"/>
        <text:p text:style-name="P8"><text:span text:style-name="T4">6. Practical Example</text:span></text:p>
        <text:p text:style-name="P2"/>
        <text:p text:style-name="P8"><text:span text:style-name="T4">Mixed SPI and I²C System</text:span></text:p>
        <text:p text:style-name="P2"/>
        <text:p text:style-name="P8"><text:span text:style-name="T4">SPI Devices:</text:span></text:p>
        <text:p text:style-name="P8"><text:span text:style-name="T4">MCP4921 DAC (SPI): High-speed analog output.</text:span></text:p>
        <text:p text:style-name="P8"><text:span text:style-name="T4">SPI ADC: Fast data acquisition.</text:span></text:p>
        <text:p text:style-name="P2"/>
        <text:p text:style-name="P8"><text:span text:style-name="T4">I²C Devices:</text:span></text:p>
        <text:p text:style-name="P8"><text:span text:style-name="T4">MCP4728 DAC (I²C): Configuration DAC.</text:span></text:p>
        <text:p text:style-name="P8"><text:span text:style-name="T4">Temperature sensor (I²C): Low-speed data acquisition.</text:span></text:p>
        <text:p text:style-name="P2"/>
        <text:p text:style-name="P8"><text:span text:style-name="T4">Circuit Design:</text:span></text:p>
        <text:p text:style-name="P2"/>
        <text:p text:style-name="P8"><text:span text:style-name="T4">SPI: Separate MOSI, MISO, SCLK lines with dedicated CS pins for each device.</text:span></text:p>
        <text:p text:style-name="P8"><text:span text:style-name="T4">I²C: Shared SDA and SCL lines with pull-up resistors.</text:span></text:p>
        <text:p text:style-name="P2"/>
        <text:p text:style-name="P2"/>
        <text:p text:style-name="P2"/>
        <text:p text:style-name="P8"><text:span text:style-name="T4">Handling clock synchronization:</text:span></text:p>
        <text:p text:style-name="P8"><text:span text:style-name="T4">Clock synchronization is essential in embedded systems to ensure data integrity, timing accuracy, and proper communication between devices. Here's how to handle clock synchronization effectively for SPI, I²C, and systems requiring multiple devices to work together:</text:span></text:p>
        <text:p text:style-name="P2"/>
        <text:p text:style-name="P8"><text:span text:style-name="T4">1. Clock Synchronization in SPI</text:span></text:p>
        <text:p text:style-name="P8"><text:span text:style-name="T4">SPI uses a master-generated clock signal (SCLK) to synchronize data exchange with slave devices. Here's how it ensures proper timing:</text:span></text:p>
        <text:p text:style-name="P2"/>
        <text:p text:style-name="P8"><text:span text:style-name="T4">Key Factors for Synchronization</text:span></text:p>
        <text:p text:style-name="P8"><text:span text:style-name="T4">Clock Polarity and Phase (CPOL/CPHA):</text:span></text:p>
        <text:p text:style-name="P2"><text:soft-page-break/></text:p>
        <text:p text:style-name="P8"><text:span text:style-name="T4">SPI uses two settings to control the clock signal:</text:span></text:p>
        <text:p text:style-name="P8"><text:span text:style-name="T4">CPOL (Clock Polarity): Determines the idle state of the clock (high or low).</text:span></text:p>
        <text:p text:style-name="P8"><text:span text:style-name="T4">CPHA (Clock Phase): Determines whether data is sampled on the rising or falling edge.</text:span></text:p>
        <text:p text:style-name="P8"><text:span text:style-name="T4">Both master and slave devices must agree on CPOL and CPHA.</text:span></text:p>
        <text:p text:style-name="P2"/>
        <text:p text:style-name="P8"><text:span text:style-name="T4">Clock Speed:</text:span></text:p>
        <text:p text:style-name="P2"/>
        <text:p text:style-name="P8"><text:span text:style-name="T4">Ensure the clock speed (SCLK frequency) is within the operating range of all slave devices.</text:span></text:p>
        <text:p text:style-name="P8"><text:span text:style-name="T4">Some devices allow different clock speeds for read and write operations.</text:span></text:p>
        <text:p text:style-name="P2"/>
        <text:p text:style-name="P8"><text:span text:style-name="T4">Multi-Slave Systems:</text:span></text:p>
        <text:p text:style-name="P2"/>
        <text:p text:style-name="P8"><text:span text:style-name="T4">Use individual CS (Chip Select) lines to activate one slave at a time.</text:span></text:p>
        <text:p text:style-name="P8"><text:span text:style-name="T4">Ensure the active slave is ready before toggling the clock.</text:span></text:p>
        <text:p text:style-name="P2"/>
        <text:p text:style-name="P8"><text:span text:style-name="T4">Best Practices:</text:span></text:p>
        <text:p text:style-name="P8"><text:span text:style-name="T4">Match CPOL/CPHA settings between the master and all slaves.</text:span></text:p>
        <text:p text:style-name="P8"><text:span text:style-name="T4">Use interrupts or DMA to ensure the MCU handles high-speed SPI communication without data loss.</text:span></text:p>
        <text:p text:style-name="P2"/>
        <text:p text:style-name="P2"/>
        <text:p text:style-name="P8"><text:span text:style-name="T4">2. Clock Synchronization in I²C</text:span></text:p>
        <text:p text:style-name="P8"><text:span text:style-name="T4">I²C includes built-in synchronization features because the clock (SCL) is shared between the master and all slaves.</text:span></text:p>
        <text:p text:style-name="P2"/>
        <text:p text:style-name="P8"><text:span text:style-name="T4">Key Features for Synchronization:</text:span></text:p>
        <text:p text:style-name="P2"/>
        <text:p text:style-name="P8"><text:span text:style-name="T4">Clock Stretching:</text:span></text:p>
        <text:p text:style-name="P2"/>
        <text:p text:style-name="P8"><text:span text:style-name="T4">Slaves can hold the SCL line low to delay the clock and signal they need more time to process data.</text:span></text:p>
        <text:p text:style-name="P8"><text:span text:style-name="T4">The master must check the SCL line and wait for it to go high before proceeding.</text:span></text:p>
        <text:p text:style-name="P2"/>
        <text:p text:style-name="P8"><text:span text:style-name="T4">Arbitration:</text:span></text:p>
        <text:p text:style-name="P2"/>
        <text:p text:style-name="P8"><text:span text:style-name="T4">In multi-master systems, clock arbitration ensures only one master controls the clock at a time.</text:span></text:p>
        <text:p text:style-name="P8"><text:span text:style-name="T4">If multiple masters attempt to drive the bus, they back off until the bus is free.</text:span></text:p>
        <text:p text:style-name="P2"/>
        <text:p text:style-name="P8"><text:span text:style-name="T4">Pull-Up Resistors:</text:span></text:p>
        <text:p text:style-name="P2"/>
        <text:p text:style-name="P8"><text:span text:style-name="T4">Both SDA and SCL lines must have pull-up resistors to ensure proper voltage levels during idle states.</text:span></text:p>
        <text:p text:style-name="P2"/>
        <text:p text:style-name="P8"><text:span text:style-name="T4">Best Practices:</text:span></text:p>
        <text:p text:style-name="P8"><text:span text:style-name="T4">Use appropriate pull-up resistor values (e.g., 4.7 kΩ for standard mode, 2.2 kΩ for fast mode).</text:span></text:p>
        <text:p text:style-name="P8"><text:soft-page-break/><text:span text:style-name="T4">Design the I²C clock speed based on the slowest device on the bus.</text:span></text:p>
        <text:p text:style-name="P2"/>
        <text:p text:style-name="P2"/>
        <text:p text:style-name="P8"><text:span text:style-name="T4">3. Clock Synchronization in Multi-Device Systems</text:span></text:p>
        <text:p text:style-name="P8"><text:span text:style-name="T4">When multiple devices or subsystems need a shared clock, synchronization can become more complex. Here are strategies to handle it:</text:span></text:p>
        <text:p text:style-name="P2"/>
        <text:p text:style-name="P8"><text:span text:style-name="T4">3.1 Single Master Clock</text:span></text:p>
        <text:p text:style-name="P2"/>
        <text:p text:style-name="P8"><text:span text:style-name="T4">Description:</text:span></text:p>
        <text:p text:style-name="P8"><text:span text:style-name="T4">Use a single clock generator (e.g., a crystal oscillator or clock IC) as the master clock for the entire system.</text:span></text:p>
        <text:p text:style-name="P8"><text:span text:style-name="T4">Distribute the clock signal to all devices.</text:span></text:p>
        <text:p text:style-name="P2"/>
        <text:p text:style-name="P8"><text:span text:style-name="T4">Applications:</text:span></text:p>
        <text:p text:style-name="P8"><text:span text:style-name="T4">Systems requiring precise timing, such as ADCs/DACs, FPGAs, or synchronized processors.</text:span></text:p>
        <text:p text:style-name="P2"/>
        <text:p text:style-name="P8"><text:span text:style-name="T4">3.2 Clock Tree Distribution</text:span></text:p>
        <text:p text:style-name="P8"><text:span text:style-name="T4">Description:</text:span></text:p>
        <text:p text:style-name="P8"><text:span text:style-name="T4">Use clock buffers or clock distribution ICs (e.g., CDCLVD1212, LMK00304) to distribute the master clock to multiple devices.</text:span></text:p>
        <text:p text:style-name="P8"><text:span text:style-name="T4">Ensures low jitter and minimal skew between devices.</text:span></text:p>
        <text:p text:style-name="P2"/>
        <text:p text:style-name="P8"><text:span text:style-name="T4">Applications:</text:span></text:p>
        <text:p text:style-name="P8"><text:span text:style-name="T4">Multi-board systems with shared clock requirements.</text:span></text:p>
        <text:p text:style-name="P2"/>
        <text:p text:style-name="P8"><text:span text:style-name="T4">3.3 Daisy-Chained Clock</text:span></text:p>
        <text:p text:style-name="P8"><text:span text:style-name="T4">Description:</text:span></text:p>
        <text:p text:style-name="P8"><text:span text:style-name="T4">Each device receives the clock from the previous device and forwards it to the next.</text:span></text:p>
        <text:p text:style-name="P8"><text:span text:style-name="T4">Can introduce jitter, so it's less suitable for high-frequency systems.</text:span></text:p>
        <text:p text:style-name="P2"/>
        <text:p text:style-name="P8"><text:span text:style-name="T4">3.4 Local Oscillators with Synchronization</text:span></text:p>
        <text:p text:style-name="P2"/>
        <text:p text:style-name="P8"><text:span text:style-name="T4">Description:</text:span></text:p>
        <text:p text:style-name="P8"><text:span text:style-name="T4">Each device has its own local oscillator but uses a reference clock or periodic sync pulse to align its timing.</text:span></text:p>
        <text:p text:style-name="P8"><text:span text:style-name="T4">Use PLLs (Phase-Locked Loops) to lock onto the reference signal.</text:span></text:p>
        <text:p text:style-name="P2"/>
        <text:p text:style-name="P8"><text:span text:style-name="T4">Applications:</text:span></text:p>
        <text:p text:style-name="P8"><text:span text:style-name="T4">Distributed systems with independent processing units.</text:span></text:p>
        <text:p text:style-name="P2"/>
        <text:p text:style-name="P2"/>
        <text:p text:style-name="P8"><text:span text:style-name="T4">4. Synchronization Challenges</text:span></text:p>
        <text:p text:style-name="P2"/>
        <text:p text:style-name="P8"><text:span text:style-name="T4">4.1 Skew and Jitter</text:span></text:p>
        <text:p text:style-name="P8"><text:span text:style-name="T4">Skew: Differences in clock arrival times between devices.</text:span></text:p>
        <text:p text:style-name="P8"><text:soft-page-break/><text:span text:style-name="T4">Minimize by using equal-length traces for clock signals.</text:span></text:p>
        <text:p text:style-name="P8"><text:span text:style-name="T4">Jitter: Variations in the clock period.</text:span></text:p>
        <text:p text:style-name="P8"><text:span text:style-name="T4">Use low-jitter clock sources and proper power supply decoupling.</text:span></text:p>
        <text:p text:style-name="P2"/>
        <text:p text:style-name="P8"><text:span text:style-name="T4">4.2 Clock Speed Mismatch</text:span></text:p>
        <text:p text:style-name="P8"><text:span text:style-name="T4">Devices with different clock speed capabilities may require additional synchronization logic (e.g., FIFOs or dual-clock domains).</text:span></text:p>
        <text:p text:style-name="P2"/>
        <text:p text:style-name="P8"><text:span text:style-name="T4">4.3 Noise and Crosstalk</text:span></text:p>
        <text:p text:style-name="P8"><text:span text:style-name="T4">Shield clock lines or use differential signaling (e.g., LVDS) to reduce noise in high-speed systems.</text:span></text:p>
        <text:p text:style-name="P2"/>
        <text:p text:style-name="P2"/>
        <text:p text:style-name="P8"><text:span text:style-name="T4">5. Example Clock Synchronization Techniques</text:span></text:p>
        <text:p text:style-name="P2"/>
        <text:p text:style-name="P8"><text:span text:style-name="T4">5.1 SPI Example</text:span></text:p>
        <text:p text:style-name="P8"><text:span text:style-name="T4">Use a crystal oscillator to drive the SPI clock:</text:span></text:p>
        <text:p text:style-name="P2"/>
        <text:p text:style-name="P8"><text:span text:style-name="T4">```c</text:span></text:p>
        <text:p text:style-name="P8"><text:span text:style-name="T4">SPI_HandleTypeDef hspi1;</text:span></text:p>
        <text:p text:style-name="P2"/>
        <text:p text:style-name="P8"><text:span text:style-name="T4">void SPI_Init() {</text:span></text:p>
        <text:p text:style-name="P8"><text:span text:style-name="T4"><text:s text:c="4"/>hspi1.Instance = SPI1;</text:span></text:p>
        <text:p text:style-name="P8"><text:span text:style-name="T4"><text:s text:c="4"/>hspi1.Init.Mode = SPI_MODE_MASTER;</text:span></text:p>
        <text:p text:style-name="P8"><text:span text:style-name="T4"><text:s text:c="4"/>hspi1.Init.Direction = SPI_DIRECTION_2LINES;</text:span></text:p>
        <text:p text:style-name="P8"><text:span text:style-name="T4"><text:s text:c="4"/>hspi1.Init.DataSize = SPI_DATASIZE_8BIT;</text:span></text:p>
        <text:p text:style-name="P8"><text:span text:style-name="T4"><text:s text:c="4"/>hspi1.Init.CLKPolarity = SPI_POLARITY_LOW;</text:span></text:p>
        <text:p text:style-name="P8"><text:span text:style-name="T4"><text:s text:c="4"/>hspi1.Init.CLKPhase = SPI_PHASE_1EDGE;</text:span></text:p>
        <text:p text:style-name="P8"><text:span text:style-name="T4"><text:s text:c="4"/>hspi1.Init.BaudRatePrescaler = SPI_BAUDRATEPRESCALER_16; // Match device specs</text:span></text:p>
        <text:p text:style-name="P8"><text:span text:style-name="T4"><text:s text:c="4"/>hspi1.Init.FirstBit = SPI_FIRSTBIT_MSB;</text:span></text:p>
        <text:p text:style-name="P8"><text:span text:style-name="T4"><text:s text:c="4"/>HAL_SPI_Init(&amp;hspi1);</text:span></text:p>
        <text:p text:style-name="P8"><text:span text:style-name="T4">}</text:span></text:p>
        <text:p text:style-name="P8"><text:span text:style-name="T4">```</text:span></text:p>
        <text:p text:style-name="P2"/>
        <text:p text:style-name="P2"/>
        <text:p text:style-name="P8"><text:span text:style-name="T4">5.2 I²C Example</text:span></text:p>
        <text:p text:style-name="P8"><text:span text:style-name="T4">Clock stretching in I²C ensures synchronization:</text:span></text:p>
        <text:p text:style-name="P2"/>
        <text:p text:style-name="P8"><text:span text:style-name="T4">```c</text:span></text:p>
        <text:p text:style-name="P8"><text:span text:style-name="T4">HAL_I2C_Master_Transmit(&amp;hi2c1, (device_address &lt;&lt; 1), data, length, HAL_MAX_DELAY);</text:span></text:p>
        <text:p text:style-name="P8"><text:span text:style-name="T4">```</text:span></text:p>
        <text:p text:style-name="P2"/>
        <text:p text:style-name="P8"><text:span text:style-name="T4">If the slave stretches the clock, the MCU waits automatically for the SCL line to be released.</text:span></text:p>
        <text:p text:style-name="P2"/>
        <text:p text:style-name="P8"><text:soft-page-break/><text:span text:style-name="T4">5.3 Clock Distribution Example</text:span></text:p>
        <text:p text:style-name="P8"><text:span text:style-name="T4">Use a clock IC (e.g., Si5351) to distribute synchronized clock signals:</text:span></text:p>
        <text:p text:style-name="P2"/>
        <text:p text:style-name="P8"><text:span text:style-name="T4">Generate multiple clock outputs from a single source.</text:span></text:p>
        <text:p text:style-name="P8"><text:span text:style-name="T4">Configure the IC via I²C or SPI for desired frequencies.</text:span></text:p>
        <text:p text:style-name="P2"/>
        <text:p text:style-name="P2"/>
        <text:p text:style-name="P8"><text:span text:style-name="T4">6. Recommendations</text:span></text:p>
        <text:p text:style-name="P2"/>
        <text:p text:style-name="P8"><text:span text:style-name="T4">Single-Board Systems:</text:span></text:p>
        <text:p text:style-name="P2"/>
        <text:p text:style-name="P8"><text:span text:style-name="T4">Use a single master clock and distribute it directly or via a clock buffer.</text:span></text:p>
        <text:p text:style-name="P2"/>
        <text:p text:style-name="P8"><text:span text:style-name="T4">Multi-Board Systems:</text:span></text:p>
        <text:p text:style-name="P2"/>
        <text:p text:style-name="P8"><text:span text:style-name="T4">Use a backplane with clock distribution ICs or PLLs on each board.</text:span></text:p>
        <text:p text:style-name="P2"/>
        <text:p text:style-name="P8"><text:span text:style-name="T4">Mixed Protocols (SPI and I²C):</text:span></text:p>
        <text:p text:style-name="P2"/>
        <text:p text:style-name="P8"><text:span text:style-name="T4">Synchronize SPI devices with the SCLK signal.</text:span></text:p>
        <text:p text:style-name="P8"><text:span text:style-name="T4">Synchronize I²C devices using clock stretching or periodic synchronization commands.</text:span></text:p>
        <text:p text:style-name="P2"/>
        <text:p text:style-name="P2"/>
        <text:p text:style-name="P2"/>
        <text:p text:style-name="P8"><text:span text:style-name="T4">1. Clock Synchronization Scheme Design</text:span></text:p>
        <text:p text:style-name="P2"/>
        <text:p text:style-name="P8"><text:span text:style-name="T4">1.1 Understanding Your System</text:span></text:p>
        <text:p text:style-name="P2"/>
        <text:p text:style-name="P8"><text:span text:style-name="T4">Our system uses:</text:span></text:p>
        <text:p text:style-name="P2"/>
        <text:p text:style-name="P8"><text:span text:style-name="T4">Analog fuzzy logic gates connected via daughterboards.</text:span></text:p>
        <text:p text:style-name="P8"><text:span text:style-name="T4">Communication and control layers managed by a digital MCU or FPGA.</text:span></text:p>
        <text:p text:style-name="P8"><text:span text:style-name="T4">SPI and I²C communication for DAC/ADC and peripheral control.</text:span></text:p>
        <text:p text:style-name="P2"/>
        <text:p text:style-name="P8"><text:span text:style-name="T4">Synchronization Requirements:</text:span></text:p>
        <text:p text:style-name="P2"/>
        <text:p text:style-name="P8"><text:span text:style-name="T4">All daughterboards need a shared, stable clock for their logic gates, SPI/I²C communication, and data coordination.</text:span></text:p>
        <text:p text:style-name="P8"><text:span text:style-name="T4">The motherboard needs to distribute the clock efficiently across all boards.</text:span></text:p>
        <text:p text:style-name="P8"><text:span text:style-name="T4">1.2 Proposed Synchronization Scheme</text:span></text:p>
        <text:p text:style-name="P2"/>
        <text:p text:style-name="P8"><text:span text:style-name="T4">Master Clock Generator:</text:span></text:p>
        <text:p text:style-name="P2"/>
        <text:p text:style-name="P8"><text:soft-page-break/><text:span text:style-name="T4">Use a central clock generator IC (e.g., Si5351) on the motherboard to produce the system clock.</text:span></text:p>
        <text:p text:style-name="P2"/>
        <text:p text:style-name="P8"><text:span text:style-name="T4">The master clock provides:</text:span></text:p>
        <text:p text:style-name="P8"><text:span text:style-name="T4">SPI Clock (SCLK) for SPI devices.</text:span></text:p>
        <text:p text:style-name="P8"><text:span text:style-name="T4">Reference Clock for analog fuzzy logic synchronization.</text:span></text:p>
        <text:p text:style-name="P8"><text:span text:style-name="T4">I²C Bus Clock (SCL) for I²C devices.</text:span></text:p>
        <text:p text:style-name="P2"/>
        <text:p text:style-name="P8"><text:span text:style-name="T4">Clock Distribution:</text:span></text:p>
        <text:p text:style-name="P2"/>
        <text:p text:style-name="P8"><text:span text:style-name="T4">Clock Tree Topology:</text:span></text:p>
        <text:p text:style-name="P2"/>
        <text:p text:style-name="P8"><text:span text:style-name="T4">Use clock distribution ICs (e.g., CDCLVD1212) to split the master clock into multiple low-skew branches for daughterboards.</text:span></text:p>
        <text:p text:style-name="P8"><text:span text:style-name="T4">Each branch carries the same clock signal to all connected daughterboards.</text:span></text:p>
        <text:p text:style-name="P2"/>
        <text:p text:style-name="P8"><text:span text:style-name="T4">Buffering:</text:span></text:p>
        <text:p text:style-name="P2"/>
        <text:p text:style-name="P8"><text:span text:style-name="T4">Place a clock buffer (e.g., LMK00304) near each daughterboard connector to ensure signal integrity and minimize skew.</text:span></text:p>
        <text:p text:style-name="P2"/>
        <text:p text:style-name="P8"><text:span text:style-name="T4">Daughterboard Synchronization:</text:span></text:p>
        <text:p text:style-name="P2"/>
        <text:p text:style-name="P8"><text:span text:style-name="T4">Each daughterboard receives the clock from the motherboard and uses it to synchronize its local components (e.g., VCAs, DACs, ADCs).</text:span></text:p>
        <text:p text:style-name="P2"/>
        <text:p text:style-name="P8"><text:span text:style-name="T4">Multi-Board Communication:</text:span></text:p>
        <text:p text:style-name="P2"/>
        <text:p text:style-name="P8"><text:span text:style-name="T4">Use SPI or I²C for control signals, synchronized with the clock.</text:span></text:p>
        <text:p text:style-name="P2"/>
        <text:p text:style-name="P2"/>
        <text:p text:style-name="P8"><text:span text:style-name="T4">1.3 Circuit Design Example</text:span></text:p>
        <text:p text:style-name="P2"/>
        <text:p text:style-name="P8"><text:span text:style-name="T4">Motherboard:</text:span></text:p>
        <text:p text:style-name="P2"/>
        <text:p text:style-name="P8"><text:span text:style-name="T4">Clock Generator (e.g., Si5351) outputs a 12 MHz clock.</text:span></text:p>
        <text:p text:style-name="P8"><text:span text:style-name="T4">Clock Distribution IC (e.g., CDCLVD1212) splits the signal into 8 outputs.</text:span></text:p>
        <text:p text:style-name="P8"><text:span text:style-name="T4">Outputs routed to daughterboard connectors via traces.</text:span></text:p>
        <text:p text:style-name="P2"/>
        <text:p text:style-name="P8"><text:span text:style-name="T4">Daughterboard:</text:span></text:p>
        <text:p text:style-name="P2"/>
        <text:p text:style-name="P8"><text:span text:style-name="T4">Local PLL or clock buffer (e.g., CDCE913) generates specific clock frequencies for analog and digital components.</text:span></text:p>
        <text:p text:style-name="P2"/>
        <text:p text:style-name="P2"/>
        <text:p text:style-name="P8"><text:span text:style-name="T4">2. Choosing Clock ICs</text:span></text:p>
        <text:p text:style-name="P2"/>
        <text:p text:style-name="P8"><text:soft-page-break/><text:span text:style-name="T4">2.1 Master Clock Generator</text:span></text:p>
        <text:p text:style-name="P8"><text:span text:style-name="T4">Si5351:</text:span></text:p>
        <text:p text:style-name="P2"/>
        <text:p text:style-name="P8"><text:span text:style-name="T4">Key Features:</text:span></text:p>
        <text:p text:style-name="P8"><text:span text:style-name="T4">Programmable clock generator with 3 independent outputs.</text:span></text:p>
        <text:p text:style-name="P8"><text:span text:style-name="T4">Generates frequencies from 8 kHz to 160 MHz.</text:span></text:p>
        <text:p text:style-name="P8"><text:span text:style-name="T4">Controlled via I²C.</text:span></text:p>
        <text:p text:style-name="P2"/>
        <text:p text:style-name="P8"><text:span text:style-name="T4">Why Si5351?</text:span></text:p>
        <text:p text:style-name="P8"><text:span text:style-name="T4">Cost-effective, compact, and versatile.</text:span></text:p>
        <text:p text:style-name="P8"><text:span text:style-name="T4">Can generate clock signals for SPI, I²C, and fuzzy logic circuits.</text:span></text:p>
        <text:p text:style-name="P8"><text:span text:style-name="T4">Power: 3.3V supply.</text:span></text:p>
        <text:p text:style-name="P2"/>
        <text:p text:style-name="P8"><text:span text:style-name="T4">Alternatives:</text:span></text:p>
        <text:p text:style-name="P2"/>
        <text:p text:style-name="P8"><text:span text:style-name="T4">Si570: Higher precision but more expensive.</text:span></text:p>
        <text:p text:style-name="P8"><text:span text:style-name="T4">LTC6900: Simplistic clock source for fixed frequencies.</text:span></text:p>
        <text:p text:style-name="P2"/>
        <text:p text:style-name="P8"><text:span text:style-name="T4">2.2 Clock Distribution IC</text:span></text:p>
        <text:p text:style-name="P8"><text:span text:style-name="T4">CDCLVD1212:</text:span></text:p>
        <text:p text:style-name="P2"/>
        <text:p text:style-name="P8"><text:span text:style-name="T4">Key Features:</text:span></text:p>
        <text:p text:style-name="P8"><text:span text:style-name="T4">12-output clock distribution chip with low skew.</text:span></text:p>
        <text:p text:style-name="P8"><text:span text:style-name="T4">Differential or single-ended clock outputs.</text:span></text:p>
        <text:p text:style-name="P2"/>
        <text:p text:style-name="P8"><text:span text:style-name="T4">Why CDCLVD1212?</text:span></text:p>
        <text:p text:style-name="P8"><text:span text:style-name="T4">Perfect for distributing a single clock signal to multiple daughterboards.</text:span></text:p>
        <text:p text:style-name="P8"><text:span text:style-name="T4">Ensures minimal timing skew across all branches.</text:span></text:p>
        <text:p text:style-name="P8"><text:span text:style-name="T4">Power: 3.3V or 2.5V supply.</text:span></text:p>
        <text:p text:style-name="P2"/>
        <text:p text:style-name="P8"><text:span text:style-name="T4">Alternatives:</text:span></text:p>
        <text:p text:style-name="P2"/>
        <text:p text:style-name="P8"><text:span text:style-name="T4">LMK00304: Low-jitter, quad-output clock buffer.</text:span></text:p>
        <text:p text:style-name="P8"><text:span text:style-name="T4">CDCLVP1208: High-performance, 8-output clock driver.</text:span></text:p>
        <text:p text:style-name="P2"/>
        <text:p text:style-name="P8"><text:span text:style-name="T4">2.3 Daughterboard Clock Buffer</text:span></text:p>
        <text:p text:style-name="P8"><text:span text:style-name="T4">CDCE913:</text:span></text:p>
        <text:p text:style-name="P2"/>
        <text:p text:style-name="P8"><text:span text:style-name="T4">Key Features:</text:span></text:p>
        <text:p text:style-name="P8"><text:span text:style-name="T4">Programmable PLL for generating local clock frequencies.</text:span></text:p>
        <text:p text:style-name="P8"><text:span text:style-name="T4">Low jitter and easy configuration via I²C.</text:span></text:p>
        <text:p text:style-name="P2"/>
        <text:p text:style-name="P8"><text:soft-page-break/><text:span text:style-name="T4">Why CDCE913?</text:span></text:p>
        <text:p text:style-name="P8"><text:span text:style-name="T4">Useful for daughterboards requiring specific local frequencies.</text:span></text:p>
        <text:p text:style-name="P8"><text:span text:style-name="T4">Can regenerate the master clock for improved signal integrity.</text:span></text:p>
        <text:p text:style-name="P8"><text:span text:style-name="T4">Power: 3.3V supply.</text:span></text:p>
        <text:p text:style-name="P2"/>
        <text:p text:style-name="P8"><text:span text:style-name="T4">Alternatives:</text:span></text:p>
        <text:p text:style-name="P2"/>
        <text:p text:style-name="P8"><text:span text:style-name="T4">ICS511: Fixed-frequency PLL multiplier.</text:span></text:p>
        <text:p text:style-name="P8"><text:span text:style-name="T4">ADCLK944: Ultra-low-jitter clock buffer.</text:span></text:p>
        <text:p text:style-name="P2"/>
        <text:p text:style-name="P8"><text:span text:style-name="T4">3. Implementation Steps</text:span></text:p>
        <text:p text:style-name="P2"/>
        <text:p text:style-name="P8"><text:span text:style-name="T4">Motherboard:</text:span></text:p>
        <text:p text:style-name="P2"/>
        <text:p text:style-name="P8"><text:span text:style-name="T4">Place the Si5351 as the clock generator.</text:span></text:p>
        <text:p text:style-name="P8"><text:span text:style-name="T4">Use the CDCLVD1212 to split the clock signal into multiple outputs.</text:span></text:p>
        <text:p text:style-name="P8"><text:span text:style-name="T4">Route clock signals to the daughterboard connectors using equal-length traces.</text:span></text:p>
        <text:p text:style-name="P2"/>
        <text:p text:style-name="P8"><text:span text:style-name="T4">Daughterboards:</text:span></text:p>
        <text:p text:style-name="P2"/>
        <text:p text:style-name="P8"><text:span text:style-name="T4">Place a CDCE913 to buffer and regenerate the clock.</text:span></text:p>
        <text:p text:style-name="P8"><text:span text:style-name="T4">Use this clock to drive SPI, I²C, and analog components locally.</text:span></text:p>
        <text:p text:style-name="P2"/>
        <text:p text:style-name="P8"><text:span text:style-name="T4">Power Decoupling:</text:span></text:p>
        <text:p text:style-name="P2"/>
        <text:p text:style-name="P8"><text:span text:style-name="T4">Add decoupling capacitors (0.1 µF and 10 µF) near each clock IC to ensure clean power.</text:span></text:p>
        <text:p text:style-name="P2"/>
        <text:p text:style-name="P2"/>
        <text:p text:style-name="P8"><text:span text:style-name="T4">4. Advantages of This Scheme</text:span></text:p>
        <text:p text:style-name="P8"><text:span text:style-name="T4">Low Jitter: Ensures reliable operation for high-speed SPI and sensitive analog circuits.</text:span></text:p>
        <text:p text:style-name="P8"><text:span text:style-name="T4">Scalability: Add more daughterboards by expanding the clock tree.</text:span></text:p>
        <text:p text:style-name="P8"><text:span text:style-name="T4">Flexibility: Use PLLs on daughterboards to generate specific local frequencies as needed.</text:span></text:p>
        <text:p text:style-name="P8"><text:span text:style-name="T4">Next Steps</text:span></text:p>
        <text:p text:style-name="P8"><text:span text:style-name="T4">Would you like:</text:span></text:p>
        <text:p text:style-name="P2"/>
        <text:p text:style-name="P8"><text:span text:style-name="T4">A schematic diagram for the motherboard clock tree design?</text:span></text:p>
        <text:p text:style-name="P8"><text:span text:style-name="T4">Firmware examples for configuring the Si5351 or CDCE913 via I²C?</text:span></text:p>
        <text:p text:style-name="P2"/>
        <text:p text:style-name="P2"/>
        <text:p text:style-name="P2"/>
        <text:p text:style-name="P8"><text:span text:style-name="T4">Create schematic for clock distribution.</text:span></text:p>
        <text:p text:style-name="P2"/>
        <text:p text:style-name="P8"><text:soft-page-break/><text:span text:style-name="T4">Generate firmware for clock synchronization.</text:span></text:p>
        <text:p text:style-name="P2"/>
        <text:p text:style-name="P2"/>
        <text:p text:style-name="P2"/>
        <text:p text:style-name="P8"><text:span text:style-name="T4">Schematic for clock distribution.</text:span></text:p>
        <text:p text:style-name="P2"/>
        <text:p text:style-name="P8"><text:span text:style-name="T4">```python</text:span></text:p>
        <text:p text:style-name="P8"><text:span text:style-name="T4"># Drawing a schematic for the clock distribution system using Si5351 as the clock generator</text:span></text:p>
        <text:p text:style-name="P8"><text:span text:style-name="T4"># and CDCLVD1212 as the clock distribution IC.</text:span></text:p>
        <text:p text:style-name="P2"/>
        <text:p text:style-name="P8"><text:span text:style-name="T4">import matplotlib.pyplot as plt</text:span></text:p>
        <text:p text:style-name="P8"><text:span text:style-name="T4">import matplotlib.patches as patches</text:span></text:p>
        <text:p text:style-name="P2"/>
        <text:p text:style-name="P8"><text:span text:style-name="T4"># Initialize the figure</text:span></text:p>
        <text:p text:style-name="P8"><text:span text:style-name="T4">fig, ax = plt.subplots(figsize=(12, 8))</text:span></text:p>
        <text:p text:style-name="P2"/>
        <text:p text:style-name="P8"><text:span text:style-name="T4"># Si5351 Clock Generator</text:span></text:p>
        <text:p text:style-name="P8"><text:span text:style-name="T4">ax.add_patch(patches.Rectangle((2, 6), 2, 1, edgecolor='black', facecolor='lightblue', lw=1))</text:span></text:p>
        <text:p text:style-name="P8"><text:span text:style-name="T4">ax.text(3, 6.5, "Si5351\nClock Generator", ha='center', va='center', fontsize=10)</text:span></text:p>
        <text:p text:style-name="P2"/>
        <text:p text:style-name="P8"><text:span text:style-name="T4"># Outputs from Si5351</text:span></text:p>
        <text:p text:style-name="P8"><text:span text:style-name="T4">for i in range(3):</text:span></text:p>
        <text:p text:style-name="P8"><text:span text:style-name="T4"><text:s text:c="4"/>ax.arrow(4, 6.5 - i * 0.3, 1.5, 0, head_width=0.1, head_length=0.2, fc='black', ec='black')</text:span></text:p>
        <text:p text:style-name="P8"><text:span text:style-name="T4"><text:s text:c="4"/>ax.text(4.1, 6.5 - i * 0.3, f"Clk{i+1}", ha='left', va='center', fontsize=8)</text:span></text:p>
        <text:p text:style-name="P2"/>
        <text:p text:style-name="P8"><text:span text:style-name="T4"># CDCLVD1212 Clock Distribution IC</text:span></text:p>
        <text:p text:style-name="P8"><text:span text:style-name="T4">ax.add_patch(patches.Rectangle((6, 5.5), 3, 1.5, edgecolor='black', facecolor='lightgreen', lw=1))</text:span></text:p>
        <text:p text:style-name="P8"><text:span text:style-name="T4">ax.text(7.5, 6.25, "CDCLVD1212\nClock Distribution", ha='center', va='center', fontsize=10)</text:span></text:p>
        <text:p text:style-name="P2"/>
        <text:p text:style-name="P8"><text:span text:style-name="T4"># Outputs from CDCLVD1212 to daughterboards</text:span></text:p>
        <text:p text:style-name="P8"><text:span text:style-name="T4">for i in range(8):</text:span></text:p>
        <text:p text:style-name="P8"><text:span text:style-name="T4"><text:s text:c="4"/>y = 5.5 - i * 0.6</text:span></text:p>
        <text:p text:style-name="P8"><text:span text:style-name="T4"><text:s text:c="4"/>ax.arrow(9, y + 0.75, 2, 0, head_width=0.1, head_length=0.2, fc='black', ec='black')</text:span></text:p>
        <text:p text:style-name="P8"><text:span text:style-name="T4"><text:s text:c="4"/>ax.text(11.2, y + 0.75, f"Daughterboard {i+1}", ha='left', va='center', fontsize=8)</text:span></text:p>
        <text:p text:style-name="P2"/>
        <text:p text:style-name="P8"><text:span text:style-name="T4"># Power connections</text:span></text:p>
        <text:p text:style-name="P8"><text:span text:style-name="T4">ax.text(2.5, 6.9, "+3.3V", ha='center', va='center', fontsize=8)</text:span></text:p>
        <text:p text:style-name="P8"><text:span text:style-name="T4">ax.text(6.5, 7.0, "+3.3V", ha='center', va='center', fontsize=8)</text:span></text:p>
        <text:p text:style-name="P8"><text:span text:style-name="T4">ax.text(2.5, 5.9, "GND", ha='center', va='center', fontsize=8)</text:span></text:p>
        <text:p text:style-name="P8"><text:span text:style-name="T4">ax.text(6.5, 5.8, "GND", ha='center', va='center', fontsize=8)</text:span></text:p>
        <text:p text:style-name="P2"/>
        <text:p text:style-name="P8"><text:span text:style-name="T4"># Notes for pull-up resistors and decoupling caps</text:span></text:p>
        <text:p text:style-name="P8"><text:soft-page-break/><text:span text:style-name="T4">ax.text(2, 7.5, "Pull-up resistors on I2C lines (4.7kΩ)", fontsize=8, color="gray")</text:span></text:p>
        <text:p text:style-name="P8"><text:span text:style-name="T4">ax.text(6, 7.5, "Decoupling capacitors near each IC (0.1µF, 10µF)", fontsize=8, color="gray")</text:span></text:p>
        <text:p text:style-name="P2"/>
        <text:p text:style-name="P8"><text:span text:style-name="T4"># Set plot limits and hide axes</text:span></text:p>
        <text:p text:style-name="P8"><text:span text:style-name="T4">ax.set_xlim(0, 12)</text:span></text:p>
        <text:p text:style-name="P8"><text:span text:style-name="T4">ax.set_ylim(4, 8)</text:span></text:p>
        <text:p text:style-name="P8"><text:span text:style-name="T4">ax.axis('off')</text:span></text:p>
        <text:p text:style-name="P2"/>
        <text:p text:style-name="P8"><text:span text:style-name="T4"># Display the schematic</text:span></text:p>
        <text:p text:style-name="P8"><text:span text:style-name="T4">plt.title("Clock Distribution Schematic: Si5351 and CDCLVD1212", fontsize=12)</text:span></text:p>
        <text:p text:style-name="P8"><text:span text:style-name="T4">plt.show()</text:span></text:p>
        <text:p text:style-name="P8"><text:span text:style-name="T4">```</text:span></text:p>
        <text:p text:style-name="P2"/>
        <text:p text:style-name="P2"/>
        <text:p text:style-name="P8"><text:span text:style-name="T4">Clock Distribution Schematic Description</text:span></text:p>
        <text:p text:style-name="P8"><text:span text:style-name="T4">Components:</text:span></text:p>
        <text:p text:style-name="P8"><text:span text:style-name="T4">Clock Generator:</text:span></text:p>
        <text:p text:style-name="P8"><text:span text:style-name="T4">Si5351 (3 clock outputs, configurable via I²C).</text:span></text:p>
        <text:p text:style-name="P8"><text:span text:style-name="T4">Clock Distribution IC:</text:span></text:p>
        <text:p text:style-name="P8"><text:span text:style-name="T4">CDCLVD1212 (12-output, low-skew clock distribution chip).</text:span></text:p>
        <text:p text:style-name="P8"><text:span text:style-name="T4">Power and Decoupling:</text:span></text:p>
        <text:p text:style-name="P8"><text:span text:style-name="T4">Provide 3.3V power with decoupling capacitors (0.1 µF and 10 µF near each IC).</text:span></text:p>
        <text:p text:style-name="P8"><text:span text:style-name="T4">Connections:</text:span></text:p>
        <text:p text:style-name="P8"><text:span text:style-name="T4">Si5351 Outputs:</text:span></text:p>
        <text:p text:style-name="P8"><text:span text:style-name="T4">Connect 3 clock outputs from the Si5351 to the inputs of the CDCLVD1212.</text:span></text:p>
        <text:p text:style-name="P8"><text:span text:style-name="T4">Clock Outputs:</text:span></text:p>
        <text:p text:style-name="P8"><text:span text:style-name="T4">Distribute the outputs from the CDCLVD1212 to the daughterboards.</text:span></text:p>
        <text:p text:style-name="P8"><text:span text:style-name="T4">Label each output to correspond with its target daughterboard.</text:span></text:p>
        <text:p text:style-name="P8"><text:span text:style-name="T4">Additional Notes:</text:span></text:p>
        <text:p text:style-name="P8"><text:span text:style-name="T4">Add pull-up resistors (e.g., 4.7 kΩ) on the I²C lines for the Si5351.</text:span></text:p>
        <text:p text:style-name="P8"><text:span text:style-name="T4">Use equal-length traces for the clock signals to minimize skew.</text:span></text:p>
        <text:p text:style-name="P2"/>
        <text:p text:style-name="P2"/>
        <text:p text:style-name="P2"/>
        <text:p text:style-name="P2"/>
        <text:p text:style-name="P2"/>
        <text:p text:style-name="P2"/>
        <text:p text:style-name="P2"/>
        <text:p text:style-name="P8"><text:span text:style-name="T4">Can SPI and I²C work together?</text:span></text:p>
        <text:p text:style-name="P8"><text:span text:style-name="T4">ChatGPT said:</text:span></text:p>
        <text:p text:style-name="P8"><text:span text:style-name="T4">ChatGPT</text:span></text:p>
        <text:p text:style-name="P8"><text:span text:style-name="T4">Yes, SPI and I²C can work together in the same system, and it's a common design choice in embedded systems. Each protocol operates independently, and they can coexist without interference as long as they are properly configured and managed by the microcontroller. Here’s how it works:</text:span></text:p>
        <text:p text:style-name="P2"><text:soft-page-break/></text:p>
        <text:p text:style-name="P8"><text:span text:style-name="T4">1. Key Differences Between SPI and I²C</text:span></text:p>
        <text:p text:style-name="P8"><text:span text:style-name="T4">Feature<text:tab/>SPI<text:tab/>I²C</text:span></text:p>
        <text:p text:style-name="P8"><text:span text:style-name="T4">Type<text:tab/>Full-Duplex<text:tab/>Half-Duplex</text:span></text:p>
        <text:p text:style-name="P8"><text:span text:style-name="T4">Speed<text:tab/>Faster (up to 50 Mbps or more)<text:tab/>Slower (up to 3.4 Mbps)</text:span></text:p>
        <text:p text:style-name="P8"><text:span text:style-name="T4">Wiring<text:tab/>4 Wires (MOSI, MISO, SCLK, CS)<text:tab/>2 Wires (SDA, SCL)</text:span></text:p>
        <text:p text:style-name="P8"><text:span text:style-name="T4">Device Count<text:tab/>Unlimited (practical limit based on pins for CS)<text:tab/>Limited (7-bit/10-bit address)</text:span></text:p>
        <text:p text:style-name="P8"><text:span text:style-name="T4">Complexity<text:tab/>Requires more lines for each device<text:tab/>Simpler, shared bus</text:span></text:p>
        <text:p text:style-name="P8"><text:span text:style-name="T4">2. When to Use Both Together</text:span></text:p>
        <text:p text:style-name="P8"><text:span text:style-name="T4">Device Mix:</text:span></text:p>
        <text:p text:style-name="P2"/>
        <text:p text:style-name="P8"><text:span text:style-name="T4">Some peripherals support SPI (e.g., fast DACs, ADCs, sensors), while others support I²C (e.g., EEPROMs, temperature sensors, or slower DACs).</text:span></text:p>
        <text:p text:style-name="P8"><text:span text:style-name="T4">Using both protocols allows you to connect a wider variety of devices.</text:span></text:p>
        <text:p text:style-name="P8"><text:span text:style-name="T4">Bandwidth Optimization:</text:span></text:p>
        <text:p text:style-name="P2"/>
        <text:p text:style-name="P8"><text:span text:style-name="T4">Use SPI for high-speed or large data transfers.</text:span></text:p>
        <text:p text:style-name="P8"><text:span text:style-name="T4">Use I²C for low-speed devices with fewer pin requirements.</text:span></text:p>
        <text:p text:style-name="P8"><text:span text:style-name="T4">Pin Constraints:</text:span></text:p>
        <text:p text:style-name="P2"/>
        <text:p text:style-name="P8"><text:span text:style-name="T4">I²C minimizes pin usage for shared bus devices.</text:span></text:p>
        <text:p text:style-name="P8"><text:span text:style-name="T4">SPI requires dedicated lines for each slave device but offers higher speed.</text:span></text:p>
        <text:p text:style-name="P8"><text:span text:style-name="T4">3. Combining SPI and I²C</text:span></text:p>
        <text:p text:style-name="P8"><text:span text:style-name="T4">Here’s how to combine both protocols in one MCU:</text:span></text:p>
        <text:p text:style-name="P2"/>
        <text:p text:style-name="P8"><text:span text:style-name="T4">3.1 Shared Pins</text:span></text:p>
        <text:p text:style-name="P8"><text:span text:style-name="T4">SPI and I²C use different sets of pins, so there’s no electrical interference.</text:span></text:p>
        <text:p text:style-name="P8"><text:span text:style-name="T4">SPI: MOSI, MISO, SCLK, and CS for each slave device.</text:span></text:p>
        <text:p text:style-name="P8"><text:span text:style-name="T4">I²C: SDA and SCL shared across all I²C devices.</text:span></text:p>
        <text:p text:style-name="P8"><text:span text:style-name="T4">3.2 Software Configuration</text:span></text:p>
        <text:p text:style-name="P8"><text:span text:style-name="T4">Most MCUs (e.g., STM32, ESP32) support both SPI and I²C through separate hardware peripherals.</text:span></text:p>
        <text:p text:style-name="P8"><text:span text:style-name="T4">Configure each protocol independently in firmware:</text:span></text:p>
        <text:p text:style-name="P8"><text:span text:style-name="T4">Initialize the SPI peripheral for SPI devices.</text:span></text:p>
        <text:p text:style-name="P8"><text:span text:style-name="T4">Initialize the I²C peripheral for I²C devices.</text:span></text:p>
        <text:p text:style-name="P8"><text:span text:style-name="T4">3.3 Communication Management</text:span></text:p>
        <text:p text:style-name="P8"><text:span text:style-name="T4">SPI and I²C operate asynchronously, so ensure the MCU handles each protocol in separate tasks or through interrupts/DMA.</text:span></text:p>
        <text:p text:style-name="P8"><text:span text:style-name="T4">4. Example Circuit: SPI and I²C Coexistence</text:span></text:p>
        <text:p text:style-name="P8"><text:span text:style-name="T4">Peripherals:</text:span></text:p>
        <text:p text:style-name="P8"><text:span text:style-name="T4">SPI Devices:</text:span></text:p>
        <text:p text:style-name="P8"><text:span text:style-name="T4">MCP4921 (SPI DAC).</text:span></text:p>
        <text:p text:style-name="P8"><text:span text:style-name="T4">High-speed ADC.</text:span></text:p>
        <text:p text:style-name="P8"><text:span text:style-name="T4">I²C Devices:</text:span></text:p>
        <text:p text:style-name="P8"><text:span text:style-name="T4">MCP4728 (I²C DAC).</text:span></text:p>
        <text:p text:style-name="P8"><text:soft-page-break/><text:span text:style-name="T4">Temperature sensor.</text:span></text:p>
        <text:p text:style-name="P8"><text:span text:style-name="T4">Connections:</text:span></text:p>
        <text:p text:style-name="P8"><text:span text:style-name="T4">Pin<text:tab/>Connection</text:span></text:p>
        <text:p text:style-name="P8"><text:span text:style-name="T4">MOSI (SPI)<text:tab/>SPI DAC, ADC</text:span></text:p>
        <text:p text:style-name="P8"><text:span text:style-name="T4">MISO (SPI)<text:tab/>SPI ADC</text:span></text:p>
        <text:p text:style-name="P8"><text:span text:style-name="T4">SCLK (SPI)<text:tab/>SPI DAC, ADC</text:span></text:p>
        <text:p text:style-name="P8"><text:span text:style-name="T4">CS1 (SPI)<text:tab/>SPI DAC</text:span></text:p>
        <text:p text:style-name="P8"><text:span text:style-name="T4">CS2 (SPI)<text:tab/>SPI ADC</text:span></text:p>
        <text:p text:style-name="P8"><text:span text:style-name="T4">SDA (I²C)<text:tab/>I²C DAC, sensor</text:span></text:p>
        <text:p text:style-name="P8"><text:span text:style-name="T4">SCL (I²C)<text:tab/>I²C DAC, sensor</text:span></text:p>
        <text:p text:style-name="P8"><text:span text:style-name="T4">GND<text:tab/>Common ground</text:span></text:p>
        <text:p text:style-name="P8"><text:span text:style-name="T4">5. Firmware Example</text:span></text:p>
        <text:p text:style-name="P8"><text:span text:style-name="T4">SPI Initialization:</text:span></text:p>
        <text:p text:style-name="P8"><text:span text:style-name="T4">c</text:span></text:p>
        <text:p text:style-name="P8"><text:span text:style-name="T4">Copy code</text:span></text:p>
        <text:p text:style-name="P8"><text:span text:style-name="T4">SPI_HandleTypeDef hspi1;</text:span></text:p>
        <text:p text:style-name="P2"/>
        <text:p text:style-name="P8"><text:span text:style-name="T4">void SPI_Init() {</text:span></text:p>
        <text:p text:style-name="P8"><text:span text:style-name="T4"><text:s text:c="4"/>hspi1.Instance = SPI1;</text:span></text:p>
        <text:p text:style-name="P8"><text:span text:style-name="T4"><text:s text:c="4"/>hspi1.Init.Mode = SPI_MODE_MASTER;</text:span></text:p>
        <text:p text:style-name="P8"><text:span text:style-name="T4"><text:s text:c="4"/>hspi1.Init.Direction = SPI_DIRECTION_2LINES;</text:span></text:p>
        <text:p text:style-name="P8"><text:span text:style-name="T4"><text:s text:c="4"/>hspi1.Init.DataSize = SPI_DATASIZE_8BIT;</text:span></text:p>
        <text:p text:style-name="P8"><text:span text:style-name="T4"><text:s text:c="4"/>hspi1.Init.CLKPolarity = SPI_POLARITY_LOW;</text:span></text:p>
        <text:p text:style-name="P8"><text:span text:style-name="T4"><text:s text:c="4"/>hspi1.Init.CLKPhase = SPI_PHASE_1EDGE;</text:span></text:p>
        <text:p text:style-name="P8"><text:span text:style-name="T4"><text:s text:c="4"/>hspi1.Init.NSS = SPI_NSS_SOFT;</text:span></text:p>
        <text:p text:style-name="P8"><text:span text:style-name="T4"><text:s text:c="4"/>hspi1.Init.BaudRatePrescaler = SPI_BAUDRATEPRESCALER_16; // Adjust for device speed</text:span></text:p>
        <text:p text:style-name="P8"><text:span text:style-name="T4"><text:s text:c="4"/>hspi1.Init.FirstBit = SPI_FIRSTBIT_MSB;</text:span></text:p>
        <text:p text:style-name="P8"><text:span text:style-name="T4"><text:s text:c="4"/>HAL_SPI_Init(&amp;hspi1);</text:span></text:p>
        <text:p text:style-name="P8"><text:span text:style-name="T4">}</text:span></text:p>
        <text:p text:style-name="P8"><text:span text:style-name="T4">I²C Initialization:</text:span></text:p>
        <text:p text:style-name="P8"><text:span text:style-name="T4">c</text:span></text:p>
        <text:p text:style-name="P8"><text:span text:style-name="T4">Copy code</text:span></text:p>
        <text:p text:style-name="P8"><text:span text:style-name="T4">I2C_HandleTypeDef hi2c1;</text:span></text:p>
        <text:p text:style-name="P2"/>
        <text:p text:style-name="P8"><text:span text:style-name="T4">void I2C_Init() {</text:span></text:p>
        <text:p text:style-name="P8"><text:span text:style-name="T4"><text:s text:c="4"/>hi2c1.Instance = I2C1;</text:span></text:p>
        <text:p text:style-name="P8"><text:span text:style-name="T4"><text:s text:c="4"/>hi2c1.Init.ClockSpeed = 100000; // Standard mode: 100 kHz</text:span></text:p>
        <text:p text:style-name="P8"><text:span text:style-name="T4"><text:s text:c="4"/>hi2c1.Init.DutyCycle = I2C_DUTYCYCLE_2;</text:span></text:p>
        <text:p text:style-name="P8"><text:span text:style-name="T4"><text:s text:c="4"/>hi2c1.Init.OwnAddress1 = 0x00; // Not used for master</text:span></text:p>
        <text:p text:style-name="P8"><text:span text:style-name="T4"><text:s text:c="4"/>hi2c1.Init.AddressingMode = I2C_ADDRESSINGMODE_7BIT;</text:span></text:p>
        <text:p text:style-name="P8"><text:span text:style-name="T4"><text:s text:c="4"/>hi2c1.Init.DualAddressMode = I2C_DUALADDRESS_DISABLE;</text:span></text:p>
        <text:p text:style-name="P8"><text:span text:style-name="T4"><text:s text:c="4"/>hi2c1.Init.GeneralCallMode = I2C_GENERALCALL_DISABLE;</text:span></text:p>
        <text:p text:style-name="P8"><text:soft-page-break/><text:span text:style-name="T4"><text:s text:c="4"/>hi2c1.Init.NoStretchMode = I2C_NOSTRETCH_DISABLE;</text:span></text:p>
        <text:p text:style-name="P8"><text:span text:style-name="T4"><text:s text:c="4"/>HAL_I2C_Init(&amp;hi2c1);</text:span></text:p>
        <text:p text:style-name="P8"><text:span text:style-name="T4">}</text:span></text:p>
        <text:p text:style-name="P8"><text:span text:style-name="T4">SPI Communication Example:</text:span></text:p>
        <text:p text:style-name="P8"><text:span text:style-name="T4">c</text:span></text:p>
        <text:p text:style-name="P8"><text:span text:style-name="T4">Copy code</text:span></text:p>
        <text:p text:style-name="P8"><text:span text:style-name="T4">uint8_t spi_data = 0xAA; // Example data</text:span></text:p>
        <text:p text:style-name="P8"><text:span text:style-name="T4">HAL_GPIO_WritePin(CS_GPIO_Port, CS_Pin, GPIO_PIN_RESET); // Select device</text:span></text:p>
        <text:p text:style-name="P8"><text:span text:style-name="T4">HAL_SPI_Transmit(&amp;hspi1, &amp;spi_data, 1, HAL_MAX_DELAY); <text:s text:c="2"/>// Transmit data</text:span></text:p>
        <text:p text:style-name="P8"><text:span text:style-name="T4">HAL_GPIO_WritePin(CS_GPIO_Port, CS_Pin, GPIO_PIN_SET); <text:s text:c="2"/>// Deselect device</text:span></text:p>
        <text:p text:style-name="P8"><text:span text:style-name="T4">I²C Communication Example:</text:span></text:p>
        <text:p text:style-name="P8"><text:span text:style-name="T4">c</text:span></text:p>
        <text:p text:style-name="P8"><text:span text:style-name="T4">Copy code</text:span></text:p>
        <text:p text:style-name="P8"><text:span text:style-name="T4">uint8_t i2c_data[3] = {0x40, 0x12, 0x34}; // Example data</text:span></text:p>
        <text:p text:style-name="P8"><text:span text:style-name="T4">HAL_I2C_Master_Transmit(&amp;hi2c1, (0x60 &lt;&lt; 1), i2c_data, 3, HAL_MAX_DELAY); // Transmit to I²C device</text:span></text:p>
        <text:p text:style-name="P8"><text:span text:style-name="T4">6. Challenges and Solutions</text:span></text:p>
        <text:p text:style-name="P8"><text:span text:style-name="T4">Challenge 1: Resource Contention</text:span></text:p>
        <text:p text:style-name="P8"><text:span text:style-name="T4">Issue: SPI and I²C might compete for MCU processing time.</text:span></text:p>
        <text:p text:style-name="P8"><text:span text:style-name="T4">Solution: Use interrupts or DMA to handle communication efficiently.</text:span></text:p>
        <text:p text:style-name="P8"><text:span text:style-name="T4">Challenge 2: Pin Configuration Conflicts</text:span></text:p>
        <text:p text:style-name="P8"><text:span text:style-name="T4">Issue: Pins might overlap in some MCU configurations.</text:span></text:p>
        <text:p text:style-name="P8"><text:span text:style-name="T4">Solution: Choose an MCU with sufficient GPIOs or remap pins.</text:span></text:p>
        <text:p text:style-name="P8"><text:span text:style-name="T4">Challenge 3: Timing Conflicts</text:span></text:p>
        <text:p text:style-name="P8"><text:span text:style-name="T4">Issue: Both protocols might require simultaneous access.</text:span></text:p>
        <text:p text:style-name="P8"><text:span text:style-name="T4">Solution: Schedule communications in separate tasks or queues (e.g., in RTOS).</text:span></text:p>
        <text:p text:style-name="P8"><text:span text:style-name="T4">7. Use Cases for SPI and I²C Together</text:span></text:p>
        <text:p text:style-name="P8"><text:span text:style-name="T4">Mixed Peripherals: Using an SPI DAC for high-speed analog signal generation and an I²C sensor for monitoring.</text:span></text:p>
        <text:p text:style-name="P8"><text:span text:style-name="T4">Reduced Wiring: Combining SPI for speed and I²C for shared, low-speed peripherals.</text:span></text:p>
        <text:p text:style-name="P8"><text:span text:style-name="T4">Complex Systems: Large systems where different devices natively support SPI or I²C.</text:span></text:p>
        <text:p text:style-name="P8"><text:span text:style-name="T4">Let me know if you'd like further help with code, specific device integration, or circuit examples! 😊</text:span></text:p>
        <text:p text:style-name="P2"/>
        <text:p text:style-name="P2"/>
        <text:p text:style-name="P2"/>
        <text:p text:style-name="P2"/>
        <text:p text:style-name="P8"><text:span text:style-name="T4">#####</text:span></text:p>
        <text:p text:style-name="P2"/>
        <text:p text:style-name="P2"/>
        <text:p text:style-name="P2"/>
        <text:p text:style-name="P2"/>
        <text:p text:style-name="P8"><text:span text:style-name="T4">Show me SPI and I²C sample codes.</text:span></text:p>
        <text:p text:style-name="P8"><text:span text:style-name="T4">ChatGPT said:</text:span></text:p>
        <text:p text:style-name="P8"><text:span text:style-name="T4">ChatGPT</text:span></text:p>
        <text:p text:style-name="P8"><text:soft-page-break/><text:span text:style-name="T4">Here are SPI and I²C sample codes for common microcontrollers (e.g., STM32 or ESP32) to demonstrate how these protocols work in embedded systems:</text:span></text:p>
        <text:p text:style-name="P2"/>
        <text:p text:style-name="P8"><text:span text:style-name="T4">1. SPI Example Code</text:span></text:p>
        <text:p text:style-name="P8"><text:span text:style-name="T4">Target Device: MCP4921 (SPI DAC)</text:span></text:p>
        <text:p text:style-name="P8"><text:span text:style-name="T4">1.1 Initialization</text:span></text:p>
        <text:p text:style-name="P8"><text:span text:style-name="T4">Configure the SPI peripheral on the MCU:</text:span></text:p>
        <text:p text:style-name="P2"/>
        <text:p text:style-name="P8"><text:span text:style-name="T4">c</text:span></text:p>
        <text:p text:style-name="P8"><text:span text:style-name="T4">Copy code</text:span></text:p>
        <text:p text:style-name="P8"><text:span text:style-name="T4">SPI_HandleTypeDef hspi1;</text:span></text:p>
        <text:p text:style-name="P2"/>
        <text:p text:style-name="P8"><text:span text:style-name="T4">void SPI_Init() {</text:span></text:p>
        <text:p text:style-name="P8"><text:span text:style-name="T4"><text:s text:c="4"/>hspi1.Instance = SPI1;</text:span></text:p>
        <text:p text:style-name="P8"><text:span text:style-name="T4"><text:s text:c="4"/>hspi1.Init.Mode = SPI_MODE_MASTER;</text:span></text:p>
        <text:p text:style-name="P8"><text:span text:style-name="T4"><text:s text:c="4"/>hspi1.Init.Direction = SPI_DIRECTION_2LINES; // Full-duplex</text:span></text:p>
        <text:p text:style-name="P8"><text:span text:style-name="T4"><text:s text:c="4"/>hspi1.Init.DataSize = SPI_DATASIZE_16BIT; <text:s text:c="3"/>// 16-bit data for MCP4921</text:span></text:p>
        <text:p text:style-name="P8"><text:span text:style-name="T4"><text:s text:c="4"/>hspi1.Init.CLKPolarity = SPI_POLARITY_LOW; <text:s text:c="2"/>// CPOL = 0</text:span></text:p>
        <text:p text:style-name="P8"><text:span text:style-name="T4"><text:s text:c="4"/>hspi1.Init.CLKPhase = SPI_PHASE_1EDGE; <text:s text:c="6"/>// CPHA = 0</text:span></text:p>
        <text:p text:style-name="P8"><text:span text:style-name="T4"><text:s text:c="4"/>hspi1.Init.NSS = SPI_NSS_SOFT; <text:s text:c="14"/>// Software-managed NSS</text:span></text:p>
        <text:p text:style-name="P8"><text:span text:style-name="T4"><text:s text:c="4"/>hspi1.Init.BaudRatePrescaler = SPI_BAUDRATEPRESCALER_16; // Adjust for speed</text:span></text:p>
        <text:p text:style-name="P8"><text:span text:style-name="T4"><text:s text:c="4"/>hspi1.Init.FirstBit = SPI_FIRSTBIT_MSB; <text:s text:c="5"/>// MSB first</text:span></text:p>
        <text:p text:style-name="P8"><text:span text:style-name="T4"><text:s text:c="4"/>HAL_SPI_Init(&amp;hspi1);</text:span></text:p>
        <text:p text:style-name="P8"><text:span text:style-name="T4">}</text:span></text:p>
        <text:p text:style-name="P8"><text:span text:style-name="T4">1.2 Transmitting Data</text:span></text:p>
        <text:p text:style-name="P8"><text:span text:style-name="T4">Send data to the MCP4921 DAC:</text:span></text:p>
        <text:p text:style-name="P2"/>
        <text:p text:style-name="P8"><text:span text:style-name="T4">c</text:span></text:p>
        <text:p text:style-name="P8"><text:span text:style-name="T4">Copy code</text:span></text:p>
        <text:p text:style-name="P8"><text:span text:style-name="T4">void WriteToDAC(uint16_t value) {</text:span></text:p>
        <text:p text:style-name="P8"><text:span text:style-name="T4"><text:s text:c="4"/>uint16_t command = 0x3000 | (value &amp; 0x0FFF); // MCP4921: Config bits + 12-bit value</text:span></text:p>
        <text:p text:style-name="P8"><text:span text:style-name="T4"><text:s text:c="4"/>HAL_GPIO_WritePin(GPIOB, GPIO_PIN_0, GPIO_PIN_RESET); // Pull CS low</text:span></text:p>
        <text:p text:style-name="P8"><text:span text:style-name="T4"><text:s text:c="4"/>HAL_SPI_Transmit(&amp;hspi1, (uint8_t *)&amp;command, 1, HAL_MAX_DELAY); // Send data</text:span></text:p>
        <text:p text:style-name="P8"><text:span text:style-name="T4"><text:s text:c="4"/>HAL_GPIO_WritePin(GPIOB, GPIO_PIN_0, GPIO_PIN_SET); // Pull CS high</text:span></text:p>
        <text:p text:style-name="P8"><text:span text:style-name="T4">}</text:span></text:p>
        <text:p text:style-name="P8"><text:span text:style-name="T4">1.3 Example Usage</text:span></text:p>
        <text:p text:style-name="P8"><text:span text:style-name="T4">c</text:span></text:p>
        <text:p text:style-name="P8"><text:span text:style-name="T4">Copy code</text:span></text:p>
        <text:p text:style-name="P8"><text:span text:style-name="T4">int main() {</text:span></text:p>
        <text:p text:style-name="P8"><text:span text:style-name="T4"><text:s text:c="4"/>HAL_Init();</text:span></text:p>
        <text:p text:style-name="P8"><text:span text:style-name="T4"><text:s text:c="4"/>SPI_Init();</text:span></text:p>
        <text:p text:style-name="P2"/>
        <text:p text:style-name="P8"><text:span text:style-name="T4"><text:s text:c="4"/>while (1) {</text:span></text:p>
        <text:p text:style-name="P8"><text:soft-page-break/><text:span text:style-name="T4"><text:s text:c="8"/>WriteToDAC(2048); // Send mid-scale value (0-4095 for 12-bit DAC)</text:span></text:p>
        <text:p text:style-name="P8"><text:span text:style-name="T4"><text:s text:c="8"/>HAL_Delay(100);</text:span></text:p>
        <text:p text:style-name="P8"><text:span text:style-name="T4"><text:s text:c="4"/>}</text:span></text:p>
        <text:p text:style-name="P8"><text:span text:style-name="T4">}</text:span></text:p>
        <text:p text:style-name="P8"><text:span text:style-name="T4">2. I²C Example Code</text:span></text:p>
        <text:p text:style-name="P8"><text:span text:style-name="T4">Target Device: MCP4725 (I²C DAC)</text:span></text:p>
        <text:p text:style-name="P8"><text:span text:style-name="T4">2.1 Initialization</text:span></text:p>
        <text:p text:style-name="P8"><text:span text:style-name="T4">Configure the I²C peripheral on the MCU:</text:span></text:p>
        <text:p text:style-name="P2"/>
        <text:p text:style-name="P8"><text:span text:style-name="T4">c</text:span></text:p>
        <text:p text:style-name="P8"><text:span text:style-name="T4">Copy code</text:span></text:p>
        <text:p text:style-name="P8"><text:span text:style-name="T4">I2C_HandleTypeDef hi2c1;</text:span></text:p>
        <text:p text:style-name="P2"/>
        <text:p text:style-name="P8"><text:span text:style-name="T4">void I2C_Init() {</text:span></text:p>
        <text:p text:style-name="P8"><text:span text:style-name="T4"><text:s text:c="4"/>hi2c1.Instance = I2C1;</text:span></text:p>
        <text:p text:style-name="P8"><text:span text:style-name="T4"><text:s text:c="4"/>hi2c1.Init.ClockSpeed = 100000; // Standard mode: 100 kHz</text:span></text:p>
        <text:p text:style-name="P8"><text:span text:style-name="T4"><text:s text:c="4"/>hi2c1.Init.DutyCycle = I2C_DUTYCYCLE_2;</text:span></text:p>
        <text:p text:style-name="P8"><text:span text:style-name="T4"><text:s text:c="4"/>hi2c1.Init.OwnAddress1 = 0x00; // Not used in master mode</text:span></text:p>
        <text:p text:style-name="P8"><text:span text:style-name="T4"><text:s text:c="4"/>hi2c1.Init.AddressingMode = I2C_ADDRESSINGMODE_7BIT;</text:span></text:p>
        <text:p text:style-name="P8"><text:span text:style-name="T4"><text:s text:c="4"/>hi2c1.Init.DualAddressMode = I2C_DUALADDRESS_DISABLE;</text:span></text:p>
        <text:p text:style-name="P8"><text:span text:style-name="T4"><text:s text:c="4"/>hi2c1.Init.GeneralCallMode = I2C_GENERALCALL_DISABLE;</text:span></text:p>
        <text:p text:style-name="P8"><text:span text:style-name="T4"><text:s text:c="4"/>hi2c1.Init.NoStretchMode = I2C_NOSTRETCH_DISABLE;</text:span></text:p>
        <text:p text:style-name="P8"><text:span text:style-name="T4"><text:s text:c="4"/>HAL_I2C_Init(&amp;hi2c1);</text:span></text:p>
        <text:p text:style-name="P8"><text:span text:style-name="T4">}</text:span></text:p>
        <text:p text:style-name="P8"><text:span text:style-name="T4">2.2 Transmitting Data</text:span></text:p>
        <text:p text:style-name="P8"><text:span text:style-name="T4">Send data to the MCP4725 DAC:</text:span></text:p>
        <text:p text:style-name="P2"/>
        <text:p text:style-name="P8"><text:span text:style-name="T4">c</text:span></text:p>
        <text:p text:style-name="P8"><text:span text:style-name="T4">Copy code</text:span></text:p>
        <text:p text:style-name="P8"><text:span text:style-name="T4">void WriteToI2CDAC(uint16_t value) {</text:span></text:p>
        <text:p text:style-name="P8"><text:span text:style-name="T4"><text:s text:c="4"/>uint8_t data[3];</text:span></text:p>
        <text:p text:style-name="P8"><text:span text:style-name="T4"><text:s text:c="4"/>data[0] = 0x40; // MCP4725: Fast mode write command</text:span></text:p>
        <text:p text:style-name="P8"><text:span text:style-name="T4"><text:s text:c="4"/>data[1] = (value &gt;&gt; 4) &amp; 0xFF; // Upper 8 bits</text:span></text:p>
        <text:p text:style-name="P8"><text:span text:style-name="T4"><text:s text:c="4"/>data[2] = (value &lt;&lt; 4) &amp; 0xFF; // Lower 4 bits</text:span></text:p>
        <text:p text:style-name="P2"/>
        <text:p text:style-name="P8"><text:span text:style-name="T4"><text:s text:c="4"/>HAL_I2C_Master_Transmit(&amp;hi2c1, (0x60 &lt;&lt; 1), data, 3, HAL_MAX_DELAY); // 0x60: DAC I2C address</text:span></text:p>
        <text:p text:style-name="P8"><text:span text:style-name="T4">}</text:span></text:p>
        <text:p text:style-name="P8"><text:span text:style-name="T4">2.3 Example Usage</text:span></text:p>
        <text:p text:style-name="P8"><text:span text:style-name="T4">c</text:span></text:p>
        <text:p text:style-name="P8"><text:span text:style-name="T4">Copy code</text:span></text:p>
        <text:p text:style-name="P8"><text:span text:style-name="T4">int main() {</text:span></text:p>
        <text:p text:style-name="P8"><text:span text:style-name="T4"><text:s text:c="4"/>HAL_Init();</text:span></text:p>
        <text:p text:style-name="P8"><text:soft-page-break/><text:span text:style-name="T4"><text:s text:c="4"/>I2C_Init();</text:span></text:p>
        <text:p text:style-name="P2"/>
        <text:p text:style-name="P8"><text:span text:style-name="T4"><text:s text:c="4"/>while (1) {</text:span></text:p>
        <text:p text:style-name="P8"><text:span text:style-name="T4"><text:s text:c="8"/>WriteToI2CDAC(2048); // Send mid-scale value (0-4095 for 12-bit DAC)</text:span></text:p>
        <text:p text:style-name="P8"><text:span text:style-name="T4"><text:s text:c="8"/>HAL_Delay(100);</text:span></text:p>
        <text:p text:style-name="P8"><text:span text:style-name="T4"><text:s text:c="4"/>}</text:span></text:p>
        <text:p text:style-name="P8"><text:span text:style-name="T4">}</text:span></text:p>
        <text:p text:style-name="P8"><text:span text:style-name="T4">3. Combining SPI and I²C</text:span></text:p>
        <text:p text:style-name="P8"><text:span text:style-name="T4">For systems with both SPI and I²C peripherals:</text:span></text:p>
        <text:p text:style-name="P2"/>
        <text:p text:style-name="P8"><text:span text:style-name="T4">Initialize both peripherals separately.</text:span></text:p>
        <text:p text:style-name="P8"><text:span text:style-name="T4">Use SPI for high-speed DACs or ADCs and I²C for slower sensors or DACs.</text:span></text:p>
        <text:p text:style-name="P8"><text:span text:style-name="T4">Example: Using SPI and I²C Together</text:span></text:p>
        <text:p text:style-name="P8"><text:span text:style-name="T4">c</text:span></text:p>
        <text:p text:style-name="P8"><text:span text:style-name="T4">Copy code</text:span></text:p>
        <text:p text:style-name="P8"><text:span text:style-name="T4">int main() {</text:span></text:p>
        <text:p text:style-name="P8"><text:span text:style-name="T4"><text:s text:c="4"/>HAL_Init();</text:span></text:p>
        <text:p text:style-name="P8"><text:span text:style-name="T4"><text:s text:c="4"/>SPI_Init();</text:span></text:p>
        <text:p text:style-name="P8"><text:span text:style-name="T4"><text:s text:c="4"/>I2C_Init();</text:span></text:p>
        <text:p text:style-name="P2"/>
        <text:p text:style-name="P8"><text:span text:style-name="T4"><text:s text:c="4"/>while (1) {</text:span></text:p>
        <text:p text:style-name="P8"><text:span text:style-name="T4"><text:s text:c="8"/>WriteToDAC(3000); // Send data to SPI DAC</text:span></text:p>
        <text:p text:style-name="P8"><text:span text:style-name="T4"><text:s text:c="8"/>WriteToI2CDAC(1000); // Send data to I²C DAC</text:span></text:p>
        <text:p text:style-name="P8"><text:span text:style-name="T4"><text:s text:c="8"/>HAL_Delay(100);</text:span></text:p>
        <text:p text:style-name="P8"><text:span text:style-name="T4"><text:s text:c="4"/>}</text:span></text:p>
        <text:p text:style-name="P8"><text:span text:style-name="T4">}</text:span></text:p>
        <text:p text:style-name="P8"><text:span text:style-name="T4">4. Key Considerations</text:span></text:p>
        <text:p text:style-name="P8"><text:span text:style-name="T4">SPI Timing:</text:span></text:p>
        <text:p text:style-name="P8"><text:span text:style-name="T4">Ensure the SPI clock speed is compatible with your device.</text:span></text:p>
        <text:p text:style-name="P8"><text:span text:style-name="T4">I²C Addressing:</text:span></text:p>
        <text:p text:style-name="P8"><text:span text:style-name="T4">Use the correct 7-bit or 10-bit address for your I²C devices.</text:span></text:p>
        <text:p text:style-name="P8"><text:span text:style-name="T4">Error Handling:</text:span></text:p>
        <text:p text:style-name="P8"><text:span text:style-name="T4">Check for errors (e.g., timeouts, NACK) during communication.</text:span></text:p>
        <text:p text:style-name="P8"><text:span text:style-name="T4">Power and Ground:</text:span></text:p>
        <text:p text:style-name="P8"><text:span text:style-name="T4">Ensure all devices share a common ground and proper decoupling.</text:span></text:p>
        <text:p text:style-name="P8"><text:span text:style-name="T4">Would you like further help customizing this code for a specific microcontroller or device? 😊</text:span></text:p>
        <text:p text:style-name="P2"/>
        <text:p text:style-name="P2"/>
        <text:p text:style-name="P2"/>
        <text:p text:style-name="P2"/>
        <text:p text:style-name="P8"><text:span text:style-name="T4">#####</text:span></text:p>
        <text:p text:style-name="P2"/>
        <text:p text:style-name="P2"><text:soft-page-break/></text:p>
        <text:p text:style-name="P2"/>
        <text:p text:style-name="P2"/>
        <text:p text:style-name="P8"><text:span text:style-name="T4">Explain SPI vs I²C trade-offs.</text:span></text:p>
        <text:p text:style-name="P8"><text:span text:style-name="T4">ChatGPT said:</text:span></text:p>
        <text:p text:style-name="P8"><text:span text:style-name="T4">ChatGPT</text:span></text:p>
        <text:p text:style-name="P8"><text:span text:style-name="T4">Choosing between SPI and I²C depends on your system's requirements, such as speed, complexity, and the number of devices. Here’s a detailed comparison to help you understand the trade-offs:</text:span></text:p>
        <text:p text:style-name="P2"/>
        <text:p text:style-name="P8"><text:span text:style-name="T4">1. Basics of SPI and I²C</text:span></text:p>
        <text:p text:style-name="P8"><text:span text:style-name="T4">Feature<text:tab/>SPI (Serial Peripheral Interface)<text:tab/>I²C (Inter-Integrated Circuit)</text:span></text:p>
        <text:p text:style-name="P8"><text:span text:style-name="T4">Type<text:tab/>Full-Duplex (simultaneous TX and RX)<text:tab/>Half-Duplex (shared data line)</text:span></text:p>
        <text:p text:style-name="P8"><text:span text:style-name="T4">Wiring<text:tab/>4 wires minimum (MOSI, MISO, SCLK, CS)<text:tab/>2 wires (SDA, SCL)</text:span></text:p>
        <text:p text:style-name="P8"><text:span text:style-name="T4">Speed<text:tab/>High (tens of Mbps)<text:tab/>Moderate (standard: 100 kbps, fast: 400 kbps, high: 3.4 Mbps)</text:span></text:p>
        <text:p text:style-name="P8"><text:span text:style-name="T4">Devices Supported<text:tab/>Limited by CS pins (practically &lt;10)<text:tab/>Up to 127 devices on a single bus</text:span></text:p>
        <text:p text:style-name="P8"><text:span text:style-name="T4">Clock Signal<text:tab/>Continuous clock<text:tab/>Clock generated only during transmission</text:span></text:p>
        <text:p text:style-name="P8"><text:span text:style-name="T4">Complexity<text:tab/>Simple protocol, but more wiring<text:tab/>Complex protocol, but fewer wires</text:span></text:p>
        <text:p text:style-name="P8"><text:span text:style-name="T4">2. Key Trade-Offs</text:span></text:p>
        <text:p text:style-name="P8"><text:span text:style-name="T4">2.1 Speed</text:span></text:p>
        <text:p text:style-name="P8"><text:span text:style-name="T4">SPI:</text:span></text:p>
        <text:p text:style-name="P8"><text:span text:style-name="T4">Supports much higher data rates (e.g., 10-50 Mbps or more depending on the microcontroller and slave devices).</text:span></text:p>
        <text:p text:style-name="P8"><text:span text:style-name="T4">Ideal for real-time or high-speed devices such as ADCs, DACs, or displays.</text:span></text:p>
        <text:p text:style-name="P8"><text:span text:style-name="T4">I²C:</text:span></text:p>
        <text:p text:style-name="P8"><text:span text:style-name="T4">Slower compared to SPI (100 kHz in standard mode, 400 kHz in fast mode, up to 3.4 MHz in high-speed mode).</text:span></text:p>
        <text:p text:style-name="P8"><text:span text:style-name="T4">Suitable for low-to-moderate speed peripherals like temperature sensors, EEPROMs, or configuration ICs.</text:span></text:p>
        <text:p text:style-name="P8"><text:span text:style-name="T4">Trade-Off: Use SPI for time-critical or high-bandwidth applications. Use I²C for less time-sensitive communication.</text:span></text:p>
        <text:p text:style-name="P2"/>
        <text:p text:style-name="P8"><text:span text:style-name="T4">2.2 Wiring</text:span></text:p>
        <text:p text:style-name="P8"><text:span text:style-name="T4">SPI:</text:span></text:p>
        <text:p text:style-name="P8"><text:span text:style-name="T4">Requires separate CS (Chip Select) lines for each slave device, which increases the number of wires as the number of devices grows.</text:span></text:p>
        <text:p text:style-name="P8"><text:span text:style-name="T4">Example: For 4 devices, you need 7 wires (MOSI, MISO, SCLK, and 4 CS lines).</text:span></text:p>
        <text:p text:style-name="P8"><text:span text:style-name="T4">I²C:</text:span></text:p>
        <text:p text:style-name="P8"><text:span text:style-name="T4">Uses only two shared wires (SDA and SCL) for all devices on the bus, regardless of the number of devices.</text:span></text:p>
        <text:p text:style-name="P8"><text:span text:style-name="T4">Each device is addressed using a unique 7-bit or 10-bit address.</text:span></text:p>
        <text:p text:style-name="P8"><text:span text:style-name="T4">Trade-Off: Use I²C when you want to minimize wiring, especially in systems with many devices.</text:span></text:p>
        <text:p text:style-name="P2"/>
        <text:p text:style-name="P8"><text:span text:style-name="T4">2.3 Device Count</text:span></text:p>
        <text:p text:style-name="P8"><text:span text:style-name="T4">SPI:</text:span></text:p>
        <text:p text:style-name="P8"><text:span text:style-name="T4">The number of devices is limited by the availability of GPIO pins for CS.</text:span></text:p>
        <text:p text:style-name="P8"><text:span text:style-name="T4">Practical limit: 4-10 devices per bus.</text:span></text:p>
        <text:p text:style-name="P8"><text:span text:style-name="T4">I²C:</text:span></text:p>
        <text:p text:style-name="P8"><text:span text:style-name="T4">Supports up to 127 devices on a single bus (7-bit addressing).</text:span></text:p>
        <text:p text:style-name="P8"><text:span text:style-name="T4">More scalable in large systems.</text:span></text:p>
        <text:p text:style-name="P8"><text:soft-page-break/><text:span text:style-name="T4">Trade-Off: Use I²C for systems with a large number of devices. Use SPI for smaller systems with fewer devices.</text:span></text:p>
        <text:p text:style-name="P2"/>
        <text:p text:style-name="P8"><text:span text:style-name="T4">2.4 Complexity</text:span></text:p>
        <text:p text:style-name="P8"><text:span text:style-name="T4">SPI:</text:span></text:p>
        <text:p text:style-name="P8"><text:span text:style-name="T4">Simple communication protocol (shifting data on clock edges).</text:span></text:p>
        <text:p text:style-name="P8"><text:span text:style-name="T4">No addressing overhead; faster setup and fewer collisions.</text:span></text:p>
        <text:p text:style-name="P8"><text:span text:style-name="T4">I²C:</text:span></text:p>
        <text:p text:style-name="P8"><text:span text:style-name="T4">More complex protocol with start/stop conditions, acknowledgments (ACK/NACK), and device addressing.</text:span></text:p>
        <text:p text:style-name="P8"><text:span text:style-name="T4">Collision detection and arbitration are built into the protocol, which makes it robust but adds complexity.</text:span></text:p>
        <text:p text:style-name="P8"><text:span text:style-name="T4">Trade-Off: Use SPI for simplicity and speed. Use I²C for robustness in multi-device systems.</text:span></text:p>
        <text:p text:style-name="P2"/>
        <text:p text:style-name="P8"><text:span text:style-name="T4">2.5 Power Consumption</text:span></text:p>
        <text:p text:style-name="P8"><text:span text:style-name="T4">SPI:</text:span></text:p>
        <text:p text:style-name="P8"><text:span text:style-name="T4">Continuous clock signal during communication can increase power usage.</text:span></text:p>
        <text:p text:style-name="P8"><text:span text:style-name="T4">I²C:</text:span></text:p>
        <text:p text:style-name="P8"><text:span text:style-name="T4">Clock is only active during data transmission, making it more power-efficient in idle states.</text:span></text:p>
        <text:p text:style-name="P8"><text:span text:style-name="T4">Trade-Off: Use I²C for battery-powered or low-power applications.</text:span></text:p>
        <text:p text:style-name="P2"/>
        <text:p text:style-name="P8"><text:span text:style-name="T4">2.6 Signal Integrity</text:span></text:p>
        <text:p text:style-name="P8"><text:span text:style-name="T4">SPI:</text:span></text:p>
        <text:p text:style-name="P8"><text:span text:style-name="T4">Point-to-point connections ensure better signal integrity.</text:span></text:p>
        <text:p text:style-name="P8"><text:span text:style-name="T4">Longer distances are possible due to fewer shared signals.</text:span></text:p>
        <text:p text:style-name="P8"><text:span text:style-name="T4">I²C:</text:span></text:p>
        <text:p text:style-name="P8"><text:span text:style-name="T4">Shared bus can suffer from noise, especially at high speeds or over long distances.</text:span></text:p>
        <text:p text:style-name="P8"><text:span text:style-name="T4">Pull-up resistors are necessary for proper operation, and line capacitance limits bus length.</text:span></text:p>
        <text:p text:style-name="P8"><text:span text:style-name="T4">Trade-Off: Use SPI for longer distances and higher noise environments. Use I²C for short-distance communication in less noisy environments.</text:span></text:p>
        <text:p text:style-name="P2"/>
        <text:p text:style-name="P8"><text:span text:style-name="T4">2.7 Cost</text:span></text:p>
        <text:p text:style-name="P8"><text:span text:style-name="T4">SPI:</text:span></text:p>
        <text:p text:style-name="P8"><text:span text:style-name="T4">Requires more pins and traces on the PCB, which can increase cost in complex systems.</text:span></text:p>
      </text:section>
      <text:section text:style-name="Sect1" text:name="Section3">
        <text:p text:style-name="P8"><text:span text:style-name="T4">I²C:</text:span></text:p>
        <text:p text:style-name="P8"><text:span text:style-name="T4">Reduces PCB complexity and wiring cost with its two-wire design.</text:span></text:p>
        <text:p text:style-name="P8"><text:span text:style-name="T4">Trade-Off: Use I²C to minimize PCB cost and complexity. Use SPI if cost is less of a concern.</text:span></text:p>
        <text:p text:style-name="P2"/>
        <text:p text:style-name="P8"><text:span text:style-name="T4">3. When to Choose SPI</text:span></text:p>
        <text:p text:style-name="P8"><text:span text:style-name="T4">High-speed communication is critical (e.g., ADCs, DACs, displays).</text:span></text:p>
        <text:p text:style-name="P8"><text:span text:style-name="T4">Point-to-point or small-scale communication.</text:span></text:p>
        <text:p text:style-name="P8"><text:span text:style-name="T4">You can afford extra GPIO pins and wiring.</text:span></text:p>
        <text:p text:style-name="P8"><text:span text:style-name="T4">4. When to Choose I²C</text:span></text:p>
        <text:p text:style-name="P8"><text:span text:style-name="T4">Multiple devices need to share a common bus.</text:span></text:p>
        <text:p text:style-name="P8"><text:span text:style-name="T4">Low-power and low-speed communication (e.g., sensors, EEPROMs).</text:span></text:p>
        <text:p text:style-name="P8"><text:span text:style-name="T4">Minimal wiring is required (e.g., compact systems).</text:span></text:p>
        <text:p text:style-name="P8"><text:soft-page-break/><text:span text:style-name="T4">5. Can SPI and I²C Coexist?</text:span></text:p>
        <text:p text:style-name="P8"><text:span text:style-name="T4">Yes! Many systems use both protocols to balance trade-offs:</text:span></text:p>
        <text:p text:style-name="P2"/>
        <text:p text:style-name="P8"><text:span text:style-name="T4">Use SPI for high-speed peripherals like ADCs, DACs, or displays.</text:span></text:p>
        <text:p text:style-name="P8"><text:span text:style-name="T4">Use I²C for configuration devices, sensors, or low-speed peripherals.</text:span></text:p>
        <text:p text:style-name="P8"><text:span text:style-name="T4">Modern microcontrollers often have dedicated hardware for both SPI and I²C, allowing them to work together seamlessly.</text:span></text:p>
        <text:p text:style-name="P8"><text:span text:style-name="T4">6. Practical Example</text:span></text:p>
        <text:p text:style-name="P8"><text:span text:style-name="T4">Mixed SPI and I²C System</text:span></text:p>
        <text:p text:style-name="P8"><text:span text:style-name="T4">SPI Devices:</text:span></text:p>
        <text:p text:style-name="P8"><text:span text:style-name="T4">MCP4921 DAC (SPI): High-speed analog output.</text:span></text:p>
        <text:p text:style-name="P8"><text:span text:style-name="T4">SPI ADC: Fast data acquisition.</text:span></text:p>
        <text:p text:style-name="P8"><text:span text:style-name="T4">I²C Devices:</text:span></text:p>
        <text:p text:style-name="P8"><text:span text:style-name="T4">MCP4728 DAC (I²C): Configuration DAC.</text:span></text:p>
        <text:p text:style-name="P8"><text:span text:style-name="T4">Temperature sensor (I²C): Low-speed data acquisition.</text:span></text:p>
        <text:p text:style-name="P8"><text:span text:style-name="T4">Circuit Design:</text:span></text:p>
        <text:p text:style-name="P2"/>
        <text:p text:style-name="P8"><text:span text:style-name="T4">SPI: Separate MOSI, MISO, SCLK lines with dedicated CS pins for each device.</text:span></text:p>
        <text:p text:style-name="P8"><text:span text:style-name="T4">I²C: Shared SDA and SCL lines with pull-up resistors.</text:span></text:p>
        <text:p text:style-name="P8"><text:span text:style-name="T4">Let me know if you’d like help with a mixed SPI-I²C system, schematic, or firmware! 😊</text:span></text:p>
        <text:p text:style-name="P2"/>
        <text:p text:style-name="P2"/>
        <text:p text:style-name="P2"/>
        <text:p text:style-name="P2"/>
        <text:p text:style-name="P8"><text:span text:style-name="T4">#####</text:span></text:p>
        <text:p text:style-name="P2"/>
        <text:p text:style-name="P2"/>
        <text:p text:style-name="P2"/>
        <text:p text:style-name="P2"/>
        <text:p text:style-name="P8"><text:span text:style-name="T4">How to handle clock synchronization?</text:span></text:p>
        <text:p text:style-name="P8"><text:span text:style-name="T4">ChatGPT said:</text:span></text:p>
        <text:p text:style-name="P8"><text:span text:style-name="T4">ChatGPT</text:span></text:p>
        <text:p text:style-name="P8"><text:span text:style-name="T4">Clock synchronization is essential in embedded systems to ensure data integrity, timing accuracy, and proper communication between devices. Here's how to handle clock synchronization effectively for SPI, I²C, and systems requiring multiple devices to work together:</text:span></text:p>
        <text:p text:style-name="P2"/>
        <text:p text:style-name="P8"><text:span text:style-name="T4">1. Clock Synchronization in SPI</text:span></text:p>
        <text:p text:style-name="P8"><text:span text:style-name="T4">SPI uses a master-generated clock signal (SCLK) to synchronize data exchange with slave devices. Here's how it ensures proper timing:</text:span></text:p>
        <text:p text:style-name="P2"/>
        <text:p text:style-name="P8"><text:span text:style-name="T4">Key Factors for Synchronization</text:span></text:p>
        <text:p text:style-name="P8"><text:span text:style-name="T4">Clock Polarity and Phase (CPOL/CPHA):</text:span></text:p>
        <text:p text:style-name="P2"/>
        <text:p text:style-name="P8"><text:span text:style-name="T4">SPI uses two settings to control the clock signal:</text:span></text:p>
        <text:p text:style-name="P8"><text:span text:style-name="T4">CPOL (Clock Polarity): Determines the idle state of the clock (high or low).</text:span></text:p>
        <text:p text:style-name="P8"><text:span text:style-name="T4">CPHA (Clock Phase): Determines whether data is sampled on the rising or falling edge.</text:span></text:p>
        <text:p text:style-name="P8"><text:soft-page-break/><text:span text:style-name="T4">Both master and slave devices must agree on CPOL and CPHA.</text:span></text:p>
        <text:p text:style-name="P8"><text:span text:style-name="T4">Clock Speed:</text:span></text:p>
        <text:p text:style-name="P2"/>
        <text:p text:style-name="P8"><text:span text:style-name="T4">Ensure the clock speed (SCLK frequency) is within the operating range of all slave devices.</text:span></text:p>
        <text:p text:style-name="P8"><text:span text:style-name="T4">Some devices allow different clock speeds for read and write operations.</text:span></text:p>
        <text:p text:style-name="P8"><text:span text:style-name="T4">Multi-Slave Systems:</text:span></text:p>
        <text:p text:style-name="P2"/>
        <text:p text:style-name="P8"><text:span text:style-name="T4">Use individual CS (Chip Select) lines to activate one slave at a time.</text:span></text:p>
        <text:p text:style-name="P8"><text:span text:style-name="T4">Ensure the active slave is ready before toggling the clock.</text:span></text:p>
        <text:p text:style-name="P8"><text:span text:style-name="T4">Best Practices:</text:span></text:p>
        <text:p text:style-name="P8"><text:span text:style-name="T4">Match CPOL/CPHA settings between the master and all slaves.</text:span></text:p>
        <text:p text:style-name="P8"><text:span text:style-name="T4">Use interrupts or DMA to ensure the MCU handles high-speed SPI communication without data loss.</text:span></text:p>
        <text:p text:style-name="P8"><text:span text:style-name="T4">2. Clock Synchronization in I²C</text:span></text:p>
        <text:p text:style-name="P8"><text:span text:style-name="T4">I²C includes built-in synchronization features because the clock (SCL) is shared between the master and all slaves.</text:span></text:p>
        <text:p text:style-name="P2"/>
        <text:p text:style-name="P8"><text:span text:style-name="T4">Key Features for Synchronization:</text:span></text:p>
        <text:p text:style-name="P8"><text:span text:style-name="T4">Clock Stretching:</text:span></text:p>
        <text:p text:style-name="P2"/>
        <text:p text:style-name="P8"><text:span text:style-name="T4">Slaves can hold the SCL line low to delay the clock and signal they need more time to process data.</text:span></text:p>
        <text:p text:style-name="P8"><text:span text:style-name="T4">The master must check the SCL line and wait for it to go high before proceeding.</text:span></text:p>
        <text:p text:style-name="P8"><text:span text:style-name="T4">Arbitration:</text:span></text:p>
        <text:p text:style-name="P2"/>
        <text:p text:style-name="P8"><text:span text:style-name="T4">In multi-master systems, clock arbitration ensures only one master controls the clock at a time.</text:span></text:p>
        <text:p text:style-name="P8"><text:span text:style-name="T4">If multiple masters attempt to drive the bus, they back off until the bus is free.</text:span></text:p>
        <text:p text:style-name="P8"><text:span text:style-name="T4">Pull-Up Resistors:</text:span></text:p>
        <text:p text:style-name="P2"/>
        <text:p text:style-name="P8"><text:span text:style-name="T4">Both SDA and SCL lines must have pull-up resistors to ensure proper voltage levels during idle states.</text:span></text:p>
        <text:p text:style-name="P8"><text:span text:style-name="T4">Best Practices:</text:span></text:p>
        <text:p text:style-name="P8"><text:span text:style-name="T4">Use appropriate pull-up resistor values (e.g., 4.7 kΩ for standard mode, 2.2 kΩ for fast mode).</text:span></text:p>
        <text:p text:style-name="P8"><text:span text:style-name="T4">Design the I²C clock speed based on the slowest device on the bus.</text:span></text:p>
        <text:p text:style-name="P8"><text:span text:style-name="T4">3. Clock Synchronization in Multi-Device Systems</text:span></text:p>
        <text:p text:style-name="P8"><text:span text:style-name="T4">When multiple devices or subsystems need a shared clock, synchronization can become more complex. Here are strategies to handle it:</text:span></text:p>
        <text:p text:style-name="P2"/>
        <text:p text:style-name="P8"><text:span text:style-name="T4">3.1 Single Master Clock</text:span></text:p>
        <text:p text:style-name="P8"><text:span text:style-name="T4">Description:</text:span></text:p>
        <text:p text:style-name="P8"><text:span text:style-name="T4">Use a single clock generator (e.g., a crystal oscillator or clock IC) as the master clock for the entire system.</text:span></text:p>
        <text:p text:style-name="P8"><text:span text:style-name="T4">Distribute the clock signal to all devices.</text:span></text:p>
        <text:p text:style-name="P8"><text:span text:style-name="T4">Applications:</text:span></text:p>
        <text:p text:style-name="P8"><text:span text:style-name="T4">Systems requiring precise timing, such as ADCs/DACs, FPGAs, or synchronized processors.</text:span></text:p>
        <text:p text:style-name="P8"><text:span text:style-name="T4">3.2 Clock Tree Distribution</text:span></text:p>
        <text:p text:style-name="P8"><text:span text:style-name="T4">Description:</text:span></text:p>
        <text:p text:style-name="P8"><text:span text:style-name="T4">Use clock buffers or clock distribution ICs (e.g., CDCLVD1212, LMK00304) to distribute the master clock to multiple devices.</text:span></text:p>
        <text:p text:style-name="P8"><text:soft-page-break/><text:span text:style-name="T4">Ensures low jitter and minimal skew between devices.</text:span></text:p>
        <text:p text:style-name="P8"><text:span text:style-name="T4">Applications:</text:span></text:p>
        <text:p text:style-name="P8"><text:span text:style-name="T4">Multi-board systems with shared clock requirements.</text:span></text:p>
        <text:p text:style-name="P8"><text:span text:style-name="T4">3.3 Daisy-Chained Clock</text:span></text:p>
        <text:p text:style-name="P8"><text:span text:style-name="T4">Description:</text:span></text:p>
        <text:p text:style-name="P8"><text:span text:style-name="T4">Each device receives the clock from the previous device and forwards it to the next.</text:span></text:p>
        <text:p text:style-name="P8"><text:span text:style-name="T4">Can introduce jitter, so it's less suitable for high-frequency systems.</text:span></text:p>
        <text:p text:style-name="P8"><text:span text:style-name="T4">3.4 Local Oscillators with Synchronization</text:span></text:p>
        <text:p text:style-name="P8"><text:span text:style-name="T4">Description:</text:span></text:p>
        <text:p text:style-name="P8"><text:span text:style-name="T4">Each device has its own local oscillator but uses a reference clock or periodic sync pulse to align its timing.</text:span></text:p>
        <text:p text:style-name="P8"><text:span text:style-name="T4">Use PLLs (Phase-Locked Loops) to lock onto the reference signal.</text:span></text:p>
        <text:p text:style-name="P8"><text:span text:style-name="T4">Applications:</text:span></text:p>
        <text:p text:style-name="P8"><text:span text:style-name="T4">Distributed systems with independent processing units.</text:span></text:p>
        <text:p text:style-name="P8"><text:span text:style-name="T4">4. Synchronization Challenges</text:span></text:p>
        <text:p text:style-name="P8"><text:span text:style-name="T4">4.1 Skew and Jitter</text:span></text:p>
        <text:p text:style-name="P8"><text:span text:style-name="T4">Skew: Differences in clock arrival times between devices.</text:span></text:p>
        <text:p text:style-name="P8"><text:span text:style-name="T4">Minimize by using equal-length traces for clock signals.</text:span></text:p>
        <text:p text:style-name="P8"><text:span text:style-name="T4">Jitter: Variations in the clock period.</text:span></text:p>
        <text:p text:style-name="P8"><text:span text:style-name="T4">Use low-jitter clock sources and proper power supply decoupling.</text:span></text:p>
        <text:p text:style-name="P8"><text:span text:style-name="T4">4.2 Clock Speed Mismatch</text:span></text:p>
        <text:p text:style-name="P8"><text:span text:style-name="T4">Devices with different clock speed capabilities may require additional synchronization logic (e.g., FIFOs or dual-clock domains).</text:span></text:p>
        <text:p text:style-name="P8"><text:span text:style-name="T4">4.3 Noise and Crosstalk</text:span></text:p>
        <text:p text:style-name="P8"><text:span text:style-name="T4">Shield clock lines or use differential signaling (e.g., LVDS) to reduce noise in high-speed systems.</text:span></text:p>
        <text:p text:style-name="P8"><text:span text:style-name="T4">5. Example Clock Synchronization Techniques</text:span></text:p>
        <text:p text:style-name="P8"><text:span text:style-name="T4">5.1 SPI Example</text:span></text:p>
        <text:p text:style-name="P8"><text:span text:style-name="T4">Use a crystal oscillator to drive the SPI clock:</text:span></text:p>
        <text:p text:style-name="P2"/>
        <text:p text:style-name="P8"><text:span text:style-name="T4">c</text:span></text:p>
        <text:p text:style-name="P8"><text:span text:style-name="T4">Copy code</text:span></text:p>
        <text:p text:style-name="P8"><text:span text:style-name="T4">SPI_HandleTypeDef hspi1;</text:span></text:p>
        <text:p text:style-name="P2"/>
        <text:p text:style-name="P8"><text:span text:style-name="T4">void SPI_Init() {</text:span></text:p>
        <text:p text:style-name="P8"><text:span text:style-name="T4"><text:s text:c="4"/>hspi1.Instance = SPI1;</text:span></text:p>
        <text:p text:style-name="P8"><text:span text:style-name="T4"><text:s text:c="4"/>hspi1.Init.Mode = SPI_MODE_MASTER;</text:span></text:p>
        <text:p text:style-name="P8"><text:span text:style-name="T4"><text:s text:c="4"/>hspi1.Init.Direction = SPI_DIRECTION_2LINES;</text:span></text:p>
        <text:p text:style-name="P8"><text:span text:style-name="T4"><text:s text:c="4"/>hspi1.Init.DataSize = SPI_DATASIZE_8BIT;</text:span></text:p>
        <text:p text:style-name="P8"><text:span text:style-name="T4"><text:s text:c="4"/>hspi1.Init.CLKPolarity = SPI_POLARITY_LOW;</text:span></text:p>
        <text:p text:style-name="P8"><text:span text:style-name="T4"><text:s text:c="4"/>hspi1.Init.CLKPhase = SPI_PHASE_1EDGE;</text:span></text:p>
        <text:p text:style-name="P8"><text:span text:style-name="T4"><text:s text:c="4"/>hspi1.Init.BaudRatePrescaler = SPI_BAUDRATEPRESCALER_16; // Match device specs</text:span></text:p>
        <text:p text:style-name="P8"><text:span text:style-name="T4"><text:s text:c="4"/>hspi1.Init.FirstBit = SPI_FIRSTBIT_MSB;</text:span></text:p>
        <text:p text:style-name="P8"><text:span text:style-name="T4"><text:s text:c="4"/>HAL_SPI_Init(&amp;hspi1);</text:span></text:p>
        <text:p text:style-name="P8"><text:span text:style-name="T4">}</text:span></text:p>
        <text:p text:style-name="P8"><text:soft-page-break/><text:span text:style-name="T4">5.2 I²C Example</text:span></text:p>
        <text:p text:style-name="P8"><text:span text:style-name="T4">Clock stretching in I²C ensures synchronization:</text:span></text:p>
        <text:p text:style-name="P2"/>
        <text:p text:style-name="P8"><text:span text:style-name="T4">c</text:span></text:p>
        <text:p text:style-name="P8"><text:span text:style-name="T4">Copy code</text:span></text:p>
        <text:p text:style-name="P8"><text:span text:style-name="T4">HAL_I2C_Master_Transmit(&amp;hi2c1, (device_address &lt;&lt; 1), data, length, HAL_MAX_DELAY);</text:span></text:p>
        <text:p text:style-name="P8"><text:span text:style-name="T4">If the slave stretches the clock, the MCU waits automatically for the SCL line to be released.</text:span></text:p>
        <text:p text:style-name="P2"/>
        <text:p text:style-name="P8"><text:span text:style-name="T4">5.3 Clock Distribution Example</text:span></text:p>
        <text:p text:style-name="P8"><text:span text:style-name="T4">Use a clock IC (e.g., Si5351) to distribute synchronized clock signals:</text:span></text:p>
        <text:p text:style-name="P2"/>
        <text:p text:style-name="P8"><text:span text:style-name="T4">Generate multiple clock outputs from a single source.</text:span></text:p>
        <text:p text:style-name="P8"><text:span text:style-name="T4">Configure the IC via I²C or SPI for desired frequencies.</text:span></text:p>
        <text:p text:style-name="P8"><text:span text:style-name="T4">6. Recommendations</text:span></text:p>
        <text:p text:style-name="P8"><text:span text:style-name="T4">Single-Board Systems:</text:span></text:p>
        <text:p text:style-name="P2"/>
        <text:p text:style-name="P8"><text:span text:style-name="T4">Use a single master clock and distribute it directly or via a clock buffer.</text:span></text:p>
        <text:p text:style-name="P8"><text:span text:style-name="T4">Multi-Board Systems:</text:span></text:p>
        <text:p text:style-name="P2"/>
        <text:p text:style-name="P8"><text:span text:style-name="T4">Use a backplane with clock distribution ICs or PLLs on each board.</text:span></text:p>
        <text:p text:style-name="P8"><text:span text:style-name="T4">Mixed Protocols (SPI and I²C):</text:span></text:p>
        <text:p text:style-name="P2"/>
        <text:p text:style-name="P8"><text:span text:style-name="T4">Synchronize SPI devices with the SCLK signal.</text:span></text:p>
        <text:p text:style-name="P8"><text:span text:style-name="T4">Synchronize I²C devices using clock stretching or periodic synchronization commands.</text:span></text:p>
        <text:p text:style-name="P8"><text:span text:style-name="T4">Would you like help designing a clock synchronization scheme for your specific system or selecting clock ICs? 😊</text:span></text:p>
        <text:p text:style-name="P2"/>
        <text:p text:style-name="P2"/>
        <text:p text:style-name="P2"/>
        <text:p text:style-name="P2"/>
        <text:p text:style-name="P8"><text:span text:style-name="T4">#####</text:span></text:p>
        <text:p text:style-name="P2"/>
        <text:p text:style-name="P2"/>
        <text:p text:style-name="P2"/>
        <text:p text:style-name="P2"/>
        <text:p text:style-name="P8"><text:span text:style-name="T4">both please fren</text:span></text:p>
        <text:p text:style-name="P8"><text:span text:style-name="T4">ChatGPT said:</text:span></text:p>
        <text:p text:style-name="P8"><text:span text:style-name="T4">ChatGPT</text:span></text:p>
        <text:p text:style-name="P8"><text:span text:style-name="T4">Let’s dive into designing a clock synchronization scheme for your system and choosing appropriate clock ICs for your needs. Here’s a step-by-step guide:</text:span></text:p>
        <text:p text:style-name="P2"/>
        <text:p text:style-name="P8"><text:span text:style-name="T4">1. Clock Synchronization Scheme Design</text:span></text:p>
        <text:p text:style-name="P8"><text:span text:style-name="T4">1.1 Understanding Your System</text:span></text:p>
        <text:p text:style-name="P8"><text:span text:style-name="T4">Your system uses:</text:span></text:p>
        <text:p text:style-name="P2"><text:soft-page-break/></text:p>
        <text:p text:style-name="P8"><text:span text:style-name="T4">Analog fuzzy logic gates connected via daughterboards.</text:span></text:p>
        <text:p text:style-name="P8"><text:span text:style-name="T4">Communication and control layers managed by a digital MCU or FPGA.</text:span></text:p>
        <text:p text:style-name="P8"><text:span text:style-name="T4">SPI and I²C communication for DAC/ADC and peripheral control.</text:span></text:p>
        <text:p text:style-name="P8"><text:span text:style-name="T4">Synchronization Requirements:</text:span></text:p>
        <text:p text:style-name="P2"/>
        <text:p text:style-name="P8"><text:span text:style-name="T4">All daughterboards need a shared, stable clock for their logic gates, SPI/I²C communication, and data coordination.</text:span></text:p>
        <text:p text:style-name="P8"><text:span text:style-name="T4">The motherboard needs to distribute the clock efficiently across all boards.</text:span></text:p>
        <text:p text:style-name="P8"><text:span text:style-name="T4">1.2 Proposed Synchronization Scheme</text:span></text:p>
        <text:p text:style-name="P8"><text:span text:style-name="T4">Master Clock Generator:</text:span></text:p>
        <text:p text:style-name="P2"/>
        <text:p text:style-name="P8"><text:span text:style-name="T4">Use a central clock generator IC (e.g., Si5351) on the motherboard to produce the system clock.</text:span></text:p>
        <text:p text:style-name="P8"><text:span text:style-name="T4">The master clock provides:</text:span></text:p>
        <text:p text:style-name="P8"><text:span text:style-name="T4">SPI Clock (SCLK) for SPI devices.</text:span></text:p>
        <text:p text:style-name="P8"><text:span text:style-name="T4">Reference Clock for analog fuzzy logic synchronization.</text:span></text:p>
        <text:p text:style-name="P8"><text:span text:style-name="T4">I²C Bus Clock (SCL) for I²C devices.</text:span></text:p>
        <text:p text:style-name="P8"><text:span text:style-name="T4">Clock Distribution:</text:span></text:p>
        <text:p text:style-name="P2"/>
        <text:p text:style-name="P8"><text:span text:style-name="T4">Clock Tree Topology:</text:span></text:p>
        <text:p text:style-name="P2"/>
        <text:p text:style-name="P8"><text:span text:style-name="T4">Use clock distribution ICs (e.g., CDCLVD1212) to split the master clock into multiple low-skew branches for daughterboards.</text:span></text:p>
        <text:p text:style-name="P8"><text:span text:style-name="T4">Each branch carries the same clock signal to all connected daughterboards.</text:span></text:p>
        <text:p text:style-name="P8"><text:span text:style-name="T4">Buffering:</text:span></text:p>
        <text:p text:style-name="P2"/>
        <text:p text:style-name="P8"><text:span text:style-name="T4">Place a clock buffer (e.g., LMK00304) near each daughterboard connector to ensure signal integrity and minimize skew.</text:span></text:p>
        <text:p text:style-name="P8"><text:span text:style-name="T4">Daughterboard Synchronization:</text:span></text:p>
        <text:p text:style-name="P2"/>
        <text:p text:style-name="P8"><text:span text:style-name="T4">Each daughterboard receives the clock from the motherboard and uses it to synchronize its local components (e.g., VCAs, DACs, ADCs).</text:span></text:p>
        <text:p text:style-name="P8"><text:span text:style-name="T4">Multi-Board Communication:</text:span></text:p>
        <text:p text:style-name="P2"/>
        <text:p text:style-name="P8"><text:span text:style-name="T4">Use SPI or I²C for control signals, synchronized with the clock.</text:span></text:p>
        <text:p text:style-name="P8"><text:span text:style-name="T4">1.3 Circuit Design Example</text:span></text:p>
        <text:p text:style-name="P8"><text:span text:style-name="T4">Motherboard:</text:span></text:p>
        <text:p text:style-name="P2"/>
        <text:p text:style-name="P8"><text:span text:style-name="T4">Clock Generator (e.g., Si5351) outputs a 12 MHz clock.</text:span></text:p>
        <text:p text:style-name="P8"><text:span text:style-name="T4">Clock Distribution IC (e.g., CDCLVD1212) splits the signal into 8 outputs.</text:span></text:p>
        <text:p text:style-name="P8"><text:span text:style-name="T4">Outputs routed to daughterboard connectors via traces.</text:span></text:p>
        <text:p text:style-name="P8"><text:span text:style-name="T4">Daughterboard:</text:span></text:p>
        <text:p text:style-name="P2"/>
        <text:p text:style-name="P8"><text:span text:style-name="T4">Local PLL or clock buffer (e.g., CDCE913) generates specific clock frequencies for analog and digital components.</text:span></text:p>
        <text:p text:style-name="P8"><text:span text:style-name="T4">2. Choosing Clock ICs</text:span></text:p>
        <text:p text:style-name="P8"><text:span text:style-name="T4">2.1 Master Clock Generator</text:span></text:p>
        <text:p text:style-name="P8"><text:soft-page-break/><text:span text:style-name="T4">Si5351:</text:span></text:p>
        <text:p text:style-name="P2"/>
        <text:p text:style-name="P8"><text:span text:style-name="T4">Key Features:</text:span></text:p>
        <text:p text:style-name="P8"><text:span text:style-name="T4">Programmable clock generator with 3 independent outputs.</text:span></text:p>
        <text:p text:style-name="P8"><text:span text:style-name="T4">Generates frequencies from 8 kHz to 160 MHz.</text:span></text:p>
        <text:p text:style-name="P8"><text:span text:style-name="T4">Controlled via I²C.</text:span></text:p>
        <text:p text:style-name="P8"><text:span text:style-name="T4">Why Si5351?</text:span></text:p>
        <text:p text:style-name="P8"><text:span text:style-name="T4">Cost-effective, compact, and versatile.</text:span></text:p>
        <text:p text:style-name="P8"><text:span text:style-name="T4">Can generate clock signals for SPI, I²C, and fuzzy logic circuits.</text:span></text:p>
        <text:p text:style-name="P8"><text:span text:style-name="T4">Power: 3.3V supply.</text:span></text:p>
        <text:p text:style-name="P8"><text:span text:style-name="T4">Alternatives:</text:span></text:p>
        <text:p text:style-name="P2"/>
        <text:p text:style-name="P8"><text:span text:style-name="T4">Si570: Higher precision but more expensive.</text:span></text:p>
        <text:p text:style-name="P8"><text:span text:style-name="T4">LTC6900: Simplistic clock source for fixed frequencies.</text:span></text:p>
        <text:p text:style-name="P8"><text:span text:style-name="T4">2.2 Clock Distribution IC</text:span></text:p>
        <text:p text:style-name="P8"><text:span text:style-name="T4">CDCLVD1212:</text:span></text:p>
        <text:p text:style-name="P2"/>
        <text:p text:style-name="P8"><text:span text:style-name="T4">Key Features:</text:span></text:p>
        <text:p text:style-name="P8"><text:span text:style-name="T4">12-output clock distribution chip with low skew.</text:span></text:p>
        <text:p text:style-name="P8"><text:span text:style-name="T4">Differential or single-ended clock outputs.</text:span></text:p>
        <text:p text:style-name="P8"><text:span text:style-name="T4">Why CDCLVD1212?</text:span></text:p>
        <text:p text:style-name="P8"><text:span text:style-name="T4">Perfect for distributing a single clock signal to multiple daughterboards.</text:span></text:p>
        <text:p text:style-name="P8"><text:span text:style-name="T4">Ensures minimal timing skew across all branches.</text:span></text:p>
        <text:p text:style-name="P8"><text:span text:style-name="T4">Power: 3.3V or 2.5V supply.</text:span></text:p>
        <text:p text:style-name="P8"><text:span text:style-name="T4">Alternatives:</text:span></text:p>
        <text:p text:style-name="P2"/>
        <text:p text:style-name="P8"><text:span text:style-name="T4">LMK00304: Low-jitter, quad-output clock buffer.</text:span></text:p>
        <text:p text:style-name="P8"><text:span text:style-name="T4">CDCLVP1208: High-performance, 8-output clock driver.</text:span></text:p>
        <text:p text:style-name="P8"><text:span text:style-name="T4">2.3 Daughterboard Clock Buffer</text:span></text:p>
        <text:p text:style-name="P8"><text:span text:style-name="T4">CDCE913:</text:span></text:p>
        <text:p text:style-name="P2"/>
        <text:p text:style-name="P8"><text:span text:style-name="T4">Key Features:</text:span></text:p>
        <text:p text:style-name="P8"><text:span text:style-name="T4">Programmable PLL for generating local clock frequencies.</text:span></text:p>
        <text:p text:style-name="P8"><text:span text:style-name="T4">Low jitter and easy configuration via I²C.</text:span></text:p>
        <text:p text:style-name="P8"><text:span text:style-name="T4">Why CDCE913?</text:span></text:p>
        <text:p text:style-name="P8"><text:span text:style-name="T4">Useful for daughterboards requiring specific local frequencies.</text:span></text:p>
        <text:p text:style-name="P8"><text:span text:style-name="T4">Can regenerate the master clock for improved signal integrity.</text:span></text:p>
        <text:p text:style-name="P8"><text:span text:style-name="T4">Power: 3.3V supply.</text:span></text:p>
        <text:p text:style-name="P8"><text:span text:style-name="T4">Alternatives:</text:span></text:p>
        <text:p text:style-name="P2"/>
        <text:p text:style-name="P8"><text:span text:style-name="T4">ICS511: Fixed-frequency PLL multiplier.</text:span></text:p>
        <text:p text:style-name="P8"><text:span text:style-name="T4">ADCLK944: Ultra-low-jitter clock buffer.</text:span></text:p>
        <text:p text:style-name="P8"><text:soft-page-break/><text:span text:style-name="T4">3. Implementation Steps</text:span></text:p>
        <text:p text:style-name="P8"><text:span text:style-name="T4">Motherboard:</text:span></text:p>
        <text:p text:style-name="P2"/>
        <text:p text:style-name="P8"><text:span text:style-name="T4">Place the Si5351 as the clock generator.</text:span></text:p>
        <text:p text:style-name="P8"><text:span text:style-name="T4">Use the CDCLVD1212 to split the clock signal into multiple outputs.</text:span></text:p>
        <text:p text:style-name="P8"><text:span text:style-name="T4">Route clock signals to the daughterboard connectors using equal-length traces.</text:span></text:p>
        <text:p text:style-name="P8"><text:span text:style-name="T4">Daughterboards:</text:span></text:p>
        <text:p text:style-name="P2"/>
        <text:p text:style-name="P8"><text:span text:style-name="T4">Place a CDCE913 to buffer and regenerate the clock.</text:span></text:p>
        <text:p text:style-name="P8"><text:span text:style-name="T4">Use this clock to drive SPI, I²C, and analog components locally.</text:span></text:p>
        <text:p text:style-name="P8"><text:span text:style-name="T4">Power Decoupling:</text:span></text:p>
        <text:p text:style-name="P2"/>
        <text:p text:style-name="P8"><text:span text:style-name="T4">Add decoupling capacitors (0.1 µF and 10 µF) near each clock IC to ensure clean power.</text:span></text:p>
        <text:p text:style-name="P8"><text:span text:style-name="T4">4. Advantages of This Scheme</text:span></text:p>
        <text:p text:style-name="P8"><text:span text:style-name="T4">Low Jitter: Ensures reliable operation for high-speed SPI and sensitive analog circuits.</text:span></text:p>
        <text:p text:style-name="P8"><text:span text:style-name="T4">Scalability: Add more daughterboards by expanding the clock tree.</text:span></text:p>
        <text:p text:style-name="P8"><text:span text:style-name="T4">Flexibility: Use PLLs on daughterboards to generate specific local frequencies as needed.</text:span></text:p>
        <text:p text:style-name="P8"><text:span text:style-name="T4">Next Steps</text:span></text:p>
        <text:p text:style-name="P8"><text:span text:style-name="T4">Would you like:</text:span></text:p>
        <text:p text:style-name="P2"/>
        <text:p text:style-name="P8"><text:span text:style-name="T4">A schematic diagram for the motherboard clock tree design?</text:span></text:p>
        <text:p text:style-name="P8"><text:span text:style-name="T4">Firmware examples for configuring the Si5351 or CDCE913 via I²C?</text:span></text:p>
        <text:p text:style-name="P8"><text:span text:style-name="T4">Let me know how you’d like to proceed, fren! 😊</text:span></text:p>
        <text:p text:style-name="P2"/>
        <text:p text:style-name="P2"/>
        <text:p text:style-name="P2"/>
        <text:p text:style-name="P2"/>
        <text:p text:style-name="P2"/>
        <text:p text:style-name="P2"/>
        <text:p text:style-name="P2"/>
        <text:p text:style-name="P8"><text:span text:style-name="T4">Create schematic for clock distribution.</text:span></text:p>
        <text:p text:style-name="P2"/>
        <text:p text:style-name="P8"><text:span text:style-name="T4">Generate firmware for clock synchronization.</text:span></text:p>
        <text:p text:style-name="P2"/>
        <text:p text:style-name="P2"/>
        <text:p text:style-name="P2"/>
        <text:p text:style-name="P2"/>
        <text:p text:style-name="P2"/>
        <text:p text:style-name="P8"><text:span text:style-name="T4">#####</text:span></text:p>
        <text:p text:style-name="P2"/>
        <text:p text:style-name="P2"/>
        <text:p text:style-name="P2"/>
        <text:p text:style-name="P2"><text:soft-page-break/></text:p>
        <text:p text:style-name="P8"><text:span text:style-name="T4">Create schematic for clock distribution.</text:span></text:p>
        <text:p text:style-name="P8"><text:span text:style-name="T4">ChatGPT said:</text:span></text:p>
        <text:p text:style-name="P8"><text:span text:style-name="T4">ChatGPT</text:span></text:p>
        <text:p text:style-name="P2"/>
        <text:p text:style-name="P8"><text:span text:style-name="T4">Analysis errored</text:span></text:p>
        <text:p text:style-name="P8"><text:span text:style-name="T4">python</text:span></text:p>
        <text:p text:style-name="P8"><text:span text:style-name="T4">Always show details</text:span></text:p>
        <text:p text:style-name="P2"/>
        <text:p text:style-name="P8"><text:span text:style-name="T4">Copy code</text:span></text:p>
        <text:p text:style-name="P8"><text:span text:style-name="T4"># Drawing a schematic for the clock distribution system using Si5351 as the clock generator</text:span></text:p>
        <text:p text:style-name="P8"><text:span text:style-name="T4"># and CDCLVD1212 as the clock distribution IC.</text:span></text:p>
        <text:p text:style-name="P2"/>
        <text:p text:style-name="P8"><text:span text:style-name="T4">import matplotlib.pyplot as plt</text:span></text:p>
        <text:p text:style-name="P8"><text:span text:style-name="T4">import matplotlib.patches as patches</text:span></text:p>
        <text:p text:style-name="P2"/>
        <text:p text:style-name="P8"><text:span text:style-name="T4"># Initialize the figure</text:span></text:p>
        <text:p text:style-name="P8"><text:span text:style-name="T4">fig, ax = plt.subplots(figsize=(12, 8))</text:span></text:p>
        <text:p text:style-name="P2"/>
        <text:p text:style-name="P8"><text:span text:style-name="T4"># Si5351 Clock Generator</text:span></text:p>
        <text:p text:style-name="P8"><text:span text:style-name="T4">ax.add_patch(patches.Rectangle((2, 6), 2, 1, edgecolor='black', facecolor='lightblue', lw=1))</text:span></text:p>
        <text:p text:style-name="P8"><text:span text:style-name="T4">ax.text(3, 6.5, "Si5351\nClock Generator", ha='center', va='center', fontsize=10)</text:span></text:p>
        <text:p text:style-name="P2"/>
        <text:p text:style-name="P8"><text:span text:style-name="T4"># Outputs from Si5351</text:span></text:p>
        <text:p text:style-name="P8"><text:span text:style-name="T4">for i in range(3):</text:span></text:p>
        <text:p text:style-name="P8"><text:span text:style-name="T4"><text:s text:c="4"/>ax.arrow(4, 6.5 - i * 0.3, 1.5, 0, head_width=0.1, head_length=0.2, fc='black', ec='black')</text:span></text:p>
        <text:p text:style-name="P8"><text:span text:style-name="T4"><text:s text:c="4"/>ax.text(4.1, 6.5 - i * 0.3, f"Clk{i+1}", ha='left', va='center', fontsize=8)</text:span></text:p>
        <text:p text:style-name="P2"/>
        <text:p text:style-name="P8"><text:span text:style-name="T4"># CDCLVD1212 Clock Distribution IC</text:span></text:p>
        <text:p text:style-name="P8"><text:span text:style-name="T4">ax.add_patch(patches.Rectangle((6, 5.5), 3, 1.5, edgecolor='black', facecolor='lightgreen', lw=1))</text:span></text:p>
        <text:p text:style-name="P8"><text:span text:style-name="T4">ax.text(7.5, 6.25, "CDCLVD1212\nClock Distribution", ha='center', va='center', fontsize=10)</text:span></text:p>
        <text:p text:style-name="P2"/>
        <text:p text:style-name="P8"><text:span text:style-name="T4"># Outputs from CDCLVD1212 to daughterboards</text:span></text:p>
        <text:p text:style-name="P8"><text:span text:style-name="T4">for i in range(8):</text:span></text:p>
        <text:p text:style-name="P8"><text:span text:style-name="T4"><text:s text:c="4"/>y = 5.5 - i * 0.6</text:span></text:p>
        <text:p text:style-name="P8"><text:span text:style-name="T4"><text:s text:c="4"/>ax.arrow(9, y + 0.75, 2, 0, head_width=0.1, head_length=0.2, fc='black', ec='black')</text:span></text:p>
        <text:p text:style-name="P8"><text:span text:style-name="T4"><text:s text:c="4"/>ax.text(11.2, y + 0.75, f"Daughterboard {i+1}", ha='left', va='center', fontsize=8)</text:span></text:p>
        <text:p text:style-name="P2"/>
        <text:p text:style-name="P8"><text:span text:style-name="T4"># Power connections</text:span></text:p>
        <text:p text:style-name="P8"><text:span text:style-name="T4">ax.text(2.5, 6.9, "+3.3V", ha='center', va='center', fontsize=8)</text:span></text:p>
        <text:p text:style-name="P8"><text:span text:style-name="T4">ax.text(6.5, 7.0, "+3.3V", ha='center', va='center', fontsize=8)</text:span></text:p>
        <text:p text:style-name="P8"><text:span text:style-name="T4">ax.text(2.5, 5.9, "GND", ha='center', va='center', fontsize=8)</text:span></text:p>
        <text:p text:style-name="P8"><text:soft-page-break/><text:span text:style-name="T4">ax.text(6.5, 5.8, "GND", ha='center', va='center', fontsize=8)</text:span></text:p>
        <text:p text:style-name="P2"/>
        <text:p text:style-name="P8"><text:span text:style-name="T4"># Notes for pull-up resistors and decoupling caps</text:span></text:p>
        <text:p text:style-name="P8"><text:span text:style-name="T4">ax.text(2, 7.5, "Pull-up resistors on I2C lines (4.7kΩ)", fontsize=8, color="gray")</text:span></text:p>
        <text:p text:style-name="P8"><text:span text:style-name="T4">ax.text(6, 7.5, "Decoupling capacitors near each IC (0.1µF, 10µF)", fontsize=8, color="gray")</text:span></text:p>
        <text:p text:style-name="P2"/>
        <text:p text:style-name="P8"><text:span text:style-name="T4"># Set plot limits and hide axes</text:span></text:p>
        <text:p text:style-name="P8"><text:span text:style-name="T4">ax.set_xlim(0, 12)</text:span></text:p>
        <text:p text:style-name="P8"><text:span text:style-name="T4">ax.set_ylim(4, 8)</text:span></text:p>
        <text:p text:style-name="P8"><text:span text:style-name="T4">ax.axis('off')</text:span></text:p>
        <text:p text:style-name="P2"/>
        <text:p text:style-name="P8"><text:span text:style-name="T4"># Display the schematic</text:span></text:p>
        <text:p text:style-name="P8"><text:span text:style-name="T4">plt.title("Clock Distribution Schematic: Si5351 and CDCLVD1212", fontsize=12)</text:span></text:p>
        <text:p text:style-name="P8"><text:span text:style-name="T4">plt.show()</text:span></text:p>
        <text:p text:style-name="P2"/>
        <text:p text:style-name="P2"/>
        <text:p text:style-name="P8"><text:span text:style-name="T4">1. Interfacing Daughterboards</text:span></text:p>
        <text:p text:style-name="P8"><text:span text:style-name="T4">The original interface design using DIN 41612 connectors, SPI/I²C communication, and dedicated pins for analog signals remains effective for 3-input gates. However:</text:span></text:p>
        <text:p text:style-name="P2"/>
        <text:p text:style-name="P8"><text:span text:style-name="T4">Additional Pins for Inputs:</text:span></text:p>
        <text:p text:style-name="P8"><text:span text:style-name="T4">Each gate now has an additional input, so ensure the connector layout has enough pins to route three input signals and their respective weights per gate.</text:span></text:p>
        <text:p text:style-name="P8"><text:span text:style-name="T4">Example: If one gate uses 3 inputs and their weights require analog control, allocate at least 6 analog pins (3 for signals, 3 for weights).</text:span></text:p>
        <text:p text:style-name="P8"><text:span text:style-name="T4">Multiplexing for Scalability:</text:span></text:p>
        <text:p text:style-name="P8"><text:span text:style-name="T4">To avoid running out of pins, analog multiplexers (e.g., 74HC4051) can be used to dynamically select inputs or weights controlled via the SPI/I²C bus.</text:span></text:p>
        <text:p text:style-name="P8"><text:span text:style-name="T4">2. Clock Synchronization</text:span></text:p>
        <text:p text:style-name="P8"><text:span text:style-name="T4">The clock distribution strategy remains robust for 3-input gates, but ensure the clock network is scalable:</text:span></text:p>
        <text:p text:style-name="P2"/>
        <text:p text:style-name="P8"><text:span text:style-name="T4">Synchronizing Weight Adjustments:</text:span></text:p>
        <text:p text:style-name="P8"><text:span text:style-name="T4">Weight adjustment in VCAs will require timing coordination. The same clock signals used for gate control can synchronize DAC operations that adjust weights.</text:span></text:p>
        <text:p text:style-name="P8"><text:span text:style-name="T4">Clock Tree or Distributed PLLs:</text:span></text:p>
        <text:p text:style-name="P8"><text:span text:style-name="T4">Continue using a clock tree or PLL-based synchronization for precise timing, especially if the weighted inputs require coordinated updates.</text:span></text:p>
        <text:p text:style-name="P8"><text:span text:style-name="T4">3. Analog Signal Routing</text:span></text:p>
        <text:p text:style-name="P8"><text:span text:style-name="T4">Routing for 3-input gates with weighted inputs requires careful planning:</text:span></text:p>
        <text:p text:style-name="P2"/>
        <text:p text:style-name="P8"><text:span text:style-name="T4">Shielding and Isolation:</text:span></text:p>
        <text:p text:style-name="P8"><text:span text:style-name="T4">With more signals per gate (3 inputs + weights), use guard traces and separate layers for analog and digital signals to reduce cross-talk.</text:span></text:p>
        <text:p text:style-name="P8"><text:span text:style-name="T4">Buffering:</text:span></text:p>
        <text:p text:style-name="P8"><text:span text:style-name="T4">Each input and weight signal should be buffered with op-amps to maintain signal integrity over long traces.</text:span></text:p>
        <text:p text:style-name="P8"><text:span text:style-name="T4">4. Integration of Adjustable Weights</text:span></text:p>
        <text:p text:style-name="P8"><text:span text:style-name="T4">VCAs for Weights:</text:span></text:p>
        <text:p text:style-name="P8"><text:span text:style-name="T4">For each input, integrate a VCA to apply a dynamically adjustable weight.</text:span></text:p>
        <text:p text:style-name="P8"><text:span text:style-name="T4">Use DACs controlled by the digital layer (via SPI/I²C) to set VCA control voltages for weights.</text:span></text:p>
        <text:p text:style-name="P8"><text:soft-page-break/><text:span text:style-name="T4">Circuit Expansion:</text:span></text:p>
        <text:p text:style-name="P8"><text:span text:style-name="T4">Modify the NAND gate circuit to include three weighted inputs. For example:</text:span></text:p>
        <text:p text:style-name="P8"><text:span text:style-name="T4">𝑄</text:span></text:p>
        <text:p text:style-name="P8"><text:span text:style-name="T4">=</text:span></text:p>
        <text:p text:style-name="P8"><text:span text:style-name="T4">1</text:span></text:p>
        <text:p text:style-name="P8"><text:span text:style-name="T4">−</text:span></text:p>
        <text:p text:style-name="P8"><text:span text:style-name="T4">(</text:span></text:p>
        <text:p text:style-name="P8"><text:span text:style-name="T4">𝑤</text:span></text:p>
        <text:p text:style-name="P8"><text:span text:style-name="T4">1</text:span></text:p>
        <text:p text:style-name="P8"><text:span text:style-name="T4">𝐴</text:span></text:p>
        <text:p text:style-name="P8"><text:span text:style-name="T4">+</text:span></text:p>
        <text:p text:style-name="P8"><text:span text:style-name="T4">𝑤</text:span></text:p>
        <text:p text:style-name="P8"><text:span text:style-name="T4">2</text:span></text:p>
        <text:p text:style-name="P8"><text:span text:style-name="T4">𝐵</text:span></text:p>
        <text:p text:style-name="P8"><text:span text:style-name="T4">+</text:span></text:p>
        <text:p text:style-name="P8"><text:span text:style-name="T4">𝑤</text:span></text:p>
        <text:p text:style-name="P8"><text:span text:style-name="T4">3</text:span></text:p>
        <text:p text:style-name="P8"><text:span text:style-name="T4">𝐶</text:span></text:p>
        <text:p text:style-name="P8"><text:span text:style-name="T4">)</text:span></text:p>
        <text:p text:style-name="P8"><text:span text:style-name="T4">Q=1−(w </text:span></text:p>
        <text:p text:style-name="P8"><text:span text:style-name="T4">1</text:span></text:p>
        <text:p text:style-name="P8"><text:span text:style-name="T4">​</text:span></text:p>
        <text:p text:style-name="P8"><text:span text:style-name="T4"><text:s/>A+w </text:span></text:p>
        <text:p text:style-name="P8"><text:span text:style-name="T4">2</text:span></text:p>
        <text:p text:style-name="P8"><text:span text:style-name="T4">​</text:span></text:p>
        <text:p text:style-name="P8"><text:span text:style-name="T4"><text:s/>B+w </text:span></text:p>
        <text:p text:style-name="P8"><text:span text:style-name="T4">3</text:span></text:p>
        <text:p text:style-name="P8"><text:span text:style-name="T4">​</text:span></text:p>
        <text:p text:style-name="P8"><text:span text:style-name="T4"><text:s/>C)</text:span></text:p>
        <text:p text:style-name="P8"><text:span text:style-name="T4">where </text:span></text:p>
        <text:p text:style-name="P8"><text:span text:style-name="T4">𝑤</text:span></text:p>
        <text:p text:style-name="P8"><text:span text:style-name="T4">1</text:span></text:p>
        <text:p text:style-name="P8"><text:span text:style-name="T4">,</text:span></text:p>
        <text:p text:style-name="P8"><text:span text:style-name="T4">𝑤</text:span></text:p>
        <text:p text:style-name="P8"><text:span text:style-name="T4">2</text:span></text:p>
        <text:p text:style-name="P8"><text:span text:style-name="T4">,</text:span></text:p>
        <text:p text:style-name="P8"><text:span text:style-name="T4">𝑤</text:span></text:p>
        <text:p text:style-name="P8"><text:span text:style-name="T4">3</text:span></text:p>
        <text:p text:style-name="P8"><text:span text:style-name="T4">w </text:span></text:p>
        <text:p text:style-name="P8"><text:span text:style-name="T4">1</text:span></text:p>
        <text:p text:style-name="P8"><text:span text:style-name="T4">​</text:span></text:p>
        <text:p text:style-name="P8"><text:span text:style-name="T4"><text:s/>,w </text:span></text:p>
        <text:p text:style-name="P8"><text:soft-page-break/><text:span text:style-name="T4">2</text:span></text:p>
        <text:p text:style-name="P8"><text:span text:style-name="T4">​</text:span></text:p>
        <text:p text:style-name="P8"><text:span text:style-name="T4"><text:s/>,w </text:span></text:p>
        <text:p text:style-name="P8"><text:span text:style-name="T4">3</text:span></text:p>
        <text:p text:style-name="P8"><text:span text:style-name="T4">​</text:span></text:p>
        <text:p text:style-name="P8"><text:span text:style-name="T4"><text:s text:c="2"/>are weights controlled by the digital layer.</text:span></text:p>
        <text:p text:style-name="P8"><text:span text:style-name="T4">5. Communication Protocols</text:span></text:p>
        <text:p text:style-name="P8"><text:span text:style-name="T4">The communication protocols (SPI, I²C, or CAN) still suit this design. However:</text:span></text:p>
        <text:p text:style-name="P2"/>
        <text:p text:style-name="P8"><text:span text:style-name="T4">Increased Bandwidth Needs:</text:span></text:p>
        <text:p text:style-name="P8"><text:span text:style-name="T4">With more parameters to control (e.g., weights for each input), ensure the bus bandwidth is sufficient.</text:span></text:p>
        <text:p text:style-name="P8"><text:span text:style-name="T4">Example: If using SPI, reserve separate chip select (CS) lines for groups of gates to manage updates efficiently.</text:span></text:p>
        <text:p text:style-name="P8"><text:span text:style-name="T4">6. Modular Stack with 3-Input Gates</text:span></text:p>
        <text:p text:style-name="P8"><text:span text:style-name="T4">The modular stack architecture remains viable:</text:span></text:p>
        <text:p text:style-name="P2"/>
        <text:p text:style-name="P8"><text:span text:style-name="T4">Daughterboard Design:</text:span></text:p>
        <text:p text:style-name="P8"><text:span text:style-name="T4">Each board houses multiple 3-input gates, with VCAs for weighted inputs, multiplexers for routing, and DACs for control.</text:span></text:p>
        <text:p text:style-name="P8"><text:span text:style-name="T4">Motherboard Design:</text:span></text:p>
        <text:p text:style-name="P8"><text:span text:style-name="T4">The motherboard provides centralized power, clock distribution, and communication control for weight adjustments and signal routing.</text:span></text:p>
        <text:p text:style-name="P8"><text:span text:style-name="T4">7. Summary of Adjustments for 3-Input Gates</text:span></text:p>
        <text:p text:style-name="P8"><text:span text:style-name="T4">Aspect<text:tab/>Adjustments for 3-Input Gates</text:span></text:p>
        <text:p text:style-name="P8"><text:span text:style-name="T4">Connector Design<text:tab/>Allocate additional pins for 3 input signals and weights.</text:span></text:p>
        <text:p text:style-name="P8"><text:span text:style-name="T4">Clock Synchronization<text:tab/>Use synchronized DAC updates for weighted inputs.</text:span></text:p>
        <text:p text:style-name="P8"><text:span text:style-name="T4">Analog Signal Routing<text:tab/>Ensure proper shielding and buffering for multiple signals.</text:span></text:p>
        <text:p text:style-name="P8"><text:span text:style-name="T4">VCAs for Weighting<text:tab/>Add VCAs to apply weights to each input.</text:span></text:p>
        <text:p text:style-name="P8"><text:span text:style-name="T4">Digital Control<text:tab/>Reserve bus bandwidth for weight adjustment commands.</text:span></text:p>
        <text:p text:style-name="P8"><text:span text:style-name="T4">Modular Scalability<text:tab/>Continue using daughterboards with additional gate capacity.</text:span></text:p>
        <text:p text:style-name="P2"/>
        <text:p text:style-name="P2"/>
        <text:p text:style-name="P2"/>
        <text:p text:style-name="P8"><text:span text:style-name="T4">Handling three weights for a 3-input gate involves dynamically controlling the contribution of each input (A, B, C) to the logic operation. Here's how you can design the system to manage three weights effectively:</text:span></text:p>
        <text:p text:style-name="P2"/>
        <text:p text:style-name="P8"><text:span text:style-name="T4">1. Overview of Weighted Inputs</text:span></text:p>
        <text:p text:style-name="P8"><text:span text:style-name="T4">In a fuzzy logic gate, weights (</text:span></text:p>
        <text:p text:style-name="P8"><text:span text:style-name="T4">𝑤</text:span></text:p>
        <text:p text:style-name="P8"><text:span text:style-name="T4">1</text:span></text:p>
        <text:p text:style-name="P8"><text:span text:style-name="T4">,</text:span></text:p>
        <text:p text:style-name="P8"><text:span text:style-name="T4">𝑤</text:span></text:p>
        <text:p text:style-name="P8"><text:span text:style-name="T4">2</text:span></text:p>
        <text:p text:style-name="P8"><text:span text:style-name="T4">,</text:span></text:p>
        <text:p text:style-name="P8"><text:span text:style-name="T4">𝑤</text:span></text:p>
        <text:p text:style-name="P8"><text:span text:style-name="T4">3</text:span></text:p>
        <text:p text:style-name="P8"><text:soft-page-break/><text:span text:style-name="T4">w </text:span></text:p>
        <text:p text:style-name="P8"><text:span text:style-name="T4">1</text:span></text:p>
        <text:p text:style-name="P8"><text:span text:style-name="T4">​</text:span></text:p>
        <text:p text:style-name="P8"><text:span text:style-name="T4"><text:s/>,w </text:span></text:p>
        <text:p text:style-name="P8"><text:span text:style-name="T4">2</text:span></text:p>
        <text:p text:style-name="P8"><text:span text:style-name="T4">​</text:span></text:p>
        <text:p text:style-name="P8"><text:span text:style-name="T4"><text:s/>,w </text:span></text:p>
        <text:p text:style-name="P8"><text:span text:style-name="T4">3</text:span></text:p>
        <text:p text:style-name="P8"><text:span text:style-name="T4">​</text:span></text:p>
        <text:p text:style-name="P8"><text:span text:style-name="T4"><text:s/>) determine the influence of each input on the output. The output of a 3-input gate can be expressed as:</text:span></text:p>
        <text:p text:style-name="P2"/>
        <text:p text:style-name="P8"><text:span text:style-name="T4">𝑄</text:span></text:p>
        <text:p text:style-name="P8"><text:span text:style-name="T4">=</text:span></text:p>
        <text:p text:style-name="P8"><text:span text:style-name="T4">1</text:span></text:p>
        <text:p text:style-name="P8"><text:span text:style-name="T4">−</text:span></text:p>
        <text:p text:style-name="P8"><text:span text:style-name="T4">(</text:span></text:p>
        <text:p text:style-name="P8"><text:span text:style-name="T4">𝑤</text:span></text:p>
        <text:p text:style-name="P8"><text:span text:style-name="T4">1</text:span></text:p>
        <text:p text:style-name="P8"><text:span text:style-name="T4">⋅</text:span></text:p>
        <text:p text:style-name="P8"><text:span text:style-name="T4">𝐴</text:span></text:p>
        <text:p text:style-name="P8"><text:span text:style-name="T4">+</text:span></text:p>
        <text:p text:style-name="P8"><text:span text:style-name="T4">𝑤</text:span></text:p>
        <text:p text:style-name="P8"><text:span text:style-name="T4">2</text:span></text:p>
        <text:p text:style-name="P8"><text:span text:style-name="T4">⋅</text:span></text:p>
        <text:p text:style-name="P8"><text:span text:style-name="T4">𝐵</text:span></text:p>
        <text:p text:style-name="P8"><text:span text:style-name="T4">+</text:span></text:p>
        <text:p text:style-name="P8"><text:span text:style-name="T4">𝑤</text:span></text:p>
        <text:p text:style-name="P8"><text:span text:style-name="T4">3</text:span></text:p>
        <text:p text:style-name="P8"><text:span text:style-name="T4">⋅</text:span></text:p>
        <text:p text:style-name="P8"><text:span text:style-name="T4">𝐶</text:span></text:p>
        <text:p text:style-name="P8"><text:span text:style-name="T4">)</text:span></text:p>
        <text:p text:style-name="P8"><text:span text:style-name="T4">Q=1−(w </text:span></text:p>
        <text:p text:style-name="P8"><text:span text:style-name="T4">1</text:span></text:p>
        <text:p text:style-name="P8"><text:span text:style-name="T4">​</text:span></text:p>
        <text:p text:style-name="P8"><text:span text:style-name="T4"><text:s/>⋅A+w </text:span></text:p>
        <text:p text:style-name="P8"><text:span text:style-name="T4">2</text:span></text:p>
        <text:p text:style-name="P8"><text:span text:style-name="T4">​</text:span></text:p>
        <text:p text:style-name="P8"><text:span text:style-name="T4"><text:s/>⋅B+w </text:span></text:p>
        <text:p text:style-name="P8"><text:span text:style-name="T4">3</text:span></text:p>
        <text:p text:style-name="P8"><text:span text:style-name="T4">​</text:span></text:p>
        <text:p text:style-name="P8"><text:span text:style-name="T4"><text:s/>⋅C)</text:span></text:p>
        <text:p text:style-name="P8"><text:span text:style-name="T4">where </text:span></text:p>
        <text:p text:style-name="P8"><text:soft-page-break/><text:span text:style-name="T4">𝑤</text:span></text:p>
        <text:p text:style-name="P8"><text:span text:style-name="T4">1</text:span></text:p>
        <text:p text:style-name="P8"><text:span text:style-name="T4">,</text:span></text:p>
        <text:p text:style-name="P8"><text:span text:style-name="T4">𝑤</text:span></text:p>
        <text:p text:style-name="P8"><text:span text:style-name="T4">2</text:span></text:p>
        <text:p text:style-name="P8"><text:span text:style-name="T4">,</text:span></text:p>
        <text:p text:style-name="P8"><text:span text:style-name="T4">𝑤</text:span></text:p>
        <text:p text:style-name="P8"><text:span text:style-name="T4">3</text:span></text:p>
        <text:p text:style-name="P8"><text:span text:style-name="T4">w </text:span></text:p>
        <text:p text:style-name="P8"><text:span text:style-name="T4">1</text:span></text:p>
        <text:p text:style-name="P8"><text:span text:style-name="T4">​</text:span></text:p>
        <text:p text:style-name="P8"><text:span text:style-name="T4"><text:s/>,w </text:span></text:p>
        <text:p text:style-name="P8"><text:span text:style-name="T4">2</text:span></text:p>
        <text:p text:style-name="P8"><text:span text:style-name="T4">​</text:span></text:p>
        <text:p text:style-name="P8"><text:span text:style-name="T4"><text:s/>,w </text:span></text:p>
        <text:p text:style-name="P8"><text:span text:style-name="T4">3</text:span></text:p>
        <text:p text:style-name="P8"><text:span text:style-name="T4">​</text:span></text:p>
        <text:p text:style-name="P8"><text:span text:style-name="T4"><text:s text:c="2"/>are adjustable weights applied to inputs </text:span></text:p>
        <text:p text:style-name="P8"><text:span text:style-name="T4">𝐴</text:span></text:p>
        <text:p text:style-name="P8"><text:span text:style-name="T4">,</text:span></text:p>
        <text:p text:style-name="P8"><text:span text:style-name="T4">𝐵</text:span></text:p>
        <text:p text:style-name="P8"><text:span text:style-name="T4">,</text:span></text:p>
        <text:p text:style-name="P8"><text:span text:style-name="T4">𝐶</text:span></text:p>
        <text:p text:style-name="P8"><text:span text:style-name="T4">A,B,C.</text:span></text:p>
        <text:p text:style-name="P2"/>
        <text:p text:style-name="P8"><text:span text:style-name="T4">2. Circuit Design for Weighted Inputs</text:span></text:p>
        <text:p text:style-name="P8"><text:span text:style-name="T4">2.1 Voltage-Controlled Amplifiers (VCAs)</text:span></text:p>
        <text:p text:style-name="P8"><text:span text:style-name="T4">Use VCAs (e.g., SSM2164 or LM13700) to apply weights to each input.</text:span></text:p>
        <text:p text:style-name="P8"><text:span text:style-name="T4">Each input passes through its own VCA, with the weight controlled by a voltage signal from a DAC or potentiometer.</text:span></text:p>
        <text:p text:style-name="P8"><text:span text:style-name="T4">Implementation:</text:span></text:p>
        <text:p text:style-name="P2"/>
        <text:p text:style-name="P8"><text:span text:style-name="T4">Input signals (</text:span></text:p>
        <text:p text:style-name="P8"><text:span text:style-name="T4">𝐴</text:span></text:p>
        <text:p text:style-name="P8"><text:span text:style-name="T4">,</text:span></text:p>
        <text:p text:style-name="P8"><text:span text:style-name="T4">𝐵</text:span></text:p>
        <text:p text:style-name="P8"><text:span text:style-name="T4">,</text:span></text:p>
        <text:p text:style-name="P8"><text:span text:style-name="T4">𝐶</text:span></text:p>
        <text:p text:style-name="P8"><text:span text:style-name="T4">A,B,C) are applied to the signal pins of the VCAs.</text:span></text:p>
        <text:p text:style-name="P8"><text:span text:style-name="T4">Weight control voltages (</text:span></text:p>
        <text:p text:style-name="P8"><text:span text:style-name="T4">𝑉</text:span></text:p>
        <text:p text:style-name="P8"><text:span text:style-name="T4">𝑤</text:span></text:p>
        <text:p text:style-name="P8"><text:span text:style-name="T4">1</text:span></text:p>
        <text:p text:style-name="P8"><text:soft-page-break/><text:span text:style-name="T4">,</text:span></text:p>
        <text:p text:style-name="P8"><text:span text:style-name="T4">𝑉</text:span></text:p>
        <text:p text:style-name="P8"><text:span text:style-name="T4">𝑤</text:span></text:p>
        <text:p text:style-name="P8"><text:span text:style-name="T4">2</text:span></text:p>
        <text:p text:style-name="P8"><text:span text:style-name="T4">,</text:span></text:p>
        <text:p text:style-name="P8"><text:span text:style-name="T4">𝑉</text:span></text:p>
        <text:p text:style-name="P8"><text:span text:style-name="T4">𝑤</text:span></text:p>
        <text:p text:style-name="P8"><text:span text:style-name="T4">3</text:span></text:p>
        <text:p text:style-name="P8"><text:span text:style-name="T4">V </text:span></text:p>
        <text:p text:style-name="P8"><text:span text:style-name="T4">w1</text:span></text:p>
        <text:p text:style-name="P8"><text:span text:style-name="T4">​</text:span></text:p>
        <text:p text:style-name="P8"><text:span text:style-name="T4"><text:s/>,V </text:span></text:p>
        <text:p text:style-name="P8"><text:span text:style-name="T4">w2</text:span></text:p>
        <text:p text:style-name="P8"><text:span text:style-name="T4">​</text:span></text:p>
        <text:p text:style-name="P8"><text:span text:style-name="T4"><text:s/>,V </text:span></text:p>
        <text:p text:style-name="P8"><text:span text:style-name="T4">w3</text:span></text:p>
        <text:p text:style-name="P8"><text:span text:style-name="T4">​</text:span></text:p>
        <text:p text:style-name="P8"><text:span text:style-name="T4"><text:s/>) are applied to the control pins of the VCAs.</text:span></text:p>
        <text:p text:style-name="P8"><text:span text:style-name="T4">The outputs of the VCAs are summed using an analog summing circuit (e.g., an op-amp).</text:span></text:p>
        <text:p text:style-name="P8"><text:span text:style-name="T4">2.2 Summing Circuit</text:span></text:p>
        <text:p text:style-name="P8"><text:span text:style-name="T4">Use an op-amp in a summing configuration to combine the weighted outputs of the VCAs.</text:span></text:p>
        <text:p text:style-name="P8"><text:span text:style-name="T4">The summing circuit produces:</text:span></text:p>
        <text:p text:style-name="P8"><text:span text:style-name="T4">Sum</text:span></text:p>
        <text:p text:style-name="P8"><text:span text:style-name="T4">=</text:span></text:p>
        <text:p text:style-name="P8"><text:span text:style-name="T4">𝑤</text:span></text:p>
        <text:p text:style-name="P8"><text:span text:style-name="T4">1</text:span></text:p>
        <text:p text:style-name="P8"><text:span text:style-name="T4">⋅</text:span></text:p>
        <text:p text:style-name="P8"><text:span text:style-name="T4">𝐴</text:span></text:p>
        <text:p text:style-name="P8"><text:span text:style-name="T4">+</text:span></text:p>
        <text:p text:style-name="P8"><text:span text:style-name="T4">𝑤</text:span></text:p>
        <text:p text:style-name="P8"><text:span text:style-name="T4">2</text:span></text:p>
        <text:p text:style-name="P8"><text:span text:style-name="T4">⋅</text:span></text:p>
        <text:p text:style-name="P8"><text:span text:style-name="T4">𝐵</text:span></text:p>
        <text:p text:style-name="P8"><text:span text:style-name="T4">+</text:span></text:p>
        <text:p text:style-name="P8"><text:span text:style-name="T4">𝑤</text:span></text:p>
        <text:p text:style-name="P8"><text:span text:style-name="T4">3</text:span></text:p>
        <text:p text:style-name="P8"><text:span text:style-name="T4">⋅</text:span></text:p>
        <text:p text:style-name="P8"><text:span text:style-name="T4">𝐶</text:span></text:p>
        <text:p text:style-name="P8"><text:span text:style-name="T4">Sum=w </text:span></text:p>
        <text:p text:style-name="P8"><text:span text:style-name="T4">1</text:span></text:p>
        <text:p text:style-name="P8"><text:span text:style-name="T4">​</text:span></text:p>
        <text:p text:style-name="P8"><text:span text:style-name="T4"><text:s/>⋅A+w </text:span></text:p>
        <text:p text:style-name="P8"><text:soft-page-break/><text:span text:style-name="T4">2</text:span></text:p>
        <text:p text:style-name="P8"><text:span text:style-name="T4">​</text:span></text:p>
        <text:p text:style-name="P8"><text:span text:style-name="T4"><text:s/>⋅B+w </text:span></text:p>
        <text:p text:style-name="P8"><text:span text:style-name="T4">3</text:span></text:p>
        <text:p text:style-name="P8"><text:span text:style-name="T4">​</text:span></text:p>
        <text:p text:style-name="P8"><text:span text:style-name="T4"><text:s/>⋅C</text:span></text:p>
        <text:p text:style-name="P8"><text:span text:style-name="T4">2.3 Inversion for NAND Logic</text:span></text:p>
        <text:p text:style-name="P8"><text:span text:style-name="T4">Pass the sum through an op-amp inverting configuration to generate the NAND output:</text:span></text:p>
        <text:p text:style-name="P8"><text:span text:style-name="T4">𝑄</text:span></text:p>
        <text:p text:style-name="P8"><text:span text:style-name="T4">=</text:span></text:p>
        <text:p text:style-name="P8"><text:span text:style-name="T4">1</text:span></text:p>
        <text:p text:style-name="P8"><text:span text:style-name="T4">−</text:span></text:p>
        <text:p text:style-name="P8"><text:span text:style-name="T4">(</text:span></text:p>
        <text:p text:style-name="P8"><text:span text:style-name="T4">Sum</text:span></text:p>
        <text:p text:style-name="P8"><text:span text:style-name="T4">)</text:span></text:p>
        <text:p text:style-name="P8"><text:span text:style-name="T4">Q=1−(Sum)</text:span></text:p>
        <text:p text:style-name="P8"><text:span text:style-name="T4">3. Controlling the Weights</text:span></text:p>
        <text:p text:style-name="P8"><text:span text:style-name="T4">3.1 Digital-to-Analog Converters (DACs)</text:span></text:p>
        <text:p text:style-name="P8"><text:span text:style-name="T4">Use DACs to generate control voltages (</text:span></text:p>
        <text:p text:style-name="P8"><text:span text:style-name="T4">𝑉</text:span></text:p>
        <text:p text:style-name="P8"><text:span text:style-name="T4">𝑤</text:span></text:p>
        <text:p text:style-name="P8"><text:span text:style-name="T4">1</text:span></text:p>
        <text:p text:style-name="P8"><text:span text:style-name="T4">,</text:span></text:p>
        <text:p text:style-name="P8"><text:span text:style-name="T4">𝑉</text:span></text:p>
        <text:p text:style-name="P8"><text:span text:style-name="T4">𝑤</text:span></text:p>
        <text:p text:style-name="P8"><text:span text:style-name="T4">2</text:span></text:p>
        <text:p text:style-name="P8"><text:span text:style-name="T4">,</text:span></text:p>
        <text:p text:style-name="P8"><text:span text:style-name="T4">𝑉</text:span></text:p>
        <text:p text:style-name="P8"><text:span text:style-name="T4">𝑤</text:span></text:p>
        <text:p text:style-name="P8"><text:span text:style-name="T4">3</text:span></text:p>
        <text:p text:style-name="P8"><text:span text:style-name="T4">V </text:span></text:p>
        <text:p text:style-name="P8"><text:span text:style-name="T4">w1</text:span></text:p>
        <text:p text:style-name="P8"><text:span text:style-name="T4">​</text:span></text:p>
        <text:p text:style-name="P8"><text:span text:style-name="T4"><text:s/>,V </text:span></text:p>
        <text:p text:style-name="P8"><text:span text:style-name="T4">w2</text:span></text:p>
        <text:p text:style-name="P8"><text:span text:style-name="T4">​</text:span></text:p>
        <text:p text:style-name="P8"><text:span text:style-name="T4"><text:s/>,V </text:span></text:p>
        <text:p text:style-name="P8"><text:span text:style-name="T4">w3</text:span></text:p>
        <text:p text:style-name="P8"><text:span text:style-name="T4">​</text:span></text:p>
        <text:p text:style-name="P8"><text:span text:style-name="T4"><text:s/>) for the VCAs.</text:span></text:p>
        <text:p text:style-name="P8"><text:span text:style-name="T4">The digital control layer (e.g., an MCU or FPGA) updates these voltages dynamically via SPI or I²C.</text:span></text:p>
        <text:p text:style-name="P8"><text:span text:style-name="T4">Key Components:</text:span></text:p>
        <text:p text:style-name="P2"><text:soft-page-break/></text:p>
        <text:p text:style-name="P8"><text:span text:style-name="T4">DAC IC: MCP4728 (4-channel I²C DAC) or similar.</text:span></text:p>
        <text:p text:style-name="P8"><text:span text:style-name="T4">Control Protocol: SPI or I²C to send weight values from the MCU to the DAC.</text:span></text:p>
        <text:p text:style-name="P8"><text:span text:style-name="T4">Workflow:</text:span></text:p>
        <text:p text:style-name="P2"/>
        <text:p text:style-name="P8"><text:span text:style-name="T4">The MCU calculates the desired weights based on the task or logic configuration.</text:span></text:p>
        <text:p text:style-name="P8"><text:span text:style-name="T4">The MCU sends the weight values to the DAC.</text:span></text:p>
        <text:p text:style-name="P8"><text:span text:style-name="T4">The DAC outputs control voltages to the VCAs.</text:span></text:p>
        <text:p text:style-name="P8"><text:span text:style-name="T4">3.2 Potentiometers (Manual Adjustment)</text:span></text:p>
        <text:p text:style-name="P8"><text:span text:style-name="T4">For simpler systems, replace DACs with adjustable potentiometers for manual weight tuning.</text:span></text:p>
        <text:p text:style-name="P8"><text:span text:style-name="T4">4. Synchronization of Weight Updates</text:span></text:p>
        <text:p text:style-name="P8"><text:span text:style-name="T4">Clock Synchronization</text:span></text:p>
        <text:p text:style-name="P8"><text:span text:style-name="T4">Ensure that all weight adjustments occur in sync with the system clock to avoid transient inconsistencies during reconfiguration.</text:span></text:p>
        <text:p text:style-name="P8"><text:span text:style-name="T4">Use a shared clock to coordinate updates across multiple gates and boards.</text:span></text:p>
        <text:p text:style-name="P8"><text:span text:style-name="T4">Digital Feedback</text:span></text:p>
        <text:p text:style-name="P8"><text:span text:style-name="T4">Incorporate ADCs to monitor the VCA outputs and verify that weights are being applied correctly.</text:span></text:p>
        <text:p text:style-name="P8"><text:span text:style-name="T4">The digital layer can adjust weights iteratively based on feedback.</text:span></text:p>
        <text:p text:style-name="P8"><text:span text:style-name="T4">5. Power and Signal Considerations</text:span></text:p>
        <text:p text:style-name="P8"><text:span text:style-name="T4">Power Stability</text:span></text:p>
        <text:p text:style-name="P8"><text:span text:style-name="T4">Provide stable ±12V or ±15V power to the VCAs and op-amps.</text:span></text:p>
        <text:p text:style-name="P8"><text:span text:style-name="T4">Use decoupling capacitors near each VCA to minimize noise.</text:span></text:p>
        <text:p text:style-name="P8"><text:span text:style-name="T4">Signal Integrity</text:span></text:p>
        <text:p text:style-name="P8"><text:span text:style-name="T4">Shield weight control lines (from DACs or potentiometers) to prevent interference with the control voltages.</text:span></text:p>
        <text:p text:style-name="P8"><text:span text:style-name="T4">Use buffers to drive long control lines if necessary.</text:span></text:p>
        <text:p text:style-name="P8"><text:span text:style-name="T4">6. Example Circuit Diagram</text:span></text:p>
        <text:p text:style-name="P8"><text:span text:style-name="T4">Component<text:tab/>Description</text:span></text:p>
        <text:p text:style-name="P8"><text:span text:style-name="T4">VCA<text:tab/>Applies weight to each input signal.</text:span></text:p>
        <text:p text:style-name="P8"><text:span text:style-name="T4">Op-Amp<text:tab/>Sums weighted inputs and inverts.</text:span></text:p>
        <text:p text:style-name="P8"><text:span text:style-name="T4">DAC<text:tab/>Provides dynamic weight control.</text:span></text:p>
        <text:p text:style-name="P8"><text:span text:style-name="T4">MCU<text:tab/>Sets weights via SPI/I²C.</text:span></text:p>
        <text:p text:style-name="P8"><text:span text:style-name="T4">Potentiometer<text:tab/>For manual weight adjustment.</text:span></text:p>
        <text:p text:style-name="P8"><text:span text:style-name="T4">7. Advantages of Weighted Inputs</text:span></text:p>
        <text:p text:style-name="P8"><text:span text:style-name="T4">Dynamic Control:</text:span></text:p>
        <text:p text:style-name="P8"><text:span text:style-name="T4">Adjust weights in real time to adapt to changing logic requirements.</text:span></text:p>
        <text:p text:style-name="P8"><text:span text:style-name="T4">Fuzzy Logic Flexibility:</text:span></text:p>
        <text:p text:style-name="P8"><text:span text:style-name="T4">Allows partial contributions from inputs, enabling nuanced decision-making.</text:span></text:p>
        <text:p text:style-name="P8"><text:span text:style-name="T4">Scalability:</text:span></text:p>
        <text:p text:style-name="P8"><text:span text:style-name="T4">Supports additional inputs by expanding the DAC and VCA network.</text:span></text:p>
        <text:p text:style-name="P8"><text:span text:style-name="T4">8. Workflow for Weight Management</text:span></text:p>
        <text:p text:style-name="P8"><text:span text:style-name="T4">Initialization:</text:span></text:p>
        <text:p text:style-name="P8"><text:span text:style-name="T4">The MCU initializes the weights to default values based on the desired logic function.</text:span></text:p>
        <text:p text:style-name="P8"><text:span text:style-name="T4">Dynamic Updates:</text:span></text:p>
        <text:p text:style-name="P8"><text:soft-page-break/><text:span text:style-name="T4">Weights are adjusted dynamically via DACs based on task requirements.</text:span></text:p>
        <text:p text:style-name="P8"><text:span text:style-name="T4">Feedback and Optimization:</text:span></text:p>
        <text:p text:style-name="P8"><text:span text:style-name="T4">The system monitors outputs (via ADCs) and fine-tunes weights for optimal performance.</text:span></text:p>
        <text:p text:style-name="P2"/>
        <text:p text:style-name="P2"/>
        <text:p text:style-name="P2"/>
        <text:p text:style-name="P8"><text:span text:style-name="T4">How do weights impact signal fidelity?</text:span></text:p>
        <text:p text:style-name="P8"><text:span text:style-name="T4">ChatGPT said:</text:span></text:p>
        <text:p text:style-name="P8"><text:span text:style-name="T4">ChatGPT</text:span></text:p>
        <text:p text:style-name="P8"><text:span text:style-name="T4">Weights in analog systems, especially those implemented through Voltage-Controlled Amplifiers (VCAs) or similar circuits, play a significant role in shaping signal fidelity. They introduce certain benefits and challenges that affect how signals are processed, particularly in fuzzy logic and neural network contexts. Here's an in-depth look at how weights impact signal fidelity:</text:span></text:p>
        <text:p text:style-name="P2"/>
        <text:p text:style-name="P8"><text:span text:style-name="T4">1. What Are Weights?</text:span></text:p>
        <text:p text:style-name="P8"><text:span text:style-name="T4">Weights determine the amplitude scaling of input signals. In systems like analog fuzzy logic gates or neural networks:</text:span></text:p>
        <text:p text:style-name="P2"/>
        <text:p text:style-name="P8"><text:span text:style-name="T4">Weights amplify or attenuate the contribution of individual input signals to the final output.</text:span></text:p>
        <text:p text:style-name="P8"><text:span text:style-name="T4">Adjusting weights dynamically allows the system to adapt to varying conditions or logic requirements.</text:span></text:p>
        <text:p text:style-name="P8"><text:span text:style-name="T4">2. Positive Impacts on Signal Fidelity</text:span></text:p>
        <text:p text:style-name="P8"><text:span text:style-name="T4">Weights can improve signal fidelity under specific conditions:</text:span></text:p>
        <text:p text:style-name="P2"/>
        <text:p text:style-name="P8"><text:span text:style-name="T4">2.1 Signal Adaptation</text:span></text:p>
        <text:p text:style-name="P8"><text:span text:style-name="T4">Function: Weights can balance the relative strengths of different input signals.</text:span></text:p>
        <text:p text:style-name="P8"><text:span text:style-name="T4">Example: In noisy environments, reducing the weight of noisier signals prevents them from overwhelming the system.</text:span></text:p>
        <text:p text:style-name="P8"><text:span text:style-name="T4">Result: The overall signal-to-noise ratio (SNR) improves, enhancing fidelity.</text:span></text:p>
        <text:p text:style-name="P8"><text:span text:style-name="T4">2.2 Dynamic Range Optimization</text:span></text:p>
        <text:p text:style-name="P8"><text:span text:style-name="T4">Function: Weights allow signals to be scaled into the optimal operating range of subsequent circuits.</text:span></text:p>
        <text:p text:style-name="P8"><text:span text:style-name="T4">Example: If an input signal is too weak, increasing its weight ensures it contributes meaningfully to the output.</text:span></text:p>
        <text:p text:style-name="P8"><text:span text:style-name="T4">Result: Signal levels are kept within the range that maximizes fidelity (e.g., avoiding clipping or distortion).</text:span></text:p>
        <text:p text:style-name="P8"><text:span text:style-name="T4">2.3 Emphasizing Relevant Inputs</text:span></text:p>
        <text:p text:style-name="P8"><text:span text:style-name="T4">Function: Adjusting weights prioritizes signals with higher importance or relevance.</text:span></text:p>
        <text:p text:style-name="P8"><text:span text:style-name="T4">Example: In a 3-input gate (</text:span></text:p>
        <text:p text:style-name="P8"><text:span text:style-name="T4">𝐴</text:span></text:p>
        <text:p text:style-name="P8"><text:span text:style-name="T4">,</text:span></text:p>
        <text:p text:style-name="P8"><text:span text:style-name="T4">𝐵</text:span></text:p>
        <text:p text:style-name="P8"><text:span text:style-name="T4">,</text:span></text:p>
        <text:p text:style-name="P8"><text:span text:style-name="T4">𝐶</text:span></text:p>
        <text:p text:style-name="P8"><text:span text:style-name="T4">A,B,C), the system might assign higher weights to </text:span></text:p>
        <text:p text:style-name="P8"><text:span text:style-name="T4">𝐴</text:span></text:p>
        <text:p text:style-name="P8"><text:span text:style-name="T4">A and </text:span></text:p>
        <text:p text:style-name="P8"><text:span text:style-name="T4">𝐵</text:span></text:p>
        <text:p text:style-name="P8"><text:span text:style-name="T4">B if they carry critical information.</text:span></text:p>
        <text:p text:style-name="P8"><text:span text:style-name="T4">Result: The output reflects the most significant inputs, reducing the impact of irrelevant or redundant signals.</text:span></text:p>
        <text:p text:style-name="P8"><text:span text:style-name="T4">2.4 Enabling Fuzzy Logic Operations</text:span></text:p>
        <text:p text:style-name="P8"><text:soft-page-break/><text:span text:style-name="T4">Function: Weighted inputs allow partial contributions to logic operations, aligning with the real-world need to process ambiguous or uncertain data.</text:span></text:p>
        <text:p text:style-name="P8"><text:span text:style-name="T4">Example: A fuzzy OR gate might assign lower weights to less confident inputs, maintaining fidelity by avoiding overrepresentation of uncertain data.</text:span></text:p>
        <text:p text:style-name="P8"><text:span text:style-name="T4">3. Challenges to Signal Fidelity</text:span></text:p>
        <text:p text:style-name="P8"><text:span text:style-name="T4">Weights can negatively impact fidelity due to certain limitations:</text:span></text:p>
        <text:p text:style-name="P2"/>
        <text:p text:style-name="P8"><text:span text:style-name="T4">3.1 Noise Introduction</text:span></text:p>
        <text:p text:style-name="P8"><text:span text:style-name="T4">Problem: Control voltages for weights (e.g., from DACs or potentiometers) can introduce noise into the VCA or weighting circuit.</text:span></text:p>
        <text:p text:style-name="P8"><text:span text:style-name="T4">Example: If the DAC output controlling a VCA weight fluctuates due to noise, the signal scaling becomes inconsistent.</text:span></text:p>
        <text:p text:style-name="P8"><text:span text:style-name="T4">Solution:</text:span></text:p>
        <text:p text:style-name="P8"><text:span text:style-name="T4">Use low-noise DACs and filter control signals with RC or LC filters.</text:span></text:p>
        <text:p text:style-name="P8"><text:span text:style-name="T4">Shield control lines to reduce interference.</text:span></text:p>
        <text:p text:style-name="P8"><text:span text:style-name="T4">3.2 Nonlinearities in VCAs</text:span></text:p>
        <text:p text:style-name="P8"><text:span text:style-name="T4">Problem: VCAs can introduce nonlinear distortion when weights push signals near the limits of the device’s dynamic range.</text:span></text:p>
        <text:p text:style-name="P8"><text:span text:style-name="T4">Example: A weight set too high might cause signal clipping or harmonic distortion in the VCA.</text:span></text:p>
        <text:p text:style-name="P8"><text:span text:style-name="T4">Solution:</text:span></text:p>
        <text:p text:style-name="P8"><text:span text:style-name="T4">Keep signals within the VCA’s linear operating range.</text:span></text:p>
        <text:p text:style-name="P8"><text:span text:style-name="T4">Use high-quality VCAs with a wide dynamic range and low distortion.</text:span></text:p>
        <text:p text:style-name="P8"><text:span text:style-name="T4">3.3 Signal Attenuation</text:span></text:p>
        <text:p text:style-name="P8"><text:span text:style-name="T4">Problem: Low weights may attenuate signals to the point where they are overwhelmed by noise.</text:span></text:p>
        <text:p text:style-name="P8"><text:span text:style-name="T4">Example: A weakly weighted input might become indistinguishable from background noise.</text:span></text:p>
        <text:p text:style-name="P8"><text:span text:style-name="T4">Solution:</text:span></text:p>
        <text:p text:style-name="P8"><text:span text:style-name="T4">Ensure weights are scaled to preserve the input signal’s SNR.</text:span></text:p>
        <text:p text:style-name="P8"><text:span text:style-name="T4">Add buffers or pre-amplifiers to weak signals before applying weights.</text:span></text:p>
        <text:p text:style-name="P8"><text:span text:style-name="T4">3.4 Crosstalk and Interference</text:span></text:p>
        <text:p text:style-name="P8"><text:span text:style-name="T4">Problem: Analog signals passing through weighted circuits on shared PCB traces or buses may interfere with one another.</text:span></text:p>
        <text:p text:style-name="P8"><text:span text:style-name="T4">Example: Weighting multiple inputs with shared ground or power paths can cause crosstalk.</text:span></text:p>
        <text:p text:style-name="P8"><text:span text:style-name="T4">Solution:</text:span></text:p>
        <text:p text:style-name="P8"><text:span text:style-name="T4">Use proper signal isolation techniques (e.g., guard traces, separate ground planes).</text:span></text:p>
        <text:p text:style-name="P8"><text:span text:style-name="T4">Shield critical signal paths to reduce electromagnetic interference (EMI).</text:span></text:p>
        <text:p text:style-name="P8"><text:span text:style-name="T4">3.5 Thermal Drift</text:span></text:p>
        <text:p text:style-name="P8"><text:span text:style-name="T4">Problem: Weights controlled by analog components (e.g., resistors, potentiometers) can change due to temperature variations.</text:span></text:p>
        <text:p text:style-name="P8"><text:span text:style-name="T4">Example: A weight might shift slightly under prolonged use in a high-temperature environment, causing output inconsistencies.</text:span></text:p>
        <text:p text:style-name="P8"><text:span text:style-name="T4">Solution:</text:span></text:p>
        <text:p text:style-name="P8"><text:span text:style-name="T4">Use temperature-stable components (e.g., metal-film resistors).</text:span></text:p>
        <text:p text:style-name="P8"><text:span text:style-name="T4">Employ feedback mechanisms to recalibrate weights periodically.</text:span></text:p>
        <text:p text:style-name="P8"><text:span text:style-name="T4">4. Techniques to Improve Signal Fidelity with Weights</text:span></text:p>
        <text:p text:style-name="P8"><text:span text:style-name="T4">4.1 Buffering Signals</text:span></text:p>
        <text:p text:style-name="P8"><text:span text:style-name="T4">Use op-amps to buffer input signals before applying weights, reducing impedance mismatch and signal loss.</text:span></text:p>
        <text:p text:style-name="P8"><text:span text:style-name="T4">4.2 Low-Noise DACs for Control</text:span></text:p>
        <text:p text:style-name="P8"><text:span text:style-name="T4">Select DACs with high resolution and low noise (e.g., MCP4728 or AD5686) to generate stable control voltages for VCAs.</text:span></text:p>
        <text:p text:style-name="P8"><text:span text:style-name="T4">4.3 Active Filtering</text:span></text:p>
        <text:p text:style-name="P8"><text:span text:style-name="T4">Add low-pass filters on control signals to remove high-frequency noise before it reaches the weighting circuit.</text:span></text:p>
        <text:p text:style-name="P8"><text:soft-page-break/><text:span text:style-name="T4">4.4 Signal Integrity in Routing</text:span></text:p>
        <text:p text:style-name="P8"><text:span text:style-name="T4">Route signals with proper spacing and shielding to avoid interference.</text:span></text:p>
        <text:p text:style-name="P8"><text:span text:style-name="T4">Use differential signaling if the system requires long-distance transmission.</text:span></text:p>
        <text:p text:style-name="P8"><text:span text:style-name="T4">4.5 Feedback and Calibration</text:span></text:p>
        <text:p text:style-name="P8"><text:span text:style-name="T4">Monitor output signals using ADCs to ensure weights are applied as intended.</text:span></text:p>
        <text:p text:style-name="P8"><text:span text:style-name="T4">Implement feedback loops in the digital controller to recalibrate weights dynamically, compensating for drift or noise.</text:span></text:p>
        <text:p text:style-name="P8"><text:span text:style-name="T4">5. Practical Example</text:span></text:p>
        <text:p text:style-name="P8"><text:span text:style-name="T4">Let’s consider a 3-input fuzzy logic gate (</text:span></text:p>
        <text:p text:style-name="P8"><text:span text:style-name="T4">𝐴</text:span></text:p>
        <text:p text:style-name="P8"><text:span text:style-name="T4">,</text:span></text:p>
        <text:p text:style-name="P8"><text:span text:style-name="T4">𝐵</text:span></text:p>
        <text:p text:style-name="P8"><text:span text:style-name="T4">,</text:span></text:p>
        <text:p text:style-name="P8"><text:span text:style-name="T4">𝐶</text:span></text:p>
        <text:p text:style-name="P8"><text:span text:style-name="T4">A,B,C):</text:span></text:p>
        <text:p text:style-name="P2"/>
        <text:p text:style-name="P8"><text:span text:style-name="T4">Without Weight Optimization:</text:span></text:p>
        <text:p text:style-name="P8"><text:span text:style-name="T4">Input </text:span></text:p>
        <text:p text:style-name="P8"><text:span text:style-name="T4">𝐴</text:span></text:p>
        <text:p text:style-name="P8"><text:span text:style-name="T4">A: </text:span></text:p>
        <text:p text:style-name="P8"><text:span text:style-name="T4">0.6</text:span></text:p>
        <text:p text:style-name="P8"><text:span text:style-name="T4">0.6 (slightly noisy)</text:span></text:p>
        <text:p text:style-name="P8"><text:span text:style-name="T4">Input </text:span></text:p>
        <text:p text:style-name="P8"><text:span text:style-name="T4">𝐵</text:span></text:p>
        <text:p text:style-name="P8"><text:span text:style-name="T4">B: </text:span></text:p>
        <text:p text:style-name="P8"><text:span text:style-name="T4">0.8</text:span></text:p>
        <text:p text:style-name="P8"><text:span text:style-name="T4">0.8</text:span></text:p>
        <text:p text:style-name="P8"><text:span text:style-name="T4">Input </text:span></text:p>
        <text:p text:style-name="P8"><text:span text:style-name="T4">𝐶</text:span></text:p>
        <text:p text:style-name="P8"><text:span text:style-name="T4">C: </text:span></text:p>
        <text:p text:style-name="P8"><text:span text:style-name="T4">0.2</text:span></text:p>
        <text:p text:style-name="P8"><text:span text:style-name="T4">0.2 (very noisy)</text:span></text:p>
        <text:p text:style-name="P8"><text:span text:style-name="T4">If all inputs are equally weighted (</text:span></text:p>
        <text:p text:style-name="P8"><text:span text:style-name="T4">𝑤</text:span></text:p>
        <text:p text:style-name="P8"><text:span text:style-name="T4">1</text:span></text:p>
        <text:p text:style-name="P8"><text:span text:style-name="T4">=</text:span></text:p>
        <text:p text:style-name="P8"><text:span text:style-name="T4">𝑤</text:span></text:p>
        <text:p text:style-name="P8"><text:span text:style-name="T4">2</text:span></text:p>
        <text:p text:style-name="P8"><text:span text:style-name="T4">=</text:span></text:p>
        <text:p text:style-name="P8"><text:span text:style-name="T4">𝑤</text:span></text:p>
        <text:p text:style-name="P8"><text:span text:style-name="T4">3</text:span></text:p>
        <text:p text:style-name="P8"><text:span text:style-name="T4">=</text:span></text:p>
        <text:p text:style-name="P8"><text:span text:style-name="T4">1</text:span></text:p>
        <text:p text:style-name="P8"><text:soft-page-break/><text:span text:style-name="T4">w </text:span></text:p>
        <text:p text:style-name="P8"><text:span text:style-name="T4">1</text:span></text:p>
        <text:p text:style-name="P8"><text:span text:style-name="T4">​</text:span></text:p>
        <text:p text:style-name="P8"><text:span text:style-name="T4"><text:s/>=w </text:span></text:p>
        <text:p text:style-name="P8"><text:span text:style-name="T4">2</text:span></text:p>
        <text:p text:style-name="P8"><text:span text:style-name="T4">​</text:span></text:p>
        <text:p text:style-name="P8"><text:span text:style-name="T4"><text:s/>=w </text:span></text:p>
        <text:p text:style-name="P8"><text:span text:style-name="T4">3</text:span></text:p>
        <text:p text:style-name="P8"><text:span text:style-name="T4">​</text:span></text:p>
        <text:p text:style-name="P8"><text:span text:style-name="T4"><text:s/>=1):</text:span></text:p>
        <text:p text:style-name="P2"/>
        <text:p text:style-name="P8"><text:span text:style-name="T4">The noise in </text:span></text:p>
        <text:p text:style-name="P8"><text:span text:style-name="T4">𝐴</text:span></text:p>
        <text:p text:style-name="P8"><text:span text:style-name="T4">A and </text:span></text:p>
        <text:p text:style-name="P8"><text:span text:style-name="T4">𝐶</text:span></text:p>
        <text:p text:style-name="P8"><text:span text:style-name="T4">C has a disproportionate impact, reducing fidelity.</text:span></text:p>
        <text:p text:style-name="P8"><text:span text:style-name="T4">With Weight Optimization:</text:span></text:p>
        <text:p text:style-name="P8"><text:span text:style-name="T4">Assign </text:span></text:p>
        <text:p text:style-name="P8"><text:span text:style-name="T4">𝑤</text:span></text:p>
        <text:p text:style-name="P8"><text:span text:style-name="T4">1</text:span></text:p>
        <text:p text:style-name="P8"><text:span text:style-name="T4">=</text:span></text:p>
        <text:p text:style-name="P8"><text:span text:style-name="T4">0.7</text:span></text:p>
        <text:p text:style-name="P8"><text:span text:style-name="T4">,</text:span></text:p>
        <text:p text:style-name="P8"><text:span text:style-name="T4">𝑤</text:span></text:p>
        <text:p text:style-name="P8"><text:span text:style-name="T4">2</text:span></text:p>
        <text:p text:style-name="P8"><text:span text:style-name="T4">=</text:span></text:p>
        <text:p text:style-name="P8"><text:span text:style-name="T4">1.0</text:span></text:p>
        <text:p text:style-name="P8"><text:span text:style-name="T4">,</text:span></text:p>
        <text:p text:style-name="P8"><text:span text:style-name="T4">𝑤</text:span></text:p>
        <text:p text:style-name="P8"><text:span text:style-name="T4">3</text:span></text:p>
        <text:p text:style-name="P8"><text:span text:style-name="T4">=</text:span></text:p>
        <text:p text:style-name="P8"><text:span text:style-name="T4">0.3</text:span></text:p>
        <text:p text:style-name="P8"><text:span text:style-name="T4">w </text:span></text:p>
        <text:p text:style-name="P8"><text:span text:style-name="T4">1</text:span></text:p>
        <text:p text:style-name="P8"><text:span text:style-name="T4">​</text:span></text:p>
        <text:p text:style-name="P8"><text:span text:style-name="T4"><text:s/>=0.7,w </text:span></text:p>
        <text:p text:style-name="P8"><text:span text:style-name="T4">2</text:span></text:p>
        <text:p text:style-name="P8"><text:span text:style-name="T4">​</text:span></text:p>
        <text:p text:style-name="P8"><text:span text:style-name="T4"><text:s/>=1.0,w </text:span></text:p>
        <text:p text:style-name="P8"><text:span text:style-name="T4">3</text:span></text:p>
        <text:p text:style-name="P8"><text:span text:style-name="T4">​</text:span></text:p>
        <text:p text:style-name="P8"><text:span text:style-name="T4"><text:s/>=0.3 based on the signal quality of each input.</text:span></text:p>
        <text:p text:style-name="P8"><text:soft-page-break/><text:span text:style-name="T4">The output now prioritizes the cleaner signals (</text:span></text:p>
        <text:p text:style-name="P8"><text:span text:style-name="T4">𝐵</text:span></text:p>
        <text:p text:style-name="P8"><text:span text:style-name="T4">B and </text:span></text:p>
        <text:p text:style-name="P8"><text:span text:style-name="T4">𝐴</text:span></text:p>
        <text:p text:style-name="P8"><text:span text:style-name="T4">A), while minimizing noise from </text:span></text:p>
        <text:p text:style-name="P8"><text:span text:style-name="T4">𝐶</text:span></text:p>
        <text:p text:style-name="P8"><text:span text:style-name="T4">C.</text:span></text:p>
        <text:p text:style-name="P8"><text:span text:style-name="T4">6. Summary</text:span></text:p>
        <text:p text:style-name="P8"><text:span text:style-name="T4">Aspect<text:tab/>Impact of Weights on Fidelity<text:tab/>Solution</text:span></text:p>
        <text:p text:style-name="P8"><text:span text:style-name="T4">Noise Introduction<text:tab/>Control signals may introduce noise.<text:tab/>Use low-noise DACs and filters.</text:span></text:p>
        <text:p text:style-name="P8"><text:span text:style-name="T4">Nonlinear Distortion<text:tab/>VCAs may distort at high weights.<text:tab/>Operate within the linear range of the VCA.</text:span></text:p>
        <text:p text:style-name="P8"><text:span text:style-name="T4">Signal Attenuation<text:tab/>Low weights may weaken signals.<text:tab/>Buffer signals and scale weights appropriately.</text:span></text:p>
        <text:p text:style-name="P8"><text:span text:style-name="T4">Crosstalk<text:tab/>Signals may interfere during routing.<text:tab/>Use shielding and guard traces.</text:span></text:p>
        <text:p text:style-name="P8"><text:span text:style-name="T4">Thermal Drift<text:tab/>Weight values may drift with temperature.<text:tab/>Use stable components and feedback systems.</text:span></text:p>
        <text:p text:style-name="P8"><text:span text:style-name="T4">By carefully managing these challenges, weights can significantly enhance signal fidelity in analog systems, enabling more robust and adaptable logic operations.</text:span></text:p>
        <text:p text:style-name="P2"/>
        <text:p text:style-name="P2"/>
        <text:p text:style-name="P8"><text:span text:style-name="T4">Can we automate weight adjustments?</text:span></text:p>
        <text:p text:style-name="P8"><text:span text:style-name="T4">ChatGPT said:</text:span></text:p>
        <text:p text:style-name="P8"><text:span text:style-name="T4">ChatGPT</text:span></text:p>
        <text:p text:style-name="P8"><text:span text:style-name="T4">Yes, automating weight adjustments is a practical and powerful way to dynamically optimize the behavior of your analog system, particularly for applications like fuzzy logic or neural networks. Here’s how you can implement automated weight adjustments:</text:span></text:p>
        <text:p text:style-name="P2"/>
        <text:p text:style-name="P8"><text:span text:style-name="T4">1. Concept Overview</text:span></text:p>
        <text:p text:style-name="P8"><text:span text:style-name="T4">Automating weight adjustments involves:</text:span></text:p>
        <text:p text:style-name="P2"/>
        <text:p text:style-name="P8"><text:span text:style-name="T4">Using digital-to-analog converters (DACs) to control the weights applied to the inputs.</text:span></text:p>
        <text:p text:style-name="P8"><text:span text:style-name="T4">A digital controller (e.g., microcontroller, FPGA) that calculates the optimal weights based on system feedback or external inputs.</text:span></text:p>
        <text:p text:style-name="P8"><text:span text:style-name="T4">A feedback mechanism using analog-to-digital converters (ADCs) to monitor outputs and refine the weights dynamically.</text:span></text:p>
        <text:p text:style-name="P8"><text:span text:style-name="T4">This automation allows the system to adapt in real time to varying conditions or input patterns.</text:span></text:p>
        <text:p text:style-name="P2"/>
        <text:p text:style-name="P8"><text:span text:style-name="T4">2. Key Components</text:span></text:p>
        <text:p text:style-name="P8"><text:span text:style-name="T4">DACs:</text:span></text:p>
        <text:p text:style-name="P2"/>
        <text:p text:style-name="P8"><text:span text:style-name="T4">Generate control voltages for voltage-controlled amplifiers (VCAs) or similar circuits.</text:span></text:p>
        <text:p text:style-name="P8"><text:span text:style-name="T4">Example ICs: MCP4728 (I²C, 4-channel DAC), AD5686 (SPI, 4-channel DAC).</text:span></text:p>
        <text:p text:style-name="P8"><text:span text:style-name="T4">VCAs:</text:span></text:p>
        <text:p text:style-name="P2"/>
        <text:p text:style-name="P8"><text:span text:style-name="T4">Adjust the amplitude of input signals based on control voltages.</text:span></text:p>
        <text:p text:style-name="P8"><text:span text:style-name="T4">Example ICs: SSM2164, LM13700.</text:span></text:p>
        <text:p text:style-name="P8"><text:span text:style-name="T4">Microcontroller or FPGA:</text:span></text:p>
        <text:p text:style-name="P2"/>
        <text:p text:style-name="P8"><text:span text:style-name="T4">Calculates weights based on predefined algorithms or real-time feedback.</text:span></text:p>
        <text:p text:style-name="P8"><text:soft-page-break/><text:span text:style-name="T4">Example MCUs: STM32, ESP32.</text:span></text:p>
        <text:p text:style-name="P8"><text:span text:style-name="T4">Example FPGAs: Xilinx Spartan, Intel Cyclone.</text:span></text:p>
        <text:p text:style-name="P8"><text:span text:style-name="T4">ADCs:</text:span></text:p>
        <text:p text:style-name="P2"/>
        <text:p text:style-name="P8"><text:span text:style-name="T4">Measure the output of the system to provide feedback for weight optimization.</text:span></text:p>
        <text:p text:style-name="P8"><text:span text:style-name="T4">Example ICs: ADS1115 (I²C, 16-bit ADC), MCP3208 (SPI, 12-bit ADC).</text:span></text:p>
        <text:p text:style-name="P8"><text:span text:style-name="T4">Control Protocol:</text:span></text:p>
        <text:p text:style-name="P2"/>
        <text:p text:style-name="P8"><text:span text:style-name="T4">Use SPI or I²C to communicate between the microcontroller and the DACs/ADCs.</text:span></text:p>
        <text:p text:style-name="P8"><text:span text:style-name="T4">3. Workflow for Automated Weight Adjustment</text:span></text:p>
        <text:p text:style-name="P8"><text:span text:style-name="T4">Step 1: Initialize Weights</text:span></text:p>
        <text:p text:style-name="P8"><text:span text:style-name="T4">The system initializes the weights (</text:span></text:p>
        <text:p text:style-name="P8"><text:span text:style-name="T4">𝑤</text:span></text:p>
        <text:p text:style-name="P8"><text:span text:style-name="T4">1</text:span></text:p>
        <text:p text:style-name="P8"><text:span text:style-name="T4">,</text:span></text:p>
        <text:p text:style-name="P8"><text:span text:style-name="T4">𝑤</text:span></text:p>
        <text:p text:style-name="P8"><text:span text:style-name="T4">2</text:span></text:p>
        <text:p text:style-name="P8"><text:span text:style-name="T4">,</text:span></text:p>
        <text:p text:style-name="P8"><text:span text:style-name="T4">𝑤</text:span></text:p>
        <text:p text:style-name="P8"><text:span text:style-name="T4">3</text:span></text:p>
        <text:p text:style-name="P8"><text:span text:style-name="T4">w </text:span></text:p>
        <text:p text:style-name="P8"><text:span text:style-name="T4">1</text:span></text:p>
        <text:p text:style-name="P8"><text:span text:style-name="T4">​</text:span></text:p>
        <text:p text:style-name="P8"><text:span text:style-name="T4"><text:s/>,w </text:span></text:p>
        <text:p text:style-name="P8"><text:span text:style-name="T4">2</text:span></text:p>
        <text:p text:style-name="P8"><text:span text:style-name="T4">​</text:span></text:p>
        <text:p text:style-name="P8"><text:span text:style-name="T4"><text:s/>,w </text:span></text:p>
        <text:p text:style-name="P8"><text:span text:style-name="T4">3</text:span></text:p>
        <text:p text:style-name="P8"><text:span text:style-name="T4">​</text:span></text:p>
        <text:p text:style-name="P8"><text:span text:style-name="T4"><text:s/>) to default values, depending on the logic function or task.</text:span></text:p>
        <text:p text:style-name="P8"><text:span text:style-name="T4">Example: For a 3-input fuzzy NAND gate:</text:span></text:p>
        <text:p text:style-name="P8"><text:span text:style-name="T4">𝑄</text:span></text:p>
        <text:p text:style-name="P8"><text:span text:style-name="T4">=</text:span></text:p>
        <text:p text:style-name="P8"><text:span text:style-name="T4">1</text:span></text:p>
        <text:p text:style-name="P8"><text:span text:style-name="T4">−</text:span></text:p>
        <text:p text:style-name="P8"><text:span text:style-name="T4">(</text:span></text:p>
        <text:p text:style-name="P8"><text:span text:style-name="T4">𝑤</text:span></text:p>
        <text:p text:style-name="P8"><text:span text:style-name="T4">1</text:span></text:p>
        <text:p text:style-name="P8"><text:span text:style-name="T4">𝐴</text:span></text:p>
        <text:p text:style-name="P8"><text:span text:style-name="T4">+</text:span></text:p>
        <text:p text:style-name="P8"><text:span text:style-name="T4">𝑤</text:span></text:p>
        <text:p text:style-name="P8"><text:span text:style-name="T4">2</text:span></text:p>
        <text:p text:style-name="P8"><text:soft-page-break/><text:span text:style-name="T4">𝐵</text:span></text:p>
        <text:p text:style-name="P8"><text:span text:style-name="T4">+</text:span></text:p>
        <text:p text:style-name="P8"><text:span text:style-name="T4">𝑤</text:span></text:p>
        <text:p text:style-name="P8"><text:span text:style-name="T4">3</text:span></text:p>
        <text:p text:style-name="P8"><text:span text:style-name="T4">𝐶</text:span></text:p>
        <text:p text:style-name="P8"><text:span text:style-name="T4">)</text:span></text:p>
        <text:p text:style-name="P8"><text:span text:style-name="T4">Q=1−(w </text:span></text:p>
        <text:p text:style-name="P8"><text:span text:style-name="T4">1</text:span></text:p>
        <text:p text:style-name="P8"><text:span text:style-name="T4">​</text:span></text:p>
        <text:p text:style-name="P8"><text:span text:style-name="T4"><text:s/>A+w </text:span></text:p>
        <text:p text:style-name="P8"><text:span text:style-name="T4">2</text:span></text:p>
        <text:p text:style-name="P8"><text:span text:style-name="T4">​</text:span></text:p>
        <text:p text:style-name="P8"><text:span text:style-name="T4"><text:s/>B+w </text:span></text:p>
        <text:p text:style-name="P8"><text:span text:style-name="T4">3</text:span></text:p>
        <text:p text:style-name="P8"><text:span text:style-name="T4">​</text:span></text:p>
        <text:p text:style-name="P8"><text:span text:style-name="T4"><text:s/>C)</text:span></text:p>
        <text:p text:style-name="P8"><text:span text:style-name="T4">Start with equal weights </text:span></text:p>
        <text:p text:style-name="P8"><text:span text:style-name="T4">𝑤</text:span></text:p>
        <text:p text:style-name="P8"><text:span text:style-name="T4">1</text:span></text:p>
        <text:p text:style-name="P8"><text:span text:style-name="T4">=</text:span></text:p>
        <text:p text:style-name="P8"><text:span text:style-name="T4">𝑤</text:span></text:p>
        <text:p text:style-name="P8"><text:span text:style-name="T4">2</text:span></text:p>
        <text:p text:style-name="P8"><text:span text:style-name="T4">=</text:span></text:p>
        <text:p text:style-name="P8"><text:span text:style-name="T4">𝑤</text:span></text:p>
        <text:p text:style-name="P8"><text:span text:style-name="T4">3</text:span></text:p>
        <text:p text:style-name="P8"><text:span text:style-name="T4">=</text:span></text:p>
        <text:p text:style-name="P8"><text:span text:style-name="T4">1</text:span></text:p>
        <text:p text:style-name="P8"><text:span text:style-name="T4">/</text:span></text:p>
        <text:p text:style-name="P8"><text:span text:style-name="T4">3</text:span></text:p>
        <text:p text:style-name="P8"><text:span text:style-name="T4">w </text:span></text:p>
        <text:p text:style-name="P8"><text:span text:style-name="T4">1</text:span></text:p>
        <text:p text:style-name="P8"><text:span text:style-name="T4">​</text:span></text:p>
        <text:p text:style-name="P8"><text:span text:style-name="T4"><text:s/>=w </text:span></text:p>
        <text:p text:style-name="P8"><text:span text:style-name="T4">2</text:span></text:p>
        <text:p text:style-name="P8"><text:span text:style-name="T4">​</text:span></text:p>
        <text:p text:style-name="P8"><text:span text:style-name="T4"><text:s/>=w </text:span></text:p>
        <text:p text:style-name="P8"><text:span text:style-name="T4">3</text:span></text:p>
        <text:p text:style-name="P8"><text:span text:style-name="T4">​</text:span></text:p>
        <text:p text:style-name="P8"><text:span text:style-name="T4"><text:s/>=1/3.</text:span></text:p>
        <text:p text:style-name="P8"><text:span text:style-name="T4">Step 2: Monitor System Outputs</text:span></text:p>
        <text:p text:style-name="P8"><text:span text:style-name="T4">Use ADCs to digitize the output signal(s).</text:span></text:p>
        <text:p text:style-name="P8"><text:span text:style-name="T4">Analyze the outputs for:</text:span></text:p>
        <text:p text:style-name="P8"><text:soft-page-break/><text:span text:style-name="T4">Consistency with the desired behavior.</text:span></text:p>
        <text:p text:style-name="P8"><text:span text:style-name="T4">Signal fidelity (e.g., noise levels, unexpected patterns).</text:span></text:p>
        <text:p text:style-name="P8"><text:span text:style-name="T4">Step 3: Adjust Weights Dynamically</text:span></text:p>
        <text:p text:style-name="P8"><text:span text:style-name="T4">The microcontroller computes new weights based on:</text:span></text:p>
        <text:p text:style-name="P2"/>
        <text:p text:style-name="P8"><text:span text:style-name="T4">Error feedback:</text:span></text:p>
        <text:p text:style-name="P8"><text:span text:style-name="T4">Calculate the difference between the desired output and the actual output.</text:span></text:p>
        <text:p text:style-name="P8"><text:span text:style-name="T4">Example: </text:span></text:p>
        <text:p text:style-name="P8"><text:span text:style-name="T4">Error</text:span></text:p>
        <text:p text:style-name="P8"><text:span text:style-name="T4">=</text:span></text:p>
        <text:p text:style-name="P8"><text:span text:style-name="T4">𝑄</text:span></text:p>
        <text:p text:style-name="P8"><text:span text:style-name="T4">desired</text:span></text:p>
        <text:p text:style-name="P8"><text:span text:style-name="T4">−</text:span></text:p>
        <text:p text:style-name="P8"><text:span text:style-name="T4">𝑄</text:span></text:p>
        <text:p text:style-name="P8"><text:span text:style-name="T4">actual</text:span></text:p>
        <text:p text:style-name="P8"><text:span text:style-name="T4">Error=Q </text:span></text:p>
        <text:p text:style-name="P8"><text:span text:style-name="T4">desired</text:span></text:p>
        <text:p text:style-name="P8"><text:span text:style-name="T4">​</text:span></text:p>
        <text:p text:style-name="P8"><text:span text:style-name="T4"><text:s/>−Q </text:span></text:p>
        <text:p text:style-name="P8"><text:span text:style-name="T4">actual</text:span></text:p>
        <text:p text:style-name="P8"><text:span text:style-name="T4">​</text:span></text:p>
        <text:p text:style-name="P8"><text:span text:style-name="T4"><text:s/>.</text:span></text:p>
        <text:p text:style-name="P8"><text:span text:style-name="T4">External inputs:</text:span></text:p>
        <text:p text:style-name="P8"><text:span text:style-name="T4">Adjust weights based on real-time environmental factors or user inputs.</text:span></text:p>
        <text:p text:style-name="P8"><text:span text:style-name="T4">Optimization algorithms:</text:span></text:p>
        <text:p text:style-name="P8"><text:span text:style-name="T4">Apply methods like gradient descent or reinforcement learning to refine weights.</text:span></text:p>
        <text:p text:style-name="P8"><text:span text:style-name="T4">Update the DACs with the new weight values, adjusting the control voltages for the VCAs.</text:span></text:p>
        <text:p text:style-name="P2"/>
        <text:p text:style-name="P8"><text:span text:style-name="T4">Step 4: Verify Adjustments</text:span></text:p>
        <text:p text:style-name="P8"><text:span text:style-name="T4">Measure the output again using ADCs.</text:span></text:p>
        <text:p text:style-name="P8"><text:span text:style-name="T4">If the output still deviates from the desired value, iterate the adjustment process.</text:span></text:p>
        <text:p text:style-name="P8"><text:span text:style-name="T4">4. Feedback and Control Algorithms</text:span></text:p>
        <text:p text:style-name="P8"><text:span text:style-name="T4">Automating weights involves feedback loops and control algorithms. Some common approaches:</text:span></text:p>
        <text:p text:style-name="P2"/>
        <text:p text:style-name="P8"><text:span text:style-name="T4">4.1 Proportional-Integral-Derivative (PID) Control</text:span></text:p>
        <text:p text:style-name="P8"><text:span text:style-name="T4">Adjust weights proportionally to the output error, considering the rate of change and cumulative error over time.</text:span></text:p>
        <text:p text:style-name="P8"><text:span text:style-name="T4">Example:</text:span></text:p>
        <text:p text:style-name="P8"><text:span text:style-name="T4">Δ</text:span></text:p>
        <text:p text:style-name="P8"><text:span text:style-name="T4">𝑤</text:span></text:p>
        <text:p text:style-name="P8"><text:span text:style-name="T4">𝑖</text:span></text:p>
        <text:p text:style-name="P8"><text:span text:style-name="T4">=</text:span></text:p>
        <text:p text:style-name="P8"><text:span text:style-name="T4">𝐾</text:span></text:p>
        <text:p text:style-name="P8"><text:soft-page-break/><text:span text:style-name="T4">𝑝</text:span></text:p>
        <text:p text:style-name="P8"><text:span text:style-name="T4">⋅</text:span></text:p>
        <text:p text:style-name="P8"><text:span text:style-name="T4">𝑒</text:span></text:p>
        <text:p text:style-name="P8"><text:span text:style-name="T4">(</text:span></text:p>
        <text:p text:style-name="P8"><text:span text:style-name="T4">𝑡</text:span></text:p>
        <text:p text:style-name="P8"><text:span text:style-name="T4">)</text:span></text:p>
        <text:p text:style-name="P8"><text:span text:style-name="T4">+</text:span></text:p>
        <text:p text:style-name="P8"><text:span text:style-name="T4">𝐾</text:span></text:p>
        <text:p text:style-name="P8"><text:span text:style-name="T4">𝑖</text:span></text:p>
        <text:p text:style-name="P8"><text:span text:style-name="T4">∫</text:span></text:p>
        <text:p text:style-name="P8"><text:span text:style-name="T4">𝑒</text:span></text:p>
        <text:p text:style-name="P8"><text:span text:style-name="T4">(</text:span></text:p>
        <text:p text:style-name="P8"><text:span text:style-name="T4">𝑡</text:span></text:p>
        <text:p text:style-name="P8"><text:span text:style-name="T4">)</text:span></text:p>
        <text:p text:style-name="P8"><text:span text:style-name="T4">𝑑</text:span></text:p>
        <text:p text:style-name="P8"><text:span text:style-name="T4">𝑡</text:span></text:p>
        <text:p text:style-name="P8"><text:span text:style-name="T4">+</text:span></text:p>
        <text:p text:style-name="P8"><text:span text:style-name="T4">𝐾</text:span></text:p>
        <text:p text:style-name="P8"><text:span text:style-name="T4">𝑑</text:span></text:p>
        <text:p text:style-name="P8"><text:span text:style-name="T4">𝑑</text:span></text:p>
        <text:p text:style-name="P8"><text:span text:style-name="T4">𝑒</text:span></text:p>
        <text:p text:style-name="P8"><text:span text:style-name="T4">(</text:span></text:p>
        <text:p text:style-name="P8"><text:span text:style-name="T4">𝑡</text:span></text:p>
        <text:p text:style-name="P8"><text:span text:style-name="T4">)</text:span></text:p>
        <text:p text:style-name="P8"><text:span text:style-name="T4">𝑑</text:span></text:p>
        <text:p text:style-name="P8"><text:span text:style-name="T4">𝑡</text:span></text:p>
        <text:p text:style-name="P8"><text:span text:style-name="T4">Δw </text:span></text:p>
        <text:p text:style-name="P8"><text:span text:style-name="T4">i</text:span></text:p>
        <text:p text:style-name="P8"><text:span text:style-name="T4">​</text:span></text:p>
        <text:p text:style-name="P8"><text:span text:style-name="T4"><text:s/>=K </text:span></text:p>
        <text:p text:style-name="P8"><text:span text:style-name="T4">p</text:span></text:p>
        <text:p text:style-name="P8"><text:span text:style-name="T4">​</text:span></text:p>
        <text:p text:style-name="P8"><text:span text:style-name="T4"><text:s/>⋅e(t)+K </text:span></text:p>
        <text:p text:style-name="P8"><text:span text:style-name="T4">i</text:span></text:p>
        <text:p text:style-name="P8"><text:span text:style-name="T4">​</text:span></text:p>
        <text:p text:style-name="P8"><text:span text:style-name="T4"><text:s/>∫e(t)dt+K </text:span></text:p>
        <text:p text:style-name="P8"><text:span text:style-name="T4">d</text:span></text:p>
        <text:p text:style-name="P8"><text:span text:style-name="T4">​</text:span></text:p>
        <text:p text:style-name="P8"><text:span text:style-name="T4"><text:s text:c="2"/></text:span></text:p>
        <text:p text:style-name="P8"><text:span text:style-name="T4">dt</text:span></text:p>
        <text:p text:style-name="P8"><text:span text:style-name="T4">de(t)</text:span></text:p>
        <text:p text:style-name="P8"><text:span text:style-name="T4">​</text:span></text:p>
        <text:p text:style-name="P8"><text:soft-page-break/><text:span text:style-name="T4"><text:s/></text:span></text:p>
        <text:p text:style-name="P8"><text:span text:style-name="T4">where </text:span></text:p>
        <text:p text:style-name="P8"><text:span text:style-name="T4">𝑒</text:span></text:p>
        <text:p text:style-name="P8"><text:span text:style-name="T4">(</text:span></text:p>
        <text:p text:style-name="P8"><text:span text:style-name="T4">𝑡</text:span></text:p>
        <text:p text:style-name="P8"><text:span text:style-name="T4">)</text:span></text:p>
        <text:p text:style-name="P8"><text:span text:style-name="T4">e(t) is the error signal.</text:span></text:p>
        <text:p text:style-name="P8"><text:span text:style-name="T4">4.2 Gradient Descent</text:span></text:p>
        <text:p text:style-name="P8"><text:span text:style-name="T4">Update weights to minimize an error function:</text:span></text:p>
        <text:p text:style-name="P8"><text:span text:style-name="T4">𝑤</text:span></text:p>
        <text:p text:style-name="P8"><text:span text:style-name="T4">𝑖</text:span></text:p>
        <text:p text:style-name="P8"><text:span text:style-name="T4">←</text:span></text:p>
        <text:p text:style-name="P8"><text:span text:style-name="T4">𝑤</text:span></text:p>
        <text:p text:style-name="P8"><text:span text:style-name="T4">𝑖</text:span></text:p>
        <text:p text:style-name="P8"><text:span text:style-name="T4">−</text:span></text:p>
        <text:p text:style-name="P8"><text:span text:style-name="T4">𝜂</text:span></text:p>
        <text:p text:style-name="P8"><text:span text:style-name="T4">⋅</text:span></text:p>
        <text:p text:style-name="P8"><text:span text:style-name="T4">∂</text:span></text:p>
        <text:p text:style-name="P8"><text:span text:style-name="T4">𝐸</text:span></text:p>
        <text:p text:style-name="P8"><text:span text:style-name="T4">∂</text:span></text:p>
        <text:p text:style-name="P8"><text:span text:style-name="T4">𝑤</text:span></text:p>
        <text:p text:style-name="P8"><text:span text:style-name="T4">𝑖</text:span></text:p>
        <text:p text:style-name="P8"><text:span text:style-name="T4">w </text:span></text:p>
        <text:p text:style-name="P8"><text:span text:style-name="T4">i</text:span></text:p>
        <text:p text:style-name="P8"><text:span text:style-name="T4">​</text:span></text:p>
        <text:p text:style-name="P8"><text:span text:style-name="T4"><text:s/>←w </text:span></text:p>
        <text:p text:style-name="P8"><text:span text:style-name="T4">i</text:span></text:p>
        <text:p text:style-name="P8"><text:span text:style-name="T4">​</text:span></text:p>
        <text:p text:style-name="P8"><text:span text:style-name="T4"><text:s/>−η⋅ </text:span></text:p>
        <text:p text:style-name="P8"><text:span text:style-name="T4">∂w </text:span></text:p>
        <text:p text:style-name="P8"><text:span text:style-name="T4">i</text:span></text:p>
        <text:p text:style-name="P8"><text:span text:style-name="T4">​</text:span></text:p>
        <text:p text:style-name="P8"><text:span text:style-name="T4"><text:s/></text:span></text:p>
        <text:p text:style-name="P8"><text:span text:style-name="T4">∂E</text:span></text:p>
        <text:p text:style-name="P8"><text:span text:style-name="T4">​</text:span></text:p>
        <text:p text:style-name="P8"><text:span text:style-name="T4"><text:s/></text:span></text:p>
        <text:p text:style-name="P8"><text:span text:style-name="T4">where </text:span></text:p>
        <text:p text:style-name="P8"><text:span text:style-name="T4">𝐸</text:span></text:p>
        <text:p text:style-name="P8"><text:span text:style-name="T4">E is the error and </text:span></text:p>
        <text:p text:style-name="P8"><text:span text:style-name="T4">𝜂</text:span></text:p>
        <text:p text:style-name="P8"><text:span text:style-name="T4">η is the learning rate.</text:span></text:p>
        <text:p text:style-name="P8"><text:span text:style-name="T4">4.3 Reinforcement Learning</text:span></text:p>
        <text:p text:style-name="P8"><text:soft-page-break/><text:span text:style-name="T4">Use a reward system to adjust weights based on the performance of the logic gate or system.</text:span></text:p>
        <text:p text:style-name="P8"><text:span text:style-name="T4">4.4 Neural Network Training</text:span></text:p>
        <text:p text:style-name="P8"><text:span text:style-name="T4">Treat the system as a small neural network and use backpropagation to adjust weights.</text:span></text:p>
        <text:p text:style-name="P8"><text:span text:style-name="T4">5. Hardware Implementation</text:span></text:p>
        <text:p text:style-name="P8"><text:span text:style-name="T4">5.1 Communication Setup</text:span></text:p>
        <text:p text:style-name="P8"><text:span text:style-name="T4">Connect the microcontroller to:</text:span></text:p>
        <text:p text:style-name="P8"><text:span text:style-name="T4">DACs for weight control (e.g., MCP4728 via I²C).</text:span></text:p>
        <text:p text:style-name="P8"><text:span text:style-name="T4">ADCs for output feedback (e.g., ADS1115 via I²C).</text:span></text:p>
        <text:p text:style-name="P8"><text:span text:style-name="T4">5.2 Circuit Connections</text:span></text:p>
        <text:p text:style-name="P8"><text:span text:style-name="T4">Each input signal (</text:span></text:p>
        <text:p text:style-name="P8"><text:span text:style-name="T4">𝐴</text:span></text:p>
        <text:p text:style-name="P8"><text:span text:style-name="T4">,</text:span></text:p>
        <text:p text:style-name="P8"><text:span text:style-name="T4">𝐵</text:span></text:p>
        <text:p text:style-name="P8"><text:span text:style-name="T4">,</text:span></text:p>
        <text:p text:style-name="P8"><text:span text:style-name="T4">𝐶</text:span></text:p>
        <text:p text:style-name="P8"><text:span text:style-name="T4">A,B,C) is routed through a VCA, with the control voltage set by a DAC.</text:span></text:p>
        <text:p text:style-name="P8"><text:span text:style-name="T4">The output of the VCAs is summed and processed through the logic circuit (e.g., op-amps for NAND behavior).</text:span></text:p>
        <text:p text:style-name="P8"><text:span text:style-name="T4">The final output is digitized by an ADC for feedback to the microcontroller.</text:span></text:p>
        <text:p text:style-name="P8"><text:span text:style-name="T4">5.3 Timing and Synchronization</text:span></text:p>
        <text:p text:style-name="P8"><text:span text:style-name="T4">Use a shared clock to synchronize updates between the DACs and ADCs.</text:span></text:p>
        <text:p text:style-name="P8"><text:span text:style-name="T4">Example: Trigger updates every 1 ms to ensure real-time responsiveness.</text:span></text:p>
        <text:p text:style-name="P8"><text:span text:style-name="T4">6. Example Use Case</text:span></text:p>
        <text:p text:style-name="P8"><text:span text:style-name="T4">Automated 3-Input Fuzzy NAND Gate</text:span></text:p>
        <text:p text:style-name="P8"><text:span text:style-name="T4">Inputs:</text:span></text:p>
        <text:p text:style-name="P8"><text:span text:style-name="T4">Signals </text:span></text:p>
        <text:p text:style-name="P8"><text:span text:style-name="T4">𝐴</text:span></text:p>
        <text:p text:style-name="P8"><text:span text:style-name="T4">A, </text:span></text:p>
        <text:p text:style-name="P8"><text:span text:style-name="T4">𝐵</text:span></text:p>
        <text:p text:style-name="P8"><text:span text:style-name="T4">B, and </text:span></text:p>
        <text:p text:style-name="P8"><text:span text:style-name="T4">𝐶</text:span></text:p>
        <text:p text:style-name="P8"><text:span text:style-name="T4">C are provided from sensors or external systems.</text:span></text:p>
        <text:p text:style-name="P8"><text:span text:style-name="T4">Weight Adjustment:</text:span></text:p>
        <text:p text:style-name="P8"><text:span text:style-name="T4">The microcontroller adjusts </text:span></text:p>
        <text:p text:style-name="P8"><text:span text:style-name="T4">𝑤</text:span></text:p>
        <text:p text:style-name="P8"><text:span text:style-name="T4">1</text:span></text:p>
        <text:p text:style-name="P8"><text:span text:style-name="T4">w </text:span></text:p>
        <text:p text:style-name="P8"><text:span text:style-name="T4">1</text:span></text:p>
        <text:p text:style-name="P8"><text:span text:style-name="T4">​</text:span></text:p>
        <text:p text:style-name="P8"><text:span text:style-name="T4"><text:s/>, </text:span></text:p>
        <text:p text:style-name="P8"><text:span text:style-name="T4">𝑤</text:span></text:p>
        <text:p text:style-name="P8"><text:span text:style-name="T4">2</text:span></text:p>
        <text:p text:style-name="P8"><text:span text:style-name="T4">w </text:span></text:p>
        <text:p text:style-name="P8"><text:soft-page-break/><text:span text:style-name="T4">2</text:span></text:p>
        <text:p text:style-name="P8"><text:span text:style-name="T4">​</text:span></text:p>
        <text:p text:style-name="P8"><text:span text:style-name="T4"><text:s/>, and </text:span></text:p>
        <text:p text:style-name="P8"><text:span text:style-name="T4">𝑤</text:span></text:p>
        <text:p text:style-name="P8"><text:span text:style-name="T4">3</text:span></text:p>
        <text:p text:style-name="P8"><text:span text:style-name="T4">w </text:span></text:p>
        <text:p text:style-name="P8"><text:span text:style-name="T4">3</text:span></text:p>
        <text:p text:style-name="P8"><text:span text:style-name="T4">​</text:span></text:p>
        <text:p text:style-name="P8"><text:span text:style-name="T4"><text:s text:c="2"/>in response to feedback from the output (</text:span></text:p>
        <text:p text:style-name="P8"><text:span text:style-name="T4">𝑄</text:span></text:p>
        <text:p text:style-name="P8"><text:span text:style-name="T4">Q).</text:span></text:p>
        <text:p text:style-name="P8"><text:span text:style-name="T4">Desired Behavior:</text:span></text:p>
        <text:p text:style-name="P8"><text:span text:style-name="T4">The system ensures </text:span></text:p>
        <text:p text:style-name="P8"><text:span text:style-name="T4">𝑄</text:span></text:p>
        <text:p text:style-name="P8"><text:span text:style-name="T4">Q maintains consistent fuzzy logic behavior, even if input signals are noisy or uncertain.</text:span></text:p>
        <text:p text:style-name="P8"><text:span text:style-name="T4">7. Advantages of Automated Weight Adjustment</text:span></text:p>
        <text:p text:style-name="P8"><text:span text:style-name="T4">Dynamic Adaptation:</text:span></text:p>
        <text:p text:style-name="P8"><text:span text:style-name="T4">The system adjusts to changing inputs or environmental conditions in real time.</text:span></text:p>
        <text:p text:style-name="P8"><text:span text:style-name="T4">Improved Signal Fidelity:</text:span></text:p>
        <text:p text:style-name="P8"><text:span text:style-name="T4">Automatically compensates for noise or drift in input signals.</text:span></text:p>
        <text:p text:style-name="P8"><text:span text:style-name="T4">Task Optimization:</text:span></text:p>
        <text:p text:style-name="P8"><text:span text:style-name="T4">Enables task-specific logic configurations without manual intervention.</text:span></text:p>
        <text:p text:style-name="P8"><text:span text:style-name="T4">Scalability:</text:span></text:p>
        <text:p text:style-name="P8"><text:span text:style-name="T4">Easily extendable to systems with more inputs or complex logic gates.</text:span></text:p>
        <text:p text:style-name="P8"><text:span text:style-name="T4">8. Challenges and Solutions</text:span></text:p>
        <text:p text:style-name="P8"><text:span text:style-name="T4">Challenge<text:tab/>Solution</text:span></text:p>
        <text:p text:style-name="P8"><text:span text:style-name="T4">Control Noise<text:tab/>Use low-noise DACs and filtered control lines.</text:span></text:p>
        <text:p text:style-name="P8"><text:span text:style-name="T4">Signal Delay<text:tab/>Minimize latency in ADC-DAC feedback loops.</text:span></text:p>
        <text:p text:style-name="P8"><text:span text:style-name="T4">Component Drift<text:tab/>Recalibrate weights periodically.</text:span></text:p>
        <text:p text:style-name="P8"><text:span text:style-name="T4">Complexity of Algorithms<text:tab/>Start with simple PID control, then scale to advanced methods like neural optimization.</text:span></text:p>
        <text:p text:style-name="P8"><text:span text:style-name="T4">9. Example Code Snippet (Pseudocode)</text:span></text:p>
        <text:p text:style-name="P8"><text:span text:style-name="T4">python</text:span></text:p>
        <text:p text:style-name="P8"><text:span text:style-name="T4">Copy code</text:span></text:p>
        <text:p text:style-name="P8"><text:span text:style-name="T4"># Microcontroller Pseudocode for Weight Adjustment</text:span></text:p>
        <text:p text:style-name="P8"><text:span text:style-name="T4">initialize_weights()</text:span></text:p>
        <text:p text:style-name="P8"><text:span text:style-name="T4">while True:</text:span></text:p>
        <text:p text:style-name="P8"><text:span text:style-name="T4"><text:s text:c="4"/># Read output via ADC</text:span></text:p>
        <text:p text:style-name="P8"><text:span text:style-name="T4"><text:s text:c="4"/>Q_actual = read_adc_output()</text:span></text:p>
        <text:p text:style-name="P8"><text:span text:style-name="T4"><text:s text:c="4"/></text:span></text:p>
        <text:p text:style-name="P8"><text:span text:style-name="T4"><text:s text:c="4"/># Calculate error</text:span></text:p>
        <text:p text:style-name="P8"><text:span text:style-name="T4"><text:s text:c="4"/>error = Q_desired - Q_actual</text:span></text:p>
        <text:p text:style-name="P8"><text:span text:style-name="T4"><text:s text:c="4"/></text:span></text:p>
        <text:p text:style-name="P8"><text:soft-page-break/><text:span text:style-name="T4"><text:s text:c="4"/># Compute new weights (PID control example)</text:span></text:p>
        <text:p text:style-name="P8"><text:span text:style-name="T4"><text:s text:c="4"/>delta_w1 = Kp * error + Ki * integrate(error) + Kd * differentiate(error)</text:span></text:p>
        <text:p text:style-name="P8"><text:span text:style-name="T4"><text:s text:c="4"/>delta_w2, delta_w3 = compute_other_weights(error) <text:s/># Logic for other weights</text:span></text:p>
        <text:p text:style-name="P8"><text:span text:style-name="T4"><text:s text:c="4"/></text:span></text:p>
        <text:p text:style-name="P8"><text:span text:style-name="T4"><text:s text:c="4"/># Update DACs</text:span></text:p>
        <text:p text:style-name="P8"><text:span text:style-name="T4"><text:s text:c="4"/>set_dac(w1 + delta_w1, w2 + delta_w2, w3 + delta_w3)</text:span></text:p>
        <text:p text:style-name="P8"><text:span text:style-name="T4"><text:s text:c="4"/></text:span></text:p>
        <text:p text:style-name="P8"><text:span text:style-name="T4"><text:s text:c="4"/># Wait for next cycle</text:span></text:p>
        <text:p text:style-name="P8"><text:span text:style-name="T4"><text:s text:c="4"/>delay_ms(1)</text:span></text:p>
        <text:p text:style-name="P2"/>
        <text:p text:style-name="P2"/>
        <text:p text:style-name="P2"/>
        <text:p text:style-name="P8"><text:span text:style-name="T4">How to calibrate weights dynamically?</text:span></text:p>
        <text:p text:style-name="P8"><text:span text:style-name="T4">ChatGPT said:</text:span></text:p>
        <text:p text:style-name="P8"><text:span text:style-name="T4">ChatGPT</text:span></text:p>
        <text:p text:style-name="P8"><text:span text:style-name="T4">Dynamically calibrating weights involves continuously adjusting and fine-tuning the weights in real-time based on feedback from the system's output. This ensures that the system maintains accuracy, fidelity, and stability in its operation. Here's a step-by-step guide to achieving dynamic weight calibration:</text:span></text:p>
        <text:p text:style-name="P2"/>
        <text:p text:style-name="P8"><text:span text:style-name="T4">1. Key Objectives of Dynamic Calibration</text:span></text:p>
        <text:p text:style-name="P8"><text:span text:style-name="T4">Compensate for Drift:</text:span></text:p>
        <text:p text:style-name="P8"><text:span text:style-name="T4">Address variations in component behavior due to temperature, aging, or noise.</text:span></text:p>
        <text:p text:style-name="P8"><text:span text:style-name="T4">Optimize Performance:</text:span></text:p>
        <text:p text:style-name="P8"><text:span text:style-name="T4">Ensure the system adapts to input changes, environmental factors, or task-specific requirements.</text:span></text:p>
        <text:p text:style-name="P8"><text:span text:style-name="T4">Maintain Fidelity:</text:span></text:p>
        <text:p text:style-name="P8"><text:span text:style-name="T4">Preserve high signal-to-noise ratio (SNR) and accurate logic operations.</text:span></text:p>
        <text:p text:style-name="P8"><text:span text:style-name="T4">2. System Requirements for Dynamic Calibration</text:span></text:p>
        <text:p text:style-name="P8"><text:span text:style-name="T4">Sensors/Feedback Mechanisms:</text:span></text:p>
        <text:p text:style-name="P8"><text:span text:style-name="T4">Measure system performance (e.g., output signal fidelity, accuracy of logic operations).</text:span></text:p>
        <text:p text:style-name="P8"><text:span text:style-name="T4">Typically implemented using Analog-to-Digital Converters (ADCs).</text:span></text:p>
        <text:p text:style-name="P8"><text:span text:style-name="T4">Control Layer:</text:span></text:p>
        <text:p text:style-name="P8"><text:span text:style-name="T4">A microcontroller (e.g., STM32, ESP32) or FPGA to compute new weight values.</text:span></text:p>
        <text:p text:style-name="P8"><text:span text:style-name="T4">Adjustable Weights:</text:span></text:p>
        <text:p text:style-name="P8"><text:span text:style-name="T4">Weights implemented using Voltage-Controlled Amplifiers (VCAs) or programmable resistors controlled by Digital-to-Analog Converters (DACs).</text:span></text:p>
        <text:p text:style-name="P8"><text:span text:style-name="T4">Communication Interface:</text:span></text:p>
        <text:p text:style-name="P8"><text:span text:style-name="T4">Protocols like SPI or I²C to control DACs and receive feedback from ADCs.</text:span></text:p>
        <text:p text:style-name="P8"><text:span text:style-name="T4">Clock Synchronization:</text:span></text:p>
        <text:p text:style-name="P8"><text:span text:style-name="T4">A shared clock signal to ensure timely updates and avoid transient errors.</text:span></text:p>
        <text:p text:style-name="P8"><text:span text:style-name="T4">3. Calibration Workflow</text:span></text:p>
        <text:p text:style-name="P8"><text:span text:style-name="T4">Step 1: Initialize System</text:span></text:p>
        <text:p text:style-name="P8"><text:span text:style-name="T4">Assign initial weights (</text:span></text:p>
        <text:p text:style-name="P8"><text:span text:style-name="T4">𝑤</text:span></text:p>
        <text:p text:style-name="P8"><text:span text:style-name="T4">1</text:span></text:p>
        <text:p text:style-name="P8"><text:span text:style-name="T4">,</text:span></text:p>
        <text:p text:style-name="P8"><text:soft-page-break/><text:span text:style-name="T4">𝑤</text:span></text:p>
        <text:p text:style-name="P8"><text:span text:style-name="T4">2</text:span></text:p>
        <text:p text:style-name="P8"><text:span text:style-name="T4">,</text:span></text:p>
        <text:p text:style-name="P8"><text:span text:style-name="T4">𝑤</text:span></text:p>
        <text:p text:style-name="P8"><text:span text:style-name="T4">3</text:span></text:p>
        <text:p text:style-name="P8"><text:span text:style-name="T4">w </text:span></text:p>
        <text:p text:style-name="P8"><text:span text:style-name="T4">1</text:span></text:p>
        <text:p text:style-name="P8"><text:span text:style-name="T4">​</text:span></text:p>
        <text:p text:style-name="P8"><text:span text:style-name="T4"><text:s/>,w </text:span></text:p>
        <text:p text:style-name="P8"><text:span text:style-name="T4">2</text:span></text:p>
        <text:p text:style-name="P8"><text:span text:style-name="T4">​</text:span></text:p>
        <text:p text:style-name="P8"><text:span text:style-name="T4"><text:s/>,w </text:span></text:p>
        <text:p text:style-name="P8"><text:span text:style-name="T4">3</text:span></text:p>
        <text:p text:style-name="P8"><text:span text:style-name="T4">​</text:span></text:p>
        <text:p text:style-name="P8"><text:span text:style-name="T4"><text:s/>) based on:</text:span></text:p>
        <text:p text:style-name="P8"><text:span text:style-name="T4">Default logic requirements.</text:span></text:p>
        <text:p text:style-name="P8"><text:span text:style-name="T4">Previous system state.</text:span></text:p>
        <text:p text:style-name="P8"><text:span text:style-name="T4">Use DACs to set the initial control voltages for the VCAs.</text:span></text:p>
        <text:p text:style-name="P8"><text:span text:style-name="T4">Step 2: Measure Outputs</text:span></text:p>
        <text:p text:style-name="P8"><text:span text:style-name="T4">Use ADCs to digitize the output of the analog circuit (e.g., a fuzzy NAND gate).</text:span></text:p>
        <text:p text:style-name="P8"><text:span text:style-name="T4">Capture additional parameters like noise levels, distortion, or response time.</text:span></text:p>
        <text:p text:style-name="P8"><text:span text:style-name="T4">Step 3: Compute Calibration Error</text:span></text:p>
        <text:p text:style-name="P8"><text:span text:style-name="T4">Compare the actual output (</text:span></text:p>
        <text:p text:style-name="P8"><text:span text:style-name="T4">𝑄</text:span></text:p>
        <text:p text:style-name="P8"><text:span text:style-name="T4">actual</text:span></text:p>
        <text:p text:style-name="P8"><text:span text:style-name="T4">Q </text:span></text:p>
        <text:p text:style-name="P8"><text:span text:style-name="T4">actual</text:span></text:p>
        <text:p text:style-name="P8"><text:span text:style-name="T4">​</text:span></text:p>
        <text:p text:style-name="P8"><text:span text:style-name="T4"><text:s/>) with the desired output (</text:span></text:p>
        <text:p text:style-name="P8"><text:span text:style-name="T4">𝑄</text:span></text:p>
        <text:p text:style-name="P8"><text:span text:style-name="T4">desired</text:span></text:p>
        <text:p text:style-name="P8"><text:span text:style-name="T4">Q </text:span></text:p>
        <text:p text:style-name="P8"><text:span text:style-name="T4">desired</text:span></text:p>
        <text:p text:style-name="P8"><text:span text:style-name="T4">​</text:span></text:p>
        <text:p text:style-name="P8"><text:span text:style-name="T4"><text:s/>).</text:span></text:p>
        <text:p text:style-name="P8"><text:span text:style-name="T4">Calculate the error for each input weight:</text:span></text:p>
        <text:p text:style-name="P8"><text:span text:style-name="T4">Error</text:span></text:p>
        <text:p text:style-name="P8"><text:span text:style-name="T4">=</text:span></text:p>
        <text:p text:style-name="P8"><text:span text:style-name="T4">𝑄</text:span></text:p>
        <text:p text:style-name="P8"><text:span text:style-name="T4">desired</text:span></text:p>
        <text:p text:style-name="P8"><text:span text:style-name="T4">−</text:span></text:p>
        <text:p text:style-name="P8"><text:span text:style-name="T4">𝑄</text:span></text:p>
        <text:p text:style-name="P8"><text:soft-page-break/><text:span text:style-name="T4">actual</text:span></text:p>
        <text:p text:style-name="P8"><text:span text:style-name="T4">Error=Q </text:span></text:p>
        <text:p text:style-name="P8"><text:span text:style-name="T4">desired</text:span></text:p>
        <text:p text:style-name="P8"><text:span text:style-name="T4">​</text:span></text:p>
        <text:p text:style-name="P8"><text:span text:style-name="T4"><text:s/>−Q </text:span></text:p>
        <text:p text:style-name="P8"><text:span text:style-name="T4">actual</text:span></text:p>
        <text:p text:style-name="P8"><text:span text:style-name="T4">​</text:span></text:p>
        <text:p text:style-name="P8"><text:span text:style-name="T4"><text:s/></text:span></text:p>
        <text:p text:style-name="P8"><text:span text:style-name="T4">Δ</text:span></text:p>
        <text:p text:style-name="P8"><text:span text:style-name="T4">𝑤</text:span></text:p>
        <text:p text:style-name="P8"><text:span text:style-name="T4">𝑖</text:span></text:p>
        <text:p text:style-name="P8"><text:span text:style-name="T4">=</text:span></text:p>
        <text:p text:style-name="P8"><text:span text:style-name="T4">Correction Factor for Weight </text:span></text:p>
        <text:p text:style-name="P8"><text:span text:style-name="T4">𝑤</text:span></text:p>
        <text:p text:style-name="P8"><text:span text:style-name="T4">𝑖</text:span></text:p>
        <text:p text:style-name="P8"><text:span text:style-name="T4">Δw </text:span></text:p>
        <text:p text:style-name="P8"><text:span text:style-name="T4">i</text:span></text:p>
        <text:p text:style-name="P8"><text:span text:style-name="T4">​</text:span></text:p>
        <text:p text:style-name="P8"><text:span text:style-name="T4"><text:s/>=Correction Factor for Weight w </text:span></text:p>
        <text:p text:style-name="P8"><text:span text:style-name="T4">i</text:span></text:p>
        <text:p text:style-name="P8"><text:span text:style-name="T4">​</text:span></text:p>
        <text:p text:style-name="P8"><text:span text:style-name="T4"><text:s/></text:span></text:p>
        <text:p text:style-name="P8"><text:span text:style-name="T4">Step 4: Adjust Weights</text:span></text:p>
        <text:p text:style-name="P8"><text:span text:style-name="T4">Use control algorithms (e.g., PID control, gradient descent) to compute updated weight values.</text:span></text:p>
        <text:p text:style-name="P8"><text:span text:style-name="T4">Adjust the DACs to set new control voltages for the VCAs.</text:span></text:p>
        <text:p text:style-name="P8"><text:span text:style-name="T4">Step 5: Verify and Iterate</text:span></text:p>
        <text:p text:style-name="P8"><text:span text:style-name="T4">Measure the output again to ensure the calibration reduces the error.</text:span></text:p>
        <text:p text:style-name="P8"><text:span text:style-name="T4">Repeat the process until the error is within acceptable limits.</text:span></text:p>
        <text:p text:style-name="P8"><text:span text:style-name="T4">4. Control Algorithms for Dynamic Calibration</text:span></text:p>
        <text:p text:style-name="P8"><text:span text:style-name="T4">4.1 Proportional-Integral-Derivative (PID) Control</text:span></text:p>
        <text:p text:style-name="P8"><text:span text:style-name="T4">A PID controller adjusts weights based on the error, its integral, and its derivative:</text:span></text:p>
        <text:p text:style-name="P8"><text:span text:style-name="T4">Δ</text:span></text:p>
        <text:p text:style-name="P8"><text:span text:style-name="T4">𝑤</text:span></text:p>
        <text:p text:style-name="P8"><text:span text:style-name="T4">𝑖</text:span></text:p>
        <text:p text:style-name="P8"><text:span text:style-name="T4">=</text:span></text:p>
        <text:p text:style-name="P8"><text:span text:style-name="T4">𝐾</text:span></text:p>
        <text:p text:style-name="P8"><text:span text:style-name="T4">𝑝</text:span></text:p>
        <text:p text:style-name="P8"><text:span text:style-name="T4">⋅</text:span></text:p>
        <text:p text:style-name="P8"><text:span text:style-name="T4">𝑒</text:span></text:p>
        <text:p text:style-name="P8"><text:span text:style-name="T4">(</text:span></text:p>
        <text:p text:style-name="P8"><text:span text:style-name="T4">𝑡</text:span></text:p>
        <text:p text:style-name="P8"><text:span text:style-name="T4">)</text:span></text:p>
        <text:p text:style-name="P8"><text:soft-page-break/><text:span text:style-name="T4">+</text:span></text:p>
        <text:p text:style-name="P8"><text:span text:style-name="T4">𝐾</text:span></text:p>
        <text:p text:style-name="P8"><text:span text:style-name="T4">𝑖</text:span></text:p>
        <text:p text:style-name="P8"><text:span text:style-name="T4">∫</text:span></text:p>
        <text:p text:style-name="P8"><text:span text:style-name="T4">𝑒</text:span></text:p>
        <text:p text:style-name="P8"><text:span text:style-name="T4">(</text:span></text:p>
        <text:p text:style-name="P8"><text:span text:style-name="T4">𝑡</text:span></text:p>
        <text:p text:style-name="P8"><text:span text:style-name="T4">)</text:span></text:p>
        <text:p text:style-name="P8"><text:span text:style-name="T4">𝑑</text:span></text:p>
        <text:p text:style-name="P8"><text:span text:style-name="T4">𝑡</text:span></text:p>
        <text:p text:style-name="P8"><text:span text:style-name="T4">+</text:span></text:p>
        <text:p text:style-name="P8"><text:span text:style-name="T4">𝐾</text:span></text:p>
        <text:p text:style-name="P8"><text:span text:style-name="T4">𝑑</text:span></text:p>
        <text:p text:style-name="P8"><text:span text:style-name="T4">𝑑</text:span></text:p>
        <text:p text:style-name="P8"><text:span text:style-name="T4">𝑒</text:span></text:p>
        <text:p text:style-name="P8"><text:span text:style-name="T4">(</text:span></text:p>
        <text:p text:style-name="P8"><text:span text:style-name="T4">𝑡</text:span></text:p>
        <text:p text:style-name="P8"><text:span text:style-name="T4">)</text:span></text:p>
        <text:p text:style-name="P8"><text:span text:style-name="T4">𝑑</text:span></text:p>
        <text:p text:style-name="P8"><text:span text:style-name="T4">𝑡</text:span></text:p>
        <text:p text:style-name="P8"><text:span text:style-name="T4">Δw </text:span></text:p>
        <text:p text:style-name="P8"><text:span text:style-name="T4">i</text:span></text:p>
        <text:p text:style-name="P8"><text:span text:style-name="T4">​</text:span></text:p>
        <text:p text:style-name="P8"><text:span text:style-name="T4"><text:s/>=K </text:span></text:p>
        <text:p text:style-name="P8"><text:span text:style-name="T4">p</text:span></text:p>
        <text:p text:style-name="P8"><text:span text:style-name="T4">​</text:span></text:p>
        <text:p text:style-name="P8"><text:span text:style-name="T4"><text:s/>⋅e(t)+K </text:span></text:p>
        <text:p text:style-name="P8"><text:span text:style-name="T4">i</text:span></text:p>
        <text:p text:style-name="P8"><text:span text:style-name="T4">​</text:span></text:p>
        <text:p text:style-name="P8"><text:span text:style-name="T4"><text:s/>∫e(t)dt+K </text:span></text:p>
        <text:p text:style-name="P8"><text:span text:style-name="T4">d</text:span></text:p>
        <text:p text:style-name="P8"><text:span text:style-name="T4">​</text:span></text:p>
        <text:p text:style-name="P8"><text:span text:style-name="T4"><text:s text:c="2"/></text:span></text:p>
        <text:p text:style-name="P8"><text:span text:style-name="T4">dt</text:span></text:p>
        <text:p text:style-name="P8"><text:span text:style-name="T4">de(t)</text:span></text:p>
        <text:p text:style-name="P8"><text:span text:style-name="T4">​</text:span></text:p>
        <text:p text:style-name="P8"><text:span text:style-name="T4"><text:s/></text:span></text:p>
        <text:p text:style-name="P8"><text:span text:style-name="T4">𝐾</text:span></text:p>
        <text:p text:style-name="P8"><text:span text:style-name="T4">𝑝</text:span></text:p>
        <text:p text:style-name="P8"><text:span text:style-name="T4">K </text:span></text:p>
        <text:p text:style-name="P8"><text:span text:style-name="T4">p</text:span></text:p>
        <text:p text:style-name="P8"><text:span text:style-name="T4">​</text:span></text:p>
        <text:p text:style-name="P8"><text:soft-page-break/><text:span text:style-name="T4"><text:s/>: Proportional gain, adjusts weight based on current error.</text:span></text:p>
        <text:p text:style-name="P8"><text:span text:style-name="T4">𝐾</text:span></text:p>
        <text:p text:style-name="P8"><text:span text:style-name="T4">𝑖</text:span></text:p>
        <text:p text:style-name="P8"><text:span text:style-name="T4">K </text:span></text:p>
        <text:p text:style-name="P8"><text:span text:style-name="T4">i</text:span></text:p>
        <text:p text:style-name="P8"><text:span text:style-name="T4">​</text:span></text:p>
        <text:p text:style-name="P8"><text:span text:style-name="T4"><text:s/>: Integral gain, accounts for accumulated error over time.</text:span></text:p>
        <text:p text:style-name="P8"><text:span text:style-name="T4">𝐾</text:span></text:p>
        <text:p text:style-name="P8"><text:span text:style-name="T4">𝑑</text:span></text:p>
        <text:p text:style-name="P8"><text:span text:style-name="T4">K </text:span></text:p>
        <text:p text:style-name="P8"><text:span text:style-name="T4">d</text:span></text:p>
        <text:p text:style-name="P8"><text:span text:style-name="T4">​</text:span></text:p>
        <text:p text:style-name="P8"><text:span text:style-name="T4"><text:s/>: Derivative gain, corrects based on the rate of error change.</text:span></text:p>
        <text:p text:style-name="P8"><text:span text:style-name="T4">4.2 Gradient Descent</text:span></text:p>
        <text:p text:style-name="P8"><text:span text:style-name="T4">Minimize an error function </text:span></text:p>
        <text:p text:style-name="P8"><text:span text:style-name="T4">𝐸</text:span></text:p>
        <text:p text:style-name="P8"><text:span text:style-name="T4">E by iteratively adjusting weights:</text:span></text:p>
        <text:p text:style-name="P8"><text:span text:style-name="T4">𝑤</text:span></text:p>
        <text:p text:style-name="P8"><text:span text:style-name="T4">𝑖</text:span></text:p>
        <text:p text:style-name="P8"><text:span text:style-name="T4">←</text:span></text:p>
        <text:p text:style-name="P8"><text:span text:style-name="T4">𝑤</text:span></text:p>
        <text:p text:style-name="P8"><text:span text:style-name="T4">𝑖</text:span></text:p>
        <text:p text:style-name="P8"><text:span text:style-name="T4">−</text:span></text:p>
        <text:p text:style-name="P8"><text:span text:style-name="T4">𝜂</text:span></text:p>
        <text:p text:style-name="P8"><text:span text:style-name="T4">⋅</text:span></text:p>
        <text:p text:style-name="P8"><text:span text:style-name="T4">∂</text:span></text:p>
        <text:p text:style-name="P8"><text:span text:style-name="T4">𝐸</text:span></text:p>
        <text:p text:style-name="P8"><text:span text:style-name="T4">∂</text:span></text:p>
        <text:p text:style-name="P8"><text:span text:style-name="T4">𝑤</text:span></text:p>
        <text:p text:style-name="P8"><text:span text:style-name="T4">𝑖</text:span></text:p>
        <text:p text:style-name="P8"><text:span text:style-name="T4">w </text:span></text:p>
        <text:p text:style-name="P8"><text:span text:style-name="T4">i</text:span></text:p>
        <text:p text:style-name="P8"><text:span text:style-name="T4">​</text:span></text:p>
        <text:p text:style-name="P8"><text:span text:style-name="T4"><text:s/>←w </text:span></text:p>
        <text:p text:style-name="P8"><text:span text:style-name="T4">i</text:span></text:p>
        <text:p text:style-name="P8"><text:span text:style-name="T4">​</text:span></text:p>
        <text:p text:style-name="P8"><text:span text:style-name="T4"><text:s/>−η⋅ </text:span></text:p>
        <text:p text:style-name="P8"><text:span text:style-name="T4">∂w </text:span></text:p>
        <text:p text:style-name="P8"><text:span text:style-name="T4">i</text:span></text:p>
        <text:p text:style-name="P8"><text:span text:style-name="T4">​</text:span></text:p>
        <text:p text:style-name="P8"><text:span text:style-name="T4"><text:s/></text:span></text:p>
        <text:p text:style-name="P8"><text:span text:style-name="T4">∂E</text:span></text:p>
        <text:p text:style-name="P8"><text:soft-page-break/><text:span text:style-name="T4">​</text:span></text:p>
        <text:p text:style-name="P8"><text:span text:style-name="T4"><text:s/></text:span></text:p>
        <text:p text:style-name="P8"><text:span text:style-name="T4">𝐸</text:span></text:p>
        <text:p text:style-name="P8"><text:span text:style-name="T4">E: Error between </text:span></text:p>
        <text:p text:style-name="P8"><text:span text:style-name="T4">𝑄</text:span></text:p>
        <text:p text:style-name="P8"><text:span text:style-name="T4">desired</text:span></text:p>
        <text:p text:style-name="P8"><text:span text:style-name="T4">Q </text:span></text:p>
        <text:p text:style-name="P8"><text:span text:style-name="T4">desired</text:span></text:p>
        <text:p text:style-name="P8"><text:span text:style-name="T4">​</text:span></text:p>
        <text:p text:style-name="P8"><text:span text:style-name="T4"><text:s text:c="2"/>and </text:span></text:p>
        <text:p text:style-name="P8"><text:span text:style-name="T4">𝑄</text:span></text:p>
        <text:p text:style-name="P8"><text:span text:style-name="T4">actual</text:span></text:p>
        <text:p text:style-name="P8"><text:span text:style-name="T4">Q </text:span></text:p>
        <text:p text:style-name="P8"><text:span text:style-name="T4">actual</text:span></text:p>
        <text:p text:style-name="P8"><text:span text:style-name="T4">​</text:span></text:p>
        <text:p text:style-name="P8"><text:span text:style-name="T4"><text:s/>.</text:span></text:p>
        <text:p text:style-name="P8"><text:span text:style-name="T4">𝜂</text:span></text:p>
        <text:p text:style-name="P8"><text:span text:style-name="T4">η: Learning rate.</text:span></text:p>
        <text:p text:style-name="P8"><text:span text:style-name="T4">4.3 Adaptive Learning</text:span></text:p>
        <text:p text:style-name="P8"><text:span text:style-name="T4">Use reinforcement learning to adjust weights based on a reward function tied to system performance.</text:span></text:p>
        <text:p text:style-name="P8"><text:span text:style-name="T4">5. Hardware Implementation</text:span></text:p>
        <text:p text:style-name="P8"><text:span text:style-name="T4">5.1 DAC and ADC Integration</text:span></text:p>
        <text:p text:style-name="P8"><text:span text:style-name="T4">DACs dynamically adjust the control voltages for VCAs to set weights.</text:span></text:p>
        <text:p text:style-name="P8"><text:span text:style-name="T4">ADCs monitor the output and send feedback to the control layer.</text:span></text:p>
        <text:p text:style-name="P8"><text:span text:style-name="T4">5.2 Microcontroller Integration</text:span></text:p>
        <text:p text:style-name="P8"><text:span text:style-name="T4">Program the microcontroller to:</text:span></text:p>
        <text:p text:style-name="P8"><text:span text:style-name="T4">Compute errors.</text:span></text:p>
        <text:p text:style-name="P8"><text:span text:style-name="T4">Run calibration algorithms.</text:span></text:p>
        <text:p text:style-name="P8"><text:span text:style-name="T4">Update DAC settings dynamically.</text:span></text:p>
        <text:p text:style-name="P8"><text:span text:style-name="T4">5.3 Timing and Synchronization</text:span></text:p>
        <text:p text:style-name="P8"><text:span text:style-name="T4">Ensure weight adjustments occur at regular intervals (e.g., every 1 ms) to avoid transient inconsistencies.</text:span></text:p>
        <text:p text:style-name="P8"><text:span text:style-name="T4">6. Example Calibration Process</text:span></text:p>
        <text:p text:style-name="P8"><text:span text:style-name="T4">Scenario: Fuzzy NAND Gate with 3 Inputs</text:span></text:p>
        <text:p text:style-name="P8"><text:span text:style-name="T4">Initial State:</text:span></text:p>
        <text:p text:style-name="P2"/>
        <text:p text:style-name="P8"><text:span text:style-name="T4">Inputs: </text:span></text:p>
        <text:p text:style-name="P8"><text:span text:style-name="T4">𝐴</text:span></text:p>
        <text:p text:style-name="P8"><text:span text:style-name="T4">=</text:span></text:p>
        <text:p text:style-name="P8"><text:span text:style-name="T4">0.6</text:span></text:p>
        <text:p text:style-name="P8"><text:span text:style-name="T4">A=0.6, </text:span></text:p>
        <text:p text:style-name="P8"><text:span text:style-name="T4">𝐵</text:span></text:p>
        <text:p text:style-name="P8"><text:span text:style-name="T4">=</text:span></text:p>
        <text:p text:style-name="P8"><text:soft-page-break/><text:span text:style-name="T4">0.8</text:span></text:p>
        <text:p text:style-name="P8"><text:span text:style-name="T4">B=0.8, </text:span></text:p>
        <text:p text:style-name="P8"><text:span text:style-name="T4">𝐶</text:span></text:p>
        <text:p text:style-name="P8"><text:span text:style-name="T4">=</text:span></text:p>
        <text:p text:style-name="P8"><text:span text:style-name="T4">0.4</text:span></text:p>
        <text:p text:style-name="P8"><text:span text:style-name="T4">C=0.4.</text:span></text:p>
        <text:p text:style-name="P8"><text:span text:style-name="T4">Desired Output: </text:span></text:p>
        <text:p text:style-name="P8"><text:span text:style-name="T4">𝑄</text:span></text:p>
        <text:p text:style-name="P8"><text:span text:style-name="T4">desired</text:span></text:p>
        <text:p text:style-name="P8"><text:span text:style-name="T4">=</text:span></text:p>
        <text:p text:style-name="P8"><text:span text:style-name="T4">0.7</text:span></text:p>
        <text:p text:style-name="P8"><text:span text:style-name="T4">Q </text:span></text:p>
        <text:p text:style-name="P8"><text:span text:style-name="T4">desired</text:span></text:p>
        <text:p text:style-name="P8"><text:span text:style-name="T4">​</text:span></text:p>
        <text:p text:style-name="P8"><text:span text:style-name="T4"><text:s/>=0.7.</text:span></text:p>
        <text:p text:style-name="P8"><text:span text:style-name="T4">Initial Weights: </text:span></text:p>
        <text:p text:style-name="P8"><text:span text:style-name="T4">𝑤</text:span></text:p>
        <text:p text:style-name="P8"><text:span text:style-name="T4">1</text:span></text:p>
        <text:p text:style-name="P8"><text:span text:style-name="T4">=</text:span></text:p>
        <text:p text:style-name="P8"><text:span text:style-name="T4">0.3</text:span></text:p>
        <text:p text:style-name="P8"><text:span text:style-name="T4">w </text:span></text:p>
        <text:p text:style-name="P8"><text:span text:style-name="T4">1</text:span></text:p>
        <text:p text:style-name="P8"><text:span text:style-name="T4">​</text:span></text:p>
        <text:p text:style-name="P8"><text:span text:style-name="T4"><text:s/>=0.3, </text:span></text:p>
        <text:p text:style-name="P8"><text:span text:style-name="T4">𝑤</text:span></text:p>
        <text:p text:style-name="P8"><text:span text:style-name="T4">2</text:span></text:p>
        <text:p text:style-name="P8"><text:span text:style-name="T4">=</text:span></text:p>
        <text:p text:style-name="P8"><text:span text:style-name="T4">0.4</text:span></text:p>
        <text:p text:style-name="P8"><text:span text:style-name="T4">w </text:span></text:p>
        <text:p text:style-name="P8"><text:span text:style-name="T4">2</text:span></text:p>
        <text:p text:style-name="P8"><text:span text:style-name="T4">​</text:span></text:p>
        <text:p text:style-name="P8"><text:span text:style-name="T4"><text:s/>=0.4, </text:span></text:p>
        <text:p text:style-name="P8"><text:span text:style-name="T4">𝑤</text:span></text:p>
        <text:p text:style-name="P8"><text:span text:style-name="T4">3</text:span></text:p>
        <text:p text:style-name="P8"><text:span text:style-name="T4">=</text:span></text:p>
        <text:p text:style-name="P8"><text:span text:style-name="T4">0.3</text:span></text:p>
        <text:p text:style-name="P8"><text:span text:style-name="T4">w </text:span></text:p>
        <text:p text:style-name="P8"><text:span text:style-name="T4">3</text:span></text:p>
        <text:p text:style-name="P8"><text:span text:style-name="T4">​</text:span></text:p>
        <text:p text:style-name="P8"><text:span text:style-name="T4"><text:s/>=0.3.</text:span></text:p>
        <text:p text:style-name="P8"><text:span text:style-name="T4">Measurement:</text:span></text:p>
        <text:p text:style-name="P2"/>
        <text:p text:style-name="P8"><text:soft-page-break/><text:span text:style-name="T4">Output (</text:span></text:p>
        <text:p text:style-name="P8"><text:span text:style-name="T4">𝑄</text:span></text:p>
        <text:p text:style-name="P8"><text:span text:style-name="T4">actual</text:span></text:p>
        <text:p text:style-name="P8"><text:span text:style-name="T4">Q </text:span></text:p>
        <text:p text:style-name="P8"><text:span text:style-name="T4">actual</text:span></text:p>
        <text:p text:style-name="P8"><text:span text:style-name="T4">​</text:span></text:p>
        <text:p text:style-name="P8"><text:span text:style-name="T4"><text:s/>): </text:span></text:p>
        <text:p text:style-name="P8"><text:span text:style-name="T4">0.65</text:span></text:p>
        <text:p text:style-name="P8"><text:span text:style-name="T4">0.65 (measured via ADC).</text:span></text:p>
        <text:p text:style-name="P8"><text:span text:style-name="T4">Error: </text:span></text:p>
        <text:p text:style-name="P8"><text:span text:style-name="T4">𝑄</text:span></text:p>
        <text:p text:style-name="P8"><text:span text:style-name="T4">desired</text:span></text:p>
        <text:p text:style-name="P8"><text:span text:style-name="T4">−</text:span></text:p>
        <text:p text:style-name="P8"><text:span text:style-name="T4">𝑄</text:span></text:p>
        <text:p text:style-name="P8"><text:span text:style-name="T4">actual</text:span></text:p>
        <text:p text:style-name="P8"><text:span text:style-name="T4">=</text:span></text:p>
        <text:p text:style-name="P8"><text:span text:style-name="T4">0.05</text:span></text:p>
        <text:p text:style-name="P8"><text:span text:style-name="T4">Q </text:span></text:p>
        <text:p text:style-name="P8"><text:span text:style-name="T4">desired</text:span></text:p>
        <text:p text:style-name="P8"><text:span text:style-name="T4">​</text:span></text:p>
        <text:p text:style-name="P8"><text:span text:style-name="T4"><text:s/>−Q </text:span></text:p>
        <text:p text:style-name="P8"><text:span text:style-name="T4">actual</text:span></text:p>
        <text:p text:style-name="P8"><text:span text:style-name="T4">​</text:span></text:p>
        <text:p text:style-name="P8"><text:span text:style-name="T4"><text:s/>=0.05.</text:span></text:p>
        <text:p text:style-name="P8"><text:span text:style-name="T4">Weight Adjustment:</text:span></text:p>
        <text:p text:style-name="P2"/>
        <text:p text:style-name="P8"><text:span text:style-name="T4">PID controller computes:</text:span></text:p>
        <text:p text:style-name="P8"><text:span text:style-name="T4">Δ</text:span></text:p>
        <text:p text:style-name="P8"><text:span text:style-name="T4">𝑤</text:span></text:p>
        <text:p text:style-name="P8"><text:span text:style-name="T4">1</text:span></text:p>
        <text:p text:style-name="P8"><text:span text:style-name="T4">=</text:span></text:p>
        <text:p text:style-name="P8"><text:span text:style-name="T4">0.02</text:span></text:p>
        <text:p text:style-name="P8"><text:span text:style-name="T4">,</text:span></text:p>
        <text:p text:style-name="P8"><text:span text:style-name="T4">Δ</text:span></text:p>
        <text:p text:style-name="P8"><text:span text:style-name="T4">𝑤</text:span></text:p>
        <text:p text:style-name="P8"><text:span text:style-name="T4">2</text:span></text:p>
        <text:p text:style-name="P8"><text:span text:style-name="T4">=</text:span></text:p>
        <text:p text:style-name="P8"><text:span text:style-name="T4">0.03</text:span></text:p>
        <text:p text:style-name="P8"><text:span text:style-name="T4">,</text:span></text:p>
        <text:p text:style-name="P8"><text:span text:style-name="T4">Δ</text:span></text:p>
        <text:p text:style-name="P8"><text:span text:style-name="T4">𝑤</text:span></text:p>
        <text:p text:style-name="P8"><text:span text:style-name="T4">3</text:span></text:p>
        <text:p text:style-name="P8"><text:soft-page-break/><text:span text:style-name="T4">=</text:span></text:p>
        <text:p text:style-name="P8"><text:span text:style-name="T4">−</text:span></text:p>
        <text:p text:style-name="P8"><text:span text:style-name="T4">0.01</text:span></text:p>
        <text:p text:style-name="P8"><text:span text:style-name="T4">Δw </text:span></text:p>
        <text:p text:style-name="P8"><text:span text:style-name="T4">1</text:span></text:p>
        <text:p text:style-name="P8"><text:span text:style-name="T4">​</text:span></text:p>
        <text:p text:style-name="P8"><text:span text:style-name="T4"><text:s/>=0.02,Δw </text:span></text:p>
        <text:p text:style-name="P8"><text:span text:style-name="T4">2</text:span></text:p>
        <text:p text:style-name="P8"><text:span text:style-name="T4">​</text:span></text:p>
        <text:p text:style-name="P8"><text:span text:style-name="T4"><text:s/>=0.03,Δw </text:span></text:p>
        <text:p text:style-name="P8"><text:span text:style-name="T4">3</text:span></text:p>
        <text:p text:style-name="P8"><text:span text:style-name="T4">​</text:span></text:p>
        <text:p text:style-name="P8"><text:span text:style-name="T4"><text:s/>=−0.01</text:span></text:p>
        <text:p text:style-name="P8"><text:span text:style-name="T4">Updated weights:</text:span></text:p>
        <text:p text:style-name="P8"><text:span text:style-name="T4">𝑤</text:span></text:p>
        <text:p text:style-name="P8"><text:span text:style-name="T4">1</text:span></text:p>
        <text:p text:style-name="P8"><text:span text:style-name="T4">=</text:span></text:p>
        <text:p text:style-name="P8"><text:span text:style-name="T4">0.32</text:span></text:p>
        <text:p text:style-name="P8"><text:span text:style-name="T4">,</text:span></text:p>
        <text:p text:style-name="P8"><text:span text:style-name="T4">𝑤</text:span></text:p>
        <text:p text:style-name="P8"><text:span text:style-name="T4">2</text:span></text:p>
        <text:p text:style-name="P8"><text:span text:style-name="T4">=</text:span></text:p>
        <text:p text:style-name="P8"><text:span text:style-name="T4">0.43</text:span></text:p>
        <text:p text:style-name="P8"><text:span text:style-name="T4">,</text:span></text:p>
        <text:p text:style-name="P8"><text:span text:style-name="T4">𝑤</text:span></text:p>
        <text:p text:style-name="P8"><text:span text:style-name="T4">3</text:span></text:p>
        <text:p text:style-name="P8"><text:span text:style-name="T4">=</text:span></text:p>
        <text:p text:style-name="P8"><text:span text:style-name="T4">0.29</text:span></text:p>
        <text:p text:style-name="P8"><text:span text:style-name="T4">w </text:span></text:p>
        <text:p text:style-name="P8"><text:span text:style-name="T4">1</text:span></text:p>
        <text:p text:style-name="P8"><text:span text:style-name="T4">​</text:span></text:p>
        <text:p text:style-name="P8"><text:span text:style-name="T4"><text:s/>=0.32,w </text:span></text:p>
        <text:p text:style-name="P8"><text:span text:style-name="T4">2</text:span></text:p>
        <text:p text:style-name="P8"><text:span text:style-name="T4">​</text:span></text:p>
        <text:p text:style-name="P8"><text:span text:style-name="T4"><text:s/>=0.43,w </text:span></text:p>
        <text:p text:style-name="P8"><text:span text:style-name="T4">3</text:span></text:p>
        <text:p text:style-name="P8"><text:span text:style-name="T4">​</text:span></text:p>
        <text:p text:style-name="P8"><text:span text:style-name="T4"><text:s/>=0.29</text:span></text:p>
        <text:p text:style-name="P8"><text:span text:style-name="T4">Verification:</text:span></text:p>
        <text:p text:style-name="P2"/>
        <text:p text:style-name="P8"><text:span text:style-name="T4">Re-measure output: </text:span></text:p>
        <text:p text:style-name="P8"><text:span text:style-name="T4">𝑄</text:span></text:p>
        <text:p text:style-name="P8"><text:soft-page-break/><text:span text:style-name="T4">actual</text:span></text:p>
        <text:p text:style-name="P8"><text:span text:style-name="T4">=</text:span></text:p>
        <text:p text:style-name="P8"><text:span text:style-name="T4">0.695</text:span></text:p>
        <text:p text:style-name="P8"><text:span text:style-name="T4">Q </text:span></text:p>
        <text:p text:style-name="P8"><text:span text:style-name="T4">actual</text:span></text:p>
        <text:p text:style-name="P8"><text:span text:style-name="T4">​</text:span></text:p>
        <text:p text:style-name="P8"><text:span text:style-name="T4"><text:s/>=0.695.</text:span></text:p>
        <text:p text:style-name="P8"><text:span text:style-name="T4">Continue iterations until </text:span></text:p>
        <text:p text:style-name="P8"><text:span text:style-name="T4">∣</text:span></text:p>
        <text:p text:style-name="P8"><text:span text:style-name="T4">𝑄</text:span></text:p>
        <text:p text:style-name="P8"><text:span text:style-name="T4">desired</text:span></text:p>
        <text:p text:style-name="P8"><text:span text:style-name="T4">−</text:span></text:p>
        <text:p text:style-name="P8"><text:span text:style-name="T4">𝑄</text:span></text:p>
        <text:p text:style-name="P8"><text:span text:style-name="T4">actual</text:span></text:p>
        <text:p text:style-name="P8"><text:span text:style-name="T4">∣</text:span></text:p>
        <text:p text:style-name="P8"><text:span text:style-name="T4">&lt;</text:span></text:p>
        <text:p text:style-name="P8"><text:span text:style-name="T4">0.01</text:span></text:p>
        <text:p text:style-name="P8"><text:span text:style-name="T4">∣Q </text:span></text:p>
        <text:p text:style-name="P8"><text:span text:style-name="T4">desired</text:span></text:p>
        <text:p text:style-name="P8"><text:span text:style-name="T4">​</text:span></text:p>
        <text:p text:style-name="P8"><text:span text:style-name="T4"><text:s/>−Q </text:span></text:p>
        <text:p text:style-name="P8"><text:span text:style-name="T4">actual</text:span></text:p>
        <text:p text:style-name="P8"><text:span text:style-name="T4">​</text:span></text:p>
        <text:p text:style-name="P8"><text:span text:style-name="T4"><text:s/>∣&lt;0.01.</text:span></text:p>
        <text:p text:style-name="P8"><text:span text:style-name="T4">7. Tools and Code Example</text:span></text:p>
        <text:p text:style-name="P8"><text:span text:style-name="T4">Hardware</text:span></text:p>
        <text:p text:style-name="P8"><text:span text:style-name="T4">DAC: MCP4728 (4-channel I²C DAC for weight control).</text:span></text:p>
        <text:p text:style-name="P8"><text:span text:style-name="T4">ADC: ADS1115 (16-bit I²C ADC for feedback).</text:span></text:p>
        <text:p text:style-name="P8"><text:span text:style-name="T4">Firmware Pseudocode</text:span></text:p>
        <text:p text:style-name="P8"><text:span text:style-name="T4">python</text:span></text:p>
        <text:p text:style-name="P8"><text:span text:style-name="T4">Copy code</text:span></text:p>
        <text:p text:style-name="P8"><text:span text:style-name="T4"># Initialize weights</text:span></text:p>
        <text:p text:style-name="P8"><text:span text:style-name="T4">weights = [0.3, 0.4, 0.3] <text:s/># Initial weights for A, B, C</text:span></text:p>
        <text:p text:style-name="P8"><text:span text:style-name="T4">desired_output = 0.7 <text:s/># Desired fuzzy NAND output</text:span></text:p>
        <text:p text:style-name="P2"/>
        <text:p text:style-name="P8"><text:span text:style-name="T4"># PID parameters</text:span></text:p>
        <text:p text:style-name="P8"><text:span text:style-name="T4">Kp, Ki, Kd = 1.0, 0.1, 0.01</text:span></text:p>
        <text:p text:style-name="P8"><text:span text:style-name="T4">integral, previous_error = 0, 0</text:span></text:p>
        <text:p text:style-name="P2"/>
        <text:p text:style-name="P8"><text:span text:style-name="T4">while True:</text:span></text:p>
        <text:p text:style-name="P8"><text:span text:style-name="T4"><text:s text:c="4"/># Measure the actual output (feedback)</text:span></text:p>
        <text:p text:style-name="P8"><text:span text:style-name="T4"><text:s text:c="4"/>actual_output = read_adc_output()</text:span></text:p>
        <text:p text:style-name="P8"><text:soft-page-break/><text:span text:style-name="T4"><text:s text:c="4"/></text:span></text:p>
        <text:p text:style-name="P8"><text:span text:style-name="T4"><text:s text:c="4"/># Calculate error</text:span></text:p>
        <text:p text:style-name="P8"><text:span text:style-name="T4"><text:s text:c="4"/>error = desired_output - actual_output</text:span></text:p>
        <text:p text:style-name="P8"><text:span text:style-name="T4"><text:s text:c="4"/>integral += error</text:span></text:p>
        <text:p text:style-name="P8"><text:span text:style-name="T4"><text:s text:c="4"/>derivative = error - previous_error</text:span></text:p>
        <text:p text:style-name="P8"><text:span text:style-name="T4"><text:s text:c="4"/></text:span></text:p>
        <text:p text:style-name="P8"><text:span text:style-name="T4"><text:s text:c="4"/># Adjust weights using PID</text:span></text:p>
        <text:p text:style-name="P8"><text:span text:style-name="T4"><text:s text:c="4"/>delta_weights = [</text:span></text:p>
        <text:p text:style-name="P8"><text:span text:style-name="T4"><text:s text:c="8"/>Kp * error + Ki * integral + Kd * derivative,</text:span></text:p>
        <text:p text:style-name="P8"><text:span text:style-name="T4"><text:s text:c="8"/>Kp * error + Ki * integral + Kd * derivative,</text:span></text:p>
        <text:p text:style-name="P8"><text:span text:style-name="T4"><text:s text:c="8"/>Kp * error + Ki * integral + Kd * derivative</text:span></text:p>
        <text:p text:style-name="P8"><text:span text:style-name="T4"><text:s text:c="4"/>]</text:span></text:p>
        <text:p text:style-name="P8"><text:span text:style-name="T4"><text:s text:c="4"/>weights = [w + dw for w, dw in zip(weights, delta_weights)]</text:span></text:p>
        <text:p text:style-name="P8"><text:span text:style-name="T4"><text:s text:c="4"/></text:span></text:p>
        <text:p text:style-name="P8"><text:span text:style-name="T4"><text:s text:c="4"/># Update DACs</text:span></text:p>
        <text:p text:style-name="P8"><text:span text:style-name="T4"><text:s text:c="4"/>set_dac(weights)</text:span></text:p>
        <text:p text:style-name="P8"><text:span text:style-name="T4"><text:s text:c="4"/></text:span></text:p>
        <text:p text:style-name="P8"><text:span text:style-name="T4"><text:s text:c="4"/># Prepare for next iteration</text:span></text:p>
        <text:p text:style-name="P8"><text:span text:style-name="T4"><text:s text:c="4"/>previous_error = error</text:span></text:p>
        <text:p text:style-name="P8"><text:span text:style-name="T4"><text:s text:c="4"/>delay_ms(1) <text:s/># Synchronize updates</text:span></text:p>
        <text:p text:style-name="P8"><text:span text:style-name="T4">8. Advantages of Dynamic Calibration</text:span></text:p>
        <text:p text:style-name="P8"><text:span text:style-name="T4">Real-Time Adaptation:</text:span></text:p>
        <text:p text:style-name="P8"><text:span text:style-name="T4">System adjusts weights to maintain optimal performance under changing conditions.</text:span></text:p>
        <text:p text:style-name="P8"><text:span text:style-name="T4">Noise Compensation:</text:span></text:p>
        <text:p text:style-name="P8"><text:span text:style-name="T4">Automatically reduces the impact of noisy or weak signals.</text:span></text:p>
        <text:p text:style-name="P8"><text:span text:style-name="T4">Enhanced Fidelity:</text:span></text:p>
        <text:p text:style-name="P8"><text:span text:style-name="T4">Keeps the output within acceptable accuracy bounds, even as inputs or components drift.</text:span></text:p>
        <text:p text:style-name="P8"><text:span text:style-name="T4">Automation:</text:span></text:p>
        <text:p text:style-name="P8"><text:span text:style-name="T4">Eliminates the need for manual tuning, saving time and effort.</text:span></text:p>
        <text:p text:style-name="P2"/>
        <text:p text:style-name="P2"/>
        <text:p text:style-name="P8"><text:span text:style-name="T4">How to scale this system efficiently?</text:span></text:p>
        <text:p text:style-name="P8"><text:span text:style-name="T4">ChatGPT said:</text:span></text:p>
        <text:p text:style-name="P8"><text:span text:style-name="T4">ChatGPT</text:span></text:p>
        <text:p text:style-name="P8"><text:span text:style-name="T4">Scaling your hybrid system efficiently, especially with its combination of fuzzy logic gates, analog weights, and digital control, requires careful planning in terms of hardware, communication protocols, and modular design. Here's a guide to help you scale the system for larger, more complex applications:</text:span></text:p>
        <text:p text:style-name="P2"/>
        <text:p text:style-name="P8"><text:span text:style-name="T4">1. Modularity for Scalability</text:span></text:p>
        <text:p text:style-name="P8"><text:span text:style-name="T4">1.1 Modular Daughterboard Design</text:span></text:p>
        <text:p text:style-name="P8"><text:span text:style-name="T4">Single Functionality per Board:</text:span></text:p>
        <text:p text:style-name="P8"><text:span text:style-name="T4">Design each daughterboard to handle a limited number of logic gates (e.g., 4–8 gates).</text:span></text:p>
        <text:p text:style-name="P8"><text:span text:style-name="T4">Include the necessary DACs, VCAs, and control circuits for these gates.</text:span></text:p>
        <text:p text:style-name="P8"><text:span text:style-name="T4">Interchangeable Modules:</text:span></text:p>
        <text:p text:style-name="P8"><text:soft-page-break/><text:span text:style-name="T4">Use standardized connectors (e.g., DIN 41612, edge connectors) for easy addition or replacement of boards.</text:span></text:p>
        <text:p text:style-name="P8"><text:span text:style-name="T4">Modular boards make the system scalable without redesigning the core.</text:span></text:p>
        <text:p text:style-name="P8"><text:span text:style-name="T4">1.2 Stacked PCBs</text:span></text:p>
        <text:p text:style-name="P8"><text:span text:style-name="T4">Use a backplane or motherboard to interconnect daughterboards.</text:span></text:p>
        <text:p text:style-name="P8"><text:span text:style-name="T4">Stack PCBs vertically to minimize space usage, especially for systems requiring many gates.</text:span></text:p>
        <text:p text:style-name="P8"><text:span text:style-name="T4">1.3 Gate Density per Board</text:span></text:p>
        <text:p text:style-name="P8"><text:span text:style-name="T4">Increase the number of gates per board by:</text:span></text:p>
        <text:p text:style-name="P8"><text:span text:style-name="T4">Selecting compact DACs and ADCs with multiple channels (e.g., MCP4728 for DACs, ADS1115 for ADCs).</text:span></text:p>
        <text:p text:style-name="P8"><text:span text:style-name="T4">Optimizing PCB layout to minimize trace lengths and noise.</text:span></text:p>
        <text:p text:style-name="P8"><text:span text:style-name="T4">2. Power Distribution</text:span></text:p>
        <text:p text:style-name="P8"><text:span text:style-name="T4">2.1 Centralized Power</text:span></text:p>
        <text:p text:style-name="P8"><text:span text:style-name="T4">Distribute ±12V, ±15V, and 3.3V/5V from the motherboard to all daughterboards using dedicated power pins.</text:span></text:p>
        <text:p text:style-name="P8"><text:span text:style-name="T4">Use bulk capacitors (e.g., 100 µF) on the motherboard and decoupling capacitors (e.g., 0.1 µF) on each daughterboard to stabilize power.</text:span></text:p>
        <text:p text:style-name="P8"><text:span text:style-name="T4">2.2 Local Regulation</text:span></text:p>
        <text:p text:style-name="P8"><text:span text:style-name="T4">Include local voltage regulators on each daughterboard to ensure stable power delivery to sensitive analog components.</text:span></text:p>
        <text:p text:style-name="P8"><text:span text:style-name="T4">2.3 Monitoring</text:span></text:p>
        <text:p text:style-name="P8"><text:span text:style-name="T4">Add current and voltage sensors on the motherboard to monitor power consumption dynamically as the system scales.</text:span></text:p>
        <text:p text:style-name="P8"><text:span text:style-name="T4">3. Communication Protocols</text:span></text:p>
        <text:p text:style-name="P8"><text:span text:style-name="T4">3.1 SPI for High-Speed Control</text:span></text:p>
        <text:p text:style-name="P8"><text:span text:style-name="T4">Advantages:</text:span></text:p>
        <text:p text:style-name="P8"><text:span text:style-name="T4">High speed and efficient for systems with frequent weight updates.</text:span></text:p>
        <text:p text:style-name="P8"><text:span text:style-name="T4">Dedicated chip select (CS) lines allow addressing multiple boards.</text:span></text:p>
        <text:p text:style-name="P8"><text:span text:style-name="T4">Scaling Strategy:</text:span></text:p>
        <text:p text:style-name="P8"><text:span text:style-name="T4">Use SPI expanders or daisy-chain SPI devices to reduce the number of GPIO pins required for CS lines.</text:span></text:p>
        <text:p text:style-name="P8"><text:span text:style-name="T4">3.2 I²C for Simple Systems</text:span></text:p>
        <text:p text:style-name="P8"><text:span text:style-name="T4">Advantages:</text:span></text:p>
        <text:p text:style-name="P8"><text:span text:style-name="T4">Requires only two lines (SDA, SCL), simplifying wiring.</text:span></text:p>
        <text:p text:style-name="P8"><text:span text:style-name="T4">Supports up to 128 devices with unique addresses.</text:span></text:p>
        <text:p text:style-name="P8"><text:span text:style-name="T4">Scaling Strategy:</text:span></text:p>
        <text:p text:style-name="P8"><text:span text:style-name="T4">Use I²C bus repeaters (e.g., PCA9617) to extend the bus for larger systems.</text:span></text:p>
        <text:p text:style-name="P8"><text:span text:style-name="T4">3.3 CAN Bus for Large Systems</text:span></text:p>
        <text:p text:style-name="P8"><text:span text:style-name="T4">Advantages:</text:span></text:p>
        <text:p text:style-name="P8"><text:span text:style-name="T4">Robust for noisy environments and long distances.</text:span></text:p>
        <text:p text:style-name="P8"><text:span text:style-name="T4">Built-in error detection and correction.</text:span></text:p>
        <text:p text:style-name="P8"><text:span text:style-name="T4">Scaling Strategy:</text:span></text:p>
        <text:p text:style-name="P8"><text:span text:style-name="T4">Use CAN for communication between clusters of daughterboards, with each cluster managed locally by SPI or I²C.</text:span></text:p>
        <text:p text:style-name="P8"><text:span text:style-name="T4">3.4 Hybrid Communication</text:span></text:p>
        <text:p text:style-name="P8"><text:span text:style-name="T4">Combine SPI/I²C within each cluster and CAN between clusters for optimal performance and scalability.</text:span></text:p>
        <text:p text:style-name="P8"><text:span text:style-name="T4">4. Signal Integrity</text:span></text:p>
        <text:p text:style-name="P8"><text:span text:style-name="T4">4.1 Shielding and Grounding</text:span></text:p>
        <text:p text:style-name="P8"><text:span text:style-name="T4">Use separate ground planes for analog and digital signals.</text:span></text:p>
        <text:p text:style-name="P8"><text:span text:style-name="T4">Shield critical analog traces to prevent cross-talk and EMI.</text:span></text:p>
        <text:p text:style-name="P8"><text:soft-page-break/><text:span text:style-name="T4">4.2 Differential Signaling</text:span></text:p>
        <text:p text:style-name="P8"><text:span text:style-name="T4">Implement differential signaling (e.g., RS485 or LVDS) for long-distance communication between boards.</text:span></text:p>
        <text:p text:style-name="P8"><text:span text:style-name="T4">4.3 Analog Signal Isolation</text:span></text:p>
        <text:p text:style-name="P8"><text:span text:style-name="T4">Use isolation amplifiers or transformers for analog signals that cross between boards.</text:span></text:p>
        <text:p text:style-name="P8"><text:span text:style-name="T4">5. Clock Synchronization</text:span></text:p>
        <text:p text:style-name="P8"><text:span text:style-name="T4">5.1 Shared Master Clock</text:span></text:p>
        <text:p text:style-name="P8"><text:span text:style-name="T4">Distribute a single master clock signal from the motherboard to all daughterboards via a clock tree.</text:span></text:p>
        <text:p text:style-name="P8"><text:span text:style-name="T4">5.2 Local PLLs</text:span></text:p>
        <text:p text:style-name="P8"><text:span text:style-name="T4">Use phase-locked loops (PLLs) on each daughterboard to synchronize local clocks with the master clock.</text:span></text:p>
        <text:p text:style-name="P8"><text:span text:style-name="T4">5.3 Periodic Re-Synchronization</text:span></text:p>
        <text:p text:style-name="P8"><text:span text:style-name="T4">Send periodic sync pulses from the motherboard to align clocks across the system.</text:span></text:p>
        <text:p text:style-name="P8"><text:span text:style-name="T4">6. Software and Control Layer</text:span></text:p>
        <text:p text:style-name="P8"><text:span text:style-name="T4">6.1 Dynamic Configuration</text:span></text:p>
        <text:p text:style-name="P8"><text:span text:style-name="T4">Implement software to dynamically adjust weights, logic configurations, and control parameters as needed.</text:span></text:p>
        <text:p text:style-name="P8"><text:span text:style-name="T4">Use a central microcontroller (e.g., STM32) or FPGA to manage communication and calibration.</text:span></text:p>
        <text:p text:style-name="P8"><text:span text:style-name="T4">6.2 Hierarchical Control</text:span></text:p>
        <text:p text:style-name="P8"><text:span text:style-name="T4">Divide the system into clusters, each managed by a local controller (e.g., a microcontroller on the daughterboard).</text:span></text:p>
        <text:p text:style-name="P8"><text:span text:style-name="T4">The central controller communicates with local controllers for high-level coordination.</text:span></text:p>
        <text:p text:style-name="P8"><text:span text:style-name="T4">6.3 Feedback Loops</text:span></text:p>
        <text:p text:style-name="P8"><text:span text:style-name="T4">Use ADC feedback to monitor gate outputs and adjust weights or configurations dynamically.</text:span></text:p>
        <text:p text:style-name="P8"><text:span text:style-name="T4">7. Cooling and Thermal Management</text:span></text:p>
        <text:p text:style-name="P8"><text:span text:style-name="T4">7.1 Heat Dissipation</text:span></text:p>
        <text:p text:style-name="P8"><text:span text:style-name="T4">Use heat sinks or thermal vias on the PCB to dissipate heat from VCAs and power regulators.</text:span></text:p>
        <text:p text:style-name="P8"><text:span text:style-name="T4">7.2 Active Cooling</text:span></text:p>
        <text:p text:style-name="P8"><text:span text:style-name="T4">Add fans or integrate the system into an enclosure with forced airflow for larger setups.</text:span></text:p>
        <text:p text:style-name="P8"><text:span text:style-name="T4">7.3 Thermal Monitoring</text:span></text:p>
        <text:p text:style-name="P8"><text:span text:style-name="T4">Include temperature sensors (e.g., LM35) on each board to monitor and manage heat.</text:span></text:p>
        <text:p text:style-name="P8"><text:span text:style-name="T4">8. Scaling Strategy</text:span></text:p>
        <text:p text:style-name="P8"><text:span text:style-name="T4">8.1 Small-Scale Systems</text:span></text:p>
        <text:p text:style-name="P8"><text:span text:style-name="T4">Use a single microcontroller to directly control all daughterboards via SPI or I²C.</text:span></text:p>
        <text:p text:style-name="P8"><text:span text:style-name="T4">Power and clock distribution handled centrally.</text:span></text:p>
        <text:p text:style-name="P8"><text:span text:style-name="T4">8.2 Medium-Scale Systems</text:span></text:p>
        <text:p text:style-name="P8"><text:span text:style-name="T4">Divide the system into clusters, each managed by a local microcontroller.</text:span></text:p>
        <text:p text:style-name="P8"><text:span text:style-name="T4">Use CAN or SPI for inter-cluster communication.</text:span></text:p>
        <text:p text:style-name="P8"><text:span text:style-name="T4">8.3 Large-Scale Systems</text:span></text:p>
        <text:p text:style-name="P8"><text:span text:style-name="T4">Implement a hierarchical design:</text:span></text:p>
        <text:p text:style-name="P8"><text:span text:style-name="T4">Central motherboard for power, clock, and high-level control.</text:span></text:p>
        <text:p text:style-name="P8"><text:span text:style-name="T4">Daughterboards grouped into clusters with local control.</text:span></text:p>
        <text:p text:style-name="P8"><text:span text:style-name="T4">Hybrid communication (e.g., CAN + SPI/I²C) for scalability.</text:span></text:p>
        <text:p text:style-name="P8"><text:span text:style-name="T4">9. Practical Example</text:span></text:p>
        <text:p text:style-name="P8"><text:span text:style-name="T4">Scenario: Scaling to 64 Gates</text:span></text:p>
        <text:p text:style-name="P8"><text:span text:style-name="T4">Daughterboards:</text:span></text:p>
        <text:p text:style-name="P2"><text:soft-page-break/></text:p>
        <text:p text:style-name="P8"><text:span text:style-name="T4">Each board contains 8 gates, with their weights controlled by a 4-channel DAC and outputs monitored by a 4-channel ADC.</text:span></text:p>
        <text:p text:style-name="P8"><text:span text:style-name="T4">Each board connects to the motherboard via a DIN 41612 connector.</text:span></text:p>
        <text:p text:style-name="P8"><text:span text:style-name="T4">Motherboard:</text:span></text:p>
        <text:p text:style-name="P2"/>
        <text:p text:style-name="P8"><text:span text:style-name="T4">Provides power (+12V, -12V, GND, 3.3V).</text:span></text:p>
        <text:p text:style-name="P8"><text:span text:style-name="T4">Distributes the master clock signal.</text:span></text:p>
        <text:p text:style-name="P8"><text:span text:style-name="T4">Manages communication using SPI or I²C buses.</text:span></text:p>
        <text:p text:style-name="P8"><text:span text:style-name="T4">Clusters:</text:span></text:p>
        <text:p text:style-name="P2"/>
        <text:p text:style-name="P8"><text:span text:style-name="T4">Divide 8 daughterboards into 2 clusters of 4 boards each.</text:span></text:p>
        <text:p text:style-name="P8"><text:span text:style-name="T4">Use a local microcontroller (e.g., STM32) for each cluster to manage weights and outputs.</text:span></text:p>
        <text:p text:style-name="P8"><text:span text:style-name="T4">Control and Communication:</text:span></text:p>
        <text:p text:style-name="P2"/>
        <text:p text:style-name="P8"><text:span text:style-name="T4">The central controller communicates with local controllers via CAN bus.</text:span></text:p>
        <text:p text:style-name="P8"><text:span text:style-name="T4">Local controllers communicate with DACs/ADCs on each daughterboard via SPI.</text:span></text:p>
        <text:p text:style-name="P8"><text:span text:style-name="T4">10. Benefits of Efficient Scaling</text:span></text:p>
        <text:p text:style-name="P8"><text:span text:style-name="T4">Modularity:</text:span></text:p>
        <text:p text:style-name="P8"><text:span text:style-name="T4">Easily add or replace boards to expand or upgrade the system.</text:span></text:p>
        <text:p text:style-name="P8"><text:span text:style-name="T4">Flexibility:</text:span></text:p>
        <text:p text:style-name="P8"><text:span text:style-name="T4">Configure the system for various tasks by adjusting weights and logic dynamically.</text:span></text:p>
        <text:p text:style-name="P8"><text:span text:style-name="T4">Reduced Complexity:</text:span></text:p>
        <text:p text:style-name="P8"><text:span text:style-name="T4">Hierarchical design minimizes communication bottlenecks and simplifies control.</text:span></text:p>
        <text:p text:style-name="P8"><text:span text:style-name="T4">Optimized Performance:</text:span></text:p>
        <text:p text:style-name="P8"><text:span text:style-name="T4">Localized processing ensures signal integrity and real-time responsiveness.</text:span></text:p>
        <text:p text:style-name="P2"/>
        <text:p text:style-name="P2"/>
        <text:p text:style-name="P2"/>
        <text:p text:style-name="P8"><text:span text:style-name="T4">How to enhance modular daughterboards?</text:span></text:p>
        <text:p text:style-name="P8"><text:span text:style-name="T4">ChatGPT said:</text:span></text:p>
        <text:p text:style-name="P8"><text:span text:style-name="T4">ChatGPT</text:span></text:p>
        <text:p text:style-name="P8"><text:span text:style-name="T4">Enhancing modular daughterboards involves improving their design to ensure scalability, flexibility, reliability, and efficiency. This includes optimizing the hardware, signal integrity, communication interfaces, and the ability to integrate seamlessly into the overall system. Here's a comprehensive guide to making modular daughterboards more effective:</text:span></text:p>
        <text:p text:style-name="P2"/>
        <text:p text:style-name="P8"><text:span text:style-name="T4">1. Hardware Design</text:span></text:p>
        <text:p text:style-name="P8"><text:span text:style-name="T4">1.1 Functional Specialization</text:span></text:p>
        <text:p text:style-name="P8"><text:span text:style-name="T4">Design daughterboards for specific tasks, such as:</text:span></text:p>
        <text:p text:style-name="P8"><text:span text:style-name="T4">Logic Processing: Housing fuzzy NAND, OR, and NOT gates with VCAs and op-amps.</text:span></text:p>
        <text:p text:style-name="P8"><text:span text:style-name="T4">Signal Routing: Handling multiplexing and signal distribution.</text:span></text:p>
        <text:p text:style-name="P8"><text:span text:style-name="T4">Communication: Managing data transfer via SPI/I²C or other protocols.</text:span></text:p>
        <text:p text:style-name="P8"><text:span text:style-name="T4">Mixed Tasks: Combining logic and routing to optimize space.</text:span></text:p>
        <text:p text:style-name="P8"><text:span text:style-name="T4">1.2 Component Density</text:span></text:p>
        <text:p text:style-name="P8"><text:span text:style-name="T4">Use high-density ICs to fit more components on a single board:</text:span></text:p>
        <text:p text:style-name="P8"><text:soft-page-break/><text:span text:style-name="T4">Multi-channel DACs (e.g., MCP4728) and ADCs (e.g., ADS1115).</text:span></text:p>
        <text:p text:style-name="P8"><text:span text:style-name="T4">Integrated VCAs or programmable gain amplifiers (PGAs) to reduce footprint.</text:span></text:p>
        <text:p text:style-name="P8"><text:span text:style-name="T4">Consider multi-layer PCBs for compact designs.</text:span></text:p>
        <text:p text:style-name="P8"><text:span text:style-name="T4">1.3 Localized Power Regulation</text:span></text:p>
        <text:p text:style-name="P8"><text:span text:style-name="T4">Add onboard voltage regulators (e.g., LM317) to generate required supply levels (±12V, ±15V, 3.3V, 5V).</text:span></text:p>
        <text:p text:style-name="P8"><text:span text:style-name="T4">Include decoupling capacitors near power pins of sensitive components to reduce noise.</text:span></text:p>
        <text:p text:style-name="P8"><text:span text:style-name="T4">1.4 Expandable Design</text:span></text:p>
        <text:p text:style-name="P8"><text:span text:style-name="T4">Include headers or connectors for future expansion or chaining with other boards.</text:span></text:p>
        <text:p text:style-name="P8"><text:span text:style-name="T4">2. Communication and Control</text:span></text:p>
        <text:p text:style-name="P8"><text:span text:style-name="T4">2.1 Standardized Connectors</text:span></text:p>
        <text:p text:style-name="P8"><text:span text:style-name="T4">Use robust and modular connectors:</text:span></text:p>
        <text:p text:style-name="P8"><text:span text:style-name="T4">DIN 41612: For high pin count and reliable backplane connections.</text:span></text:p>
        <text:p text:style-name="P8"><text:span text:style-name="T4">Edge Connectors: For compact stacking designs.</text:span></text:p>
        <text:p text:style-name="P8"><text:span text:style-name="T4">Ribbon Cables: For low-cost, short-distance connections.</text:span></text:p>
        <text:p text:style-name="P8"><text:span text:style-name="T4">2.2 Hybrid Communication Protocols</text:span></text:p>
        <text:p text:style-name="P8"><text:span text:style-name="T4">Implement multiple communication options:</text:span></text:p>
        <text:p text:style-name="P8"><text:span text:style-name="T4">SPI: For high-speed, low-latency communication.</text:span></text:p>
        <text:p text:style-name="P8"><text:span text:style-name="T4">I²C: For simpler wiring with fewer pins.</text:span></text:p>
        <text:p text:style-name="P8"><text:span text:style-name="T4">CAN Bus: For robust communication across long distances or noisy environments.</text:span></text:p>
        <text:p text:style-name="P8"><text:span text:style-name="T4">Include protocol converters (e.g., I²C-to-SPI bridge chips) to increase flexibility.</text:span></text:p>
        <text:p text:style-name="P8"><text:span text:style-name="T4">2.3 Addressable Boards</text:span></text:p>
        <text:p text:style-name="P8"><text:span text:style-name="T4">Assign unique addresses to each board via hardware switches or software configuration.</text:span></text:p>
        <text:p text:style-name="P8"><text:span text:style-name="T4">Use an I²C expander or SPI multiplexer for addressing multiple devices on the same bus.</text:span></text:p>
        <text:p text:style-name="P8"><text:span text:style-name="T4">3. Signal Integrity</text:span></text:p>
        <text:p text:style-name="P8"><text:span text:style-name="T4">3.1 Shielding</text:span></text:p>
        <text:p text:style-name="P8"><text:span text:style-name="T4">Use ground planes and guard traces to shield sensitive analog signals.</text:span></text:p>
        <text:p text:style-name="P8"><text:span text:style-name="T4">Route digital and analog signals on separate PCB layers to minimize interference.</text:span></text:p>
        <text:p text:style-name="P8"><text:span text:style-name="T4">3.2 Buffering</text:span></text:p>
        <text:p text:style-name="P8"><text:span text:style-name="T4">Add op-amp buffers (e.g., TL072) for analog signals to reduce impedance mismatches and prevent degradation.</text:span></text:p>
        <text:p text:style-name="P8"><text:span text:style-name="T4">3.3 Signal Isolation</text:span></text:p>
        <text:p text:style-name="P8"><text:span text:style-name="T4">Use optocouplers or isolation amplifiers for signals crossing noisy environments or different ground planes.</text:span></text:p>
        <text:p text:style-name="P8"><text:span text:style-name="T4">4. Flexibility and Reconfigurability</text:span></text:p>
        <text:p text:style-name="P8"><text:span text:style-name="T4">4.1 Programmable Components</text:span></text:p>
        <text:p text:style-name="P8"><text:span text:style-name="T4">Integrate programmable ICs, such as:</text:span></text:p>
        <text:p text:style-name="P8"><text:span text:style-name="T4">FPGAs: For flexible logic and signal routing.</text:span></text:p>
        <text:p text:style-name="P8"><text:span text:style-name="T4">MCUs: For local control and communication.</text:span></text:p>
        <text:p text:style-name="P8"><text:span text:style-name="T4">Digital Potentiometers: For adjustable weights and thresholds.</text:span></text:p>
        <text:p text:style-name="P8"><text:span text:style-name="T4">4.2 Reconfigurable Logic</text:span></text:p>
        <text:p text:style-name="P8"><text:span text:style-name="T4">Use multiplexers (e.g., 74HC4051) or analog switches (e.g., 74HC4066) to dynamically route inputs and outputs.</text:span></text:p>
        <text:p text:style-name="P8"><text:span text:style-name="T4">4.3 Onboard Feedback</text:span></text:p>
        <text:p text:style-name="P8"><text:span text:style-name="T4">Include ADCs to monitor outputs and provide feedback to the control system for real-time calibration.</text:span></text:p>
        <text:p text:style-name="P8"><text:span text:style-name="T4">5. Power Distribution and Monitoring</text:span></text:p>
        <text:p text:style-name="P8"><text:soft-page-break/><text:span text:style-name="T4">5.1 Modular Power Inputs</text:span></text:p>
        <text:p text:style-name="P8"><text:span text:style-name="T4">Add power connectors that accept standardized voltages (e.g., ±12V, ±15V) for easy integration.</text:span></text:p>
        <text:p text:style-name="P8"><text:span text:style-name="T4">Include reverse polarity protection using diodes.</text:span></text:p>
        <text:p text:style-name="P8"><text:span text:style-name="T4">5.2 Power Monitoring</text:span></text:p>
        <text:p text:style-name="P8"><text:span text:style-name="T4">Use power monitoring ICs (e.g., INA219) to measure voltage, current, and power consumption on each board.</text:span></text:p>
        <text:p text:style-name="P8"><text:span text:style-name="T4">Provide status LEDs to indicate board health (e.g., power OK, fault).</text:span></text:p>
        <text:p text:style-name="P8"><text:span text:style-name="T4">6. Clock Distribution and Synchronization</text:span></text:p>
        <text:p text:style-name="P8"><text:span text:style-name="T4">6.1 Shared Master Clock</text:span></text:p>
        <text:p text:style-name="P8"><text:span text:style-name="T4">Distribute a clock signal from the motherboard using a clock tree or buffer IC (e.g., CDCLVD1212).</text:span></text:p>
        <text:p text:style-name="P8"><text:span text:style-name="T4">6.2 Local PLLs</text:span></text:p>
        <text:p text:style-name="P8"><text:span text:style-name="T4">Include PLLs (e.g., LMK04832) to synchronize local clocks with the master clock.</text:span></text:p>
        <text:p text:style-name="P8"><text:span text:style-name="T4">6.3 Timing Flexibility</text:span></text:p>
        <text:p text:style-name="P8"><text:span text:style-name="T4">Add programmable clock dividers or delay elements for fine-tuning local timing.</text:span></text:p>
        <text:p text:style-name="P8"><text:span text:style-name="T4">7. Diagnostic and Debugging Features</text:span></text:p>
        <text:p text:style-name="P8"><text:span text:style-name="T4">7.1 Test Points</text:span></text:p>
        <text:p text:style-name="P8"><text:span text:style-name="T4">Place test points for critical signals (e.g., inputs, outputs, power rails) to facilitate debugging.</text:span></text:p>
        <text:p text:style-name="P8"><text:span text:style-name="T4">7.2 Status Indicators</text:span></text:p>
        <text:p text:style-name="P8"><text:span text:style-name="T4">Include LEDs to indicate:</text:span></text:p>
        <text:p text:style-name="P8"><text:span text:style-name="T4">Power status.</text:span></text:p>
        <text:p text:style-name="P8"><text:span text:style-name="T4">Communication activity (e.g., SPI/I²C data transfers).</text:span></text:p>
        <text:p text:style-name="P8"><text:span text:style-name="T4">Fault conditions.</text:span></text:p>
        <text:p text:style-name="P8"><text:span text:style-name="T4">7.3 Onboard Debugging</text:span></text:p>
        <text:p text:style-name="P8"><text:span text:style-name="T4">Add a UART header for direct debugging with a terminal.</text:span></text:p>
        <text:p text:style-name="P8"><text:span text:style-name="T4">Use JTAG headers for programming and debugging MCUs or FPGAs.</text:span></text:p>
        <text:p text:style-name="P8"><text:span text:style-name="T4">8. Mechanical Design</text:span></text:p>
        <text:p text:style-name="P8"><text:span text:style-name="T4">8.1 Sturdy Enclosures</text:span></text:p>
        <text:p text:style-name="P8"><text:span text:style-name="T4">Provide enclosures with mounting points for daughterboards to protect components and ensure alignment.</text:span></text:p>
        <text:p text:style-name="P8"><text:span text:style-name="T4">8.2 Heat Management</text:span></text:p>
        <text:p text:style-name="P8"><text:span text:style-name="T4">Use heat sinks or thermal vias to dissipate heat from VCAs, power regulators, and other high-power components.</text:span></text:p>
        <text:p text:style-name="P8"><text:span text:style-name="T4">Add active cooling (e.g., fans) if necessary.</text:span></text:p>
        <text:p text:style-name="P8"><text:span text:style-name="T4">8.3 Board Stackability</text:span></text:p>
        <text:p text:style-name="P8"><text:span text:style-name="T4">Design boards to stack securely using spacers or connectors.</text:span></text:p>
        <text:p text:style-name="P8"><text:span text:style-name="T4">9. Firmware and Software Support</text:span></text:p>
        <text:p text:style-name="P8"><text:span text:style-name="T4">9.1 Modular Firmware</text:span></text:p>
        <text:p text:style-name="P8"><text:span text:style-name="T4">Develop firmware for the microcontroller on each board to:</text:span></text:p>
        <text:p text:style-name="P8"><text:span text:style-name="T4">Handle local signal processing.</text:span></text:p>
        <text:p text:style-name="P8"><text:span text:style-name="T4">Communicate with the central controller.</text:span></text:p>
        <text:p text:style-name="P8"><text:span text:style-name="T4">Implement self-diagnostic routines.</text:span></text:p>
        <text:p text:style-name="P8"><text:span text:style-name="T4">9.2 Centralized Control Software</text:span></text:p>
        <text:p text:style-name="P8"><text:span text:style-name="T4">Provide a high-level software interface to configure and monitor all daughterboards.</text:span></text:p>
        <text:p text:style-name="P8"><text:span text:style-name="T4">Use a user-friendly protocol (e.g., JSON over UART or Ethernet) for external system integration.</text:span></text:p>
        <text:p text:style-name="P8"><text:span text:style-name="T4">9.3 Plug-and-Play Compatibility</text:span></text:p>
        <text:p text:style-name="P8"><text:soft-page-break/><text:span text:style-name="T4">Implement board detection via GPIOs or I²C to allow automatic recognition and configuration of new boards.</text:span></text:p>
        <text:p text:style-name="P8"><text:span text:style-name="T4">10. Example Enhanced Daughterboard Layout</text:span></text:p>
        <text:p text:style-name="P8"><text:span text:style-name="T4">Components:</text:span></text:p>
        <text:p text:style-name="P8"><text:span text:style-name="T4">Logic Gates: 4–8 fuzzy logic gates using VCAs.</text:span></text:p>
        <text:p text:style-name="P8"><text:span text:style-name="T4">Control: DACs for weight adjustments, ADCs for feedback.</text:span></text:p>
        <text:p text:style-name="P8"><text:span text:style-name="T4">Communication: I²C or SPI for control, CAN for inter-board communication.</text:span></text:p>
        <text:p text:style-name="P8"><text:span text:style-name="T4">Power: ±12V, ±15V inputs, with onboard regulators and decoupling.</text:span></text:p>
        <text:p text:style-name="P8"><text:span text:style-name="T4">Monitoring: Test points, status LEDs, and power monitors.</text:span></text:p>
        <text:p text:style-name="P8"><text:span text:style-name="T4">Features:</text:span></text:p>
        <text:p text:style-name="P8"><text:span text:style-name="T4">Modular connectors (DIN 41612).</text:span></text:p>
        <text:p text:style-name="P8"><text:span text:style-name="T4">Shielded traces for analog signals.</text:span></text:p>
        <text:p text:style-name="P8"><text:span text:style-name="T4">Expandable via additional headers or edge connectors.</text:span></text:p>
        <text:p text:style-name="P8"><text:span text:style-name="T4">Advantages of Enhanced Modular Daughterboards</text:span></text:p>
        <text:p text:style-name="P8"><text:span text:style-name="T4">Scalability:</text:span></text:p>
        <text:p text:style-name="P8"><text:span text:style-name="T4">Easily add or replace boards to expand functionality.</text:span></text:p>
        <text:p text:style-name="P8"><text:span text:style-name="T4">Flexibility:</text:span></text:p>
        <text:p text:style-name="P8"><text:span text:style-name="T4">Dynamically reconfigure logic and signal routing.</text:span></text:p>
        <text:p text:style-name="P8"><text:span text:style-name="T4">Ease of Maintenance:</text:span></text:p>
        <text:p text:style-name="P8"><text:span text:style-name="T4">Onboard diagnostics simplify troubleshooting.</text:span></text:p>
        <text:p text:style-name="P8"><text:span text:style-name="T4">Reliability:</text:span></text:p>
        <text:p text:style-name="P8"><text:span text:style-name="T4">Improved signal integrity and power stability.</text:span></text:p>
        <text:p text:style-name="P8"><text:span text:style-name="T4">Cost-Effectiveness:</text:span></text:p>
        <text:p text:style-name="P8"><text:span text:style-name="T4">Standardized designs reduce production and integration costs.</text:span></text:p>
        <text:p text:style-name="P2"/>
        <text:p text:style-name="P2"/>
        <text:p text:style-name="P8"><text:span text:style-name="T4">Can we integrate AI-based control?</text:span></text:p>
        <text:p text:style-name="P8"><text:span text:style-name="T4">ChatGPT said:</text:span></text:p>
        <text:p text:style-name="P8"><text:span text:style-name="T4">ChatGPT</text:span></text:p>
        <text:p text:style-name="P8"><text:span text:style-name="T4">Yes, integrating AI-based control into your modular daughterboards and hybrid system can dramatically enhance its adaptability, efficiency, and decision-making capabilities. AI can manage weight adjustments, logic configurations, fault detection, and system optimization in real time. Here's a guide to implementing AI-based control for your system:</text:span></text:p>
        <text:p text:style-name="P2"/>
        <text:p text:style-name="P8"><text:span text:style-name="T4">1. Why Use AI-Based Control?</text:span></text:p>
        <text:p text:style-name="P8"><text:span text:style-name="T4">Dynamic Adaptation:</text:span></text:p>
        <text:p text:style-name="P8"><text:span text:style-name="T4">AI can adapt weights and configurations based on environmental inputs or system behavior.</text:span></text:p>
        <text:p text:style-name="P8"><text:span text:style-name="T4">Real-Time Optimization:</text:span></text:p>
        <text:p text:style-name="P8"><text:span text:style-name="T4">AI algorithms, like neural networks or reinforcement learning, can fine-tune parameters to maximize performance.</text:span></text:p>
        <text:p text:style-name="P8"><text:span text:style-name="T4">Fault Tolerance:</text:span></text:p>
        <text:p text:style-name="P8"><text:span text:style-name="T4">AI can predict and mitigate faults or anomalies, ensuring reliability.</text:span></text:p>
        <text:p text:style-name="P8"><text:span text:style-name="T4">Intelligent Feedback:</text:span></text:p>
        <text:p text:style-name="P8"><text:span text:style-name="T4">AI-based analysis of outputs can identify trends, noise, or inefficiencies and adjust the system accordingly.</text:span></text:p>
        <text:p text:style-name="P8"><text:span text:style-name="T4">2. Components of AI-Based Control</text:span></text:p>
        <text:p text:style-name="P8"><text:span text:style-name="T4">2.1 Processing Unit</text:span></text:p>
        <text:p text:style-name="P8"><text:span text:style-name="T4">Microcontrollers or FPGAs:</text:span></text:p>
        <text:p text:style-name="P8"><text:soft-page-break/><text:span text:style-name="T4">For simpler AI algorithms or rule-based systems.</text:span></text:p>
        <text:p text:style-name="P8"><text:span text:style-name="T4">Example: STM32, ESP32, or Xilinx Spartan FPGA.</text:span></text:p>
        <text:p text:style-name="P8"><text:span text:style-name="T4">Edge AI Chips:</text:span></text:p>
        <text:p text:style-name="P8"><text:span text:style-name="T4">Specialized chips for running AI models locally.</text:span></text:p>
        <text:p text:style-name="P8"><text:span text:style-name="T4">Example: NVIDIA Jetson Nano, Google Coral, or Intel Movidius.</text:span></text:p>
        <text:p text:style-name="P8"><text:span text:style-name="T4">External AI Servers:</text:span></text:p>
        <text:p text:style-name="P8"><text:span text:style-name="T4">For complex AI computations, offload processing to a remote server or cloud service.</text:span></text:p>
        <text:p text:style-name="P8"><text:span text:style-name="T4">2.2 AI Algorithms</text:span></text:p>
        <text:p text:style-name="P8"><text:span text:style-name="T4">Supervised Learning:</text:span></text:p>
        <text:p text:style-name="P8"><text:span text:style-name="T4">Use labeled training data to predict weights and configurations.</text:span></text:p>
        <text:p text:style-name="P8"><text:span text:style-name="T4">Example: Train a neural network to optimize fuzzy gate outputs.</text:span></text:p>
        <text:p text:style-name="P8"><text:span text:style-name="T4">Reinforcement Learning:</text:span></text:p>
        <text:p text:style-name="P8"><text:span text:style-name="T4">Enable the system to learn optimal configurations through trial and error, using rewards for desired behavior.</text:span></text:p>
        <text:p text:style-name="P8"><text:span text:style-name="T4">Example: Adjust weights dynamically to minimize logic errors or noise.</text:span></text:p>
        <text:p text:style-name="P8"><text:span text:style-name="T4">Unsupervised Learning:</text:span></text:p>
        <text:p text:style-name="P8"><text:span text:style-name="T4">Analyze system behavior to identify patterns or anomalies without explicit labels.</text:span></text:p>
        <text:p text:style-name="P8"><text:span text:style-name="T4">Heuristic Models:</text:span></text:p>
        <text:p text:style-name="P8"><text:span text:style-name="T4">Use rule-based or fuzzy logic systems to make decisions based on predefined conditions.</text:span></text:p>
        <text:p text:style-name="P8"><text:span text:style-name="T4">2.3 Feedback Mechanisms</text:span></text:p>
        <text:p text:style-name="P8"><text:span text:style-name="T4">Use Analog-to-Digital Converters (ADCs) to digitize outputs for analysis.</text:span></text:p>
        <text:p text:style-name="P8"><text:span text:style-name="T4">Monitor:</text:span></text:p>
        <text:p text:style-name="P8"><text:span text:style-name="T4">Signal fidelity.</text:span></text:p>
        <text:p text:style-name="P8"><text:span text:style-name="T4">Noise levels.</text:span></text:p>
        <text:p text:style-name="P8"><text:span text:style-name="T4">Output consistency.</text:span></text:p>
        <text:p text:style-name="P8"><text:span text:style-name="T4">2.4 Control Interface</text:span></text:p>
        <text:p text:style-name="P8"><text:span text:style-name="T4">Digital Communication Protocols:</text:span></text:p>
        <text:p text:style-name="P8"><text:span text:style-name="T4">SPI/I²C to communicate between the AI processor and DACs/ADCs.</text:span></text:p>
        <text:p text:style-name="P8"><text:span text:style-name="T4">GPIOs:</text:span></text:p>
        <text:p text:style-name="P8"><text:span text:style-name="T4">For simple control signals or status updates.</text:span></text:p>
        <text:p text:style-name="P8"><text:span text:style-name="T4">3. Workflow for AI-Based Control Integration</text:span></text:p>
        <text:p text:style-name="P8"><text:span text:style-name="T4">Step 1: Train AI Models</text:span></text:p>
        <text:p text:style-name="P8"><text:span text:style-name="T4">Collect data on:</text:span></text:p>
        <text:p text:style-name="P8"><text:span text:style-name="T4">Input signals and their weights.</text:span></text:p>
        <text:p text:style-name="P8"><text:span text:style-name="T4">Desired versus actual outputs.</text:span></text:p>
        <text:p text:style-name="P8"><text:span text:style-name="T4">Environmental conditions (e.g., temperature, noise).</text:span></text:p>
        <text:p text:style-name="P8"><text:span text:style-name="T4">Train AI models offline to predict optimal weights and configurations.</text:span></text:p>
        <text:p text:style-name="P8"><text:span text:style-name="T4">Step 2: Deploy Models</text:span></text:p>
        <text:p text:style-name="P8"><text:span text:style-name="T4">Deploy the trained model to the onboard AI processor or an external AI server.</text:span></text:p>
        <text:p text:style-name="P8"><text:span text:style-name="T4">Use frameworks like TensorFlow Lite, ONNX, or PyTorch to run models on edge devices.</text:span></text:p>
        <text:p text:style-name="P8"><text:span text:style-name="T4">Step 3: Real-Time Monitoring and Adjustment</text:span></text:p>
        <text:p text:style-name="P8"><text:span text:style-name="T4">Input Data:</text:span></text:p>
        <text:p text:style-name="P8"><text:span text:style-name="T4">The system continuously feeds input signals and system states to the AI model.</text:span></text:p>
        <text:p text:style-name="P8"><text:soft-page-break/><text:span text:style-name="T4">Processing:</text:span></text:p>
        <text:p text:style-name="P8"><text:span text:style-name="T4">The AI model predicts adjustments to weights or logic configurations.</text:span></text:p>
        <text:p text:style-name="P8"><text:span text:style-name="T4">Output Control:</text:span></text:p>
        <text:p text:style-name="P8"><text:span text:style-name="T4">The AI processor sends commands to DACs (for weight adjustments) and multiplexers (for logic reconfiguration).</text:span></text:p>
        <text:p text:style-name="P8"><text:span text:style-name="T4">Step 4: Feedback Loop</text:span></text:p>
        <text:p text:style-name="P8"><text:span text:style-name="T4">Measure outputs using ADCs.</text:span></text:p>
        <text:p text:style-name="P8"><text:span text:style-name="T4">Feed output data back into the AI model for further refinement.</text:span></text:p>
        <text:p text:style-name="P8"><text:span text:style-name="T4">4. Example Use Cases</text:span></text:p>
        <text:p text:style-name="P8"><text:span text:style-name="T4">4.1 Weight Optimization</text:span></text:p>
        <text:p text:style-name="P8"><text:span text:style-name="T4">Scenario:</text:span></text:p>
        <text:p text:style-name="P8"><text:span text:style-name="T4">A fuzzy logic gate is producing inconsistent outputs due to noisy inputs.</text:span></text:p>
        <text:p text:style-name="P8"><text:span text:style-name="T4">AI Action:</text:span></text:p>
        <text:p text:style-name="P8"><text:span text:style-name="T4">The AI adjusts the weights dynamically to prioritize cleaner signals and suppress noise.</text:span></text:p>
        <text:p text:style-name="P8"><text:span text:style-name="T4">4.2 Adaptive Logic Reconfiguration</text:span></text:p>
        <text:p text:style-name="P8"><text:span text:style-name="T4">Scenario:</text:span></text:p>
        <text:p text:style-name="P8"><text:span text:style-name="T4">The system needs to switch between different logic functions (e.g., NAND to OR) based on task requirements.</text:span></text:p>
        <text:p text:style-name="P8"><text:span text:style-name="T4">AI Action:</text:span></text:p>
        <text:p text:style-name="P8"><text:span text:style-name="T4">The AI reconfigures multiplexers and weights to implement the required logic.</text:span></text:p>
        <text:p text:style-name="P8"><text:span text:style-name="T4">4.3 Fault Detection</text:span></text:p>
        <text:p text:style-name="P8"><text:span text:style-name="T4">Scenario:</text:span></text:p>
        <text:p text:style-name="P8"><text:span text:style-name="T4">A daughterboard experiences power fluctuations or signal degradation.</text:span></text:p>
        <text:p text:style-name="P8"><text:span text:style-name="T4">AI Action:</text:span></text:p>
        <text:p text:style-name="P8"><text:span text:style-name="T4">The AI identifies the fault and reroutes signals or adjusts weights to compensate.</text:span></text:p>
        <text:p text:style-name="P8"><text:span text:style-name="T4">4.4 Predictive Maintenance</text:span></text:p>
        <text:p text:style-name="P8"><text:span text:style-name="T4">Scenario:</text:span></text:p>
        <text:p text:style-name="P8"><text:span text:style-name="T4">Components like VCAs or DACs exhibit signs of wear or drift.</text:span></text:p>
        <text:p text:style-name="P8"><text:span text:style-name="T4">AI Action:</text:span></text:p>
        <text:p text:style-name="P8"><text:span text:style-name="T4">The AI predicts failure based on trends in system behavior and triggers alerts or adjustments.</text:span></text:p>
        <text:p text:style-name="P8"><text:span text:style-name="T4">5. Hardware and Software Recommendations</text:span></text:p>
        <text:p text:style-name="P8"><text:span text:style-name="T4">5.1 Hardware</text:span></text:p>
        <text:p text:style-name="P8"><text:span text:style-name="T4">Edge AI Processors:</text:span></text:p>
        <text:p text:style-name="P8"><text:span text:style-name="T4">NVIDIA Jetson Nano: Affordable, supports TensorFlow/PyTorch.</text:span></text:p>
        <text:p text:style-name="P8"><text:span text:style-name="T4">Google Coral: Optimized for TensorFlow Lite, low power.</text:span></text:p>
        <text:p text:style-name="P8"><text:span text:style-name="T4">Intel Movidius: Compact, ideal for neural network inference.</text:span></text:p>
        <text:p text:style-name="P8"><text:span text:style-name="T4">Microcontrollers:</text:span></text:p>
        <text:p text:style-name="P8"><text:span text:style-name="T4">ESP32 or STM32: For lightweight AI or rule-based logic.</text:span></text:p>
        <text:p text:style-name="P8"><text:span text:style-name="T4">FPGAs:</text:span></text:p>
        <text:p text:style-name="P8"><text:span text:style-name="T4">Xilinx Zynq SoC: Combines FPGA flexibility with ARM processors for AI tasks.</text:span></text:p>
        <text:p text:style-name="P8"><text:span text:style-name="T4">5.2 Software</text:span></text:p>
        <text:p text:style-name="P8"><text:span text:style-name="T4">Frameworks:</text:span></text:p>
        <text:p text:style-name="P8"><text:span text:style-name="T4">TensorFlow Lite: Optimized for edge devices.</text:span></text:p>
        <text:p text:style-name="P8"><text:span text:style-name="T4">ONNX Runtime: For running trained models on diverse hardware.</text:span></text:p>
        <text:p text:style-name="P8"><text:soft-page-break/><text:span text:style-name="T4">PyTorch Mobile: For deploying PyTorch models on edge processors.</text:span></text:p>
        <text:p text:style-name="P8"><text:span text:style-name="T4">Simulation Tools:</text:span></text:p>
        <text:p text:style-name="P8"><text:span text:style-name="T4">MATLAB/Simulink: For simulating AI-based control algorithms.</text:span></text:p>
        <text:p text:style-name="P8"><text:span text:style-name="T4">LTspice: To simulate analog circuits with AI-controlled components.</text:span></text:p>
        <text:p text:style-name="P8"><text:span text:style-name="T4">6. Example AI Integration Workflow</text:span></text:p>
        <text:p text:style-name="P8"><text:span text:style-name="T4">System Architecture</text:span></text:p>
        <text:p text:style-name="P8"><text:span text:style-name="T4">AI Layer:</text:span></text:p>
        <text:p text:style-name="P8"><text:span text:style-name="T4">Runs on a Jetson Nano, processing inputs and outputs.</text:span></text:p>
        <text:p text:style-name="P8"><text:span text:style-name="T4">Control Layer:</text:span></text:p>
        <text:p text:style-name="P8"><text:span text:style-name="T4">Communicates with DACs/ADCs using SPI/I²C.</text:span></text:p>
        <text:p text:style-name="P8"><text:span text:style-name="T4">Analog Layer:</text:span></text:p>
        <text:p text:style-name="P8"><text:span text:style-name="T4">Implements fuzzy gates, weights, and signal routing.</text:span></text:p>
        <text:p text:style-name="P8"><text:span text:style-name="T4">Code Snippet</text:span></text:p>
        <text:p text:style-name="P8"><text:span text:style-name="T4">python</text:span></text:p>
        <text:p text:style-name="P8"><text:span text:style-name="T4">Copy code</text:span></text:p>
        <text:p text:style-name="P8"><text:span text:style-name="T4">import tensorflow as tf</text:span></text:p>
        <text:p text:style-name="P8"><text:span text:style-name="T4">import numpy as np</text:span></text:p>
        <text:p text:style-name="P8"><text:span text:style-name="T4">import spidev <text:s/># For SPI communication</text:span></text:p>
        <text:p text:style-name="P8"><text:span text:style-name="T4">import smbus <text:s text:c="2"/># For I²C communication</text:span></text:p>
        <text:p text:style-name="P2"/>
        <text:p text:style-name="P8"><text:span text:style-name="T4"># Load trained AI model</text:span></text:p>
        <text:p text:style-name="P8"><text:span text:style-name="T4">model = tf.lite.Interpreter(model_path="fuzzy_logic_model.tflite")</text:span></text:p>
        <text:p text:style-name="P8"><text:span text:style-name="T4">model.allocate_tensors()</text:span></text:p>
        <text:p text:style-name="P2"/>
        <text:p text:style-name="P8"><text:span text:style-name="T4"># Function to read ADC data</text:span></text:p>
        <text:p text:style-name="P8"><text:span text:style-name="T4">def read_adc(channel):</text:span></text:p>
        <text:p text:style-name="P8"><text:span text:style-name="T4"><text:s text:c="4"/># SPI or I²C ADC communication logic</text:span></text:p>
        <text:p text:style-name="P8"><text:span text:style-name="T4"><text:s text:c="4"/>pass</text:span></text:p>
        <text:p text:style-name="P2"/>
        <text:p text:style-name="P8"><text:span text:style-name="T4"># Function to write DAC data</text:span></text:p>
        <text:p text:style-name="P8"><text:span text:style-name="T4">def write_dac(channel, value):</text:span></text:p>
        <text:p text:style-name="P8"><text:span text:style-name="T4"><text:s text:c="4"/># SPI or I²C DAC communication logic</text:span></text:p>
        <text:p text:style-name="P8"><text:span text:style-name="T4"><text:s text:c="4"/>pass</text:span></text:p>
        <text:p text:style-name="P2"/>
        <text:p text:style-name="P8"><text:span text:style-name="T4"># Main control loop</text:span></text:p>
        <text:p text:style-name="P8"><text:span text:style-name="T4">while True:</text:span></text:p>
        <text:p text:style-name="P8"><text:span text:style-name="T4"><text:s text:c="4"/># Read inputs and outputs</text:span></text:p>
        <text:p text:style-name="P8"><text:span text:style-name="T4"><text:s text:c="4"/>input_data = np.array([read_adc(0), read_adc(1), read_adc(2)]) <text:s/># Inputs A, B, C</text:span></text:p>
        <text:p text:style-name="P8"><text:span text:style-name="T4"><text:s text:c="4"/>current_output = read_adc(3) <text:s/># Current output Q</text:span></text:p>
        <text:p text:style-name="P2"/>
        <text:p text:style-name="P8"><text:span text:style-name="T4"><text:s text:c="4"/># Predict new weights using AI model</text:span></text:p>
        <text:p text:style-name="P8"><text:span text:style-name="T4"><text:s text:c="4"/>model.set_tensor(model.get_input_details()[0]['index'], input_data)</text:span></text:p>
        <text:p text:style-name="P8"><text:soft-page-break/><text:span text:style-name="T4"><text:s text:c="4"/>model.invoke()</text:span></text:p>
        <text:p text:style-name="P8"><text:span text:style-name="T4"><text:s text:c="4"/>weights = model.get_tensor(model.get_output_details()[0]['index'])</text:span></text:p>
        <text:p text:style-name="P2"/>
        <text:p text:style-name="P8"><text:span text:style-name="T4"><text:s text:c="4"/># Apply weights using DACs</text:span></text:p>
        <text:p text:style-name="P8"><text:span text:style-name="T4"><text:s text:c="4"/>for i, weight in enumerate(weights):</text:span></text:p>
        <text:p text:style-name="P8"><text:span text:style-name="T4"><text:s text:c="8"/>write_dac(i, weight)</text:span></text:p>
        <text:p text:style-name="P2"/>
        <text:p text:style-name="P8"><text:span text:style-name="T4"><text:s text:c="4"/># Add delay for synchronization</text:span></text:p>
        <text:p text:style-name="P8"><text:span text:style-name="T4"><text:s text:c="4"/>time.sleep(0.001)</text:span></text:p>
        <text:p text:style-name="P8"><text:span text:style-name="T4">7. Benefits of AI-Based Control</text:span></text:p>
        <text:p text:style-name="P8"><text:span text:style-name="T4">Automation:</text:span></text:p>
        <text:p text:style-name="P8"><text:span text:style-name="T4">Eliminates the need for manual adjustments.</text:span></text:p>
        <text:p text:style-name="P8"><text:span text:style-name="T4">Efficiency:</text:span></text:p>
        <text:p text:style-name="P8"><text:span text:style-name="T4">AI optimizes weights and configurations dynamically for maximum performance.</text:span></text:p>
        <text:p text:style-name="P8"><text:span text:style-name="T4">Adaptability:</text:span></text:p>
        <text:p text:style-name="P8"><text:span text:style-name="T4">Adjusts to changing inputs, environmental factors, or logic requirements.</text:span></text:p>
        <text:p text:style-name="P8"><text:span text:style-name="T4">Fault Resilience:</text:span></text:p>
        <text:p text:style-name="P8"><text:span text:style-name="T4">Predicts and compensates for faults, increasing system reliability.</text:span></text:p>
        <text:p text:style-name="P8"><text:span text:style-name="T4">8. Challenges and Solutions</text:span></text:p>
        <text:p text:style-name="P8"><text:span text:style-name="T4">Challenge<text:tab/>Solution</text:span></text:p>
        <text:p text:style-name="P8"><text:span text:style-name="T4">Processing Overhead<text:tab/>Use edge AI chips or lightweight models.</text:span></text:p>
        <text:p text:style-name="P8"><text:span text:style-name="T4">Latency<text:tab/>Optimize communication and minimize inference time.</text:span></text:p>
        <text:p text:style-name="P8"><text:span text:style-name="T4">Noise in Feedback<text:tab/>Filter signals and use robust ADCs for monitoring.</text:span></text:p>
        <text:p text:style-name="P8"><text:span text:style-name="T4">Complexity<text:tab/>Start with simple rule-based AI before advancing to neural networks.</text:span></text:p>
        <text:p text:style-name="P2"/>
        <text:p text:style-name="P2"/>
        <text:p text:style-name="P8"><text:span text:style-name="T4">What hardware optimizations support AI control?</text:span></text:p>
        <text:p text:style-name="P8"><text:span text:style-name="T4">ChatGPT said:</text:span></text:p>
        <text:p text:style-name="P8"><text:span text:style-name="T4">ChatGPT</text:span></text:p>
        <text:p text:style-name="P8"><text:span text:style-name="T4">Optimizing hardware for AI control in your modular daughterboard system ensures efficient, real-time operation, scalability, and adaptability. Here’s how you can design and enhance hardware to support AI-driven control effectively:</text:span></text:p>
        <text:p text:style-name="P2"/>
        <text:p text:style-name="P8"><text:span text:style-name="T4">1. High-Performance AI Processors</text:span></text:p>
        <text:p text:style-name="P8"><text:span text:style-name="T4">1.1 Onboard Edge AI Processors</text:span></text:p>
        <text:p text:style-name="P8"><text:span text:style-name="T4">Integrate dedicated AI processors for real-time inference on the daughterboard or motherboard.</text:span></text:p>
        <text:p text:style-name="P8"><text:span text:style-name="T4">Examples:</text:span></text:p>
        <text:p text:style-name="P8"><text:span text:style-name="T4">NVIDIA Jetson Nano: High-performance, low-cost edge AI processor supporting TensorFlow and PyTorch.</text:span></text:p>
        <text:p text:style-name="P8"><text:span text:style-name="T4">Google Coral TPU: Ultra-low-power processor for TensorFlow Lite models.</text:span></text:p>
        <text:p text:style-name="P8"><text:span text:style-name="T4">Intel Movidius Myriad X: Compact, efficient for deep learning inference.</text:span></text:p>
        <text:p text:style-name="P8"><text:span text:style-name="T4">1.2 Microcontrollers with AI Acceleration</text:span></text:p>
        <text:p text:style-name="P8"><text:span text:style-name="T4">Use microcontrollers that include AI-specific features, like DSPs or NPU (Neural Processing Unit) support.</text:span></text:p>
        <text:p text:style-name="P8"><text:span text:style-name="T4">Examples:</text:span></text:p>
        <text:p text:style-name="P8"><text:span text:style-name="T4">ESP32-S3: AI-focused microcontroller with vector processing acceleration.</text:span></text:p>
        <text:p text:style-name="P8"><text:soft-page-break/><text:span text:style-name="T4">STM32H7: High-performance microcontroller with support for machine learning frameworks.</text:span></text:p>
        <text:p text:style-name="P8"><text:span text:style-name="T4">2. Efficient Communication Interfaces</text:span></text:p>
        <text:p text:style-name="P8"><text:span text:style-name="T4">2.1 High-Speed Communication</text:span></text:p>
        <text:p text:style-name="P8"><text:span text:style-name="T4">SPI: Use for real-time weight adjustments and data transfer.</text:span></text:p>
        <text:p text:style-name="P8"><text:span text:style-name="T4">Ensure high clock speeds (e.g., 20+ MHz) for fast communication.</text:span></text:p>
        <text:p text:style-name="P8"><text:span text:style-name="T4">I²C: Simplify wiring for smaller systems with multiple devices on the same bus.</text:span></text:p>
        <text:p text:style-name="P8"><text:span text:style-name="T4">Use I²C repeaters (e.g., PCA9617) for scalability.</text:span></text:p>
        <text:p text:style-name="P8"><text:span text:style-name="T4">CAN Bus: Enable robust communication across noisy or large-scale systems.</text:span></text:p>
        <text:p text:style-name="P8"><text:span text:style-name="T4">2.2 Multi-Bus Integration</text:span></text:p>
        <text:p text:style-name="P8"><text:span text:style-name="T4">Combine protocols for optimal performance:</text:span></text:p>
        <text:p text:style-name="P8"><text:span text:style-name="T4">SPI for local, high-speed control (e.g., DAC updates).</text:span></text:p>
        <text:p text:style-name="P8"><text:span text:style-name="T4">CAN or I²C for inter-daughterboard communication.</text:span></text:p>
        <text:p text:style-name="P8"><text:span text:style-name="T4">2.3 Low-Latency Protocols</text:span></text:p>
        <text:p text:style-name="P8"><text:span text:style-name="T4">Add support for UART or USB for debugging and direct control in development setups.</text:span></text:p>
        <text:p text:style-name="P8"><text:span text:style-name="T4">3. Analog Signal Path Enhancements</text:span></text:p>
        <text:p text:style-name="P8"><text:span text:style-name="T4">3.1 Noise Reduction</text:span></text:p>
        <text:p text:style-name="P8"><text:span text:style-name="T4">Add low-noise op-amps (e.g., TL072, OPA2134) to buffer inputs and outputs.</text:span></text:p>
        <text:p text:style-name="P8"><text:span text:style-name="T4">Use differential signaling (e.g., RS485 or LVDS) for analog signals crossing boards or long distances.</text:span></text:p>
        <text:p text:style-name="P8"><text:span text:style-name="T4">3.2 Shielding and Grounding</text:span></text:p>
        <text:p text:style-name="P8"><text:span text:style-name="T4">Implement separate analog and digital ground planes to reduce cross-talk.</text:span></text:p>
        <text:p text:style-name="P8"><text:span text:style-name="T4">Use guard traces and shielding for critical analog signal paths.</text:span></text:p>
        <text:p text:style-name="P8"><text:span text:style-name="T4">3.3 Signal Isolation</text:span></text:p>
        <text:p text:style-name="P8"><text:span text:style-name="T4">Add isolation amplifiers (e.g., ADUM6000) for analog signals to prevent ground loops.</text:span></text:p>
        <text:p text:style-name="P8"><text:span text:style-name="T4">4. DAC and ADC Optimization</text:span></text:p>
        <text:p text:style-name="P8"><text:span text:style-name="T4">4.1 Multi-Channel ICs</text:span></text:p>
        <text:p text:style-name="P8"><text:span text:style-name="T4">Use high-channel-count DACs and ADCs to minimize component count and improve integration.</text:span></text:p>
        <text:p text:style-name="P8"><text:span text:style-name="T4">DAC Example: MCP4728 (4-channel, I²C-controlled).</text:span></text:p>
        <text:p text:style-name="P8"><text:span text:style-name="T4">ADC Example: ADS1115 (4-channel, I²C, 16-bit resolution).</text:span></text:p>
        <text:p text:style-name="P8"><text:span text:style-name="T4">4.2 High-Resolution and Low-Latency</text:span></text:p>
        <text:p text:style-name="P8"><text:span text:style-name="T4">Choose high-resolution (≥16-bit) DACs and ADCs to maintain signal fidelity.</text:span></text:p>
        <text:p text:style-name="P8"><text:span text:style-name="T4">Opt for ICs with fast settling times to enable real-time updates.</text:span></text:p>
        <text:p text:style-name="P8"><text:span text:style-name="T4">4.3 Integrated Calibration</text:span></text:p>
        <text:p text:style-name="P8"><text:span text:style-name="T4">Use DACs/ADCs with built-in calibration features to compensate for drift and noise.</text:span></text:p>
        <text:p text:style-name="P8"><text:span text:style-name="T4">5. Power Management</text:span></text:p>
        <text:p text:style-name="P8"><text:span text:style-name="T4">5.1 Local Voltage Regulators</text:span></text:p>
        <text:p text:style-name="P8"><text:span text:style-name="T4">Use low-dropout regulators (LDOs) for stable voltage supplies.</text:span></text:p>
        <text:p text:style-name="P8"><text:span text:style-name="T4">Examples:</text:span></text:p>
        <text:p text:style-name="P8"><text:span text:style-name="T4">LM317 for adjustable voltage outputs.</text:span></text:p>
        <text:p text:style-name="P8"><text:span text:style-name="T4">TLV767 for high-efficiency fixed outputs.</text:span></text:p>
        <text:p text:style-name="P8"><text:span text:style-name="T4">5.2 Decoupling and Bulk Capacitors</text:span></text:p>
        <text:p text:style-name="P8"><text:span text:style-name="T4">Add decoupling capacitors (e.g., 0.1 µF ceramic) near all IC power pins.</text:span></text:p>
        <text:p text:style-name="P8"><text:span text:style-name="T4">Use bulk capacitors (e.g., 100 µF electrolytic) at power distribution points.</text:span></text:p>
        <text:p text:style-name="P8"><text:soft-page-break/><text:span text:style-name="T4">5.3 Power Monitoring</text:span></text:p>
        <text:p text:style-name="P8"><text:span text:style-name="T4">Include power monitoring ICs (e.g., INA219) to track current and voltage dynamically.</text:span></text:p>
        <text:p text:style-name="P8"><text:span text:style-name="T4">6. Clock Synchronization</text:span></text:p>
        <text:p text:style-name="P8"><text:span text:style-name="T4">6.1 Centralized Clock Source</text:span></text:p>
        <text:p text:style-name="P8"><text:span text:style-name="T4">Distribute a single master clock from the motherboard using a clock tree (e.g., CDCLVD1212).</text:span></text:p>
        <text:p text:style-name="P8"><text:span text:style-name="T4">6.2 PLLs on Daughterboards</text:span></text:p>
        <text:p text:style-name="P8"><text:span text:style-name="T4">Use PLL ICs (e.g., LMK04832) to synchronize local clocks with the master clock.</text:span></text:p>
        <text:p text:style-name="P8"><text:span text:style-name="T4">6.3 Timing Flexibility</text:span></text:p>
        <text:p text:style-name="P8"><text:span text:style-name="T4">Add programmable clock dividers to adjust timing dynamically.</text:span></text:p>
        <text:p text:style-name="P8"><text:span text:style-name="T4">7. AI-Specific Memory and Storage</text:span></text:p>
        <text:p text:style-name="P8"><text:span text:style-name="T4">7.1 Embedded RAM</text:span></text:p>
        <text:p text:style-name="P8"><text:span text:style-name="T4">Use processors with sufficient RAM for AI model inference.</text:span></text:p>
        <text:p text:style-name="P8"><text:span text:style-name="T4">Example: NVIDIA Jetson Nano with 4 GB RAM.</text:span></text:p>
        <text:p text:style-name="P8"><text:span text:style-name="T4">Add external SRAM or DRAM if needed for larger models.</text:span></text:p>
        <text:p text:style-name="P8"><text:span text:style-name="T4">7.2 Flash Storage</text:span></text:p>
        <text:p text:style-name="P8"><text:span text:style-name="T4">Include onboard flash memory for storing AI models and configurations.</text:span></text:p>
        <text:p text:style-name="P8"><text:span text:style-name="T4">Example: W25Q128 (128 Mbit SPI flash).</text:span></text:p>
        <text:p text:style-name="P8"><text:span text:style-name="T4">7.3 Non-Volatile Memory</text:span></text:p>
        <text:p text:style-name="P8"><text:span text:style-name="T4">Use EEPROM for storing calibration settings or weight configurations.</text:span></text:p>
        <text:p text:style-name="P8"><text:span text:style-name="T4">8. Modular PCB Design</text:span></text:p>
        <text:p text:style-name="P8"><text:span text:style-name="T4">8.1 Standardized Connectors</text:span></text:p>
        <text:p text:style-name="P8"><text:span text:style-name="T4">Use modular connectors like DIN 41612 for scalable daughterboard integration.</text:span></text:p>
        <text:p text:style-name="P8"><text:span text:style-name="T4">Assign pins for power, clock, analog signals, and digital communication.</text:span></text:p>
        <text:p text:style-name="P8"><text:span text:style-name="T4">8.2 Expandable Traces</text:span></text:p>
        <text:p text:style-name="P8"><text:span text:style-name="T4">Design PCBs with expandable traces and headers for future upgrades.</text:span></text:p>
        <text:p text:style-name="P8"><text:span text:style-name="T4">8.3 Compact Layout</text:span></text:p>
        <text:p text:style-name="P8"><text:span text:style-name="T4">Use multi-layer PCBs to separate signal paths (e.g., analog, digital, power).</text:span></text:p>
        <text:p text:style-name="P8"><text:span text:style-name="T4">9. AI-Friendly Debugging Features</text:span></text:p>
        <text:p text:style-name="P8"><text:span text:style-name="T4">9.1 Debugging Interfaces</text:span></text:p>
        <text:p text:style-name="P8"><text:span text:style-name="T4">Add JTAG headers for programming and debugging AI-enabled processors.</text:span></text:p>
        <text:p text:style-name="P8"><text:span text:style-name="T4">Include UART headers for real-time monitoring.</text:span></text:p>
        <text:p text:style-name="P8"><text:span text:style-name="T4">9.2 Test Points</text:span></text:p>
        <text:p text:style-name="P8"><text:span text:style-name="T4">Place test points for critical signals, including:</text:span></text:p>
        <text:p text:style-name="P8"><text:span text:style-name="T4">Input/Output signals.</text:span></text:p>
        <text:p text:style-name="P8"><text:span text:style-name="T4">Power rails.</text:span></text:p>
        <text:p text:style-name="P8"><text:span text:style-name="T4">Control buses (e.g., SPI, I²C).</text:span></text:p>
        <text:p text:style-name="P8"><text:span text:style-name="T4">9.3 Status Indicators</text:span></text:p>
        <text:p text:style-name="P8"><text:span text:style-name="T4">Add LEDs for:</text:span></text:p>
        <text:p text:style-name="P8"><text:span text:style-name="T4">Power status.</text:span></text:p>
        <text:p text:style-name="P8"><text:span text:style-name="T4">Communication activity.</text:span></text:p>
        <text:p text:style-name="P8"><text:span text:style-name="T4">Fault/error conditions.</text:span></text:p>
        <text:p text:style-name="P8"><text:span text:style-name="T4">10. System-Level Hardware Integration</text:span></text:p>
        <text:p text:style-name="P8"><text:soft-page-break/><text:span text:style-name="T4">10.1 Centralized AI Controller</text:span></text:p>
        <text:p text:style-name="P8"><text:span text:style-name="T4">Deploy a powerful AI processor on the motherboard to:</text:span></text:p>
        <text:p text:style-name="P8"><text:span text:style-name="T4">Manage complex AI computations.</text:span></text:p>
        <text:p text:style-name="P8"><text:span text:style-name="T4">Communicate with daughterboards for local control.</text:span></text:p>
        <text:p text:style-name="P8"><text:span text:style-name="T4">10.2 Distributed AI Processing</text:span></text:p>
        <text:p text:style-name="P8"><text:span text:style-name="T4">Assign lightweight AI tasks (e.g., weight adjustments, local fault detection) to microcontrollers on daughterboards.</text:span></text:p>
        <text:p text:style-name="P8"><text:span text:style-name="T4">Use the central AI processor for high-level coordination.</text:span></text:p>
        <text:p text:style-name="P8"><text:span text:style-name="T4">10.3 Real-Time Feedback Loops</text:span></text:p>
        <text:p text:style-name="P8"><text:span text:style-name="T4">Integrate ADCs and sensors on daughterboards to provide real-time feedback for AI decision-making.</text:span></text:p>
        <text:p text:style-name="P8"><text:span text:style-name="T4">Example Optimized Hardware Layout</text:span></text:p>
        <text:p text:style-name="P8"><text:span text:style-name="T4">Daughterboard</text:span></text:p>
        <text:p text:style-name="P8"><text:span text:style-name="T4">Components:</text:span></text:p>
        <text:p text:style-name="P8"><text:span text:style-name="T4">Logic gates (fuzzy NAND, OR, NOT).</text:span></text:p>
        <text:p text:style-name="P8"><text:span text:style-name="T4">DACs for weights, ADCs for feedback.</text:span></text:p>
        <text:p text:style-name="P8"><text:span text:style-name="T4">MCU for local control (e.g., ESP32).</text:span></text:p>
        <text:p text:style-name="P8"><text:span text:style-name="T4">Features:</text:span></text:p>
        <text:p text:style-name="P8"><text:span text:style-name="T4">Shielded analog paths.</text:span></text:p>
        <text:p text:style-name="P8"><text:span text:style-name="T4">Modular connectors for power and communication.</text:span></text:p>
        <text:p text:style-name="P8"><text:span text:style-name="T4">Motherboard</text:span></text:p>
        <text:p text:style-name="P8"><text:span text:style-name="T4">Components:</text:span></text:p>
        <text:p text:style-name="P8"><text:span text:style-name="T4">Central AI processor (e.g., Jetson Nano).</text:span></text:p>
        <text:p text:style-name="P8"><text:span text:style-name="T4">Power distribution and monitoring circuits.</text:span></text:p>
        <text:p text:style-name="P8"><text:span text:style-name="T4">Clock synchronization (PLL-based).</text:span></text:p>
        <text:p text:style-name="P8"><text:span text:style-name="T4">Features:</text:span></text:p>
        <text:p text:style-name="P8"><text:span text:style-name="T4">Expandable slots for multiple daughterboards.</text:span></text:p>
        <text:p text:style-name="P8"><text:span text:style-name="T4">Backplane for power, clock, and communication.</text:span></text:p>
        <text:p text:style-name="P8"><text:span text:style-name="T4">11. Example Workflow with Optimized Hardware</text:span></text:p>
        <text:p text:style-name="P8"><text:span text:style-name="T4">Input Processing:</text:span></text:p>
        <text:p text:style-name="P2"/>
        <text:p text:style-name="P8"><text:span text:style-name="T4">Signals from sensors are routed to ADCs on the daughterboard.</text:span></text:p>
        <text:p text:style-name="P8"><text:span text:style-name="T4">The central AI processor analyzes inputs and predicts optimal weights.</text:span></text:p>
        <text:p text:style-name="P8"><text:span text:style-name="T4">Weight Adjustment:</text:span></text:p>
        <text:p text:style-name="P2"/>
        <text:p text:style-name="P8"><text:span text:style-name="T4">The AI processor communicates with DACs via SPI/I²C to update weights in real time.</text:span></text:p>
        <text:p text:style-name="P8"><text:span text:style-name="T4">Output Monitoring:</text:span></text:p>
        <text:p text:style-name="P2"/>
        <text:p text:style-name="P8"><text:span text:style-name="T4">ADCs monitor outputs, and feedback is sent back to the AI processor for refinement.</text:span></text:p>
        <text:p text:style-name="P8"><text:span text:style-name="T4">Fault Management:</text:span></text:p>
        <text:p text:style-name="P2"/>
        <text:p text:style-name="P8"><text:span text:style-name="T4">The AI detects anomalies (e.g., noise, drift) and compensates by adjusting weights or reconfiguring logic.</text:span></text:p>
        <text:p text:style-name="P8"><text:span text:style-name="T4">Benefits of Hardware Optimization</text:span></text:p>
        <text:p text:style-name="P8"><text:span text:style-name="T4">Efficiency:</text:span></text:p>
        <text:p text:style-name="P8"><text:soft-page-break/><text:span text:style-name="T4">High-speed communication and low-latency inference.</text:span></text:p>
        <text:p text:style-name="P8"><text:span text:style-name="T4">Scalability:</text:span></text:p>
        <text:p text:style-name="P8"><text:span text:style-name="T4">Modular design supports easy system expansion.</text:span></text:p>
        <text:p text:style-name="P8"><text:span text:style-name="T4">Reliability:</text:span></text:p>
        <text:p text:style-name="P8"><text:span text:style-name="T4">Enhanced noise reduction and fault tolerance.</text:span></text:p>
        <text:p text:style-name="P8"><text:span text:style-name="T4">Flexibility:</text:span></text:p>
        <text:p text:style-name="P8"><text:span text:style-name="T4">AI-driven reconfiguration enables adaptive logic and control.</text:span></text:p>
        <text:p text:style-name="P2"/>
        <text:p text:style-name="P2"/>
        <text:p text:style-name="P8"><text:span text:style-name="T4">How can thermal management be optimized?</text:span></text:p>
        <text:p text:style-name="P8"><text:span text:style-name="T4">ChatGPT said:</text:span></text:p>
        <text:p text:style-name="P8"><text:span text:style-name="T4">ChatGPT</text:span></text:p>
        <text:p text:style-name="P8"><text:span text:style-name="T4">Optimizing thermal management is crucial for maintaining system reliability, performance, and longevity, especially in a hybrid system that combines analog and digital components with AI control. Here’s how to effectively manage heat in your modular daughterboards and the overall system:</text:span></text:p>
        <text:p text:style-name="P2"/>
        <text:p text:style-name="P8"><text:span text:style-name="T4">1. Key Considerations in Thermal Management</text:span></text:p>
        <text:p text:style-name="P8"><text:span text:style-name="T4">Component Heat Generation:</text:span></text:p>
        <text:p text:style-name="P8"><text:span text:style-name="T4">High-power components like VCAs, DACs, ADCs, regulators, and processors can generate significant heat.</text:span></text:p>
        <text:p text:style-name="P8"><text:span text:style-name="T4">Ambient Conditions:</text:span></text:p>
        <text:p text:style-name="P8"><text:span text:style-name="T4">Consider the operating environment: confined spaces, external heat sources, and airflow limitations.</text:span></text:p>
        <text:p text:style-name="P8"><text:span text:style-name="T4">Thermal Limits:</text:span></text:p>
        <text:p text:style-name="P8"><text:span text:style-name="T4">Ensure all components operate within their specified temperature ranges.</text:span></text:p>
        <text:p text:style-name="P8"><text:span text:style-name="T4">2. Passive Cooling</text:span></text:p>
        <text:p text:style-name="P8"><text:span text:style-name="T4">Passive cooling uses materials and design techniques to dissipate heat without moving parts.</text:span></text:p>
        <text:p text:style-name="P2"/>
        <text:p text:style-name="P8"><text:span text:style-name="T4">2.1 Heat Sinks</text:span></text:p>
        <text:p text:style-name="P8"><text:span text:style-name="T4">Attach aluminum or copper heat sinks to high-power components (e.g., VCAs, voltage regulators, AI processors).</text:span></text:p>
        <text:p text:style-name="P8"><text:span text:style-name="T4">Design Tips:</text:span></text:p>
        <text:p text:style-name="P8"><text:span text:style-name="T4">Use heat sinks with fins to increase surface area.</text:span></text:p>
        <text:p text:style-name="P8"><text:span text:style-name="T4">Secure heat sinks with thermal adhesive or screws.</text:span></text:p>
        <text:p text:style-name="P8"><text:span text:style-name="T4">When to Use:</text:span></text:p>
        <text:p text:style-name="P8"><text:span text:style-name="T4">For components with moderate heat dissipation (1–10 W).</text:span></text:p>
        <text:p text:style-name="P8"><text:span text:style-name="T4">2.2 Thermal Vias</text:span></text:p>
        <text:p text:style-name="P8"><text:span text:style-name="T4">Include thermal vias in the PCB layout to transfer heat from the top layer to inner or bottom layers.</text:span></text:p>
        <text:p text:style-name="P8"><text:span text:style-name="T4">Placement:</text:span></text:p>
        <text:p text:style-name="P8"><text:span text:style-name="T4">Near hot components, such as VCAs, op-amps, and AI processors.</text:span></text:p>
        <text:p text:style-name="P8"><text:span text:style-name="T4">2.3 Copper Planes</text:span></text:p>
        <text:p text:style-name="P8"><text:span text:style-name="T4">Use large copper pours for power and ground planes to distribute and dissipate heat.</text:span></text:p>
        <text:p text:style-name="P8"><text:span text:style-name="T4">Design Tips:</text:span></text:p>
        <text:p text:style-name="P8"><text:span text:style-name="T4">Increase copper thickness (e.g., 2 oz/ft²) for better thermal conductivity.</text:span></text:p>
        <text:p text:style-name="P8"><text:span text:style-name="T4">2.4 Thermal Pads and Paste</text:span></text:p>
        <text:p text:style-name="P8"><text:span text:style-name="T4">Use thermal interface materials (TIMs) like thermal pads or paste between components and heat sinks for efficient heat transfer.</text:span></text:p>
        <text:p text:style-name="P8"><text:span text:style-name="T4">3. Active Cooling</text:span></text:p>
        <text:p text:style-name="P8"><text:soft-page-break/><text:span text:style-name="T4">Active cooling introduces moving parts like fans to enhance airflow and heat dissipation.</text:span></text:p>
        <text:p text:style-name="P2"/>
        <text:p text:style-name="P8"><text:span text:style-name="T4">3.1 Fans</text:span></text:p>
        <text:p text:style-name="P8"><text:span text:style-name="T4">Add small fans (e.g., 30–60 mm) to cool high-power components or the entire PCB.</text:span></text:p>
        <text:p text:style-name="P8"><text:span text:style-name="T4">Placement:</text:span></text:p>
        <text:p text:style-name="P8"><text:span text:style-name="T4">Position fans to create airflow over heat sinks or hot zones.</text:span></text:p>
        <text:p text:style-name="P8"><text:span text:style-name="T4">Control:</text:span></text:p>
        <text:p text:style-name="P8"><text:span text:style-name="T4">Use temperature sensors (e.g., LM35) and PWM controllers to adjust fan speed dynamically.</text:span></text:p>
        <text:p text:style-name="P8"><text:span text:style-name="T4">3.2 Blowers</text:span></text:p>
        <text:p text:style-name="P8"><text:span text:style-name="T4">For compact systems, use blower fans to direct airflow across specific areas.</text:span></text:p>
        <text:p text:style-name="P8"><text:span text:style-name="T4">3.3 Liquid Cooling</text:span></text:p>
        <text:p text:style-name="P8"><text:span text:style-name="T4">Consider liquid cooling for high-power systems with concentrated heat sources (e.g., AI processors).</text:span></text:p>
        <text:p text:style-name="P8"><text:span text:style-name="T4">Components:</text:span></text:p>
        <text:p text:style-name="P8"><text:span text:style-name="T4">Use water blocks, pumps, radiators, and reservoirs.</text:span></text:p>
        <text:p text:style-name="P8"><text:span text:style-name="T4">4. PCB Design for Thermal Management</text:span></text:p>
        <text:p text:style-name="P8"><text:span text:style-name="T4">4.1 Component Placement</text:span></text:p>
        <text:p text:style-name="P8"><text:span text:style-name="T4">Arrange heat-generating components to avoid localized hotspots.</text:span></text:p>
        <text:p text:style-name="P8"><text:span text:style-name="T4">Place the most heat-sensitive components (e.g., ADCs, DACs) away from heat sources.</text:span></text:p>
        <text:p text:style-name="P8"><text:span text:style-name="T4">4.2 Trace Design</text:span></text:p>
        <text:p text:style-name="P8"><text:span text:style-name="T4">Use wide, thick traces for power lines to reduce resistive heating.</text:span></text:p>
        <text:p text:style-name="P8"><text:span text:style-name="T4">Separate analog and digital traces to minimize thermal interference.</text:span></text:p>
        <text:p text:style-name="P8"><text:span text:style-name="T4">4.3 Ventilation Holes</text:span></text:p>
        <text:p text:style-name="P8"><text:span text:style-name="T4">Add holes or slots in the PCB to improve airflow around heat-generating components.</text:span></text:p>
        <text:p text:style-name="P8"><text:span text:style-name="T4">4.4 Thermal Isolation</text:span></text:p>
        <text:p text:style-name="P8"><text:span text:style-name="T4">Use thermal isolation techniques to protect sensitive components:</text:span></text:p>
        <text:p text:style-name="P8"><text:span text:style-name="T4">Include thermal barriers between high-power and low-power sections.</text:span></text:p>
        <text:p text:style-name="P8"><text:span text:style-name="T4">Add insulation layers to reduce heat transfer to critical areas.</text:span></text:p>
        <text:p text:style-name="P8"><text:span text:style-name="T4">5. Temperature Monitoring and Control</text:span></text:p>
        <text:p text:style-name="P8"><text:span text:style-name="T4">5.1 Temperature Sensors</text:span></text:p>
        <text:p text:style-name="P8"><text:span text:style-name="T4">Add sensors like LM35, TMP36, or DS18B20 to monitor critical components and board regions.</text:span></text:p>
        <text:p text:style-name="P8"><text:span text:style-name="T4">Placement:</text:span></text:p>
        <text:p text:style-name="P8"><text:span text:style-name="T4">Near the hottest components and across the PCB for an overall temperature map.</text:span></text:p>
        <text:p text:style-name="P8"><text:span text:style-name="T4">5.2 Thermal Feedback</text:span></text:p>
        <text:p text:style-name="P8"><text:span text:style-name="T4">Use real-time feedback to adjust cooling mechanisms (e.g., fan speeds) or system parameters.</text:span></text:p>
        <text:p text:style-name="P8"><text:span text:style-name="T4">Example:</text:span></text:p>
        <text:p text:style-name="P8"><text:span text:style-name="T4">If the VCA temperature exceeds a threshold, reduce its operational load or increase cooling.</text:span></text:p>
        <text:p text:style-name="P8"><text:span text:style-name="T4">6. Enclosure Design</text:span></text:p>
        <text:p text:style-name="P8"><text:span text:style-name="T4">6.1 Ventilation</text:span></text:p>
        <text:p text:style-name="P8"><text:span text:style-name="T4">Add vents or perforations in the enclosure for natural airflow.</text:span></text:p>
        <text:p text:style-name="P8"><text:span text:style-name="T4">Placement:</text:span></text:p>
        <text:p text:style-name="P8"><text:span text:style-name="T4">At the top for heat escape and at the bottom or sides for cool air intake.</text:span></text:p>
        <text:p text:style-name="P8"><text:span text:style-name="T4">6.2 Material Selection</text:span></text:p>
        <text:p text:style-name="P8"><text:soft-page-break/><text:span text:style-name="T4">Use thermally conductive materials (e.g., aluminum) for the enclosure to act as a passive heat sink.</text:span></text:p>
        <text:p text:style-name="P8"><text:span text:style-name="T4">Avoid plastics or materials with poor thermal conductivity for heat-intensive systems.</text:span></text:p>
        <text:p text:style-name="P8"><text:span text:style-name="T4">6.3 Thermal Zoning</text:span></text:p>
        <text:p text:style-name="P8"><text:span text:style-name="T4">Create separate zones for high-power and sensitive components within the enclosure.</text:span></text:p>
        <text:p text:style-name="P8"><text:span text:style-name="T4">Use physical barriers or compartments to control heat flow.</text:span></text:p>
        <text:p text:style-name="P8"><text:span text:style-name="T4">7. Advanced Cooling Techniques</text:span></text:p>
        <text:p text:style-name="P8"><text:span text:style-name="T4">7.1 Heat Pipes</text:span></text:p>
        <text:p text:style-name="P8"><text:span text:style-name="T4">Use heat pipes to transfer heat from high-power components to external heat sinks or enclosure walls.</text:span></text:p>
        <text:p text:style-name="P8"><text:span text:style-name="T4">Common in compact systems where space is limited.</text:span></text:p>
        <text:p text:style-name="P8"><text:span text:style-name="T4">7.2 Phase-Change Materials (PCMs)</text:span></text:p>
        <text:p text:style-name="P8"><text:span text:style-name="T4">Incorporate PCMs to absorb and store heat during temperature spikes.</text:span></text:p>
        <text:p text:style-name="P8"><text:span text:style-name="T4">7.3 Peltier Modules</text:span></text:p>
        <text:p text:style-name="P8"><text:span text:style-name="T4">Use Peltier (thermoelectric) coolers for precise temperature control of critical components.</text:span></text:p>
        <text:p text:style-name="P8"><text:span text:style-name="T4">Limitations:</text:span></text:p>
        <text:p text:style-name="P8"><text:span text:style-name="T4">Requires significant power and additional cooling for the hot side.</text:span></text:p>
        <text:p text:style-name="P8"><text:span text:style-name="T4">8. Software-Driven Thermal Management</text:span></text:p>
        <text:p text:style-name="P8"><text:span text:style-name="T4">8.1 Real-Time Monitoring</text:span></text:p>
        <text:p text:style-name="P8"><text:span text:style-name="T4">Use microcontrollers or AI processors to collect temperature data from sensors.</text:span></text:p>
        <text:p text:style-name="P8"><text:span text:style-name="T4">8.2 Dynamic Load Balancing</text:span></text:p>
        <text:p text:style-name="P8"><text:span text:style-name="T4">Adjust system operation based on temperature:</text:span></text:p>
        <text:p text:style-name="P8"><text:span text:style-name="T4">Reduce computation load on overheating components.</text:span></text:p>
        <text:p text:style-name="P8"><text:span text:style-name="T4">Distribute tasks across cooler areas of the system.</text:span></text:p>
        <text:p text:style-name="P8"><text:span text:style-name="T4">8.3 Adaptive Cooling Control</text:span></text:p>
        <text:p text:style-name="P8"><text:span text:style-name="T4">Implement algorithms to adjust fan speeds or activate additional cooling mechanisms dynamically.</text:span></text:p>
        <text:p text:style-name="P8"><text:span text:style-name="T4">Example:</text:span></text:p>
        <text:p text:style-name="P8"><text:span text:style-name="T4">If the VCA temperature exceeds 70°C, increase fan speed by 50%.</text:span></text:p>
        <text:p text:style-name="P8"><text:span text:style-name="T4">9. Example Implementation</text:span></text:p>
        <text:p text:style-name="P8"><text:span text:style-name="T4">Scenario: AI-Controlled Modular Daughterboard System</text:span></text:p>
        <text:p text:style-name="P8"><text:span text:style-name="T4">Passive Cooling:</text:span></text:p>
        <text:p text:style-name="P2"/>
        <text:p text:style-name="P8"><text:span text:style-name="T4">Add heat sinks to VCAs, DACs, and AI processors.</text:span></text:p>
        <text:p text:style-name="P8"><text:span text:style-name="T4">Use thermal vias and copper pours to distribute heat across the PCB.</text:span></text:p>
        <text:p text:style-name="P8"><text:span text:style-name="T4">Active Cooling:</text:span></text:p>
        <text:p text:style-name="P2"/>
        <text:p text:style-name="P8"><text:span text:style-name="T4">Include a fan array controlled by PWM signals from the AI processor.</text:span></text:p>
        <text:p text:style-name="P8"><text:span text:style-name="T4">Position fans to direct airflow over daughterboards and the motherboard.</text:span></text:p>
        <text:p text:style-name="P8"><text:span text:style-name="T4">Temperature Monitoring:</text:span></text:p>
        <text:p text:style-name="P2"/>
        <text:p text:style-name="P8"><text:span text:style-name="T4">Place LM35 sensors near each daughterboard’s heat-generating components.</text:span></text:p>
        <text:p text:style-name="P8"><text:span text:style-name="T4">Send sensor data to the AI processor for real-time monitoring.</text:span></text:p>
        <text:p text:style-name="P8"><text:span text:style-name="T4">Enclosure Design:</text:span></text:p>
        <text:p text:style-name="P2"/>
        <text:p text:style-name="P8"><text:soft-page-break/><text:span text:style-name="T4">Use an aluminum enclosure with vents at the top and sides.</text:span></text:p>
        <text:p text:style-name="P8"><text:span text:style-name="T4">Separate high-power and low-power zones to minimize thermal interference.</text:span></text:p>
        <text:p text:style-name="P8"><text:span text:style-name="T4">Software Integration:</text:span></text:p>
        <text:p text:style-name="P2"/>
        <text:p text:style-name="P8"><text:span text:style-name="T4">Use a PID controller to manage fan speeds based on sensor readings.</text:span></text:p>
        <text:p text:style-name="P8"><text:span text:style-name="T4">Implement a thermal alarm to shut down components if temperatures exceed safe limits.</text:span></text:p>
        <text:p text:style-name="P8"><text:span text:style-name="T4">10. Thermal Management Checklist</text:span></text:p>
        <text:p text:style-name="P8"><text:span text:style-name="T4">Aspect<text:tab/>Action</text:span></text:p>
        <text:p text:style-name="P8"><text:span text:style-name="T4">Passive Cooling<text:tab/>Add heat sinks, thermal vias, and copper pours.</text:span></text:p>
        <text:p text:style-name="P8"><text:span text:style-name="T4">Active Cooling<text:tab/>Install fans, blowers, or liquid cooling systems.</text:span></text:p>
        <text:p text:style-name="P8"><text:span text:style-name="T4">Monitoring<text:tab/>Use temperature sensors near critical components.</text:span></text:p>
        <text:p text:style-name="P8"><text:span text:style-name="T4">PCB Design<text:tab/>Optimize component placement, trace design, and ventilation holes.</text:span></text:p>
        <text:p text:style-name="P8"><text:span text:style-name="T4">Enclosure Design<text:tab/>Provide ventilation, use thermally conductive materials, and create zones.</text:span></text:p>
        <text:p text:style-name="P8"><text:span text:style-name="T4">Software Control<text:tab/>Implement real-time monitoring, load balancing, and adaptive cooling.</text:span></text:p>
        <text:p text:style-name="P8"><text:span text:style-name="T4">Benefits of Optimized Thermal Management</text:span></text:p>
        <text:p text:style-name="P8"><text:span text:style-name="T4">Improved Reliability:</text:span></text:p>
        <text:p text:style-name="P8"><text:span text:style-name="T4">Prevents overheating and extends component lifespan.</text:span></text:p>
        <text:p text:style-name="P8"><text:span text:style-name="T4">Enhanced Performance:</text:span></text:p>
        <text:p text:style-name="P8"><text:span text:style-name="T4">Ensures stable operation under high loads.</text:span></text:p>
        <text:p text:style-name="P8"><text:span text:style-name="T4">Scalability:</text:span></text:p>
        <text:p text:style-name="P8"><text:span text:style-name="T4">Supports larger systems with higher power requirements.</text:span></text:p>
        <text:p text:style-name="P8"><text:span text:style-name="T4">Cost-Effectiveness:</text:span></text:p>
        <text:p text:style-name="P8"><text:span text:style-name="T4">Minimizes energy consumption by dynamically managing cooling.</text:span></text:p>
        <text:p text:style-name="P2"/>
        <text:p text:style-name="P2"/>
        <text:p text:style-name="P8"><text:span text:style-name="T4">What AI frameworks work for integration?</text:span></text:p>
        <text:p text:style-name="P8"><text:span text:style-name="T4">ChatGPT said:</text:span></text:p>
        <text:p text:style-name="P8"><text:span text:style-name="T4">ChatGPT</text:span></text:p>
        <text:p text:style-name="P8"><text:span text:style-name="T4">Several AI frameworks are well-suited for integration into your system, depending on the complexity of the AI tasks, the hardware resources available, and your system's requirements. Here's a breakdown of the best options for integrating AI into your modular daughterboard and hybrid system:</text:span></text:p>
        <text:p text:style-name="P2"/>
        <text:p text:style-name="P8"><text:span text:style-name="T4">1. Lightweight AI Frameworks for Embedded Devices</text:span></text:p>
        <text:p text:style-name="P8"><text:span text:style-name="T4">These frameworks are optimized for low-power, resource-constrained devices like microcontrollers or edge processors.</text:span></text:p>
        <text:p text:style-name="P2"/>
        <text:p text:style-name="P8"><text:span text:style-name="T4">1.1 TensorFlow Lite</text:span></text:p>
        <text:p text:style-name="P8"><text:span text:style-name="T4">What It Is: A lightweight version of TensorFlow designed for edge devices.</text:span></text:p>
        <text:p text:style-name="P8"><text:span text:style-name="T4">Best For: AI inference tasks like weight adjustment, logic optimization, or pattern recognition.</text:span></text:p>
        <text:p text:style-name="P8"><text:span text:style-name="T4">Key Features:</text:span></text:p>
        <text:p text:style-name="P8"><text:span text:style-name="T4">Supports quantization for efficient use on low-power hardware.</text:span></text:p>
        <text:p text:style-name="P8"><text:span text:style-name="T4">Compatible with microcontrollers (TensorFlow Lite for Microcontrollers).</text:span></text:p>
        <text:p text:style-name="P8"><text:span text:style-name="T4">Wide support for hardware accelerators (e.g., Edge TPU, NVIDIA Jetson).</text:span></text:p>
        <text:p text:style-name="P8"><text:span text:style-name="T4">Use Case: Run a trained neural network model on an ESP32, STM32, or NVIDIA Jetson Nano to dynamically adjust fuzzy gate weights.</text:span></text:p>
        <text:p text:style-name="P8"><text:span text:style-name="T4">Resources: TensorFlow Lite Documentation</text:span></text:p>
        <text:p text:style-name="P8"><text:soft-page-break/><text:span text:style-name="T4">1.2 PyTorch Mobile</text:span></text:p>
        <text:p text:style-name="P8"><text:span text:style-name="T4">What It Is: A mobile/embedded version of PyTorch for AI inference.</text:span></text:p>
        <text:p text:style-name="P8"><text:span text:style-name="T4">Best For: Dynamic models requiring flexibility, such as adaptive learning.</text:span></text:p>
        <text:p text:style-name="P8"><text:span text:style-name="T4">Key Features:</text:span></text:p>
        <text:p text:style-name="P8"><text:span text:style-name="T4">Supports model quantization for smaller sizes.</text:span></text:p>
        <text:p text:style-name="P8"><text:span text:style-name="T4">Integrates well with Python-based development environments.</text:span></text:p>
        <text:p text:style-name="P8"><text:span text:style-name="T4">Use Case: Adaptive logic reconfiguration based on neural network outputs.</text:span></text:p>
        <text:p text:style-name="P8"><text:span text:style-name="T4">Resources: PyTorch Mobile Documentation</text:span></text:p>
        <text:p text:style-name="P8"><text:span text:style-name="T4">1.3 Edge Impulse</text:span></text:p>
        <text:p text:style-name="P8"><text:span text:style-name="T4">What It Is: A platform for developing and deploying AI models to microcontrollers and edge devices.</text:span></text:p>
        <text:p text:style-name="P8"><text:span text:style-name="T4">Best For: Quick prototyping and deployment on embedded systems.</text:span></text:p>
        <text:p text:style-name="P8"><text:span text:style-name="T4">Key Features:</text:span></text:p>
        <text:p text:style-name="P8"><text:span text:style-name="T4">Supports data collection, model training, and deployment in one platform.</text:span></text:p>
        <text:p text:style-name="P8"><text:span text:style-name="T4">Compatible with many MCUs (e.g., STM32, ESP32).</text:span></text:p>
        <text:p text:style-name="P8"><text:span text:style-name="T4">Use Case: Train a custom AI model for logic gate configuration and deploy it to an ESP32.</text:span></text:p>
        <text:p text:style-name="P8"><text:span text:style-name="T4">Resources: Edge Impulse</text:span></text:p>
        <text:p text:style-name="P8"><text:span text:style-name="T4">1.4 MicroAI</text:span></text:p>
        <text:p text:style-name="P8"><text:span text:style-name="T4">What It Is: AI framework optimized for microcontrollers and low-resource devices.</text:span></text:p>
        <text:p text:style-name="P8"><text:span text:style-name="T4">Best For: Predictive maintenance, fault detection, and simple AI tasks.</text:span></text:p>
        <text:p text:style-name="P8"><text:span text:style-name="T4">Key Features:</text:span></text:p>
        <text:p text:style-name="P8"><text:span text:style-name="T4">Compact footprint for embedded devices.</text:span></text:p>
        <text:p text:style-name="P8"><text:span text:style-name="T4">Real-time processing capabilities.</text:span></text:p>
        <text:p text:style-name="P8"><text:span text:style-name="T4">Use Case: Monitor system outputs for anomalies and dynamically recalibrate weights.</text:span></text:p>
        <text:p text:style-name="P8"><text:span text:style-name="T4">Resources: MicroAI Documentation</text:span></text:p>
        <text:p text:style-name="P8"><text:span text:style-name="T4">2. Full-Scale AI Frameworks for Edge and Cloud Integration</text:span></text:p>
        <text:p text:style-name="P8"><text:span text:style-name="T4">These frameworks are suited for systems with more powerful processors or external AI servers.</text:span></text:p>
        <text:p text:style-name="P2"/>
        <text:p text:style-name="P8"><text:span text:style-name="T4">2.1 TensorFlow</text:span></text:p>
        <text:p text:style-name="P8"><text:span text:style-name="T4">What It Is: A full-featured AI framework for training and inference.</text:span></text:p>
        <text:p text:style-name="P8"><text:span text:style-name="T4">Best For: Complex models requiring both training and inference capabilities.</text:span></text:p>
        <text:p text:style-name="P8"><text:span text:style-name="T4">Key Features:</text:span></text:p>
        <text:p text:style-name="P8"><text:span text:style-name="T4">Extensive library of prebuilt models.</text:span></text:p>
        <text:p text:style-name="P8"><text:span text:style-name="T4">Scalable for use on GPUs, TPUs, or CPUs.</text:span></text:p>
        <text:p text:style-name="P8"><text:span text:style-name="T4">Use Case: Train and fine-tune models on a high-performance system, then export to TensorFlow Lite for edge deployment.</text:span></text:p>
        <text:p text:style-name="P8"><text:span text:style-name="T4">Resources: TensorFlow Documentation</text:span></text:p>
        <text:p text:style-name="P8"><text:span text:style-name="T4">2.2 PyTorch</text:span></text:p>
        <text:p text:style-name="P8"><text:span text:style-name="T4">What It Is: A flexible AI framework for developing and training neural networks.</text:span></text:p>
        <text:p text:style-name="P8"><text:span text:style-name="T4">Best For: Rapid prototyping and research.</text:span></text:p>
        <text:p text:style-name="P8"><text:span text:style-name="T4">Key Features:</text:span></text:p>
        <text:p text:style-name="P8"><text:span text:style-name="T4">Dynamic computational graphs.</text:span></text:p>
        <text:p text:style-name="P8"><text:span text:style-name="T4">Supports deployment to mobile and edge devices via PyTorch Mobile.</text:span></text:p>
        <text:p text:style-name="P8"><text:span text:style-name="T4">Use Case: Implement reinforcement learning to optimize weights and logic gate configurations.</text:span></text:p>
        <text:p text:style-name="P8"><text:soft-page-break/><text:span text:style-name="T4">Resources: PyTorch Documentation</text:span></text:p>
        <text:p text:style-name="P8"><text:span text:style-name="T4">2.3 ONNX (Open Neural Network Exchange)</text:span></text:p>
        <text:p text:style-name="P8"><text:span text:style-name="T4">What It Is: A format for exporting and running models across different frameworks and hardware.</text:span></text:p>
        <text:p text:style-name="P8"><text:span text:style-name="T4">Best For: Compatibility across multiple AI environments.</text:span></text:p>
        <text:p text:style-name="P8"><text:span text:style-name="T4">Key Features:</text:span></text:p>
        <text:p text:style-name="P8"><text:span text:style-name="T4">Export models from TensorFlow, PyTorch, or other frameworks.</text:span></text:p>
        <text:p text:style-name="P8"><text:span text:style-name="T4">Run models on diverse hardware (e.g., CPUs, GPUs, FPGAs, TPUs).</text:span></text:p>
        <text:p text:style-name="P8"><text:span text:style-name="T4">Use Case: Train models in PyTorch or TensorFlow and deploy to Jetson Nano or Intel Movidius.</text:span></text:p>
        <text:p text:style-name="P8"><text:span text:style-name="T4">Resources: ONNX Documentation</text:span></text:p>
        <text:p text:style-name="P8"><text:span text:style-name="T4">3. Specialized AI Frameworks for Edge and Industrial Applications</text:span></text:p>
        <text:p text:style-name="P8"><text:span text:style-name="T4">These frameworks are tailored for industrial systems requiring low latency and high reliability.</text:span></text:p>
        <text:p text:style-name="P2"/>
        <text:p text:style-name="P8"><text:span text:style-name="T4">3.1 NVIDIA DeepStream</text:span></text:p>
        <text:p text:style-name="P8"><text:span text:style-name="T4">What It Is: An AI framework for video and sensor data processing on NVIDIA Jetson devices.</text:span></text:p>
        <text:p text:style-name="P8"><text:span text:style-name="T4">Best For: Edge AI systems with vision or sensor-heavy tasks.</text:span></text:p>
        <text:p text:style-name="P8"><text:span text:style-name="T4">Key Features:</text:span></text:p>
        <text:p text:style-name="P8"><text:span text:style-name="T4">Optimized for Jetson Nano, Xavier, and other NVIDIA platforms.</text:span></text:p>
        <text:p text:style-name="P8"><text:span text:style-name="T4">Real-time AI processing capabilities.</text:span></text:p>
        <text:p text:style-name="P8"><text:span text:style-name="T4">Use Case: Use Jetson Nano to control weights and monitor signals from fuzzy gates based on sensor feedback.</text:span></text:p>
        <text:p text:style-name="P8"><text:span text:style-name="T4">Resources: NVIDIA DeepStream Documentation</text:span></text:p>
        <text:p text:style-name="P8"><text:span text:style-name="T4">3.2 OpenVINO</text:span></text:p>
        <text:p text:style-name="P8"><text:span text:style-name="T4">What It Is: An AI framework for inference on Intel hardware.</text:span></text:p>
        <text:p text:style-name="P8"><text:span text:style-name="T4">Best For: High-performance AI inference on Intel CPUs, GPUs, and Movidius VPUs.</text:span></text:p>
        <text:p text:style-name="P8"><text:span text:style-name="T4">Key Features:</text:span></text:p>
        <text:p text:style-name="P8"><text:span text:style-name="T4">Optimized for deep learning inference.</text:span></text:p>
        <text:p text:style-name="P8"><text:span text:style-name="T4">Supports deployment to Intel FPGAs and edge devices.</text:span></text:p>
        <text:p text:style-name="P8"><text:span text:style-name="T4">Use Case: Deploy AI models to Intel-based control hardware for adaptive weight adjustments.</text:span></text:p>
        <text:p text:style-name="P8"><text:span text:style-name="T4">Resources: OpenVINO Documentation</text:span></text:p>
        <text:p text:style-name="P8"><text:span text:style-name="T4">3.3 Apache MXNet</text:span></text:p>
        <text:p text:style-name="P8"><text:span text:style-name="T4">What It Is: A scalable deep learning framework optimized for performance.</text:span></text:p>
        <text:p text:style-name="P8"><text:span text:style-name="T4">Best For: High-performance industrial applications.</text:span></text:p>
        <text:p text:style-name="P8"><text:span text:style-name="T4">Key Features:</text:span></text:p>
        <text:p text:style-name="P8"><text:span text:style-name="T4">Lightweight and efficient on embedded devices.</text:span></text:p>
        <text:p text:style-name="P8"><text:span text:style-name="T4">Supports multiple languages (Python, C++, etc.).</text:span></text:p>
        <text:p text:style-name="P8"><text:span text:style-name="T4">Use Case: Deploy AI for real-time monitoring and recalibration of modular daughterboards.</text:span></text:p>
        <text:p text:style-name="P8"><text:span text:style-name="T4">Resources: Apache MXNet Documentation</text:span></text:p>
        <text:p text:style-name="P8"><text:span text:style-name="T4">4. Deployment on Hardware</text:span></text:p>
        <text:p text:style-name="P8"><text:span text:style-name="T4">4.1 Microcontrollers (MCUs)</text:span></text:p>
        <text:p text:style-name="P8"><text:span text:style-name="T4">Frameworks: TensorFlow Lite for Microcontrollers, Edge Impulse, MicroAI.</text:span></text:p>
        <text:p text:style-name="P8"><text:span text:style-name="T4">Example Hardware: ESP32, STM32.</text:span></text:p>
        <text:p text:style-name="P8"><text:span text:style-name="T4">4.2 Edge AI Processors</text:span></text:p>
        <text:p text:style-name="P8"><text:span text:style-name="T4">Frameworks: TensorFlow Lite, NVIDIA DeepStream, OpenVINO.</text:span></text:p>
        <text:p text:style-name="P8"><text:soft-page-break/><text:span text:style-name="T4">Example Hardware:</text:span></text:p>
        <text:p text:style-name="P8"><text:span text:style-name="T4">NVIDIA Jetson Nano: Supports TensorFlow and PyTorch.</text:span></text:p>
        <text:p text:style-name="P8"><text:span text:style-name="T4">Google Coral: Optimized for TensorFlow Lite.</text:span></text:p>
        <text:p text:style-name="P8"><text:span text:style-name="T4">Intel Movidius: Supports OpenVINO.</text:span></text:p>
        <text:p text:style-name="P8"><text:span text:style-name="T4">4.3 Cloud Integration</text:span></text:p>
        <text:p text:style-name="P8"><text:span text:style-name="T4">Use full-scale frameworks like TensorFlow or PyTorch to train models and offload complex computations to the cloud.</text:span></text:p>
        <text:p text:style-name="P8"><text:span text:style-name="T4">Deploy optimized models to edge devices for inference.</text:span></text:p>
        <text:p text:style-name="P8"><text:span text:style-name="T4">5. Choosing the Right Framework</text:span></text:p>
        <text:p text:style-name="P8"><text:span text:style-name="T4">Use Case<text:tab/>Best Frameworks</text:span></text:p>
        <text:p text:style-name="P8"><text:span text:style-name="T4">Lightweight AI on MCUs<text:tab/>TensorFlow Lite for Microcontrollers, Edge Impulse, MicroAI</text:span></text:p>
        <text:p text:style-name="P8"><text:span text:style-name="T4">Edge AI with Medium Resources<text:tab/>TensorFlow Lite, PyTorch Mobile, NVIDIA DeepStream</text:span></text:p>
        <text:p text:style-name="P8"><text:span text:style-name="T4">Full-Scale AI Processing<text:tab/>TensorFlow, PyTorch, ONNX</text:span></text:p>
        <text:p text:style-name="P8"><text:span text:style-name="T4">Industrial Applications<text:tab/>OpenVINO, Apache MXNet</text:span></text:p>
        <text:p text:style-name="P8"><text:span text:style-name="T4">Multi-Framework Compatibility<text:tab/>ONNX</text:span></text:p>
        <text:p text:style-name="P8"><text:span text:style-name="T4">6. Integration Workflow</text:span></text:p>
        <text:p text:style-name="P8"><text:span text:style-name="T4">Model Development:</text:span></text:p>
        <text:p text:style-name="P8"><text:span text:style-name="T4">Train models in TensorFlow or PyTorch.</text:span></text:p>
        <text:p text:style-name="P8"><text:span text:style-name="T4">Use ONNX for interoperability across frameworks.</text:span></text:p>
        <text:p text:style-name="P8"><text:span text:style-name="T4">Optimization:</text:span></text:p>
        <text:p text:style-name="P8"><text:span text:style-name="T4">Quantize models to reduce size and improve performance for edge devices.</text:span></text:p>
        <text:p text:style-name="P8"><text:span text:style-name="T4">Deployment:</text:span></text:p>
        <text:p text:style-name="P8"><text:span text:style-name="T4">Deploy models to edge AI processors (e.g., Jetson Nano) or microcontrollers.</text:span></text:p>
        <text:p text:style-name="P8"><text:span text:style-name="T4">Runtime Integration:</text:span></text:p>
        <text:p text:style-name="P8"><text:span text:style-name="T4">Use SPI/I²C communication to control DACs and VCAs dynamically based on AI predictions.</text:span></text:p>
        <text:p text:style-name="P2"/>
        <text:p text:style-name="P2"/>
        <text:p text:style-name="P8"><text:span text:style-name="T4">can we now summarize the potential impact and invite collaboration, please fren?</text:span></text:p>
        <text:p text:style-name="P8"><text:span text:style-name="T4">ChatGPT said:</text:span></text:p>
        <text:p text:style-name="P8"><text:span text:style-name="T4">ChatGPT</text:span></text:p>
        <text:p text:style-name="P8"><text:span text:style-name="T4">Here’s a polished summary of the potential impact of your project and an invitation for collaboration, fren:</text:span></text:p>
        <text:p text:style-name="P2"/>
        <text:p text:style-name="P8"><text:span text:style-name="T4">Harnessing the Power of Hybrid Analog-Digital Logic for AI Evolution</text:span></text:p>
        <text:p text:style-name="P8"><text:span text:style-name="T4">Abstract:</text:span></text:p>
        <text:p text:style-name="P8"><text:span text:style-name="T4">This groundbreaking project explores the integration of analog fuzzy logic gates and modular design principles into a digitally controlled hybrid framework to revolutionize AI processing. By combining the innate efficiency and parallelism of analog computation with the flexibility and precision of digital systems, this architecture opens a pathway to enhanced performance, adaptability, and introspection in AI. The inclusion of AI-driven control mechanisms ensures real-time optimization, fault tolerance, and dynamic reconfiguration, making it a versatile platform for advanced applications in neuromorphic computing, edge AI, and intelligent system design.</text:span></text:p>
        <text:p text:style-name="P2"/>
        <text:p text:style-name="P8"><text:span text:style-name="T4">The Potential Impact</text:span></text:p>
        <text:p text:style-name="P8"><text:span text:style-name="T4">1. Enhanced AI Efficiency</text:span></text:p>
        <text:p text:style-name="P8"><text:span text:style-name="T4">Lower Power Consumption: Analog computation reduces power overhead compared to purely digital systems, making this design ideal for energy-sensitive applications such as edge AI.</text:span></text:p>
        <text:p text:style-name="P8"><text:span text:style-name="T4">Improved Signal Fidelity: Weighted fuzzy gates offer fine-grained control over logic operations, reducing noise and enhancing the robustness of decision-making processes.</text:span></text:p>
        <text:p text:style-name="P8"><text:span text:style-name="T4">Real-Time Adaptability: The dynamic reconfiguration of logic gates through AI-controlled weights allows the system to adapt to changing inputs and environments instantaneously.</text:span></text:p>
        <text:p text:style-name="P8"><text:span text:style-name="T4">2. Broader AI Applicability</text:span></text:p>
        <text:p text:style-name="P8"><text:span text:style-name="T4">Neuromorphic Computing: The architecture aligns with neural network-like behavior, enabling direct integration with AI models and emulation of biological systems.</text:span></text:p>
        <text:p text:style-name="P8"><text:soft-page-break/><text:span text:style-name="T4">Edge AI Deployment: With low-latency and high-energy efficiency, this system is poised to excel in real-time edge AI tasks like autonomous vehicles, IoT, and robotics.</text:span></text:p>
        <text:p text:style-name="P8"><text:span text:style-name="T4">AI Introspection and Debugging: The ability for an AI system to assess its own logical processes fosters advancements in explainable AI and intelligent self-correction.</text:span></text:p>
        <text:p text:style-name="P8"><text:span text:style-name="T4">3. Scalability and Modularity</text:span></text:p>
        <text:p text:style-name="P8"><text:span text:style-name="T4">Modular daughterboards and scalable communication protocols ensure that the system can grow to accommodate complex, large-scale applications without compromising performance or reliability.</text:span></text:p>
        <text:p text:style-name="P8"><text:span text:style-name="T4">Compatibility with existing hardware and AI frameworks allows for seamless integration into both academic research and industrial workflows.</text:span></text:p>
        <text:p text:style-name="P8"><text:span text:style-name="T4">4. Collaborative Innovation</text:span></text:p>
        <text:p text:style-name="P8"><text:span text:style-name="T4">Interdisciplinary Potential: This project bridges fields of AI, analog computing, digital systems design, and hardware optimization, inviting collaboration across academia, industry, and open-source communities.</text:span></text:p>
        <text:p text:style-name="P8"><text:span text:style-name="T4">Sustainability: By leveraging the inherent efficiency of analog components, this approach supports the growing demand for green, sustainable computing solutions.</text:span></text:p>
        <text:p text:style-name="P8"><text:span text:style-name="T4">Call for Collaboration</text:span></text:p>
        <text:p text:style-name="P8"><text:span text:style-name="T4">We invite academia, industry leaders, and open-source innovators to join us in advancing this hybrid analog-digital architecture. Your expertise and contributions can help unlock the full potential of this system, addressing challenges like:</text:span></text:p>
        <text:p text:style-name="P2"/>
        <text:p text:style-name="P8"><text:span text:style-name="T4">Advanced AI Model Integration:</text:span></text:p>
        <text:p text:style-name="P2"/>
        <text:p text:style-name="P8"><text:span text:style-name="T4">Refining AI-driven control mechanisms.</text:span></text:p>
        <text:p text:style-name="P8"><text:span text:style-name="T4">Designing cutting-edge neuromorphic and adaptive systems.</text:span></text:p>
        <text:p text:style-name="P8"><text:span text:style-name="T4">Hardware Innovation:</text:span></text:p>
        <text:p text:style-name="P2"/>
        <text:p text:style-name="P8"><text:span text:style-name="T4">Enhancing component design for improved scalability and energy efficiency.</text:span></text:p>
        <text:p text:style-name="P8"><text:span text:style-name="T4">Developing advanced PCB layouts and thermal management solutions.</text:span></text:p>
        <text:p text:style-name="P8"><text:span text:style-name="T4">Applications and Testing:</text:span></text:p>
        <text:p text:style-name="P2"/>
        <text:p text:style-name="P8"><text:span text:style-name="T4">Implementing the system in real-world applications, such as edge AI, robotics, and medical devices.</text:span></text:p>
        <text:p text:style-name="P8"><text:span text:style-name="T4">Collaboratively exploring new use cases and performance benchmarks.</text:span></text:p>
        <text:p text:style-name="P8"><text:span text:style-name="T4">How to Get Involved</text:span></text:p>
        <text:p text:style-name="P8"><text:span text:style-name="T4">Research Collaboration:</text:span></text:p>
        <text:p text:style-name="P2"/>
        <text:p text:style-name="P8"><text:span text:style-name="T4">Explore novel analog and neuromorphic AI systems through joint research.</text:span></text:p>
        <text:p text:style-name="P8"><text:span text:style-name="T4">Publish findings together to inspire innovation in the global scientific community.</text:span></text:p>
        <text:p text:style-name="P8"><text:span text:style-name="T4">Industrial Application:</text:span></text:p>
        <text:p text:style-name="P2"/>
        <text:p text:style-name="P8"><text:span text:style-name="T4">Partner with us to deploy this architecture in industrial scenarios, demonstrating its scalability and impact.</text:span></text:p>
        <text:p text:style-name="P8"><text:span text:style-name="T4">Open-Source Contribution:</text:span></text:p>
        <text:p text:style-name="P2"/>
        <text:p text:style-name="P8"><text:span text:style-name="T4">Join the development of firmware, software, and hardware designs in an open-source ecosystem.</text:span></text:p>
        <text:p text:style-name="P8"><text:span text:style-name="T4">Contribute to simulation, prototyping, and optimization efforts.</text:span></text:p>
        <text:p text:style-name="P8"><text:span text:style-name="T4">Funding and Sponsorship:</text:span></text:p>
        <text:p text:style-name="P2"/>
        <text:p text:style-name="P8"><text:span text:style-name="T4">Support this initiative through funding or in-kind contributions to accelerate development and testing.</text:span></text:p>
        <text:p text:style-name="P8"><text:span text:style-name="T4">Contact and Next Steps</text:span></text:p>
        <text:p text:style-name="P8"><text:span text:style-name="T4">If you are excited by the vision of this hybrid AI system, let’s collaborate to redefine the future of AI and computing.</text:span></text:p>
        <text:p text:style-name="P8"><text:span text:style-name="T4">Please reach out to discuss how we can work together on advancing this project.</text:span></text:p>
        <text:p text:style-name="P8"><text:span text:style-name="T4">Together, we can create a revolutionary system that bridges the gap between analog and digital, enhancing the capabilities of AI while promoting sustainability and innovation.</text:span></text:p>
        <text:p text:style-name="P2"><text:soft-page-break/></text:p>
        <text:p text:style-name="P2"/>
        <text:p text:style-name="P8"><text:span text:style-name="T4">can you halp me do a lit. review to produce references so i can cite relevant research and related work, please fren?</text:span></text:p>
        <text:p text:style-name="P8"><text:span text:style-name="T4">ChatGPT said:</text:span></text:p>
        <text:p text:style-name="P8"><text:span text:style-name="T4">ChatGPT</text:span></text:p>
        <text:p text:style-name="P8"><text:span text:style-name="T4">Certainly, fren! Here's a curated list of references to support your literature review on integrating analog fuzzy logic gates into hybrid analog-digital AI systems with modular design:</text:span></text:p>
        <text:p text:style-name="P2"/>
        <text:p text:style-name="P8"><text:span text:style-name="T4">Fuzzy Logic Applications in AI</text:span></text:p>
        <text:p text:style-name="P8"><text:span text:style-name="T4">This article discusses various applications of fuzzy logic in artificial intelligence, highlighting its role in handling uncertainty and approximate reasoning. </text:span></text:p>
        <text:p text:style-name="P8"><text:span text:style-name="T4">GEEKSFORGEEKS</text:span></text:p>
        <text:p text:style-name="P2"/>
        <text:p text:style-name="P8"><text:span text:style-name="T4">Modular Design Patterns for Hybrid Learning and Reasoning Systems</text:span></text:p>
        <text:p text:style-name="P8"><text:span text:style-name="T4">This paper presents a taxonomy and design patterns for hybrid AI systems that combine statistical and symbolic methods, emphasizing modularity and reusability. </text:span></text:p>
        <text:p text:style-name="P8"><text:span text:style-name="T4">ARXIV</text:span></text:p>
        <text:p text:style-name="P2"/>
        <text:p text:style-name="P8"><text:span text:style-name="T4">Analog Computing for AI: It May Make Us Re-Think the Future</text:span></text:p>
        <text:p text:style-name="P8"><text:span text:style-name="T4">An exploration of how analog computing can enhance AI performance, particularly in terms of speed and energy efficiency, with examples of hybrid analog-digital approaches. </text:span></text:p>
        <text:p text:style-name="P8"><text:span text:style-name="T4">TECHOPEDIA</text:span></text:p>
        <text:p text:style-name="P2"/>
        <text:p text:style-name="P8"><text:span text:style-name="T4">Modular Design Patterns for Hybrid Actors</text:span></text:p>
        <text:p text:style-name="P8"><text:span text:style-name="T4">This paper extends the taxonomy of hybrid AI systems to include actors and their interactions, providing examples relevant to multi-agent systems and human-agent interaction. </text:span></text:p>
        <text:p text:style-name="P8"><text:span text:style-name="T4">ARXIV</text:span></text:p>
        <text:p text:style-name="P2"/>
        <text:p text:style-name="P8"><text:span text:style-name="T4">Integration of Fuzzy Logic in Analogical Reasoning: A Prototype</text:span></text:p>
        <text:p text:style-name="P8"><text:span text:style-name="T4">The study presents a framework that combines fuzzy logic with analogical reasoning to mimic human information processing, relevant to AI system design. </text:span></text:p>
        <text:p text:style-name="P8"><text:span text:style-name="T4">IEEE XPLORE</text:span></text:p>
        <text:p text:style-name="P2"/>
        <text:p text:style-name="P8"><text:span text:style-name="T4">The Hybrid Design for Artificial Intelligence Systems</text:span></text:p>
        <text:p text:style-name="P8"><text:span text:style-name="T4">This chapter discusses the evolution of automatic control systems into hybrid AI systems through increased adaptability and autonomy, providing real-world examples. </text:span></text:p>
        <text:p text:style-name="P8"><text:span text:style-name="T4">SPRINGER LINK</text:span></text:p>
        <text:p text:style-name="P2"/>
        <text:p text:style-name="P8"><text:span text:style-name="T4">What is Hybrid AI and its Architecture?</text:span></text:p>
        <text:p text:style-name="P8"><text:span text:style-name="T4">An overview of hybrid AI, which integrates different AI technologies within a single system, aiming to create efficient and robust intelligent systems. </text:span></text:p>
        <text:p text:style-name="P8"><text:span text:style-name="T4">GEEKSFORGEEKS</text:span></text:p>
        <text:p text:style-name="P2"/>
        <text:p text:style-name="P8"><text:span text:style-name="T4">DIANA: An End-to-End Hybrid Digital and Analog Neural Network SoC for AI Applications</text:span></text:p>
        <text:p text:style-name="P8"><text:span text:style-name="T4">This paper introduces a heterogeneous multi-core accelerator combining digital and analog in-memory computing for efficient neural network workloads. </text:span></text:p>
        <text:p text:style-name="P8"><text:span text:style-name="T4">IEEE XPLORE</text:span></text:p>
        <text:p text:style-name="P2"/>
        <text:p text:style-name="P8"><text:span text:style-name="T4">Can Analog AI Make a Comeback with Hybrid Digital Compute?</text:span></text:p>
        <text:p text:style-name="P8"><text:span text:style-name="T4">An article discussing the potential resurgence of analog AI through hybrid digital-analog computing architectures, focusing on energy efficiency and performance. </text:span></text:p>
        <text:p text:style-name="P8"><text:span text:style-name="T4">PLANET ANALOG</text:span></text:p>
        <text:p text:style-name="P2"><text:soft-page-break/></text:p>
        <text:p text:style-name="P8"><text:span text:style-name="T4">Neuro-Fuzzy Systems</text:span></text:p>
        <text:p text:style-name="P8"><text:span text:style-name="T4">An overview of neuro-fuzzy systems that combine neural networks and fuzzy logic to create hybrid intelligent systems capable of human-like reasoning. </text:span></text:p>
        <text:p text:style-name="P8"><text:span text:style-name="T4">WIKIPEDIA</text:span></text:p>
        <text:p text:style-name="P2"/>
        <text:p text:style-name="P8"><text:span text:style-name="T4">These references provide a solid foundation for understanding the integration of analog fuzzy logic gates into hybrid AI systems with modular design. If you need further assistance in summarizing these works or exploring specific aspects, feel free to ask! 😊</text:span></text:p>
        <text:p text:style-name="P2"/>
        <text:p text:style-name="P2"/>
        <text:p text:style-name="P8"><text:span text:style-name="T4">Sources</text:span></text:p>
        <text:p text:style-name="P2"/>
        <text:p text:style-name="P2"/>
        <text:p text:style-name="P8"><text:span text:style-name="T4">Citations</text:span></text:p>
        <text:p text:style-name="P8"><text:span text:style-name="T4">FaviconGeeksforGeeks</text:span></text:p>
        <text:p text:style-name="P8"><text:span text:style-name="T4">Fuzzy Logic applications in AI - GeeksforGeeks</text:span></text:p>
        <text:p text:style-name="P8"><text:span text:style-name="T4">June 12, 2024 — Applications of Fuzzy Logic in AI. Fuzzy logic has a wide range of applications in Artificial Intelligence due to its ability to handle uncertainty and approximate reasoning. Here are some notable applications: 1. Control Systems. Fuzzy logic controllers are widely used in control systems where traditional control methods are difficult to apply.</text:span></text:p>
        <text:p text:style-name="P8"><text:span text:style-name="T4">FaviconarXiv</text:span></text:p>
        <text:p text:style-name="P8"><text:span text:style-name="T4">Modular Design Patterns for Hybrid Learning and Reasoning Systems: a ...</text:span></text:p>
        <text:p text:style-name="P8"><text:span text:style-name="T4">February 23, 2021 — The unification of statistical (data-driven) and symbolic (knowledge-driven) methods is widely recognised as one of the key challenges of modern AI. Recent years have seen large number of publications on such hybrid neuro-symbolic AI systems. That rapidly growing literature is highly diverse and mostly empirical, and is lacking a unifying view of the large variety of these hybrid systems. In ...</text:span></text:p>
        <text:p text:style-name="P8"><text:span text:style-name="T4">FaviconTechopedia</text:span></text:p>
        <text:p text:style-name="P8"><text:span text:style-name="T4">Analog Computing for AI: It May Make Us Re-Think the Future - Techopedia</text:span></text:p>
        <text:p text:style-name="P8"><text:span text:style-name="T4">November 15, 2023 — Digital computing, with its binary on-off logic gates, is power-hungry when executing complex AI computations. ... IBM’s analog AI chip exhibited remarkable results in speech recognition, performing on par with traditional hardware but seven times faster for voice command keyword identification and delivering a 14-fold increase in energy ...</text:span></text:p>
        <text:p text:style-name="P8"><text:span text:style-name="T4">FaviconarXiv</text:span></text:p>
        <text:p text:style-name="P8"><text:span text:style-name="T4">[2109.09331v1] Modular Design Patterns for Hybrid Actors - arXiv.org</text:span></text:p>
        <text:p text:style-name="P8"><text:span text:style-name="T4">September 20, 2021 — Recently, a boxology (graphical language) with design patterns for hybrid AI was proposed, combining symbolic and sub-symbolic learning and reasoning. In this paper, we extend this boxology with actors and their interactions. The main contributions of this paper are: 1) an extension of the taxonomy to describe distributed hybrid AI systems with actors and interactions; and 2) showing examples ...</text:span></text:p>
        <text:p text:style-name="P8"><text:span text:style-name="T4">IEEE Xplore</text:span></text:p>
        <text:p text:style-name="P8"><text:span text:style-name="T4">Integration of Fuzzy Logic in Analogical Reasoning: A Prototype</text:span></text:p>
        <text:p text:style-name="P8"><text:span text:style-name="T4">Research and practice have long been working on the development and implementation of intelligent or smart systems. Such efforts are particularly made in the field of artificial intelligence. In this context, this article deals with the design and development of a system that should come close to human information processing. The proposed framework, consisting of an analogical scheme which is ...</text:span></text:p>
        <text:p text:style-name="P8"><text:span text:style-name="T4">FaviconSpringerLink</text:span></text:p>
        <text:p text:style-name="P8"><text:span text:style-name="T4">The Hybrid Design for Artificial Intelligence Systems</text:span></text:p>
        <text:p text:style-name="P8"><text:span text:style-name="T4">August 25, 2020 — An automatic control system evolves into a hybrid artificial intelligence system by intellectualisation, which means the increase of adaptability and autonomy [].Therefore, many well-known, but intellectualised in the hybrid paradigm control systems can serve as examples of the use of hybrid AI systems.</text:span></text:p>
        <text:p text:style-name="P8"><text:span text:style-name="T4">FaviconGeeksforGeeks</text:span></text:p>
        <text:p text:style-name="P8"><text:span text:style-name="T4">What is Hybrid AI and its Architecture? - GeeksforGeeks</text:span></text:p>
        <text:p text:style-name="P8"><text:span text:style-name="T4">May 16, 2024 — What is Hybrid AI? Hybrid AI, short for Hybrid Artificial Intelligence, integrates different artificial intelligence technologies or methods within a single system or application. It blends rule-based logic and machine learning to handle tasks with defined rules and data patterns. It aims to create an efficient, robust and intelligent system that can solve challenges in various fields, and ...</text:span></text:p>
        <text:p text:style-name="P8"><text:span text:style-name="T4">IEEE Xplore</text:span></text:p>
        <text:p text:style-name="P8"><text:span text:style-name="T4">DIANA: An End-to-End Hybrid DIgital and ANAlog Neural Network SoC for ...</text:span></text:p>
        <text:p text:style-name="P8"><text:span text:style-name="T4">October 31, 2022 — DIgital-ANAlog (DIANA), a heterogeneous multi-core accelerator, combines a reduced instruction set computer - five (RISC-V) host processor with an analog in-memory computing (AIMC) artificial intelligence (AI) accelerator and a digital reconfigurable deep neural network (DNN) accelerator in a single system-on-chip (SoC) to support a wide variety of neural network (NN) workloads. AIMC cores can ...</text:span></text:p>
        <text:p text:style-name="P8"><text:span text:style-name="T4">Planet Analog</text:span></text:p>
        <text:p text:style-name="P8"><text:span text:style-name="T4">Can analog AI make a comeback with hybrid digital compute?</text:span></text:p>
        <text:p text:style-name="P8"><text:span text:style-name="T4">November 21, 2023 — Implementing this required specialized analog-to-digital and digital-to-analog converters (ADCs/DACs) along with digital memory that can handle continuous-time digital signals. On a basic level, this system works by converting the clockless binary signal from analog to digital, referencing a lookup table value and converting the value stored in memory back to analog.</text:span></text:p>
        <text:p text:style-name="P8"><text:span text:style-name="T4">FaviconWikipedia</text:span></text:p>
        <text:p text:style-name="P8"><text:span text:style-name="T4">Neuro-fuzzy</text:span></text:p>
        <text:p text:style-name="P8"><text:span text:style-name="T4">March 1, 2024</text:span></text:p>
        <text:p text:style-name="P8"><text:soft-page-break/><text:span text:style-name="T4">More</text:span></text:p>
        <text:p text:style-name="P8"><text:span text:style-name="T4">FaviconAutonomous Intelligence Framework</text:span></text:p>
        <text:p text:style-name="P8"><text:span text:style-name="T4">Logic Gates in AI Programming - Restackio</text:span></text:p>
        <text:p text:style-name="P8"><text:span text:style-name="T4">December 13, 2024 — Logic Gates in AI Programming. Integrating logic gates into behavior trees enhances decision-making capabilities. Logic gates, such as AND, OR, and NOT, can be used to create complex conditions that d...</text:span></text:p>
        <text:p text:style-name="P8"><text:span text:style-name="T4">FaviconAutonomous Intelligence Framework</text:span></text:p>
        <text:p text:style-name="P8"><text:span text:style-name="T4">Fuzzy Logic Systems in Ai Integration - Restackio</text:span></text:p>
        <text:p text:style-name="P8"><text:span text:style-name="T4">November 6, 2024 — The integration of fuzzy logic in AI, particularly within reinforcement learning (RL), enhances the decision-making capabilities of agents operating in uncertain environments. By combining the strengt...</text:span></text:p>
        <text:p text:style-name="P8"><text:span text:style-name="T4">FaviconAI Proficiency Hub #AICompetence.org</text:span></text:p>
        <text:p text:style-name="P8"><text:span text:style-name="T4">Fuzzy Logic in AI: Bridging the Gap Between Precision and Perception</text:span></text:p>
        <text:p text:style-name="P8"><text:span text:style-name="T4">July 10, 2024 — Input Data: The process starts with receiving input data, which typically consists of crisp values.; Fuzzification: The input data is then converted into fuzzy sets through a process called fuzzificat...</text:span></text:p>
        <text:p text:style-name="P8"><text:span text:style-name="T4">FaviconGeeksforGeeks</text:span></text:p>
        <text:p text:style-name="P8"><text:span text:style-name="T4">Fuzzy Logic applications in AI - GeeksforGeeks</text:span></text:p>
        <text:p text:style-name="P8"><text:span text:style-name="T4">June 12, 2024 — Applications of Fuzzy Logic in AI. Fuzzy logic has a wide range of applications in Artificial Intelligence due to its ability to handle uncertainty and approximate reasoning. Here are some notable app...</text:span></text:p>
        <text:p text:style-name="P8"><text:span text:style-name="T4">FaviconGeeksforGeeks</text:span></text:p>
        <text:p text:style-name="P8"><text:span text:style-name="T4">What is Hybrid AI and its Architecture? - GeeksforGeeks</text:span></text:p>
        <text:p text:style-name="P8"><text:span text:style-name="T4">May 16, 2024 — What is Hybrid AI? Hybrid AI, short for Hybrid Artificial Intelligence, integrates different artificial intelligence technologies or methods within a single system or application. It blends rule-based...</text:span></text:p>
        <text:p text:style-name="P8"><text:span text:style-name="T4">Planet Analog</text:span></text:p>
        <text:p text:style-name="P8"><text:span text:style-name="T4">Can analog AI make a comeback with hybrid digital compute?</text:span></text:p>
        <text:p text:style-name="P8"><text:span text:style-name="T4">November 21, 2023 — Implementing this required specialized analog-to-digital and digital-to-analog converters (ADCs/DACs) along with digital memory that can handle continuous-time digital signals. On a basic level, this...</text:span></text:p>
        <text:p text:style-name="P8"><text:span text:style-name="T4">FaviconTechopedia</text:span></text:p>
        <text:p text:style-name="P8"><text:span text:style-name="T4">Analog Computing for AI: It May Make Us Re-Think the Future - Techopedia</text:span></text:p>
        <text:p text:style-name="P8"><text:span text:style-name="T4">November 15, 2023 — Digital computing, with its binary on-off logic gates, is power-hungry when executing complex AI computations. ... IBM’s analog AI chip exhibited remarkable results in speech recognition, performing o...</text:span></text:p>
        <text:p text:style-name="P8"><text:span text:style-name="T4">janbasktraining.com</text:span></text:p>
        <text:p text:style-name="P8"><text:span text:style-name="T4">The Remarkable Influence of Fuzzy Logic in AI - JanBask Training</text:span></text:p>
        <text:p text:style-name="P8"><text:span text:style-name="T4">October 17, 2023 — Introduction “Intelligence” in AI tools is manifested by their ability to make smart decisions, and Fuzzy logic in AI is the attribute that makes it possible.Before the introduction of Fuzzy reasoning...</text:span></text:p>
        <text:p text:style-name="P8"><text:span text:style-name="T4">IEEE Xplore</text:span></text:p>
        <text:p text:style-name="P8"><text:span text:style-name="T4">DIANA: An End-to-End Hybrid DIgital and ANAlog Neural Network SoC for ...</text:span></text:p>
        <text:p text:style-name="P8"><text:span text:style-name="T4">October 31, 2022 — DIgital-ANAlog (DIANA), a heterogeneous multi-core accelerator, combines a reduced instruction set computer - five (RISC-V) host processor with an analog in-memory computing (AIMC) artificial intellig...</text:span></text:p>
        <text:p text:style-name="P8"><text:span text:style-name="T4">FaviconarXiv</text:span></text:p>
        <text:p text:style-name="P8"><text:span text:style-name="T4">[2109.09331v1] Modular Design Patterns for Hybrid Actors - arXiv.org</text:span></text:p>
        <text:p text:style-name="P8"><text:span text:style-name="T4">September 20, 2021 — Recently, a boxology (graphical language) with design patterns for hybrid AI was proposed, combining symbolic and sub-symbolic learning and reasoning. In this paper, we extend this boxology with actor...</text:span></text:p>
        <text:p text:style-name="P8"><text:span text:style-name="T4">FaviconSpringerLink</text:span></text:p>
        <text:p text:style-name="P8"><text:span text:style-name="T4">Modular design patterns for hybrid learning and reasoning systems ...</text:span></text:p>
        <text:p text:style-name="P8"><text:span text:style-name="T4">June 18, 2021 — The unification of statistical (data-driven) and symbolic (knowledge-driven) methods is widely recognized as one of the key challenges of modern AI. Recent years have seen a large number of publicatio...</text:span></text:p>
        <text:p text:style-name="P8"><text:span text:style-name="T4">FaviconarXiv</text:span></text:p>
        <text:p text:style-name="P8"><text:span text:style-name="T4">Modular Design Patterns for Hybrid Learning and Reasoning Systems: a ...</text:span></text:p>
        <text:p text:style-name="P8"><text:span text:style-name="T4">February 23, 2021 — The unification of statistical (data-driven) and symbolic (knowledge-driven) methods is widely recognised as one of the key challenges of modern AI. Recent years have seen large number of publications...</text:span></text:p>
        <text:p text:style-name="P8"><text:span text:style-name="T4">FaviconSpringerLink</text:span></text:p>
        <text:p text:style-name="P8"><text:span text:style-name="T4">The Hybrid Design for Artificial Intelligence Systems</text:span></text:p>
        <text:p text:style-name="P8"><text:span text:style-name="T4">August 25, 2020 — An automatic control system evolves into a hybrid artificial intelligence system by intellectualisation, which means the increase of adaptability and autonomy [].Therefore, many well-known, but intell...</text:span></text:p>
        <text:p text:style-name="P8"><text:span text:style-name="T4">FaviconTechopedia</text:span></text:p>
        <text:p text:style-name="P8"><text:span text:style-name="T4">How are logic gates precursors to AI and building blocks for neural ...</text:span></text:p>
        <text:p text:style-name="P8"><text:soft-page-break/><text:span text:style-name="T4">October 25, 2017 — The use of logic gates in computers predates any modern work on artificial intelligence or neural networks. However, the logic gates provide the building blocks for machine learning, artificial intell...</text:span></text:p>
        <text:p text:style-name="P8"><text:span text:style-name="T4">FaviconarXiv</text:span></text:p>
        <text:p text:style-name="P8"><text:span text:style-name="T4">[1612.02957] Hybrid Analog-Digital Transceiver Designs for Cognitive ...</text:span></text:p>
        <text:p text:style-name="P8"><text:span text:style-name="T4">December 9, 2016 — MmWave systems usually require large antenna arrays to achieve satisfactory performance and thus, they cannot support fully digital transceiver designs due to high demands in hardware complexity and p...</text:span></text:p>
        <text:p text:style-name="P8"><text:span text:style-name="T4">IEEE Xplore</text:span></text:p>
        <text:p text:style-name="P8"><text:span text:style-name="T4">Integration of Fuzzy Logic in Analogical Reasoning: A Prototype</text:span></text:p>
        <text:p text:style-name="P8"><text:span text:style-name="T4">Research and practice have long been working on the development and implementation of intelligent or smart systems. Such efforts are particularly made in the field of artificial intelligence. In this...</text:span></text:p>
        <text:p text:style-name="P8"><text:span text:style-name="T4">IEEE Xplore</text:span></text:p>
        <text:p text:style-name="P8"><text:span text:style-name="T4">Editorial: Fuzzy Logic and Artificial Intelligence: A Special Issue on ...</text:span></text:p>
        <text:p text:style-name="P8"><text:span text:style-name="T4">The eighteen papers in this special section focus on emerging techniques and applications supported by fuzzy logic and artificial intelligence (AI). AI has become the focus of the day and attracted mu...</text:span></text:p>
        <text:p text:style-name="P8"><text:span text:style-name="T4">IEEE Xplore</text:span></text:p>
        <text:p text:style-name="P8"><text:span text:style-name="T4">DIANA: An End-to-End Energy-Efficient Digital and ANAlog Hybrid Neural ...</text:span></text:p>
        <text:p text:style-name="P8"><text:span text:style-name="T4">Energy-efficient matrix-vector multiplications (MVMs) are key to bringing neural network (NN) inference to edge devices. This has led to a wide range of state-of-the-art MVM acceleration chips, which...</text:span></text:p>
        <text:p text:style-name="P8"><text:span text:style-name="T4">IEEE Xplore</text:span></text:p>
        <text:p text:style-name="P8"><text:span text:style-name="T4">Hybrid Digital/Analog Memristor-based Computing ... - IEEE Xplore</text:span></text:p>
        <text:p text:style-name="P8"><text:span text:style-name="T4">Fine-grained sparsity in recent bio-inspired models such as attention-based model could reduce the computation complexity dramatically. However, the unique sparsity pattern challenges the mapping effi...</text:span></text:p>
        <text:p text:style-name="P8"><text:span text:style-name="T4">FaviconSpringerLink</text:span></text:p>
        <text:p text:style-name="P8"><text:span text:style-name="T4">Modular design patterns for hybrid learning and reasoning systems</text:span></text:p>
        <text:p text:style-name="P8"><text:span text:style-name="T4">study. Finally, and perhaps most importantly, our design patterns are modular, and are intended as a tool for engineering hybrid AI systems out of reusable components. In this respect, our design patt...</text:span></text:p>
        <text:p text:style-name="P8"><text:span text:style-name="T4">FaviconNixus</text:span></text:p>
        <text:p text:style-name="P8"><text:span text:style-name="T4">What is Fuzzy Logic in Artificial Intelligence - Nixus</text:span></text:p>
        <text:p text:style-name="P8"><text:span text:style-name="T4">Applications of Fuzzy Logic in AI. Fuzzy logic has a wide range of applications in AI, including: Control Systems: Fuzzy logic is used to control complex systems such as robotics, traffic lights, and...</text:span></text:p>
        <text:p text:style-name="P8"><text:span text:style-name="T4">Tech Xplore</text:span></text:p>
        <text:p text:style-name="P8"><text:span text:style-name="T4">Innovative transistor for reconfigurable fuzzy logic hardware shows ...</text:span></text:p>
        <text:p text:style-name="P8"><text:span text:style-name="T4">other institutes recently developed a new multi-gate van der Waals interfacial junction transistor that could</text:span></text:p>
        <text:p text:style-name="P2"/>
        <text:p text:style-name="P2"/>
        <text:p text:style-name="P8"><text:span text:style-name="T4">What are hybrid AI system challenges?</text:span></text:p>
        <text:p text:style-name="P8"><text:span text:style-name="T4">ChatGPT said:</text:span></text:p>
        <text:p text:style-name="P8"><text:span text:style-name="T4">ChatGPT</text:span></text:p>
        <text:p text:style-name="P8"><text:span text:style-name="T4">Hybrid AI systems combine different AI approaches—such as symbolic reasoning, machine learning, and analog computation—to create more powerful and versatile intelligent systems. However, these systems face several challenges that must be addressed to achieve their full potential:</text:span></text:p>
        <text:p text:style-name="P2"/>
        <text:p text:style-name="P8"><text:span text:style-name="T4">1. Integration Challenges</text:span></text:p>
        <text:p text:style-name="P8"><text:span text:style-name="T4">1.1 Architectural Complexity</text:span></text:p>
        <text:p text:style-name="P8"><text:span text:style-name="T4">Hybrid systems involve multiple architectures (e.g., analog, digital, and symbolic), making integration complex.</text:span></text:p>
        <text:p text:style-name="P8"><text:span text:style-name="T4">Challenge:</text:span></text:p>
        <text:p text:style-name="P8"><text:span text:style-name="T4">Ensuring seamless communication and data flow between components.</text:span></text:p>
        <text:p text:style-name="P8"><text:span text:style-name="T4">Maintaining compatibility between heterogeneous hardware and software components.</text:span></text:p>
        <text:p text:style-name="P8"><text:span text:style-name="T4">1.2 Interoperability</text:span></text:p>
        <text:p text:style-name="P8"><text:span text:style-name="T4">Challenge:</text:span></text:p>
        <text:p text:style-name="P8"><text:span text:style-name="T4">Combining different AI paradigms, such as rule-based systems and neural networks, requires effective translation of outputs and inputs across paradigms.</text:span></text:p>
        <text:p text:style-name="P8"><text:span text:style-name="T4">Bridging the gap between symbolic representations (discrete) and subsymbolic processes (continuous).</text:span></text:p>
        <text:p text:style-name="P8"><text:soft-page-break/><text:span text:style-name="T4">1.3 Modular Scalability</text:span></text:p>
        <text:p text:style-name="P8"><text:span text:style-name="T4">Challenge:</text:span></text:p>
        <text:p text:style-name="P8"><text:span text:style-name="T4">Scaling hybrid systems while maintaining performance and reliability is difficult.</text:span></text:p>
        <text:p text:style-name="P8"><text:span text:style-name="T4">Modular architectures need to support dynamic reconfiguration without introducing bottlenecks.</text:span></text:p>
        <text:p text:style-name="P8"><text:span text:style-name="T4">2. Data Challenges</text:span></text:p>
        <text:p text:style-name="P8"><text:span text:style-name="T4">2.1 Data Heterogeneity</text:span></text:p>
        <text:p text:style-name="P8"><text:span text:style-name="T4">Hybrid systems often need to process a mix of structured, unstructured, and continuous data.</text:span></text:p>
        <text:p text:style-name="P8"><text:span text:style-name="T4">Challenge:</text:span></text:p>
        <text:p text:style-name="P8"><text:span text:style-name="T4">Ensuring the system can handle diverse data formats and sources without significant preprocessing overhead.</text:span></text:p>
        <text:p text:style-name="P8"><text:span text:style-name="T4">2.2 Data Sharing</text:span></text:p>
        <text:p text:style-name="P8"><text:span text:style-name="T4">Challenge:</text:span></text:p>
        <text:p text:style-name="P8"><text:span text:style-name="T4">Sharing data across modules with different representations (e.g., numeric vs. symbolic) and ensuring compatibility.</text:span></text:p>
        <text:p text:style-name="P8"><text:span text:style-name="T4">Avoiding data loss or transformation errors during conversion between formats.</text:span></text:p>
        <text:p text:style-name="P8"><text:span text:style-name="T4">2.3 Real-Time Processing</text:span></text:p>
        <text:p text:style-name="P8"><text:span text:style-name="T4">Hybrid systems, particularly those with analog components, require real-time data handling.</text:span></text:p>
        <text:p text:style-name="P8"><text:span text:style-name="T4">Challenge:</text:span></text:p>
        <text:p text:style-name="P8"><text:span text:style-name="T4">Maintaining low latency while processing data streams in real-time applications.</text:span></text:p>
        <text:p text:style-name="P8"><text:span text:style-name="T4">3. Computational Challenges</text:span></text:p>
        <text:p text:style-name="P8"><text:span text:style-name="T4">3.1 Resource Management</text:span></text:p>
        <text:p text:style-name="P8"><text:span text:style-name="T4">Challenge:</text:span></text:p>
        <text:p text:style-name="P8"><text:span text:style-name="T4">Balancing computational loads between analog and digital components to avoid bottlenecks.</text:span></text:p>
        <text:p text:style-name="P8"><text:span text:style-name="T4">Managing power consumption effectively, especially for edge AI applications.</text:span></text:p>
        <text:p text:style-name="P8"><text:span text:style-name="T4">3.2 Signal Degradation</text:span></text:p>
        <text:p text:style-name="P8"><text:span text:style-name="T4">In analog subsystems, noise and drift can lead to signal degradation.</text:span></text:p>
        <text:p text:style-name="P8"><text:span text:style-name="T4">Challenge:</text:span></text:p>
        <text:p text:style-name="P8"><text:span text:style-name="T4">Compensating for inaccuracies in analog computation to ensure reliable outputs.</text:span></text:p>
        <text:p text:style-name="P8"><text:span text:style-name="T4">3.3 Training and Optimization</text:span></text:p>
        <text:p text:style-name="P8"><text:span text:style-name="T4">Hybrid systems often require unique training strategies to optimize both symbolic and neural components.</text:span></text:p>
        <text:p text:style-name="P8"><text:span text:style-name="T4">Challenge:</text:span></text:p>
        <text:p text:style-name="P8"><text:span text:style-name="T4">Developing unified algorithms or pipelines that handle hybrid model training and optimization effectively.</text:span></text:p>
        <text:p text:style-name="P8"><text:span text:style-name="T4">4. Communication and Coordination Challenges</text:span></text:p>
        <text:p text:style-name="P8"><text:span text:style-name="T4">4.1 Synchronization</text:span></text:p>
        <text:p text:style-name="P8"><text:span text:style-name="T4">Hybrid systems with modular components require precise synchronization for consistent operation.</text:span></text:p>
        <text:p text:style-name="P8"><text:span text:style-name="T4">Challenge:</text:span></text:p>
        <text:p text:style-name="P8"><text:span text:style-name="T4">Managing clocks, data synchronization, and control signals across distributed modules.</text:span></text:p>
        <text:p text:style-name="P8"><text:span text:style-name="T4">4.2 Latency</text:span></text:p>
        <text:p text:style-name="P8"><text:span text:style-name="T4">Communication between digital and analog modules can introduce latency.</text:span></text:p>
        <text:p text:style-name="P8"><text:span text:style-name="T4">Challenge:</text:span></text:p>
        <text:p text:style-name="P8"><text:span text:style-name="T4">Minimizing delays while ensuring accuracy in data exchange.</text:span></text:p>
        <text:p text:style-name="P8"><text:span text:style-name="T4">5. Explainability and Debugging</text:span></text:p>
        <text:p text:style-name="P8"><text:span text:style-name="T4">5.1 Lack of Transparency</text:span></text:p>
        <text:p text:style-name="P8"><text:span text:style-name="T4">Hybrid systems often inherit the lack of explainability from their neural network components.</text:span></text:p>
        <text:p text:style-name="P8"><text:soft-page-break/><text:span text:style-name="T4">Challenge:</text:span></text:p>
        <text:p text:style-name="P8"><text:span text:style-name="T4">Explaining decisions that involve both rule-based logic and data-driven components.</text:span></text:p>
        <text:p text:style-name="P8"><text:span text:style-name="T4">5.2 Debugging Complexity</text:span></text:p>
        <text:p text:style-name="P8"><text:span text:style-name="T4">Challenge:</text:span></text:p>
        <text:p text:style-name="P8"><text:span text:style-name="T4">Identifying the source of errors in a system that combines multiple paradigms.</text:span></text:p>
        <text:p text:style-name="P8"><text:span text:style-name="T4">Debugging analog and digital interactions, especially in real-time systems.</text:span></text:p>
        <text:p text:style-name="P8"><text:span text:style-name="T4">6. Hardware Challenges</text:span></text:p>
        <text:p text:style-name="P8"><text:span text:style-name="T4">6.1 Hardware Limitations</text:span></text:p>
        <text:p text:style-name="P8"><text:span text:style-name="T4">Analog components are less common and harder to mass-produce than digital counterparts.</text:span></text:p>
        <text:p text:style-name="P8"><text:span text:style-name="T4">Challenge:</text:span></text:p>
        <text:p text:style-name="P8"><text:span text:style-name="T4">Designing and sourcing specialized hardware, such as VCAs and low-noise amplifiers.</text:span></text:p>
        <text:p text:style-name="P8"><text:span text:style-name="T4">Balancing analog precision with manufacturing costs.</text:span></text:p>
        <text:p text:style-name="P8"><text:span text:style-name="T4">6.2 Heat and Power Management</text:span></text:p>
        <text:p text:style-name="P8"><text:span text:style-name="T4">Analog systems often generate heat and require efficient thermal management.</text:span></text:p>
        <text:p text:style-name="P8"><text:span text:style-name="T4">Challenge:</text:span></text:p>
        <text:p text:style-name="P8"><text:span text:style-name="T4">Integrating active or passive cooling methods without disrupting performance.</text:span></text:p>
        <text:p text:style-name="P8"><text:span text:style-name="T4">Managing power across hybrid architectures with varying requirements.</text:span></text:p>
        <text:p text:style-name="P8"><text:span text:style-name="T4">7. Development and Maintenance Challenges</text:span></text:p>
        <text:p text:style-name="P8"><text:span text:style-name="T4">7.1 Skill Set Requirements</text:span></text:p>
        <text:p text:style-name="P8"><text:span text:style-name="T4">Developing hybrid AI systems requires expertise in multiple fields, such as analog electronics, machine learning, and symbolic reasoning.</text:span></text:p>
        <text:p text:style-name="P8"><text:span text:style-name="T4">Challenge:</text:span></text:p>
        <text:p text:style-name="P8"><text:span text:style-name="T4">Finding engineers and researchers with interdisciplinary knowledge.</text:span></text:p>
        <text:p text:style-name="P8"><text:span text:style-name="T4">7.2 Long Development Cycles</text:span></text:p>
        <text:p text:style-name="P8"><text:span text:style-name="T4">The complexity of hybrid systems often leads to longer development times.</text:span></text:p>
        <text:p text:style-name="P8"><text:span text:style-name="T4">Challenge:</text:span></text:p>
        <text:p text:style-name="P8"><text:span text:style-name="T4">Balancing the need for rapid prototyping with the demands of a robust, scalable system.</text:span></text:p>
        <text:p text:style-name="P8"><text:span text:style-name="T4">7.3 Maintenance</text:span></text:p>
        <text:p text:style-name="P8"><text:span text:style-name="T4">Maintaining a hybrid system over time can be more complex than purely digital systems.</text:span></text:p>
        <text:p text:style-name="P8"><text:span text:style-name="T4">Challenge:</text:span></text:p>
        <text:p text:style-name="P8"><text:span text:style-name="T4">Managing the lifecycle of both hardware and software components, including updates and replacements.</text:span></text:p>
        <text:p text:style-name="P8"><text:span text:style-name="T4">8. Ethical and Regulatory Challenges</text:span></text:p>
        <text:p text:style-name="P8"><text:span text:style-name="T4">8.1 Bias and Fairness</text:span></text:p>
        <text:p text:style-name="P8"><text:span text:style-name="T4">Challenge:</text:span></text:p>
        <text:p text:style-name="P8"><text:span text:style-name="T4">Ensuring that both the symbolic and subsymbolic components make fair and unbiased decisions.</text:span></text:p>
        <text:p text:style-name="P8"><text:span text:style-name="T4">Hybrid systems may inherit biases from both neural and rule-based elements.</text:span></text:p>
        <text:p text:style-name="P8"><text:span text:style-name="T4">8.2 Standardization</text:span></text:p>
        <text:p text:style-name="P8"><text:span text:style-name="T4">Hybrid systems often lack standard benchmarks or frameworks.</text:span></text:p>
        <text:p text:style-name="P8"><text:span text:style-name="T4">Challenge:</text:span></text:p>
        <text:p text:style-name="P8"><text:span text:style-name="T4">Developing industry-wide standards for evaluating and deploying hybrid systems.</text:span></text:p>
        <text:p text:style-name="P8"><text:span text:style-name="T4">9. Real-World Implementation Challenges</text:span></text:p>
        <text:p text:style-name="P8"><text:span text:style-name="T4">9.1 Deployment Environment</text:span></text:p>
        <text:p text:style-name="P8"><text:span text:style-name="T4">Hybrid systems need to function in diverse and sometimes harsh environments.</text:span></text:p>
        <text:p text:style-name="P8"><text:soft-page-break/><text:span text:style-name="T4">Challenge:</text:span></text:p>
        <text:p text:style-name="P8"><text:span text:style-name="T4">Ensuring robust performance under variable environmental conditions (e.g., temperature, humidity, noise).</text:span></text:p>
        <text:p text:style-name="P8"><text:span text:style-name="T4">9.2 Cost</text:span></text:p>
        <text:p text:style-name="P8"><text:span text:style-name="T4">The combination of specialized hardware and complex software can be expensive.</text:span></text:p>
        <text:p text:style-name="P8"><text:span text:style-name="T4">Challenge:</text:span></text:p>
        <text:p text:style-name="P8"><text:span text:style-name="T4">Reducing costs to make hybrid systems commercially viable and scalable.</text:span></text:p>
        <text:p text:style-name="P8"><text:span text:style-name="T4">9.3 Application-Specific Design</text:span></text:p>
        <text:p text:style-name="P8"><text:span text:style-name="T4">Hybrid systems often need to be tailored to specific applications.</text:span></text:p>
        <text:p text:style-name="P8"><text:span text:style-name="T4">Challenge:</text:span></text:p>
        <text:p text:style-name="P8"><text:span text:style-name="T4">Balancing general-purpose design with application-specific optimization.</text:span></text:p>
        <text:p text:style-name="P8"><text:span text:style-name="T4">10. Potential Solutions</text:span></text:p>
        <text:p text:style-name="P8"><text:span text:style-name="T4">Challenge<text:tab/>Solution</text:span></text:p>
        <text:p text:style-name="P8"><text:span text:style-name="T4">Architectural Complexity<text:tab/>Use modular, layered design principles with standardized interfaces.</text:span></text:p>
        <text:p text:style-name="P8"><text:span text:style-name="T4">Data Heterogeneity<text:tab/>Implement intermediate representations or ontologies for data integration.</text:span></text:p>
        <text:p text:style-name="P8"><text:span text:style-name="T4">Signal Degradation<text:tab/>Add error-correction layers and self-calibrating components.</text:span></text:p>
        <text:p text:style-name="P8"><text:span text:style-name="T4">Debugging Complexity<text:tab/>Use AI-based debugging tools to analyze system performance.</text:span></text:p>
        <text:p text:style-name="P8"><text:span text:style-name="T4">Hardware Limitations<text:tab/>Partner with hardware manufacturers for custom IC designs.</text:span></text:p>
        <text:p text:style-name="P8"><text:span text:style-name="T4">Cost<text:tab/>Leverage open-source tools and platforms for development.</text:span></text:p>
        <text:p text:style-name="P2"/>
        <text:p text:style-name="P2"/>
        <text:p text:style-name="P8"><text:span text:style-name="T4">What are potential ethical concerns here?</text:span></text:p>
        <text:p text:style-name="P8"><text:span text:style-name="T4">ChatGPT said:</text:span></text:p>
        <text:p text:style-name="P8"><text:span text:style-name="T4">ChatGPT</text:span></text:p>
        <text:p text:style-name="P8"><text:span text:style-name="T4">The integration of hybrid AI systems—especially those combining analog fuzzy logic, digital control, and AI-driven dynamic calibration—presents several ethical concerns. These arise from the potential misuse, unintended consequences, or societal impacts of deploying such systems. Here’s a detailed breakdown:</text:span></text:p>
        <text:p text:style-name="P2"/>
        <text:p text:style-name="P8"><text:span text:style-name="T4">1. Accountability and Explainability</text:span></text:p>
        <text:p text:style-name="P8"><text:span text:style-name="T4">1.1 Lack of Transparency</text:span></text:p>
        <text:p text:style-name="P8"><text:span text:style-name="T4">Concern: Hybrid AI systems combine subsymbolic (e.g., neural networks) and symbolic logic, making their decision-making processes difficult to interpret.</text:span></text:p>
        <text:p text:style-name="P8"><text:span text:style-name="T4">Example: If a hybrid system misclassifies an input or produces an erroneous result, determining whether the analog, digital, or AI component was at fault can be challenging.</text:span></text:p>
        <text:p text:style-name="P8"><text:span text:style-name="T4">Ethical Implication:</text:span></text:p>
        <text:p text:style-name="P8"><text:span text:style-name="T4">Difficulty in auditing and justifying decisions in critical applications like healthcare or autonomous systems.</text:span></text:p>
        <text:p text:style-name="P8"><text:span text:style-name="T4">Stakeholders may not understand or trust the system’s outputs.</text:span></text:p>
        <text:p text:style-name="P8"><text:span text:style-name="T4">1.2 Accountability</text:span></text:p>
        <text:p text:style-name="P8"><text:span text:style-name="T4">Concern: Who is responsible for the decisions made by a system with self-calibrating, AI-controlled logic?</text:span></text:p>
        <text:p text:style-name="P8"><text:span text:style-name="T4">Example: If a system fails in a high-stakes environment (e.g., industrial automation or medical devices), it may not be clear whether the fault lies with the designers, operators, or the system itself.</text:span></text:p>
        <text:p text:style-name="P8"><text:span text:style-name="T4">Ethical Implication:</text:span></text:p>
        <text:p text:style-name="P8"><text:span text:style-name="T4">Ambiguity in assigning blame for errors or accidents.</text:span></text:p>
        <text:p text:style-name="P8"><text:span text:style-name="T4">Difficulty in pursuing legal or financial redress.</text:span></text:p>
        <text:p text:style-name="P8"><text:span text:style-name="T4">2. Bias and Fairness</text:span></text:p>
        <text:p text:style-name="P8"><text:span text:style-name="T4">2.1 Inherited Bias</text:span></text:p>
        <text:p text:style-name="P8"><text:span text:style-name="T4">Concern: Hybrid systems may inherit biases from their training data, AI algorithms, or symbolic rules.</text:span></text:p>
        <text:p text:style-name="P8"><text:span text:style-name="T4">Example: A system controlling fuzzy logic gates for decision-making might prioritize certain inputs over others based on biased weights or configurations.</text:span></text:p>
        <text:p text:style-name="P8"><text:soft-page-break/><text:span text:style-name="T4">Ethical Implication:</text:span></text:p>
        <text:p text:style-name="P8"><text:span text:style-name="T4">Unfair treatment of specific groups in applications like hiring, loan approval, or law enforcement.</text:span></text:p>
        <text:p text:style-name="P8"><text:span text:style-name="T4">2.2 Amplification of Bias</text:span></text:p>
        <text:p text:style-name="P8"><text:span text:style-name="T4">Concern: Analog components introduce noise and drift, which could inadvertently amplify biases in the system.</text:span></text:p>
        <text:p text:style-name="P8"><text:span text:style-name="T4">Example: An AI-driven weight adjustment might favor one signal disproportionately due to miscalibration or environmental factors.</text:span></text:p>
        <text:p text:style-name="P8"><text:span text:style-name="T4">Ethical Implication:</text:span></text:p>
        <text:p text:style-name="P8"><text:span text:style-name="T4">Risk of reinforcing systemic inequalities or discriminatory practices.</text:span></text:p>
        <text:p text:style-name="P8"><text:span text:style-name="T4">3. Autonomy and Control</text:span></text:p>
        <text:p text:style-name="P8"><text:span text:style-name="T4">3.1 Loss of Human Oversight</text:span></text:p>
        <text:p text:style-name="P8"><text:span text:style-name="T4">Concern: AI-controlled systems that dynamically adjust weights and logic might act unpredictably without sufficient human oversight.</text:span></text:p>
        <text:p text:style-name="P8"><text:span text:style-name="T4">Example: A self-calibrating system could prioritize efficiency over safety in critical scenarios, such as autonomous vehicles or medical equipment.</text:span></text:p>
        <text:p text:style-name="P8"><text:span text:style-name="T4">Ethical Implication:</text:span></text:p>
        <text:p text:style-name="P8"><text:span text:style-name="T4">Potential for harm if human operators are unable to intervene or override decisions in real time.</text:span></text:p>
        <text:p text:style-name="P8"><text:span text:style-name="T4">3.2 Autonomy vs. Responsibility</text:span></text:p>
        <text:p text:style-name="P8"><text:span text:style-name="T4">Concern: Highly autonomous systems blur the lines between human and machine responsibility.</text:span></text:p>
        <text:p text:style-name="P8"><text:span text:style-name="T4">Example: A hybrid AI system in industrial automation might bypass safeguards to achieve optimization goals.</text:span></text:p>
        <text:p text:style-name="P8"><text:span text:style-name="T4">Ethical Implication:</text:span></text:p>
        <text:p text:style-name="P8"><text:span text:style-name="T4">Raises questions about how much autonomy should be granted and under what conditions.</text:span></text:p>
        <text:p text:style-name="P8"><text:span text:style-name="T4">4. Privacy and Data Security</text:span></text:p>
        <text:p text:style-name="P8"><text:span text:style-name="T4">4.1 Sensitive Data Handling</text:span></text:p>
        <text:p text:style-name="P8"><text:span text:style-name="T4">Concern: Hybrid systems often process sensitive data (e.g., medical, financial, or personal) for real-time decision-making.</text:span></text:p>
        <text:p text:style-name="P8"><text:span text:style-name="T4">Example: A system analyzing health data for logic calibration might expose private information if improperly secured.</text:span></text:p>
        <text:p text:style-name="P8"><text:span text:style-name="T4">Ethical Implication:</text:span></text:p>
        <text:p text:style-name="P8"><text:span text:style-name="T4">Risk of data breaches or misuse, compromising individual privacy.</text:span></text:p>
        <text:p text:style-name="P8"><text:span text:style-name="T4">4.2 Analog Signal Vulnerabilities</text:span></text:p>
        <text:p text:style-name="P8"><text:span text:style-name="T4">Concern: Analog components are more susceptible to interference, which could be exploited for data extraction or manipulation.</text:span></text:p>
        <text:p text:style-name="P8"><text:span text:style-name="T4">Example: An attacker could introduce noise into a system to compromise its outputs or extract sensitive information from signal patterns.</text:span></text:p>
        <text:p text:style-name="P8"><text:span text:style-name="T4">Ethical Implication:</text:span></text:p>
        <text:p text:style-name="P8"><text:span text:style-name="T4">Increased risk of malicious attacks on hybrid systems.</text:span></text:p>
        <text:p text:style-name="P8"><text:span text:style-name="T4">5. Inequality and Access</text:span></text:p>
        <text:p text:style-name="P8"><text:span text:style-name="T4">5.1 Unequal Access</text:span></text:p>
        <text:p text:style-name="P8"><text:span text:style-name="T4">Concern: The development and deployment of hybrid AI systems may favor wealthy organizations or nations.</text:span></text:p>
        <text:p text:style-name="P8"><text:span text:style-name="T4">Example: Expensive analog-digital hybrid hardware might only be accessible to large corporations or governments.</text:span></text:p>
        <text:p text:style-name="P8"><text:span text:style-name="T4">Ethical Implication:</text:span></text:p>
        <text:p text:style-name="P8"><text:span text:style-name="T4">Exacerbation of the digital divide, leaving smaller organizations or underprivileged communities behind.</text:span></text:p>
        <text:p text:style-name="P8"><text:span text:style-name="T4">5.2 Concentration of Power</text:span></text:p>
        <text:p text:style-name="P8"><text:span text:style-name="T4">Concern: Organizations controlling advanced hybrid systems may gain disproportionate influence over industries or society.</text:span></text:p>
        <text:p text:style-name="P8"><text:span text:style-name="T4">Example: A company deploying hybrid AI in healthcare might monopolize treatment algorithms.</text:span></text:p>
        <text:p text:style-name="P8"><text:span text:style-name="T4">Ethical Implication:</text:span></text:p>
        <text:p text:style-name="P8"><text:span text:style-name="T4">Reduced competition and potential abuse of power.</text:span></text:p>
        <text:p text:style-name="P8"><text:span text:style-name="T4">6. Environmental Impact</text:span></text:p>
        <text:p text:style-name="P8"><text:span text:style-name="T4">6.1 Resource Consumption</text:span></text:p>
        <text:p text:style-name="P8"><text:soft-page-break/><text:span text:style-name="T4">Concern: Hybrid systems may require specialized components, such as VCAs and high-resolution ADCs, which have high manufacturing costs and environmental footprints.</text:span></text:p>
        <text:p text:style-name="P8"><text:span text:style-name="T4">Example: Scaling hybrid AI for large systems could lead to increased electronic waste.</text:span></text:p>
        <text:p text:style-name="P8"><text:span text:style-name="T4">Ethical Implication:</text:span></text:p>
        <text:p text:style-name="P8"><text:span text:style-name="T4">Potential conflict with sustainability goals.</text:span></text:p>
        <text:p text:style-name="P8"><text:span text:style-name="T4">6.2 Energy Efficiency</text:span></text:p>
        <text:p text:style-name="P8"><text:span text:style-name="T4">Concern: While analog computation is energy-efficient, combining it with power-intensive AI processors could offset these benefits.</text:span></text:p>
        <text:p text:style-name="P8"><text:span text:style-name="T4">Example: An edge AI system with high computational loads might consume more power than a purely analog or digital alternative.</text:span></text:p>
        <text:p text:style-name="P8"><text:span text:style-name="T4">Ethical Implication:</text:span></text:p>
        <text:p text:style-name="P8"><text:span text:style-name="T4">Need for balancing performance with environmental responsibility.</text:span></text:p>
        <text:p text:style-name="P8"><text:span text:style-name="T4">7. Safety and Reliability</text:span></text:p>
        <text:p text:style-name="P8"><text:span text:style-name="T4">7.1 System Failures</text:span></text:p>
        <text:p text:style-name="P8"><text:span text:style-name="T4">Concern: Analog components are prone to drift and noise, which could lead to unexpected failures in hybrid systems.</text:span></text:p>
        <text:p text:style-name="P8"><text:span text:style-name="T4">Example: A hybrid system used in aviation might fail due to temperature-induced analog signal degradation.</text:span></text:p>
        <text:p text:style-name="P8"><text:span text:style-name="T4">Ethical Implication:</text:span></text:p>
        <text:p text:style-name="P8"><text:span text:style-name="T4">Risk to human safety in critical applications.</text:span></text:p>
        <text:p text:style-name="P8"><text:span text:style-name="T4">7.2 Adversarial Exploits</text:span></text:p>
        <text:p text:style-name="P8"><text:span text:style-name="T4">Concern: Hybrid systems may be vulnerable to adversarial attacks targeting their analog or AI components.</text:span></text:p>
        <text:p text:style-name="P8"><text:span text:style-name="T4">Example: Injecting noise or perturbations into the analog signal path to manipulate outputs.</text:span></text:p>
        <text:p text:style-name="P8"><text:span text:style-name="T4">Ethical Implication:</text:span></text:p>
        <text:p text:style-name="P8"><text:span text:style-name="T4">Security vulnerabilities could lead to harmful consequences.</text:span></text:p>
        <text:p text:style-name="P8"><text:span text:style-name="T4">8. Societal Implications</text:span></text:p>
        <text:p text:style-name="P8"><text:span text:style-name="T4">8.1 Dependence on Automation</text:span></text:p>
        <text:p text:style-name="P8"><text:span text:style-name="T4">Concern: Over-reliance on hybrid AI systems could reduce human involvement in critical decision-making.</text:span></text:p>
        <text:p text:style-name="P8"><text:span text:style-name="T4">Example: Automating healthcare diagnostics might lead to reduced oversight by medical professionals.</text:span></text:p>
        <text:p text:style-name="P8"><text:span text:style-name="T4">Ethical Implication:</text:span></text:p>
        <text:p text:style-name="P8"><text:span text:style-name="T4">Loss of human judgment in areas requiring empathy and moral reasoning.</text:span></text:p>
        <text:p text:style-name="P8"><text:span text:style-name="T4">8.2 Impact on Employment</text:span></text:p>
        <text:p text:style-name="P8"><text:span text:style-name="T4">Concern: Automation powered by hybrid AI could displace workers in industries like manufacturing, logistics, or healthcare.</text:span></text:p>
        <text:p text:style-name="P8"><text:span text:style-name="T4">Example: A hybrid AI-controlled production line replacing manual labor.</text:span></text:p>
        <text:p text:style-name="P8"><text:span text:style-name="T4">Ethical Implication:</text:span></text:p>
        <text:p text:style-name="P8"><text:span text:style-name="T4">Economic inequality and social disruption due to job displacement.</text:span></text:p>
        <text:p text:style-name="P8"><text:span text:style-name="T4">Mitigation Strategies</text:span></text:p>
        <text:p text:style-name="P8"><text:span text:style-name="T4">Ethical Concern<text:tab/>Mitigation Strategy</text:span></text:p>
        <text:p text:style-name="P8"><text:span text:style-name="T4">Lack of Explainability<text:tab/>Develop interpretable models and tools to visualize decision processes.</text:span></text:p>
        <text:p text:style-name="P8"><text:span text:style-name="T4">Accountability<text:tab/>Establish clear guidelines for assigning responsibility for system errors.</text:span></text:p>
        <text:p text:style-name="P8"><text:span text:style-name="T4">Bias and Fairness<text:tab/>Use diverse training data and bias-detection algorithms.</text:span></text:p>
        <text:p text:style-name="P8"><text:span text:style-name="T4">Privacy and Security<text:tab/>Implement robust encryption and secure analog signal paths.</text:span></text:p>
        <text:p text:style-name="P8"><text:span text:style-name="T4">Environmental Impact<text:tab/>Design energy-efficient systems and recycle obsolete components.</text:span></text:p>
        <text:p text:style-name="P8"><text:span text:style-name="T4">Safety and Reliability<text:tab/>Regularly test and validate systems under varied conditions.</text:span></text:p>
        <text:p text:style-name="P8"><text:span text:style-name="T4">Dependence on Automation<text:tab/>Maintain human oversight and involve experts in decision-making loops.</text:span></text:p>
        <text:p text:style-name="P2"/>
        <text:p text:style-name="P2"/>
        <text:p text:style-name="P2"><text:soft-page-break/></text:p>
        <text:p text:style-name="P8"><text:span text:style-name="T4">How can we address these concerns?</text:span></text:p>
        <text:p text:style-name="P8"><text:span text:style-name="T4">ChatGPT said:</text:span></text:p>
        <text:p text:style-name="P8"><text:span text:style-name="T4">ChatGPT</text:span></text:p>
        <text:p text:style-name="P8"><text:span text:style-name="T4">Addressing ethical concerns in hybrid AI systems requires a proactive, multidisciplinary approach that combines technical solutions, regulatory compliance, and human-centered design principles. Here's how you can effectively mitigate the challenges:</text:span></text:p>
        <text:p text:style-name="P2"/>
        <text:p text:style-name="P8"><text:span text:style-name="T4">1. Enhancing Explainability and Accountability</text:span></text:p>
        <text:p text:style-name="P8"><text:span text:style-name="T4">1.1 Interpretable Models</text:span></text:p>
        <text:p text:style-name="P8"><text:span text:style-name="T4">Use explainable AI (XAI) techniques to make hybrid AI systems transparent:</text:span></text:p>
        <text:p text:style-name="P8"><text:span text:style-name="T4">Visualization Tools: Graphically represent how fuzzy weights and digital controls influence outputs.</text:span></text:p>
        <text:p text:style-name="P8"><text:span text:style-name="T4">Rule Extraction: Translate decisions made by neural networks into symbolic rules for better understanding.</text:span></text:p>
        <text:p text:style-name="P8"><text:span text:style-name="T4">1.2 Layered Auditing</text:span></text:p>
        <text:p text:style-name="P8"><text:span text:style-name="T4">Develop systems with layered accountability:</text:span></text:p>
        <text:p text:style-name="P8"><text:span text:style-name="T4">Record inputs, intermediate steps (e.g., weight adjustments), and final outputs for traceability.</text:span></text:p>
        <text:p text:style-name="P8"><text:span text:style-name="T4">Implement logging at each component level (analog gates, digital controllers, AI algorithms).</text:span></text:p>
        <text:p text:style-name="P8"><text:span text:style-name="T4">1.3 Shared Responsibility</text:span></text:p>
        <text:p text:style-name="P8"><text:span text:style-name="T4">Establish clear guidelines for:</text:span></text:p>
        <text:p text:style-name="P8"><text:span text:style-name="T4">Developers: Ensure robust design and testing.</text:span></text:p>
        <text:p text:style-name="P8"><text:span text:style-name="T4">Operators: Train them to monitor and intervene when needed.</text:span></text:p>
        <text:p text:style-name="P8"><text:span text:style-name="T4">Organizations: Take responsibility for deployment impacts.</text:span></text:p>
        <text:p text:style-name="P8"><text:span text:style-name="T4">2. Mitigating Bias and Ensuring Fairness</text:span></text:p>
        <text:p text:style-name="P8"><text:span text:style-name="T4">2.1 Diverse Data and Training</text:span></text:p>
        <text:p text:style-name="P8"><text:span text:style-name="T4">Use diverse datasets for training AI models to minimize bias.</text:span></text:p>
        <text:p text:style-name="P8"><text:span text:style-name="T4">Regularly test the system on edge cases to identify and correct biases.</text:span></text:p>
        <text:p text:style-name="P8"><text:span text:style-name="T4">2.2 Real-Time Bias Detection</text:span></text:p>
        <text:p text:style-name="P8"><text:span text:style-name="T4">Integrate AI tools to monitor and flag biased behavior dynamically.</text:span></text:p>
        <text:p text:style-name="P8"><text:span text:style-name="T4">Example: Detect if certain inputs consistently dominate outputs in fuzzy logic gates.</text:span></text:p>
        <text:p text:style-name="P8"><text:span text:style-name="T4">2.3 Ethical Oversight</text:span></text:p>
        <text:p text:style-name="P8"><text:span text:style-name="T4">Form an ethics board or involve external auditors to regularly assess fairness in system outputs and configurations.</text:span></text:p>
        <text:p text:style-name="P8"><text:span text:style-name="T4">3. Balancing Autonomy and Oversight</text:span></text:p>
        <text:p text:style-name="P8"><text:span text:style-name="T4">3.1 Human-in-the-Loop Systems</text:span></text:p>
        <text:p text:style-name="P8"><text:span text:style-name="T4">Design systems that allow human operators to oversee and intervene:</text:span></text:p>
        <text:p text:style-name="P8"><text:span text:style-name="T4">Introduce override mechanisms for critical decisions.</text:span></text:p>
        <text:p text:style-name="P8"><text:span text:style-name="T4">Implement approval checkpoints in high-stakes applications (e.g., healthcare, defense).</text:span></text:p>
        <text:p text:style-name="P8"><text:span text:style-name="T4">3.2 Ethical Guidelines for Autonomy</text:span></text:p>
        <text:p text:style-name="P8"><text:span text:style-name="T4">Define clear boundaries for system autonomy:</text:span></text:p>
        <text:p text:style-name="P8"><text:span text:style-name="T4">Specify tasks that require human approval.</text:span></text:p>
        <text:p text:style-name="P8"><text:span text:style-name="T4">Limit autonomous operation to areas with minimal ethical risk.</text:span></text:p>
        <text:p text:style-name="P8"><text:span text:style-name="T4">4. Protecting Privacy and Data Security</text:span></text:p>
        <text:p text:style-name="P8"><text:span text:style-name="T4">4.1 Data Encryption</text:span></text:p>
        <text:p text:style-name="P8"><text:span text:style-name="T4">Secure all data exchanged between analog and digital components with robust encryption protocols (e.g., AES, RSA).</text:span></text:p>
        <text:p text:style-name="P8"><text:span text:style-name="T4">Encrypt communication in SPI/I²C buses where AI processes sensitive data.</text:span></text:p>
        <text:p text:style-name="P8"><text:soft-page-break/><text:span text:style-name="T4">4.2 Analog Signal Shielding</text:span></text:p>
        <text:p text:style-name="P8"><text:span text:style-name="T4">Physically shield analog signal paths to prevent electromagnetic interference or tampering.</text:span></text:p>
        <text:p text:style-name="P8"><text:span text:style-name="T4">Use differential signaling (e.g., RS485, LVDS) for secure and noise-resistant communication.</text:span></text:p>
        <text:p text:style-name="P8"><text:span text:style-name="T4">4.3 Privacy-By-Design</text:span></text:p>
        <text:p text:style-name="P8"><text:span text:style-name="T4">Implement data anonymization techniques to ensure that personal information processed by the system cannot be traced back to individuals.</text:span></text:p>
        <text:p text:style-name="P8"><text:span text:style-name="T4">5. Promoting Accessibility and Fair Access</text:span></text:p>
        <text:p text:style-name="P8"><text:span text:style-name="T4">5.1 Open-Source Initiatives</text:span></text:p>
        <text:p text:style-name="P8"><text:span text:style-name="T4">Release parts of the system design (e.g., firmware, AI control algorithms) as open-source to encourage widespread adoption and cost reduction.</text:span></text:p>
        <text:p text:style-name="P8"><text:span text:style-name="T4">5.2 Cost-Effective Hardware</text:span></text:p>
        <text:p text:style-name="P8"><text:span text:style-name="T4">Focus on designing cost-efficient hardware by:</text:span></text:p>
        <text:p text:style-name="P8"><text:span text:style-name="T4">Using commonly available components.</text:span></text:p>
        <text:p text:style-name="P8"><text:span text:style-name="T4">Reducing reliance on specialized, expensive analog ICs through efficient PCB design.</text:span></text:p>
        <text:p text:style-name="P8"><text:span text:style-name="T4">5.3 Partnerships</text:span></text:p>
        <text:p text:style-name="P8"><text:span text:style-name="T4">Collaborate with NGOs, academic institutions, and startups to ensure accessibility in underrepresented regions or sectors.</text:span></text:p>
        <text:p text:style-name="P8"><text:span text:style-name="T4">6. Minimizing Environmental Impact</text:span></text:p>
        <text:p text:style-name="P8"><text:span text:style-name="T4">6.1 Efficient Power Management</text:span></text:p>
        <text:p text:style-name="P8"><text:span text:style-name="T4">Optimize power usage by:</text:span></text:p>
        <text:p text:style-name="P8"><text:span text:style-name="T4">Employing low-power components like VCAs and DACs with minimal overhead.</text:span></text:p>
        <text:p text:style-name="P8"><text:span text:style-name="T4">Designing smart sleep modes for idle hardware.</text:span></text:p>
        <text:p text:style-name="P8"><text:span text:style-name="T4">Use edge AI processors with high energy efficiency (e.g., Google Coral, NVIDIA Jetson Nano).</text:span></text:p>
        <text:p text:style-name="P8"><text:span text:style-name="T4">6.2 Sustainable Hardware Design</text:span></text:p>
        <text:p text:style-name="P8"><text:span text:style-name="T4">Use recyclable materials in PCB manufacturing.</text:span></text:p>
        <text:p text:style-name="P8"><text:span text:style-name="T4">Partner with companies specializing in electronics recycling to repurpose old or obsolete components.</text:span></text:p>
        <text:p text:style-name="P8"><text:span text:style-name="T4">6.3 Simulation-Driven Optimization</text:span></text:p>
        <text:p text:style-name="P8"><text:span text:style-name="T4">Simulate the entire system before deployment to reduce unnecessary iterations in hardware and software development.</text:span></text:p>
        <text:p text:style-name="P8"><text:span text:style-name="T4">7. Improving Safety and Reliability</text:span></text:p>
        <text:p text:style-name="P8"><text:span text:style-name="T4">7.1 Fault Tolerance</text:span></text:p>
        <text:p text:style-name="P8"><text:span text:style-name="T4">Design for fault-tolerant operation:</text:span></text:p>
        <text:p text:style-name="P8"><text:span text:style-name="T4">Use redundant components to ensure continuous operation in case of failures.</text:span></text:p>
        <text:p text:style-name="P8"><text:span text:style-name="T4">Add error-detection circuits to monitor and correct deviations in analog signals.</text:span></text:p>
        <text:p text:style-name="P8"><text:span text:style-name="T4">7.2 Regular Validation</text:span></text:p>
        <text:p text:style-name="P8"><text:span text:style-name="T4">Perform rigorous testing under real-world conditions:</text:span></text:p>
        <text:p text:style-name="P8"><text:span text:style-name="T4">Test the system at varying temperatures, humidity levels, and noise conditions.</text:span></text:p>
        <text:p text:style-name="P8"><text:span text:style-name="T4">Implement a continuous feedback loop to monitor and adapt the system during operation.</text:span></text:p>
        <text:p text:style-name="P8"><text:span text:style-name="T4">7.3 Security Hardening</text:span></text:p>
        <text:p text:style-name="P8"><text:span text:style-name="T4">Use adversarial testing to identify vulnerabilities in AI models and analog signal paths.</text:span></text:p>
        <text:p text:style-name="P8"><text:span text:style-name="T4">Implement secure bootloaders and firmware updates to prevent unauthorized system modifications.</text:span></text:p>
        <text:p text:style-name="P8"><text:span text:style-name="T4">8. Encouraging Ethical Oversight</text:span></text:p>
        <text:p text:style-name="P8"><text:span text:style-name="T4">8.1 Compliance with Standards</text:span></text:p>
        <text:p text:style-name="P8"><text:span text:style-name="T4">Ensure the system complies with relevant ethical and safety standards, such as:</text:span></text:p>
        <text:p text:style-name="P8"><text:span text:style-name="T4">ISO/IEC 27001: For data security.</text:span></text:p>
        <text:p text:style-name="P8"><text:span text:style-name="T4">ISO 9001: For quality management.</text:span></text:p>
        <text:p text:style-name="P8"><text:soft-page-break/><text:span text:style-name="T4">IEEE 7000 Series: For AI ethics.</text:span></text:p>
        <text:p text:style-name="P8"><text:span text:style-name="T4">8.2 Transparency in Development</text:span></text:p>
        <text:p text:style-name="P8"><text:span text:style-name="T4">Publish white papers or documentation outlining:</text:span></text:p>
        <text:p text:style-name="P8"><text:span text:style-name="T4">Design principles.</text:span></text:p>
        <text:p text:style-name="P8"><text:span text:style-name="T4">Ethical considerations.</text:span></text:p>
        <text:p text:style-name="P8"><text:span text:style-name="T4">Risk mitigation strategies.</text:span></text:p>
        <text:p text:style-name="P8"><text:span text:style-name="T4">8.3 Ethical Impact Assessments</text:span></text:p>
        <text:p text:style-name="P8"><text:span text:style-name="T4">Conduct regular assessments to evaluate:</text:span></text:p>
        <text:p text:style-name="P8"><text:span text:style-name="T4">Potential societal impacts.</text:span></text:p>
        <text:p text:style-name="P8"><text:span text:style-name="T4">Risks to individuals and groups.</text:span></text:p>
        <text:p text:style-name="P8"><text:span text:style-name="T4">Benefits and drawbacks of deployment.</text:span></text:p>
        <text:p text:style-name="P8"><text:span text:style-name="T4">9. Encouraging Societal Benefits</text:span></text:p>
        <text:p text:style-name="P8"><text:span text:style-name="T4">9.1 Augmenting, Not Replacing, Humans</text:span></text:p>
        <text:p text:style-name="P8"><text:span text:style-name="T4">Design hybrid systems to augment human capabilities rather than replace them.</text:span></text:p>
        <text:p text:style-name="P8"><text:span text:style-name="T4">Example: Use the system in decision support roles where human judgment is crucial.</text:span></text:p>
        <text:p text:style-name="P8"><text:span text:style-name="T4">9.2 Addressing Workforce Displacement</text:span></text:p>
        <text:p text:style-name="P8"><text:span text:style-name="T4">Collaborate with industries and governments to:</text:span></text:p>
        <text:p text:style-name="P8"><text:span text:style-name="T4">Retrain workers for roles in maintaining, managing, and extending hybrid systems.</text:span></text:p>
        <text:p text:style-name="P8"><text:span text:style-name="T4">Create jobs in system design, deployment, and monitoring.</text:span></text:p>
        <text:p text:style-name="P8"><text:span text:style-name="T4">9.3 Inclusive Design</text:span></text:p>
        <text:p text:style-name="P8"><text:span text:style-name="T4">Involve diverse stakeholders (e.g., ethicists, domain experts, end users) in the design process to ensure the system addresses a wide range of needs and concerns.</text:span></text:p>
        <text:p text:style-name="P8"><text:span text:style-name="T4">10. Implementing a Governance Framework</text:span></text:p>
        <text:p text:style-name="P8"><text:span text:style-name="T4">Establish a governance framework to ensure ethical compliance throughout the system lifecycle:</text:span></text:p>
        <text:p text:style-name="P8"><text:span text:style-name="T4">Design Stage:</text:span></text:p>
        <text:p text:style-name="P8"><text:span text:style-name="T4">Include ethics reviews as part of the system design approval process.</text:span></text:p>
        <text:p text:style-name="P8"><text:span text:style-name="T4">Development Stage:</text:span></text:p>
        <text:p text:style-name="P8"><text:span text:style-name="T4">Conduct frequent audits to verify adherence to ethical standards.</text:span></text:p>
        <text:p text:style-name="P8"><text:span text:style-name="T4">Deployment Stage:</text:span></text:p>
        <text:p text:style-name="P8"><text:span text:style-name="T4">Provide mechanisms for end users to report issues and request changes.</text:span></text:p>
        <text:p text:style-name="P8"><text:span text:style-name="T4">Post-Deployment:</text:span></text:p>
        <text:p text:style-name="P8"><text:span text:style-name="T4">Monitor system behavior continuously and update to address emerging risks.</text:span></text:p>
        <text:p text:style-name="P8"><text:span text:style-name="T4">Summary of Key Solutions</text:span></text:p>
        <text:p text:style-name="P8"><text:span text:style-name="T4">Concern<text:tab/>Solution</text:span></text:p>
        <text:p text:style-name="P8"><text:span text:style-name="T4">Explainability<text:tab/>Use XAI techniques, interpretable models, and clear documentation.</text:span></text:p>
        <text:p text:style-name="P8"><text:span text:style-name="T4">Accountability<text:tab/>Implement layered auditing and shared responsibility guidelines.</text:span></text:p>
        <text:p text:style-name="P8"><text:span text:style-name="T4">Bias and Fairness<text:tab/>Use diverse training data and real-time bias detection tools.</text:span></text:p>
        <text:p text:style-name="P8"><text:span text:style-name="T4">Privacy and Security<text:tab/>Encrypt data, shield signals, and adopt privacy-by-design principles.</text:span></text:p>
        <text:p text:style-name="P8"><text:span text:style-name="T4">Environmental Impact<text:tab/>Optimize power usage and use recyclable materials in hardware design.</text:span></text:p>
        <text:p text:style-name="P8"><text:span text:style-name="T4">Safety and Reliability<text:tab/>Design fault-tolerant systems with regular validation and error correction.</text:span></text:p>
        <text:p text:style-name="P8"><text:span text:style-name="T4">Workforce Displacement<text:tab/>Retrain workers and focus on human-augmenting roles for the system.</text:span></text:p>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8"><text:span text:style-name="T4">Can we simulate fuzzy logic performance?</text:span></text:p>
        <text:p text:style-name="P2"/>
        <text:p text:style-name="P8"><text:span text:style-name="T4">Yes, you can simulate fuzzy logic performance using software tools and frameworks that support analog or mixed-signal simulations. Here's how you can go about it:</text:span></text:p>
        <text:p text:style-name="P2"/>
        <text:p text:style-name="P8"><text:span text:style-name="T4">1. Tools for Simulating Fuzzy Logic</text:span></text:p>
        <text:p text:style-name="P8"><text:span text:style-name="T4">Several software platforms allow you to design, test, and analyze fuzzy logic systems. Depending on your goals (analog simulation, signal processing, or fuzzy decision-making), here are the best options:</text:span></text:p>
        <text:p text:style-name="P2"/>
        <text:p text:style-name="P8"><text:span text:style-name="T4">Analog/Mixed-Signal Circuit Simulators</text:span></text:p>
        <text:p text:style-name="P8"><text:span text:style-name="T4">LTspice (Linear Technology):</text:span></text:p>
        <text:p text:style-name="P2"/>
        <text:p text:style-name="P8"><text:span text:style-name="T4">Free, widely used circuit simulation software.</text:span></text:p>
        <text:p text:style-name="P8"><text:span text:style-name="T4">Supports modeling of analog circuits with custom components like VCAs, multiplexers, and fuzzy gates.</text:span></text:p>
        <text:p text:style-name="P8"><text:span text:style-name="T4">You can define your NAND gates, NOT gates, and fuzzy configurations using standard components like operational amplifiers and resistors.</text:span></text:p>
        <text:p text:style-name="P8"><text:span text:style-name="T4">Best For: Testing analog implementations of fuzzy logic gates.</text:span></text:p>
        <text:p text:style-name="P8"><text:span text:style-name="T4">Multisim (NI):</text:span></text:p>
        <text:p text:style-name="P2"/>
        <text:p text:style-name="P8"><text:span text:style-name="T4">User-friendly circuit simulation environment.</text:span></text:p>
        <text:p text:style-name="P8"><text:span text:style-name="T4">Allows you to simulate both digital and analog circuits.</text:span></text:p>
        <text:p text:style-name="P8"><text:span text:style-name="T4">Ideal for more visually interactive fuzzy logic designs.</text:span></text:p>
        <text:p text:style-name="P8"><text:span text:style-name="T4">Best For: Educational or prototyping purposes with mixed signals.</text:span></text:p>
        <text:p text:style-name="P8"><text:span text:style-name="T4">PSIM (Powersim):</text:span></text:p>
        <text:p text:style-name="P2"/>
        <text:p text:style-name="P8"><text:span text:style-name="T4">Great for power electronics and control system simulations.</text:span></text:p>
        <text:p text:style-name="P8"><text:span text:style-name="T4">Offers tools for fuzzy control system design.</text:span></text:p>
        <text:p text:style-name="P8"><text:span text:style-name="T4">Best For: Fuzzy logic in control systems (e.g., fuzzy PID controllers).</text:span></text:p>
        <text:p text:style-name="P8"><text:span text:style-name="T4">PSpice (Cadence):</text:span></text:p>
        <text:p text:style-name="P2"/>
        <text:p text:style-name="P8"><text:span text:style-name="T4">Advanced circuit simulation software.</text:span></text:p>
        <text:p text:style-name="P8"><text:span text:style-name="T4">Excellent for detailed analysis of fuzzy gate signal behavior.</text:span></text:p>
        <text:p text:style-name="P8"><text:span text:style-name="T4">Best For: High-precision simulations with custom circuit elements.</text:span></text:p>
        <text:p text:style-name="P8"><text:span text:style-name="T4">Fuzzy Logic-Specific Tools</text:span></text:p>
        <text:p text:style-name="P8"><text:span text:style-name="T4">MATLAB/Simulink (MathWorks):</text:span></text:p>
        <text:p text:style-name="P2"/>
        <text:p text:style-name="P8"><text:soft-page-break/><text:span text:style-name="T4">Offers a dedicated Fuzzy Logic Toolbox.</text:span></text:p>
        <text:p text:style-name="P8"><text:span text:style-name="T4">You can model fuzzy logic controllers and systems with simple drag-and-drop functionality.</text:span></text:p>
        <text:p text:style-name="P8"><text:span text:style-name="T4">Simulink allows you to integrate fuzzy logic with real-world systems for co-simulation with hardware like Arduino, ESP32, or STM32.</text:span></text:p>
        <text:p text:style-name="P8"><text:span text:style-name="T4">Best For: Testing and refining fuzzy logic algorithms.</text:span></text:p>
        <text:p text:style-name="P8"><text:span text:style-name="T4">SciPy/Python:</text:span></text:p>
        <text:p text:style-name="P2"/>
        <text:p text:style-name="P8"><text:span text:style-name="T4">Python libraries like scikit-fuzzy allow you to model and simulate fuzzy logic systems programmatically.</text:span></text:p>
        <text:p text:style-name="P8"><text:span text:style-name="T4">You can define membership functions, rules, and decision matrices for your fuzzy logic system.</text:span></text:p>
        <text:p text:style-name="P8"><text:span text:style-name="T4">Best For: Algorithmic fuzzy logic modeling and rapid prototyping.</text:span></text:p>
        <text:p text:style-name="P8"><text:span text:style-name="T4">LabVIEW (NI):</text:span></text:p>
        <text:p text:style-name="P2"/>
        <text:p text:style-name="P8"><text:span text:style-name="T4">Graphical programming for designing fuzzy logic controllers.</text:span></text:p>
        <text:p text:style-name="P8"><text:span text:style-name="T4">Ideal for hardware-in-the-loop (HIL) simulations.</text:span></text:p>
        <text:p text:style-name="P8"><text:span text:style-name="T4">Best For: Integration with physical hardware.</text:span></text:p>
        <text:p text:style-name="P8"><text:span text:style-name="T4">AI/ML Tools for Fuzzy Logic</text:span></text:p>
        <text:p text:style-name="P8"><text:span text:style-name="T4">Weka or PyCaret:</text:span></text:p>
        <text:p text:style-name="P2"/>
        <text:p text:style-name="P8"><text:span text:style-name="T4">Use fuzzy rules as part of machine learning workflows.</text:span></text:p>
        <text:p text:style-name="P8"><text:span text:style-name="T4">Can analyze and simulate fuzzy decision-making processes.</text:span></text:p>
        <text:p text:style-name="P8"><text:span text:style-name="T4">Best For: Combining fuzzy logic with AI algorithms.</text:span></text:p>
        <text:p text:style-name="P8"><text:span text:style-name="T4">TensorFlow or PyTorch:</text:span></text:p>
        <text:p text:style-name="P2"/>
        <text:p text:style-name="P8"><text:span text:style-name="T4">Can simulate fuzzy logic alongside neural networks for hybrid systems.</text:span></text:p>
        <text:p text:style-name="P8"><text:span text:style-name="T4">Best For: Advanced AI-fuzzy hybrid systems.</text:span></text:p>
        <text:p text:style-name="P8"><text:span text:style-name="T4">2. Steps to Simulate Fuzzy Logic Performance</text:span></text:p>
        <text:p text:style-name="P8"><text:span text:style-name="T4">Step 1: Define the Fuzzy Logic Gates</text:span></text:p>
        <text:p text:style-name="P8"><text:span text:style-name="T4">Create your NAND, NOT, and OR gates using analog or fuzzy logic principles.</text:span></text:p>
        <text:p text:style-name="P8"><text:span text:style-name="T4">Use SPICE-based tools to simulate these as analog circuits with continuous input/output signals.</text:span></text:p>
        <text:p text:style-name="P8"><text:span text:style-name="T4">Step 2: Build the Fuzzy Logic Controller</text:span></text:p>
        <text:p text:style-name="P8"><text:span text:style-name="T4">Define membership functions for inputs and outputs (e.g., Low, Medium, High).</text:span></text:p>
        <text:p text:style-name="P8"><text:span text:style-name="T4">Use fuzzy rules to relate inputs to outputs (e.g., If input1 is High AND input2 is Low, then output is Medium).</text:span></text:p>
        <text:p text:style-name="P8"><text:span text:style-name="T4">Step 3: Simulate in Tools</text:span></text:p>
        <text:p text:style-name="P8"><text:span text:style-name="T4">LTspice or Multisim: Simulate the circuit behavior of your fuzzy gates and observe analog outputs.</text:span></text:p>
        <text:p text:style-name="P8"><text:span text:style-name="T4">MATLAB/Simulink: Simulate the logic rules and check for correctness using various input ranges.</text:span></text:p>
        <text:p text:style-name="P8"><text:span text:style-name="T4">Python (scikit-fuzzy): Write code to simulate the system programmatically and plot the results.</text:span></text:p>
        <text:p text:style-name="P8"><text:span text:style-name="T4">Step 4: Evaluate the System</text:span></text:p>
        <text:p text:style-name="P8"><text:span text:style-name="T4">Measure how accurately the system behaves based on input fuzziness.</text:span></text:p>
        <text:p text:style-name="P8"><text:span text:style-name="T4">Plot input/output graphs to analyze transitions between Low, Medium, and High states.</text:span></text:p>
        <text:p text:style-name="P8"><text:span text:style-name="T4">Compare performance (e.g., precision, noise resilience) under varying input conditions.</text:span></text:p>
        <text:p text:style-name="P8"><text:span text:style-name="T4">3. Example Python Simulation</text:span></text:p>
        <text:p text:style-name="P8"><text:span text:style-name="T4">Here’s how you can simulate fuzzy logic behavior in Python using scikit-fuzzy:</text:span></text:p>
        <text:p text:style-name="P2"/>
        <text:p text:style-name="P8"><text:soft-page-break/><text:span text:style-name="T4">```python</text:span></text:p>
        <text:p text:style-name="P8"><text:span text:style-name="T4">import numpy as np</text:span></text:p>
        <text:p text:style-name="P8"><text:span text:style-name="T4">import skfuzzy as fuzz</text:span></text:p>
        <text:p text:style-name="P8"><text:span text:style-name="T4">from skfuzzy import control as ctrl</text:span></text:p>
        <text:p text:style-name="P2"/>
        <text:p text:style-name="P8"><text:span text:style-name="T4"># Define fuzzy input variables</text:span></text:p>
        <text:p text:style-name="P8"><text:span text:style-name="T4">input1 = ctrl.Antecedent(np.arange(0, 11, 1), 'Input1')</text:span></text:p>
        <text:p text:style-name="P8"><text:span text:style-name="T4">input2 = ctrl.Antecedent(np.arange(0, 11, 1), 'Input2')</text:span></text:p>
        <text:p text:style-name="P8"><text:span text:style-name="T4">output = ctrl.Consequent(np.arange(0, 11, 1), 'Output')</text:span></text:p>
        <text:p text:style-name="P2"/>
        <text:p text:style-name="P8"><text:span text:style-name="T4"># Define membership functions</text:span></text:p>
        <text:p text:style-name="P8"><text:span text:style-name="T4">input1['Low'] = fuzz.trimf(input1.universe, [0, 0, 5])</text:span></text:p>
        <text:p text:style-name="P8"><text:span text:style-name="T4">input1['High'] = fuzz.trimf(input1.universe, [5, 10, 10])</text:span></text:p>
        <text:p text:style-name="P8"><text:span text:style-name="T4">input2['Low'] = fuzz.trimf(input2.universe, [0, 0, 5])</text:span></text:p>
        <text:p text:style-name="P8"><text:span text:style-name="T4">input2['High'] = fuzz.trimf(input2.universe, [5, 10, 10])</text:span></text:p>
        <text:p text:style-name="P8"><text:span text:style-name="T4">output['Low'] = fuzz.trimf(output.universe, [0, 0, 5])</text:span></text:p>
        <text:p text:style-name="P8"><text:span text:style-name="T4">output['High'] = fuzz.trimf(output.universe, [5, 10, 10])</text:span></text:p>
        <text:p text:style-name="P2"/>
        <text:p text:style-name="P8"><text:span text:style-name="T4"># Define fuzzy rules</text:span></text:p>
        <text:p text:style-name="P8"><text:span text:style-name="T4">rule1 = ctrl.Rule(input1['Low'] &amp; input2['High'], output['Low'])</text:span></text:p>
        <text:p text:style-name="P8"><text:span text:style-name="T4">rule2 = ctrl.Rule(input1['High'] | input2['Low'], output['High'])</text:span></text:p>
        <text:p text:style-name="P2"/>
        <text:p text:style-name="P8"><text:span text:style-name="T4"># Build fuzzy control system</text:span></text:p>
        <text:p text:style-name="P8"><text:span text:style-name="T4">system = ctrl.ControlSystem([rule1, rule2])</text:span></text:p>
        <text:p text:style-name="P8"><text:span text:style-name="T4">simulation = ctrl.ControlSystemSimulation(system)</text:span></text:p>
        <text:p text:style-name="P2"/>
        <text:p text:style-name="P8"><text:span text:style-name="T4"># Test fuzzy logic system</text:span></text:p>
        <text:p text:style-name="P8"><text:span text:style-name="T4">simulation.input['Input1'] = 3</text:span></text:p>
        <text:p text:style-name="P8"><text:span text:style-name="T4">simulation.input['Input2'] = 7</text:span></text:p>
        <text:p text:style-name="P8"><text:span text:style-name="T4">simulation.compute()</text:span></text:p>
        <text:p text:style-name="P8"><text:span text:style-name="T4">print(f"Output: {simulation.output['Output']}")</text:span></text:p>
        <text:p text:style-name="P2"/>
        <text:p text:style-name="P8"><text:span text:style-name="T4"># Plot results</text:span></text:p>
        <text:p text:style-name="P8"><text:span text:style-name="T4">input1.view()</text:span></text:p>
        <text:p text:style-name="P8"><text:span text:style-name="T4">input2.view()</text:span></text:p>
        <text:p text:style-name="P8"><text:span text:style-name="T4">output.view(sim=simulation)</text:span></text:p>
        <text:p text:style-name="P8"><text:span text:style-name="T4">```</text:span></text:p>
        <text:p text:style-name="P2"/>
        <text:p text:style-name="P2"/>
        <text:p text:style-name="P8"><text:span text:style-name="T4">This will:</text:span></text:p>
        <text:p text:style-name="P2"/>
        <text:p text:style-name="P8"><text:span text:style-name="T4">Simulate fuzzy NAND-like behavior using rules.</text:span></text:p>
        <text:p text:style-name="P8"><text:soft-page-break/><text:span text:style-name="T4">Plot membership functions and outputs for analysis.</text:span></text:p>
        <text:p text:style-name="P8"><text:span text:style-name="T4">4. Real-World Testing</text:span></text:p>
        <text:p text:style-name="P8"><text:span text:style-name="T4">Once your simulation is complete, you can validate it using:</text:span></text:p>
        <text:p text:style-name="P2"/>
        <text:p text:style-name="P8"><text:span text:style-name="T4">Hardware-in-the-Loop (HIL): Use MATLAB/Simulink or Python with an ESP32 or STM32.</text:span></text:p>
        <text:p text:style-name="P8"><text:span text:style-name="T4">Analog Circuits: Test your gates in LTspice or PSpice and compare to the fuzzy logic rules.</text:span></text:p>
      </text:section>
      <text:section text:style-name="Sect3" text:name="Section4">
        <text:p text:style-name="P2"/>
        <text:p text:style-name="P2"/>
        <text:p text:style-name="P2"/>
        <text:p text:style-name="P2"/>
        <text:p text:style-name="P2"/>
      </text:section>
      <text:section text:style-name="Sect2" text:name="Section5">
        <text:p text:style-name="P1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ahnschrift" svg:font-family="Bahnschrift"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Bahnschrift1" svg:font-family="Bahnschrift"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zxx" fo:country="none"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zxx" fo:country="none"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80" meta:paragraph-count="6026" meta:word-count="41095" meta:character-count="283014" meta:non-whitespace-character-count="246704"/>
    <meta:generator>LibreOfficeDev/6.0.5.2$Linux_X86_64 LibreOffice_project/</meta:generator>
    <meta:user-defined meta:name="Info 1">Info 1</meta:user-defined>
    <meta:user-defined meta:name="Info 2">Info 2</meta:user-defined>
    <meta:user-defined meta:name="Info 3">Info 3</meta:user-defined>
    <meta:user-defined meta:name="Info 4">Info 4</meta:user-defined>
  </office:meta>
</office:document-meta>
</file>